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7.616cm"/>
    </style:style>
    <style:style style:name="co4" style:family="table-column">
      <style:table-column-properties fo:break-before="auto" style:column-width="9.26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351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372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641cm"/>
    </style:style>
    <style:style style:name="co15" style:family="table-column">
      <style:table-column-properties fo:break-before="auto" style:column-width="3.724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1.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D002-Remuneracao">
      <style:table-properties table:display="true" style:writing-mode="lr-tb"/>
    </style:style>
    <style:style style:name="ta2" style:family="table" style:master-page-name="PageStyle_5f_Mozart_20_Reports">
      <style:table-properties table:display="false" style:writing-mode="lr-tb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54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5396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002-Remunerac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number-columns-repeated="995" table:default-cell-style-name="Default"/>
        <table:table-row table:style-name="ro1">
          <table:table-cell table:style-name="ce2" office:value-type="string" calcext:value-type="string">
            <text:p>lotacao</text:p>
          </table:table-cell>
          <table:table-cell table:style-name="ce2" office:value-type="string" calcext:value-type="string">
            <text:p>matri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o</text:p>
          </table:table-cell>
          <table:table-cell table:style-name="ce5" office:value-type="string" calcext:value-type="string">
            <text:p>remuneracao</text:p>
          </table:table-cell>
          <table:table-cell table:style-name="ce5" office:value-type="string" calcext:value-type="string">
            <text:p>outras_verbas</text:p>
          </table:table-cell>
          <table:table-cell table:style-name="ce14" office:value-type="string" calcext:value-type="string">
            <text:p>fc_cc</text:p>
          </table:table-cell>
          <table:table-cell table:style-name="ce14" office:value-type="string" calcext:value-type="string">
            <text:p>gratificacao_natalina</text:p>
          </table:table-cell>
          <table:table-cell table:style-name="ce14" office:value-type="string" calcext:value-type="string">
            <text:p>terco_ferias</text:p>
          </table:table-cell>
          <table:table-cell table:style-name="ce14" office:value-type="string" calcext:value-type="string">
            <text:p>abono_permanencia</text:p>
          </table:table-cell>
          <table:table-cell table:style-name="ce5" office:value-type="string" calcext:value-type="string">
            <text:p>outras_remuneracoes_temporarias</text:p>
          </table:table-cell>
          <table:table-cell table:style-name="ce5" office:value-type="string" calcext:value-type="string">
            <text:p>verbas_indenizatorias</text:p>
          </table:table-cell>
          <table:table-cell table:style-name="ce5" office:value-type="string" calcext:value-type="string">
            <text:p>total_rendimentos</text:p>
          </table:table-cell>
          <table:table-cell table:style-name="ce5" office:value-type="string" calcext:value-type="string">
            <text:p>contribuicao_previdenciaria</text:p>
          </table:table-cell>
          <table:table-cell table:style-name="ce5" office:value-type="string" calcext:value-type="string">
            <text:p>irrf</text:p>
          </table:table-cell>
          <table:table-cell table:style-name="ce5" office:value-type="string" calcext:value-type="string">
            <text:p>abate_teto</text:p>
          </table:table-cell>
          <table:table-cell table:style-name="ce5" office:value-type="string" calcext:value-type="string">
            <text:p>total_descontos</text:p>
          </table:table-cell>
          <table:table-cell table:style-name="ce5" office:value-type="string" calcext:value-type="string">
            <text:p>rendimento_liquido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3753" calcext:value-type="float">
            <text:p>3753</text:p>
          </table:table-cell>
          <table:table-cell table:style-name="ce3" office:value-type="string" calcext:value-type="string">
            <text:p>ADA LELIS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-1939.81" calcext:value-type="float">
            <text:p>(R$1.93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1.1" calcext:value-type="float">
            <text:p>(R$2.691,10)</text:p>
          </table:table-cell>
          <table:table-cell table:style-name="ce6" office:value-type="float" office:value="10276.23" calcext:value-type="float">
            <text:p>R$10.276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.PRUDENTE</text:p>
          </table:table-cell>
          <table:table-cell table:style-name="ce4" office:value-type="float" office:value="3183" calcext:value-type="float">
            <text:p>3183</text:p>
          </table:table-cell>
          <table:table-cell table:style-name="ce3" office:value-type="string" calcext:value-type="string">
            <text:p>ADALBERTO ANDRIGHETTI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98.43" calcext:value-type="float">
            <text:p>R$17.298,43 </text:p>
          </table:table-cell>
          <table:table-cell table:style-name="ce6" office:value-type="float" office:value="-1458.6" calcext:value-type="float">
            <text:p>(R$1.458,60)</text:p>
          </table:table-cell>
          <table:table-cell table:style-name="ce6" office:value-type="float" office:value="-2884.22" calcext:value-type="float">
            <text:p>(R$2.884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42.82" calcext:value-type="float">
            <text:p>(R$4.342,82)</text:p>
          </table:table-cell>
          <table:table-cell table:style-name="ce6" office:value-type="float" office:value="12955.61" calcext:value-type="float">
            <text:p>R$12.955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4193" calcext:value-type="float">
            <text:p>4193</text:p>
          </table:table-cell>
          <table:table-cell table:style-name="ce3" office:value-type="string" calcext:value-type="string">
            <text:p>ADALBERTO BARRETO ANTONY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579.58" calcext:value-type="float">
            <text:p>R$15.579,58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64.13" calcext:value-type="float">
            <text:p>R$18.564,13 </text:p>
          </table:table-cell>
          <table:table-cell table:style-name="ce6" office:value-type="float" office:value="-1667.44" calcext:value-type="float">
            <text:p>(R$1.667,44)</text:p>
          </table:table-cell>
          <table:table-cell table:style-name="ce6" office:value-type="float" office:value="-3174.85" calcext:value-type="float">
            <text:p>(R$3.174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2.29" calcext:value-type="float">
            <text:p>(R$4.842,29)</text:p>
          </table:table-cell>
          <table:table-cell table:style-name="ce6" office:value-type="float" office:value="13721.84" calcext:value-type="float">
            <text:p>R$13.721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ANGELO</text:p>
          </table:table-cell>
          <table:table-cell table:style-name="ce4" office:value-type="float" office:value="17923" calcext:value-type="float">
            <text:p>17923</text:p>
          </table:table-cell>
          <table:table-cell table:style-name="ce3" office:value-type="string" calcext:value-type="string">
            <text:p>ADALBERTO LUIZ ANDRES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3420.78" calcext:value-type="float">
            <text:p>R$23.420,78 </text:p>
          </table:table-cell>
          <table:table-cell table:style-name="ce6" office:value-type="float" office:value="938.66" calcext:value-type="float">
            <text:p>R$938,6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359.44" calcext:value-type="float">
            <text:p>R$24.359,44 </text:p>
          </table:table-cell>
          <table:table-cell table:style-name="ce6" office:value-type="float" office:value="-2623.67" calcext:value-type="float">
            <text:p>(R$2.623,67)</text:p>
          </table:table-cell>
          <table:table-cell table:style-name="ce6" office:value-type="float" office:value="-5081.33" calcext:value-type="float">
            <text:p>(R$5.081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05" calcext:value-type="float">
            <text:p>(R$7.705,00)</text:p>
          </table:table-cell>
          <table:table-cell table:style-name="ce6" office:value-type="float" office:value="16654.44" calcext:value-type="float">
            <text:p>R$16.654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5735" calcext:value-type="float">
            <text:p>5735</text:p>
          </table:table-cell>
          <table:table-cell table:style-name="ce3" office:value-type="string" calcext:value-type="string">
            <text:p>ADALGISA ABDON GONCALV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-884.85" calcext:value-type="float">
            <text:p>(R$884,85)</text:p>
          </table:table-cell>
          <table:table-cell table:style-name="ce6" office:value-type="float" office:value="-2661.48" calcext:value-type="float">
            <text:p>(R$2.661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6.33" calcext:value-type="float">
            <text:p>(R$3.546,33)</text:p>
          </table:table-cell>
          <table:table-cell table:style-name="ce6" office:value-type="float" office:value="10274.82" calcext:value-type="float">
            <text:p>R$10.274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16845" calcext:value-type="float">
            <text:p>16845</text:p>
          </table:table-cell>
          <table:table-cell table:style-name="ce3" office:value-type="string" calcext:value-type="string">
            <text:p>ADAO LOPES RUBIM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0476.96" calcext:value-type="float">
            <text:p>R$10.476,9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76.96" calcext:value-type="float">
            <text:p>R$10.476,96 </text:p>
          </table:table-cell>
          <table:table-cell table:style-name="ce6" office:value-type="float" office:value="-390.19" calcext:value-type="float">
            <text:p>(R$390,19)</text:p>
          </table:table-cell>
          <table:table-cell table:style-name="ce6" office:value-type="float" office:value="-1302.13" calcext:value-type="float">
            <text:p>(R$1.302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92.32" calcext:value-type="float">
            <text:p>(R$1.692,32)</text:p>
          </table:table-cell>
          <table:table-cell table:style-name="ce6" office:value-type="float" office:value="8784.64" calcext:value-type="float">
            <text:p>R$8.784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390" calcext:value-type="float">
            <text:p>4390</text:p>
          </table:table-cell>
          <table:table-cell table:style-name="ce3" office:value-type="string" calcext:value-type="string">
            <text:p>ADEILDO FRANCISCO DO NASCIMEN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715.81" calcext:value-type="float">
            <text:p>(R$2.71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5.94" calcext:value-type="float">
            <text:p>(R$4.015,94)</text:p>
          </table:table-cell>
          <table:table-cell table:style-name="ce6" office:value-type="float" office:value="12322.06" calcext:value-type="float">
            <text:p>R$12.322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747" calcext:value-type="float">
            <text:p>6747</text:p>
          </table:table-cell>
          <table:table-cell table:style-name="ce3" office:value-type="string" calcext:value-type="string">
            <text:p>ADELAIDE MIDORI KUSABA CARNEIRO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1013.03" calcext:value-type="float">
            <text:p>R$21.013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-2071.51" calcext:value-type="float">
            <text:p>(R$2.071,51)</text:p>
          </table:table-cell>
          <table:table-cell table:style-name="ce6" office:value-type="float" office:value="-4208.64" calcext:value-type="float">
            <text:p>(R$4.208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0.15" calcext:value-type="float">
            <text:p>(R$6.280,15)</text:p>
          </table:table-cell>
          <table:table-cell table:style-name="ce6" office:value-type="float" office:value="14732.88" calcext:value-type="float">
            <text:p>R$14.732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591" calcext:value-type="float">
            <text:p>6591</text:p>
          </table:table-cell>
          <table:table-cell table:style-name="ce3" office:value-type="string" calcext:value-type="string">
            <text:p>ADELIA MARIA MORAES DE OLIVEIRA SCHUNEMANN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19949.28" calcext:value-type="float">
            <text:p>R$19.949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949.28" calcext:value-type="float">
            <text:p>R$19.949,28 </text:p>
          </table:table-cell>
          <table:table-cell table:style-name="ce6" office:value-type="float" office:value="-1895.99" calcext:value-type="float">
            <text:p>(R$1.895,99)</text:p>
          </table:table-cell>
          <table:table-cell table:style-name="ce6" office:value-type="float" office:value="-4068.65" calcext:value-type="float">
            <text:p>(R$4.068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64.64" calcext:value-type="float">
            <text:p>(R$5.964,64)</text:p>
          </table:table-cell>
          <table:table-cell table:style-name="ce6" office:value-type="float" office:value="13984.64" calcext:value-type="float">
            <text:p>R$13.984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21" calcext:value-type="float">
            <text:p>4621</text:p>
          </table:table-cell>
          <table:table-cell table:style-name="ce3" office:value-type="string" calcext:value-type="string">
            <text:p>ADELSON MOREIR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061.29" calcext:value-type="float">
            <text:p>R$14.061,29 </text:p>
          </table:table-cell>
          <table:table-cell table:style-name="ce6" office:value-type="float" office:value="8731.14" calcext:value-type="float">
            <text:p>R$8.731,1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92.43" calcext:value-type="float">
            <text:p>R$22.792,43 </text:p>
          </table:table-cell>
          <table:table-cell table:style-name="ce6" office:value-type="float" office:value="-2365.11" calcext:value-type="float">
            <text:p>(R$2.365,11)</text:p>
          </table:table-cell>
          <table:table-cell table:style-name="ce6" office:value-type="float" office:value="-4721.51" calcext:value-type="float">
            <text:p>(R$4.721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86.62" calcext:value-type="float">
            <text:p>(R$7.086,62)</text:p>
          </table:table-cell>
          <table:table-cell table:style-name="ce6" office:value-type="float" office:value="15705.81" calcext:value-type="float">
            <text:p>R$15.705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940" calcext:value-type="float">
            <text:p>2940</text:p>
          </table:table-cell>
          <table:table-cell table:style-name="ce3" office:value-type="string" calcext:value-type="string">
            <text:p>ADENOR PEREIR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-884.85" calcext:value-type="float">
            <text:p>(R$884,85)</text:p>
          </table:table-cell>
          <table:table-cell table:style-name="ce6" office:value-type="float" office:value="-2085.75" calcext:value-type="float">
            <text:p>(R$2.085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70.6" calcext:value-type="float">
            <text:p>(R$2.970,60)</text:p>
          </table:table-cell>
          <table:table-cell table:style-name="ce6" office:value-type="float" office:value="10850.55" calcext:value-type="float">
            <text:p>R$10.850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114" calcext:value-type="float">
            <text:p>10114</text:p>
          </table:table-cell>
          <table:table-cell table:style-name="ce3" office:value-type="string" calcext:value-type="string">
            <text:p>ADRIANA CONT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1047.78" calcext:value-type="float">
            <text:p>R$11.047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047.78" calcext:value-type="float">
            <text:p>R$11.047,78 </text:p>
          </table:table-cell>
          <table:table-cell table:style-name="ce6" office:value-type="float" office:value="-472.96" calcext:value-type="float">
            <text:p>(R$472,96)</text:p>
          </table:table-cell>
          <table:table-cell table:style-name="ce6" office:value-type="float" office:value="-1959.93" calcext:value-type="float">
            <text:p>(R$1.959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32.89" calcext:value-type="float">
            <text:p>(R$2.432,89)</text:p>
          </table:table-cell>
          <table:table-cell table:style-name="ce6" office:value-type="float" office:value="8614.89" calcext:value-type="float">
            <text:p>R$8.614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13" calcext:value-type="float">
            <text:p>3413</text:p>
          </table:table-cell>
          <table:table-cell table:style-name="ce3" office:value-type="string" calcext:value-type="string">
            <text:p>ADRIANA FERREIRA DE ARAUJO LITVIN</text:p>
          </table:table-cell>
          <table:table-cell table:style-name="ce4" office:value-type="string" calcext:value-type="string">
            <text:p>ANALISTA DO MPU/OFTALMOLOGIA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843.03" calcext:value-type="float">
            <text:p>R$23.843,03 </text:p>
          </table:table-cell>
          <table:table-cell table:style-name="ce6" office:value-type="float" office:value="-2538.46" calcext:value-type="float">
            <text:p>(R$2.538,46)</text:p>
          </table:table-cell>
          <table:table-cell table:style-name="ce6" office:value-type="float" office:value="-4962.75" calcext:value-type="float">
            <text:p>(R$4.962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01.21" calcext:value-type="float">
            <text:p>(R$7.501,21)</text:p>
          </table:table-cell>
          <table:table-cell table:style-name="ce6" office:value-type="float" office:value="16341.82" calcext:value-type="float">
            <text:p>R$16.341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371" calcext:value-type="float">
            <text:p>2371</text:p>
          </table:table-cell>
          <table:table-cell table:style-name="ce3" office:value-type="string" calcext:value-type="string">
            <text:p>ADRIANA FREITAS DE OLIVEIRA PULIT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86.38" calcext:value-type="float">
            <text:p>R$15.386,38 </text:p>
          </table:table-cell>
          <table:table-cell table:style-name="ce6" office:value-type="float" office:value="-1143.11" calcext:value-type="float">
            <text:p>(R$1.143,11)</text:p>
          </table:table-cell>
          <table:table-cell table:style-name="ce6" office:value-type="float" office:value="-3020.89" calcext:value-type="float">
            <text:p>(R$3.020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4" calcext:value-type="float">
            <text:p>(R$4.164,00)</text:p>
          </table:table-cell>
          <table:table-cell table:style-name="ce6" office:value-type="float" office:value="11222.38" calcext:value-type="float">
            <text:p>R$11.22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269" calcext:value-type="float">
            <text:p>24269</text:p>
          </table:table-cell>
          <table:table-cell table:style-name="ce3" office:value-type="string" calcext:value-type="string">
            <text:p>ADRIANA LAURITA SANGALETTI DE CAST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94.47" calcext:value-type="float">
            <text:p>R$13.794,47 </text:p>
          </table:table-cell>
          <table:table-cell table:style-name="ce6" office:value-type="float" office:value="2566.65" calcext:value-type="float">
            <text:p>R$2.566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61.12" calcext:value-type="float">
            <text:p>R$16.361,12 </text:p>
          </table:table-cell>
          <table:table-cell table:style-name="ce6" office:value-type="float" office:value="-1303.94" calcext:value-type="float">
            <text:p>(R$1.303,94)</text:p>
          </table:table-cell>
          <table:table-cell table:style-name="ce6" office:value-type="float" office:value="-3192.58" calcext:value-type="float">
            <text:p>(R$3.192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96.52" calcext:value-type="float">
            <text:p>(R$4.496,52)</text:p>
          </table:table-cell>
          <table:table-cell table:style-name="ce6" office:value-type="float" office:value="11864.6" calcext:value-type="float">
            <text:p>R$11.864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5883" calcext:value-type="float">
            <text:p>5883</text:p>
          </table:table-cell>
          <table:table-cell table:style-name="ce3" office:value-type="string" calcext:value-type="string">
            <text:p>ADRIANA NUNES DORNELE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370.12" calcext:value-type="float">
            <text:p>R$22.370,1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370.12" calcext:value-type="float">
            <text:p>R$22.370,12 </text:p>
          </table:table-cell>
          <table:table-cell table:style-name="ce6" office:value-type="float" office:value="-2295.43" calcext:value-type="float">
            <text:p>(R$2.295,43)</text:p>
          </table:table-cell>
          <table:table-cell table:style-name="ce6" office:value-type="float" office:value="-4624.53" calcext:value-type="float">
            <text:p>(R$4.624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19.96" calcext:value-type="float">
            <text:p>(R$6.919,96)</text:p>
          </table:table-cell>
          <table:table-cell table:style-name="ce6" office:value-type="float" office:value="15450.16" calcext:value-type="float">
            <text:p>R$15.450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38" calcext:value-type="float">
            <text:p>4738</text:p>
          </table:table-cell>
          <table:table-cell table:style-name="ce3" office:value-type="string" calcext:value-type="string">
            <text:p>ADRIANA RODOVALHO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4014.63" calcext:value-type="float">
            <text:p>R$4.014,6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22.32" calcext:value-type="float">
            <text:p>R$17.622,32 </text:p>
          </table:table-cell>
          <table:table-cell table:style-name="ce6" office:value-type="float" office:value="-1512.04" calcext:value-type="float">
            <text:p>(R$1.512,04)</text:p>
          </table:table-cell>
          <table:table-cell table:style-name="ce6" office:value-type="float" office:value="-3482.18" calcext:value-type="float">
            <text:p>(R$3.482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94.22" calcext:value-type="float">
            <text:p>(R$4.994,22)</text:p>
          </table:table-cell>
          <table:table-cell table:style-name="ce6" office:value-type="float" office:value="12628.1" calcext:value-type="float">
            <text:p>R$12.628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8842" calcext:value-type="float">
            <text:p>8842</text:p>
          </table:table-cell>
          <table:table-cell table:style-name="ce3" office:value-type="string" calcext:value-type="string">
            <text:p>AFONSO CELSO LOUREIRO FILHO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12421.36" calcext:value-type="float">
            <text:p>R$12.42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5089" calcext:value-type="float">
            <text:p>5089</text:p>
          </table:table-cell>
          <table:table-cell table:style-name="ce3" office:value-type="string" calcext:value-type="string">
            <text:p>AILTON ARTUR FERREIR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3420.78" calcext:value-type="float">
            <text:p>R$23.420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420.78" calcext:value-type="float">
            <text:p>R$23.420,78 </text:p>
          </table:table-cell>
          <table:table-cell table:style-name="ce6" office:value-type="float" office:value="-2468.79" calcext:value-type="float">
            <text:p>(R$2.468,79)</text:p>
          </table:table-cell>
          <table:table-cell table:style-name="ce6" office:value-type="float" office:value="-4813.66" calcext:value-type="float">
            <text:p>(R$4.813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82.45" calcext:value-type="float">
            <text:p>(R$7.282,45)</text:p>
          </table:table-cell>
          <table:table-cell table:style-name="ce6" office:value-type="float" office:value="16138.33" calcext:value-type="float">
            <text:p>R$16.138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LONDRINA</text:p>
          </table:table-cell>
          <table:table-cell table:style-name="ce4" office:value-type="float" office:value="2832" calcext:value-type="float">
            <text:p>2832</text:p>
          </table:table-cell>
          <table:table-cell table:style-name="ce3" office:value-type="string" calcext:value-type="string">
            <text:p>AILTON COBO DELAFLO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827.75" calcext:value-type="float">
            <text:p>R$16.827,7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05.5" calcext:value-type="float">
            <text:p>R$21.105,50 </text:p>
          </table:table-cell>
          <table:table-cell table:style-name="ce6" office:value-type="float" office:value="-2086.77" calcext:value-type="float">
            <text:p>(R$2.086,77)</text:p>
          </table:table-cell>
          <table:table-cell table:style-name="ce6" office:value-type="float" office:value="-3758.41" calcext:value-type="float">
            <text:p>(R$3.758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45.18" calcext:value-type="float">
            <text:p>(R$5.845,18)</text:p>
          </table:table-cell>
          <table:table-cell table:style-name="ce6" office:value-type="float" office:value="15260.32" calcext:value-type="float">
            <text:p>R$15.260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01" calcext:value-type="float">
            <text:p>4701</text:p>
          </table:table-cell>
          <table:table-cell table:style-name="ce3" office:value-type="string" calcext:value-type="string">
            <text:p>ALAIDE DA CONCEICAO FERREIRA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004.43" calcext:value-type="float">
            <text:p>R$16.004,4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282.18" calcext:value-type="float">
            <text:p>R$20.282,18 </text:p>
          </table:table-cell>
          <table:table-cell table:style-name="ce6" office:value-type="float" office:value="-1950.92" calcext:value-type="float">
            <text:p>(R$1.950,92)</text:p>
          </table:table-cell>
          <table:table-cell table:style-name="ce6" office:value-type="float" office:value="-3569.36" calcext:value-type="float">
            <text:p>(R$3.569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20.28" calcext:value-type="float">
            <text:p>(R$5.520,28)</text:p>
          </table:table-cell>
          <table:table-cell table:style-name="ce6" office:value-type="float" office:value="14761.9" calcext:value-type="float">
            <text:p>R$14.761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5231" calcext:value-type="float">
            <text:p>5231</text:p>
          </table:table-cell>
          <table:table-cell table:style-name="ce3" office:value-type="string" calcext:value-type="string">
            <text:p>ALAIDE MONTEIRO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61.32" calcext:value-type="float">
            <text:p>R$13.861,32 </text:p>
          </table:table-cell>
          <table:table-cell table:style-name="ce6" office:value-type="float" office:value="-891.48" calcext:value-type="float">
            <text:p>(R$891,48)</text:p>
          </table:table-cell>
          <table:table-cell table:style-name="ce6" office:value-type="float" office:value="-2147.11" calcext:value-type="float">
            <text:p>(R$2.147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38.59" calcext:value-type="float">
            <text:p>(R$3.038,59)</text:p>
          </table:table-cell>
          <table:table-cell table:style-name="ce6" office:value-type="float" office:value="10822.73" calcext:value-type="float">
            <text:p>R$10.822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OS</text:p>
          </table:table-cell>
          <table:table-cell table:style-name="ce4" office:value-type="float" office:value="12673" calcext:value-type="float">
            <text:p>12673</text:p>
          </table:table-cell>
          <table:table-cell table:style-name="ce3" office:value-type="string" calcext:value-type="string">
            <text:p>ALBERT RUZZANTE JACOBSON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066" calcext:value-type="float">
            <text:p>2066</text:p>
          </table:table-cell>
          <table:table-cell table:style-name="ce3" office:value-type="string" calcext:value-type="string">
            <text:p>ALBERTO BARBOZ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45.69" calcext:value-type="float">
            <text:p>R$18.245,69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41.59" calcext:value-type="float">
            <text:p>R$21.541,59 </text:p>
          </table:table-cell>
          <table:table-cell table:style-name="ce6" office:value-type="float" office:value="-2158.72" calcext:value-type="float">
            <text:p>(R$2.158,72)</text:p>
          </table:table-cell>
          <table:table-cell table:style-name="ce6" office:value-type="float" office:value="-3858.55" calcext:value-type="float">
            <text:p>(R$3.858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17.27" calcext:value-type="float">
            <text:p>(R$6.017,27)</text:p>
          </table:table-cell>
          <table:table-cell table:style-name="ce6" office:value-type="float" office:value="15524.32" calcext:value-type="float">
            <text:p>R$15.524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4908" calcext:value-type="float">
            <text:p>4908</text:p>
          </table:table-cell>
          <table:table-cell table:style-name="ce3" office:value-type="string" calcext:value-type="string">
            <text:p>ALBERTO ELIAS ASFOR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595.88" calcext:value-type="float">
            <text:p>R$23.595,88 </text:p>
          </table:table-cell>
          <table:table-cell table:style-name="ce6" office:value-type="float" office:value="3163.54" calcext:value-type="float">
            <text:p>R$3.163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759.42" calcext:value-type="float">
            <text:p>R$26.759,42 </text:p>
          </table:table-cell>
          <table:table-cell table:style-name="ce6" office:value-type="float" office:value="-3021.98" calcext:value-type="float">
            <text:p>(R$3.021,98)</text:p>
          </table:table-cell>
          <table:table-cell table:style-name="ce6" office:value-type="float" office:value="-5003.92" calcext:value-type="float">
            <text:p>(R$5.003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25.9" calcext:value-type="float">
            <text:p>(R$8.025,90)</text:p>
          </table:table-cell>
          <table:table-cell table:style-name="ce6" office:value-type="float" office:value="18733.52" calcext:value-type="float">
            <text:p>R$18.733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896" calcext:value-type="float">
            <text:p>4896</text:p>
          </table:table-cell>
          <table:table-cell table:style-name="ce3" office:value-type="string" calcext:value-type="string">
            <text:p>ALCEANIRA BATISTA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978.96" calcext:value-type="float">
            <text:p>(R$2.978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9.41" calcext:value-type="float">
            <text:p>(R$4.129,41)</text:p>
          </table:table-cell>
          <table:table-cell table:style-name="ce6" office:value-type="float" office:value="11301.41" calcext:value-type="float">
            <text:p>R$11.301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13" calcext:value-type="float">
            <text:p>4313</text:p>
          </table:table-cell>
          <table:table-cell table:style-name="ce3" office:value-type="string" calcext:value-type="string">
            <text:p>ALCIDES FERREIRA DE SOU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98.81" calcext:value-type="float">
            <text:p>R$15.098,8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098.81" calcext:value-type="float">
            <text:p>R$15.098,81 </text:p>
          </table:table-cell>
          <table:table-cell table:style-name="ce6" office:value-type="float" office:value="-1095.66" calcext:value-type="float">
            <text:p>(R$1.095,66)</text:p>
          </table:table-cell>
          <table:table-cell table:style-name="ce6" office:value-type="float" office:value="-2379.13" calcext:value-type="float">
            <text:p>(R$2.379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4.79" calcext:value-type="float">
            <text:p>(R$3.474,79)</text:p>
          </table:table-cell>
          <table:table-cell table:style-name="ce6" office:value-type="float" office:value="11624.02" calcext:value-type="float">
            <text:p>R$11.624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6139" calcext:value-type="float">
            <text:p>6139</text:p>
          </table:table-cell>
          <table:table-cell table:style-name="ce3" office:value-type="string" calcext:value-type="string">
            <text:p>ALCILENE DOS SANTOS MARIN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3070.56" calcext:value-type="float">
            <text:p>R$23.070,56 </text:p>
          </table:table-cell>
          <table:table-cell table:style-name="ce6" office:value-type="float" office:value="4108.88" calcext:value-type="float">
            <text:p>R$4.108,8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179.44" calcext:value-type="float">
            <text:p>R$27.179,44 </text:p>
          </table:table-cell>
          <table:table-cell table:style-name="ce6" office:value-type="float" office:value="-3101.78" calcext:value-type="float">
            <text:p>(R$3.101,7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101.78" calcext:value-type="float">
            <text:p>(R$3.101,78)</text:p>
          </table:table-cell>
          <table:table-cell table:style-name="ce6" office:value-type="float" office:value="24077.66" calcext:value-type="float">
            <text:p>R$24.077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889" calcext:value-type="float">
            <text:p>3889</text:p>
          </table:table-cell>
          <table:table-cell table:style-name="ce3" office:value-type="string" calcext:value-type="string">
            <text:p>ALDACI FRANCA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34.75" calcext:value-type="float">
            <text:p>R$14.434,75 </text:p>
          </table:table-cell>
          <table:table-cell table:style-name="ce6" office:value-type="float" office:value="-986.09" calcext:value-type="float">
            <text:p>(R$986,09)</text:p>
          </table:table-cell>
          <table:table-cell table:style-name="ce6" office:value-type="float" office:value="-2802.38" calcext:value-type="float">
            <text:p>(R$2.802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88.47" calcext:value-type="float">
            <text:p>(R$3.788,47)</text:p>
          </table:table-cell>
          <table:table-cell table:style-name="ce6" office:value-type="float" office:value="10646.28" calcext:value-type="float">
            <text:p>R$10.646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62" calcext:value-type="float">
            <text:p>4362</text:p>
          </table:table-cell>
          <table:table-cell table:style-name="ce3" office:value-type="string" calcext:value-type="string">
            <text:p>ALDO PIRES RIZZ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5641.5" calcext:value-type="float">
            <text:p>R$25.641,50 </text:p>
          </table:table-cell>
          <table:table-cell table:number-columns-repeated="5" table:style-name="ce6" office:value-type="float" office:value="0" calcext:value-type="float">
            <text:p>R$0,00 </text:p>
          </table:table-cell>
          <table:table-cell table:style-name="ce6" office:value-type="float" office:value="7867.56" calcext:value-type="float">
            <text:p>R$7.867,56 </text:p>
          </table:table-cell>
          <table:table-cell table:style-name="ce6" office:value-type="float" office:value="62133.62" calcext:value-type="float">
            <text:p>R$62.133,62 </text:p>
          </table:table-cell>
          <table:table-cell table:style-name="ce6" office:value-type="float" office:value="25641.5" calcext:value-type="float">
            <text:p>R$25.641,50 </text:p>
          </table:table-cell>
          <table:table-cell table:style-name="ce6" office:value-type="float" office:value="272.66" calcext:value-type="float">
            <text:p>R$272,66 </text:p>
          </table:table-cell>
          <table:table-cell table:style-name="ce6" office:value-type="float" office:value="-8881.3" calcext:value-type="float">
            <text:p>(R$8.881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08.64" calcext:value-type="float">
            <text:p>(R$8.608,64)</text:p>
          </table:table-cell>
          <table:table-cell table:style-name="ce6" office:value-type="float" office:value="17032.86" calcext:value-type="float">
            <text:p>R$17.032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5289" calcext:value-type="float">
            <text:p>5289</text:p>
          </table:table-cell>
          <table:table-cell table:style-name="ce3" office:value-type="string" calcext:value-type="string">
            <text:p>ALESSANDRO MARCO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63.39" calcext:value-type="float">
            <text:p>R$13.963,39 </text:p>
          </table:table-cell>
          <table:table-cell table:style-name="ce6" office:value-type="float" office:value="-908.32" calcext:value-type="float">
            <text:p>(R$908,3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08.32" calcext:value-type="float">
            <text:p>(R$908,32)</text:p>
          </table:table-cell>
          <table:table-cell table:style-name="ce6" office:value-type="float" office:value="13055.07" calcext:value-type="float">
            <text:p>R$13.055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4248" calcext:value-type="float">
            <text:p>4248</text:p>
          </table:table-cell>
          <table:table-cell table:style-name="ce3" office:value-type="string" calcext:value-type="string">
            <text:p>ALEXANDRE JOSE MENDES DA ROCH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74.29" calcext:value-type="float">
            <text:p>R$13.474,29 </text:p>
          </table:table-cell>
          <table:table-cell table:style-name="ce6" office:value-type="float" office:value="5527.15" calcext:value-type="float">
            <text:p>R$5.527,15 </text:p>
          </table:table-cell>
          <table:table-cell table:style-name="ce6" office:value-type="float" office:value="2528.41" calcext:value-type="float">
            <text:p>R$2.528,41 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2604.43" calcext:value-type="float">
            <text:p>R$2.604,4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1393.11" calcext:value-type="float">
            <text:p>R$1.393,11 </text:p>
          </table:table-cell>
          <table:table-cell table:style-name="ce6" office:value-type="float" office:value="24134.28" calcext:value-type="float">
            <text:p>R$24.134,28 </text:p>
          </table:table-cell>
          <table:table-cell table:style-name="ce6" office:value-type="float" office:value="-2604.43" calcext:value-type="float">
            <text:p>(R$2.604,43)</text:p>
          </table:table-cell>
          <table:table-cell table:style-name="ce6" office:value-type="float" office:value="-5024.7" calcext:value-type="float">
            <text:p>(R$5.024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29.13" calcext:value-type="float">
            <text:p>(R$7.629,13)</text:p>
          </table:table-cell>
          <table:table-cell table:style-name="ce6" office:value-type="float" office:value="16505.15" calcext:value-type="float">
            <text:p>R$16.505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V.REDONDA</text:p>
          </table:table-cell>
          <table:table-cell table:style-name="ce4" office:value-type="float" office:value="19788" calcext:value-type="float">
            <text:p>19788</text:p>
          </table:table-cell>
          <table:table-cell table:style-name="ce3" office:value-type="string" calcext:value-type="string">
            <text:p>ALEXANDRE MAGNO LEAL GUE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8947.17" calcext:value-type="float">
            <text:p>R$8.947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47.17" calcext:value-type="float">
            <text:p>R$8.947,17 </text:p>
          </table:table-cell>
          <table:table-cell table:style-name="ce6" office:value-type="float" office:value="-168.37" calcext:value-type="float">
            <text:p>(R$168,37)</text:p>
          </table:table-cell>
          <table:table-cell table:style-name="ce6" office:value-type="float" office:value="-1118.83" calcext:value-type="float">
            <text:p>(R$1.118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7.2" calcext:value-type="float">
            <text:p>(R$1.287,20)</text:p>
          </table:table-cell>
          <table:table-cell table:style-name="ce6" office:value-type="float" office:value="7659.97" calcext:value-type="float">
            <text:p>R$7.659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30" calcext:value-type="float">
            <text:p>4630</text:p>
          </table:table-cell>
          <table:table-cell table:style-name="ce3" office:value-type="string" calcext:value-type="string">
            <text:p>ALICE FERREIRA FURT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77.14" calcext:value-type="float">
            <text:p>R$17.277,14 </text:p>
          </table:table-cell>
          <table:table-cell table:style-name="ce6" office:value-type="float" office:value="-1455.09" calcext:value-type="float">
            <text:p>(R$1.455,09)</text:p>
          </table:table-cell>
          <table:table-cell table:style-name="ce6" office:value-type="float" office:value="-2879.33" calcext:value-type="float">
            <text:p>(R$2.879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34.42" calcext:value-type="float">
            <text:p>(R$4.334,42)</text:p>
          </table:table-cell>
          <table:table-cell table:style-name="ce6" office:value-type="float" office:value="12942.72" calcext:value-type="float">
            <text:p>R$12.942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78" calcext:value-type="float">
            <text:p>2878</text:p>
          </table:table-cell>
          <table:table-cell table:style-name="ce3" office:value-type="string" calcext:value-type="string">
            <text:p>ALICE SHINOBU IQUEGIRI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6352.7" calcext:value-type="float">
            <text:p>R$26.352,7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079.4" calcext:value-type="float">
            <text:p>R$31.079,40 </text:p>
          </table:table-cell>
          <table:table-cell table:style-name="ce6" office:value-type="float" office:value="-3842.78" calcext:value-type="float">
            <text:p>(R$3.842,7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842.78" calcext:value-type="float">
            <text:p>(R$3.842,78)</text:p>
          </table:table-cell>
          <table:table-cell table:style-name="ce6" office:value-type="float" office:value="27236.62" calcext:value-type="float">
            <text:p>R$27.236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918" calcext:value-type="float">
            <text:p>2918</text:p>
          </table:table-cell>
          <table:table-cell table:style-name="ce3" office:value-type="string" calcext:value-type="string">
            <text:p>ALIPIO ROMALINO MAIA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772.08" calcext:value-type="float">
            <text:p>R$1.772,0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3.23" calcext:value-type="float">
            <text:p>R$15.593,23 </text:p>
          </table:table-cell>
          <table:table-cell table:style-name="ce6" office:value-type="float" office:value="-1177.24" calcext:value-type="float">
            <text:p>(R$1.177,24)</text:p>
          </table:table-cell>
          <table:table-cell table:style-name="ce6" office:value-type="float" office:value="-2492.66" calcext:value-type="float">
            <text:p>(R$2.492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9.9" calcext:value-type="float">
            <text:p>(R$3.669,90)</text:p>
          </table:table-cell>
          <table:table-cell table:style-name="ce6" office:value-type="float" office:value="11923.33" calcext:value-type="float">
            <text:p>R$11.923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ETE LAGOAS</text:p>
          </table:table-cell>
          <table:table-cell table:style-name="ce4" office:value-type="float" office:value="20602" calcext:value-type="float">
            <text:p>20602</text:p>
          </table:table-cell>
          <table:table-cell table:style-name="ce3" office:value-type="string" calcext:value-type="string">
            <text:p>ALOISIO ROBERTO PIRES DAYREL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3773.42" calcext:value-type="float">
            <text:p>R$3.773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754.66" calcext:value-type="float">
            <text:p>R$17.754,66 </text:p>
          </table:table-cell>
          <table:table-cell table:style-name="ce6" office:value-type="float" office:value="-1533.88" calcext:value-type="float">
            <text:p>(R$1.533,88)</text:p>
          </table:table-cell>
          <table:table-cell table:style-name="ce6" office:value-type="float" office:value="-3041.12" calcext:value-type="float">
            <text:p>(R$3.041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75" calcext:value-type="float">
            <text:p>(R$4.575,00)</text:p>
          </table:table-cell>
          <table:table-cell table:style-name="ce6" office:value-type="float" office:value="13179.66" calcext:value-type="float">
            <text:p>R$13.179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7893" calcext:value-type="float">
            <text:p>7893</text:p>
          </table:table-cell>
          <table:table-cell table:style-name="ce3" office:value-type="string" calcext:value-type="string">
            <text:p>ALTAMIRO DE LIMA CANEZ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94.83" calcext:value-type="float">
            <text:p>(R$1.894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22.91" calcext:value-type="float">
            <text:p>(R$2.622,91)</text:p>
          </table:table-cell>
          <table:table-cell table:style-name="ce6" office:value-type="float" office:value="10184.33" calcext:value-type="float">
            <text:p>R$10.184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C</text:p>
          </table:table-cell>
          <table:table-cell table:style-name="ce4" office:value-type="float" office:value="2000" calcext:value-type="float">
            <text:p>2000</text:p>
          </table:table-cell>
          <table:table-cell table:style-name="ce3" office:value-type="string" calcext:value-type="string">
            <text:p>ALZERINA AMELIA TAVARES ALENCA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19.31" calcext:value-type="float">
            <text:p>R$18.519,31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03.86" calcext:value-type="float">
            <text:p>R$21.503,86 </text:p>
          </table:table-cell>
          <table:table-cell table:style-name="ce6" office:value-type="float" office:value="-2152.5" calcext:value-type="float">
            <text:p>(R$2.152,50)</text:p>
          </table:table-cell>
          <table:table-cell table:style-name="ce6" office:value-type="float" office:value="-3902.02" calcext:value-type="float">
            <text:p>(R$3.902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54.52" calcext:value-type="float">
            <text:p>(R$6.054,52)</text:p>
          </table:table-cell>
          <table:table-cell table:style-name="ce6" office:value-type="float" office:value="15449.34" calcext:value-type="float">
            <text:p>R$15.449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399" calcext:value-type="float">
            <text:p>4399</text:p>
          </table:table-cell>
          <table:table-cell table:style-name="ce3" office:value-type="string" calcext:value-type="string">
            <text:p>ALZIRA MARIA ASSUMPC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85.6" calcext:value-type="float">
            <text:p>R$18.085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63.35" calcext:value-type="float">
            <text:p>R$22.363,35 </text:p>
          </table:table-cell>
          <table:table-cell table:style-name="ce6" office:value-type="float" office:value="-2294.31" calcext:value-type="float">
            <text:p>(R$2.294,31)</text:p>
          </table:table-cell>
          <table:table-cell table:style-name="ce6" office:value-type="float" office:value="-4099.39" calcext:value-type="float">
            <text:p>(R$4.099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93.7" calcext:value-type="float">
            <text:p>(R$6.393,70)</text:p>
          </table:table-cell>
          <table:table-cell table:style-name="ce6" office:value-type="float" office:value="15969.65" calcext:value-type="float">
            <text:p>R$15.969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071" calcext:value-type="float">
            <text:p>4071</text:p>
          </table:table-cell>
          <table:table-cell table:style-name="ce3" office:value-type="string" calcext:value-type="string">
            <text:p>ALZIRA PEDRINA PAINS AZEVEDO FREITA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4772.84" calcext:value-type="float">
            <text:p>R$24.772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772.84" calcext:value-type="float">
            <text:p>R$24.772,84 </text:p>
          </table:table-cell>
          <table:table-cell table:style-name="ce6" office:value-type="float" office:value="-2691.88" calcext:value-type="float">
            <text:p>(R$2.691,8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91.88" calcext:value-type="float">
            <text:p>(R$2.691,88)</text:p>
          </table:table-cell>
          <table:table-cell table:style-name="ce6" office:value-type="float" office:value="22080.96" calcext:value-type="float">
            <text:p>R$22.080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06" calcext:value-type="float">
            <text:p>4306</text:p>
          </table:table-cell>
          <table:table-cell table:style-name="ce3" office:value-type="string" calcext:value-type="string">
            <text:p>AMELIA CRISTINA STAHLSCHMIDT MOU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0581.68" calcext:value-type="float">
            <text:p>R$20.581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581.68" calcext:value-type="float">
            <text:p>R$20.581,6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63.96" calcext:value-type="float">
            <text:p>(R$4.763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63.96" calcext:value-type="float">
            <text:p>(R$4.763,96)</text:p>
          </table:table-cell>
          <table:table-cell table:style-name="ce6" office:value-type="float" office:value="15817.72" calcext:value-type="float">
            <text:p>R$15.817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.GROSSA</text:p>
          </table:table-cell>
          <table:table-cell table:style-name="ce4" office:value-type="float" office:value="5964" calcext:value-type="float">
            <text:p>5964</text:p>
          </table:table-cell>
          <table:table-cell table:style-name="ce3" office:value-type="string" calcext:value-type="string">
            <text:p>AMILTON ALECE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3552.1" calcext:value-type="float">
            <text:p>R$23.552,10 </text:p>
          </table:table-cell>
          <table:table-cell table:style-name="ce6" office:value-type="float" office:value="1040.19" calcext:value-type="float">
            <text:p>R$1.040,1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592.29" calcext:value-type="float">
            <text:p>R$24.592,29 </text:p>
          </table:table-cell>
          <table:table-cell table:style-name="ce6" office:value-type="float" office:value="-2662.09" calcext:value-type="float">
            <text:p>(R$2.662,0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62.09" calcext:value-type="float">
            <text:p>(R$2.662,09)</text:p>
          </table:table-cell>
          <table:table-cell table:style-name="ce6" office:value-type="float" office:value="21930.2" calcext:value-type="float">
            <text:p>R$21.930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69" calcext:value-type="float">
            <text:p>5669</text:p>
          </table:table-cell>
          <table:table-cell table:style-name="ce3" office:value-type="string" calcext:value-type="string">
            <text:p>ANA CLAUDIA SOA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2501.05" calcext:value-type="float">
            <text:p>(R$2.501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75.56" calcext:value-type="float">
            <text:p>(R$3.275,56)</text:p>
          </table:table-cell>
          <table:table-cell table:style-name="ce6" office:value-type="float" office:value="9851.86" calcext:value-type="float">
            <text:p>R$9.851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5194" calcext:value-type="float">
            <text:p>25194</text:p>
          </table:table-cell>
          <table:table-cell table:style-name="ce3" office:value-type="string" calcext:value-type="string">
            <text:p>ANA CRISTINA DE OLIVEIRA FREIR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5098.69" calcext:value-type="float">
            <text:p>R$5.098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098.69" calcext:value-type="float">
            <text:p>R$5.098,6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6.13" calcext:value-type="float">
            <text:p>(R$506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6.13" calcext:value-type="float">
            <text:p>(R$506,13)</text:p>
          </table:table-cell>
          <table:table-cell table:style-name="ce6" office:value-type="float" office:value="4592.56" calcext:value-type="float">
            <text:p>R$4.592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844" calcext:value-type="float">
            <text:p>4844</text:p>
          </table:table-cell>
          <table:table-cell table:style-name="ce3" office:value-type="string" calcext:value-type="string">
            <text:p>ANA INACIO BRAND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513.76" calcext:value-type="float">
            <text:p>R$12.513,7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36.89" calcext:value-type="float">
            <text:p>R$14.336,89 </text:p>
          </table:table-cell>
          <table:table-cell table:style-name="ce6" office:value-type="float" office:value="-969.95" calcext:value-type="float">
            <text:p>(R$969,95)</text:p>
          </table:table-cell>
          <table:table-cell table:style-name="ce6" office:value-type="float" office:value="-2204.17" calcext:value-type="float">
            <text:p>(R$2.204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74.12" calcext:value-type="float">
            <text:p>(R$3.174,12)</text:p>
          </table:table-cell>
          <table:table-cell table:style-name="ce6" office:value-type="float" office:value="11162.77" calcext:value-type="float">
            <text:p>R$11.162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9597" calcext:value-type="float">
            <text:p>9597</text:p>
          </table:table-cell>
          <table:table-cell table:style-name="ce3" office:value-type="string" calcext:value-type="string">
            <text:p>ANA IZABEL ARAUJO GREGOL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6715" calcext:value-type="float">
            <text:p>6715</text:p>
          </table:table-cell>
          <table:table-cell table:style-name="ce3" office:value-type="string" calcext:value-type="string">
            <text:p>ANA LUCIA APARECIDA BIGARAM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12079.16" calcext:value-type="float">
            <text:p>R$12.07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18407" calcext:value-type="float">
            <text:p>18407</text:p>
          </table:table-cell>
          <table:table-cell table:style-name="ce3" office:value-type="string" calcext:value-type="string">
            <text:p>ANA LUCIA LACER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-2474" calcext:value-type="float">
            <text:p>(R$2.474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63.98" calcext:value-type="float">
            <text:p>(R$3.263,98)</text:p>
          </table:table-cell>
          <table:table-cell table:style-name="ce6" office:value-type="float" office:value="9970.17" calcext:value-type="float">
            <text:p>R$9.970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38" calcext:value-type="float">
            <text:p>4538</text:p>
          </table:table-cell>
          <table:table-cell table:style-name="ce3" office:value-type="string" calcext:value-type="string">
            <text:p>ANA LUCIA SANTOS FURTAD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8911.73" calcext:value-type="float">
            <text:p>R$18.911,73 </text:p>
          </table:table-cell>
          <table:table-cell table:style-name="ce6" office:value-type="float" office:value="1772.09" calcext:value-type="float">
            <text:p>R$1.772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683.82" calcext:value-type="float">
            <text:p>R$20.683,82 </text:p>
          </table:table-cell>
          <table:table-cell table:style-name="ce6" office:value-type="float" office:value="-2017.19" calcext:value-type="float">
            <text:p>(R$2.017,19)</text:p>
          </table:table-cell>
          <table:table-cell table:style-name="ce6" office:value-type="float" office:value="-3713.72" calcext:value-type="float">
            <text:p>(R$3.713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30.91" calcext:value-type="float">
            <text:p>(R$5.730,91)</text:p>
          </table:table-cell>
          <table:table-cell table:style-name="ce6" office:value-type="float" office:value="14952.91" calcext:value-type="float">
            <text:p>R$14.952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763" calcext:value-type="float">
            <text:p>4763</text:p>
          </table:table-cell>
          <table:table-cell table:style-name="ce3" office:value-type="string" calcext:value-type="string">
            <text:p>ANA LUIZA PAIXAO DE OLIVEIRA BARROS SAKAY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61.29" calcext:value-type="float">
            <text:p>R$14.061,29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07.27" calcext:value-type="float">
            <text:p>R$18.207,27 </text:p>
          </table:table-cell>
          <table:table-cell table:style-name="ce6" office:value-type="float" office:value="-1608.56" calcext:value-type="float">
            <text:p>(R$1.608,56)</text:p>
          </table:table-cell>
          <table:table-cell table:style-name="ce6" office:value-type="float" office:value="-3616.5" calcext:value-type="float">
            <text:p>(R$3.616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25.06" calcext:value-type="float">
            <text:p>(R$5.225,06)</text:p>
          </table:table-cell>
          <table:table-cell table:style-name="ce6" office:value-type="float" office:value="12982.21" calcext:value-type="float">
            <text:p>R$12.982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470" calcext:value-type="float">
            <text:p>3470</text:p>
          </table:table-cell>
          <table:table-cell table:style-name="ce3" office:value-type="string" calcext:value-type="string">
            <text:p>ANA MARIA BARAO DE ASSUMPCA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17281.26" calcext:value-type="float">
            <text:p>R$17.281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1.26" calcext:value-type="float">
            <text:p>R$17.281,26 </text:p>
          </table:table-cell>
          <table:table-cell table:style-name="ce6" office:value-type="float" office:value="-1455.77" calcext:value-type="float">
            <text:p>(R$1.455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5.77" calcext:value-type="float">
            <text:p>(R$1.455,77)</text:p>
          </table:table-cell>
          <table:table-cell table:style-name="ce6" office:value-type="float" office:value="15825.49" calcext:value-type="float">
            <text:p>R$15.825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09" calcext:value-type="float">
            <text:p>4509</text:p>
          </table:table-cell>
          <table:table-cell table:style-name="ce3" office:value-type="string" calcext:value-type="string">
            <text:p>ANA MARIA DIENE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65.73" calcext:value-type="float">
            <text:p>R$18.065,7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92.43" calcext:value-type="float">
            <text:p>R$22.792,43 </text:p>
          </table:table-cell>
          <table:table-cell table:style-name="ce6" office:value-type="float" office:value="-2365.11" calcext:value-type="float">
            <text:p>(R$2.365,11)</text:p>
          </table:table-cell>
          <table:table-cell table:style-name="ce6" office:value-type="float" office:value="-4197.91" calcext:value-type="float">
            <text:p>(R$4.197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63.02" calcext:value-type="float">
            <text:p>(R$6.563,02)</text:p>
          </table:table-cell>
          <table:table-cell table:style-name="ce6" office:value-type="float" office:value="16229.41" calcext:value-type="float">
            <text:p>R$16.229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535" calcext:value-type="float">
            <text:p>6535</text:p>
          </table:table-cell>
          <table:table-cell table:style-name="ce3" office:value-type="string" calcext:value-type="string">
            <text:p>ANA MARIA PEDRINHA GEORGII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835.83" calcext:value-type="float">
            <text:p>(R$3.835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15.69" calcext:value-type="float">
            <text:p>(R$6.015,69)</text:p>
          </table:table-cell>
          <table:table-cell table:style-name="ce6" office:value-type="float" office:value="15654" calcext:value-type="float">
            <text:p>R$15.654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4298" calcext:value-type="float">
            <text:p>4298</text:p>
          </table:table-cell>
          <table:table-cell table:style-name="ce3" office:value-type="string" calcext:value-type="string">
            <text:p>ANA MARIA PEREIRA DE OLIVEIRA ALMEI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7" calcext:value-type="float">
            <text:p>R$14.087,97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65.71" calcext:value-type="float">
            <text:p>R$18.365,71 </text:p>
          </table:table-cell>
          <table:table-cell table:style-name="ce6" office:value-type="float" office:value="-1634.7" calcext:value-type="float">
            <text:p>(R$1.634,70)</text:p>
          </table:table-cell>
          <table:table-cell table:style-name="ce6" office:value-type="float" office:value="-3181.43" calcext:value-type="float">
            <text:p>(R$3.181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16.13" calcext:value-type="float">
            <text:p>(R$4.816,13)</text:p>
          </table:table-cell>
          <table:table-cell table:style-name="ce6" office:value-type="float" office:value="13549.58" calcext:value-type="float">
            <text:p>R$13.549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99" calcext:value-type="float">
            <text:p>4799</text:p>
          </table:table-cell>
          <table:table-cell table:style-name="ce3" office:value-type="string" calcext:value-type="string">
            <text:p>ANA MARIA SILVA CAMP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3257.08" calcext:value-type="float">
            <text:p>(R$3.257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44.84" calcext:value-type="float">
            <text:p>(R$4.644,84)</text:p>
          </table:table-cell>
          <table:table-cell table:style-name="ce6" office:value-type="float" office:value="12224.23" calcext:value-type="float">
            <text:p>R$12.224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54" calcext:value-type="float">
            <text:p>4154</text:p>
          </table:table-cell>
          <table:table-cell table:style-name="ce3" office:value-type="string" calcext:value-type="string">
            <text:p>ANA MARIA SILVA WANK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178.42" calcext:value-type="float">
            <text:p>R$17.178,42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56.17" calcext:value-type="float">
            <text:p>R$21.456,17 </text:p>
          </table:table-cell>
          <table:table-cell table:style-name="ce6" office:value-type="float" office:value="-2144.63" calcext:value-type="float">
            <text:p>(R$2.144,63)</text:p>
          </table:table-cell>
          <table:table-cell table:style-name="ce6" office:value-type="float" office:value="-4414.67" calcext:value-type="float">
            <text:p>(R$4.414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59.3" calcext:value-type="float">
            <text:p>(R$6.559,30)</text:p>
          </table:table-cell>
          <table:table-cell table:style-name="ce6" office:value-type="float" office:value="14896.87" calcext:value-type="float">
            <text:p>R$14.896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6037" calcext:value-type="float">
            <text:p>6037</text:p>
          </table:table-cell>
          <table:table-cell table:style-name="ce3" office:value-type="string" calcext:value-type="string">
            <text:p>ANA MARIA VALENTE SANCHE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3960.21" calcext:value-type="float">
            <text:p>(R$3.960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54.51" calcext:value-type="float">
            <text:p>(R$6.154,51)</text:p>
          </table:table-cell>
          <table:table-cell table:style-name="ce6" office:value-type="float" office:value="15602.73" calcext:value-type="float">
            <text:p>R$15.602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07" calcext:value-type="float">
            <text:p>4607</text:p>
          </table:table-cell>
          <table:table-cell table:style-name="ce3" office:value-type="string" calcext:value-type="string">
            <text:p>ANA REGINA DE PINA DIA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30200.99" calcext:value-type="float">
            <text:p>R$30.200,99 </text:p>
          </table:table-cell>
          <table:table-cell table:style-name="ce6" office:value-type="float" office:value="6901.7" calcext:value-type="float">
            <text:p>R$6.901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7102.69" calcext:value-type="float">
            <text:p>R$37.102,69 </text:p>
          </table:table-cell>
          <table:table-cell table:style-name="ce6" office:value-type="float" office:value="-4987.2" calcext:value-type="float">
            <text:p>(R$4.987,20)</text:p>
          </table:table-cell>
          <table:table-cell table:style-name="ce6" office:value-type="float" office:value="-7412.16" calcext:value-type="float">
            <text:p>(R$7.412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399.36" calcext:value-type="float">
            <text:p>(R$12.399,36)</text:p>
          </table:table-cell>
          <table:table-cell table:style-name="ce6" office:value-type="float" office:value="24703.33" calcext:value-type="float">
            <text:p>R$24.703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305" calcext:value-type="float">
            <text:p>4305</text:p>
          </table:table-cell>
          <table:table-cell table:style-name="ce3" office:value-type="string" calcext:value-type="string">
            <text:p>ANAIR MARIA DE SANTANA POR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66.8" calcext:value-type="float">
            <text:p>(R$2.66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1.71" calcext:value-type="float">
            <text:p>(R$3.931,71)</text:p>
          </table:table-cell>
          <table:table-cell table:style-name="ce6" office:value-type="float" office:value="12192.84" calcext:value-type="float">
            <text:p>R$12.19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9830" calcext:value-type="float">
            <text:p>29830</text:p>
          </table:table-cell>
          <table:table-cell table:style-name="ce3" office:value-type="string" calcext:value-type="string">
            <text:p>ANALICE SANTOS RAMOS DOS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4261.63" calcext:value-type="float">
            <text:p>R$4.261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261.63" calcext:value-type="float">
            <text:p>R$4.261,6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4261.63" calcext:value-type="float">
            <text:p>R$4.261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7017" calcext:value-type="float">
            <text:p>7017</text:p>
          </table:table-cell>
          <table:table-cell table:style-name="ce3" office:value-type="string" calcext:value-type="string">
            <text:p>ANAMARIA DE FARIAS TEIXEIRA BUE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6901.7" calcext:value-type="float">
            <text:p>R$6.901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834.02" calcext:value-type="float">
            <text:p>R$24.834,02 </text:p>
          </table:table-cell>
          <table:table-cell table:style-name="ce6" office:value-type="float" office:value="-2701.97" calcext:value-type="float">
            <text:p>(R$2.701,97)</text:p>
          </table:table-cell>
          <table:table-cell table:style-name="ce6" office:value-type="float" office:value="-5190.31" calcext:value-type="float">
            <text:p>(R$5.190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92.28" calcext:value-type="float">
            <text:p>(R$7.892,28)</text:p>
          </table:table-cell>
          <table:table-cell table:style-name="ce6" office:value-type="float" office:value="16941.74" calcext:value-type="float">
            <text:p>R$16.94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449" calcext:value-type="float">
            <text:p>2449</text:p>
          </table:table-cell>
          <table:table-cell table:style-name="ce3" office:value-type="string" calcext:value-type="string">
            <text:p>ANDERSON NUNES DE SOUZ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13645.95" calcext:value-type="float">
            <text:p>R$13.645,95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39.82" calcext:value-type="float">
            <text:p>R$14.739,82 </text:p>
          </table:table-cell>
          <table:table-cell table:style-name="ce6" office:value-type="float" office:value="-1036.43" calcext:value-type="float">
            <text:p>(R$1.036,43)</text:p>
          </table:table-cell>
          <table:table-cell table:style-name="ce6" office:value-type="float" office:value="-2768.15" calcext:value-type="float">
            <text:p>(R$2.768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04.58" calcext:value-type="float">
            <text:p>(R$3.804,58)</text:p>
          </table:table-cell>
          <table:table-cell table:style-name="ce6" office:value-type="float" office:value="10935.24" calcext:value-type="float">
            <text:p>R$10.935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31357" calcext:value-type="float">
            <text:p>31357</text:p>
          </table:table-cell>
          <table:table-cell table:style-name="ce3" office:value-type="string" calcext:value-type="string">
            <text:p>ANDRE MARIANO DINIZ MOR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6439.56" calcext:value-type="float">
            <text:p>R$6.439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439.56" calcext:value-type="float">
            <text:p>R$6.439,5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.93" calcext:value-type="float">
            <text:p>(R$628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.93" calcext:value-type="float">
            <text:p>(R$628,93)</text:p>
          </table:table-cell>
          <table:table-cell table:style-name="ce6" office:value-type="float" office:value="5810.63" calcext:value-type="float">
            <text:p>R$5.810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11" calcext:value-type="float">
            <text:p>4011</text:p>
          </table:table-cell>
          <table:table-cell table:style-name="ce3" office:value-type="string" calcext:value-type="string">
            <text:p>ANDREA GONCALVES MIRAN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.01" calcext:value-type="float">
            <text:p>R$15.751,01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3104.62" calcext:value-type="float">
            <text:p>(R$3.104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07.9" calcext:value-type="float">
            <text:p>(R$4.307,90)</text:p>
          </table:table-cell>
          <table:table-cell table:style-name="ce6" office:value-type="float" office:value="11443.11" calcext:value-type="float">
            <text:p>R$11.443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20842" calcext:value-type="float">
            <text:p>20842</text:p>
          </table:table-cell>
          <table:table-cell table:style-name="ce3" office:value-type="string" calcext:value-type="string">
            <text:p>ANEDME DA CUNHA PINTO BARBO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3591.91" calcext:value-type="float">
            <text:p>R$3.591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591.91" calcext:value-type="float">
            <text:p>R$3.591,9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.9" calcext:value-type="float">
            <text:p>(R$128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8.9" calcext:value-type="float">
            <text:p>(R$128,90)</text:p>
          </table:table-cell>
          <table:table-cell table:style-name="ce6" office:value-type="float" office:value="3463.01" calcext:value-type="float">
            <text:p>R$3.463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4810" calcext:value-type="float">
            <text:p>4810</text:p>
          </table:table-cell>
          <table:table-cell table:style-name="ce3" office:value-type="string" calcext:value-type="string">
            <text:p>ANEZIA MICHICO HIG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099.3" calcext:value-type="float">
            <text:p>R$15.099,3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22.43" calcext:value-type="float">
            <text:p>R$16.922,43 </text:p>
          </table:table-cell>
          <table:table-cell table:style-name="ce6" office:value-type="float" office:value="-1396.56" calcext:value-type="float">
            <text:p>(R$1.396,5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96.56" calcext:value-type="float">
            <text:p>(R$1.396,56)</text:p>
          </table:table-cell>
          <table:table-cell table:style-name="ce6" office:value-type="float" office:value="15525.87" calcext:value-type="float">
            <text:p>R$15.525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3042" calcext:value-type="float">
            <text:p>3042</text:p>
          </table:table-cell>
          <table:table-cell table:style-name="ce3" office:value-type="string" calcext:value-type="string">
            <text:p>ANGELA CRISTINA TEIXEIRA SANTAN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6109.99" calcext:value-type="float">
            <text:p>R$16.109,99 </text:p>
          </table:table-cell>
          <table:table-cell table:style-name="ce6" office:value-type="float" office:value="2440.34" calcext:value-type="float">
            <text:p>R$2.440,3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50.33" calcext:value-type="float">
            <text:p>R$18.550,33 </text:p>
          </table:table-cell>
          <table:table-cell table:style-name="ce6" office:value-type="float" office:value="-1665.16" calcext:value-type="float">
            <text:p>(R$1.665,16)</text:p>
          </table:table-cell>
          <table:table-cell table:style-name="ce6" office:value-type="float" office:value="-3223.82" calcext:value-type="float">
            <text:p>(R$3.223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88.98" calcext:value-type="float">
            <text:p>(R$4.888,98)</text:p>
          </table:table-cell>
          <table:table-cell table:style-name="ce6" office:value-type="float" office:value="13661.35" calcext:value-type="float">
            <text:p>R$13.661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94" calcext:value-type="float">
            <text:p>2294</text:p>
          </table:table-cell>
          <table:table-cell table:style-name="ce3" office:value-type="string" calcext:value-type="string">
            <text:p>ANGELA DE CARVALHO FER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872.14" calcext:value-type="float">
            <text:p>R$17.872,1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149.89" calcext:value-type="float">
            <text:p>R$22.149,89 </text:p>
          </table:table-cell>
          <table:table-cell table:style-name="ce6" office:value-type="float" office:value="-2259.09" calcext:value-type="float">
            <text:p>(R$2.259,09)</text:p>
          </table:table-cell>
          <table:table-cell table:style-name="ce6" office:value-type="float" office:value="-3998.23" calcext:value-type="float">
            <text:p>(R$3.99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57.32" calcext:value-type="float">
            <text:p>(R$6.257,32)</text:p>
          </table:table-cell>
          <table:table-cell table:style-name="ce6" office:value-type="float" office:value="15892.57" calcext:value-type="float">
            <text:p>R$15.892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3445" calcext:value-type="float">
            <text:p>3445</text:p>
          </table:table-cell>
          <table:table-cell table:style-name="ce3" office:value-type="string" calcext:value-type="string">
            <text:p>ANGELA MARIA CAPELAR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772.08" calcext:value-type="float">
            <text:p>R$1.772,0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9.59" calcext:value-type="float">
            <text:p>R$15.059,59 </text:p>
          </table:table-cell>
          <table:table-cell table:style-name="ce6" office:value-type="float" office:value="-1089.19" calcext:value-type="float">
            <text:p>(R$1.089,19)</text:p>
          </table:table-cell>
          <table:table-cell table:style-name="ce6" office:value-type="float" office:value="-2370.12" calcext:value-type="float">
            <text:p>(R$2.370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59.31" calcext:value-type="float">
            <text:p>(R$3.459,31)</text:p>
          </table:table-cell>
          <table:table-cell table:style-name="ce6" office:value-type="float" office:value="11600.28" calcext:value-type="float">
            <text:p>R$11.600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096" calcext:value-type="float">
            <text:p>4096</text:p>
          </table:table-cell>
          <table:table-cell table:style-name="ce3" office:value-type="string" calcext:value-type="string">
            <text:p>ANGELA MARIA DA SILVA MOU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80.11" calcext:value-type="float">
            <text:p>(R$3.080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5.78" calcext:value-type="float">
            <text:p>(R$4.265,78)</text:p>
          </table:table-cell>
          <table:table-cell table:style-name="ce6" office:value-type="float" office:value="11378.5" calcext:value-type="float">
            <text:p>R$11.378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28" calcext:value-type="float">
            <text:p>4028</text:p>
          </table:table-cell>
          <table:table-cell table:style-name="ce3" office:value-type="string" calcext:value-type="string">
            <text:p>ANGELA PEREIRA TIBURZ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2886.78" calcext:value-type="float">
            <text:p>(R$2.886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09.76" calcext:value-type="float">
            <text:p>(R$4.309,76)</text:p>
          </table:table-cell>
          <table:table-cell table:style-name="ce6" office:value-type="float" office:value="12772.77" calcext:value-type="float">
            <text:p>R$12.772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5906" calcext:value-type="float">
            <text:p>5906</text:p>
          </table:table-cell>
          <table:table-cell table:style-name="ce3" office:value-type="string" calcext:value-type="string">
            <text:p>ANGELA REIS GIADA</text:p>
          </table:table-cell>
          <table:table-cell table:style-name="ce4" office:value-type="string" calcext:value-type="string">
            <text:p>ANALISTA DO MPU/ODONTOLOGIA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483.8" calcext:value-type="float">
            <text:p>(R$4.483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78.1" calcext:value-type="float">
            <text:p>(R$6.678,10)</text:p>
          </table:table-cell>
          <table:table-cell table:style-name="ce6" office:value-type="float" office:value="15079.14" calcext:value-type="float">
            <text:p>R$15.079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79" calcext:value-type="float">
            <text:p>4579</text:p>
          </table:table-cell>
          <table:table-cell table:style-name="ce3" office:value-type="string" calcext:value-type="string">
            <text:p>ANGELICA LEMOS DO PRA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5424.92" calcext:value-type="float">
            <text:p>R$5.424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577.59" calcext:value-type="float">
            <text:p>R$20.577,59 </text:p>
          </table:table-cell>
          <table:table-cell table:style-name="ce6" office:value-type="float" office:value="-1999.66" calcext:value-type="float">
            <text:p>(R$1.999,66)</text:p>
          </table:table-cell>
          <table:table-cell table:style-name="ce6" office:value-type="float" office:value="-3689.33" calcext:value-type="float">
            <text:p>(R$3.689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88.99" calcext:value-type="float">
            <text:p>(R$5.688,99)</text:p>
          </table:table-cell>
          <table:table-cell table:style-name="ce6" office:value-type="float" office:value="14888.6" calcext:value-type="float">
            <text:p>R$14.888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47" calcext:value-type="float">
            <text:p>2247</text:p>
          </table:table-cell>
          <table:table-cell table:style-name="ce3" office:value-type="string" calcext:value-type="string">
            <text:p>ANGELINA BISPO GI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34.86" calcext:value-type="float">
            <text:p>R$21.434,86 </text:p>
          </table:table-cell>
          <table:table-cell table:style-name="ce6" office:value-type="float" office:value="-2141.11" calcext:value-type="float">
            <text:p>(R$2.141,11)</text:p>
          </table:table-cell>
          <table:table-cell table:style-name="ce6" office:value-type="float" office:value="-3886.18" calcext:value-type="float">
            <text:p>(R$3.886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27.29" calcext:value-type="float">
            <text:p>(R$6.027,29)</text:p>
          </table:table-cell>
          <table:table-cell table:style-name="ce6" office:value-type="float" office:value="15407.57" calcext:value-type="float">
            <text:p>R$15.407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870" calcext:value-type="float">
            <text:p>2870</text:p>
          </table:table-cell>
          <table:table-cell table:style-name="ce3" office:value-type="string" calcext:value-type="string">
            <text:p>ANGELITA VALE CARVA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3212.77" calcext:value-type="float">
            <text:p>R$3.212,7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94.01" calcext:value-type="float">
            <text:p>R$17.194,01 </text:p>
          </table:table-cell>
          <table:table-cell table:style-name="ce6" office:value-type="float" office:value="-1441.37" calcext:value-type="float">
            <text:p>(R$1.441,37)</text:p>
          </table:table-cell>
          <table:table-cell table:style-name="ce6" office:value-type="float" office:value="-2860.24" calcext:value-type="float">
            <text:p>(R$2.860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01.61" calcext:value-type="float">
            <text:p>(R$4.301,61)</text:p>
          </table:table-cell>
          <table:table-cell table:style-name="ce6" office:value-type="float" office:value="12892.4" calcext:value-type="float">
            <text:p>R$12.892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ETROPOLIS</text:p>
          </table:table-cell>
          <table:table-cell table:style-name="ce4" office:value-type="float" office:value="7732" calcext:value-type="float">
            <text:p>7732</text:p>
          </table:table-cell>
          <table:table-cell table:style-name="ce3" office:value-type="string" calcext:value-type="string">
            <text:p>ANICELIO TAVARES MARTIN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15" calcext:value-type="float">
            <text:p>4815</text:p>
          </table:table-cell>
          <table:table-cell table:style-name="ce3" office:value-type="string" calcext:value-type="string">
            <text:p>ANITA LUSTOSA ELVAS NOGU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15.02" calcext:value-type="float">
            <text:p>R$14.915,02 </text:p>
          </table:table-cell>
          <table:table-cell table:style-name="ce6" office:value-type="float" office:value="-1065.34" calcext:value-type="float">
            <text:p>(R$1.065,3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65.34" calcext:value-type="float">
            <text:p>(R$1.065,34)</text:p>
          </table:table-cell>
          <table:table-cell table:style-name="ce6" office:value-type="float" office:value="13849.68" calcext:value-type="float">
            <text:p>R$13.849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610" calcext:value-type="float">
            <text:p>4610</text:p>
          </table:table-cell>
          <table:table-cell table:style-name="ce3" office:value-type="string" calcext:value-type="string">
            <text:p>ANNA CATHARINA WENSE DIA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794.5" calcext:value-type="float">
            <text:p>R$20.794,50 </text:p>
          </table:table-cell>
          <table:table-cell table:style-name="ce6" office:value-type="float" office:value="-2035.45" calcext:value-type="float">
            <text:p>(R$2.035,45)</text:p>
          </table:table-cell>
          <table:table-cell table:style-name="ce6" office:value-type="float" office:value="-3739.14" calcext:value-type="float">
            <text:p>(R$3.73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74.59" calcext:value-type="float">
            <text:p>(R$5.774,59)</text:p>
          </table:table-cell>
          <table:table-cell table:style-name="ce6" office:value-type="float" office:value="15019.91" calcext:value-type="float">
            <text:p>R$15.019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0502" calcext:value-type="float">
            <text:p>20502</text:p>
          </table:table-cell>
          <table:table-cell table:style-name="ce3" office:value-type="string" calcext:value-type="string">
            <text:p>ANNA DENIR TAVARES CARLOS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19.49" calcext:value-type="float">
            <text:p>R$15.419,4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42.62" calcext:value-type="float">
            <text:p>R$17.242,62 </text:p>
          </table:table-cell>
          <table:table-cell table:style-name="ce6" office:value-type="float" office:value="-1449.39" calcext:value-type="float">
            <text:p>(R$1.449,3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49.39" calcext:value-type="float">
            <text:p>(R$1.449,39)</text:p>
          </table:table-cell>
          <table:table-cell table:style-name="ce6" office:value-type="float" office:value="15793.23" calcext:value-type="float">
            <text:p>R$15.793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020" calcext:value-type="float">
            <text:p>9020</text:p>
          </table:table-cell>
          <table:table-cell table:style-name="ce3" office:value-type="string" calcext:value-type="string">
            <text:p>ANNA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9.78" calcext:value-type="float">
            <text:p>R$17.289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9.78" calcext:value-type="float">
            <text:p>R$17.289,78 </text:p>
          </table:table-cell>
          <table:table-cell table:style-name="ce6" office:value-type="float" office:value="-1457.17" calcext:value-type="float">
            <text:p>(R$1.457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7.17" calcext:value-type="float">
            <text:p>(R$1.457,17)</text:p>
          </table:table-cell>
          <table:table-cell table:style-name="ce6" office:value-type="float" office:value="15832.61" calcext:value-type="float">
            <text:p>R$15.83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21914" calcext:value-type="float">
            <text:p>21914</text:p>
          </table:table-cell>
          <table:table-cell table:style-name="ce3" office:value-type="string" calcext:value-type="string">
            <text:p>ANSELMO JORGE PALAZ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12.77" calcext:value-type="float">
            <text:p>(R$1.912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79.54" calcext:value-type="float">
            <text:p>(R$2.679,54)</text:p>
          </table:table-cell>
          <table:table-cell table:style-name="ce6" office:value-type="float" office:value="10394.52" calcext:value-type="float">
            <text:p>R$10.394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50" calcext:value-type="float">
            <text:p>4350</text:p>
          </table:table-cell>
          <table:table-cell table:style-name="ce3" office:value-type="string" calcext:value-type="string">
            <text:p>ANTONINHO LUIZ DE CARVALH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5425.11" calcext:value-type="float">
            <text:p>R$25.425,11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230.08" calcext:value-type="float">
            <text:p>R$28.230,08 </text:p>
          </table:table-cell>
          <table:table-cell table:style-name="ce6" office:value-type="float" office:value="-3301.41" calcext:value-type="float">
            <text:p>(R$3.301,41)</text:p>
          </table:table-cell>
          <table:table-cell table:style-name="ce6" office:value-type="float" office:value="-5383.65" calcext:value-type="float">
            <text:p>(R$5.383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85.06" calcext:value-type="float">
            <text:p>(R$8.685,06)</text:p>
          </table:table-cell>
          <table:table-cell table:style-name="ce6" office:value-type="float" office:value="19545.02" calcext:value-type="float">
            <text:p>R$19.545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27" calcext:value-type="float">
            <text:p>4627</text:p>
          </table:table-cell>
          <table:table-cell table:style-name="ce3" office:value-type="string" calcext:value-type="string">
            <text:p>ANTONIO APARECIDO GOMES NASCIMEN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2713.07" calcext:value-type="float">
            <text:p>R$2.713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67.4" calcext:value-type="float">
            <text:p>R$16.267,40 </text:p>
          </table:table-cell>
          <table:table-cell table:style-name="ce6" office:value-type="float" office:value="-1288.48" calcext:value-type="float">
            <text:p>(R$1.288,48)</text:p>
          </table:table-cell>
          <table:table-cell table:style-name="ce6" office:value-type="float" office:value="-3118.92" calcext:value-type="float">
            <text:p>(R$3.118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07.4" calcext:value-type="float">
            <text:p>(R$4.407,40)</text:p>
          </table:table-cell>
          <table:table-cell table:style-name="ce6" office:value-type="float" office:value="11860" calcext:value-type="float">
            <text:p>R$11.860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023" calcext:value-type="float">
            <text:p>9023</text:p>
          </table:table-cell>
          <table:table-cell table:style-name="ce3" office:value-type="string" calcext:value-type="string">
            <text:p>ANTONIO AURELIO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-893.65" calcext:value-type="float">
            <text:p>(R$893,6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93.65" calcext:value-type="float">
            <text:p>(R$893,65)</text:p>
          </table:table-cell>
          <table:table-cell table:style-name="ce6" office:value-type="float" office:value="12980.86" calcext:value-type="float">
            <text:p>R$12.980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047" calcext:value-type="float">
            <text:p>10047</text:p>
          </table:table-cell>
          <table:table-cell table:style-name="ce3" office:value-type="string" calcext:value-type="string">
            <text:p>ANTONIO BORGES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15481.31" calcext:value-type="float">
            <text:p>R$15.481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4073" calcext:value-type="float">
            <text:p>4073</text:p>
          </table:table-cell>
          <table:table-cell table:style-name="ce3" office:value-type="string" calcext:value-type="string">
            <text:p>ANTONIO CARLINDO APONIANO L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066.55" calcext:value-type="float">
            <text:p>R$11.066,5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889.68" calcext:value-type="float">
            <text:p>R$12.889,68 </text:p>
          </table:table-cell>
          <table:table-cell table:style-name="ce6" office:value-type="float" office:value="-740.03" calcext:value-type="float">
            <text:p>(R$740,03)</text:p>
          </table:table-cell>
          <table:table-cell table:style-name="ce6" office:value-type="float" office:value="-1051.47" calcext:value-type="float">
            <text:p>(R$1.051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91.5" calcext:value-type="float">
            <text:p>(R$1.791,50)</text:p>
          </table:table-cell>
          <table:table-cell table:style-name="ce6" office:value-type="float" office:value="11098.18" calcext:value-type="float">
            <text:p>R$11.098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433" calcext:value-type="float">
            <text:p>4433</text:p>
          </table:table-cell>
          <table:table-cell table:style-name="ce3" office:value-type="string" calcext:value-type="string">
            <text:p>ANTONIO CARLOS MEND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.01" calcext:value-type="float">
            <text:p>R$15.751,01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2528.89" calcext:value-type="float">
            <text:p>(R$2.528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32.17" calcext:value-type="float">
            <text:p>(R$3.732,17)</text:p>
          </table:table-cell>
          <table:table-cell table:style-name="ce6" office:value-type="float" office:value="12018.84" calcext:value-type="float">
            <text:p>R$12.018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30" calcext:value-type="float">
            <text:p>4130</text:p>
          </table:table-cell>
          <table:table-cell table:style-name="ce3" office:value-type="string" calcext:value-type="string">
            <text:p>ANTONIO CARLOS MOREIRA DA FONSEC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359.99" calcext:value-type="float">
            <text:p>R$17.359,99 </text:p>
          </table:table-cell>
          <table:table-cell table:style-name="ce6" office:value-type="float" office:value="-1468.76" calcext:value-type="float">
            <text:p>(R$1.468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68.76" calcext:value-type="float">
            <text:p>(R$1.468,76)</text:p>
          </table:table-cell>
          <table:table-cell table:style-name="ce6" office:value-type="float" office:value="15891.23" calcext:value-type="float">
            <text:p>R$15.891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TUBARAO</text:p>
          </table:table-cell>
          <table:table-cell table:style-name="ce4" office:value-type="float" office:value="4588" calcext:value-type="float">
            <text:p>4588</text:p>
          </table:table-cell>
          <table:table-cell table:style-name="ce3" office:value-type="string" calcext:value-type="string">
            <text:p>ANTONIO CARLOS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2721.52" calcext:value-type="float">
            <text:p>R$22.721,52 </text:p>
          </table:table-cell>
          <table:table-cell table:style-name="ce6" office:value-type="float" office:value="6237.27" calcext:value-type="float">
            <text:p>R$6.237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958.79" calcext:value-type="float">
            <text:p>R$28.958,79 </text:p>
          </table:table-cell>
          <table:table-cell table:style-name="ce6" office:value-type="float" office:value="-3439.86" calcext:value-type="float">
            <text:p>(R$3.439,8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439.86" calcext:value-type="float">
            <text:p>(R$3.439,86)</text:p>
          </table:table-cell>
          <table:table-cell table:style-name="ce6" office:value-type="float" office:value="25518.93" calcext:value-type="float">
            <text:p>R$25.518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3830" calcext:value-type="float">
            <text:p>3830</text:p>
          </table:table-cell>
          <table:table-cell table:style-name="ce3" office:value-type="string" calcext:value-type="string">
            <text:p>ANTONIO EUSTAQUIO BRACARENSE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18.95" calcext:value-type="float">
            <text:p>R$13.918,95 </text:p>
          </table:table-cell>
          <table:table-cell table:style-name="ce6" office:value-type="float" office:value="-900.99" calcext:value-type="float">
            <text:p>(R$900,99)</text:p>
          </table:table-cell>
          <table:table-cell table:style-name="ce6" office:value-type="float" office:value="-2683.93" calcext:value-type="float">
            <text:p>(R$2.683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84.92" calcext:value-type="float">
            <text:p>(R$3.584,92)</text:p>
          </table:table-cell>
          <table:table-cell table:style-name="ce6" office:value-type="float" office:value="10334.03" calcext:value-type="float">
            <text:p>R$10.334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BERNARDO</text:p>
          </table:table-cell>
          <table:table-cell table:style-name="ce4" office:value-type="float" office:value="5247" calcext:value-type="float">
            <text:p>5247</text:p>
          </table:table-cell>
          <table:table-cell table:style-name="ce3" office:value-type="string" calcext:value-type="string">
            <text:p>ANTONIO FERNANDE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-2359.13" calcext:value-type="float">
            <text:p>(R$2.359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10.42" calcext:value-type="float">
            <text:p>(R$3.110,42)</text:p>
          </table:table-cell>
          <table:table-cell table:style-name="ce6" office:value-type="float" office:value="9856.91" calcext:value-type="float">
            <text:p>R$9.856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70" calcext:value-type="float">
            <text:p>4270</text:p>
          </table:table-cell>
          <table:table-cell table:style-name="ce3" office:value-type="string" calcext:value-type="string">
            <text:p>ANTONIO FRANCISC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7069.7" calcext:value-type="float">
            <text:p>R$7.069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069.7" calcext:value-type="float">
            <text:p>R$7.069,7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2.43" calcext:value-type="float">
            <text:p>(R$472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2.43" calcext:value-type="float">
            <text:p>(R$472,43)</text:p>
          </table:table-cell>
          <table:table-cell table:style-name="ce6" office:value-type="float" office:value="6597.27" calcext:value-type="float">
            <text:p>R$6.597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68" calcext:value-type="float">
            <text:p>4068</text:p>
          </table:table-cell>
          <table:table-cell table:style-name="ce3" office:value-type="string" calcext:value-type="string">
            <text:p>ANTONIO JERONIMO CAMPOS MAGALHA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61.29" calcext:value-type="float">
            <text:p>R$14.061,29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6.26" calcext:value-type="float">
            <text:p>R$16.866,26 </text:p>
          </table:table-cell>
          <table:table-cell table:style-name="ce6" office:value-type="float" office:value="-1387.29" calcext:value-type="float">
            <text:p>(R$1.387,29)</text:p>
          </table:table-cell>
          <table:table-cell table:style-name="ce6" office:value-type="float" office:value="-3308.57" calcext:value-type="float">
            <text:p>(R$3.308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95.86" calcext:value-type="float">
            <text:p>(R$4.695,86)</text:p>
          </table:table-cell>
          <table:table-cell table:style-name="ce6" office:value-type="float" office:value="12170.4" calcext:value-type="float">
            <text:p>R$12.170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198" calcext:value-type="float">
            <text:p>5198</text:p>
          </table:table-cell>
          <table:table-cell table:style-name="ce3" office:value-type="string" calcext:value-type="string">
            <text:p>ANTONIO JOAO DA CRUZ PAIAO</text:p>
          </table:table-cell>
          <table:table-cell table:style-name="ce4" office:value-type="string" calcext:value-type="string">
            <text:p>ANALISTA DE ECONOMIA/PERITO</text:p>
          </table:table-cell>
          <table:table-cell table:style-name="ce6" office:value-type="float" office:value="22326.34" calcext:value-type="float">
            <text:p>R$22.326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-2288.21" calcext:value-type="float">
            <text:p>(R$2.288,21)</text:p>
          </table:table-cell>
          <table:table-cell table:style-name="ce6" office:value-type="float" office:value="-4038.75" calcext:value-type="float">
            <text:p>(R$4.03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26.96" calcext:value-type="float">
            <text:p>(R$6.326,96)</text:p>
          </table:table-cell>
          <table:table-cell table:style-name="ce6" office:value-type="float" office:value="15999.38" calcext:value-type="float">
            <text:p>R$15.999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203" calcext:value-type="float">
            <text:p>2203</text:p>
          </table:table-cell>
          <table:table-cell table:style-name="ce3" office:value-type="string" calcext:value-type="string">
            <text:p>ANTONIO JOSE DE LUCENA ROM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44.12" calcext:value-type="float">
            <text:p>R$15.244,12 </text:p>
          </table:table-cell>
          <table:table-cell table:style-name="ce6" office:value-type="float" office:value="-1119.64" calcext:value-type="float">
            <text:p>(R$1.119,64)</text:p>
          </table:table-cell>
          <table:table-cell table:style-name="ce6" office:value-type="float" office:value="-2412.5" calcext:value-type="float">
            <text:p>(R$2.412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2.14" calcext:value-type="float">
            <text:p>(R$3.532,14)</text:p>
          </table:table-cell>
          <table:table-cell table:style-name="ce6" office:value-type="float" office:value="11711.98" calcext:value-type="float">
            <text:p>R$11.711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49" calcext:value-type="float">
            <text:p>9349</text:p>
          </table:table-cell>
          <table:table-cell table:style-name="ce3" office:value-type="string" calcext:value-type="string">
            <text:p>ANTONIO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6" calcext:value-type="float">
            <text:p>R$14.248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9" calcext:value-type="float">
            <text:p>R$16.071,19 </text:p>
          </table:table-cell>
          <table:table-cell table:style-name="ce6" office:value-type="float" office:value="-1256.11" calcext:value-type="float">
            <text:p>(R$1.256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56.11" calcext:value-type="float">
            <text:p>(R$1.256,11)</text:p>
          </table:table-cell>
          <table:table-cell table:style-name="ce6" office:value-type="float" office:value="14815.08" calcext:value-type="float">
            <text:p>R$14.815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64" calcext:value-type="float">
            <text:p>2864</text:p>
          </table:table-cell>
          <table:table-cell table:style-name="ce3" office:value-type="string" calcext:value-type="string">
            <text:p>ANTONIO SOARES DA SILVA JUNIO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68.24" calcext:value-type="float">
            <text:p>R$14.568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-1008.12" calcext:value-type="float">
            <text:p>(R$1.008,12)</text:p>
          </table:table-cell>
          <table:table-cell table:style-name="ce6" office:value-type="float" office:value="-2257.3" calcext:value-type="float">
            <text:p>(R$2.257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65.42" calcext:value-type="float">
            <text:p>(R$3.265,42)</text:p>
          </table:table-cell>
          <table:table-cell table:style-name="ce6" office:value-type="float" office:value="11302.82" calcext:value-type="float">
            <text:p>R$11.302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977" calcext:value-type="float">
            <text:p>5977</text:p>
          </table:table-cell>
          <table:table-cell table:style-name="ce3" office:value-type="string" calcext:value-type="string">
            <text:p>ANTONIO TEOFILO NASSIF</text:p>
          </table:table-cell>
          <table:table-cell table:style-name="ce4" office:value-type="string" calcext:value-type="string">
            <text:p>ANALISTA DE INFORMATICA - SUPORTE TÉCNICO</text:p>
          </table:table-cell>
          <table:table-cell table:style-name="ce6" office:value-type="float" office:value="23989.87" calcext:value-type="float">
            <text:p>R$23.989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989.87" calcext:value-type="float">
            <text:p>R$23.989,87 </text:p>
          </table:table-cell>
          <table:table-cell table:style-name="ce6" office:value-type="float" office:value="-2562.69" calcext:value-type="float">
            <text:p>(R$2.562,69)</text:p>
          </table:table-cell>
          <table:table-cell table:style-name="ce6" office:value-type="float" office:value="-4472.88" calcext:value-type="float">
            <text:p>(R$4.472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35.57" calcext:value-type="float">
            <text:p>(R$7.035,57)</text:p>
          </table:table-cell>
          <table:table-cell table:style-name="ce6" office:value-type="float" office:value="16954.3" calcext:value-type="float">
            <text:p>R$16.954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115" calcext:value-type="float">
            <text:p>6115</text:p>
          </table:table-cell>
          <table:table-cell table:style-name="ce3" office:value-type="string" calcext:value-type="string">
            <text:p>ANTONIO VENERANDO DA SILVA</text:p>
          </table:table-cell>
          <table:table-cell table:style-name="ce4" office:value-type="string" calcext:value-type="string">
            <text:p>ANALISTA DO MPU/PERITO EM CONTABILIDADE</text:p>
          </table:table-cell>
          <table:table-cell table:style-name="ce6" office:value-type="float" office:value="22238.79" calcext:value-type="float">
            <text:p>R$22.238,79 </text:p>
          </table:table-cell>
          <table:table-cell table:style-name="ce6" office:value-type="float" office:value="4889.45" calcext:value-type="float">
            <text:p>R$4.889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128.24" calcext:value-type="float">
            <text:p>R$27.128,24 </text:p>
          </table:table-cell>
          <table:table-cell table:style-name="ce6" office:value-type="float" office:value="-3092.06" calcext:value-type="float">
            <text:p>(R$3.092,06)</text:p>
          </table:table-cell>
          <table:table-cell table:style-name="ce6" office:value-type="float" office:value="-5138.21" calcext:value-type="float">
            <text:p>(R$5.138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30.27" calcext:value-type="float">
            <text:p>(R$8.230,27)</text:p>
          </table:table-cell>
          <table:table-cell table:style-name="ce6" office:value-type="float" office:value="18897.97" calcext:value-type="float">
            <text:p>R$18.897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104" calcext:value-type="float">
            <text:p>6104</text:p>
          </table:table-cell>
          <table:table-cell table:style-name="ce3" office:value-type="string" calcext:value-type="string">
            <text:p>ANTONIO YOSHINOBU KUWAE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1538.36" calcext:value-type="float">
            <text:p>R$21.538,3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538.36" calcext:value-type="float">
            <text:p>R$21.538,36 </text:p>
          </table:table-cell>
          <table:table-cell table:style-name="ce6" office:value-type="float" office:value="-2158.19" calcext:value-type="float">
            <text:p>(R$2.158,19)</text:p>
          </table:table-cell>
          <table:table-cell table:style-name="ce6" office:value-type="float" office:value="-3909.95" calcext:value-type="float">
            <text:p>(R$3.909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68.14" calcext:value-type="float">
            <text:p>(R$6.068,14)</text:p>
          </table:table-cell>
          <table:table-cell table:style-name="ce6" office:value-type="float" office:value="15470.22" calcext:value-type="float">
            <text:p>R$15.470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34" calcext:value-type="float">
            <text:p>4634</text:p>
          </table:table-cell>
          <table:table-cell table:style-name="ce3" office:value-type="string" calcext:value-type="string">
            <text:p>APARECIDA AUGUSTA PIMENTE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59.02" calcext:value-type="float">
            <text:p>R$22.659,02 </text:p>
          </table:table-cell>
          <table:table-cell table:style-name="ce6" office:value-type="float" office:value="-2343.1" calcext:value-type="float">
            <text:p>(R$2.343,1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43.1" calcext:value-type="float">
            <text:p>(R$2.343,10)</text:p>
          </table:table-cell>
          <table:table-cell table:style-name="ce6" office:value-type="float" office:value="20315.92" calcext:value-type="float">
            <text:p>R$20.315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0" calcext:value-type="float">
            <text:p>4510</text:p>
          </table:table-cell>
          <table:table-cell table:style-name="ce3" office:value-type="string" calcext:value-type="string">
            <text:p>APARECIDA DOS SANTOS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15614.99" calcext:value-type="float">
            <text:p>R$15.614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169" calcext:value-type="float">
            <text:p>4169</text:p>
          </table:table-cell>
          <table:table-cell table:style-name="ce3" office:value-type="string" calcext:value-type="string">
            <text:p>APARECIDA MODES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117.97" calcext:value-type="float">
            <text:p>R$16.117,97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844.67" calcext:value-type="float">
            <text:p>R$20.844,67 </text:p>
          </table:table-cell>
          <table:table-cell table:style-name="ce6" office:value-type="float" office:value="-2043.73" calcext:value-type="float">
            <text:p>(R$2.043,73)</text:p>
          </table:table-cell>
          <table:table-cell table:style-name="ce6" office:value-type="float" office:value="-3750.66" calcext:value-type="float">
            <text:p>(R$3.750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94.39" calcext:value-type="float">
            <text:p>(R$5.794,39)</text:p>
          </table:table-cell>
          <table:table-cell table:style-name="ce6" office:value-type="float" office:value="15050.28" calcext:value-type="float">
            <text:p>R$15.050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10458" calcext:value-type="float">
            <text:p>10458</text:p>
          </table:table-cell>
          <table:table-cell table:style-name="ce3" office:value-type="string" calcext:value-type="string">
            <text:p>APARECIDO MINICHIELL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12489.79" calcext:value-type="float">
            <text:p>R$12.48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895" calcext:value-type="float">
            <text:p>4895</text:p>
          </table:table-cell>
          <table:table-cell table:style-name="ce3" office:value-type="string" calcext:value-type="string">
            <text:p>APOLINARIO DIONISIO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248.06" calcext:value-type="float">
            <text:p>R$14.248,06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77.3" calcext:value-type="float">
            <text:p>R$14.977,30 </text:p>
          </table:table-cell>
          <table:table-cell table:style-name="ce6" office:value-type="float" office:value="-1075.61" calcext:value-type="float">
            <text:p>(R$1.075,61)</text:p>
          </table:table-cell>
          <table:table-cell table:style-name="ce6" office:value-type="float" office:value="-2403.37" calcext:value-type="float">
            <text:p>(R$2.403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8.98" calcext:value-type="float">
            <text:p>(R$3.478,98)</text:p>
          </table:table-cell>
          <table:table-cell table:style-name="ce6" office:value-type="float" office:value="11498.32" calcext:value-type="float">
            <text:p>R$11.498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6217" calcext:value-type="float">
            <text:p>26217</text:p>
          </table:table-cell>
          <table:table-cell table:style-name="ce3" office:value-type="string" calcext:value-type="string">
            <text:p>APONICE PEREIRA VERICIM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-1939.81" calcext:value-type="float">
            <text:p>(R$1.93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1.1" calcext:value-type="float">
            <text:p>(R$2.691,10)</text:p>
          </table:table-cell>
          <table:table-cell table:style-name="ce6" office:value-type="float" office:value="10276.23" calcext:value-type="float">
            <text:p>R$10.276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3106" calcext:value-type="float">
            <text:p>3106</text:p>
          </table:table-cell>
          <table:table-cell table:style-name="ce3" office:value-type="string" calcext:value-type="string">
            <text:p>ARENO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625.66" calcext:value-type="float">
            <text:p>R$12.625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25.66" calcext:value-type="float">
            <text:p>R$12.625,66 </text:p>
          </table:table-cell>
          <table:table-cell table:style-name="ce6" office:value-type="float" office:value="-701.75" calcext:value-type="float">
            <text:p>(R$701,75)</text:p>
          </table:table-cell>
          <table:table-cell table:style-name="ce6" office:value-type="float" office:value="-1859.48" calcext:value-type="float">
            <text:p>(R$1.859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61.23" calcext:value-type="float">
            <text:p>(R$2.561,23)</text:p>
          </table:table-cell>
          <table:table-cell table:style-name="ce6" office:value-type="float" office:value="10064.43" calcext:value-type="float">
            <text:p>R$10.064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088" calcext:value-type="float">
            <text:p>5088</text:p>
          </table:table-cell>
          <table:table-cell table:style-name="ce3" office:value-type="string" calcext:value-type="string">
            <text:p>ARILDO OLIVEIRA SILV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19987.4" calcext:value-type="float">
            <text:p>R$19.987,4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987.4" calcext:value-type="float">
            <text:p>R$19.987,40 </text:p>
          </table:table-cell>
          <table:table-cell table:style-name="ce6" office:value-type="float" office:value="-1902.28" calcext:value-type="float">
            <text:p>(R$1.902,28)</text:p>
          </table:table-cell>
          <table:table-cell table:style-name="ce6" office:value-type="float" office:value="-2954.39" calcext:value-type="float">
            <text:p>(R$2.954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56.67" calcext:value-type="float">
            <text:p>(R$4.856,67)</text:p>
          </table:table-cell>
          <table:table-cell table:style-name="ce6" office:value-type="float" office:value="15130.73" calcext:value-type="float">
            <text:p>R$15.130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2101" calcext:value-type="float">
            <text:p>2101</text:p>
          </table:table-cell>
          <table:table-cell table:style-name="ce3" office:value-type="string" calcext:value-type="string">
            <text:p>ARILDO PEREIR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84.64" calcext:value-type="float">
            <text:p>R$16.284,64 </text:p>
          </table:table-cell>
          <table:table-cell table:style-name="ce6" office:value-type="float" office:value="-1291.33" calcext:value-type="float">
            <text:p>(R$1.291,3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91.33" calcext:value-type="float">
            <text:p>(R$1.291,33)</text:p>
          </table:table-cell>
          <table:table-cell table:style-name="ce6" office:value-type="float" office:value="14993.31" calcext:value-type="float">
            <text:p>R$14.993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898" calcext:value-type="float">
            <text:p>3898</text:p>
          </table:table-cell>
          <table:table-cell table:style-name="ce3" office:value-type="string" calcext:value-type="string">
            <text:p>ARIOVALDO OLIVEIR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313.08" calcext:value-type="float">
            <text:p>R$11.313,08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677.7" calcext:value-type="float">
            <text:p>R$11.677,70 </text:p>
          </table:table-cell>
          <table:table-cell table:style-name="ce6" office:value-type="float" office:value="-564.3" calcext:value-type="float">
            <text:p>(R$564,30)</text:p>
          </table:table-cell>
          <table:table-cell table:style-name="ce6" office:value-type="float" office:value="-536.26" calcext:value-type="float">
            <text:p>(R$536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00.56" calcext:value-type="float">
            <text:p>(R$1.100,56)</text:p>
          </table:table-cell>
          <table:table-cell table:style-name="ce6" office:value-type="float" office:value="10577.14" calcext:value-type="float">
            <text:p>R$10.577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ASSIS</text:p>
          </table:table-cell>
          <table:table-cell table:style-name="ce4" office:value-type="float" office:value="4219" calcext:value-type="float">
            <text:p>4219</text:p>
          </table:table-cell>
          <table:table-cell table:style-name="ce3" office:value-type="string" calcext:value-type="string">
            <text:p>ARIVALDO ALVES PE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.01" calcext:value-type="float">
            <text:p>R$15.751,01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2581.03" calcext:value-type="float">
            <text:p>(R$2.581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84.31" calcext:value-type="float">
            <text:p>(R$3.784,31)</text:p>
          </table:table-cell>
          <table:table-cell table:style-name="ce6" office:value-type="float" office:value="11966.7" calcext:value-type="float">
            <text:p>R$11.966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5547" calcext:value-type="float">
            <text:p>5547</text:p>
          </table:table-cell>
          <table:table-cell table:style-name="ce3" office:value-type="string" calcext:value-type="string">
            <text:p>ARLENE DE ANDRADE SAMPAIO FIGUEIRED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2080.38" calcext:value-type="float">
            <text:p>R$2.080,3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54.89" calcext:value-type="float">
            <text:p>R$15.954,89 </text:p>
          </table:table-cell>
          <table:table-cell table:style-name="ce6" office:value-type="float" office:value="-1236.92" calcext:value-type="float">
            <text:p>(R$1.236,92)</text:p>
          </table:table-cell>
          <table:table-cell table:style-name="ce6" office:value-type="float" office:value="-3151.44" calcext:value-type="float">
            <text:p>(R$3.151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8.36" calcext:value-type="float">
            <text:p>(R$4.388,36)</text:p>
          </table:table-cell>
          <table:table-cell table:style-name="ce6" office:value-type="float" office:value="11566.53" calcext:value-type="float">
            <text:p>R$11.566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18" calcext:value-type="float">
            <text:p>4318</text:p>
          </table:table-cell>
          <table:table-cell table:style-name="ce3" office:value-type="string" calcext:value-type="string">
            <text:p>ARLENE DE LIMA VALENC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726.06" calcext:value-type="float">
            <text:p>R$10.726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549.19" calcext:value-type="float">
            <text:p>R$12.549,19 </text:p>
          </table:table-cell>
          <table:table-cell table:style-name="ce6" office:value-type="float" office:value="-690.66" calcext:value-type="float">
            <text:p>(R$690,6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90.66" calcext:value-type="float">
            <text:p>(R$690,66)</text:p>
          </table:table-cell>
          <table:table-cell table:style-name="ce6" office:value-type="float" office:value="11858.53" calcext:value-type="float">
            <text:p>R$11.858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034" calcext:value-type="float">
            <text:p>9034</text:p>
          </table:table-cell>
          <table:table-cell table:style-name="ce3" office:value-type="string" calcext:value-type="string">
            <text:p>ARLETE ROC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32.94" calcext:value-type="float">
            <text:p>R$15.632,94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26.81" calcext:value-type="float">
            <text:p>R$16.726,81 </text:p>
          </table:table-cell>
          <table:table-cell table:style-name="ce6" office:value-type="float" office:value="-1364.28" calcext:value-type="float">
            <text:p>(R$1.364,28)</text:p>
          </table:table-cell>
          <table:table-cell table:style-name="ce6" office:value-type="float" office:value="-2805.1" calcext:value-type="float">
            <text:p>(R$2.805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9.38" calcext:value-type="float">
            <text:p>(R$4.169,38)</text:p>
          </table:table-cell>
          <table:table-cell table:style-name="ce6" office:value-type="float" office:value="12557.43" calcext:value-type="float">
            <text:p>R$12.557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70" calcext:value-type="float">
            <text:p>4370</text:p>
          </table:table-cell>
          <table:table-cell table:style-name="ce3" office:value-type="string" calcext:value-type="string">
            <text:p>ARLITO MELO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73.08" calcext:value-type="float">
            <text:p>R$15.873,08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78.05" calcext:value-type="float">
            <text:p>R$18.678,05 </text:p>
          </table:table-cell>
          <table:table-cell table:style-name="ce6" office:value-type="float" office:value="-1686.24" calcext:value-type="float">
            <text:p>(R$1.686,2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686.24" calcext:value-type="float">
            <text:p>(R$1.686,24)</text:p>
          </table:table-cell>
          <table:table-cell table:style-name="ce6" office:value-type="float" office:value="16991.81" calcext:value-type="float">
            <text:p>R$16.991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6044" calcext:value-type="float">
            <text:p>6044</text:p>
          </table:table-cell>
          <table:table-cell table:style-name="ce3" office:value-type="string" calcext:value-type="string">
            <text:p>ARMINIO RICARDO DE ASSIS BRAVO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72.31" calcext:value-type="float">
            <text:p>R$13.972,31 </text:p>
          </table:table-cell>
          <table:table-cell table:style-name="ce6" office:value-type="float" office:value="-909.79" calcext:value-type="float">
            <text:p>(R$909,7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09.79" calcext:value-type="float">
            <text:p>(R$909,79)</text:p>
          </table:table-cell>
          <table:table-cell table:style-name="ce6" office:value-type="float" office:value="13062.52" calcext:value-type="float">
            <text:p>R$13.062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34" calcext:value-type="float">
            <text:p>23334</text:p>
          </table:table-cell>
          <table:table-cell table:style-name="ce3" office:value-type="string" calcext:value-type="string">
            <text:p>AUGUSTO JOSE ABADE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74.77" calcext:value-type="float">
            <text:p>R$14.074,77 </text:p>
          </table:table-cell>
          <table:table-cell table:style-name="ce6" office:value-type="float" office:value="-926.7" calcext:value-type="float">
            <text:p>(R$926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26.7" calcext:value-type="float">
            <text:p>(R$926,70)</text:p>
          </table:table-cell>
          <table:table-cell table:style-name="ce6" office:value-type="float" office:value="13148.07" calcext:value-type="float">
            <text:p>R$13.148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MPDFT</text:p>
          </table:table-cell>
          <table:table-cell table:style-name="ce4" office:value-type="float" office:value="6194" calcext:value-type="float">
            <text:p>6194</text:p>
          </table:table-cell>
          <table:table-cell table:style-name="ce3" office:value-type="string" calcext:value-type="string">
            <text:p>AUREA GOM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4" calcext:value-type="float">
            <text:p>R$13.234,1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4" calcext:value-type="float">
            <text:p>R$13.234,14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-2002.54" calcext:value-type="float">
            <text:p>(R$2.002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92.52" calcext:value-type="float">
            <text:p>(R$2.792,52)</text:p>
          </table:table-cell>
          <table:table-cell table:style-name="ce6" office:value-type="float" office:value="10441.62" calcext:value-type="float">
            <text:p>R$10.441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38" calcext:value-type="float">
            <text:p>4638</text:p>
          </table:table-cell>
          <table:table-cell table:style-name="ce3" office:value-type="string" calcext:value-type="string">
            <text:p>AVELINA MARIA PEREIR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878.95" calcext:value-type="float">
            <text:p>R$17.878,9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05.65" calcext:value-type="float">
            <text:p>R$22.605,65 </text:p>
          </table:table-cell>
          <table:table-cell table:style-name="ce6" office:value-type="float" office:value="-2334.29" calcext:value-type="float">
            <text:p>(R$2.334,29)</text:p>
          </table:table-cell>
          <table:table-cell table:style-name="ce6" office:value-type="float" office:value="-4155.02" calcext:value-type="float">
            <text:p>(R$4.155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89.31" calcext:value-type="float">
            <text:p>(R$6.489,31)</text:p>
          </table:table-cell>
          <table:table-cell table:style-name="ce6" office:value-type="float" office:value="16116.34" calcext:value-type="float">
            <text:p>R$16.116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115" calcext:value-type="float">
            <text:p>5115</text:p>
          </table:table-cell>
          <table:table-cell table:style-name="ce3" office:value-type="string" calcext:value-type="string">
            <text:p>AVELINO MARQUES DA SILVA</text:p>
          </table:table-cell>
          <table:table-cell table:style-name="ce4" office:value-type="string" calcext:value-type="string">
            <text:p>ANALISTA DO MPU/PERITO EM CONTABILIDADE</text:p>
          </table:table-cell>
          <table:table-cell table:style-name="ce6" office:value-type="float" office:value="21275.69" calcext:value-type="float">
            <text:p>R$21.275,6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640.31" calcext:value-type="float">
            <text:p>R$21.640,31 </text:p>
          </table:table-cell>
          <table:table-cell table:style-name="ce6" office:value-type="float" office:value="-2175.01" calcext:value-type="float">
            <text:p>(R$2.175,01)</text:p>
          </table:table-cell>
          <table:table-cell table:style-name="ce6" office:value-type="float" office:value="-3933.36" calcext:value-type="float">
            <text:p>(R$3.933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08.37" calcext:value-type="float">
            <text:p>(R$6.108,37)</text:p>
          </table:table-cell>
          <table:table-cell table:style-name="ce6" office:value-type="float" office:value="15531.94" calcext:value-type="float">
            <text:p>R$15.531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025" calcext:value-type="float">
            <text:p>2025</text:p>
          </table:table-cell>
          <table:table-cell table:style-name="ce3" office:value-type="string" calcext:value-type="string">
            <text:p>AZAMOR SALES P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19" calcext:value-type="float">
            <text:p>R$15.419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419" calcext:value-type="float">
            <text:p>R$15.419,00 </text:p>
          </table:table-cell>
          <table:table-cell table:style-name="ce6" office:value-type="float" office:value="-1148.5" calcext:value-type="float">
            <text:p>(R$1.148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48.5" calcext:value-type="float">
            <text:p>(R$1.148,50)</text:p>
          </table:table-cell>
          <table:table-cell table:style-name="ce6" office:value-type="float" office:value="14270.5" calcext:value-type="float">
            <text:p>R$14.270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756" calcext:value-type="float">
            <text:p>2756</text:p>
          </table:table-cell>
          <table:table-cell table:style-name="ce3" office:value-type="string" calcext:value-type="string">
            <text:p>BEATRIZ GRAEFF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36.78" calcext:value-type="float">
            <text:p>R$16.636,78 </text:p>
          </table:table-cell>
          <table:table-cell table:style-name="ce6" office:value-type="float" office:value="-1349.43" calcext:value-type="float">
            <text:p>(R$1.349,43)</text:p>
          </table:table-cell>
          <table:table-cell table:style-name="ce6" office:value-type="float" office:value="-3255.88" calcext:value-type="float">
            <text:p>(R$3.255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05.31" calcext:value-type="float">
            <text:p>(R$4.605,31)</text:p>
          </table:table-cell>
          <table:table-cell table:style-name="ce6" office:value-type="float" office:value="12031.47" calcext:value-type="float">
            <text:p>R$12.031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OS</text:p>
          </table:table-cell>
          <table:table-cell table:style-name="ce4" office:value-type="float" office:value="5904" calcext:value-type="float">
            <text:p>5904</text:p>
          </table:table-cell>
          <table:table-cell table:style-name="ce3" office:value-type="string" calcext:value-type="string">
            <text:p>BEATRIZ HELENA PEIXOTO RANGEL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61.06" calcext:value-type="float">
            <text:p>R$13.661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-858.43" calcext:value-type="float">
            <text:p>(R$858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58.43" calcext:value-type="float">
            <text:p>(R$858,43)</text:p>
          </table:table-cell>
          <table:table-cell table:style-name="ce6" office:value-type="float" office:value="12802.63" calcext:value-type="float">
            <text:p>R$12.802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6947" calcext:value-type="float">
            <text:p>6947</text:p>
          </table:table-cell>
          <table:table-cell table:style-name="ce3" office:value-type="string" calcext:value-type="string">
            <text:p>BEATRIZ MARIA MOTTA LUIZ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047" calcext:value-type="float">
            <text:p>9047</text:p>
          </table:table-cell>
          <table:table-cell table:style-name="ce3" office:value-type="string" calcext:value-type="string">
            <text:p>BELCINA SANTOS TEIX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08.15" calcext:value-type="float">
            <text:p>R$14.408,15 </text:p>
          </table:table-cell>
          <table:table-cell table:style-name="ce6" office:value-type="float" office:value="2004.35" calcext:value-type="float">
            <text:p>R$2.004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12.5" calcext:value-type="float">
            <text:p>R$16.412,50 </text:p>
          </table:table-cell>
          <table:table-cell table:style-name="ce6" office:value-type="float" office:value="-1312.42" calcext:value-type="float">
            <text:p>(R$1.312,4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12.42" calcext:value-type="float">
            <text:p>(R$1.312,42)</text:p>
          </table:table-cell>
          <table:table-cell table:style-name="ce6" office:value-type="float" office:value="15100.08" calcext:value-type="float">
            <text:p>R$15.100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15110" calcext:value-type="float">
            <text:p>15110</text:p>
          </table:table-cell>
          <table:table-cell table:style-name="ce3" office:value-type="string" calcext:value-type="string">
            <text:p>BENEDITO ROSSAS NOVA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680.49" calcext:value-type="float">
            <text:p>(R$1.680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47.26" calcext:value-type="float">
            <text:p>(R$2.447,26)</text:p>
          </table:table-cell>
          <table:table-cell table:style-name="ce6" office:value-type="float" office:value="10626.8" calcext:value-type="float">
            <text:p>R$10.626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813" calcext:value-type="float">
            <text:p>4813</text:p>
          </table:table-cell>
          <table:table-cell table:style-name="ce3" office:value-type="string" calcext:value-type="string">
            <text:p>BRIGIDA CHAVES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92.4" calcext:value-type="float">
            <text:p>R$18.092,4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819.1" calcext:value-type="float">
            <text:p>R$22.819,10 </text:p>
          </table:table-cell>
          <table:table-cell table:style-name="ce6" office:value-type="float" office:value="-2369.51" calcext:value-type="float">
            <text:p>(R$2.369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69.51" calcext:value-type="float">
            <text:p>(R$2.369,51)</text:p>
          </table:table-cell>
          <table:table-cell table:style-name="ce6" office:value-type="float" office:value="20449.59" calcext:value-type="float">
            <text:p>R$20.449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TERESOPOLIS</text:p>
          </table:table-cell>
          <table:table-cell table:style-name="ce4" office:value-type="float" office:value="6300" calcext:value-type="float">
            <text:p>6300</text:p>
          </table:table-cell>
          <table:table-cell table:style-name="ce3" office:value-type="string" calcext:value-type="string">
            <text:p>BRUNO CARLOS DE ANDRAD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6030.08" calcext:value-type="float">
            <text:p>R$6.030,0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030.08" calcext:value-type="float">
            <text:p>R$6.030,0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7.78" calcext:value-type="float">
            <text:p>(R$747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7.78" calcext:value-type="float">
            <text:p>(R$747,78)</text:p>
          </table:table-cell>
          <table:table-cell table:style-name="ce6" office:value-type="float" office:value="5282.3" calcext:value-type="float">
            <text:p>R$5.282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7936" calcext:value-type="float">
            <text:p>7936</text:p>
          </table:table-cell>
          <table:table-cell table:style-name="ce3" office:value-type="string" calcext:value-type="string">
            <text:p>BRUNO FONTES PEREIRA DA SILVA</text:p>
          </table:table-cell>
          <table:table-cell table:style-name="ce4" office:value-type="string" calcext:value-type="string">
            <text:p>TEC. APOIO ESPECIALIZADO - SEGURANÇA</text:p>
          </table:table-cell>
          <table:table-cell table:style-name="ce6" office:value-type="float" office:value="3683.57" calcext:value-type="float">
            <text:p>R$3.683,5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683.57" calcext:value-type="float">
            <text:p>R$3.683,5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2.65" calcext:value-type="float">
            <text:p>(R$142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2.65" calcext:value-type="float">
            <text:p>(R$142,65)</text:p>
          </table:table-cell>
          <table:table-cell table:style-name="ce6" office:value-type="float" office:value="3540.92" calcext:value-type="float">
            <text:p>R$3.540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447" calcext:value-type="float">
            <text:p>3447</text:p>
          </table:table-cell>
          <table:table-cell table:style-name="ce3" office:value-type="string" calcext:value-type="string">
            <text:p>CACILDA ALAVARC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1584.8" calcext:value-type="float">
            <text:p>R$1.584,8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05.49" calcext:value-type="float">
            <text:p>R$14.605,49 </text:p>
          </table:table-cell>
          <table:table-cell table:style-name="ce6" office:value-type="float" office:value="-1014.27" calcext:value-type="float">
            <text:p>(R$1.014,2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14.27" calcext:value-type="float">
            <text:p>(R$1.014,27)</text:p>
          </table:table-cell>
          <table:table-cell table:style-name="ce6" office:value-type="float" office:value="13591.22" calcext:value-type="float">
            <text:p>R$13.591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19" calcext:value-type="float">
            <text:p>2319</text:p>
          </table:table-cell>
          <table:table-cell table:style-name="ce3" office:value-type="string" calcext:value-type="string">
            <text:p>CACIRIO MARIN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2445.01" calcext:value-type="float">
            <text:p>R$2.445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19.97" calcext:value-type="float">
            <text:p>R$17.119,97 </text:p>
          </table:table-cell>
          <table:table-cell table:style-name="ce6" office:value-type="float" office:value="-1429.16" calcext:value-type="float">
            <text:p>(R$1.429,1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29.16" calcext:value-type="float">
            <text:p>(R$1.429,16)</text:p>
          </table:table-cell>
          <table:table-cell table:style-name="ce6" office:value-type="float" office:value="15690.81" calcext:value-type="float">
            <text:p>R$15.690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330" calcext:value-type="float">
            <text:p>29330</text:p>
          </table:table-cell>
          <table:table-cell table:style-name="ce3" office:value-type="string" calcext:value-type="string">
            <text:p>CAIO LUSTOSA MASCARENHAS SOBRIN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4513.7" calcext:value-type="float">
            <text:p>R$4.513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513.7" calcext:value-type="float">
            <text:p>R$4.513,7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.28" calcext:value-type="float">
            <text:p>(R$26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.28" calcext:value-type="float">
            <text:p>(R$26,28)</text:p>
          </table:table-cell>
          <table:table-cell table:style-name="ce6" office:value-type="float" office:value="4487.42" calcext:value-type="float">
            <text:p>R$4.487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9669" calcext:value-type="float">
            <text:p>9669</text:p>
          </table:table-cell>
          <table:table-cell table:style-name="ce3" office:value-type="string" calcext:value-type="string">
            <text:p>CANDIDA MARIA FEITOSA DOURADO PORT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554.33" calcext:value-type="float">
            <text:p>R$13.554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-840.82" calcext:value-type="float">
            <text:p>(R$840,82)</text:p>
          </table:table-cell>
          <table:table-cell table:style-name="ce6" office:value-type="float" office:value="-2600.21" calcext:value-type="float">
            <text:p>(R$2.600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1.03" calcext:value-type="float">
            <text:p>(R$3.441,03)</text:p>
          </table:table-cell>
          <table:table-cell table:style-name="ce6" office:value-type="float" office:value="10113.3" calcext:value-type="float">
            <text:p>R$10.113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84" calcext:value-type="float">
            <text:p>4984</text:p>
          </table:table-cell>
          <table:table-cell table:style-name="ce3" office:value-type="string" calcext:value-type="string">
            <text:p>CANDIDA MARIA NOLETO DE CARVALHO AMARA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455.93" calcext:value-type="float">
            <text:p>R$16.455,9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82.63" calcext:value-type="float">
            <text:p>R$21.182,63 </text:p>
          </table:table-cell>
          <table:table-cell table:style-name="ce6" office:value-type="float" office:value="-2099.49" calcext:value-type="float">
            <text:p>(R$2.099,49)</text:p>
          </table:table-cell>
          <table:table-cell table:style-name="ce6" office:value-type="float" office:value="-3828.26" calcext:value-type="float">
            <text:p>(R$3.82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27.75" calcext:value-type="float">
            <text:p>(R$5.927,75)</text:p>
          </table:table-cell>
          <table:table-cell table:style-name="ce6" office:value-type="float" office:value="15254.88" calcext:value-type="float">
            <text:p>R$15.254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5051" calcext:value-type="float">
            <text:p>5051</text:p>
          </table:table-cell>
          <table:table-cell table:style-name="ce3" office:value-type="string" calcext:value-type="string">
            <text:p>CARLA ALICIA SANTOS ECHAVARR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6136.81" calcext:value-type="float">
            <text:p>R$6.136,8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959.93" calcext:value-type="float">
            <text:p>R$7.959,93 </text:p>
          </table:table-cell>
          <table:table-cell table:style-name="ce6" office:value-type="float" office:value="-25.22" calcext:value-type="float">
            <text:p>(R$25,22)</text:p>
          </table:table-cell>
          <table:table-cell table:style-name="ce6" office:value-type="float" office:value="-1181.77" calcext:value-type="float">
            <text:p>(R$1.181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06.99" calcext:value-type="float">
            <text:p>(R$1.206,99)</text:p>
          </table:table-cell>
          <table:table-cell table:style-name="ce6" office:value-type="float" office:value="6752.94" calcext:value-type="float">
            <text:p>R$6.752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64" calcext:value-type="float">
            <text:p>5664</text:p>
          </table:table-cell>
          <table:table-cell table:style-name="ce3" office:value-type="string" calcext:value-type="string">
            <text:p>CARLA CRISTINA CORREA DA COSTA</text:p>
          </table:table-cell>
          <table:table-cell table:style-name="ce4" office:value-type="string" calcext:value-type="string">
            <text:p>TÉCNICO DO MPU/SAÚDE</text:p>
          </table:table-cell>
          <table:table-cell table:style-name="ce6" office:value-type="float" office:value="13394.24" calcext:value-type="float">
            <text:p>R$13.394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-814.41" calcext:value-type="float">
            <text:p>(R$814,4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14.41" calcext:value-type="float">
            <text:p>(R$814,41)</text:p>
          </table:table-cell>
          <table:table-cell table:style-name="ce6" office:value-type="float" office:value="12579.83" calcext:value-type="float">
            <text:p>R$12.579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9743" calcext:value-type="float">
            <text:p>9743</text:p>
          </table:table-cell>
          <table:table-cell table:style-name="ce3" office:value-type="string" calcext:value-type="string">
            <text:p>CARLA CRISTINA DO NASCIMENTO NETTO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19489.83" calcext:value-type="float">
            <text:p>R$19.489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BERNARDO</text:p>
          </table:table-cell>
          <table:table-cell table:style-name="ce4" office:value-type="float" office:value="4383" calcext:value-type="float">
            <text:p>4383</text:p>
          </table:table-cell>
          <table:table-cell table:style-name="ce3" office:value-type="string" calcext:value-type="string">
            <text:p>CARLA KIOMI OKUBARU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-3043.35" calcext:value-type="float">
            <text:p>(R$3.043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02.6" calcext:value-type="float">
            <text:p>(R$4.202,60)</text:p>
          </table:table-cell>
          <table:table-cell table:style-name="ce6" office:value-type="float" office:value="11281.59" calcext:value-type="float">
            <text:p>R$11.281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006" calcext:value-type="float">
            <text:p>6006</text:p>
          </table:table-cell>
          <table:table-cell table:style-name="ce3" office:value-type="string" calcext:value-type="string">
            <text:p>CARLA MENDES DE MAGALHAES</text:p>
          </table:table-cell>
          <table:table-cell table:style-name="ce4" office:value-type="string" calcext:value-type="string">
            <text:p>ANALISTA DO MPU/ODONTOLOGIA</text:p>
          </table:table-cell>
          <table:table-cell table:style-name="ce6" office:value-type="float" office:value="21268.41" calcext:value-type="float">
            <text:p>R$21.268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268.41" calcext:value-type="float">
            <text:p>R$21.268,4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52.81" calcext:value-type="float">
            <text:p>(R$4.952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52.81" calcext:value-type="float">
            <text:p>(R$4.952,81)</text:p>
          </table:table-cell>
          <table:table-cell table:style-name="ce6" office:value-type="float" office:value="16315.6" calcext:value-type="float">
            <text:p>R$16.315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ASSU</text:p>
          </table:table-cell>
          <table:table-cell table:style-name="ce4" office:value-type="float" office:value="30571" calcext:value-type="float">
            <text:p>30571</text:p>
          </table:table-cell>
          <table:table-cell table:style-name="ce3" office:value-type="string" calcext:value-type="string">
            <text:p>CARLA SOARES IMAKAWA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10.51" calcext:value-type="float">
            <text:p>R$13.510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10.51" calcext:value-type="float">
            <text:p>R$13.510,51 </text:p>
          </table:table-cell>
          <table:table-cell table:style-name="ce6" office:value-type="float" office:value="-844.68" calcext:value-type="float">
            <text:p>(R$844,68)</text:p>
          </table:table-cell>
          <table:table-cell table:style-name="ce6" office:value-type="float" office:value="-2538.01" calcext:value-type="float">
            <text:p>(R$2.538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82.69" calcext:value-type="float">
            <text:p>(R$3.382,69)</text:p>
          </table:table-cell>
          <table:table-cell table:style-name="ce6" office:value-type="float" office:value="10127.82" calcext:value-type="float">
            <text:p>R$10.127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793" calcext:value-type="float">
            <text:p>4793</text:p>
          </table:table-cell>
          <table:table-cell table:style-name="ce3" office:value-type="string" calcext:value-type="string">
            <text:p>CARLITO DAS CHAGAS BRIT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7001.09" calcext:value-type="float">
            <text:p>R$27.001,09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296.99" calcext:value-type="float">
            <text:p>R$30.296,99 </text:p>
          </table:table-cell>
          <table:table-cell table:style-name="ce6" office:value-type="float" office:value="-3694.12" calcext:value-type="float">
            <text:p>(R$3.694,1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694.12" calcext:value-type="float">
            <text:p>(R$3.694,12)</text:p>
          </table:table-cell>
          <table:table-cell table:style-name="ce6" office:value-type="float" office:value="26602.87" calcext:value-type="float">
            <text:p>R$26.602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69" calcext:value-type="float">
            <text:p>23569</text:p>
          </table:table-cell>
          <table:table-cell table:style-name="ce3" office:value-type="string" calcext:value-type="string">
            <text:p>CARLOMEIA CARDOSO FERREIRA</text:p>
          </table:table-cell>
          <table:table-cell table:style-name="ce4" office:value-type="string" calcext:value-type="string">
            <text:p>ANALISTA DO MPU/ODONTOLOGIA</text:p>
          </table:table-cell>
          <table:table-cell table:style-name="ce6" office:value-type="float" office:value="22720.34" calcext:value-type="float">
            <text:p>R$22.720,34 </text:p>
          </table:table-cell>
          <table:table-cell table:style-name="ce6" office:value-type="float" office:value="2566.65" calcext:value-type="float">
            <text:p>R$2.566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286.99" calcext:value-type="float">
            <text:p>R$25.286,99 </text:p>
          </table:table-cell>
          <table:table-cell table:style-name="ce6" office:value-type="float" office:value="-2776.71" calcext:value-type="float">
            <text:p>(R$2.776,71)</text:p>
          </table:table-cell>
          <table:table-cell table:style-name="ce6" office:value-type="float" office:value="-4770.73" calcext:value-type="float">
            <text:p>(R$4.770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47.44" calcext:value-type="float">
            <text:p>(R$7.547,44)</text:p>
          </table:table-cell>
          <table:table-cell table:style-name="ce6" office:value-type="float" office:value="17739.55" calcext:value-type="float">
            <text:p>R$17.739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055" calcext:value-type="float">
            <text:p>9055</text:p>
          </table:table-cell>
          <table:table-cell table:style-name="ce3" office:value-type="string" calcext:value-type="string">
            <text:p>CARLOS ALBERTO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841.52" calcext:value-type="float">
            <text:p>R$16.841,5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841.52" calcext:value-type="float">
            <text:p>R$16.841,52 </text:p>
          </table:table-cell>
          <table:table-cell table:style-name="ce6" office:value-type="float" office:value="-1383.21" calcext:value-type="float">
            <text:p>(R$1.383,21)</text:p>
          </table:table-cell>
          <table:table-cell table:style-name="ce6" office:value-type="float" office:value="-2779.3" calcext:value-type="float">
            <text:p>(R$2.779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2.51" calcext:value-type="float">
            <text:p>(R$4.162,51)</text:p>
          </table:table-cell>
          <table:table-cell table:style-name="ce6" office:value-type="float" office:value="12679.01" calcext:value-type="float">
            <text:p>R$12.679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36" calcext:value-type="float">
            <text:p>4336</text:p>
          </table:table-cell>
          <table:table-cell table:style-name="ce3" office:value-type="string" calcext:value-type="string">
            <text:p>CARLOS ALBERTO ANO BOM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3" calcext:value-type="float">
            <text:p>R$15.697,63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464.5" calcext:value-type="float">
            <text:p>(R$2.464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58.97" calcext:value-type="float">
            <text:p>(R$3.658,97)</text:p>
          </table:table-cell>
          <table:table-cell table:style-name="ce6" office:value-type="float" office:value="12038.66" calcext:value-type="float">
            <text:p>R$12.038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618" calcext:value-type="float">
            <text:p>3618</text:p>
          </table:table-cell>
          <table:table-cell table:style-name="ce3" office:value-type="string" calcext:value-type="string">
            <text:p>CARLOS ALBERTO CENDON GONZALEZ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020.69" calcext:value-type="float">
            <text:p>R$13.020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-759.03" calcext:value-type="float">
            <text:p>(R$759,03)</text:p>
          </table:table-cell>
          <table:table-cell table:style-name="ce6" office:value-type="float" office:value="-1848.08" calcext:value-type="float">
            <text:p>(R$1.848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07.11" calcext:value-type="float">
            <text:p>(R$2.607,11)</text:p>
          </table:table-cell>
          <table:table-cell table:style-name="ce6" office:value-type="float" office:value="10413.58" calcext:value-type="float">
            <text:p>R$10.413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2024" calcext:value-type="float">
            <text:p>2024</text:p>
          </table:table-cell>
          <table:table-cell table:style-name="ce3" office:value-type="string" calcext:value-type="string">
            <text:p>CARLOS ALBERTO DA COSTA MACH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09.95" calcext:value-type="float">
            <text:p>R$17.609,9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609.95" calcext:value-type="float">
            <text:p>R$17.609,95 </text:p>
          </table:table-cell>
          <table:table-cell table:style-name="ce6" office:value-type="float" office:value="-1510" calcext:value-type="float">
            <text:p>(R$1.510,0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10" calcext:value-type="float">
            <text:p>(R$1.510,00)</text:p>
          </table:table-cell>
          <table:table-cell table:style-name="ce6" office:value-type="float" office:value="16099.95" calcext:value-type="float">
            <text:p>R$16.099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142" calcext:value-type="float">
            <text:p>2142</text:p>
          </table:table-cell>
          <table:table-cell table:style-name="ce3" office:value-type="string" calcext:value-type="string">
            <text:p>CARLOS ALBERTO DA ROSA E ALBUQUERQU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842.17" calcext:value-type="float">
            <text:p>R$16.842,17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68.87" calcext:value-type="float">
            <text:p>R$21.568,87 </text:p>
          </table:table-cell>
          <table:table-cell table:style-name="ce6" office:value-type="float" office:value="-2163.22" calcext:value-type="float">
            <text:p>(R$2.163,22)</text:p>
          </table:table-cell>
          <table:table-cell table:style-name="ce6" office:value-type="float" office:value="-3864.82" calcext:value-type="float">
            <text:p>(R$3.864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28.04" calcext:value-type="float">
            <text:p>(R$6.028,04)</text:p>
          </table:table-cell>
          <table:table-cell table:style-name="ce6" office:value-type="float" office:value="15540.83" calcext:value-type="float">
            <text:p>R$15.540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6020" calcext:value-type="float">
            <text:p>16020</text:p>
          </table:table-cell>
          <table:table-cell table:style-name="ce3" office:value-type="string" calcext:value-type="string">
            <text:p>CARLOS ALBERTO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2015.09" calcext:value-type="float">
            <text:p>(R$2.015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12.81" calcext:value-type="float">
            <text:p>(R$2.812,81)</text:p>
          </table:table-cell>
          <table:table-cell table:style-name="ce6" office:value-type="float" office:value="10474.7" calcext:value-type="float">
            <text:p>R$10.47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1930" calcext:value-type="float">
            <text:p>21930</text:p>
          </table:table-cell>
          <table:table-cell table:style-name="ce3" office:value-type="string" calcext:value-type="string">
            <text:p>CARLOS ALBERTO MASCARENHAS DE SOU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-814.41" calcext:value-type="float">
            <text:p>(R$814,41)</text:p>
          </table:table-cell>
          <table:table-cell table:style-name="ce6" office:value-type="float" office:value="-1987.72" calcext:value-type="float">
            <text:p>(R$1.987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02.13" calcext:value-type="float">
            <text:p>(R$2.802,13)</text:p>
          </table:table-cell>
          <table:table-cell table:style-name="ce6" office:value-type="float" office:value="10592.11" calcext:value-type="float">
            <text:p>R$10.592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122" calcext:value-type="float">
            <text:p>2122</text:p>
          </table:table-cell>
          <table:table-cell table:style-name="ce3" office:value-type="string" calcext:value-type="string">
            <text:p>CARLOS ALBERTO WOJTOWIC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76.29" calcext:value-type="float">
            <text:p>R$13.676,2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99.42" calcext:value-type="float">
            <text:p>R$15.499,42 </text:p>
          </table:table-cell>
          <table:table-cell table:style-name="ce6" office:value-type="float" office:value="-1161.76" calcext:value-type="float">
            <text:p>(R$1.161,76)</text:p>
          </table:table-cell>
          <table:table-cell table:style-name="ce6" office:value-type="float" office:value="-2471.12" calcext:value-type="float">
            <text:p>(R$2.471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32.88" calcext:value-type="float">
            <text:p>(R$3.632,88)</text:p>
          </table:table-cell>
          <table:table-cell table:style-name="ce6" office:value-type="float" office:value="11866.54" calcext:value-type="float">
            <text:p>R$11.866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919" calcext:value-type="float">
            <text:p>2919</text:p>
          </table:table-cell>
          <table:table-cell table:style-name="ce3" office:value-type="string" calcext:value-type="string">
            <text:p>CARLOS AUGUSTO SCHUTZ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6943.66" calcext:value-type="float">
            <text:p>R$26.943,6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670.36" calcext:value-type="float">
            <text:p>R$31.670,36 </text:p>
          </table:table-cell>
          <table:table-cell table:style-name="ce6" office:value-type="float" office:value="-3955.06" calcext:value-type="float">
            <text:p>(R$3.955,06)</text:p>
          </table:table-cell>
          <table:table-cell table:style-name="ce6" office:value-type="float" office:value="-6149.97" calcext:value-type="float">
            <text:p>(R$6.149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105.03" calcext:value-type="float">
            <text:p>(R$10.105,03)</text:p>
          </table:table-cell>
          <table:table-cell table:style-name="ce6" office:value-type="float" office:value="21565.33" calcext:value-type="float">
            <text:p>R$21.565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9681" calcext:value-type="float">
            <text:p>9681</text:p>
          </table:table-cell>
          <table:table-cell table:style-name="ce3" office:value-type="string" calcext:value-type="string">
            <text:p>CARLOS EDUARDO CORTEZ TEIXEIRA LEIT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2373.63" calcext:value-type="float">
            <text:p>(R$2.373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01.71" calcext:value-type="float">
            <text:p>(R$3.101,71)</text:p>
          </table:table-cell>
          <table:table-cell table:style-name="ce6" office:value-type="float" office:value="9705.53" calcext:value-type="float">
            <text:p>R$9.705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9873" calcext:value-type="float">
            <text:p>19873</text:p>
          </table:table-cell>
          <table:table-cell table:style-name="ce3" office:value-type="string" calcext:value-type="string">
            <text:p>CARLOS FIGUEIREDO JARDIM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902.17" calcext:value-type="float">
            <text:p>(R$1.902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30.25" calcext:value-type="float">
            <text:p>(R$2.630,25)</text:p>
          </table:table-cell>
          <table:table-cell table:style-name="ce6" office:value-type="float" office:value="10176.99" calcext:value-type="float">
            <text:p>R$10.176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2107" calcext:value-type="float">
            <text:p>2107</text:p>
          </table:table-cell>
          <table:table-cell table:style-name="ce3" office:value-type="string" calcext:value-type="string">
            <text:p>CARLOS GILBERTO PRESTES JUL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46.39" calcext:value-type="float">
            <text:p>R$15.846,3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40.26" calcext:value-type="float">
            <text:p>R$16.940,26 </text:p>
          </table:table-cell>
          <table:table-cell table:style-name="ce6" office:value-type="float" office:value="-1399.5" calcext:value-type="float">
            <text:p>(R$1.399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99.5" calcext:value-type="float">
            <text:p>(R$1.399,50)</text:p>
          </table:table-cell>
          <table:table-cell table:style-name="ce6" office:value-type="float" office:value="15540.76" calcext:value-type="float">
            <text:p>R$15.540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V.REDONDA</text:p>
          </table:table-cell>
          <table:table-cell table:style-name="ce4" office:value-type="float" office:value="3730" calcext:value-type="float">
            <text:p>3730</text:p>
          </table:table-cell>
          <table:table-cell table:style-name="ce3" office:value-type="string" calcext:value-type="string">
            <text:p>CARLOS LIMA CASTR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16360.13" calcext:value-type="float">
            <text:p>R$16.360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360.13" calcext:value-type="float">
            <text:p>R$16.360,13 </text:p>
          </table:table-cell>
          <table:table-cell table:style-name="ce6" office:value-type="float" office:value="-1303.78" calcext:value-type="float">
            <text:p>(R$1.303,78)</text:p>
          </table:table-cell>
          <table:table-cell table:style-name="ce6" office:value-type="float" office:value="-3192.35" calcext:value-type="float">
            <text:p>(R$3.192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96.13" calcext:value-type="float">
            <text:p>(R$4.496,13)</text:p>
          </table:table-cell>
          <table:table-cell table:style-name="ce6" office:value-type="float" office:value="11864" calcext:value-type="float">
            <text:p>R$11.864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65" calcext:value-type="float">
            <text:p>4365</text:p>
          </table:table-cell>
          <table:table-cell table:style-name="ce3" office:value-type="string" calcext:value-type="string">
            <text:p>CARLOS ROBERTO DA ROCHA SIL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8172.26" calcext:value-type="float">
            <text:p>R$8.172,2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995.39" calcext:value-type="float">
            <text:p>R$9.995,39 </text:p>
          </table:table-cell>
          <table:table-cell table:style-name="ce6" office:value-type="float" office:value="-320.36" calcext:value-type="float">
            <text:p>(R$320,36)</text:p>
          </table:table-cell>
          <table:table-cell table:style-name="ce6" office:value-type="float" office:value="-1241.03" calcext:value-type="float">
            <text:p>(R$1.241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61.39" calcext:value-type="float">
            <text:p>(R$1.561,39)</text:p>
          </table:table-cell>
          <table:table-cell table:style-name="ce6" office:value-type="float" office:value="8434" calcext:value-type="float">
            <text:p>R$8.434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015" calcext:value-type="float">
            <text:p>2015</text:p>
          </table:table-cell>
          <table:table-cell table:style-name="ce3" office:value-type="string" calcext:value-type="string">
            <text:p>CARMELITA NUNES PEIXO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74" calcext:value-type="float">
            <text:p>R$17.674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674" calcext:value-type="float">
            <text:p>R$17.674,00 </text:p>
          </table:table-cell>
          <table:table-cell table:style-name="ce6" office:value-type="float" office:value="-1520.57" calcext:value-type="float">
            <text:p>(R$1.520,5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20.57" calcext:value-type="float">
            <text:p>(R$1.520,57)</text:p>
          </table:table-cell>
          <table:table-cell table:style-name="ce6" office:value-type="float" office:value="16153.43" calcext:value-type="float">
            <text:p>R$16.153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2651" calcext:value-type="float">
            <text:p>22651</text:p>
          </table:table-cell>
          <table:table-cell table:style-name="ce3" office:value-type="string" calcext:value-type="string">
            <text:p>CARMEM DA SILVA PEREZ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838" calcext:value-type="float">
            <text:p>2838</text:p>
          </table:table-cell>
          <table:table-cell table:style-name="ce3" office:value-type="string" calcext:value-type="string">
            <text:p>CARMEN JOSE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72.31" calcext:value-type="float">
            <text:p>R$13.972,31 </text:p>
          </table:table-cell>
          <table:table-cell table:style-name="ce6" office:value-type="float" office:value="-909.79" calcext:value-type="float">
            <text:p>(R$909,79)</text:p>
          </table:table-cell>
          <table:table-cell table:style-name="ce6" office:value-type="float" office:value="-2172.59" calcext:value-type="float">
            <text:p>(R$2.172,5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82.38" calcext:value-type="float">
            <text:p>(R$3.082,38)</text:p>
          </table:table-cell>
          <table:table-cell table:style-name="ce6" office:value-type="float" office:value="10889.93" calcext:value-type="float">
            <text:p>R$10.889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850" calcext:value-type="float">
            <text:p>2850</text:p>
          </table:table-cell>
          <table:table-cell table:style-name="ce3" office:value-type="string" calcext:value-type="string">
            <text:p>CARMEN REDO BOT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673.85" calcext:value-type="float">
            <text:p>R$12.673,8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96.98" calcext:value-type="float">
            <text:p>R$14.496,98 </text:p>
          </table:table-cell>
          <table:table-cell table:style-name="ce6" office:value-type="float" office:value="-996.36" calcext:value-type="float">
            <text:p>(R$996,36)</text:p>
          </table:table-cell>
          <table:table-cell table:style-name="ce6" office:value-type="float" office:value="-2816.67" calcext:value-type="float">
            <text:p>(R$2.816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13.03" calcext:value-type="float">
            <text:p>(R$3.813,03)</text:p>
          </table:table-cell>
          <table:table-cell table:style-name="ce6" office:value-type="float" office:value="10683.95" calcext:value-type="float">
            <text:p>R$10.683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5930" calcext:value-type="float">
            <text:p>5930</text:p>
          </table:table-cell>
          <table:table-cell table:style-name="ce3" office:value-type="string" calcext:value-type="string">
            <text:p>CARMEN REJANE SOBROZA DELLAZZAR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56.67" calcext:value-type="float">
            <text:p>R$13.856,67 </text:p>
          </table:table-cell>
          <table:table-cell table:style-name="ce6" office:value-type="float" office:value="-890.71" calcext:value-type="float">
            <text:p>(R$890,71)</text:p>
          </table:table-cell>
          <table:table-cell table:style-name="ce6" office:value-type="float" office:value="-2669.63" calcext:value-type="float">
            <text:p>(R$2.669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60.34" calcext:value-type="float">
            <text:p>(R$3.560,34)</text:p>
          </table:table-cell>
          <table:table-cell table:style-name="ce6" office:value-type="float" office:value="10296.33" calcext:value-type="float">
            <text:p>R$10.296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2019" calcext:value-type="float">
            <text:p>2019</text:p>
          </table:table-cell>
          <table:table-cell table:style-name="ce3" office:value-type="string" calcext:value-type="string">
            <text:p>CARMEN VERA SANT ANNA 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9213.04" calcext:value-type="float">
            <text:p>R$19.213,04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359.02" calcext:value-type="float">
            <text:p>R$23.359,02 </text:p>
          </table:table-cell>
          <table:table-cell table:style-name="ce6" office:value-type="float" office:value="-2458.6" calcext:value-type="float">
            <text:p>(R$2.458,60)</text:p>
          </table:table-cell>
          <table:table-cell table:style-name="ce6" office:value-type="float" office:value="-4328.02" calcext:value-type="float">
            <text:p>(R$4.328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86.62" calcext:value-type="float">
            <text:p>(R$6.786,62)</text:p>
          </table:table-cell>
          <table:table-cell table:style-name="ce6" office:value-type="float" office:value="16572.4" calcext:value-type="float">
            <text:p>R$16.572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717" calcext:value-type="float">
            <text:p>4717</text:p>
          </table:table-cell>
          <table:table-cell table:style-name="ce3" office:value-type="string" calcext:value-type="string">
            <text:p>CAROLINA MARIA PINHEIRO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75.11" calcext:value-type="float">
            <text:p>R$15.075,11 </text:p>
          </table:table-cell>
          <table:table-cell table:style-name="ce6" office:value-type="float" office:value="-1091.75" calcext:value-type="float">
            <text:p>(R$1.091,75)</text:p>
          </table:table-cell>
          <table:table-cell table:style-name="ce6" office:value-type="float" office:value="-2425.82" calcext:value-type="float">
            <text:p>(R$2.425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7.57" calcext:value-type="float">
            <text:p>(R$3.517,57)</text:p>
          </table:table-cell>
          <table:table-cell table:style-name="ce6" office:value-type="float" office:value="11557.54" calcext:value-type="float">
            <text:p>R$11.557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16" calcext:value-type="float">
            <text:p>4716</text:p>
          </table:table-cell>
          <table:table-cell table:style-name="ce3" office:value-type="string" calcext:value-type="string">
            <text:p>CASSIO AMERICO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720.88" calcext:value-type="float">
            <text:p>R$22.720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720.88" calcext:value-type="float">
            <text:p>R$22.720,8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9.33" calcext:value-type="float">
            <text:p>(R$3.919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9.33" calcext:value-type="float">
            <text:p>(R$3.919,33)</text:p>
          </table:table-cell>
          <table:table-cell table:style-name="ce6" office:value-type="float" office:value="18801.55" calcext:value-type="float">
            <text:p>R$18.801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730" calcext:value-type="float">
            <text:p>2730</text:p>
          </table:table-cell>
          <table:table-cell table:style-name="ce3" office:value-type="string" calcext:value-type="string">
            <text:p>CATARINA MAGALHAES PORTO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2326.34" calcext:value-type="float">
            <text:p>R$22.326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-2288.21" calcext:value-type="float">
            <text:p>(R$2.288,21)</text:p>
          </table:table-cell>
          <table:table-cell table:style-name="ce6" office:value-type="float" office:value="-4562.34" calcext:value-type="float">
            <text:p>(R$4.562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50.55" calcext:value-type="float">
            <text:p>(R$6.850,55)</text:p>
          </table:table-cell>
          <table:table-cell table:style-name="ce6" office:value-type="float" office:value="15475.79" calcext:value-type="float">
            <text:p>R$15.475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19" calcext:value-type="float">
            <text:p>4619</text:p>
          </table:table-cell>
          <table:table-cell table:style-name="ce3" office:value-type="string" calcext:value-type="string">
            <text:p>CATARINA VAZ DA COSTA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5232.72" calcext:value-type="float">
            <text:p>R$15.232,72 </text:p>
          </table:table-cell>
          <table:table-cell table:style-name="ce6" office:value-type="float" office:value="1670.01" calcext:value-type="float">
            <text:p>R$1.670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02.73" calcext:value-type="float">
            <text:p>R$16.902,73 </text:p>
          </table:table-cell>
          <table:table-cell table:style-name="ce6" office:value-type="float" office:value="-1393.31" calcext:value-type="float">
            <text:p>(R$1.393,31)</text:p>
          </table:table-cell>
          <table:table-cell table:style-name="ce6" office:value-type="float" office:value="-3369.09" calcext:value-type="float">
            <text:p>(R$3.369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62.4" calcext:value-type="float">
            <text:p>(R$4.762,40)</text:p>
          </table:table-cell>
          <table:table-cell table:style-name="ce6" office:value-type="float" office:value="12140.33" calcext:value-type="float">
            <text:p>R$12.140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2" calcext:value-type="float">
            <text:p>4452</text:p>
          </table:table-cell>
          <table:table-cell table:style-name="ce3" office:value-type="string" calcext:value-type="string">
            <text:p>CATHARINA VEIG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14859.64" calcext:value-type="float">
            <text:p>R$14.859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5536" calcext:value-type="float">
            <text:p>5536</text:p>
          </table:table-cell>
          <table:table-cell table:style-name="ce3" office:value-type="string" calcext:value-type="string">
            <text:p>CECILIA MIYAGUSIKU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46" calcext:value-type="float">
            <text:p>R$14.746,00 </text:p>
          </table:table-cell>
          <table:table-cell table:style-name="ce6" office:value-type="float" office:value="-1037.45" calcext:value-type="float">
            <text:p>(R$1.037,45)</text:p>
          </table:table-cell>
          <table:table-cell table:style-name="ce6" office:value-type="float" office:value="-2873.85" calcext:value-type="float">
            <text:p>(R$2.873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1.3" calcext:value-type="float">
            <text:p>(R$3.911,30)</text:p>
          </table:table-cell>
          <table:table-cell table:style-name="ce6" office:value-type="float" office:value="10834.7" calcext:value-type="float">
            <text:p>R$10.83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737" calcext:value-type="float">
            <text:p>4737</text:p>
          </table:table-cell>
          <table:table-cell table:style-name="ce3" office:value-type="string" calcext:value-type="string">
            <text:p>CELIA DA SILVA NE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3.88" calcext:value-type="float">
            <text:p>R$15.043,88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39.78" calcext:value-type="float">
            <text:p>R$18.339,78 </text:p>
          </table:table-cell>
          <table:table-cell table:style-name="ce6" office:value-type="float" office:value="-1630.42" calcext:value-type="float">
            <text:p>(R$1.630,42)</text:p>
          </table:table-cell>
          <table:table-cell table:style-name="ce6" office:value-type="float" office:value="-3175.47" calcext:value-type="float">
            <text:p>(R$3.175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05.89" calcext:value-type="float">
            <text:p>(R$4.805,89)</text:p>
          </table:table-cell>
          <table:table-cell table:style-name="ce6" office:value-type="float" office:value="13533.89" calcext:value-type="float">
            <text:p>R$13.533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681" calcext:value-type="float">
            <text:p>3681</text:p>
          </table:table-cell>
          <table:table-cell table:style-name="ce3" office:value-type="string" calcext:value-type="string">
            <text:p>CELIA MARIA BERNARDINO LEM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33.26" calcext:value-type="float">
            <text:p>R$11.633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633.26" calcext:value-type="float">
            <text:p>R$11.633,26 </text:p>
          </table:table-cell>
          <table:table-cell table:style-name="ce6" office:value-type="float" office:value="-557.85" calcext:value-type="float">
            <text:p>(R$557,85)</text:p>
          </table:table-cell>
          <table:table-cell table:style-name="ce6" office:value-type="float" office:value="-1626.14" calcext:value-type="float">
            <text:p>(R$1.626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83.99" calcext:value-type="float">
            <text:p>(R$2.183,99)</text:p>
          </table:table-cell>
          <table:table-cell table:style-name="ce6" office:value-type="float" office:value="9449.27" calcext:value-type="float">
            <text:p>R$9.449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TRES LAGOAS</text:p>
          </table:table-cell>
          <table:table-cell table:style-name="ce4" office:value-type="float" office:value="30741" calcext:value-type="float">
            <text:p>30741</text:p>
          </table:table-cell>
          <table:table-cell table:style-name="ce3" office:value-type="string" calcext:value-type="string">
            <text:p>CELIA MARIA LENQUISTT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001.48" calcext:value-type="float">
            <text:p>R$12.001,4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001.48" calcext:value-type="float">
            <text:p>R$12.001,48 </text:p>
          </table:table-cell>
          <table:table-cell table:style-name="ce6" office:value-type="float" office:value="-611.24" calcext:value-type="float">
            <text:p>(R$611,24)</text:p>
          </table:table-cell>
          <table:table-cell table:style-name="ce6" office:value-type="float" office:value="-2236.31" calcext:value-type="float">
            <text:p>(R$2.236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47.55" calcext:value-type="float">
            <text:p>(R$2.847,55)</text:p>
          </table:table-cell>
          <table:table-cell table:style-name="ce6" office:value-type="float" office:value="9153.93" calcext:value-type="float">
            <text:p>R$9.153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FEIRA</text:p>
          </table:table-cell>
          <table:table-cell table:style-name="ce4" office:value-type="float" office:value="13440" calcext:value-type="float">
            <text:p>13440</text:p>
          </table:table-cell>
          <table:table-cell table:style-name="ce3" office:value-type="string" calcext:value-type="string">
            <text:p>CELIA MARIA LOPES TO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30.45" calcext:value-type="float">
            <text:p>R$14.630,45 </text:p>
          </table:table-cell>
          <table:table-cell table:style-name="ce6" office:value-type="float" office:value="-1018.38" calcext:value-type="float">
            <text:p>(R$1.018,38)</text:p>
          </table:table-cell>
          <table:table-cell table:style-name="ce6" office:value-type="float" office:value="-2795.18" calcext:value-type="float">
            <text:p>(R$2.795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13.56" calcext:value-type="float">
            <text:p>(R$3.813,56)</text:p>
          </table:table-cell>
          <table:table-cell table:style-name="ce6" office:value-type="float" office:value="10816.89" calcext:value-type="float">
            <text:p>R$10.816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46" calcext:value-type="float">
            <text:p>2946</text:p>
          </table:table-cell>
          <table:table-cell table:style-name="ce3" office:value-type="string" calcext:value-type="string">
            <text:p>CELINA FRANCISCA MUNIZ AL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9854.46" calcext:value-type="float">
            <text:p>R$9.854,4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81.16" calcext:value-type="float">
            <text:p>R$14.581,16 </text:p>
          </table:table-cell>
          <table:table-cell table:style-name="ce6" office:value-type="float" office:value="-1010.25" calcext:value-type="float">
            <text:p>(R$1.010,25)</text:p>
          </table:table-cell>
          <table:table-cell table:style-name="ce6" office:value-type="float" office:value="-2836" calcext:value-type="float">
            <text:p>(R$2.836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6.25" calcext:value-type="float">
            <text:p>(R$3.846,25)</text:p>
          </table:table-cell>
          <table:table-cell table:style-name="ce6" office:value-type="float" office:value="10734.91" calcext:value-type="float">
            <text:p>R$10.734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362" calcext:value-type="float">
            <text:p>2362</text:p>
          </table:table-cell>
          <table:table-cell table:style-name="ce3" office:value-type="string" calcext:value-type="string">
            <text:p>CELINA PASTORELLO GAUE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52.49" calcext:value-type="float">
            <text:p>R$18.252,49 </text:p>
          </table:table-cell>
          <table:table-cell table:style-name="ce6" office:value-type="float" office:value="3565.27" calcext:value-type="float">
            <text:p>R$3.565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17.76" calcext:value-type="float">
            <text:p>R$21.817,76 </text:p>
          </table:table-cell>
          <table:table-cell table:style-name="ce6" office:value-type="float" office:value="-2204.29" calcext:value-type="float">
            <text:p>(R$2.204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04.29" calcext:value-type="float">
            <text:p>(R$2.204,29)</text:p>
          </table:table-cell>
          <table:table-cell table:style-name="ce6" office:value-type="float" office:value="19613.47" calcext:value-type="float">
            <text:p>R$19.613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LIMOEIRO</text:p>
          </table:table-cell>
          <table:table-cell table:style-name="ce4" office:value-type="float" office:value="4017" calcext:value-type="float">
            <text:p>4017</text:p>
          </table:table-cell>
          <table:table-cell table:style-name="ce3" office:value-type="string" calcext:value-type="string">
            <text:p>CELIO MAIRTON MARQ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45.24" calcext:value-type="float">
            <text:p>R$17.445,24 </text:p>
          </table:table-cell>
          <table:table-cell table:style-name="ce6" office:value-type="float" office:value="3966.4" calcext:value-type="float">
            <text:p>R$3.966,4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11.64" calcext:value-type="float">
            <text:p>R$21.411,64 </text:p>
          </table:table-cell>
          <table:table-cell table:style-name="ce6" office:value-type="float" office:value="-2137.28" calcext:value-type="float">
            <text:p>(R$2.137,2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37.28" calcext:value-type="float">
            <text:p>(R$2.137,28)</text:p>
          </table:table-cell>
          <table:table-cell table:style-name="ce6" office:value-type="float" office:value="19274.36" calcext:value-type="float">
            <text:p>R$19.274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07" calcext:value-type="float">
            <text:p>4307</text:p>
          </table:table-cell>
          <table:table-cell table:style-name="ce3" office:value-type="string" calcext:value-type="string">
            <text:p>CELITA PICKLER OENNING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4367.54" calcext:value-type="float">
            <text:p>R$4.36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35.33" calcext:value-type="float">
            <text:p>R$18.135,33 </text:p>
          </table:table-cell>
          <table:table-cell table:style-name="ce6" office:value-type="float" office:value="-1596.69" calcext:value-type="float">
            <text:p>(R$1.596,69)</text:p>
          </table:table-cell>
          <table:table-cell table:style-name="ce6" office:value-type="float" office:value="-3652.12" calcext:value-type="float">
            <text:p>(R$3.652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48.81" calcext:value-type="float">
            <text:p>(R$5.248,81)</text:p>
          </table:table-cell>
          <table:table-cell table:style-name="ce6" office:value-type="float" office:value="12886.52" calcext:value-type="float">
            <text:p>R$12.886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52" calcext:value-type="float">
            <text:p>4352</text:p>
          </table:table-cell>
          <table:table-cell table:style-name="ce3" office:value-type="string" calcext:value-type="string">
            <text:p>CELITA TEREZINHA DA SILVA TUCCI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4510.17" calcext:value-type="float">
            <text:p>R$24.510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510.17" calcext:value-type="float">
            <text:p>R$24.510,17 </text:p>
          </table:table-cell>
          <table:table-cell table:style-name="ce6" office:value-type="float" office:value="-2648.54" calcext:value-type="float">
            <text:p>(R$2.648,5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48.54" calcext:value-type="float">
            <text:p>(R$2.648,54)</text:p>
          </table:table-cell>
          <table:table-cell table:style-name="ce6" office:value-type="float" office:value="21861.63" calcext:value-type="float">
            <text:p>R$21.861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624" calcext:value-type="float">
            <text:p>4624</text:p>
          </table:table-cell>
          <table:table-cell table:style-name="ce3" office:value-type="string" calcext:value-type="string">
            <text:p>CELSO SIL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6505.54" calcext:value-type="float">
            <text:p>R$16.505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505.54" calcext:value-type="float">
            <text:p>R$16.505,5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3.02" calcext:value-type="float">
            <text:p>(R$3.643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3.02" calcext:value-type="float">
            <text:p>(R$3.643,02)</text:p>
          </table:table-cell>
          <table:table-cell table:style-name="ce6" office:value-type="float" office:value="12862.52" calcext:value-type="float">
            <text:p>R$12.862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6839" calcext:value-type="float">
            <text:p>6839</text:p>
          </table:table-cell>
          <table:table-cell table:style-name="ce3" office:value-type="string" calcext:value-type="string">
            <text:p>CESAR DO NASCIMEN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12421.36" calcext:value-type="float">
            <text:p>R$12.42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23855" calcext:value-type="float">
            <text:p>23855</text:p>
          </table:table-cell>
          <table:table-cell table:style-name="ce3" office:value-type="string" calcext:value-type="string">
            <text:p>CESAR DOS SANTOS PACHEC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578.35" calcext:value-type="float">
            <text:p>R$23.578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578.35" calcext:value-type="float">
            <text:p>R$23.578,3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35.9" calcext:value-type="float">
            <text:p>(R$5.535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35.9" calcext:value-type="float">
            <text:p>(R$5.535,90)</text:p>
          </table:table-cell>
          <table:table-cell table:style-name="ce6" office:value-type="float" office:value="18042.45" calcext:value-type="float">
            <text:p>R$18.042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94" calcext:value-type="float">
            <text:p>4594</text:p>
          </table:table-cell>
          <table:table-cell table:style-name="ce3" office:value-type="string" calcext:value-type="string">
            <text:p>CEZAR ANTONIO FORTALE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3204.94" calcext:value-type="float">
            <text:p>(R$3.204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92.7" calcext:value-type="float">
            <text:p>(R$4.592,70)</text:p>
          </table:table-cell>
          <table:table-cell table:style-name="ce6" office:value-type="float" office:value="12276.37" calcext:value-type="float">
            <text:p>R$12.276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23" calcext:value-type="float">
            <text:p>4523</text:p>
          </table:table-cell>
          <table:table-cell table:style-name="ce3" office:value-type="string" calcext:value-type="string">
            <text:p>CHARLANE GALLISA ROC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98.9" calcext:value-type="float">
            <text:p>R$18.098,90 </text:p>
          </table:table-cell>
          <table:table-cell table:style-name="ce6" office:value-type="float" office:value="-1590.68" calcext:value-type="float">
            <text:p>(R$1.590,68)</text:p>
          </table:table-cell>
          <table:table-cell table:style-name="ce6" office:value-type="float" office:value="-3643.76" calcext:value-type="float">
            <text:p>(R$3.643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34.44" calcext:value-type="float">
            <text:p>(R$5.234,44)</text:p>
          </table:table-cell>
          <table:table-cell table:style-name="ce6" office:value-type="float" office:value="12864.46" calcext:value-type="float">
            <text:p>R$12.864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187" calcext:value-type="float">
            <text:p>4187</text:p>
          </table:table-cell>
          <table:table-cell table:style-name="ce3" office:value-type="string" calcext:value-type="string">
            <text:p>CHRISTINA MARIA TOLENTIN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078.3" calcext:value-type="float">
            <text:p>R$22.078,30 </text:p>
          </table:table-cell>
          <table:table-cell table:style-name="ce6" office:value-type="float" office:value="-2247.28" calcext:value-type="float">
            <text:p>(R$2.247,28)</text:p>
          </table:table-cell>
          <table:table-cell table:style-name="ce6" office:value-type="float" office:value="-4033.93" calcext:value-type="float">
            <text:p>(R$4.033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1.21" calcext:value-type="float">
            <text:p>(R$6.281,21)</text:p>
          </table:table-cell>
          <table:table-cell table:style-name="ce6" office:value-type="float" office:value="15797.09" calcext:value-type="float">
            <text:p>R$15.797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2979" calcext:value-type="float">
            <text:p>2979</text:p>
          </table:table-cell>
          <table:table-cell table:style-name="ce3" office:value-type="string" calcext:value-type="string">
            <text:p>CHRISTINE PIMENTEL DE MORA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74.29" calcext:value-type="float">
            <text:p>R$13.474,29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97.41" calcext:value-type="float">
            <text:p>R$15.297,41 </text:p>
          </table:table-cell>
          <table:table-cell table:style-name="ce6" office:value-type="float" office:value="-1128.43" calcext:value-type="float">
            <text:p>(R$1.128,43)</text:p>
          </table:table-cell>
          <table:table-cell table:style-name="ce6" office:value-type="float" office:value="-3000.46" calcext:value-type="float">
            <text:p>(R$3.000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8.89" calcext:value-type="float">
            <text:p>(R$4.128,89)</text:p>
          </table:table-cell>
          <table:table-cell table:style-name="ce6" office:value-type="float" office:value="11168.52" calcext:value-type="float">
            <text:p>R$11.168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61" calcext:value-type="float">
            <text:p>4161</text:p>
          </table:table-cell>
          <table:table-cell table:style-name="ce3" office:value-type="string" calcext:value-type="string">
            <text:p>CHRYSTIANNE MARIA CRUZ QUEVE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3361.36" calcext:value-type="float">
            <text:p>(R$3.361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49.12" calcext:value-type="float">
            <text:p>(R$4.749,12)</text:p>
          </table:table-cell>
          <table:table-cell table:style-name="ce6" office:value-type="float" office:value="12119.95" calcext:value-type="float">
            <text:p>R$12.119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35" calcext:value-type="float">
            <text:p>4535</text:p>
          </table:table-cell>
          <table:table-cell table:style-name="ce3" office:value-type="string" calcext:value-type="string">
            <text:p>CICERA BRASIL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470.74" calcext:value-type="float">
            <text:p>(R$2.470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4.77" calcext:value-type="float">
            <text:p>(R$3.594,77)</text:p>
          </table:table-cell>
          <table:table-cell table:style-name="ce6" office:value-type="float" office:value="11675.96" calcext:value-type="float">
            <text:p>R$11.67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392" calcext:value-type="float">
            <text:p>4392</text:p>
          </table:table-cell>
          <table:table-cell table:style-name="ce3" office:value-type="string" calcext:value-type="string">
            <text:p>CICERA RIVANEIDE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966.77" calcext:value-type="float">
            <text:p>R$11.966,7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89.9" calcext:value-type="float">
            <text:p>R$13.789,90 </text:p>
          </table:table-cell>
          <table:table-cell table:style-name="ce6" office:value-type="float" office:value="-879.69" calcext:value-type="float">
            <text:p>(R$879,69)</text:p>
          </table:table-cell>
          <table:table-cell table:style-name="ce6" office:value-type="float" office:value="-2078.57" calcext:value-type="float">
            <text:p>(R$2.078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58.26" calcext:value-type="float">
            <text:p>(R$2.958,26)</text:p>
          </table:table-cell>
          <table:table-cell table:style-name="ce6" office:value-type="float" office:value="10831.64" calcext:value-type="float">
            <text:p>R$10.831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097" calcext:value-type="float">
            <text:p>2097</text:p>
          </table:table-cell>
          <table:table-cell table:style-name="ce3" office:value-type="string" calcext:value-type="string">
            <text:p>CICERO SOARES SAL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166.58" calcext:value-type="float">
            <text:p>R$16.166,58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60.45" calcext:value-type="float">
            <text:p>R$17.260,45 </text:p>
          </table:table-cell>
          <table:table-cell table:style-name="ce6" office:value-type="float" office:value="-1452.33" calcext:value-type="float">
            <text:p>(R$1.452,3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2.33" calcext:value-type="float">
            <text:p>(R$1.452,33)</text:p>
          </table:table-cell>
          <table:table-cell table:style-name="ce6" office:value-type="float" office:value="15808.12" calcext:value-type="float">
            <text:p>R$15.808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61" calcext:value-type="float">
            <text:p>4461</text:p>
          </table:table-cell>
          <table:table-cell table:style-name="ce3" office:value-type="string" calcext:value-type="string">
            <text:p>CIDA OLIVAL FER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99.47" calcext:value-type="float">
            <text:p>R$14.699,4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67.4" calcext:value-type="float">
            <text:p>R$16.267,40 </text:p>
          </table:table-cell>
          <table:table-cell table:style-name="ce6" office:value-type="float" office:value="-1288.48" calcext:value-type="float">
            <text:p>(R$1.288,4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88.48" calcext:value-type="float">
            <text:p>(R$1.288,48)</text:p>
          </table:table-cell>
          <table:table-cell table:style-name="ce6" office:value-type="float" office:value="14978.92" calcext:value-type="float">
            <text:p>R$14.978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153" calcext:value-type="float">
            <text:p>4153</text:p>
          </table:table-cell>
          <table:table-cell table:style-name="ce3" office:value-type="string" calcext:value-type="string">
            <text:p>CIDOCHA MARIA DA ROC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992.58" calcext:value-type="float">
            <text:p>R$14.992,5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15.71" calcext:value-type="float">
            <text:p>R$16.815,71 </text:p>
          </table:table-cell>
          <table:table-cell table:style-name="ce6" office:value-type="float" office:value="-1378.95" calcext:value-type="float">
            <text:p>(R$1.378,95)</text:p>
          </table:table-cell>
          <table:table-cell table:style-name="ce6" office:value-type="float" office:value="-3296.97" calcext:value-type="float">
            <text:p>(R$3.296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75.92" calcext:value-type="float">
            <text:p>(R$4.675,92)</text:p>
          </table:table-cell>
          <table:table-cell table:style-name="ce6" office:value-type="float" office:value="12139.79" calcext:value-type="float">
            <text:p>R$12.13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82" calcext:value-type="float">
            <text:p>4682</text:p>
          </table:table-cell>
          <table:table-cell table:style-name="ce3" office:value-type="string" calcext:value-type="string">
            <text:p>CIELITA MARIA DAS NEVES BACELAR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1772.08" calcext:value-type="float">
            <text:p>R$1.772,0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19.91" calcext:value-type="float">
            <text:p>R$15.619,91 </text:p>
          </table:table-cell>
          <table:table-cell table:style-name="ce6" office:value-type="float" office:value="-1181.65" calcext:value-type="float">
            <text:p>(R$1.181,65)</text:p>
          </table:table-cell>
          <table:table-cell table:style-name="ce6" office:value-type="float" office:value="-3074.52" calcext:value-type="float">
            <text:p>(R$3.074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56.17" calcext:value-type="float">
            <text:p>(R$4.256,17)</text:p>
          </table:table-cell>
          <table:table-cell table:style-name="ce6" office:value-type="float" office:value="11363.74" calcext:value-type="float">
            <text:p>R$11.363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066" calcext:value-type="float">
            <text:p>9066</text:p>
          </table:table-cell>
          <table:table-cell table:style-name="ce3" office:value-type="string" calcext:value-type="string">
            <text:p>CIRENE FERREIRA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-937.68" calcext:value-type="float">
            <text:p>(R$937,68)</text:p>
          </table:table-cell>
          <table:table-cell table:style-name="ce6" office:value-type="float" office:value="-2211.4" calcext:value-type="float">
            <text:p>(R$2.211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49.08" calcext:value-type="float">
            <text:p>(R$3.149,08)</text:p>
          </table:table-cell>
          <table:table-cell table:style-name="ce6" office:value-type="float" office:value="10992.25" calcext:value-type="float">
            <text:p>R$10.992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48" calcext:value-type="float">
            <text:p>2848</text:p>
          </table:table-cell>
          <table:table-cell table:style-name="ce3" office:value-type="string" calcext:value-type="string">
            <text:p>CIRILO DE ARRUDA JUNIOR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670" calcext:value-type="float">
            <text:p>R$1.670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84.42" calcext:value-type="float">
            <text:p>R$15.384,42 </text:p>
          </table:table-cell>
          <table:table-cell table:style-name="ce6" office:value-type="float" office:value="-1142.79" calcext:value-type="float">
            <text:p>(R$1.142,79)</text:p>
          </table:table-cell>
          <table:table-cell table:style-name="ce6" office:value-type="float" office:value="-2496.85" calcext:value-type="float">
            <text:p>(R$2.496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39.64" calcext:value-type="float">
            <text:p>(R$3.639,64)</text:p>
          </table:table-cell>
          <table:table-cell table:style-name="ce6" office:value-type="float" office:value="11744.78" calcext:value-type="float">
            <text:p>R$11.744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14171" calcext:value-type="float">
            <text:p>14171</text:p>
          </table:table-cell>
          <table:table-cell table:style-name="ce3" office:value-type="string" calcext:value-type="string">
            <text:p>CIRLENE TERESINHA SARTOR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4.36" calcext:value-type="float">
            <text:p>R$15.804,36 </text:p>
          </table:table-cell>
          <table:table-cell table:style-name="ce6" office:value-type="float" office:value="-1212.08" calcext:value-type="float">
            <text:p>(R$1.212,08)</text:p>
          </table:table-cell>
          <table:table-cell table:style-name="ce6" office:value-type="float" office:value="-3116.87" calcext:value-type="float">
            <text:p>(R$3.116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28.95" calcext:value-type="float">
            <text:p>(R$4.328,95)</text:p>
          </table:table-cell>
          <table:table-cell table:style-name="ce6" office:value-type="float" office:value="11475.41" calcext:value-type="float">
            <text:p>R$11.475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.HAMBURGO</text:p>
          </table:table-cell>
          <table:table-cell table:style-name="ce4" office:value-type="float" office:value="10029" calcext:value-type="float">
            <text:p>10029</text:p>
          </table:table-cell>
          <table:table-cell table:style-name="ce3" office:value-type="string" calcext:value-type="string">
            <text:p>CLAIR TERESINHA CARDOSO POR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332.09" calcext:value-type="float">
            <text:p>(R$2.332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98.86" calcext:value-type="float">
            <text:p>(R$3.098,86)</text:p>
          </table:table-cell>
          <table:table-cell table:style-name="ce6" office:value-type="float" office:value="9975.2" calcext:value-type="float">
            <text:p>R$9.975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067" calcext:value-type="float">
            <text:p>9067</text:p>
          </table:table-cell>
          <table:table-cell table:style-name="ce3" office:value-type="string" calcext:value-type="string">
            <text:p>CLARA GUTTMA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6" calcext:value-type="float">
            <text:p>R$14.087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11.09" calcext:value-type="float">
            <text:p>R$15.911,09 </text:p>
          </table:table-cell>
          <table:table-cell table:style-name="ce6" office:value-type="float" office:value="-1229.69" calcext:value-type="float">
            <text:p>(R$1.229,69)</text:p>
          </table:table-cell>
          <table:table-cell table:style-name="ce6" office:value-type="float" office:value="-2617.79" calcext:value-type="float">
            <text:p>(R$2.617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7.48" calcext:value-type="float">
            <text:p>(R$3.847,48)</text:p>
          </table:table-cell>
          <table:table-cell table:style-name="ce6" office:value-type="float" office:value="12063.61" calcext:value-type="float">
            <text:p>R$12.063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68" calcext:value-type="float">
            <text:p>2168</text:p>
          </table:table-cell>
          <table:table-cell table:style-name="ce3" office:value-type="string" calcext:value-type="string">
            <text:p>CLARA MARIA RODRIGUES ME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5" calcext:value-type="float">
            <text:p>R$14.248,05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41.92" calcext:value-type="float">
            <text:p>R$15.341,92 </text:p>
          </table:table-cell>
          <table:table-cell table:style-name="ce6" office:value-type="float" office:value="-1135.78" calcext:value-type="float">
            <text:p>(R$1.135,7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35.78" calcext:value-type="float">
            <text:p>(R$1.135,78)</text:p>
          </table:table-cell>
          <table:table-cell table:style-name="ce6" office:value-type="float" office:value="14206.14" calcext:value-type="float">
            <text:p>R$14.206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4751" calcext:value-type="float">
            <text:p>14751</text:p>
          </table:table-cell>
          <table:table-cell table:style-name="ce3" office:value-type="string" calcext:value-type="string">
            <text:p>CLARICE MARIA MENDES DE LIM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07.73" calcext:value-type="float">
            <text:p>R$13.107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07.73" calcext:value-type="float">
            <text:p>R$13.107,73 </text:p>
          </table:table-cell>
          <table:table-cell table:style-name="ce6" office:value-type="float" office:value="-771.65" calcext:value-type="float">
            <text:p>(R$771,65)</text:p>
          </table:table-cell>
          <table:table-cell table:style-name="ce6" office:value-type="float" office:value="-2444.28" calcext:value-type="float">
            <text:p>(R$2.444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5.93" calcext:value-type="float">
            <text:p>(R$3.215,93)</text:p>
          </table:table-cell>
          <table:table-cell table:style-name="ce6" office:value-type="float" office:value="9891.8" calcext:value-type="float">
            <text:p>R$9.891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ARAGOMINAS</text:p>
          </table:table-cell>
          <table:table-cell table:style-name="ce4" office:value-type="float" office:value="4165" calcext:value-type="float">
            <text:p>4165</text:p>
          </table:table-cell>
          <table:table-cell table:style-name="ce3" office:value-type="string" calcext:value-type="string">
            <text:p>CLARISSE NASCIMENTO DA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2954.45" calcext:value-type="float">
            <text:p>(R$2.954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7.29" calcext:value-type="float">
            <text:p>(R$4.087,29)</text:p>
          </table:table-cell>
          <table:table-cell table:style-name="ce6" office:value-type="float" office:value="11236.81" calcext:value-type="float">
            <text:p>R$11.236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802" calcext:value-type="float">
            <text:p>4802</text:p>
          </table:table-cell>
          <table:table-cell table:style-name="ce3" office:value-type="string" calcext:value-type="string">
            <text:p>CLAUDECI ARAUJO NERY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16.64" calcext:value-type="float">
            <text:p>(R$2.516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1.11" calcext:value-type="float">
            <text:p>(R$3.711,11)</text:p>
          </table:table-cell>
          <table:table-cell table:style-name="ce6" office:value-type="float" office:value="11986.53" calcext:value-type="float">
            <text:p>R$11.986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3970" calcext:value-type="float">
            <text:p>13970</text:p>
          </table:table-cell>
          <table:table-cell table:style-name="ce3" office:value-type="string" calcext:value-type="string">
            <text:p>CLAUDETE DA SILVA LIM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2720.34" calcext:value-type="float">
            <text:p>R$22.720,3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720.34" calcext:value-type="float">
            <text:p>R$22.720,34 </text:p>
          </table:table-cell>
          <table:table-cell table:style-name="ce6" office:value-type="float" office:value="-2353.22" calcext:value-type="float">
            <text:p>(R$2.353,22)</text:p>
          </table:table-cell>
          <table:table-cell table:style-name="ce6" office:value-type="float" office:value="-4704.95" calcext:value-type="float">
            <text:p>(R$4.704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58.17" calcext:value-type="float">
            <text:p>(R$7.058,17)</text:p>
          </table:table-cell>
          <table:table-cell table:style-name="ce6" office:value-type="float" office:value="15662.17" calcext:value-type="float">
            <text:p>R$15.662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3849" calcext:value-type="float">
            <text:p>3849</text:p>
          </table:table-cell>
          <table:table-cell table:style-name="ce3" office:value-type="string" calcext:value-type="string">
            <text:p>CLAUDIO ANDRADE MARTINS DE CASTR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3786.81" calcext:value-type="float">
            <text:p>R$3.786,8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719.16" calcext:value-type="float">
            <text:p>R$25.719,16 </text:p>
          </table:table-cell>
          <table:table-cell table:style-name="ce6" office:value-type="float" office:value="-2848.02" calcext:value-type="float">
            <text:p>(R$2.848,0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48.02" calcext:value-type="float">
            <text:p>(R$2.848,02)</text:p>
          </table:table-cell>
          <table:table-cell table:style-name="ce6" office:value-type="float" office:value="22871.14" calcext:value-type="float">
            <text:p>R$22.871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CARLOS</text:p>
          </table:table-cell>
          <table:table-cell table:style-name="ce4" office:value-type="float" office:value="9893" calcext:value-type="float">
            <text:p>9893</text:p>
          </table:table-cell>
          <table:table-cell table:style-name="ce3" office:value-type="string" calcext:value-type="string">
            <text:p>CLAUDIO EMANUEL MICALI SOARES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11720.45" calcext:value-type="float">
            <text:p>R$11.720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20.45" calcext:value-type="float">
            <text:p>R$11.720,45 </text:p>
          </table:table-cell>
          <table:table-cell table:style-name="ce6" office:value-type="float" office:value="-570.5" calcext:value-type="float">
            <text:p>(R$570,50)</text:p>
          </table:table-cell>
          <table:table-cell table:style-name="ce6" office:value-type="float" office:value="-2170.23" calcext:value-type="float">
            <text:p>(R$2.170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40.73" calcext:value-type="float">
            <text:p>(R$2.740,73)</text:p>
          </table:table-cell>
          <table:table-cell table:style-name="ce6" office:value-type="float" office:value="8979.72" calcext:value-type="float">
            <text:p>R$8.979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ARNAIBA</text:p>
          </table:table-cell>
          <table:table-cell table:style-name="ce4" office:value-type="float" office:value="5243" calcext:value-type="float">
            <text:p>5243</text:p>
          </table:table-cell>
          <table:table-cell table:style-name="ce3" office:value-type="string" calcext:value-type="string">
            <text:p>CLAUDIO GONCALVES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90.68" calcext:value-type="float">
            <text:p>R$15.190,68 </text:p>
          </table:table-cell>
          <table:table-cell table:style-name="ce6" office:value-type="float" office:value="-1110.82" calcext:value-type="float">
            <text:p>(R$1.110,82)</text:p>
          </table:table-cell>
          <table:table-cell table:style-name="ce6" office:value-type="float" office:value="-2452.36" calcext:value-type="float">
            <text:p>(R$2.452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63.18" calcext:value-type="float">
            <text:p>(R$3.563,18)</text:p>
          </table:table-cell>
          <table:table-cell table:style-name="ce6" office:value-type="float" office:value="11627.5" calcext:value-type="float">
            <text:p>R$11.627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23642" calcext:value-type="float">
            <text:p>23642</text:p>
          </table:table-cell>
          <table:table-cell table:style-name="ce3" office:value-type="string" calcext:value-type="string">
            <text:p>CLAUDIO HENRIQUE SILVA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3422.2" calcext:value-type="float">
            <text:p>R$3.422,2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3.26" calcext:value-type="float">
            <text:p>R$17.083,26 </text:p>
          </table:table-cell>
          <table:table-cell table:style-name="ce6" office:value-type="float" office:value="-1423.1" calcext:value-type="float">
            <text:p>(R$1.423,10)</text:p>
          </table:table-cell>
          <table:table-cell table:style-name="ce6" office:value-type="float" office:value="-3358.4" calcext:value-type="float">
            <text:p>(R$3.358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1.5" calcext:value-type="float">
            <text:p>(R$4.781,50)</text:p>
          </table:table-cell>
          <table:table-cell table:style-name="ce6" office:value-type="float" office:value="12301.76" calcext:value-type="float">
            <text:p>R$12.301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740" calcext:value-type="float">
            <text:p>4740</text:p>
          </table:table-cell>
          <table:table-cell table:style-name="ce3" office:value-type="string" calcext:value-type="string">
            <text:p>CLAUDIO SERGIO FERREIRA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8164.64" calcext:value-type="float">
            <text:p>R$8.164,6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987.77" calcext:value-type="float">
            <text:p>R$9.987,77 </text:p>
          </table:table-cell>
          <table:table-cell table:style-name="ce6" office:value-type="float" office:value="-319.26" calcext:value-type="float">
            <text:p>(R$319,26)</text:p>
          </table:table-cell>
          <table:table-cell table:style-name="ce6" office:value-type="float" office:value="-1762.84" calcext:value-type="float">
            <text:p>(R$1.762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82.1" calcext:value-type="float">
            <text:p>(R$2.082,10)</text:p>
          </table:table-cell>
          <table:table-cell table:style-name="ce6" office:value-type="float" office:value="7905.67" calcext:value-type="float">
            <text:p>R$7.905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6902" calcext:value-type="float">
            <text:p>6902</text:p>
          </table:table-cell>
          <table:table-cell table:style-name="ce3" office:value-type="string" calcext:value-type="string">
            <text:p>CLECI WEIS DE LIM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4463.7" calcext:value-type="float">
            <text:p>(R$4.463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43.56" calcext:value-type="float">
            <text:p>(R$6.643,56)</text:p>
          </table:table-cell>
          <table:table-cell table:style-name="ce6" office:value-type="float" office:value="15026.13" calcext:value-type="float">
            <text:p>R$15.026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204" calcext:value-type="float">
            <text:p>2204</text:p>
          </table:table-cell>
          <table:table-cell table:style-name="ce3" office:value-type="string" calcext:value-type="string">
            <text:p>CLEIDE COZZETTI DE VELLAS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25.51" calcext:value-type="float">
            <text:p>R$17.925,51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730.48" calcext:value-type="float">
            <text:p>R$20.730,48 </text:p>
          </table:table-cell>
          <table:table-cell table:style-name="ce6" office:value-type="float" office:value="-2024.89" calcext:value-type="float">
            <text:p>(R$2.024,89)</text:p>
          </table:table-cell>
          <table:table-cell table:style-name="ce6" office:value-type="float" office:value="-3724.44" calcext:value-type="float">
            <text:p>(R$3.724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49.33" calcext:value-type="float">
            <text:p>(R$5.749,33)</text:p>
          </table:table-cell>
          <table:table-cell table:style-name="ce6" office:value-type="float" office:value="14981.15" calcext:value-type="float">
            <text:p>R$14.98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88" calcext:value-type="float">
            <text:p>2188</text:p>
          </table:table-cell>
          <table:table-cell table:style-name="ce3" office:value-type="string" calcext:value-type="string">
            <text:p>CLEIDE PAUL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77.91" calcext:value-type="float">
            <text:p>R$16.177,91 </text:p>
          </table:table-cell>
          <table:table-cell table:style-name="ce6" office:value-type="float" office:value="-1273.72" calcext:value-type="float">
            <text:p>(R$1.273,72)</text:p>
          </table:table-cell>
          <table:table-cell table:style-name="ce6" office:value-type="float" office:value="-2679.05" calcext:value-type="float">
            <text:p>(R$2.679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2.77" calcext:value-type="float">
            <text:p>(R$3.952,77)</text:p>
          </table:table-cell>
          <table:table-cell table:style-name="ce6" office:value-type="float" office:value="12225.14" calcext:value-type="float">
            <text:p>R$12.225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ANAPOLIS</text:p>
          </table:table-cell>
          <table:table-cell table:style-name="ce4" office:value-type="float" office:value="4055" calcext:value-type="float">
            <text:p>4055</text:p>
          </table:table-cell>
          <table:table-cell table:style-name="ce3" office:value-type="string" calcext:value-type="string">
            <text:p>CLEIDE RAMIRO DOS SANTOS ROCH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7.69" calcext:value-type="float">
            <text:p>R$15.777,69 </text:p>
          </table:table-cell>
          <table:table-cell table:style-name="ce6" office:value-type="float" office:value="-1207.68" calcext:value-type="float">
            <text:p>(R$1.207,68)</text:p>
          </table:table-cell>
          <table:table-cell table:style-name="ce6" office:value-type="float" office:value="-3110.75" calcext:value-type="float">
            <text:p>(R$3.110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8.43" calcext:value-type="float">
            <text:p>(R$4.318,43)</text:p>
          </table:table-cell>
          <table:table-cell table:style-name="ce6" office:value-type="float" office:value="11459.26" calcext:value-type="float">
            <text:p>R$11.459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069" calcext:value-type="float">
            <text:p>9069</text:p>
          </table:table-cell>
          <table:table-cell table:style-name="ce3" office:value-type="string" calcext:value-type="string">
            <text:p>CLELIA ALBUQUERQUE CARNEIRO TEIX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31515.26" calcext:value-type="float">
            <text:p>R$31.515,26 </text:p>
          </table:table-cell>
          <table:table-cell table:style-name="ce6" office:value-type="float" office:value="6071.17" calcext:value-type="float">
            <text:p>R$6.071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7586.43" calcext:value-type="float">
            <text:p>R$37.586,43 </text:p>
          </table:table-cell>
          <table:table-cell table:style-name="ce6" office:value-type="float" office:value="-5079.11" calcext:value-type="float">
            <text:p>(R$5.079,11)</text:p>
          </table:table-cell>
          <table:table-cell table:style-name="ce6" office:value-type="float" office:value="-7519.91" calcext:value-type="float">
            <text:p>(R$7.519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99.02" calcext:value-type="float">
            <text:p>(R$12.599,02)</text:p>
          </table:table-cell>
          <table:table-cell table:style-name="ce6" office:value-type="float" office:value="24987.41" calcext:value-type="float">
            <text:p>R$24.987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9071" calcext:value-type="float">
            <text:p>9071</text:p>
          </table:table-cell>
          <table:table-cell table:style-name="ce3" office:value-type="string" calcext:value-type="string">
            <text:p>CLEUSA DA ROCHA RIB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19.31" calcext:value-type="float">
            <text:p>R$18.519,3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46.01" calcext:value-type="float">
            <text:p>R$23.246,01 </text:p>
          </table:table-cell>
          <table:table-cell table:style-name="ce6" office:value-type="float" office:value="-2439.95" calcext:value-type="float">
            <text:p>(R$2.439,9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39.95" calcext:value-type="float">
            <text:p>(R$2.439,95)</text:p>
          </table:table-cell>
          <table:table-cell table:style-name="ce6" office:value-type="float" office:value="20806.06" calcext:value-type="float">
            <text:p>R$20.806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01" calcext:value-type="float">
            <text:p>4901</text:p>
          </table:table-cell>
          <table:table-cell table:style-name="ce3" office:value-type="string" calcext:value-type="string">
            <text:p>CLEUSA DE ARAUJO MORAE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1538.34" calcext:value-type="float">
            <text:p>R$21.538,34 </text:p>
          </table:table-cell>
          <table:table-cell table:style-name="ce6" office:value-type="float" office:value="2519.92" calcext:value-type="float">
            <text:p>R$2.519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058.26" calcext:value-type="float">
            <text:p>R$24.058,26 </text:p>
          </table:table-cell>
          <table:table-cell table:style-name="ce6" office:value-type="float" office:value="-2573.97" calcext:value-type="float">
            <text:p>(R$2.573,97)</text:p>
          </table:table-cell>
          <table:table-cell table:style-name="ce6" office:value-type="float" office:value="-4488.58" calcext:value-type="float">
            <text:p>(R$4.488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62.55" calcext:value-type="float">
            <text:p>(R$7.062,55)</text:p>
          </table:table-cell>
          <table:table-cell table:style-name="ce6" office:value-type="float" office:value="16995.71" calcext:value-type="float">
            <text:p>R$16.995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9" calcext:value-type="float">
            <text:p>4459</text:p>
          </table:table-cell>
          <table:table-cell table:style-name="ce3" office:value-type="string" calcext:value-type="string">
            <text:p>CLEUSA GONCALVES CARDOS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6040.57" calcext:value-type="float">
            <text:p>R$16.040,5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41.06" calcext:value-type="float">
            <text:p>R$18.641,06 </text:p>
          </table:table-cell>
          <table:table-cell table:style-name="ce6" office:value-type="float" office:value="-1680.13" calcext:value-type="float">
            <text:p>(R$1.680,13)</text:p>
          </table:table-cell>
          <table:table-cell table:style-name="ce6" office:value-type="float" office:value="-3192.52" calcext:value-type="float">
            <text:p>(R$3.192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72.65" calcext:value-type="float">
            <text:p>(R$4.872,65)</text:p>
          </table:table-cell>
          <table:table-cell table:style-name="ce6" office:value-type="float" office:value="13768.41" calcext:value-type="float">
            <text:p>R$13.768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90" calcext:value-type="float">
            <text:p>2290</text:p>
          </table:table-cell>
          <table:table-cell table:style-name="ce3" office:value-type="string" calcext:value-type="string">
            <text:p>CLEUSA MARCIA CARNEIRO ROS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7381.44" calcext:value-type="float">
            <text:p>R$27.381,44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2108.14" calcext:value-type="float">
            <text:p>R$32.108,14 </text:p>
          </table:table-cell>
          <table:table-cell table:style-name="ce6" office:value-type="float" office:value="-4038.24" calcext:value-type="float">
            <text:p>(R$4.038,24)</text:p>
          </table:table-cell>
          <table:table-cell table:style-name="ce6" office:value-type="float" office:value="-6247.49" calcext:value-type="float">
            <text:p>(R$6.247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85.73" calcext:value-type="float">
            <text:p>(R$10.285,73)</text:p>
          </table:table-cell>
          <table:table-cell table:style-name="ce6" office:value-type="float" office:value="21822.41" calcext:value-type="float">
            <text:p>R$21.822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5849" calcext:value-type="float">
            <text:p>5849</text:p>
          </table:table-cell>
          <table:table-cell table:style-name="ce3" office:value-type="string" calcext:value-type="string">
            <text:p>CLEUSA REJANE DEBIAS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19.33" calcext:value-type="float">
            <text:p>R$14.719,33 </text:p>
          </table:table-cell>
          <table:table-cell table:style-name="ce6" office:value-type="float" office:value="-1033.05" calcext:value-type="float">
            <text:p>(R$1.033,05)</text:p>
          </table:table-cell>
          <table:table-cell table:style-name="ce6" office:value-type="float" office:value="-2291.99" calcext:value-type="float">
            <text:p>(R$2.291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25.04" calcext:value-type="float">
            <text:p>(R$3.325,04)</text:p>
          </table:table-cell>
          <table:table-cell table:style-name="ce6" office:value-type="float" office:value="11394.29" calcext:value-type="float">
            <text:p>R$11.394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783" calcext:value-type="float">
            <text:p>3783</text:p>
          </table:table-cell>
          <table:table-cell table:style-name="ce3" office:value-type="string" calcext:value-type="string">
            <text:p>CLEUZA AVILA DE JESUS GUIR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113.51" calcext:value-type="float">
            <text:p>R$12.113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113.51" calcext:value-type="float">
            <text:p>R$12.113,51 </text:p>
          </table:table-cell>
          <table:table-cell table:style-name="ce6" office:value-type="float" office:value="-627.49" calcext:value-type="float">
            <text:p>(R$627,49)</text:p>
          </table:table-cell>
          <table:table-cell table:style-name="ce6" office:value-type="float" office:value="-1686.92" calcext:value-type="float">
            <text:p>(R$1.686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14.41" calcext:value-type="float">
            <text:p>(R$2.314,41)</text:p>
          </table:table-cell>
          <table:table-cell table:style-name="ce6" office:value-type="float" office:value="9799.1" calcext:value-type="float">
            <text:p>R$9.799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901" calcext:value-type="float">
            <text:p>6901</text:p>
          </table:table-cell>
          <table:table-cell table:style-name="ce3" office:value-type="string" calcext:value-type="string">
            <text:p>CLOTILDE MARIANO DANIELI VA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" calcext:value-type="float">
            <text:p>R$15.751,00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3052.48" calcext:value-type="float">
            <text:p>(R$3.052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55.76" calcext:value-type="float">
            <text:p>(R$4.255,76)</text:p>
          </table:table-cell>
          <table:table-cell table:style-name="ce6" office:value-type="float" office:value="11495.24" calcext:value-type="float">
            <text:p>R$11.495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3248" calcext:value-type="float">
            <text:p>3248</text:p>
          </table:table-cell>
          <table:table-cell table:style-name="ce3" office:value-type="string" calcext:value-type="string">
            <text:p>CONCEICAO PEREIRA DA TRINDADE BARROS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385.2" calcext:value-type="float">
            <text:p>R$26.385,20 </text:p>
          </table:table-cell>
          <table:table-cell table:style-name="ce6" office:value-type="float" office:value="-2957.92" calcext:value-type="float">
            <text:p>(R$2.957,92)</text:p>
          </table:table-cell>
          <table:table-cell table:style-name="ce6" office:value-type="float" office:value="-4970.77" calcext:value-type="float">
            <text:p>(R$4.970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28.69" calcext:value-type="float">
            <text:p>(R$7.928,69)</text:p>
          </table:table-cell>
          <table:table-cell table:style-name="ce6" office:value-type="float" office:value="18456.51" calcext:value-type="float">
            <text:p>R$18.456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4081" calcext:value-type="float">
            <text:p>4081</text:p>
          </table:table-cell>
          <table:table-cell table:style-name="ce3" office:value-type="string" calcext:value-type="string">
            <text:p>CREUZA SOCORRO SIMOES L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19.49" calcext:value-type="float">
            <text:p>R$15.419,4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42.62" calcext:value-type="float">
            <text:p>R$17.242,62 </text:p>
          </table:table-cell>
          <table:table-cell table:style-name="ce6" office:value-type="float" office:value="-1449.39" calcext:value-type="float">
            <text:p>(R$1.449,39)</text:p>
          </table:table-cell>
          <table:table-cell table:style-name="ce6" office:value-type="float" office:value="-3447.13" calcext:value-type="float">
            <text:p>(R$3.447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96.52" calcext:value-type="float">
            <text:p>(R$4.896,52)</text:p>
          </table:table-cell>
          <table:table-cell table:style-name="ce6" office:value-type="float" office:value="12346.1" calcext:value-type="float">
            <text:p>R$12.346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725" calcext:value-type="float">
            <text:p>3725</text:p>
          </table:table-cell>
          <table:table-cell table:style-name="ce3" office:value-type="string" calcext:value-type="string">
            <text:p>CRISTIANA LAUANDE TEIXEIRA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1273.04" calcext:value-type="float">
            <text:p>R$11.273,04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002.28" calcext:value-type="float">
            <text:p>R$12.002,28 </text:p>
          </table:table-cell>
          <table:table-cell table:style-name="ce6" office:value-type="float" office:value="-611.36" calcext:value-type="float">
            <text:p>(R$611,36)</text:p>
          </table:table-cell>
          <table:table-cell table:style-name="ce6" office:value-type="float" office:value="-2132.22" calcext:value-type="float">
            <text:p>(R$2.132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43.58" calcext:value-type="float">
            <text:p>(R$2.743,58)</text:p>
          </table:table-cell>
          <table:table-cell table:style-name="ce6" office:value-type="float" office:value="9258.7" calcext:value-type="float">
            <text:p>R$9.258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6009" calcext:value-type="float">
            <text:p>6009</text:p>
          </table:table-cell>
          <table:table-cell table:style-name="ce3" office:value-type="string" calcext:value-type="string">
            <text:p>CRISTIANE RIBEIRO CABRAL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60.83" calcext:value-type="float">
            <text:p>R$13.260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-793.85" calcext:value-type="float">
            <text:p>(R$793,85)</text:p>
          </table:table-cell>
          <table:table-cell table:style-name="ce6" office:value-type="float" office:value="-2480.28" calcext:value-type="float">
            <text:p>(R$2.480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74.13" calcext:value-type="float">
            <text:p>(R$3.274,13)</text:p>
          </table:table-cell>
          <table:table-cell table:style-name="ce6" office:value-type="float" office:value="9986.7" calcext:value-type="float">
            <text:p>R$9.986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7240" calcext:value-type="float">
            <text:p>27240</text:p>
          </table:table-cell>
          <table:table-cell table:style-name="ce3" office:value-type="string" calcext:value-type="string">
            <text:p>CRISTIANO RODRIGUES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3705.45" calcext:value-type="float">
            <text:p>R$3.705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05.45" calcext:value-type="float">
            <text:p>R$3.705,4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4.92" calcext:value-type="float">
            <text:p>(R$94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4.92" calcext:value-type="float">
            <text:p>(R$94,92)</text:p>
          </table:table-cell>
          <table:table-cell table:style-name="ce6" office:value-type="float" office:value="3610.53" calcext:value-type="float">
            <text:p>R$3.610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5249" calcext:value-type="float">
            <text:p>5249</text:p>
          </table:table-cell>
          <table:table-cell table:style-name="ce3" office:value-type="string" calcext:value-type="string">
            <text:p>CYNTHIA MARIA DE TORRES LOMBARD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0183.53" calcext:value-type="float">
            <text:p>R$10.183,5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183.53" calcext:value-type="float">
            <text:p>R$10.183,53 </text:p>
          </table:table-cell>
          <table:table-cell table:style-name="ce6" office:value-type="float" office:value="-347.64" calcext:value-type="float">
            <text:p>(R$347,64)</text:p>
          </table:table-cell>
          <table:table-cell table:style-name="ce6" office:value-type="float" office:value="-1808.86" calcext:value-type="float">
            <text:p>(R$1.808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56.5" calcext:value-type="float">
            <text:p>(R$2.156,50)</text:p>
          </table:table-cell>
          <table:table-cell table:style-name="ce6" office:value-type="float" office:value="8027.03" calcext:value-type="float">
            <text:p>R$8.027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3710" calcext:value-type="float">
            <text:p>3710</text:p>
          </table:table-cell>
          <table:table-cell table:style-name="ce3" office:value-type="string" calcext:value-type="string">
            <text:p>CYRIO NOGUEIR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5475.13" calcext:value-type="float">
            <text:p>R$5.475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475.13" calcext:value-type="float">
            <text:p>R$5.475,1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.79" calcext:value-type="float">
            <text:p>(R$12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.79" calcext:value-type="float">
            <text:p>(R$125,79)</text:p>
          </table:table-cell>
          <table:table-cell table:style-name="ce6" office:value-type="float" office:value="5349.34" calcext:value-type="float">
            <text:p>R$5.349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940" calcext:value-type="float">
            <text:p>4940</text:p>
          </table:table-cell>
          <table:table-cell table:style-name="ce3" office:value-type="string" calcext:value-type="string">
            <text:p>DACIRLETE DE ATAIDE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2532.01" calcext:value-type="float">
            <text:p>(R$2.532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00.07" calcext:value-type="float">
            <text:p>(R$3.700,07)</text:p>
          </table:table-cell>
          <table:table-cell table:style-name="ce6" office:value-type="float" office:value="11837.48" calcext:value-type="float">
            <text:p>R$11.837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581" calcext:value-type="float">
            <text:p>3581</text:p>
          </table:table-cell>
          <table:table-cell table:style-name="ce3" office:value-type="string" calcext:value-type="string">
            <text:p>DAGMAR PEREIRA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994.34" calcext:value-type="float">
            <text:p>(R$2.994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18.37" calcext:value-type="float">
            <text:p>(R$4.118,37)</text:p>
          </table:table-cell>
          <table:table-cell table:style-name="ce6" office:value-type="float" office:value="11152.36" calcext:value-type="float">
            <text:p>R$11.152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98" calcext:value-type="float">
            <text:p>4698</text:p>
          </table:table-cell>
          <table:table-cell table:style-name="ce3" office:value-type="string" calcext:value-type="string">
            <text:p>DALCA SOARES DE QUEIRO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2134.07" calcext:value-type="float">
            <text:p>R$2.134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61.95" calcext:value-type="float">
            <text:p>R$16.061,95 </text:p>
          </table:table-cell>
          <table:table-cell table:style-name="ce6" office:value-type="float" office:value="-1254.58" calcext:value-type="float">
            <text:p>(R$1.254,58)</text:p>
          </table:table-cell>
          <table:table-cell table:style-name="ce6" office:value-type="float" office:value="-3176.02" calcext:value-type="float">
            <text:p>(R$3.176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30.6" calcext:value-type="float">
            <text:p>(R$4.430,60)</text:p>
          </table:table-cell>
          <table:table-cell table:style-name="ce6" office:value-type="float" office:value="11631.35" calcext:value-type="float">
            <text:p>R$11.631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7974" calcext:value-type="float">
            <text:p>7974</text:p>
          </table:table-cell>
          <table:table-cell table:style-name="ce3" office:value-type="string" calcext:value-type="string">
            <text:p>DALVA MARIA DE ALMEI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5266" calcext:value-type="float">
            <text:p>5266</text:p>
          </table:table-cell>
          <table:table-cell table:style-name="ce3" office:value-type="string" calcext:value-type="string">
            <text:p>DANIEL DE LIMA SALDANHA</text:p>
          </table:table-cell>
          <table:table-cell table:style-name="ce4" office:value-type="string" calcext:value-type="string">
            <text:p>ANALISTA DO MPU/SUPORTE E INFRAESTRUTURA</text:p>
          </table:table-cell>
          <table:table-cell table:style-name="ce6" office:value-type="float" office:value="30876.91" calcext:value-type="float">
            <text:p>R$30.876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0876.91" calcext:value-type="float">
            <text:p>R$30.876,9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43.01" calcext:value-type="float">
            <text:p>(R$7.543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43.01" calcext:value-type="float">
            <text:p>(R$7.543,01)</text:p>
          </table:table-cell>
          <table:table-cell table:style-name="ce6" office:value-type="float" office:value="23333.9" calcext:value-type="float">
            <text:p>R$23.333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9995" calcext:value-type="float">
            <text:p>9995</text:p>
          </table:table-cell>
          <table:table-cell table:style-name="ce3" office:value-type="string" calcext:value-type="string">
            <text:p>DANIELE MONTEIRO PESSANHA DE BARROS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8364.74" calcext:value-type="float">
            <text:p>R$8.364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364.74" calcext:value-type="float">
            <text:p>R$8.364,74 </text:p>
          </table:table-cell>
          <table:table-cell table:style-name="ce6" office:value-type="float" office:value="-83.92" calcext:value-type="float">
            <text:p>(R$83,92)</text:p>
          </table:table-cell>
          <table:table-cell table:style-name="ce6" office:value-type="float" office:value="-1329.08" calcext:value-type="float">
            <text:p>(R$1.329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13" calcext:value-type="float">
            <text:p>(R$1.413,00)</text:p>
          </table:table-cell>
          <table:table-cell table:style-name="ce6" office:value-type="float" office:value="6951.74" calcext:value-type="float">
            <text:p>R$6.95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16723" calcext:value-type="float">
            <text:p>16723</text:p>
          </table:table-cell>
          <table:table-cell table:style-name="ce3" office:value-type="string" calcext:value-type="string">
            <text:p>DANIELE REGINA CAB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2759.98" calcext:value-type="float">
            <text:p>R$2.759,9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759.98" calcext:value-type="float">
            <text:p>R$2.759,9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.55" calcext:value-type="float">
            <text:p>(R$37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.55" calcext:value-type="float">
            <text:p>(R$37,55)</text:p>
          </table:table-cell>
          <table:table-cell table:style-name="ce6" office:value-type="float" office:value="2722.43" calcext:value-type="float">
            <text:p>R$2.722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AURU</text:p>
          </table:table-cell>
          <table:table-cell table:style-name="ce4" office:value-type="float" office:value="8964" calcext:value-type="float">
            <text:p>8964</text:p>
          </table:table-cell>
          <table:table-cell table:style-name="ce3" office:value-type="string" calcext:value-type="string">
            <text:p>DANIELE VANESSA PEDRO MASSON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716.05" calcext:value-type="float">
            <text:p>R$8.716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716.05" calcext:value-type="float">
            <text:p>R$8.716,05 </text:p>
          </table:table-cell>
          <table:table-cell table:style-name="ce6" office:value-type="float" office:value="-134.86" calcext:value-type="float">
            <text:p>(R$134,86)</text:p>
          </table:table-cell>
          <table:table-cell table:style-name="ce6" office:value-type="float" office:value="-1359.55" calcext:value-type="float">
            <text:p>(R$1.359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94.41" calcext:value-type="float">
            <text:p>(R$1.494,41)</text:p>
          </table:table-cell>
          <table:table-cell table:style-name="ce6" office:value-type="float" office:value="7221.64" calcext:value-type="float">
            <text:p>R$7.221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330" calcext:value-type="float">
            <text:p>4330</text:p>
          </table:table-cell>
          <table:table-cell table:style-name="ce3" office:value-type="string" calcext:value-type="string">
            <text:p>DANILO SALEME MOREIRA JUNIO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3006.59" calcext:value-type="float">
            <text:p>(R$3.006,5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39.43" calcext:value-type="float">
            <text:p>(R$4.139,43)</text:p>
          </table:table-cell>
          <table:table-cell table:style-name="ce6" office:value-type="float" office:value="11184.67" calcext:value-type="float">
            <text:p>R$11.184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05" calcext:value-type="float">
            <text:p>4805</text:p>
          </table:table-cell>
          <table:table-cell table:style-name="ce3" office:value-type="string" calcext:value-type="string">
            <text:p>DARLENE FRANCO VILLEL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98.9" calcext:value-type="float">
            <text:p>R$18.098,90 </text:p>
          </table:table-cell>
          <table:table-cell table:style-name="ce6" office:value-type="float" office:value="-1590.68" calcext:value-type="float">
            <text:p>(R$1.590,68)</text:p>
          </table:table-cell>
          <table:table-cell table:style-name="ce6" office:value-type="float" office:value="-3643.76" calcext:value-type="float">
            <text:p>(R$3.643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34.44" calcext:value-type="float">
            <text:p>(R$5.234,44)</text:p>
          </table:table-cell>
          <table:table-cell table:style-name="ce6" office:value-type="float" office:value="12864.46" calcext:value-type="float">
            <text:p>R$12.864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538" calcext:value-type="float">
            <text:p>3538</text:p>
          </table:table-cell>
          <table:table-cell table:style-name="ce3" office:value-type="string" calcext:value-type="string">
            <text:p>DASIO BRAGA DA SILVA</text:p>
          </table:table-cell>
          <table:table-cell table:style-name="ce4" office:value-type="string" calcext:value-type="string">
            <text:p>ANALISTA DE CONTABILIDADE/PERITO</text:p>
          </table:table-cell>
          <table:table-cell table:style-name="ce6" office:value-type="float" office:value="21363.25" calcext:value-type="float">
            <text:p>R$21.363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-2129.3" calcext:value-type="float">
            <text:p>(R$2.129,3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29.3" calcext:value-type="float">
            <text:p>(R$2.129,30)</text:p>
          </table:table-cell>
          <table:table-cell table:style-name="ce6" office:value-type="float" office:value="19233.95" calcext:value-type="float">
            <text:p>R$19.233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05" calcext:value-type="float">
            <text:p>4605</text:p>
          </table:table-cell>
          <table:table-cell table:style-name="ce3" office:value-type="string" calcext:value-type="string">
            <text:p>DAVI PEREIRA LOP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312.76" calcext:value-type="float">
            <text:p>R$15.312,7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35.89" calcext:value-type="float">
            <text:p>R$17.135,89 </text:p>
          </table:table-cell>
          <table:table-cell table:style-name="ce6" office:value-type="float" office:value="-1431.78" calcext:value-type="float">
            <text:p>(R$1.431,78)</text:p>
          </table:table-cell>
          <table:table-cell table:style-name="ce6" office:value-type="float" office:value="-2899.03" calcext:value-type="float">
            <text:p>(R$2.899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30.81" calcext:value-type="float">
            <text:p>(R$4.330,81)</text:p>
          </table:table-cell>
          <table:table-cell table:style-name="ce6" office:value-type="float" office:value="12805.08" calcext:value-type="float">
            <text:p>R$12.805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320" calcext:value-type="float">
            <text:p>3320</text:p>
          </table:table-cell>
          <table:table-cell table:style-name="ce3" office:value-type="string" calcext:value-type="string">
            <text:p>DAVID BATISTA SILV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1167.02" calcext:value-type="float">
            <text:p>R$1.167,0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30.27" calcext:value-type="float">
            <text:p>R$22.530,27 </text:p>
          </table:table-cell>
          <table:table-cell table:style-name="ce6" office:value-type="float" office:value="-2321.85" calcext:value-type="float">
            <text:p>(R$2.321,85)</text:p>
          </table:table-cell>
          <table:table-cell table:style-name="ce6" office:value-type="float" office:value="-4137.72" calcext:value-type="float">
            <text:p>(R$4.137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59.57" calcext:value-type="float">
            <text:p>(R$6.459,57)</text:p>
          </table:table-cell>
          <table:table-cell table:style-name="ce6" office:value-type="float" office:value="16070.7" calcext:value-type="float">
            <text:p>R$16.070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507" calcext:value-type="float">
            <text:p>4507</text:p>
          </table:table-cell>
          <table:table-cell table:style-name="ce3" office:value-type="string" calcext:value-type="string">
            <text:p>DAVINA PINTO MONT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773.75" calcext:value-type="float">
            <text:p>R$15.773,75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74.24" calcext:value-type="float">
            <text:p>R$18.374,24 </text:p>
          </table:table-cell>
          <table:table-cell table:style-name="ce6" office:value-type="float" office:value="-1636.11" calcext:value-type="float">
            <text:p>(R$1.636,11)</text:p>
          </table:table-cell>
          <table:table-cell table:style-name="ce6" office:value-type="float" office:value="-3131.25" calcext:value-type="float">
            <text:p>(R$3.131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67.36" calcext:value-type="float">
            <text:p>(R$4.767,36)</text:p>
          </table:table-cell>
          <table:table-cell table:style-name="ce6" office:value-type="float" office:value="13606.88" calcext:value-type="float">
            <text:p>R$13.606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666" calcext:value-type="float">
            <text:p>4666</text:p>
          </table:table-cell>
          <table:table-cell table:style-name="ce3" office:value-type="string" calcext:value-type="string">
            <text:p>DAYSE DE BARROS CERQU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76.35" calcext:value-type="float">
            <text:p>R$21.776,35 </text:p>
          </table:table-cell>
          <table:table-cell table:style-name="ce6" office:value-type="float" office:value="-2197.46" calcext:value-type="float">
            <text:p>(R$2.197,46)</text:p>
          </table:table-cell>
          <table:table-cell table:style-name="ce6" office:value-type="float" office:value="-3964.6" calcext:value-type="float">
            <text:p>(R$3.964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62.06" calcext:value-type="float">
            <text:p>(R$6.162,06)</text:p>
          </table:table-cell>
          <table:table-cell table:style-name="ce6" office:value-type="float" office:value="15614.29" calcext:value-type="float">
            <text:p>R$15.614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3107" calcext:value-type="float">
            <text:p>3107</text:p>
          </table:table-cell>
          <table:table-cell table:style-name="ce3" office:value-type="string" calcext:value-type="string">
            <text:p>DEA LEONOR BASTOS DA COST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1823.11" calcext:value-type="float">
            <text:p>R$1.823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186.36" calcext:value-type="float">
            <text:p>R$23.186,36 </text:p>
          </table:table-cell>
          <table:table-cell table:style-name="ce6" office:value-type="float" office:value="-2430.11" calcext:value-type="float">
            <text:p>(R$2.430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30.11" calcext:value-type="float">
            <text:p>(R$2.430,11)</text:p>
          </table:table-cell>
          <table:table-cell table:style-name="ce6" office:value-type="float" office:value="20756.25" calcext:value-type="float">
            <text:p>R$20.756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6469" calcext:value-type="float">
            <text:p>6469</text:p>
          </table:table-cell>
          <table:table-cell table:style-name="ce3" office:value-type="string" calcext:value-type="string">
            <text:p>DEBORA CRISTINA DE ALMEIDA CAMPOS SILVA DE JESU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9151.85" calcext:value-type="float">
            <text:p>R$9.151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151.85" calcext:value-type="float">
            <text:p>R$9.151,85 </text:p>
          </table:table-cell>
          <table:table-cell table:style-name="ce6" office:value-type="float" office:value="-198.05" calcext:value-type="float">
            <text:p>(R$198,05)</text:p>
          </table:table-cell>
          <table:table-cell table:style-name="ce6" office:value-type="float" office:value="-1566.29" calcext:value-type="float">
            <text:p>(R$1.566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64.34" calcext:value-type="float">
            <text:p>(R$1.764,34)</text:p>
          </table:table-cell>
          <table:table-cell table:style-name="ce6" office:value-type="float" office:value="7387.51" calcext:value-type="float">
            <text:p>R$7.387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942" calcext:value-type="float">
            <text:p>2942</text:p>
          </table:table-cell>
          <table:table-cell table:style-name="ce3" office:value-type="string" calcext:value-type="string">
            <text:p>DEBORA DE CASTRO FERR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2501.45" calcext:value-type="float">
            <text:p>R$22.501,45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101.94" calcext:value-type="float">
            <text:p>R$25.101,94 </text:p>
          </table:table-cell>
          <table:table-cell table:style-name="ce6" office:value-type="float" office:value="-2746.18" calcext:value-type="float">
            <text:p>(R$2.746,18)</text:p>
          </table:table-cell>
          <table:table-cell table:style-name="ce6" office:value-type="float" office:value="-4623.96" calcext:value-type="float">
            <text:p>(R$4.623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70.14" calcext:value-type="float">
            <text:p>(R$7.370,14)</text:p>
          </table:table-cell>
          <table:table-cell table:style-name="ce6" office:value-type="float" office:value="17731.8" calcext:value-type="float">
            <text:p>R$17.731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0582" calcext:value-type="float">
            <text:p>20582</text:p>
          </table:table-cell>
          <table:table-cell table:style-name="ce3" office:value-type="string" calcext:value-type="string">
            <text:p>DEBORA MEIRELLES MOT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77.07" calcext:value-type="float">
            <text:p>R$14.577,07 </text:p>
          </table:table-cell>
          <table:table-cell table:style-name="ce6" office:value-type="float" office:value="-1009.58" calcext:value-type="float">
            <text:p>(R$1.009,58)</text:p>
          </table:table-cell>
          <table:table-cell table:style-name="ce6" office:value-type="float" office:value="-2835.05" calcext:value-type="float">
            <text:p>(R$2.835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4.63" calcext:value-type="float">
            <text:p>(R$3.844,63)</text:p>
          </table:table-cell>
          <table:table-cell table:style-name="ce6" office:value-type="float" office:value="10732.44" calcext:value-type="float">
            <text:p>R$10.732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63" calcext:value-type="float">
            <text:p>4463</text:p>
          </table:table-cell>
          <table:table-cell table:style-name="ce3" office:value-type="string" calcext:value-type="string">
            <text:p>DEBORA PESSOA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94.47" calcext:value-type="float">
            <text:p>R$13.794,47 </text:p>
          </table:table-cell>
          <table:table-cell table:style-name="ce6" office:value-type="float" office:value="3154.65" calcext:value-type="float">
            <text:p>R$3.15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49.12" calcext:value-type="float">
            <text:p>R$16.949,12 </text:p>
          </table:table-cell>
          <table:table-cell table:style-name="ce6" office:value-type="float" office:value="-1400.96" calcext:value-type="float">
            <text:p>(R$1.400,96)</text:p>
          </table:table-cell>
          <table:table-cell table:style-name="ce6" office:value-type="float" office:value="-3379.74" calcext:value-type="float">
            <text:p>(R$3.379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0.7" calcext:value-type="float">
            <text:p>(R$4.780,70)</text:p>
          </table:table-cell>
          <table:table-cell table:style-name="ce6" office:value-type="float" office:value="12168.42" calcext:value-type="float">
            <text:p>R$12.168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22" calcext:value-type="float">
            <text:p>4322</text:p>
          </table:table-cell>
          <table:table-cell table:style-name="ce3" office:value-type="string" calcext:value-type="string">
            <text:p>DELAMAR DE ALMEIDA GO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779.12" calcext:value-type="float">
            <text:p>R$14.779,1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02.25" calcext:value-type="float">
            <text:p>R$16.602,25 </text:p>
          </table:table-cell>
          <table:table-cell table:style-name="ce6" office:value-type="float" office:value="-1343.73" calcext:value-type="float">
            <text:p>(R$1.343,73)</text:p>
          </table:table-cell>
          <table:table-cell table:style-name="ce6" office:value-type="float" office:value="-2724.36" calcext:value-type="float">
            <text:p>(R$2.724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68.09" calcext:value-type="float">
            <text:p>(R$4.068,09)</text:p>
          </table:table-cell>
          <table:table-cell table:style-name="ce6" office:value-type="float" office:value="12534.16" calcext:value-type="float">
            <text:p>R$12.534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6178" calcext:value-type="float">
            <text:p>6178</text:p>
          </table:table-cell>
          <table:table-cell table:style-name="ce3" office:value-type="string" calcext:value-type="string">
            <text:p>DENISE ALCANTARA BEZERRA DE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14.65" calcext:value-type="float">
            <text:p>R$14.114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-933.28" calcext:value-type="float">
            <text:p>(R$933,2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33.28" calcext:value-type="float">
            <text:p>(R$933,28)</text:p>
          </table:table-cell>
          <table:table-cell table:style-name="ce6" office:value-type="float" office:value="13181.37" calcext:value-type="float">
            <text:p>R$13.181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904" calcext:value-type="float">
            <text:p>2904</text:p>
          </table:table-cell>
          <table:table-cell table:style-name="ce3" office:value-type="string" calcext:value-type="string">
            <text:p>DENISE APARECIDA GONCAL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68.38" calcext:value-type="float">
            <text:p>R$14.968,38 </text:p>
          </table:table-cell>
          <table:table-cell table:style-name="ce6" office:value-type="float" office:value="-1074.14" calcext:value-type="float">
            <text:p>(R$1.074,14)</text:p>
          </table:table-cell>
          <table:table-cell table:style-name="ce6" office:value-type="float" office:value="-2401.32" calcext:value-type="float">
            <text:p>(R$2.401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5.46" calcext:value-type="float">
            <text:p>(R$3.475,46)</text:p>
          </table:table-cell>
          <table:table-cell table:style-name="ce6" office:value-type="float" office:value="11492.92" calcext:value-type="float">
            <text:p>R$11.492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6560" calcext:value-type="float">
            <text:p>6560</text:p>
          </table:table-cell>
          <table:table-cell table:style-name="ce3" office:value-type="string" calcext:value-type="string">
            <text:p>DENISE DE ANDRADE PARAHYBA FREIRE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377.65" calcext:value-type="float">
            <text:p>R$21.377,65 </text:p>
          </table:table-cell>
          <table:table-cell table:style-name="ce6" office:value-type="float" office:value="-2131.67" calcext:value-type="float">
            <text:p>(R$2.131,6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31.67" calcext:value-type="float">
            <text:p>(R$2.131,67)</text:p>
          </table:table-cell>
          <table:table-cell table:style-name="ce6" office:value-type="float" office:value="19245.98" calcext:value-type="float">
            <text:p>R$19.245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41" calcext:value-type="float">
            <text:p>4741</text:p>
          </table:table-cell>
          <table:table-cell table:style-name="ce3" office:value-type="string" calcext:value-type="string">
            <text:p>DENISE GUERREIRO ANTUNES GOMES PE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481.65" calcext:value-type="float">
            <text:p>R$4.481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02.8" calcext:value-type="float">
            <text:p>R$18.302,80 </text:p>
          </table:table-cell>
          <table:table-cell table:style-name="ce6" office:value-type="float" office:value="-1624.32" calcext:value-type="float">
            <text:p>(R$1.624,32)</text:p>
          </table:table-cell>
          <table:table-cell table:style-name="ce6" office:value-type="float" office:value="-3690.58" calcext:value-type="float">
            <text:p>(R$3.690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14.9" calcext:value-type="float">
            <text:p>(R$5.314,90)</text:p>
          </table:table-cell>
          <table:table-cell table:style-name="ce6" office:value-type="float" office:value="12987.9" calcext:value-type="float">
            <text:p>R$12.987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865" calcext:value-type="float">
            <text:p>4865</text:p>
          </table:table-cell>
          <table:table-cell table:style-name="ce3" office:value-type="string" calcext:value-type="string">
            <text:p>DENISE PENHA DOS SANTOS ROC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55.6" calcext:value-type="float">
            <text:p>(R$3.05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3.66" calcext:value-type="float">
            <text:p>(R$4.223,66)</text:p>
          </table:table-cell>
          <table:table-cell table:style-name="ce6" office:value-type="float" office:value="11313.89" calcext:value-type="float">
            <text:p>R$11.313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498" calcext:value-type="float">
            <text:p>3498</text:p>
          </table:table-cell>
          <table:table-cell table:style-name="ce3" office:value-type="string" calcext:value-type="string">
            <text:p>DENISE RIBEIRO BENTO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313.58" calcext:value-type="float">
            <text:p>R$313,5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01.09" calcext:value-type="float">
            <text:p>R$13.601,09 </text:p>
          </table:table-cell>
          <table:table-cell table:style-name="ce6" office:value-type="float" office:value="-848.54" calcext:value-type="float">
            <text:p>(R$848,54)</text:p>
          </table:table-cell>
          <table:table-cell table:style-name="ce6" office:value-type="float" office:value="-2610.95" calcext:value-type="float">
            <text:p>(R$2.610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59.49" calcext:value-type="float">
            <text:p>(R$3.459,49)</text:p>
          </table:table-cell>
          <table:table-cell table:style-name="ce6" office:value-type="float" office:value="10141.6" calcext:value-type="float">
            <text:p>R$10.141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923" calcext:value-type="float">
            <text:p>2923</text:p>
          </table:table-cell>
          <table:table-cell table:style-name="ce3" office:value-type="string" calcext:value-type="string">
            <text:p>DENISE RICARDO SOARES PE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4.37" calcext:value-type="float">
            <text:p>R$15.804,37 </text:p>
          </table:table-cell>
          <table:table-cell table:style-name="ce6" office:value-type="float" office:value="-1212.08" calcext:value-type="float">
            <text:p>(R$1.212,08)</text:p>
          </table:table-cell>
          <table:table-cell table:style-name="ce6" office:value-type="float" office:value="-3116.87" calcext:value-type="float">
            <text:p>(R$3.116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28.95" calcext:value-type="float">
            <text:p>(R$4.328,95)</text:p>
          </table:table-cell>
          <table:table-cell table:style-name="ce6" office:value-type="float" office:value="11475.42" calcext:value-type="float">
            <text:p>R$11.475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42" calcext:value-type="float">
            <text:p>4942</text:p>
          </table:table-cell>
          <table:table-cell table:style-name="ce3" office:value-type="string" calcext:value-type="string">
            <text:p>DERMEVAL FERREIRA POR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-893.65" calcext:value-type="float">
            <text:p>(R$893,65)</text:p>
          </table:table-cell>
          <table:table-cell table:style-name="ce6" office:value-type="float" office:value="-2150.14" calcext:value-type="float">
            <text:p>(R$2.150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43.79" calcext:value-type="float">
            <text:p>(R$3.043,79)</text:p>
          </table:table-cell>
          <table:table-cell table:style-name="ce6" office:value-type="float" office:value="10830.72" calcext:value-type="float">
            <text:p>R$10.830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8222" calcext:value-type="float">
            <text:p>18222</text:p>
          </table:table-cell>
          <table:table-cell table:style-name="ce3" office:value-type="string" calcext:value-type="string">
            <text:p>DEUSA LUZIA DE FREITAS LIM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5598.97" calcext:value-type="float">
            <text:p>R$25.598,97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325.67" calcext:value-type="float">
            <text:p>R$30.325,67 </text:p>
          </table:table-cell>
          <table:table-cell table:style-name="ce6" office:value-type="float" office:value="-3699.57" calcext:value-type="float">
            <text:p>(R$3.699,57)</text:p>
          </table:table-cell>
          <table:table-cell table:style-name="ce6" office:value-type="float" office:value="-6426.17" calcext:value-type="float">
            <text:p>(R$6.426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125.74" calcext:value-type="float">
            <text:p>(R$10.125,74)</text:p>
          </table:table-cell>
          <table:table-cell table:style-name="ce6" office:value-type="float" office:value="20199.93" calcext:value-type="float">
            <text:p>R$20.199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33" calcext:value-type="float">
            <text:p>4533</text:p>
          </table:table-cell>
          <table:table-cell table:style-name="ce3" office:value-type="string" calcext:value-type="string">
            <text:p>DEUSENIR GLORIA PALMEIR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2785.62" calcext:value-type="float">
            <text:p>(R$2.785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3.38" calcext:value-type="float">
            <text:p>(R$4.173,38)</text:p>
          </table:table-cell>
          <table:table-cell table:style-name="ce6" office:value-type="float" office:value="12695.69" calcext:value-type="float">
            <text:p>R$12.695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16198" calcext:value-type="float">
            <text:p>16198</text:p>
          </table:table-cell>
          <table:table-cell table:style-name="ce3" office:value-type="string" calcext:value-type="string">
            <text:p>DIANA DE SOUZA BARBO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2" calcext:value-type="float">
            <text:p>R$15.270,72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942.2" calcext:value-type="float">
            <text:p>(R$2.942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66.23" calcext:value-type="float">
            <text:p>(R$4.066,23)</text:p>
          </table:table-cell>
          <table:table-cell table:style-name="ce6" office:value-type="float" office:value="11204.49" calcext:value-type="float">
            <text:p>R$11.204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0057" calcext:value-type="float">
            <text:p>20057</text:p>
          </table:table-cell>
          <table:table-cell table:style-name="ce3" office:value-type="string" calcext:value-type="string">
            <text:p>DIEGO PEREIRA AGN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8707.35" calcext:value-type="float">
            <text:p>R$8.707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707.35" calcext:value-type="float">
            <text:p>R$8.707,35 </text:p>
          </table:table-cell>
          <table:table-cell table:style-name="ce6" office:value-type="float" office:value="-133.6" calcext:value-type="float">
            <text:p>(R$133,6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3.6" calcext:value-type="float">
            <text:p>(R$133,60)</text:p>
          </table:table-cell>
          <table:table-cell table:style-name="ce6" office:value-type="float" office:value="8573.75" calcext:value-type="float">
            <text:p>R$8.573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B.VISTA</text:p>
          </table:table-cell>
          <table:table-cell table:style-name="ce4" office:value-type="float" office:value="7527" calcext:value-type="float">
            <text:p>7527</text:p>
          </table:table-cell>
          <table:table-cell table:style-name="ce3" office:value-type="string" calcext:value-type="string">
            <text:p>DILAURO PESSOLO JUNIO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804.55" calcext:value-type="float">
            <text:p>R$6.804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804.55" calcext:value-type="float">
            <text:p>R$6.804,5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6804.55" calcext:value-type="float">
            <text:p>R$6.804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137" calcext:value-type="float">
            <text:p>4137</text:p>
          </table:table-cell>
          <table:table-cell table:style-name="ce3" office:value-type="string" calcext:value-type="string">
            <text:p>DILKE FORTES FI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98.9" calcext:value-type="float">
            <text:p>R$18.098,90 </text:p>
          </table:table-cell>
          <table:table-cell table:style-name="ce6" office:value-type="float" office:value="-1590.68" calcext:value-type="float">
            <text:p>(R$1.590,68)</text:p>
          </table:table-cell>
          <table:table-cell table:style-name="ce6" office:value-type="float" office:value="-3068.02" calcext:value-type="float">
            <text:p>(R$3.068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58.7" calcext:value-type="float">
            <text:p>(R$4.658,70)</text:p>
          </table:table-cell>
          <table:table-cell table:style-name="ce6" office:value-type="float" office:value="13440.2" calcext:value-type="float">
            <text:p>R$13.440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91" calcext:value-type="float">
            <text:p>4891</text:p>
          </table:table-cell>
          <table:table-cell table:style-name="ce3" office:value-type="string" calcext:value-type="string">
            <text:p>DILMA CARLA CELLARIUS MEL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900.07" calcext:value-type="float">
            <text:p>R$11.900,07 </text:p>
          </table:table-cell>
          <table:table-cell table:style-name="ce6" office:value-type="float" office:value="3193.82" calcext:value-type="float">
            <text:p>R$3.193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93.89" calcext:value-type="float">
            <text:p>R$15.093,89 </text:p>
          </table:table-cell>
          <table:table-cell table:style-name="ce6" office:value-type="float" office:value="-1094.85" calcext:value-type="float">
            <text:p>(R$1.094,85)</text:p>
          </table:table-cell>
          <table:table-cell table:style-name="ce6" office:value-type="float" office:value="-2953.73" calcext:value-type="float">
            <text:p>(R$2.953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48.58" calcext:value-type="float">
            <text:p>(R$4.048,58)</text:p>
          </table:table-cell>
          <table:table-cell table:style-name="ce6" office:value-type="float" office:value="11045.31" calcext:value-type="float">
            <text:p>R$11.045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6141" calcext:value-type="float">
            <text:p>6141</text:p>
          </table:table-cell>
          <table:table-cell table:style-name="ce3" office:value-type="string" calcext:value-type="string">
            <text:p>DILMA LUCIA LOPES DE ALBUQUERQUE</text:p>
          </table:table-cell>
          <table:table-cell table:style-name="ce4" office:value-type="string" calcext:value-type="string">
            <text:p>ANALISTA DO MPU/CARDIOLOGIA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431.67" calcext:value-type="float">
            <text:p>(R$4.431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25.97" calcext:value-type="float">
            <text:p>(R$6.625,97)</text:p>
          </table:table-cell>
          <table:table-cell table:style-name="ce6" office:value-type="float" office:value="15131.27" calcext:value-type="float">
            <text:p>R$15.131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43" calcext:value-type="float">
            <text:p>4043</text:p>
          </table:table-cell>
          <table:table-cell table:style-name="ce3" office:value-type="string" calcext:value-type="string">
            <text:p>DINARA MARIA AMORIM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85.68" calcext:value-type="float">
            <text:p>R$17.985,6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12.38" calcext:value-type="float">
            <text:p>R$22.712,38 </text:p>
          </table:table-cell>
          <table:table-cell table:style-name="ce6" office:value-type="float" office:value="-2351.9" calcext:value-type="float">
            <text:p>(R$2.351,90)</text:p>
          </table:table-cell>
          <table:table-cell table:style-name="ce6" office:value-type="float" office:value="-4179.53" calcext:value-type="float">
            <text:p>(R$4.179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31.43" calcext:value-type="float">
            <text:p>(R$6.531,43)</text:p>
          </table:table-cell>
          <table:table-cell table:style-name="ce6" office:value-type="float" office:value="16180.95" calcext:value-type="float">
            <text:p>R$16.180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83" calcext:value-type="float">
            <text:p>2383</text:p>
          </table:table-cell>
          <table:table-cell table:style-name="ce3" office:value-type="string" calcext:value-type="string">
            <text:p>DINYSE VENTURA CACADOR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08.15" calcext:value-type="float">
            <text:p>R$14.408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31.28" calcext:value-type="float">
            <text:p>R$16.231,28 </text:p>
          </table:table-cell>
          <table:table-cell table:style-name="ce6" office:value-type="float" office:value="-1282.52" calcext:value-type="float">
            <text:p>(R$1.282,5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82.52" calcext:value-type="float">
            <text:p>(R$1.282,52)</text:p>
          </table:table-cell>
          <table:table-cell table:style-name="ce6" office:value-type="float" office:value="14948.76" calcext:value-type="float">
            <text:p>R$14.948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57" calcext:value-type="float">
            <text:p>4357</text:p>
          </table:table-cell>
          <table:table-cell table:style-name="ce3" office:value-type="string" calcext:value-type="string">
            <text:p>DIRCE CANDIDO DIAS DE OLIVEIR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185.6" calcext:value-type="float">
            <text:p>R$22.185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463.35" calcext:value-type="float">
            <text:p>R$26.463,35 </text:p>
          </table:table-cell>
          <table:table-cell table:style-name="ce6" office:value-type="float" office:value="-2970.81" calcext:value-type="float">
            <text:p>(R$2.970,81)</text:p>
          </table:table-cell>
          <table:table-cell table:style-name="ce6" office:value-type="float" office:value="-5040.85" calcext:value-type="float">
            <text:p>(R$5.040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11.66" calcext:value-type="float">
            <text:p>(R$8.011,66)</text:p>
          </table:table-cell>
          <table:table-cell table:style-name="ce6" office:value-type="float" office:value="18451.69" calcext:value-type="float">
            <text:p>R$18.451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106" calcext:value-type="float">
            <text:p>6106</text:p>
          </table:table-cell>
          <table:table-cell table:style-name="ce3" office:value-type="string" calcext:value-type="string">
            <text:p>DIRCE GATTO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60.83" calcext:value-type="float">
            <text:p>R$13.260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-793.85" calcext:value-type="float">
            <text:p>(R$793,85)</text:p>
          </table:table-cell>
          <table:table-cell table:style-name="ce6" office:value-type="float" office:value="-1904.55" calcext:value-type="float">
            <text:p>(R$1.904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8.4" calcext:value-type="float">
            <text:p>(R$2.698,40)</text:p>
          </table:table-cell>
          <table:table-cell table:style-name="ce6" office:value-type="float" office:value="10562.43" calcext:value-type="float">
            <text:p>R$10.562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863" calcext:value-type="float">
            <text:p>2863</text:p>
          </table:table-cell>
          <table:table-cell table:style-name="ce3" office:value-type="string" calcext:value-type="string">
            <text:p>DIRCE MARIA DOS SANTO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151.24" calcext:value-type="float">
            <text:p>R$22.151,24 </text:p>
          </table:table-cell>
          <table:table-cell table:style-name="ce6" office:value-type="float" office:value="1830.05" calcext:value-type="float">
            <text:p>R$1.830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981.29" calcext:value-type="float">
            <text:p>R$23.981,29 </text:p>
          </table:table-cell>
          <table:table-cell table:style-name="ce6" office:value-type="float" office:value="-2561.27" calcext:value-type="float">
            <text:p>(R$2.561,27)</text:p>
          </table:table-cell>
          <table:table-cell table:style-name="ce6" office:value-type="float" office:value="-4470.91" calcext:value-type="float">
            <text:p>(R$4.470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32.18" calcext:value-type="float">
            <text:p>(R$7.032,18)</text:p>
          </table:table-cell>
          <table:table-cell table:style-name="ce6" office:value-type="float" office:value="16949.11" calcext:value-type="float">
            <text:p>R$16.949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082" calcext:value-type="float">
            <text:p>9082</text:p>
          </table:table-cell>
          <table:table-cell table:style-name="ce3" office:value-type="string" calcext:value-type="string">
            <text:p>DIRCEU STEI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81.89" calcext:value-type="float">
            <text:p>R$17.481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15993.02" calcext:value-type="float">
            <text:p>R$15.993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2964" calcext:value-type="float">
            <text:p>2964</text:p>
          </table:table-cell>
          <table:table-cell table:style-name="ce3" office:value-type="string" calcext:value-type="string">
            <text:p>DONEISA MARIA TRUGILLO MARTINS FONT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2600.47" calcext:value-type="float">
            <text:p>R$2.600,4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41.35" calcext:value-type="float">
            <text:p>R$15.941,35 </text:p>
          </table:table-cell>
          <table:table-cell table:style-name="ce6" office:value-type="float" office:value="-1234.68" calcext:value-type="float">
            <text:p>(R$1.234,68)</text:p>
          </table:table-cell>
          <table:table-cell table:style-name="ce6" office:value-type="float" office:value="-3096.19" calcext:value-type="float">
            <text:p>(R$3.096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30.87" calcext:value-type="float">
            <text:p>(R$4.330,87)</text:p>
          </table:table-cell>
          <table:table-cell table:style-name="ce6" office:value-type="float" office:value="11610.48" calcext:value-type="float">
            <text:p>R$11.610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464" calcext:value-type="float">
            <text:p>4464</text:p>
          </table:table-cell>
          <table:table-cell table:style-name="ce3" office:value-type="string" calcext:value-type="string">
            <text:p>DONIZETE ATAIDES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825.59" calcext:value-type="float">
            <text:p>R$17.825,59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52.29" calcext:value-type="float">
            <text:p>R$22.552,29 </text:p>
          </table:table-cell>
          <table:table-cell table:style-name="ce6" office:value-type="float" office:value="-2325.49" calcext:value-type="float">
            <text:p>(R$2.325,49)</text:p>
          </table:table-cell>
          <table:table-cell table:style-name="ce6" office:value-type="float" office:value="-4614.23" calcext:value-type="float">
            <text:p>(R$4.614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39.72" calcext:value-type="float">
            <text:p>(R$6.939,72)</text:p>
          </table:table-cell>
          <table:table-cell table:style-name="ce6" office:value-type="float" office:value="15612.57" calcext:value-type="float">
            <text:p>R$15.612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174" calcext:value-type="float">
            <text:p>3174</text:p>
          </table:table-cell>
          <table:table-cell table:style-name="ce3" office:value-type="string" calcext:value-type="string">
            <text:p>DORAELIZA WAINER DI PILLA GOROVITZ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983" calcext:value-type="float">
            <text:p>R$22.983,00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550.92" calcext:value-type="float">
            <text:p>R$24.550,92 </text:p>
          </table:table-cell>
          <table:table-cell table:style-name="ce6" office:value-type="float" office:value="-2655.26" calcext:value-type="float">
            <text:p>(R$2.655,26)</text:p>
          </table:table-cell>
          <table:table-cell table:style-name="ce6" office:value-type="float" office:value="-4601.71" calcext:value-type="float">
            <text:p>(R$4.601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56.97" calcext:value-type="float">
            <text:p>(R$7.256,97)</text:p>
          </table:table-cell>
          <table:table-cell table:style-name="ce6" office:value-type="float" office:value="17293.95" calcext:value-type="float">
            <text:p>R$17.293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412" calcext:value-type="float">
            <text:p>6412</text:p>
          </table:table-cell>
          <table:table-cell table:style-name="ce3" office:value-type="string" calcext:value-type="string">
            <text:p>DORALICE JUSTINA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40.88" calcext:value-type="float">
            <text:p>R$13.340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-805.61" calcext:value-type="float">
            <text:p>(R$805,61)</text:p>
          </table:table-cell>
          <table:table-cell table:style-name="ce6" office:value-type="float" office:value="-2027.6" calcext:value-type="float">
            <text:p>(R$2.027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33.21" calcext:value-type="float">
            <text:p>(R$2.833,21)</text:p>
          </table:table-cell>
          <table:table-cell table:style-name="ce6" office:value-type="float" office:value="10507.67" calcext:value-type="float">
            <text:p>R$10.507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65" calcext:value-type="float">
            <text:p>4465</text:p>
          </table:table-cell>
          <table:table-cell table:style-name="ce3" office:value-type="string" calcext:value-type="string">
            <text:p>DORIMAR MARIA RAM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453.57" calcext:value-type="float">
            <text:p>R$15.453,5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54.06" calcext:value-type="float">
            <text:p>R$18.054,06 </text:p>
          </table:table-cell>
          <table:table-cell table:style-name="ce6" office:value-type="float" office:value="-1583.28" calcext:value-type="float">
            <text:p>(R$1.583,28)</text:p>
          </table:table-cell>
          <table:table-cell table:style-name="ce6" office:value-type="float" office:value="-3109.87" calcext:value-type="float">
            <text:p>(R$3.10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93.15" calcext:value-type="float">
            <text:p>(R$4.693,15)</text:p>
          </table:table-cell>
          <table:table-cell table:style-name="ce6" office:value-type="float" office:value="13360.91" calcext:value-type="float">
            <text:p>R$13.360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087" calcext:value-type="float">
            <text:p>9087</text:p>
          </table:table-cell>
          <table:table-cell table:style-name="ce3" office:value-type="string" calcext:value-type="string">
            <text:p>DORIS CARVALHO ALVIM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732.77" calcext:value-type="float">
            <text:p>R$18.732,77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59.47" calcext:value-type="float">
            <text:p>R$23.459,47 </text:p>
          </table:table-cell>
          <table:table-cell table:style-name="ce6" office:value-type="float" office:value="-2475.17" calcext:value-type="float">
            <text:p>(R$2.475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75.17" calcext:value-type="float">
            <text:p>(R$2.475,17)</text:p>
          </table:table-cell>
          <table:table-cell table:style-name="ce6" office:value-type="float" office:value="20984.3" calcext:value-type="float">
            <text:p>R$20.984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2757" calcext:value-type="float">
            <text:p>2757</text:p>
          </table:table-cell>
          <table:table-cell table:style-name="ce3" office:value-type="string" calcext:value-type="string">
            <text:p>DORIS GOLDSTEIN FRIDMAN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784.83" calcext:value-type="float">
            <text:p>R$23.784,83 </text:p>
          </table:table-cell>
          <table:table-cell table:style-name="ce6" office:value-type="float" office:value="-2528.86" calcext:value-type="float">
            <text:p>(R$2.528,86)</text:p>
          </table:table-cell>
          <table:table-cell table:style-name="ce6" office:value-type="float" office:value="-4949.39" calcext:value-type="float">
            <text:p>(R$4.949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78.25" calcext:value-type="float">
            <text:p>(R$7.478,25)</text:p>
          </table:table-cell>
          <table:table-cell table:style-name="ce6" office:value-type="float" office:value="16306.58" calcext:value-type="float">
            <text:p>R$16.306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144" calcext:value-type="float">
            <text:p>4144</text:p>
          </table:table-cell>
          <table:table-cell table:style-name="ce3" office:value-type="string" calcext:value-type="string">
            <text:p>DORIS VELOSO ME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14324.94" calcext:value-type="float">
            <text:p>R$14.324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5779" calcext:value-type="float">
            <text:p>5779</text:p>
          </table:table-cell>
          <table:table-cell table:style-name="ce3" office:value-type="string" calcext:value-type="string">
            <text:p>DORIVAL CALAZANS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860.6" calcext:value-type="float">
            <text:p>R$12.860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60.6" calcext:value-type="float">
            <text:p>R$12.860,60 </text:p>
          </table:table-cell>
          <table:table-cell table:style-name="ce6" office:value-type="float" office:value="-735.82" calcext:value-type="float">
            <text:p>(R$735,82)</text:p>
          </table:table-cell>
          <table:table-cell table:style-name="ce6" office:value-type="float" office:value="-1526.8" calcext:value-type="float">
            <text:p>(R$1.52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62.62" calcext:value-type="float">
            <text:p>(R$2.262,62)</text:p>
          </table:table-cell>
          <table:table-cell table:style-name="ce6" office:value-type="float" office:value="10597.98" calcext:value-type="float">
            <text:p>R$10.597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694" calcext:value-type="float">
            <text:p>4694</text:p>
          </table:table-cell>
          <table:table-cell table:style-name="ce3" office:value-type="string" calcext:value-type="string">
            <text:p>DOROTEIA CRISPIM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58.99" calcext:value-type="float">
            <text:p>R$18.258,99 </text:p>
          </table:table-cell>
          <table:table-cell table:style-name="ce6" office:value-type="float" office:value="-1617.09" calcext:value-type="float">
            <text:p>(R$1.617,09)</text:p>
          </table:table-cell>
          <table:table-cell table:style-name="ce6" office:value-type="float" office:value="-3156.92" calcext:value-type="float">
            <text:p>(R$3.156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74.01" calcext:value-type="float">
            <text:p>(R$4.774,01)</text:p>
          </table:table-cell>
          <table:table-cell table:style-name="ce6" office:value-type="float" office:value="13484.98" calcext:value-type="float">
            <text:p>R$13.484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875" calcext:value-type="float">
            <text:p>3875</text:p>
          </table:table-cell>
          <table:table-cell table:style-name="ce3" office:value-type="string" calcext:value-type="string">
            <text:p>DULCE HELENA GOMES DA SILVA GIGLIOTT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-810.01" calcext:value-type="float">
            <text:p>(R$810,01)</text:p>
          </table:table-cell>
          <table:table-cell table:style-name="ce6" office:value-type="float" office:value="-2033.73" calcext:value-type="float">
            <text:p>(R$2.033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43.74" calcext:value-type="float">
            <text:p>(R$2.843,74)</text:p>
          </table:table-cell>
          <table:table-cell table:style-name="ce6" office:value-type="float" office:value="10523.82" calcext:value-type="float">
            <text:p>R$10.523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091" calcext:value-type="float">
            <text:p>9091</text:p>
          </table:table-cell>
          <table:table-cell table:style-name="ce3" office:value-type="string" calcext:value-type="string">
            <text:p>DULCINEA BARBOSA PACHE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097.66" calcext:value-type="float">
            <text:p>R$17.097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97.66" calcext:value-type="float">
            <text:p>R$17.097,66 </text:p>
          </table:table-cell>
          <table:table-cell table:style-name="ce6" office:value-type="float" office:value="-1425.47" calcext:value-type="float">
            <text:p>(R$1.425,47)</text:p>
          </table:table-cell>
          <table:table-cell table:style-name="ce6" office:value-type="float" office:value="-2890.25" calcext:value-type="float">
            <text:p>(R$2.890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5.72" calcext:value-type="float">
            <text:p>(R$4.315,72)</text:p>
          </table:table-cell>
          <table:table-cell table:style-name="ce6" office:value-type="float" office:value="12781.94" calcext:value-type="float">
            <text:p>R$12.781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05" calcext:value-type="float">
            <text:p>4505</text:p>
          </table:table-cell>
          <table:table-cell table:style-name="ce3" office:value-type="string" calcext:value-type="string">
            <text:p>DULCINEA LUIZ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987.2" calcext:value-type="float">
            <text:p>R$15.987,20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87.69" calcext:value-type="float">
            <text:p>R$18.587,69 </text:p>
          </table:table-cell>
          <table:table-cell table:style-name="ce6" office:value-type="float" office:value="-1671.33" calcext:value-type="float">
            <text:p>(R$1.671,3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671.33" calcext:value-type="float">
            <text:p>(R$1.671,33)</text:p>
          </table:table-cell>
          <table:table-cell table:style-name="ce6" office:value-type="float" office:value="16916.36" calcext:value-type="float">
            <text:p>R$16.916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761" calcext:value-type="float">
            <text:p>4761</text:p>
          </table:table-cell>
          <table:table-cell table:style-name="ce3" office:value-type="string" calcext:value-type="string">
            <text:p>DURVAL DA SILVA CAPELL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45.52" calcext:value-type="float">
            <text:p>R$18.045,52 </text:p>
          </table:table-cell>
          <table:table-cell table:style-name="ce6" office:value-type="float" office:value="-1581.87" calcext:value-type="float">
            <text:p>(R$1.581,87)</text:p>
          </table:table-cell>
          <table:table-cell table:style-name="ce6" office:value-type="float" office:value="-3055.77" calcext:value-type="float">
            <text:p>(R$3.055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37.64" calcext:value-type="float">
            <text:p>(R$4.637,64)</text:p>
          </table:table-cell>
          <table:table-cell table:style-name="ce6" office:value-type="float" office:value="13407.88" calcext:value-type="float">
            <text:p>R$13.407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094" calcext:value-type="float">
            <text:p>9094</text:p>
          </table:table-cell>
          <table:table-cell table:style-name="ce3" office:value-type="string" calcext:value-type="string">
            <text:p>DYRCE BASSET FIGUEIR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4.46" calcext:value-type="float">
            <text:p>R$15.964,46 </text:p>
          </table:table-cell>
          <table:table-cell table:style-name="ce6" office:value-type="float" office:value="-1238.5" calcext:value-type="float">
            <text:p>(R$1.238,50)</text:p>
          </table:table-cell>
          <table:table-cell table:style-name="ce6" office:value-type="float" office:value="-2630.04" calcext:value-type="float">
            <text:p>(R$2.630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68.54" calcext:value-type="float">
            <text:p>(R$3.868,54)</text:p>
          </table:table-cell>
          <table:table-cell table:style-name="ce6" office:value-type="float" office:value="12095.92" calcext:value-type="float">
            <text:p>R$12.095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07" calcext:value-type="float">
            <text:p>2407</text:p>
          </table:table-cell>
          <table:table-cell table:style-name="ce3" office:value-type="string" calcext:value-type="string">
            <text:p>EDELVIRA MOREIRA SANTAN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739.67" calcext:value-type="float">
            <text:p>R$15.739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62.8" calcext:value-type="float">
            <text:p>R$17.562,80 </text:p>
          </table:table-cell>
          <table:table-cell table:style-name="ce6" office:value-type="float" office:value="-1502.22" calcext:value-type="float">
            <text:p>(R$1.502,22)</text:p>
          </table:table-cell>
          <table:table-cell table:style-name="ce6" office:value-type="float" office:value="-2997.06" calcext:value-type="float">
            <text:p>(R$2.997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99.28" calcext:value-type="float">
            <text:p>(R$4.499,28)</text:p>
          </table:table-cell>
          <table:table-cell table:style-name="ce6" office:value-type="float" office:value="13063.52" calcext:value-type="float">
            <text:p>R$13.063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5478" calcext:value-type="float">
            <text:p>5478</text:p>
          </table:table-cell>
          <table:table-cell table:style-name="ce3" office:value-type="string" calcext:value-type="string">
            <text:p>EDEMIR DE OLIVEIRA MARQU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1540.39" calcext:value-type="float">
            <text:p>R$11.540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540.39" calcext:value-type="float">
            <text:p>R$11.540,39 </text:p>
          </table:table-cell>
          <table:table-cell table:style-name="ce6" office:value-type="float" office:value="-544.39" calcext:value-type="float">
            <text:p>(R$544,3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44.39" calcext:value-type="float">
            <text:p>(R$544,39)</text:p>
          </table:table-cell>
          <table:table-cell table:style-name="ce6" office:value-type="float" office:value="10996" calcext:value-type="float">
            <text:p>R$10.996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6149" calcext:value-type="float">
            <text:p>6149</text:p>
          </table:table-cell>
          <table:table-cell table:style-name="ce3" office:value-type="string" calcext:value-type="string">
            <text:p>EDEMUR NEGR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434.83" calcext:value-type="float">
            <text:p>R$14.434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434.83" calcext:value-type="float">
            <text:p>R$14.434,83 </text:p>
          </table:table-cell>
          <table:table-cell table:style-name="ce6" office:value-type="float" office:value="-986.11" calcext:value-type="float">
            <text:p>(R$986,11)</text:p>
          </table:table-cell>
          <table:table-cell table:style-name="ce6" office:value-type="float" office:value="-1722.5" calcext:value-type="float">
            <text:p>(R$1.722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08.61" calcext:value-type="float">
            <text:p>(R$2.708,61)</text:p>
          </table:table-cell>
          <table:table-cell table:style-name="ce6" office:value-type="float" office:value="11726.22" calcext:value-type="float">
            <text:p>R$11.726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49" calcext:value-type="float">
            <text:p>4249</text:p>
          </table:table-cell>
          <table:table-cell table:style-name="ce3" office:value-type="string" calcext:value-type="string">
            <text:p>EDILENE MERCES DO NASCIMEN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4636.91" calcext:value-type="float">
            <text:p>R$4.636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64.79" calcext:value-type="float">
            <text:p>R$18.564,79 </text:p>
          </table:table-cell>
          <table:table-cell table:style-name="ce6" office:value-type="float" office:value="-1667.55" calcext:value-type="float">
            <text:p>(R$1.667,55)</text:p>
          </table:table-cell>
          <table:table-cell table:style-name="ce6" office:value-type="float" office:value="-3750.74" calcext:value-type="float">
            <text:p>(R$3.750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18.29" calcext:value-type="float">
            <text:p>(R$5.418,29)</text:p>
          </table:table-cell>
          <table:table-cell table:style-name="ce6" office:value-type="float" office:value="13146.5" calcext:value-type="float">
            <text:p>R$13.146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52" calcext:value-type="float">
            <text:p>4852</text:p>
          </table:table-cell>
          <table:table-cell table:style-name="ce3" office:value-type="string" calcext:value-type="string">
            <text:p>EDILENE VASCONCELOS GIUSTIN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3295.89" calcext:value-type="float">
            <text:p>R$3.295,8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43.72" calcext:value-type="float">
            <text:p>R$17.143,72 </text:p>
          </table:table-cell>
          <table:table-cell table:style-name="ce6" office:value-type="float" office:value="-1433.07" calcext:value-type="float">
            <text:p>(R$1.433,07)</text:p>
          </table:table-cell>
          <table:table-cell table:style-name="ce6" office:value-type="float" office:value="-3372.29" calcext:value-type="float">
            <text:p>(R$3.372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05.36" calcext:value-type="float">
            <text:p>(R$4.805,36)</text:p>
          </table:table-cell>
          <table:table-cell table:style-name="ce6" office:value-type="float" office:value="12338.36" calcext:value-type="float">
            <text:p>R$12.338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81" calcext:value-type="float">
            <text:p>5281</text:p>
          </table:table-cell>
          <table:table-cell table:style-name="ce3" office:value-type="string" calcext:value-type="string">
            <text:p>EDIMILSON AVELINO DA SILVA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3989.87" calcext:value-type="float">
            <text:p>R$23.989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989.87" calcext:value-type="float">
            <text:p>R$23.989,87 </text:p>
          </table:table-cell>
          <table:table-cell table:style-name="ce6" office:value-type="float" office:value="-2562.69" calcext:value-type="float">
            <text:p>(R$2.562,69)</text:p>
          </table:table-cell>
          <table:table-cell table:style-name="ce6" office:value-type="float" office:value="-4472.88" calcext:value-type="float">
            <text:p>(R$4.472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35.57" calcext:value-type="float">
            <text:p>(R$7.035,57)</text:p>
          </table:table-cell>
          <table:table-cell table:style-name="ce6" office:value-type="float" office:value="16954.3" calcext:value-type="float">
            <text:p>R$16.954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59" calcext:value-type="float">
            <text:p>4759</text:p>
          </table:table-cell>
          <table:table-cell table:style-name="ce3" office:value-type="string" calcext:value-type="string">
            <text:p>EDINE RODRIGUES DE MOUR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5542.78" calcext:value-type="float">
            <text:p>R$25.542,7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269.48" calcext:value-type="float">
            <text:p>R$30.269,48 </text:p>
          </table:table-cell>
          <table:table-cell table:style-name="ce6" office:value-type="float" office:value="-3688.89" calcext:value-type="float">
            <text:p>(R$3.688,89)</text:p>
          </table:table-cell>
          <table:table-cell table:style-name="ce6" office:value-type="float" office:value="-5890.06" calcext:value-type="float">
            <text:p>(R$5.890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78.95" calcext:value-type="float">
            <text:p>(R$9.578,95)</text:p>
          </table:table-cell>
          <table:table-cell table:style-name="ce6" office:value-type="float" office:value="20690.53" calcext:value-type="float">
            <text:p>R$20.690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1693" calcext:value-type="float">
            <text:p>21693</text:p>
          </table:table-cell>
          <table:table-cell table:style-name="ce3" office:value-type="string" calcext:value-type="string">
            <text:p>EDINEIDE CARVA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2055.38" calcext:value-type="float">
            <text:p>R$2.055,3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89.98" calcext:value-type="float">
            <text:p>R$16.089,98 </text:p>
          </table:table-cell>
          <table:table-cell table:style-name="ce6" office:value-type="float" office:value="-1259.21" calcext:value-type="float">
            <text:p>(R$1.259,21)</text:p>
          </table:table-cell>
          <table:table-cell table:style-name="ce6" office:value-type="float" office:value="-3182.46" calcext:value-type="float">
            <text:p>(R$3.182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41.67" calcext:value-type="float">
            <text:p>(R$4.441,67)</text:p>
          </table:table-cell>
          <table:table-cell table:style-name="ce6" office:value-type="float" office:value="11648.31" calcext:value-type="float">
            <text:p>R$11.648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005" calcext:value-type="float">
            <text:p>2005</text:p>
          </table:table-cell>
          <table:table-cell table:style-name="ce3" office:value-type="string" calcext:value-type="string">
            <text:p>EDISON CARNASCIALI DE PAUL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7731.65" calcext:value-type="float">
            <text:p>R$27.731,6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2458.35" calcext:value-type="float">
            <text:p>R$32.458,35 </text:p>
          </table:table-cell>
          <table:table-cell table:style-name="ce6" office:value-type="float" office:value="-4104.78" calcext:value-type="float">
            <text:p>(R$4.104,78)</text:p>
          </table:table-cell>
          <table:table-cell table:style-name="ce6" office:value-type="float" office:value="-6377.63" calcext:value-type="float">
            <text:p>(R$6.377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482.41" calcext:value-type="float">
            <text:p>(R$10.482,41)</text:p>
          </table:table-cell>
          <table:table-cell table:style-name="ce6" office:value-type="float" office:value="21975.94" calcext:value-type="float">
            <text:p>R$21.975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770" calcext:value-type="float">
            <text:p>4770</text:p>
          </table:table-cell>
          <table:table-cell table:style-name="ce3" office:value-type="string" calcext:value-type="string">
            <text:p>EDMILSON PEREIRA BARRO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4.36" calcext:value-type="float">
            <text:p>R$15.804,36 </text:p>
          </table:table-cell>
          <table:table-cell table:style-name="ce6" office:value-type="float" office:value="-1212.08" calcext:value-type="float">
            <text:p>(R$1.212,08)</text:p>
          </table:table-cell>
          <table:table-cell table:style-name="ce6" office:value-type="float" office:value="-2209.74" calcext:value-type="float">
            <text:p>(R$2.209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21.82" calcext:value-type="float">
            <text:p>(R$3.421,82)</text:p>
          </table:table-cell>
          <table:table-cell table:style-name="ce6" office:value-type="float" office:value="12382.54" calcext:value-type="float">
            <text:p>R$12.382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01" calcext:value-type="float">
            <text:p>3401</text:p>
          </table:table-cell>
          <table:table-cell table:style-name="ce3" office:value-type="string" calcext:value-type="string">
            <text:p>EDNA CARDOSO DOS SANTOS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746.61" calcext:value-type="float">
            <text:p>R$26.746,61 </text:p>
          </table:table-cell>
          <table:table-cell table:style-name="ce6" office:value-type="float" office:value="-3019.55" calcext:value-type="float">
            <text:p>(R$3.019,5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019.55" calcext:value-type="float">
            <text:p>(R$3.019,55)</text:p>
          </table:table-cell>
          <table:table-cell table:style-name="ce6" office:value-type="float" office:value="23727.06" calcext:value-type="float">
            <text:p>R$23.727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11206" calcext:value-type="float">
            <text:p>11206</text:p>
          </table:table-cell>
          <table:table-cell table:style-name="ce3" office:value-type="string" calcext:value-type="string">
            <text:p>EDNA CONCEICAO SARDIN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-867.24" calcext:value-type="float">
            <text:p>(R$867,24)</text:p>
          </table:table-cell>
          <table:table-cell table:style-name="ce6" office:value-type="float" office:value="-2584.83" calcext:value-type="float">
            <text:p>(R$2.584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52.07" calcext:value-type="float">
            <text:p>(R$3.452,07)</text:p>
          </table:table-cell>
          <table:table-cell table:style-name="ce6" office:value-type="float" office:value="10262.35" calcext:value-type="float">
            <text:p>R$10.262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5236" calcext:value-type="float">
            <text:p>5236</text:p>
          </table:table-cell>
          <table:table-cell table:style-name="ce3" office:value-type="string" calcext:value-type="string">
            <text:p>EDNA GARCIA LEAL NASCIMENT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981.24" calcext:value-type="float">
            <text:p>R$13.981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-911.26" calcext:value-type="float">
            <text:p>(R$911,2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11.26" calcext:value-type="float">
            <text:p>(R$911,26)</text:p>
          </table:table-cell>
          <table:table-cell table:style-name="ce6" office:value-type="float" office:value="13069.98" calcext:value-type="float">
            <text:p>R$13.069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19281" calcext:value-type="float">
            <text:p>19281</text:p>
          </table:table-cell>
          <table:table-cell table:style-name="ce3" office:value-type="string" calcext:value-type="string">
            <text:p>EDNA REGINA TRINDAD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556.52" calcext:value-type="float">
            <text:p>(R$2.55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2.19" calcext:value-type="float">
            <text:p>(R$3.742,19)</text:p>
          </table:table-cell>
          <table:table-cell table:style-name="ce6" office:value-type="float" office:value="11902.09" calcext:value-type="float">
            <text:p>R$11.902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GONÇALO</text:p>
          </table:table-cell>
          <table:table-cell table:style-name="ce4" office:value-type="float" office:value="2921" calcext:value-type="float">
            <text:p>2921</text:p>
          </table:table-cell>
          <table:table-cell table:style-name="ce3" office:value-type="string" calcext:value-type="string">
            <text:p>EDNAIDE MAIA BAS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19.39" calcext:value-type="float">
            <text:p>R$16.519,39 </text:p>
          </table:table-cell>
          <table:table-cell table:style-name="ce6" office:value-type="float" office:value="-1330.06" calcext:value-type="float">
            <text:p>(R$1.330,0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30.06" calcext:value-type="float">
            <text:p>(R$1.330,06)</text:p>
          </table:table-cell>
          <table:table-cell table:style-name="ce6" office:value-type="float" office:value="15189.33" calcext:value-type="float">
            <text:p>R$15.189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6307" calcext:value-type="float">
            <text:p>6307</text:p>
          </table:table-cell>
          <table:table-cell table:style-name="ce3" office:value-type="string" calcext:value-type="string">
            <text:p>EDSON CANDIDO DO ROSARI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-818.81" calcext:value-type="float">
            <text:p>(R$818,81)</text:p>
          </table:table-cell>
          <table:table-cell table:style-name="ce6" office:value-type="float" office:value="-2517.44" calcext:value-type="float">
            <text:p>(R$2.517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6.25" calcext:value-type="float">
            <text:p>(R$3.336,25)</text:p>
          </table:table-cell>
          <table:table-cell table:style-name="ce6" office:value-type="float" office:value="10084.67" calcext:value-type="float">
            <text:p>R$10.084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B.VISTA</text:p>
          </table:table-cell>
          <table:table-cell table:style-name="ce4" office:value-type="float" office:value="3757" calcext:value-type="float">
            <text:p>3757</text:p>
          </table:table-cell>
          <table:table-cell table:style-name="ce3" office:value-type="string" calcext:value-type="string">
            <text:p>EDSON DOS SANTO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28.26" calcext:value-type="float">
            <text:p>R$14.228,26 </text:p>
          </table:table-cell>
          <table:table-cell table:style-name="ce6" office:value-type="float" office:value="-952.02" calcext:value-type="float">
            <text:p>(R$952,02)</text:p>
          </table:table-cell>
          <table:table-cell table:style-name="ce6" office:value-type="float" office:value="-2702.82" calcext:value-type="float">
            <text:p>(R$2.702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54.84" calcext:value-type="float">
            <text:p>(R$3.654,84)</text:p>
          </table:table-cell>
          <table:table-cell table:style-name="ce6" office:value-type="float" office:value="10573.42" calcext:value-type="float">
            <text:p>R$10.573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620" calcext:value-type="float">
            <text:p>2620</text:p>
          </table:table-cell>
          <table:table-cell table:style-name="ce3" office:value-type="string" calcext:value-type="string">
            <text:p>EDSON FERNANDES DE SOUZA</text:p>
          </table:table-cell>
          <table:table-cell table:style-name="ce4" office:value-type="string" calcext:value-type="string">
            <text:p>ANALISTA DE CONTABILIDADE/PERITO</text:p>
          </table:table-cell>
          <table:table-cell table:style-name="ce6" office:value-type="float" office:value="22107.46" calcext:value-type="float">
            <text:p>R$22.107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-2252.09" calcext:value-type="float">
            <text:p>(R$2.252,0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52.09" calcext:value-type="float">
            <text:p>(R$2.252,09)</text:p>
          </table:table-cell>
          <table:table-cell table:style-name="ce6" office:value-type="float" office:value="19855.37" calcext:value-type="float">
            <text:p>R$19.855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ARAGUAS</text:p>
          </table:table-cell>
          <table:table-cell table:style-name="ce4" office:value-type="float" office:value="4388" calcext:value-type="float">
            <text:p>4388</text:p>
          </table:table-cell>
          <table:table-cell table:style-name="ce3" office:value-type="string" calcext:value-type="string">
            <text:p>EDSON FERREIRA GOM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-2311.21" calcext:value-type="float">
            <text:p>(R$2.311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0.46" calcext:value-type="float">
            <text:p>(R$3.470,46)</text:p>
          </table:table-cell>
          <table:table-cell table:style-name="ce6" office:value-type="float" office:value="12013.73" calcext:value-type="float">
            <text:p>R$12.013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32" calcext:value-type="float">
            <text:p>4532</text:p>
          </table:table-cell>
          <table:table-cell table:style-name="ce3" office:value-type="string" calcext:value-type="string">
            <text:p>EDSON SEVERINO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19.48" calcext:value-type="float">
            <text:p>R$15.419,4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42.61" calcext:value-type="float">
            <text:p>R$17.242,61 </text:p>
          </table:table-cell>
          <table:table-cell table:style-name="ce6" office:value-type="float" office:value="-1449.39" calcext:value-type="float">
            <text:p>(R$1.449,39)</text:p>
          </table:table-cell>
          <table:table-cell table:style-name="ce6" office:value-type="float" office:value="-2871.4" calcext:value-type="float">
            <text:p>(R$2.871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20.79" calcext:value-type="float">
            <text:p>(R$4.320,79)</text:p>
          </table:table-cell>
          <table:table-cell table:style-name="ce6" office:value-type="float" office:value="12921.82" calcext:value-type="float">
            <text:p>R$12.921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19153" calcext:value-type="float">
            <text:p>19153</text:p>
          </table:table-cell>
          <table:table-cell table:style-name="ce3" office:value-type="string" calcext:value-type="string">
            <text:p>EDUARDO CANAVARROS DE ARRUD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12444.17" calcext:value-type="float">
            <text:p>R$12.444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6419" calcext:value-type="float">
            <text:p>6419</text:p>
          </table:table-cell>
          <table:table-cell table:style-name="ce3" office:value-type="string" calcext:value-type="string">
            <text:p>EDUARDO DENIS CASTALDI DA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3" table:style-name="ce6" office:value-type="float" office:value="0" calcext:value-type="float">
            <text:p>R$0,00 </text:p>
          </table:table-cell>
          <table:table-cell table:style-name="ce6" office:value-type="float" office:value="4269.08" calcext:value-type="float">
            <text:p>R$4.269,08 </text:p>
          </table:table-cell>
          <table:table-cell table:style-name="ce6" office:value-type="float" office:value="5369.06" calcext:value-type="float">
            <text:p>R$5.369,0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1393.11" calcext:value-type="float">
            <text:p>R$1.393,11 </text:p>
          </table:table-cell>
          <table:table-cell table:style-name="ce6" office:value-type="float" office:value="22445.38" calcext:value-type="float">
            <text:p>R$22.445,38 </text:p>
          </table:table-cell>
          <table:table-cell table:style-name="ce6" office:value-type="float" office:value="-1636.94" calcext:value-type="float">
            <text:p>(R$1.636,94)</text:p>
          </table:table-cell>
          <table:table-cell table:style-name="ce6" office:value-type="float" office:value="-3950.09" calcext:value-type="float">
            <text:p>(R$3.950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87.03" calcext:value-type="float">
            <text:p>(R$5.587,03)</text:p>
          </table:table-cell>
          <table:table-cell table:style-name="ce6" office:value-type="float" office:value="16858.35" calcext:value-type="float">
            <text:p>R$16.858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72" calcext:value-type="float">
            <text:p>4872</text:p>
          </table:table-cell>
          <table:table-cell table:style-name="ce3" office:value-type="string" calcext:value-type="string">
            <text:p>EDUARDO GONC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770.25" calcext:value-type="float">
            <text:p>(R$2.770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84.42" calcext:value-type="float">
            <text:p>(R$4.184,42)</text:p>
          </table:table-cell>
          <table:table-cell table:style-name="ce6" office:value-type="float" office:value="12844.74" calcext:value-type="float">
            <text:p>R$12.844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1937" calcext:value-type="float">
            <text:p>21937</text:p>
          </table:table-cell>
          <table:table-cell table:style-name="ce3" office:value-type="string" calcext:value-type="string">
            <text:p>EDUARDO GONCALVES TORRES MARTIN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55.43" calcext:value-type="float">
            <text:p>R$14.855,43 </text:p>
          </table:table-cell>
          <table:table-cell table:style-name="ce6" office:value-type="float" office:value="-1055.51" calcext:value-type="float">
            <text:p>(R$1.055,51)</text:p>
          </table:table-cell>
          <table:table-cell table:style-name="ce6" office:value-type="float" office:value="-2375.38" calcext:value-type="float">
            <text:p>(R$2.375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30.89" calcext:value-type="float">
            <text:p>(R$3.430,89)</text:p>
          </table:table-cell>
          <table:table-cell table:style-name="ce6" office:value-type="float" office:value="11424.54" calcext:value-type="float">
            <text:p>R$11.424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787" calcext:value-type="float">
            <text:p>3787</text:p>
          </table:table-cell>
          <table:table-cell table:style-name="ce3" office:value-type="string" calcext:value-type="string">
            <text:p>EDUARDO HENRIQUE BAETA NEVES</text:p>
          </table:table-cell>
          <table:table-cell table:style-name="ce4" office:value-type="string" calcext:value-type="string">
            <text:p>ANALISTA DO MPU/OTORRINOLARINGOLOGIA</text:p>
          </table:table-cell>
          <table:table-cell table:style-name="ce6" office:value-type="float" office:value="23508.33" calcext:value-type="float">
            <text:p>R$23.508,33 </text:p>
          </table:table-cell>
          <table:table-cell table:style-name="ce6" office:value-type="float" office:value="2403.83" calcext:value-type="float">
            <text:p>R$2.403,8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912.16" calcext:value-type="float">
            <text:p>R$25.912,16 </text:p>
          </table:table-cell>
          <table:table-cell table:style-name="ce6" office:value-type="float" office:value="-2879.87" calcext:value-type="float">
            <text:p>(R$2.879,87)</text:p>
          </table:table-cell>
          <table:table-cell table:style-name="ce6" office:value-type="float" office:value="-4914.28" calcext:value-type="float">
            <text:p>(R$4.914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94.15" calcext:value-type="float">
            <text:p>(R$7.794,15)</text:p>
          </table:table-cell>
          <table:table-cell table:style-name="ce6" office:value-type="float" office:value="18118.01" calcext:value-type="float">
            <text:p>R$18.118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ONDONOPOLI</text:p>
          </table:table-cell>
          <table:table-cell table:style-name="ce4" office:value-type="float" office:value="19188" calcext:value-type="float">
            <text:p>19188</text:p>
          </table:table-cell>
          <table:table-cell table:style-name="ce3" office:value-type="string" calcext:value-type="string">
            <text:p>EDUARDO SURET GUIMARA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50.03" calcext:value-type="float">
            <text:p>(R$1.85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8.11" calcext:value-type="float">
            <text:p>(R$2.578,11)</text:p>
          </table:table-cell>
          <table:table-cell table:style-name="ce6" office:value-type="float" office:value="10229.13" calcext:value-type="float">
            <text:p>R$10.2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48" calcext:value-type="float">
            <text:p>2248</text:p>
          </table:table-cell>
          <table:table-cell table:style-name="ce3" office:value-type="string" calcext:value-type="string">
            <text:p>EDUARDO THOMAZ JACOB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81.89" calcext:value-type="float">
            <text:p>R$17.481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-2926.34" calcext:value-type="float">
            <text:p>(R$2.926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15.21" calcext:value-type="float">
            <text:p>(R$4.415,21)</text:p>
          </table:table-cell>
          <table:table-cell table:style-name="ce6" office:value-type="float" office:value="13066.68" calcext:value-type="float">
            <text:p>R$13.066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92" calcext:value-type="float">
            <text:p>4292</text:p>
          </table:table-cell>
          <table:table-cell table:style-name="ce3" office:value-type="string" calcext:value-type="string">
            <text:p>EDVALDO FERNANDES DOS SANTO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41.47" calcext:value-type="float">
            <text:p>R$14.541,47 </text:p>
          </table:table-cell>
          <table:table-cell table:style-name="ce6" office:value-type="float" office:value="-1003.7" calcext:value-type="float">
            <text:p>(R$1.003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03.7" calcext:value-type="float">
            <text:p>(R$1.003,70)</text:p>
          </table:table-cell>
          <table:table-cell table:style-name="ce6" office:value-type="float" office:value="13537.77" calcext:value-type="float">
            <text:p>R$13.537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192" calcext:value-type="float">
            <text:p>2192</text:p>
          </table:table-cell>
          <table:table-cell table:style-name="ce3" office:value-type="string" calcext:value-type="string">
            <text:p>EDYLA PAES BARRETO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66.8" calcext:value-type="float">
            <text:p>(R$2.66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1.71" calcext:value-type="float">
            <text:p>(R$3.931,71)</text:p>
          </table:table-cell>
          <table:table-cell table:style-name="ce6" office:value-type="float" office:value="12192.84" calcext:value-type="float">
            <text:p>R$12.19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6468" calcext:value-type="float">
            <text:p>6468</text:p>
          </table:table-cell>
          <table:table-cell table:style-name="ce3" office:value-type="string" calcext:value-type="string">
            <text:p>EINSTEIN DANTAS DE AGUIAR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12421.36" calcext:value-type="float">
            <text:p>R$12.42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8424" calcext:value-type="float">
            <text:p>18424</text:p>
          </table:table-cell>
          <table:table-cell table:style-name="ce3" office:value-type="string" calcext:value-type="string">
            <text:p>ELAINE GUALBERTO SOAR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8" calcext:value-type="float">
            <text:p>R$13.767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-876.04" calcext:value-type="float">
            <text:p>(R$876,0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76.04" calcext:value-type="float">
            <text:p>(R$876,04)</text:p>
          </table:table-cell>
          <table:table-cell table:style-name="ce6" office:value-type="float" office:value="12891.74" calcext:value-type="float">
            <text:p>R$12.89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833" calcext:value-type="float">
            <text:p>6833</text:p>
          </table:table-cell>
          <table:table-cell table:style-name="ce3" office:value-type="string" calcext:value-type="string">
            <text:p>ELAINE TEIXEIRA DE AMORIM</text:p>
          </table:table-cell>
          <table:table-cell table:style-name="ce4" office:value-type="string" calcext:value-type="string">
            <text:p>ANALISTA DO MPU/PERITO EM ANTROPOLOGIA</text:p>
          </table:table-cell>
          <table:table-cell table:style-name="ce6" office:value-type="float" office:value="22676.56" calcext:value-type="float">
            <text:p>R$22.676,5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499.69" calcext:value-type="float">
            <text:p>R$24.499,69 </text:p>
          </table:table-cell>
          <table:table-cell table:style-name="ce6" office:value-type="float" office:value="-2646.81" calcext:value-type="float">
            <text:p>(R$2.646,81)</text:p>
          </table:table-cell>
          <table:table-cell table:style-name="ce6" office:value-type="float" office:value="-5061.4" calcext:value-type="float">
            <text:p>(R$5.061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08.21" calcext:value-type="float">
            <text:p>(R$7.708,21)</text:p>
          </table:table-cell>
          <table:table-cell table:style-name="ce6" office:value-type="float" office:value="16791.48" calcext:value-type="float">
            <text:p>R$16.791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42" calcext:value-type="float">
            <text:p>4742</text:p>
          </table:table-cell>
          <table:table-cell table:style-name="ce3" office:value-type="string" calcext:value-type="string">
            <text:p>ELBA MARIA DE CARVALHO JACOBIN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4183.19" calcext:value-type="float">
            <text:p>R$24.183,1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006.32" calcext:value-type="float">
            <text:p>R$26.006,32 </text:p>
          </table:table-cell>
          <table:table-cell table:style-name="ce6" office:value-type="float" office:value="-2895.4" calcext:value-type="float">
            <text:p>(R$2.895,4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95.4" calcext:value-type="float">
            <text:p>(R$2.895,40)</text:p>
          </table:table-cell>
          <table:table-cell table:style-name="ce6" office:value-type="float" office:value="23110.92" calcext:value-type="float">
            <text:p>R$23.110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.FUNDO</text:p>
          </table:table-cell>
          <table:table-cell table:style-name="ce4" office:value-type="float" office:value="5336" calcext:value-type="float">
            <text:p>5336</text:p>
          </table:table-cell>
          <table:table-cell table:style-name="ce3" office:value-type="string" calcext:value-type="string">
            <text:p>ELCI FRANCISCON FAVARET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1361.06" calcext:value-type="float">
            <text:p>R$1.361,06 </text:p>
          </table:table-cell>
          <table:table-cell table:style-name="ce6" office:value-type="float" office:value="1145.14" calcext:value-type="float">
            <text:p>R$1.145,14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393.11" calcext:value-type="float">
            <text:p>R$1.393,11 </text:p>
          </table:table-cell>
          <table:table-cell table:style-name="ce6" office:value-type="float" office:value="15713.67" calcext:value-type="float">
            <text:p>R$15.713,67 </text:p>
          </table:table-cell>
          <table:table-cell table:style-name="ce6" office:value-type="float" office:value="-1895.01" calcext:value-type="float">
            <text:p>(R$1.895,01)</text:p>
          </table:table-cell>
          <table:table-cell table:style-name="ce6" office:value-type="float" office:value="-2851.99" calcext:value-type="float">
            <text:p>(R$2.851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47" calcext:value-type="float">
            <text:p>(R$4.747,00)</text:p>
          </table:table-cell>
          <table:table-cell table:style-name="ce6" office:value-type="float" office:value="10966.67" calcext:value-type="float">
            <text:p>R$10.966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4375" calcext:value-type="float">
            <text:p>4375</text:p>
          </table:table-cell>
          <table:table-cell table:style-name="ce3" office:value-type="string" calcext:value-type="string">
            <text:p>ELENA APARECIDA MOLINA SILVA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5.15" calcext:value-type="float">
            <text:p>R$17.285,15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599.2" calcext:value-type="float">
            <text:p>R$19.599,20 </text:p>
          </table:table-cell>
          <table:table-cell table:style-name="ce6" office:value-type="float" office:value="-1838.23" calcext:value-type="float">
            <text:p>(R$1.838,23)</text:p>
          </table:table-cell>
          <table:table-cell table:style-name="ce6" office:value-type="float" office:value="-3464.67" calcext:value-type="float">
            <text:p>(R$3.464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02.9" calcext:value-type="float">
            <text:p>(R$5.302,90)</text:p>
          </table:table-cell>
          <table:table-cell table:style-name="ce6" office:value-type="float" office:value="14296.3" calcext:value-type="float">
            <text:p>R$14.296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737" calcext:value-type="float">
            <text:p>5737</text:p>
          </table:table-cell>
          <table:table-cell table:style-name="ce3" office:value-type="string" calcext:value-type="string">
            <text:p>ELIANA FERREIRA DE SOUSA BRANCALION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2836.02" calcext:value-type="float">
            <text:p>R$2.836,0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593.26" calcext:value-type="float">
            <text:p>R$24.593,26 </text:p>
          </table:table-cell>
          <table:table-cell table:style-name="ce6" office:value-type="float" office:value="-2662.25" calcext:value-type="float">
            <text:p>(R$2.662,25)</text:p>
          </table:table-cell>
          <table:table-cell table:style-name="ce6" office:value-type="float" office:value="-4611.43" calcext:value-type="float">
            <text:p>(R$4.611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73.68" calcext:value-type="float">
            <text:p>(R$7.273,68)</text:p>
          </table:table-cell>
          <table:table-cell table:style-name="ce6" office:value-type="float" office:value="17319.58" calcext:value-type="float">
            <text:p>R$17.319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18" calcext:value-type="float">
            <text:p>4218</text:p>
          </table:table-cell>
          <table:table-cell table:style-name="ce3" office:value-type="string" calcext:value-type="string">
            <text:p>ELIANA NOGUEIRA PINTO TUREL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4.46" calcext:value-type="float">
            <text:p>R$15.964,46 </text:p>
          </table:table-cell>
          <table:table-cell table:style-name="ce6" office:value-type="float" office:value="-1238.5" calcext:value-type="float">
            <text:p>(R$1.238,50)</text:p>
          </table:table-cell>
          <table:table-cell table:style-name="ce6" office:value-type="float" office:value="-2630.04" calcext:value-type="float">
            <text:p>(R$2.630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68.54" calcext:value-type="float">
            <text:p>(R$3.868,54)</text:p>
          </table:table-cell>
          <table:table-cell table:style-name="ce6" office:value-type="float" office:value="12095.92" calcext:value-type="float">
            <text:p>R$12.095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4817" calcext:value-type="float">
            <text:p>4817</text:p>
          </table:table-cell>
          <table:table-cell table:style-name="ce3" office:value-type="string" calcext:value-type="string">
            <text:p>ELIANE AMORIM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37.78" calcext:value-type="float">
            <text:p>R$15.937,78 </text:p>
          </table:table-cell>
          <table:table-cell table:style-name="ce6" office:value-type="float" office:value="-1234.09" calcext:value-type="float">
            <text:p>(R$1.234,0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34.09" calcext:value-type="float">
            <text:p>(R$1.234,09)</text:p>
          </table:table-cell>
          <table:table-cell table:style-name="ce6" office:value-type="float" office:value="14703.69" calcext:value-type="float">
            <text:p>R$14.703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4022" calcext:value-type="float">
            <text:p>4022</text:p>
          </table:table-cell>
          <table:table-cell table:style-name="ce3" office:value-type="string" calcext:value-type="string">
            <text:p>ELIANE DOMINGOS COS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59.02" calcext:value-type="float">
            <text:p>R$22.659,02 </text:p>
          </table:table-cell>
          <table:table-cell table:style-name="ce6" office:value-type="float" office:value="-2343.1" calcext:value-type="float">
            <text:p>(R$2.343,10)</text:p>
          </table:table-cell>
          <table:table-cell table:style-name="ce6" office:value-type="float" office:value="-4167.28" calcext:value-type="float">
            <text:p>(R$4.167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10.38" calcext:value-type="float">
            <text:p>(R$6.510,38)</text:p>
          </table:table-cell>
          <table:table-cell table:style-name="ce6" office:value-type="float" office:value="16148.64" calcext:value-type="float">
            <text:p>R$16.148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38" calcext:value-type="float">
            <text:p>4238</text:p>
          </table:table-cell>
          <table:table-cell table:style-name="ce3" office:value-type="string" calcext:value-type="string">
            <text:p>ELIANE FERREIRA ALMEIDA DE ARAUJO TAVAR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1" calcext:value-type="float">
            <text:p>R$15.590,91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3067.86" calcext:value-type="float">
            <text:p>(R$3.06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44.72" calcext:value-type="float">
            <text:p>(R$4.244,72)</text:p>
          </table:table-cell>
          <table:table-cell table:style-name="ce6" office:value-type="float" office:value="11346.19" calcext:value-type="float">
            <text:p>R$11.346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371" calcext:value-type="float">
            <text:p>4371</text:p>
          </table:table-cell>
          <table:table-cell table:style-name="ce3" office:value-type="string" calcext:value-type="string">
            <text:p>ELIANE FERREIRA BAS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4063.06" calcext:value-type="float">
            <text:p>R$4.063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30.85" calcext:value-type="float">
            <text:p>R$17.830,85 </text:p>
          </table:table-cell>
          <table:table-cell table:style-name="ce6" office:value-type="float" office:value="-1546.45" calcext:value-type="float">
            <text:p>(R$1.546,45)</text:p>
          </table:table-cell>
          <table:table-cell table:style-name="ce6" office:value-type="float" office:value="-3582.21" calcext:value-type="float">
            <text:p>(R$3.582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28.66" calcext:value-type="float">
            <text:p>(R$5.128,66)</text:p>
          </table:table-cell>
          <table:table-cell table:style-name="ce6" office:value-type="float" office:value="12702.19" calcext:value-type="float">
            <text:p>R$12.702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5182" calcext:value-type="float">
            <text:p>5182</text:p>
          </table:table-cell>
          <table:table-cell table:style-name="ce3" office:value-type="string" calcext:value-type="string">
            <text:p>ELIANE MARIA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57.13" calcext:value-type="float">
            <text:p>R$14.657,13 </text:p>
          </table:table-cell>
          <table:table-cell table:style-name="ce6" office:value-type="float" office:value="-1022.79" calcext:value-type="float">
            <text:p>(R$1.022,79)</text:p>
          </table:table-cell>
          <table:table-cell table:style-name="ce6" office:value-type="float" office:value="-2277.71" calcext:value-type="float">
            <text:p>(R$2.277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0.5" calcext:value-type="float">
            <text:p>(R$3.300,50)</text:p>
          </table:table-cell>
          <table:table-cell table:style-name="ce6" office:value-type="float" office:value="11356.63" calcext:value-type="float">
            <text:p>R$11.356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142" calcext:value-type="float">
            <text:p>4142</text:p>
          </table:table-cell>
          <table:table-cell table:style-name="ce3" office:value-type="string" calcext:value-type="string">
            <text:p>ELIANE RIBEIRO SOUZA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488.19" calcext:value-type="float">
            <text:p>R$14.488,19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35.31" calcext:value-type="float">
            <text:p>R$19.035,31 </text:p>
          </table:table-cell>
          <table:table-cell table:style-name="ce6" office:value-type="float" office:value="-1745.19" calcext:value-type="float">
            <text:p>(R$1.745,19)</text:p>
          </table:table-cell>
          <table:table-cell table:style-name="ce6" office:value-type="float" office:value="-3230.91" calcext:value-type="float">
            <text:p>(R$3.230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76.1" calcext:value-type="float">
            <text:p>(R$4.976,10)</text:p>
          </table:table-cell>
          <table:table-cell table:style-name="ce6" office:value-type="float" office:value="14059.21" calcext:value-type="float">
            <text:p>R$14.059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0" calcext:value-type="float">
            <text:p>4470</text:p>
          </table:table-cell>
          <table:table-cell table:style-name="ce3" office:value-type="string" calcext:value-type="string">
            <text:p>ELIANE RODRIGUES DE SAL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4238.21" calcext:value-type="float">
            <text:p>R$24.238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238.21" calcext:value-type="float">
            <text:p>R$24.238,2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69.5" calcext:value-type="float">
            <text:p>(R$5.769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69.5" calcext:value-type="float">
            <text:p>(R$5.769,50)</text:p>
          </table:table-cell>
          <table:table-cell table:style-name="ce6" office:value-type="float" office:value="18468.71" calcext:value-type="float">
            <text:p>R$18.468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14" calcext:value-type="float">
            <text:p>4214</text:p>
          </table:table-cell>
          <table:table-cell table:style-name="ce3" office:value-type="string" calcext:value-type="string">
            <text:p>ELIAS ALVES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526.21" calcext:value-type="float">
            <text:p>R$15.526,2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349.34" calcext:value-type="float">
            <text:p>R$17.349,34 </text:p>
          </table:table-cell>
          <table:table-cell table:style-name="ce6" office:value-type="float" office:value="-1467" calcext:value-type="float">
            <text:p>(R$1.467,00)</text:p>
          </table:table-cell>
          <table:table-cell table:style-name="ce6" office:value-type="float" office:value="-618.24" calcext:value-type="float">
            <text:p>(R$618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85.24" calcext:value-type="float">
            <text:p>(R$2.085,24)</text:p>
          </table:table-cell>
          <table:table-cell table:style-name="ce6" office:value-type="float" office:value="15264.1" calcext:value-type="float">
            <text:p>R$15.264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72" calcext:value-type="float">
            <text:p>4372</text:p>
          </table:table-cell>
          <table:table-cell table:style-name="ce3" office:value-type="string" calcext:value-type="string">
            <text:p>ELIAS BARBARA DE LIM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832.49" calcext:value-type="float">
            <text:p>R$14.832,4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55.62" calcext:value-type="float">
            <text:p>R$16.655,62 </text:p>
          </table:table-cell>
          <table:table-cell table:style-name="ce6" office:value-type="float" office:value="-1352.54" calcext:value-type="float">
            <text:p>(R$1.352,54)</text:p>
          </table:table-cell>
          <table:table-cell table:style-name="ce6" office:value-type="float" office:value="-2788.75" calcext:value-type="float">
            <text:p>(R$2.78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41.29" calcext:value-type="float">
            <text:p>(R$4.141,29)</text:p>
          </table:table-cell>
          <table:table-cell table:style-name="ce6" office:value-type="float" office:value="12514.33" calcext:value-type="float">
            <text:p>R$12.514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06" calcext:value-type="float">
            <text:p>4906</text:p>
          </table:table-cell>
          <table:table-cell table:style-name="ce3" office:value-type="string" calcext:value-type="string">
            <text:p>ELID PALMEIRA DE CASTRO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764.12" calcext:value-type="float">
            <text:p>R$22.764,12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041.87" calcext:value-type="float">
            <text:p>R$27.041,87 </text:p>
          </table:table-cell>
          <table:table-cell table:style-name="ce6" office:value-type="float" office:value="-3075.65" calcext:value-type="float">
            <text:p>(R$3.075,65)</text:p>
          </table:table-cell>
          <table:table-cell table:style-name="ce6" office:value-type="float" office:value="-5171.11" calcext:value-type="float">
            <text:p>(R$5.171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46.76" calcext:value-type="float">
            <text:p>(R$8.246,76)</text:p>
          </table:table-cell>
          <table:table-cell table:style-name="ce6" office:value-type="float" office:value="18795.11" calcext:value-type="float">
            <text:p>R$18.795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394" calcext:value-type="float">
            <text:p>3394</text:p>
          </table:table-cell>
          <table:table-cell table:style-name="ce3" office:value-type="string" calcext:value-type="string">
            <text:p>ELIENE PEREIRA COSTA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282.57" calcext:value-type="float">
            <text:p>R$22.282,57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993.67" calcext:value-type="float">
            <text:p>R$23.993,67 </text:p>
          </table:table-cell>
          <table:table-cell table:style-name="ce6" office:value-type="float" office:value="-2563.32" calcext:value-type="float">
            <text:p>(R$2.563,32)</text:p>
          </table:table-cell>
          <table:table-cell table:style-name="ce6" office:value-type="float" office:value="-4997.34" calcext:value-type="float">
            <text:p>(R$4.997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60.66" calcext:value-type="float">
            <text:p>(R$7.560,66)</text:p>
          </table:table-cell>
          <table:table-cell table:style-name="ce6" office:value-type="float" office:value="16433.01" calcext:value-type="float">
            <text:p>R$16.433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4038" calcext:value-type="float">
            <text:p>4038</text:p>
          </table:table-cell>
          <table:table-cell table:style-name="ce3" office:value-type="string" calcext:value-type="string">
            <text:p>ELIETY ALVES FER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772.23" calcext:value-type="float">
            <text:p>R$17.772,23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18.21" calcext:value-type="float">
            <text:p>R$21.918,21 </text:p>
          </table:table-cell>
          <table:table-cell table:style-name="ce6" office:value-type="float" office:value="-2220.86" calcext:value-type="float">
            <text:p>(R$2.220,86)</text:p>
          </table:table-cell>
          <table:table-cell table:style-name="ce6" office:value-type="float" office:value="-4468.63" calcext:value-type="float">
            <text:p>(R$4.468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89.49" calcext:value-type="float">
            <text:p>(R$6.689,49)</text:p>
          </table:table-cell>
          <table:table-cell table:style-name="ce6" office:value-type="float" office:value="15228.72" calcext:value-type="float">
            <text:p>R$15.228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99" calcext:value-type="float">
            <text:p>4299</text:p>
          </table:table-cell>
          <table:table-cell table:style-name="ce3" office:value-type="string" calcext:value-type="string">
            <text:p>ELINEUZA MARTA PINHEIRO FER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85.42" calcext:value-type="float">
            <text:p>R$21.285,42 </text:p>
          </table:table-cell>
          <table:table-cell table:style-name="ce6" office:value-type="float" office:value="-2116.45" calcext:value-type="float">
            <text:p>(R$2.116,45)</text:p>
          </table:table-cell>
          <table:table-cell table:style-name="ce6" office:value-type="float" office:value="-3851.87" calcext:value-type="float">
            <text:p>(R$3.851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68.32" calcext:value-type="float">
            <text:p>(R$5.968,32)</text:p>
          </table:table-cell>
          <table:table-cell table:style-name="ce6" office:value-type="float" office:value="15317.1" calcext:value-type="float">
            <text:p>R$15.317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997" calcext:value-type="float">
            <text:p>6997</text:p>
          </table:table-cell>
          <table:table-cell table:style-name="ce3" office:value-type="string" calcext:value-type="string">
            <text:p>ELISABETH CERVEIRA MOTTA</text:p>
          </table:table-cell>
          <table:table-cell table:style-name="ce4" office:value-type="string" calcext:value-type="string">
            <text:p>ANALISTA DO MPU/PERITO EM CONTABILIDADE</text:p>
          </table:table-cell>
          <table:table-cell table:style-name="ce6" office:value-type="float" office:value="15386.88" calcext:value-type="float">
            <text:p>R$15.386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386.88" calcext:value-type="float">
            <text:p>R$15.386,88 </text:p>
          </table:table-cell>
          <table:table-cell table:style-name="ce6" office:value-type="float" office:value="-1143.2" calcext:value-type="float">
            <text:p>(R$1.143,20)</text:p>
          </table:table-cell>
          <table:table-cell table:style-name="ce6" office:value-type="float" office:value="-2497.41" calcext:value-type="float">
            <text:p>(R$2.497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0.61" calcext:value-type="float">
            <text:p>(R$3.640,61)</text:p>
          </table:table-cell>
          <table:table-cell table:style-name="ce6" office:value-type="float" office:value="11746.27" calcext:value-type="float">
            <text:p>R$11.746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546" calcext:value-type="float">
            <text:p>5546</text:p>
          </table:table-cell>
          <table:table-cell table:style-name="ce3" office:value-type="string" calcext:value-type="string">
            <text:p>ELIZABETE LUCCHIARI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80.79" calcext:value-type="float">
            <text:p>R$13.180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90" calcext:value-type="float">
            <text:p>(R$1.990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72.24" calcext:value-type="float">
            <text:p>(R$2.772,24)</text:p>
          </table:table-cell>
          <table:table-cell table:style-name="ce6" office:value-type="float" office:value="10408.55" calcext:value-type="float">
            <text:p>R$10.408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4471" calcext:value-type="float">
            <text:p>4471</text:p>
          </table:table-cell>
          <table:table-cell table:style-name="ce3" office:value-type="string" calcext:value-type="string">
            <text:p>ELIZABETH CARVALHO DOS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17.37" calcext:value-type="float">
            <text:p>R$15.217,37 </text:p>
          </table:table-cell>
          <table:table-cell table:style-name="ce6" office:value-type="float" office:value="-1115.23" calcext:value-type="float">
            <text:p>(R$1.115,23)</text:p>
          </table:table-cell>
          <table:table-cell table:style-name="ce6" office:value-type="float" office:value="-2458.49" calcext:value-type="float">
            <text:p>(R$2.458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73.72" calcext:value-type="float">
            <text:p>(R$3.573,72)</text:p>
          </table:table-cell>
          <table:table-cell table:style-name="ce6" office:value-type="float" office:value="11643.65" calcext:value-type="float">
            <text:p>R$11.643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3771" calcext:value-type="float">
            <text:p>3771</text:p>
          </table:table-cell>
          <table:table-cell table:style-name="ce3" office:value-type="string" calcext:value-type="string">
            <text:p>ELIZABETH FONTES BATI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90.68" calcext:value-type="float">
            <text:p>R$15.190,68 </text:p>
          </table:table-cell>
          <table:table-cell table:style-name="ce6" office:value-type="float" office:value="-1110.82" calcext:value-type="float">
            <text:p>(R$1.110,82)</text:p>
          </table:table-cell>
          <table:table-cell table:style-name="ce6" office:value-type="float" office:value="-2923.82" calcext:value-type="float">
            <text:p>(R$2.923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34.64" calcext:value-type="float">
            <text:p>(R$4.034,64)</text:p>
          </table:table-cell>
          <table:table-cell table:style-name="ce6" office:value-type="float" office:value="11156.04" calcext:value-type="float">
            <text:p>R$11.156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.FRIBURGO</text:p>
          </table:table-cell>
          <table:table-cell table:style-name="ce4" office:value-type="float" office:value="6750" calcext:value-type="float">
            <text:p>6750</text:p>
          </table:table-cell>
          <table:table-cell table:style-name="ce3" office:value-type="string" calcext:value-type="string">
            <text:p>ELIZABETH JACINTHO MUNI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96" calcext:value-type="float">
            <text:p>4296</text:p>
          </table:table-cell>
          <table:table-cell table:style-name="ce3" office:value-type="string" calcext:value-type="string">
            <text:p>ELIZABETH OLIVEIRA FAR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86.61" calcext:value-type="float">
            <text:p>R$11.686,6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09.74" calcext:value-type="float">
            <text:p>R$13.509,74 </text:p>
          </table:table-cell>
          <table:table-cell table:style-name="ce6" office:value-type="float" office:value="-833.47" calcext:value-type="float">
            <text:p>(R$833,47)</text:p>
          </table:table-cell>
          <table:table-cell table:style-name="ce6" office:value-type="float" office:value="-2066.37" calcext:value-type="float">
            <text:p>(R$2.066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99.84" calcext:value-type="float">
            <text:p>(R$2.899,84)</text:p>
          </table:table-cell>
          <table:table-cell table:style-name="ce6" office:value-type="float" office:value="10609.9" calcext:value-type="float">
            <text:p>R$10.609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480" calcext:value-type="float">
            <text:p>5480</text:p>
          </table:table-cell>
          <table:table-cell table:style-name="ce3" office:value-type="string" calcext:value-type="string">
            <text:p>ELIZABETI SALANTI MAMBRI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106.73" calcext:value-type="float">
            <text:p>R$106,73 </text:p>
          </table:table-cell>
          <table:table-cell table:style-name="ce6" office:value-type="float" office:value="1145.14" calcext:value-type="float">
            <text:p>R$1.145,14 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1691.1" calcext:value-type="float">
            <text:p>R$1.691,1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1393.11" calcext:value-type="float">
            <text:p>R$1.393,11 </text:p>
          </table:table-cell>
          <table:table-cell table:style-name="ce6" office:value-type="float" office:value="16150.44" calcext:value-type="float">
            <text:p>R$16.150,44 </text:p>
          </table:table-cell>
          <table:table-cell table:style-name="ce6" office:value-type="float" office:value="-1691.1" calcext:value-type="float">
            <text:p>(R$1.691,10)</text:p>
          </table:table-cell>
          <table:table-cell table:style-name="ce6" office:value-type="float" office:value="-3080.31" calcext:value-type="float">
            <text:p>(R$3.080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71.41" calcext:value-type="float">
            <text:p>(R$4.771,41)</text:p>
          </table:table-cell>
          <table:table-cell table:style-name="ce6" office:value-type="float" office:value="11379.03" calcext:value-type="float">
            <text:p>R$11.379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29115" calcext:value-type="float">
            <text:p>29115</text:p>
          </table:table-cell>
          <table:table-cell table:style-name="ce3" office:value-type="string" calcext:value-type="string">
            <text:p>ELIZEU DOS SANTOS ALV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4696.91" calcext:value-type="float">
            <text:p>R$4.696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696.91" calcext:value-type="float">
            <text:p>R$4.696,9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.65" calcext:value-type="float">
            <text:p>(R$395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.65" calcext:value-type="float">
            <text:p>(R$395,65)</text:p>
          </table:table-cell>
          <table:table-cell table:style-name="ce6" office:value-type="float" office:value="4301.26" calcext:value-type="float">
            <text:p>R$4.301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945" calcext:value-type="float">
            <text:p>2945</text:p>
          </table:table-cell>
          <table:table-cell table:style-name="ce3" office:value-type="string" calcext:value-type="string">
            <text:p>ELMO GONCALVES FARIAS</text:p>
          </table:table-cell>
          <table:table-cell table:style-name="ce4" office:value-type="string" calcext:value-type="string">
            <text:p>ANALISTA DO MPU/PERITO EM ARQUITETURA</text:p>
          </table:table-cell>
          <table:table-cell table:style-name="ce6" office:value-type="float" office:value="22413.9" calcext:value-type="float">
            <text:p>R$22.413,9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413.9" calcext:value-type="float">
            <text:p>R$22.413,90 </text:p>
          </table:table-cell>
          <table:table-cell table:style-name="ce6" office:value-type="float" office:value="-2302.65" calcext:value-type="float">
            <text:p>(R$2.302,6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02.65" calcext:value-type="float">
            <text:p>(R$2.302,65)</text:p>
          </table:table-cell>
          <table:table-cell table:style-name="ce6" office:value-type="float" office:value="20111.25" calcext:value-type="float">
            <text:p>R$20.111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723" calcext:value-type="float">
            <text:p>3723</text:p>
          </table:table-cell>
          <table:table-cell table:style-name="ce3" office:value-type="string" calcext:value-type="string">
            <text:p>ELOISA ARMINDA DUARTE BATI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32.18" calcext:value-type="float">
            <text:p>R$13.732,18 </text:p>
          </table:table-cell>
          <table:table-cell table:style-name="ce6" office:value-type="float" office:value="-870.17" calcext:value-type="float">
            <text:p>(R$870,17)</text:p>
          </table:table-cell>
          <table:table-cell table:style-name="ce6" office:value-type="float" office:value="-2641.05" calcext:value-type="float">
            <text:p>(R$2.641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1.22" calcext:value-type="float">
            <text:p>(R$3.511,22)</text:p>
          </table:table-cell>
          <table:table-cell table:style-name="ce6" office:value-type="float" office:value="10220.96" calcext:value-type="float">
            <text:p>R$10.220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615" calcext:value-type="float">
            <text:p>28615</text:p>
          </table:table-cell>
          <table:table-cell table:style-name="ce3" office:value-type="string" calcext:value-type="string">
            <text:p>ELOISA MARIA SOUZA DE ARAUJO RIB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-840.82" calcext:value-type="float">
            <text:p>(R$840,82)</text:p>
          </table:table-cell>
          <table:table-cell table:style-name="ce6" office:value-type="float" office:value="-2076.62" calcext:value-type="float">
            <text:p>(R$2.076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17.44" calcext:value-type="float">
            <text:p>(R$2.917,44)</text:p>
          </table:table-cell>
          <table:table-cell table:style-name="ce6" office:value-type="float" office:value="10636.89" calcext:value-type="float">
            <text:p>R$10.636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68" calcext:value-type="float">
            <text:p>4868</text:p>
          </table:table-cell>
          <table:table-cell table:style-name="ce3" office:value-type="string" calcext:value-type="string">
            <text:p>ELSBETH FARIA COSTA GONC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410.37" calcext:value-type="float">
            <text:p>(R$3.41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3.35" calcext:value-type="float">
            <text:p>(R$4.833,35)</text:p>
          </table:table-cell>
          <table:table-cell table:style-name="ce6" office:value-type="float" office:value="12249.18" calcext:value-type="float">
            <text:p>R$12.249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0531" calcext:value-type="float">
            <text:p>30531</text:p>
          </table:table-cell>
          <table:table-cell table:style-name="ce3" office:value-type="string" calcext:value-type="string">
            <text:p>ELSON GONCALVE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3011" calcext:value-type="float">
            <text:p>3011</text:p>
          </table:table-cell>
          <table:table-cell table:style-name="ce3" office:value-type="string" calcext:value-type="string">
            <text:p>ELZA FORTES DO REG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3026.78" calcext:value-type="float">
            <text:p>R$23.026,7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753.48" calcext:value-type="float">
            <text:p>R$27.753,48 </text:p>
          </table:table-cell>
          <table:table-cell table:style-name="ce6" office:value-type="float" office:value="-3210.85" calcext:value-type="float">
            <text:p>(R$3.210,8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210.85" calcext:value-type="float">
            <text:p>(R$3.210,85)</text:p>
          </table:table-cell>
          <table:table-cell table:style-name="ce6" office:value-type="float" office:value="24542.63" calcext:value-type="float">
            <text:p>R$24.542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162" calcext:value-type="float">
            <text:p>2162</text:p>
          </table:table-cell>
          <table:table-cell table:style-name="ce3" office:value-type="string" calcext:value-type="string">
            <text:p>ELZE FONSECA SOUZA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66.8" calcext:value-type="float">
            <text:p>(R$2.66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1.71" calcext:value-type="float">
            <text:p>(R$3.931,71)</text:p>
          </table:table-cell>
          <table:table-cell table:style-name="ce6" office:value-type="float" office:value="12192.84" calcext:value-type="float">
            <text:p>R$12.19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ETROLINA</text:p>
          </table:table-cell>
          <table:table-cell table:style-name="ce4" office:value-type="float" office:value="6102" calcext:value-type="float">
            <text:p>6102</text:p>
          </table:table-cell>
          <table:table-cell table:style-name="ce3" office:value-type="string" calcext:value-type="string">
            <text:p>EMANUEL MESSIAS TEIXEIRA DE MEDEIROS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100.58" calcext:value-type="float">
            <text:p>R$21.100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100.58" calcext:value-type="float">
            <text:p>R$21.100,58 </text:p>
          </table:table-cell>
          <table:table-cell table:style-name="ce6" office:value-type="float" office:value="-2085.96" calcext:value-type="float">
            <text:p>(R$2.085,9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85.96" calcext:value-type="float">
            <text:p>(R$2.085,96)</text:p>
          </table:table-cell>
          <table:table-cell table:style-name="ce6" office:value-type="float" office:value="19014.62" calcext:value-type="float">
            <text:p>R$19.014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847" calcext:value-type="float">
            <text:p>4847</text:p>
          </table:table-cell>
          <table:table-cell table:style-name="ce3" office:value-type="string" calcext:value-type="string">
            <text:p>EMERSON ANTONIO FASSY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2752.18" calcext:value-type="float">
            <text:p>R$2.752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26.69" calcext:value-type="float">
            <text:p>R$16.626,69 </text:p>
          </table:table-cell>
          <table:table-cell table:style-name="ce6" office:value-type="float" office:value="-1347.76" calcext:value-type="float">
            <text:p>(R$1.347,76)</text:p>
          </table:table-cell>
          <table:table-cell table:style-name="ce6" office:value-type="float" office:value="-3253.56" calcext:value-type="float">
            <text:p>(R$3.253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01.32" calcext:value-type="float">
            <text:p>(R$4.601,32)</text:p>
          </table:table-cell>
          <table:table-cell table:style-name="ce6" office:value-type="float" office:value="12025.37" calcext:value-type="float">
            <text:p>R$12.025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306" calcext:value-type="float">
            <text:p>3306</text:p>
          </table:table-cell>
          <table:table-cell table:style-name="ce3" office:value-type="string" calcext:value-type="string">
            <text:p>EMICA IMAMU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10.63" calcext:value-type="float">
            <text:p>R$15.110,63 </text:p>
          </table:table-cell>
          <table:table-cell table:style-name="ce6" office:value-type="float" office:value="-1097.61" calcext:value-type="float">
            <text:p>(R$1.097,61)</text:p>
          </table:table-cell>
          <table:table-cell table:style-name="ce6" office:value-type="float" office:value="-2433.98" calcext:value-type="float">
            <text:p>(R$2.433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1.59" calcext:value-type="float">
            <text:p>(R$3.531,59)</text:p>
          </table:table-cell>
          <table:table-cell table:style-name="ce6" office:value-type="float" office:value="11579.04" calcext:value-type="float">
            <text:p>R$11.579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720" calcext:value-type="float">
            <text:p>5720</text:p>
          </table:table-cell>
          <table:table-cell table:style-name="ce3" office:value-type="string" calcext:value-type="string">
            <text:p>EMILIA ULHOA BOTELHO</text:p>
          </table:table-cell>
          <table:table-cell table:style-name="ce4" office:value-type="string" calcext:value-type="string">
            <text:p>ANALISTA DO MPU/PERITO EM ANTROPOLOGIA</text:p>
          </table:table-cell>
          <table:table-cell table:style-name="ce6" office:value-type="float" office:value="21976.12" calcext:value-type="float">
            <text:p>R$21.976,12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69.99" calcext:value-type="float">
            <text:p>R$23.069,99 </text:p>
          </table:table-cell>
          <table:table-cell table:style-name="ce6" office:value-type="float" office:value="-2410.91" calcext:value-type="float">
            <text:p>(R$2.410,91)</text:p>
          </table:table-cell>
          <table:table-cell table:style-name="ce6" office:value-type="float" office:value="-4785.24" calcext:value-type="float">
            <text:p>(R$4.785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196.15" calcext:value-type="float">
            <text:p>(R$7.196,15)</text:p>
          </table:table-cell>
          <table:table-cell table:style-name="ce6" office:value-type="float" office:value="15873.84" calcext:value-type="float">
            <text:p>R$15.873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116" calcext:value-type="float">
            <text:p>4116</text:p>
          </table:table-cell>
          <table:table-cell table:style-name="ce3" office:value-type="string" calcext:value-type="string">
            <text:p>ENI DE OLIVEIRA PELISOL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59.02" calcext:value-type="float">
            <text:p>R$22.659,02 </text:p>
          </table:table-cell>
          <table:table-cell table:style-name="ce6" office:value-type="float" office:value="-2343.1" calcext:value-type="float">
            <text:p>(R$2.343,10)</text:p>
          </table:table-cell>
          <table:table-cell table:style-name="ce6" office:value-type="float" office:value="-4167.28" calcext:value-type="float">
            <text:p>(R$4.167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10.38" calcext:value-type="float">
            <text:p>(R$6.510,38)</text:p>
          </table:table-cell>
          <table:table-cell table:style-name="ce6" office:value-type="float" office:value="16148.64" calcext:value-type="float">
            <text:p>R$16.148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2898" calcext:value-type="float">
            <text:p>2898</text:p>
          </table:table-cell>
          <table:table-cell table:style-name="ce3" office:value-type="string" calcext:value-type="string">
            <text:p>ENILZE CONCEICAO CRU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126.86" calcext:value-type="float">
            <text:p>R$12.126,86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04.6" calcext:value-type="float">
            <text:p>R$16.404,60 </text:p>
          </table:table-cell>
          <table:table-cell table:style-name="ce6" office:value-type="float" office:value="-1311.12" calcext:value-type="float">
            <text:p>(R$1.311,12)</text:p>
          </table:table-cell>
          <table:table-cell table:style-name="ce6" office:value-type="float" office:value="-2731.11" calcext:value-type="float">
            <text:p>(R$2.731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42.23" calcext:value-type="float">
            <text:p>(R$4.042,23)</text:p>
          </table:table-cell>
          <table:table-cell table:style-name="ce6" office:value-type="float" office:value="12362.37" calcext:value-type="float">
            <text:p>R$12.362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43" calcext:value-type="float">
            <text:p>5043</text:p>
          </table:table-cell>
          <table:table-cell table:style-name="ce3" office:value-type="string" calcext:value-type="string">
            <text:p>ENY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1407.46" calcext:value-type="float">
            <text:p>R$1.407,4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74.79" calcext:value-type="float">
            <text:p>R$14.374,79 </text:p>
          </table:table-cell>
          <table:table-cell table:style-name="ce6" office:value-type="float" office:value="-976.2" calcext:value-type="float">
            <text:p>(R$976,2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76.2" calcext:value-type="float">
            <text:p>(R$976,20)</text:p>
          </table:table-cell>
          <table:table-cell table:style-name="ce6" office:value-type="float" office:value="13398.59" calcext:value-type="float">
            <text:p>R$13.398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3982" calcext:value-type="float">
            <text:p>3982</text:p>
          </table:table-cell>
          <table:table-cell table:style-name="ce3" office:value-type="string" calcext:value-type="string">
            <text:p>ENY SOCORRO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-2474" calcext:value-type="float">
            <text:p>(R$2.474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63.98" calcext:value-type="float">
            <text:p>(R$3.263,98)</text:p>
          </table:table-cell>
          <table:table-cell table:style-name="ce6" office:value-type="float" office:value="9970.17" calcext:value-type="float">
            <text:p>R$9.970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25" calcext:value-type="float">
            <text:p>9325</text:p>
          </table:table-cell>
          <table:table-cell table:style-name="ce3" office:value-type="string" calcext:value-type="string">
            <text:p>EPHIGENIA MACHADO REI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6" calcext:value-type="float">
            <text:p>R$14.087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11.09" calcext:value-type="float">
            <text:p>R$15.911,09 </text:p>
          </table:table-cell>
          <table:table-cell table:style-name="ce6" office:value-type="float" office:value="-1229.69" calcext:value-type="float">
            <text:p>(R$1.229,6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29.69" calcext:value-type="float">
            <text:p>(R$1.229,69)</text:p>
          </table:table-cell>
          <table:table-cell table:style-name="ce6" office:value-type="float" office:value="14681.4" calcext:value-type="float">
            <text:p>R$14.681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35" calcext:value-type="float">
            <text:p>2235</text:p>
          </table:table-cell>
          <table:table-cell table:style-name="ce3" office:value-type="string" calcext:value-type="string">
            <text:p>ERALDO BARBOS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715.81" calcext:value-type="float">
            <text:p>(R$2.71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5.94" calcext:value-type="float">
            <text:p>(R$4.015,94)</text:p>
          </table:table-cell>
          <table:table-cell table:style-name="ce6" office:value-type="float" office:value="12322.06" calcext:value-type="float">
            <text:p>R$12.322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354" calcext:value-type="float">
            <text:p>4354</text:p>
          </table:table-cell>
          <table:table-cell table:style-name="ce3" office:value-type="string" calcext:value-type="string">
            <text:p>ERIVELTO MARCUS MA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263.7" calcext:value-type="float">
            <text:p>R$8.263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263.7" calcext:value-type="float">
            <text:p>R$8.263,70 </text:p>
          </table:table-cell>
          <table:table-cell table:style-name="ce6" office:value-type="float" office:value="-69.27" calcext:value-type="float">
            <text:p>(R$69,27)</text:p>
          </table:table-cell>
          <table:table-cell table:style-name="ce6" office:value-type="float" office:value="-1305.33" calcext:value-type="float">
            <text:p>(R$1.305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74.6" calcext:value-type="float">
            <text:p>(R$1.374,60)</text:p>
          </table:table-cell>
          <table:table-cell table:style-name="ce6" office:value-type="float" office:value="6889.1" calcext:value-type="float">
            <text:p>R$6.889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920" calcext:value-type="float">
            <text:p>6920</text:p>
          </table:table-cell>
          <table:table-cell table:style-name="ce3" office:value-type="string" calcext:value-type="string">
            <text:p>ERWIN KLOHS FI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85.31" calcext:value-type="float">
            <text:p>R$13.385,31 </text:p>
          </table:table-cell>
          <table:table-cell table:style-name="ce6" office:value-type="float" office:value="-812.94" calcext:value-type="float">
            <text:p>(R$812,9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12.94" calcext:value-type="float">
            <text:p>(R$812,94)</text:p>
          </table:table-cell>
          <table:table-cell table:style-name="ce6" office:value-type="float" office:value="12572.37" calcext:value-type="float">
            <text:p>R$12.572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96" calcext:value-type="float">
            <text:p>4696</text:p>
          </table:table-cell>
          <table:table-cell table:style-name="ce3" office:value-type="string" calcext:value-type="string">
            <text:p>EUNICE MARIA DE SOUSA CUN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7" calcext:value-type="float">
            <text:p>R$13.607,70 </text:p>
          </table:table-cell>
          <table:table-cell table:style-name="ce6" office:value-type="float" office:value="2445" calcext:value-type="float">
            <text:p>R$2.445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52.7" calcext:value-type="float">
            <text:p>R$16.052,70 </text:p>
          </table:table-cell>
          <table:table-cell table:style-name="ce6" office:value-type="float" office:value="-1253.06" calcext:value-type="float">
            <text:p>(R$1.253,06)</text:p>
          </table:table-cell>
          <table:table-cell table:style-name="ce6" office:value-type="float" office:value="-3121.76" calcext:value-type="float">
            <text:p>(R$3.121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74.82" calcext:value-type="float">
            <text:p>(R$4.374,82)</text:p>
          </table:table-cell>
          <table:table-cell table:style-name="ce6" office:value-type="float" office:value="11677.88" calcext:value-type="float">
            <text:p>R$11.677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08" calcext:value-type="float">
            <text:p>2108</text:p>
          </table:table-cell>
          <table:table-cell table:style-name="ce3" office:value-type="string" calcext:value-type="string">
            <text:p>EUVALDO DA SILVA SAMPA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-999.31" calcext:value-type="float">
            <text:p>(R$999,3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99.31" calcext:value-type="float">
            <text:p>(R$999,31)</text:p>
          </table:table-cell>
          <table:table-cell table:style-name="ce6" office:value-type="float" office:value="13515.56" calcext:value-type="float">
            <text:p>R$13.515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405" calcext:value-type="float">
            <text:p>4405</text:p>
          </table:table-cell>
          <table:table-cell table:style-name="ce3" office:value-type="string" calcext:value-type="string">
            <text:p>EUVALDO FERREIRA DA MOT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12.22" calcext:value-type="float">
            <text:p>R$13.812,22 </text:p>
          </table:table-cell>
          <table:table-cell table:style-name="ce6" office:value-type="float" office:value="-883.38" calcext:value-type="float">
            <text:p>(R$883,38)</text:p>
          </table:table-cell>
          <table:table-cell table:style-name="ce6" office:value-type="float" office:value="-2135.83" calcext:value-type="float">
            <text:p>(R$2.135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19.21" calcext:value-type="float">
            <text:p>(R$3.019,21)</text:p>
          </table:table-cell>
          <table:table-cell table:style-name="ce6" office:value-type="float" office:value="10793.01" calcext:value-type="float">
            <text:p>R$10.793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36" calcext:value-type="float">
            <text:p>4836</text:p>
          </table:table-cell>
          <table:table-cell table:style-name="ce3" office:value-type="string" calcext:value-type="string">
            <text:p>EVAGRIA CRISTINA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2954.45" calcext:value-type="float">
            <text:p>(R$2.954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7.29" calcext:value-type="float">
            <text:p>(R$4.087,29)</text:p>
          </table:table-cell>
          <table:table-cell table:style-name="ce6" office:value-type="float" office:value="11236.81" calcext:value-type="float">
            <text:p>R$11.236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2451" calcext:value-type="float">
            <text:p>2451</text:p>
          </table:table-cell>
          <table:table-cell table:style-name="ce3" office:value-type="string" calcext:value-type="string">
            <text:p>EVALDO DE MOURA LU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67.93" calcext:value-type="float">
            <text:p>R$14.167,93 </text:p>
          </table:table-cell>
          <table:table-cell table:style-name="ce6" office:value-type="float" office:value="-942.07" calcext:value-type="float">
            <text:p>(R$942,0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2.07" calcext:value-type="float">
            <text:p>(R$942,07)</text:p>
          </table:table-cell>
          <table:table-cell table:style-name="ce6" office:value-type="float" office:value="13225.86" calcext:value-type="float">
            <text:p>R$13.225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67" calcext:value-type="float">
            <text:p>4467</text:p>
          </table:table-cell>
          <table:table-cell table:style-name="ce3" office:value-type="string" calcext:value-type="string">
            <text:p>EVANA MARIA SANTIAGO ARAGA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191.7" calcext:value-type="float">
            <text:p>R$17.191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191.7" calcext:value-type="float">
            <text:p>R$17.191,7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1.71" calcext:value-type="float">
            <text:p>(R$3.831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1.71" calcext:value-type="float">
            <text:p>(R$3.831,71)</text:p>
          </table:table-cell>
          <table:table-cell table:style-name="ce6" office:value-type="float" office:value="13359.99" calcext:value-type="float">
            <text:p>R$13.359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996" calcext:value-type="float">
            <text:p>4996</text:p>
          </table:table-cell>
          <table:table-cell table:style-name="ce3" office:value-type="string" calcext:value-type="string">
            <text:p>EVANDRO LUIZ MENDONC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2289.54" calcext:value-type="float">
            <text:p>R$2.289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10.69" calcext:value-type="float">
            <text:p>R$16.110,69 </text:p>
          </table:table-cell>
          <table:table-cell table:style-name="ce6" office:value-type="float" office:value="-1262.62" calcext:value-type="float">
            <text:p>(R$1.262,62)</text:p>
          </table:table-cell>
          <table:table-cell table:style-name="ce6" office:value-type="float" office:value="-2611.48" calcext:value-type="float">
            <text:p>(R$2.611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74.1" calcext:value-type="float">
            <text:p>(R$3.874,10)</text:p>
          </table:table-cell>
          <table:table-cell table:style-name="ce6" office:value-type="float" office:value="12236.59" calcext:value-type="float">
            <text:p>R$12.236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10" calcext:value-type="float">
            <text:p>4910</text:p>
          </table:table-cell>
          <table:table-cell table:style-name="ce3" office:value-type="string" calcext:value-type="string">
            <text:p>EVANICE CAVALCANTE DOS SANTOS MAS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1533.75" calcext:value-type="float">
            <text:p>R$1.533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4.95" calcext:value-type="float">
            <text:p>R$15.434,95 </text:p>
          </table:table-cell>
          <table:table-cell table:style-name="ce6" office:value-type="float" office:value="-1151.13" calcext:value-type="float">
            <text:p>(R$1.151,13)</text:p>
          </table:table-cell>
          <table:table-cell table:style-name="ce6" office:value-type="float" office:value="-2927.77" calcext:value-type="float">
            <text:p>(R$2.927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78.9" calcext:value-type="float">
            <text:p>(R$4.078,90)</text:p>
          </table:table-cell>
          <table:table-cell table:style-name="ce6" office:value-type="float" office:value="11356.05" calcext:value-type="float">
            <text:p>R$11.356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6424" calcext:value-type="float">
            <text:p>26424</text:p>
          </table:table-cell>
          <table:table-cell table:style-name="ce3" office:value-type="string" calcext:value-type="string">
            <text:p>EVERALDO FINIZOLA FREIR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966.63" calcext:value-type="float">
            <text:p>R$1.966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66.63" calcext:value-type="float">
            <text:p>R$1.966,6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966.63" calcext:value-type="float">
            <text:p>R$1.966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60" calcext:value-type="float">
            <text:p>2160</text:p>
          </table:table-cell>
          <table:table-cell table:style-name="ce3" office:value-type="string" calcext:value-type="string">
            <text:p>EVERARDO CARVALHO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4636.91" calcext:value-type="float">
            <text:p>R$4.636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75.87" calcext:value-type="float">
            <text:p>R$22.775,87 </text:p>
          </table:table-cell>
          <table:table-cell table:style-name="ce6" office:value-type="float" office:value="-2362.38" calcext:value-type="float">
            <text:p>(R$2.362,3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62.38" calcext:value-type="float">
            <text:p>(R$2.362,38)</text:p>
          </table:table-cell>
          <table:table-cell table:style-name="ce6" office:value-type="float" office:value="20413.49" calcext:value-type="float">
            <text:p>R$20.413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26" calcext:value-type="float">
            <text:p>4226</text:p>
          </table:table-cell>
          <table:table-cell table:style-name="ce3" office:value-type="string" calcext:value-type="string">
            <text:p>EVONIO DINIZ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7231.78" calcext:value-type="float">
            <text:p>R$17.231,78 </text:p>
          </table:table-cell>
          <table:table-cell table:style-name="ce6" office:value-type="float" office:value="3434.43" calcext:value-type="float">
            <text:p>R$3.434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666.21" calcext:value-type="float">
            <text:p>R$20.666,21 </text:p>
          </table:table-cell>
          <table:table-cell table:style-name="ce6" office:value-type="float" office:value="-2014.28" calcext:value-type="float">
            <text:p>(R$2.014,28)</text:p>
          </table:table-cell>
          <table:table-cell table:style-name="ce6" office:value-type="float" office:value="-3186.1" calcext:value-type="float">
            <text:p>(R$3.186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00.38" calcext:value-type="float">
            <text:p>(R$5.200,38)</text:p>
          </table:table-cell>
          <table:table-cell table:style-name="ce6" office:value-type="float" office:value="15465.83" calcext:value-type="float">
            <text:p>R$15.465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029" calcext:value-type="float">
            <text:p>4029</text:p>
          </table:table-cell>
          <table:table-cell table:style-name="ce3" office:value-type="string" calcext:value-type="string">
            <text:p>EZEQUIEL PER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6" calcext:value-type="float">
            <text:p>R$15.377,46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914.57" calcext:value-type="float">
            <text:p>(R$2.914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6.21" calcext:value-type="float">
            <text:p>(R$4.056,21)</text:p>
          </table:table-cell>
          <table:table-cell table:style-name="ce6" office:value-type="float" office:value="11321.25" calcext:value-type="float">
            <text:p>R$11.321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695" calcext:value-type="float">
            <text:p>3695</text:p>
          </table:table-cell>
          <table:table-cell table:style-name="ce3" office:value-type="string" calcext:value-type="string">
            <text:p>FABIO BARROZO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7.27" calcext:value-type="float">
            <text:p>R$15.057,27 </text:p>
          </table:table-cell>
          <table:table-cell table:style-name="ce6" office:value-type="float" office:value="-1088.81" calcext:value-type="float">
            <text:p>(R$1.088,8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88.81" calcext:value-type="float">
            <text:p>(R$1.088,81)</text:p>
          </table:table-cell>
          <table:table-cell table:style-name="ce6" office:value-type="float" office:value="13968.46" calcext:value-type="float">
            <text:p>R$13.968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ALES</text:p>
          </table:table-cell>
          <table:table-cell table:style-name="ce4" office:value-type="float" office:value="21762" calcext:value-type="float">
            <text:p>21762</text:p>
          </table:table-cell>
          <table:table-cell table:style-name="ce3" office:value-type="string" calcext:value-type="string">
            <text:p>FABIO GAVIOL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271.43" calcext:value-type="float">
            <text:p>R$6.271,4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71.43" calcext:value-type="float">
            <text:p>R$6.271,4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8.64" calcext:value-type="float">
            <text:p>(R$828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8.64" calcext:value-type="float">
            <text:p>(R$828,64)</text:p>
          </table:table-cell>
          <table:table-cell table:style-name="ce6" office:value-type="float" office:value="5442.79" calcext:value-type="float">
            <text:p>R$5.442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6903" calcext:value-type="float">
            <text:p>6903</text:p>
          </table:table-cell>
          <table:table-cell table:style-name="ce3" office:value-type="string" calcext:value-type="string">
            <text:p>FARIDES LUCAS CAMILO SUANO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807.9" calcext:value-type="float">
            <text:p>R$22.807,90 </text:p>
          </table:table-cell>
          <table:table-cell table:style-name="ce6" office:value-type="float" office:value="1193.78" calcext:value-type="float">
            <text:p>R$1.193,7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001.68" calcext:value-type="float">
            <text:p>R$24.001,68 </text:p>
          </table:table-cell>
          <table:table-cell table:style-name="ce6" office:value-type="float" office:value="-2564.64" calcext:value-type="float">
            <text:p>(R$2.564,64)</text:p>
          </table:table-cell>
          <table:table-cell table:style-name="ce6" office:value-type="float" office:value="-4999.18" calcext:value-type="float">
            <text:p>(R$4.999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63.82" calcext:value-type="float">
            <text:p>(R$7.563,82)</text:p>
          </table:table-cell>
          <table:table-cell table:style-name="ce6" office:value-type="float" office:value="16437.86" calcext:value-type="float">
            <text:p>R$16.437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171" calcext:value-type="float">
            <text:p>4171</text:p>
          </table:table-cell>
          <table:table-cell table:style-name="ce3" office:value-type="string" calcext:value-type="string">
            <text:p>FATIMA ANGELA FERNANDES VI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793.33" calcext:value-type="float">
            <text:p>R$11.793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16.46" calcext:value-type="float">
            <text:p>R$13.616,46 </text:p>
          </table:table-cell>
          <table:table-cell table:style-name="ce6" office:value-type="float" office:value="-851.08" calcext:value-type="float">
            <text:p>(R$851,08)</text:p>
          </table:table-cell>
          <table:table-cell table:style-name="ce6" office:value-type="float" office:value="-2038.74" calcext:value-type="float">
            <text:p>(R$2.038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89.82" calcext:value-type="float">
            <text:p>(R$2.889,82)</text:p>
          </table:table-cell>
          <table:table-cell table:style-name="ce6" office:value-type="float" office:value="10726.64" calcext:value-type="float">
            <text:p>R$10.726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1" calcext:value-type="float">
            <text:p>4511</text:p>
          </table:table-cell>
          <table:table-cell table:style-name="ce3" office:value-type="string" calcext:value-type="string">
            <text:p>FATIMA BRILHAN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22.39" calcext:value-type="float">
            <text:p>(R$2.822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36.56" calcext:value-type="float">
            <text:p>(R$4.236,56)</text:p>
          </table:table-cell>
          <table:table-cell table:style-name="ce6" office:value-type="float" office:value="12792.6" calcext:value-type="float">
            <text:p>R$12.79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. NORTE</text:p>
          </table:table-cell>
          <table:table-cell table:style-name="ce4" office:value-type="float" office:value="4111" calcext:value-type="float">
            <text:p>4111</text:p>
          </table:table-cell>
          <table:table-cell table:style-name="ce3" office:value-type="string" calcext:value-type="string">
            <text:p>FATIMA REGIN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-858.43" calcext:value-type="float">
            <text:p>(R$858,43)</text:p>
          </table:table-cell>
          <table:table-cell table:style-name="ce6" office:value-type="float" office:value="-2101.12" calcext:value-type="float">
            <text:p>(R$2.101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59.55" calcext:value-type="float">
            <text:p>(R$2.959,55)</text:p>
          </table:table-cell>
          <table:table-cell table:style-name="ce6" office:value-type="float" office:value="10701.51" calcext:value-type="float">
            <text:p>R$10.701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3748" calcext:value-type="float">
            <text:p>3748</text:p>
          </table:table-cell>
          <table:table-cell table:style-name="ce3" office:value-type="string" calcext:value-type="string">
            <text:p>FATIMA REGINA LOPES BECHUAT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26.05" calcext:value-type="float">
            <text:p>R$14.826,05 </text:p>
          </table:table-cell>
          <table:table-cell table:style-name="ce6" office:value-type="float" office:value="-1050.66" calcext:value-type="float">
            <text:p>(R$1.050,66)</text:p>
          </table:table-cell>
          <table:table-cell table:style-name="ce6" office:value-type="float" office:value="-2892.23" calcext:value-type="float">
            <text:p>(R$2.892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42.89" calcext:value-type="float">
            <text:p>(R$3.942,89)</text:p>
          </table:table-cell>
          <table:table-cell table:style-name="ce6" office:value-type="float" office:value="10883.16" calcext:value-type="float">
            <text:p>R$10.883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4" calcext:value-type="float">
            <text:p>4474</text:p>
          </table:table-cell>
          <table:table-cell table:style-name="ce3" office:value-type="string" calcext:value-type="string">
            <text:p>FATIMA URBANO DE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827.12" calcext:value-type="float">
            <text:p>R$15.827,12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427.61" calcext:value-type="float">
            <text:p>R$18.427,61 </text:p>
          </table:table-cell>
          <table:table-cell table:style-name="ce6" office:value-type="float" office:value="-1644.92" calcext:value-type="float">
            <text:p>(R$1.644,92)</text:p>
          </table:table-cell>
          <table:table-cell table:style-name="ce6" office:value-type="float" office:value="-3195.64" calcext:value-type="float">
            <text:p>(R$3.195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0.56" calcext:value-type="float">
            <text:p>(R$4.840,56)</text:p>
          </table:table-cell>
          <table:table-cell table:style-name="ce6" office:value-type="float" office:value="13587.05" calcext:value-type="float">
            <text:p>R$13.587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81" calcext:value-type="float">
            <text:p>4181</text:p>
          </table:table-cell>
          <table:table-cell table:style-name="ce3" office:value-type="string" calcext:value-type="string">
            <text:p>FELICIDADE AMELIA PORTELA SOAR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667.02" calcext:value-type="float">
            <text:p>R$15.667,02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67.51" calcext:value-type="float">
            <text:p>R$18.267,51 </text:p>
          </table:table-cell>
          <table:table-cell table:style-name="ce6" office:value-type="float" office:value="-1618.5" calcext:value-type="float">
            <text:p>(R$1.618,50)</text:p>
          </table:table-cell>
          <table:table-cell table:style-name="ce6" office:value-type="float" office:value="-3682.47" calcext:value-type="float">
            <text:p>(R$3.682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00.97" calcext:value-type="float">
            <text:p>(R$5.300,97)</text:p>
          </table:table-cell>
          <table:table-cell table:style-name="ce6" office:value-type="float" office:value="12966.54" calcext:value-type="float">
            <text:p>R$12.966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18494" calcext:value-type="float">
            <text:p>18494</text:p>
          </table:table-cell>
          <table:table-cell table:style-name="ce3" office:value-type="string" calcext:value-type="string">
            <text:p>FERNANDA MARIA DE FIGUEIREDO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12352.91" calcext:value-type="float">
            <text:p>R$12.352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664" calcext:value-type="float">
            <text:p>3664</text:p>
          </table:table-cell>
          <table:table-cell table:style-name="ce3" office:value-type="string" calcext:value-type="string">
            <text:p>FERNANDO ALVES LEMO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9937.37" calcext:value-type="float">
            <text:p>R$19.937,3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937.37" calcext:value-type="float">
            <text:p>R$19.937,37 </text:p>
          </table:table-cell>
          <table:table-cell table:style-name="ce6" office:value-type="float" office:value="-1894.03" calcext:value-type="float">
            <text:p>(R$1.894,03)</text:p>
          </table:table-cell>
          <table:table-cell table:style-name="ce6" office:value-type="float" office:value="-3490.18" calcext:value-type="float">
            <text:p>(R$3.490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84.21" calcext:value-type="float">
            <text:p>(R$5.384,21)</text:p>
          </table:table-cell>
          <table:table-cell table:style-name="ce6" office:value-type="float" office:value="14553.16" calcext:value-type="float">
            <text:p>R$14.553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28" calcext:value-type="float">
            <text:p>4528</text:p>
          </table:table-cell>
          <table:table-cell table:style-name="ce3" office:value-type="string" calcext:value-type="string">
            <text:p>FERNANDO ANTONIO DE SOUZA EUFRAZI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2713.07" calcext:value-type="float">
            <text:p>R$2.713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27.49" calcext:value-type="float">
            <text:p>R$16.427,49 </text:p>
          </table:table-cell>
          <table:table-cell table:style-name="ce6" office:value-type="float" office:value="-1314.9" calcext:value-type="float">
            <text:p>(R$1.314,90)</text:p>
          </table:table-cell>
          <table:table-cell table:style-name="ce6" office:value-type="float" office:value="-2736.36" calcext:value-type="float">
            <text:p>(R$2.736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1.26" calcext:value-type="float">
            <text:p>(R$4.051,26)</text:p>
          </table:table-cell>
          <table:table-cell table:style-name="ce6" office:value-type="float" office:value="12376.23" calcext:value-type="float">
            <text:p>R$12.376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084" calcext:value-type="float">
            <text:p>2084</text:p>
          </table:table-cell>
          <table:table-cell table:style-name="ce3" office:value-type="string" calcext:value-type="string">
            <text:p>FERNANDO CORREA DANT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781.69" calcext:value-type="float">
            <text:p>R$14.781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04.82" calcext:value-type="float">
            <text:p>R$16.604,82 </text:p>
          </table:table-cell>
          <table:table-cell table:style-name="ce6" office:value-type="float" office:value="-1344.16" calcext:value-type="float">
            <text:p>(R$1.344,16)</text:p>
          </table:table-cell>
          <table:table-cell table:style-name="ce6" office:value-type="float" office:value="-2777.08" calcext:value-type="float">
            <text:p>(R$2.777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1.24" calcext:value-type="float">
            <text:p>(R$4.121,24)</text:p>
          </table:table-cell>
          <table:table-cell table:style-name="ce6" office:value-type="float" office:value="12483.58" calcext:value-type="float">
            <text:p>R$12.483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852" calcext:value-type="float">
            <text:p>3852</text:p>
          </table:table-cell>
          <table:table-cell table:style-name="ce3" office:value-type="string" calcext:value-type="string">
            <text:p>FERNANDO LUIZ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0771.79" calcext:value-type="float">
            <text:p>R$10.771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771.79" calcext:value-type="float">
            <text:p>R$10.771,79 </text:p>
          </table:table-cell>
          <table:table-cell table:style-name="ce6" office:value-type="float" office:value="-432.94" calcext:value-type="float">
            <text:p>(R$432,9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32.94" calcext:value-type="float">
            <text:p>(R$432,94)</text:p>
          </table:table-cell>
          <table:table-cell table:style-name="ce6" office:value-type="float" office:value="10338.85" calcext:value-type="float">
            <text:p>R$10.338,8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4800" calcext:value-type="float">
            <text:p>4800</text:p>
          </table:table-cell>
          <table:table-cell table:style-name="ce3" office:value-type="string" calcext:value-type="string">
            <text:p>FIDELINA OVELA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217.89" calcext:value-type="float">
            <text:p>R$16.217,89 </text:p>
          </table:table-cell>
          <table:table-cell table:style-name="ce6" office:value-type="float" office:value="3243.11" calcext:value-type="float">
            <text:p>R$3.243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461" calcext:value-type="float">
            <text:p>R$19.461,00 </text:p>
          </table:table-cell>
          <table:table-cell table:style-name="ce6" office:value-type="float" office:value="-1815.43" calcext:value-type="float">
            <text:p>(R$1.815,43)</text:p>
          </table:table-cell>
          <table:table-cell table:style-name="ce6" office:value-type="float" office:value="-3328.66" calcext:value-type="float">
            <text:p>(R$3.328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44.09" calcext:value-type="float">
            <text:p>(R$5.144,09)</text:p>
          </table:table-cell>
          <table:table-cell table:style-name="ce6" office:value-type="float" office:value="14316.91" calcext:value-type="float">
            <text:p>R$14.316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052" calcext:value-type="float">
            <text:p>2052</text:p>
          </table:table-cell>
          <table:table-cell table:style-name="ce3" office:value-type="string" calcext:value-type="string">
            <text:p>FIRMINO RODRIGUES FREIT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5" calcext:value-type="float">
            <text:p>R$14.248,0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8" calcext:value-type="float">
            <text:p>R$16.071,18 </text:p>
          </table:table-cell>
          <table:table-cell table:style-name="ce6" office:value-type="float" office:value="-1256.1" calcext:value-type="float">
            <text:p>(R$1.256,10)</text:p>
          </table:table-cell>
          <table:table-cell table:style-name="ce6" office:value-type="float" office:value="-2602.41" calcext:value-type="float">
            <text:p>(R$2.602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58.51" calcext:value-type="float">
            <text:p>(R$3.858,51)</text:p>
          </table:table-cell>
          <table:table-cell table:style-name="ce6" office:value-type="float" office:value="12212.67" calcext:value-type="float">
            <text:p>R$12.212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67" calcext:value-type="float">
            <text:p>3467</text:p>
          </table:table-cell>
          <table:table-cell table:style-name="ce3" office:value-type="string" calcext:value-type="string">
            <text:p>FLAVIA BICALHO VALADARES</text:p>
          </table:table-cell>
          <table:table-cell table:style-name="ce4" office:value-type="string" calcext:value-type="string">
            <text:p>ANALISTA DO MPU/ODONTOLOGIA</text:p>
          </table:table-cell>
          <table:table-cell table:style-name="ce6" office:value-type="float" office:value="24850.57" calcext:value-type="float">
            <text:p>R$24.850,5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850.57" calcext:value-type="float">
            <text:p>R$24.850,57 </text:p>
          </table:table-cell>
          <table:table-cell table:style-name="ce6" office:value-type="float" office:value="-2704.7" calcext:value-type="float">
            <text:p>(R$2.704,70)</text:p>
          </table:table-cell>
          <table:table-cell table:style-name="ce6" office:value-type="float" office:value="-5194.11" calcext:value-type="float">
            <text:p>(R$5.194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98.81" calcext:value-type="float">
            <text:p>(R$7.898,81)</text:p>
          </table:table-cell>
          <table:table-cell table:style-name="ce6" office:value-type="float" office:value="16951.76" calcext:value-type="float">
            <text:p>R$16.951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2123" calcext:value-type="float">
            <text:p>2123</text:p>
          </table:table-cell>
          <table:table-cell table:style-name="ce3" office:value-type="string" calcext:value-type="string">
            <text:p>FLOR DE MARIA CASTELO BRAN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72.68" calcext:value-type="float">
            <text:p>R$18.572,6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99.38" calcext:value-type="float">
            <text:p>R$23.299,38 </text:p>
          </table:table-cell>
          <table:table-cell table:style-name="ce6" office:value-type="float" office:value="-2448.76" calcext:value-type="float">
            <text:p>(R$2.448,76)</text:p>
          </table:table-cell>
          <table:table-cell table:style-name="ce6" office:value-type="float" office:value="-4314.32" calcext:value-type="float">
            <text:p>(R$4.314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63.08" calcext:value-type="float">
            <text:p>(R$6.763,08)</text:p>
          </table:table-cell>
          <table:table-cell table:style-name="ce6" office:value-type="float" office:value="16536.3" calcext:value-type="float">
            <text:p>R$16.536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566" calcext:value-type="float">
            <text:p>2566</text:p>
          </table:table-cell>
          <table:table-cell table:style-name="ce3" office:value-type="string" calcext:value-type="string">
            <text:p>FLORENTINA DOLORES MATTE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12307.29" calcext:value-type="float">
            <text:p>R$12.30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161" calcext:value-type="float">
            <text:p>2161</text:p>
          </table:table-cell>
          <table:table-cell table:style-name="ce3" office:value-type="string" calcext:value-type="string">
            <text:p>FLORINDA DE OLIVEIRA CORRE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25.51" calcext:value-type="float">
            <text:p>R$17.925,51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730.48" calcext:value-type="float">
            <text:p>R$20.730,48 </text:p>
          </table:table-cell>
          <table:table-cell table:style-name="ce6" office:value-type="float" office:value="-2024.89" calcext:value-type="float">
            <text:p>(R$2.024,8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24.89" calcext:value-type="float">
            <text:p>(R$2.024,89)</text:p>
          </table:table-cell>
          <table:table-cell table:style-name="ce6" office:value-type="float" office:value="18705.59" calcext:value-type="float">
            <text:p>R$18.705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5573" calcext:value-type="float">
            <text:p>5573</text:p>
          </table:table-cell>
          <table:table-cell table:style-name="ce3" office:value-type="string" calcext:value-type="string">
            <text:p>FLORIVALDO GARCIA VI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314.2" calcext:value-type="float">
            <text:p>R$13.314,2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14.2" calcext:value-type="float">
            <text:p>R$13.314,20 </text:p>
          </table:table-cell>
          <table:table-cell table:style-name="ce6" office:value-type="float" office:value="-801.59" calcext:value-type="float">
            <text:p>(R$801,59)</text:p>
          </table:table-cell>
          <table:table-cell table:style-name="ce6" office:value-type="float" office:value="-2544.96" calcext:value-type="float">
            <text:p>(R$2.544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46.55" calcext:value-type="float">
            <text:p>(R$3.346,55)</text:p>
          </table:table-cell>
          <table:table-cell table:style-name="ce6" office:value-type="float" office:value="9967.65" calcext:value-type="float">
            <text:p>R$9.967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98" calcext:value-type="float">
            <text:p>5698</text:p>
          </table:table-cell>
          <table:table-cell table:style-name="ce3" office:value-type="string" calcext:value-type="string">
            <text:p>FRANCIS MARY ALVES DE LIM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625.91" calcext:value-type="float">
            <text:p>R$21.625,91 </text:p>
          </table:table-cell>
          <table:table-cell table:style-name="ce6" office:value-type="float" office:value="2836.02" calcext:value-type="float">
            <text:p>R$2.836,0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461.93" calcext:value-type="float">
            <text:p>R$24.461,93 </text:p>
          </table:table-cell>
          <table:table-cell table:style-name="ce6" office:value-type="float" office:value="-2640.58" calcext:value-type="float">
            <text:p>(R$2.640,58)</text:p>
          </table:table-cell>
          <table:table-cell table:style-name="ce6" office:value-type="float" office:value="-4581.27" calcext:value-type="float">
            <text:p>(R$4.581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21.85" calcext:value-type="float">
            <text:p>(R$7.221,85)</text:p>
          </table:table-cell>
          <table:table-cell table:style-name="ce6" office:value-type="float" office:value="17240.08" calcext:value-type="float">
            <text:p>R$17.240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38" calcext:value-type="float">
            <text:p>4838</text:p>
          </table:table-cell>
          <table:table-cell table:style-name="ce3" office:value-type="string" calcext:value-type="string">
            <text:p>FRANCISCA COSMO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61.29" calcext:value-type="float">
            <text:p>R$14.061,2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84.42" calcext:value-type="float">
            <text:p>R$15.884,42 </text:p>
          </table:table-cell>
          <table:table-cell table:style-name="ce6" office:value-type="float" office:value="-1225.29" calcext:value-type="float">
            <text:p>(R$1.225,29)</text:p>
          </table:table-cell>
          <table:table-cell table:style-name="ce6" office:value-type="float" office:value="-3135.26" calcext:value-type="float">
            <text:p>(R$3.135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60.55" calcext:value-type="float">
            <text:p>(R$4.360,55)</text:p>
          </table:table-cell>
          <table:table-cell table:style-name="ce6" office:value-type="float" office:value="11523.87" calcext:value-type="float">
            <text:p>R$11.523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170" calcext:value-type="float">
            <text:p>4170</text:p>
          </table:table-cell>
          <table:table-cell table:style-name="ce3" office:value-type="string" calcext:value-type="string">
            <text:p>FRANCISCA IRISMAR LIN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4.46" calcext:value-type="float">
            <text:p>R$15.964,46 </text:p>
          </table:table-cell>
          <table:table-cell table:style-name="ce6" office:value-type="float" office:value="-1238.5" calcext:value-type="float">
            <text:p>(R$1.238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38.5" calcext:value-type="float">
            <text:p>(R$1.238,50)</text:p>
          </table:table-cell>
          <table:table-cell table:style-name="ce6" office:value-type="float" office:value="14725.96" calcext:value-type="float">
            <text:p>R$14.72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68" calcext:value-type="float">
            <text:p>2268</text:p>
          </table:table-cell>
          <table:table-cell table:style-name="ce3" office:value-type="string" calcext:value-type="string">
            <text:p>FRANCISCA LAILA SARAIVA DE MEL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2666.8" calcext:value-type="float">
            <text:p>R$2.666,8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1401.89" calcext:value-type="float">
            <text:p>R$1.401,89 </text:p>
          </table:table-cell>
          <table:table-cell table:style-name="ce6" office:value-type="float" office:value="17526.44" calcext:value-type="float">
            <text:p>R$17.526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200" calcext:value-type="float">
            <text:p>2200</text:p>
          </table:table-cell>
          <table:table-cell table:style-name="ce3" office:value-type="string" calcext:value-type="string">
            <text:p>FRANCISCA OSAIR MEDIM CAVALCAN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66.8" calcext:value-type="float">
            <text:p>(R$2.66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1.71" calcext:value-type="float">
            <text:p>(R$3.931,71)</text:p>
          </table:table-cell>
          <table:table-cell table:style-name="ce6" office:value-type="float" office:value="12192.84" calcext:value-type="float">
            <text:p>R$12.19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009" calcext:value-type="float">
            <text:p>4009</text:p>
          </table:table-cell>
          <table:table-cell table:style-name="ce3" office:value-type="string" calcext:value-type="string">
            <text:p>FRANCISCO ALV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2427.74" calcext:value-type="float">
            <text:p>(R$2.427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5.8" calcext:value-type="float">
            <text:p>(R$3.595,80)</text:p>
          </table:table-cell>
          <table:table-cell table:style-name="ce6" office:value-type="float" office:value="11941.75" calcext:value-type="float">
            <text:p>R$11.941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80" calcext:value-type="float">
            <text:p>2280</text:p>
          </table:table-cell>
          <table:table-cell table:style-name="ce3" office:value-type="string" calcext:value-type="string">
            <text:p>FRANCISCO ALVES DE CARVALH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42.89" calcext:value-type="float">
            <text:p>R$16.242,89 </text:p>
          </table:table-cell>
          <table:table-cell table:style-name="ce6" office:value-type="float" office:value="-1284.44" calcext:value-type="float">
            <text:p>(R$1.284,44)</text:p>
          </table:table-cell>
          <table:table-cell table:style-name="ce6" office:value-type="float" office:value="-2641.84" calcext:value-type="float">
            <text:p>(R$2.641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26.28" calcext:value-type="float">
            <text:p>(R$3.926,28)</text:p>
          </table:table-cell>
          <table:table-cell table:style-name="ce6" office:value-type="float" office:value="12316.61" calcext:value-type="float">
            <text:p>R$12.316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044" calcext:value-type="float">
            <text:p>3044</text:p>
          </table:table-cell>
          <table:table-cell table:style-name="ce3" office:value-type="string" calcext:value-type="string">
            <text:p>FRANCISCO BARCIELLA JUNIOR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911.56" calcext:value-type="float">
            <text:p>R$911,5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45.71" calcext:value-type="float">
            <text:p>R$14.145,71 </text:p>
          </table:table-cell>
          <table:table-cell table:style-name="ce6" office:value-type="float" office:value="-938.4" calcext:value-type="float">
            <text:p>(R$938,40)</text:p>
          </table:table-cell>
          <table:table-cell table:style-name="ce6" office:value-type="float" office:value="-2631.73" calcext:value-type="float">
            <text:p>(R$2.631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70.13" calcext:value-type="float">
            <text:p>(R$3.570,13)</text:p>
          </table:table-cell>
          <table:table-cell table:style-name="ce6" office:value-type="float" office:value="10575.58" calcext:value-type="float">
            <text:p>R$10.575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712" calcext:value-type="float">
            <text:p>4712</text:p>
          </table:table-cell>
          <table:table-cell table:style-name="ce3" office:value-type="string" calcext:value-type="string">
            <text:p>FRANCISCO DAS CHAGAS ALBUQUERQUE CUN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25.88" calcext:value-type="float">
            <text:p>R$17.125,88 </text:p>
          </table:table-cell>
          <table:table-cell table:style-name="ce6" office:value-type="float" office:value="-1430.13" calcext:value-type="float">
            <text:p>(R$1.430,13)</text:p>
          </table:table-cell>
          <table:table-cell table:style-name="ce6" office:value-type="float" office:value="-2792.46" calcext:value-type="float">
            <text:p>(R$2.792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2.59" calcext:value-type="float">
            <text:p>(R$4.222,59)</text:p>
          </table:table-cell>
          <table:table-cell table:style-name="ce6" office:value-type="float" office:value="12903.29" calcext:value-type="float">
            <text:p>R$12.903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6" calcext:value-type="float">
            <text:p>2336</text:p>
          </table:table-cell>
          <table:table-cell table:style-name="ce3" office:value-type="string" calcext:value-type="string">
            <text:p>FRANCISCO DAS CHAGAS BARBO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75.62" calcext:value-type="float">
            <text:p>R$15.175,62 </text:p>
          </table:table-cell>
          <table:table-cell table:style-name="ce6" office:value-type="float" office:value="-1108.34" calcext:value-type="float">
            <text:p>(R$1.108,34)</text:p>
          </table:table-cell>
          <table:table-cell table:style-name="ce6" office:value-type="float" office:value="-2396.77" calcext:value-type="float">
            <text:p>(R$2.396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05.11" calcext:value-type="float">
            <text:p>(R$3.505,11)</text:p>
          </table:table-cell>
          <table:table-cell table:style-name="ce6" office:value-type="float" office:value="11670.51" calcext:value-type="float">
            <text:p>R$11.670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16102" calcext:value-type="float">
            <text:p>16102</text:p>
          </table:table-cell>
          <table:table-cell table:style-name="ce3" office:value-type="string" calcext:value-type="string">
            <text:p>FRANCISCO DAS CHAGAS PINH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4007.92" calcext:value-type="float">
            <text:p>R$14.007,92 </text:p>
          </table:table-cell>
          <table:table-cell table:style-name="ce6" office:value-type="float" office:value="2880.23" calcext:value-type="float">
            <text:p>R$2.880,2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88.15" calcext:value-type="float">
            <text:p>R$16.888,15 </text:p>
          </table:table-cell>
          <table:table-cell table:style-name="ce6" office:value-type="float" office:value="-1390.9" calcext:value-type="float">
            <text:p>(R$1.390,90)</text:p>
          </table:table-cell>
          <table:table-cell table:style-name="ce6" office:value-type="float" office:value="-2440.56" calcext:value-type="float">
            <text:p>(R$2.440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1.46" calcext:value-type="float">
            <text:p>(R$3.831,46)</text:p>
          </table:table-cell>
          <table:table-cell table:style-name="ce6" office:value-type="float" office:value="13056.69" calcext:value-type="float">
            <text:p>R$13.056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264" calcext:value-type="float">
            <text:p>2264</text:p>
          </table:table-cell>
          <table:table-cell table:style-name="ce3" office:value-type="string" calcext:value-type="string">
            <text:p>FRANCISCO DE ASSI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36.17" calcext:value-type="float">
            <text:p>R$16.136,17 </text:p>
          </table:table-cell>
          <table:table-cell table:style-name="ce6" office:value-type="float" office:value="-1266.83" calcext:value-type="float">
            <text:p>(R$1.266,83)</text:p>
          </table:table-cell>
          <table:table-cell table:style-name="ce6" office:value-type="float" office:value="-1830.73" calcext:value-type="float">
            <text:p>(R$1.830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97.56" calcext:value-type="float">
            <text:p>(R$3.097,56)</text:p>
          </table:table-cell>
          <table:table-cell table:style-name="ce6" office:value-type="float" office:value="13038.61" calcext:value-type="float">
            <text:p>R$13.038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5260" calcext:value-type="float">
            <text:p>5260</text:p>
          </table:table-cell>
          <table:table-cell table:style-name="ce3" office:value-type="string" calcext:value-type="string">
            <text:p>FRANCISCO DE ASSIS CABRAL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815.18" calcext:value-type="float">
            <text:p>R$22.815,18 </text:p>
          </table:table-cell>
          <table:table-cell table:number-columns-repeated="5" table:style-name="ce6" office:value-type="float" office:value="0" calcext:value-type="float">
            <text:p>R$0,00 </text:p>
          </table:table-cell>
          <table:table-cell table:style-name="ce6" office:value-type="float" office:value="-1054.36" calcext:value-type="float">
            <text:p>(R$1.054,36)</text:p>
          </table:table-cell>
          <table:table-cell table:style-name="ce6" office:value-type="float" office:value="63107.18" calcext:value-type="float">
            <text:p>R$63.107,18 </text:p>
          </table:table-cell>
          <table:table-cell table:style-name="ce6" office:value-type="float" office:value="22815.18" calcext:value-type="float">
            <text:p>R$22.815,18 </text:p>
          </table:table-cell>
          <table:table-cell table:style-name="ce6" office:value-type="float" office:value="-2046.47" calcext:value-type="float">
            <text:p>(R$2.046,47)</text:p>
          </table:table-cell>
          <table:table-cell table:style-name="ce6" office:value-type="float" office:value="-4717.2" calcext:value-type="float">
            <text:p>(R$4.717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63.67" calcext:value-type="float">
            <text:p>(R$6.763,67)</text:p>
          </table:table-cell>
          <table:table-cell table:style-name="ce6" office:value-type="float" office:value="16051.51" calcext:value-type="float">
            <text:p>R$16.051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3483" calcext:value-type="float">
            <text:p>3483</text:p>
          </table:table-cell>
          <table:table-cell table:style-name="ce3" office:value-type="string" calcext:value-type="string">
            <text:p>FRANCISCO DE ASSIS DE SANTIAG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12466.24" calcext:value-type="float">
            <text:p>R$12.466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466.24" calcext:value-type="float">
            <text:p>R$12.466,24 </text:p>
          </table:table-cell>
          <table:table-cell table:style-name="ce6" office:value-type="float" office:value="-678.63" calcext:value-type="float">
            <text:p>(R$678,63)</text:p>
          </table:table-cell>
          <table:table-cell table:style-name="ce6" office:value-type="float" office:value="-1821.99" calcext:value-type="float">
            <text:p>(R$1.821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00.62" calcext:value-type="float">
            <text:p>(R$2.500,62)</text:p>
          </table:table-cell>
          <table:table-cell table:style-name="ce6" office:value-type="float" office:value="9965.62" calcext:value-type="float">
            <text:p>R$9.965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387" calcext:value-type="float">
            <text:p>4387</text:p>
          </table:table-cell>
          <table:table-cell table:style-name="ce3" office:value-type="string" calcext:value-type="string">
            <text:p>FRANCISCO DE ASSIS SANTIAGO RODRIGU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978.96" calcext:value-type="float">
            <text:p>(R$2.978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9.41" calcext:value-type="float">
            <text:p>(R$4.129,41)</text:p>
          </table:table-cell>
          <table:table-cell table:style-name="ce6" office:value-type="float" office:value="11301.41" calcext:value-type="float">
            <text:p>R$11.301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30" calcext:value-type="float">
            <text:p>4530</text:p>
          </table:table-cell>
          <table:table-cell table:style-name="ce3" office:value-type="string" calcext:value-type="string">
            <text:p>FRANCISCO DE PAULO PERES DA SILVA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5126.38" calcext:value-type="float">
            <text:p>R$15.126,38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94.31" calcext:value-type="float">
            <text:p>R$16.694,31 </text:p>
          </table:table-cell>
          <table:table-cell table:style-name="ce6" office:value-type="float" office:value="-1358.92" calcext:value-type="float">
            <text:p>(R$1.358,92)</text:p>
          </table:table-cell>
          <table:table-cell table:style-name="ce6" office:value-type="float" office:value="-2589.06" calcext:value-type="float">
            <text:p>(R$2.589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47.98" calcext:value-type="float">
            <text:p>(R$3.947,98)</text:p>
          </table:table-cell>
          <table:table-cell table:style-name="ce6" office:value-type="float" office:value="12746.33" calcext:value-type="float">
            <text:p>R$12.746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105" calcext:value-type="float">
            <text:p>2105</text:p>
          </table:table-cell>
          <table:table-cell table:style-name="ce3" office:value-type="string" calcext:value-type="string">
            <text:p>FRANCISCO DO CARMO ROC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728.33" calcext:value-type="float">
            <text:p>R$14.728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51.46" calcext:value-type="float">
            <text:p>R$16.551,46 </text:p>
          </table:table-cell>
          <table:table-cell table:style-name="ce6" office:value-type="float" office:value="-1335.35" calcext:value-type="float">
            <text:p>(R$1.335,3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35.35" calcext:value-type="float">
            <text:p>(R$1.335,35)</text:p>
          </table:table-cell>
          <table:table-cell table:style-name="ce6" office:value-type="float" office:value="15216.11" calcext:value-type="float">
            <text:p>R$15.216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80" calcext:value-type="float">
            <text:p>2980</text:p>
          </table:table-cell>
          <table:table-cell table:style-name="ce3" office:value-type="string" calcext:value-type="string">
            <text:p>FRANCISCO JOSE LUNA LINS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81.06" calcext:value-type="float">
            <text:p>R$17.181,06 </text:p>
          </table:table-cell>
          <table:table-cell table:style-name="ce6" office:value-type="float" office:value="-1439.23" calcext:value-type="float">
            <text:p>(R$1.439,23)</text:p>
          </table:table-cell>
          <table:table-cell table:style-name="ce6" office:value-type="float" office:value="-3433" calcext:value-type="float">
            <text:p>(R$3.433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72.23" calcext:value-type="float">
            <text:p>(R$4.872,23)</text:p>
          </table:table-cell>
          <table:table-cell table:style-name="ce6" office:value-type="float" office:value="12308.83" calcext:value-type="float">
            <text:p>R$12.308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73" calcext:value-type="float">
            <text:p>2273</text:p>
          </table:table-cell>
          <table:table-cell table:style-name="ce3" office:value-type="string" calcext:value-type="string">
            <text:p>FRANCISCO MARQU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2134.07" calcext:value-type="float">
            <text:p>R$2.134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48.94" calcext:value-type="float">
            <text:p>R$16.648,94 </text:p>
          </table:table-cell>
          <table:table-cell table:style-name="ce6" office:value-type="float" office:value="-1351.44" calcext:value-type="float">
            <text:p>(R$1.351,4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51.44" calcext:value-type="float">
            <text:p>(R$1.351,44)</text:p>
          </table:table-cell>
          <table:table-cell table:style-name="ce6" office:value-type="float" office:value="15297.5" calcext:value-type="float">
            <text:p>R$15.297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97" calcext:value-type="float">
            <text:p>2397</text:p>
          </table:table-cell>
          <table:table-cell table:style-name="ce3" office:value-type="string" calcext:value-type="string">
            <text:p>FRANCISCO PEREIRA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82.8" calcext:value-type="float">
            <text:p>R$16.082,80 </text:p>
          </table:table-cell>
          <table:table-cell table:style-name="ce6" office:value-type="float" office:value="-1258.02" calcext:value-type="float">
            <text:p>(R$1.258,02)</text:p>
          </table:table-cell>
          <table:table-cell table:style-name="ce6" office:value-type="float" office:value="-984.18" calcext:value-type="float">
            <text:p>(R$984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42.2" calcext:value-type="float">
            <text:p>(R$2.242,20)</text:p>
          </table:table-cell>
          <table:table-cell table:style-name="ce6" office:value-type="float" office:value="13840.6" calcext:value-type="float">
            <text:p>R$13.840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04" calcext:value-type="float">
            <text:p>2304</text:p>
          </table:table-cell>
          <table:table-cell table:style-name="ce3" office:value-type="string" calcext:value-type="string">
            <text:p>FREDERICO MANOEL CAETAN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42.89" calcext:value-type="float">
            <text:p>R$16.242,89 </text:p>
          </table:table-cell>
          <table:table-cell table:style-name="ce6" office:value-type="float" office:value="-1284.44" calcext:value-type="float">
            <text:p>(R$1.284,4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84.44" calcext:value-type="float">
            <text:p>(R$1.284,44)</text:p>
          </table:table-cell>
          <table:table-cell table:style-name="ce6" office:value-type="float" office:value="14958.45" calcext:value-type="float">
            <text:p>R$14.958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12" calcext:value-type="float">
            <text:p>4312</text:p>
          </table:table-cell>
          <table:table-cell table:style-name="ce3" office:value-type="string" calcext:value-type="string">
            <text:p>GAUDENCIO PEREIRA GUIMAR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15.34" calcext:value-type="float">
            <text:p>R$13.615,3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8.47" calcext:value-type="float">
            <text:p>R$15.438,47 </text:p>
          </table:table-cell>
          <table:table-cell table:style-name="ce6" office:value-type="float" office:value="-1151.71" calcext:value-type="float">
            <text:p>(R$1.151,71)</text:p>
          </table:table-cell>
          <table:table-cell table:style-name="ce6" office:value-type="float" office:value="-2457.12" calcext:value-type="float">
            <text:p>(R$2.457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8.83" calcext:value-type="float">
            <text:p>(R$3.608,83)</text:p>
          </table:table-cell>
          <table:table-cell table:style-name="ce6" office:value-type="float" office:value="11829.64" calcext:value-type="float">
            <text:p>R$11.829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045" calcext:value-type="float">
            <text:p>6045</text:p>
          </table:table-cell>
          <table:table-cell table:style-name="ce3" office:value-type="string" calcext:value-type="string">
            <text:p>GEANE BATISTA DE VASCONCELO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0312.24" calcext:value-type="float">
            <text:p>R$20.312,24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3" table:style-name="ce6" office:value-type="float" office:value="0" calcext:value-type="float">
            <text:p>R$0,00 </text:p>
          </table:table-cell>
          <table:table-cell table:style-name="ce6" office:value-type="float" office:value="-1112.36" calcext:value-type="float">
            <text:p>(R$1.112,36)</text:p>
          </table:table-cell>
          <table:table-cell table:style-name="ce6" office:value-type="float" office:value="187.89" calcext:value-type="float">
            <text:p>R$187,89 </text:p>
          </table:table-cell>
          <table:table-cell table:style-name="ce6" office:value-type="float" office:value="69133.14" calcext:value-type="float">
            <text:p>R$69.133,14 </text:p>
          </table:table-cell>
          <table:table-cell table:style-name="ce6" office:value-type="float" office:value="19564.5" calcext:value-type="float">
            <text:p>R$19.564,50 </text:p>
          </table:table-cell>
          <table:table-cell table:style-name="ce6" office:value-type="float" office:value="-1199.89" calcext:value-type="float">
            <text:p>(R$1.199,89)</text:p>
          </table:table-cell>
          <table:table-cell table:style-name="ce6" office:value-type="float" office:value="-4693.26" calcext:value-type="float">
            <text:p>(R$4.693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93.15" calcext:value-type="float">
            <text:p>(R$5.893,15)</text:p>
          </table:table-cell>
          <table:table-cell table:style-name="ce6" office:value-type="float" office:value="13671.35" calcext:value-type="float">
            <text:p>R$13.671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3383" calcext:value-type="float">
            <text:p>3383</text:p>
          </table:table-cell>
          <table:table-cell table:style-name="ce3" office:value-type="string" calcext:value-type="string">
            <text:p>GEIDRA RENATA PENTEADO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843.03" calcext:value-type="float">
            <text:p>R$23.843,03 </text:p>
          </table:table-cell>
          <table:table-cell table:style-name="ce6" office:value-type="float" office:value="-2538.46" calcext:value-type="float">
            <text:p>(R$2.538,46)</text:p>
          </table:table-cell>
          <table:table-cell table:style-name="ce6" office:value-type="float" office:value="-4962.75" calcext:value-type="float">
            <text:p>(R$4.962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01.21" calcext:value-type="float">
            <text:p>(R$7.501,21)</text:p>
          </table:table-cell>
          <table:table-cell table:style-name="ce6" office:value-type="float" office:value="16341.82" calcext:value-type="float">
            <text:p>R$16.341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361" calcext:value-type="float">
            <text:p>3361</text:p>
          </table:table-cell>
          <table:table-cell table:style-name="ce3" office:value-type="string" calcext:value-type="string">
            <text:p>GELSON JORGE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74.29" calcext:value-type="float">
            <text:p>R$13.474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74.29" calcext:value-type="float">
            <text:p>R$13.474,29 </text:p>
          </table:table-cell>
          <table:table-cell table:style-name="ce6" office:value-type="float" office:value="-827.62" calcext:value-type="float">
            <text:p>(R$827,62)</text:p>
          </table:table-cell>
          <table:table-cell table:style-name="ce6" office:value-type="float" office:value="-2058.23" calcext:value-type="float">
            <text:p>(R$2.0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85.85" calcext:value-type="float">
            <text:p>(R$2.885,85)</text:p>
          </table:table-cell>
          <table:table-cell table:style-name="ce6" office:value-type="float" office:value="10588.44" calcext:value-type="float">
            <text:p>R$10.588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858" calcext:value-type="float">
            <text:p>2858</text:p>
          </table:table-cell>
          <table:table-cell table:style-name="ce3" office:value-type="string" calcext:value-type="string">
            <text:p>GELSYR DA SILVA RUI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2753.93" calcext:value-type="float">
            <text:p>R$2.753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21.71" calcext:value-type="float">
            <text:p>R$16.521,71 </text:p>
          </table:table-cell>
          <table:table-cell table:style-name="ce6" office:value-type="float" office:value="-1330.44" calcext:value-type="float">
            <text:p>(R$1.330,44)</text:p>
          </table:table-cell>
          <table:table-cell table:style-name="ce6" office:value-type="float" office:value="-2758" calcext:value-type="float">
            <text:p>(R$2.758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8.44" calcext:value-type="float">
            <text:p>(R$4.088,44)</text:p>
          </table:table-cell>
          <table:table-cell table:style-name="ce6" office:value-type="float" office:value="12433.27" calcext:value-type="float">
            <text:p>R$12.433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39" calcext:value-type="float">
            <text:p>4539</text:p>
          </table:table-cell>
          <table:table-cell table:style-name="ce3" office:value-type="string" calcext:value-type="string">
            <text:p>GENIVALDO MARTINS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311.74" calcext:value-type="float">
            <text:p>R$12.311,74 </text:p>
          </table:table-cell>
          <table:table-cell table:style-name="ce6" office:value-type="float" office:value="1721.05" calcext:value-type="float">
            <text:p>R$1.721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32.79" calcext:value-type="float">
            <text:p>R$14.032,79 </text:p>
          </table:table-cell>
          <table:table-cell table:style-name="ce6" office:value-type="float" office:value="-919.77" calcext:value-type="float">
            <text:p>(R$919,77)</text:p>
          </table:table-cell>
          <table:table-cell table:style-name="ce6" office:value-type="float" office:value="-2186.48" calcext:value-type="float">
            <text:p>(R$2.186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06.25" calcext:value-type="float">
            <text:p>(R$3.106,25)</text:p>
          </table:table-cell>
          <table:table-cell table:style-name="ce6" office:value-type="float" office:value="10926.54" calcext:value-type="float">
            <text:p>R$10.926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ASSU</text:p>
          </table:table-cell>
          <table:table-cell table:style-name="ce4" office:value-type="float" office:value="24744" calcext:value-type="float">
            <text:p>24744</text:p>
          </table:table-cell>
          <table:table-cell table:style-name="ce3" office:value-type="string" calcext:value-type="string">
            <text:p>GEOVANI ANDRE MORAE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7452.72" calcext:value-type="float">
            <text:p>R$7.452,7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452.72" calcext:value-type="float">
            <text:p>R$7.452,72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7452.72" calcext:value-type="float">
            <text:p>R$7.452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124" calcext:value-type="float">
            <text:p>9124</text:p>
          </table:table-cell>
          <table:table-cell table:style-name="ce3" office:value-type="string" calcext:value-type="string">
            <text:p>GERALDO BATISTA CARN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81.89" calcext:value-type="float">
            <text:p>R$17.481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481.89" calcext:value-type="float">
            <text:p>R$17.481,89 </text:p>
          </table:table-cell>
          <table:table-cell table:style-name="ce6" office:value-type="float" office:value="-1488.87" calcext:value-type="float">
            <text:p>(R$1.488,87)</text:p>
          </table:table-cell>
          <table:table-cell table:style-name="ce6" office:value-type="float" office:value="-2926.34" calcext:value-type="float">
            <text:p>(R$2.926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15.21" calcext:value-type="float">
            <text:p>(R$4.415,21)</text:p>
          </table:table-cell>
          <table:table-cell table:style-name="ce6" office:value-type="float" office:value="13066.68" calcext:value-type="float">
            <text:p>R$13.066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179" calcext:value-type="float">
            <text:p>4179</text:p>
          </table:table-cell>
          <table:table-cell table:style-name="ce3" office:value-type="string" calcext:value-type="string">
            <text:p>GERALDO MARCIO NOBRE FAR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0775.67" calcext:value-type="float">
            <text:p>R$20.775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775.67" calcext:value-type="float">
            <text:p>R$20.775,6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17.3" calcext:value-type="float">
            <text:p>(R$4.817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17.3" calcext:value-type="float">
            <text:p>(R$4.817,30)</text:p>
          </table:table-cell>
          <table:table-cell table:style-name="ce6" office:value-type="float" office:value="15958.37" calcext:value-type="float">
            <text:p>R$15.958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73" calcext:value-type="float">
            <text:p>4173</text:p>
          </table:table-cell>
          <table:table-cell table:style-name="ce3" office:value-type="string" calcext:value-type="string">
            <text:p>GERALDO SALVADOR GONCALVES GUIMAR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551.96" calcext:value-type="float">
            <text:p>R$17.551,96 </text:p>
          </table:table-cell>
          <table:table-cell table:style-name="ce6" office:value-type="float" office:value="4367.54" calcext:value-type="float">
            <text:p>R$4.36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19.5" calcext:value-type="float">
            <text:p>R$21.919,50 </text:p>
          </table:table-cell>
          <table:table-cell table:style-name="ce6" office:value-type="float" office:value="-2221.08" calcext:value-type="float">
            <text:p>(R$2.221,08)</text:p>
          </table:table-cell>
          <table:table-cell table:style-name="ce6" office:value-type="float" office:value="-3997.47" calcext:value-type="float">
            <text:p>(R$3.997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18.55" calcext:value-type="float">
            <text:p>(R$6.218,55)</text:p>
          </table:table-cell>
          <table:table-cell table:style-name="ce6" office:value-type="float" office:value="15700.95" calcext:value-type="float">
            <text:p>R$15.700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088" calcext:value-type="float">
            <text:p>2088</text:p>
          </table:table-cell>
          <table:table-cell table:style-name="ce3" office:value-type="string" calcext:value-type="string">
            <text:p>GERARDO BARBOZ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672.6" calcext:value-type="float">
            <text:p>R$18.672,60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68.5" calcext:value-type="float">
            <text:p>R$21.968,50 </text:p>
          </table:table-cell>
          <table:table-cell table:style-name="ce6" office:value-type="float" office:value="-2229.16" calcext:value-type="float">
            <text:p>(R$2.229,1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29.16" calcext:value-type="float">
            <text:p>(R$2.229,16)</text:p>
          </table:table-cell>
          <table:table-cell table:style-name="ce6" office:value-type="float" office:value="19739.34" calcext:value-type="float">
            <text:p>R$19.739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529" calcext:value-type="float">
            <text:p>9529</text:p>
          </table:table-cell>
          <table:table-cell table:style-name="ce3" office:value-type="string" calcext:value-type="string">
            <text:p>GERTRUDES BERTALAN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2831.46" calcext:value-type="float">
            <text:p>R$2.831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31.46" calcext:value-type="float">
            <text:p>R$2.831,46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831.46" calcext:value-type="float">
            <text:p>R$2.831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4541" calcext:value-type="float">
            <text:p>14541</text:p>
          </table:table-cell>
          <table:table-cell table:style-name="ce3" office:value-type="string" calcext:value-type="string">
            <text:p>GIBSON FERNANDES DA COST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0832.78" calcext:value-type="float">
            <text:p>R$10.832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832.78" calcext:value-type="float">
            <text:p>R$10.832,78 </text:p>
          </table:table-cell>
          <table:table-cell table:style-name="ce6" office:value-type="float" office:value="-441.78" calcext:value-type="float">
            <text:p>(R$441,78)</text:p>
          </table:table-cell>
          <table:table-cell table:style-name="ce6" office:value-type="float" office:value="-1857.25" calcext:value-type="float">
            <text:p>(R$1.857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99.03" calcext:value-type="float">
            <text:p>(R$2.299,03)</text:p>
          </table:table-cell>
          <table:table-cell table:style-name="ce6" office:value-type="float" office:value="8533.75" calcext:value-type="float">
            <text:p>R$8.533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50" calcext:value-type="float">
            <text:p>2950</text:p>
          </table:table-cell>
          <table:table-cell table:style-name="ce3" office:value-type="string" calcext:value-type="string">
            <text:p>GIDEONI DE OLIVEIRA MARAN</text:p>
          </table:table-cell>
          <table:table-cell table:style-name="ce4" office:value-type="string" calcext:value-type="string">
            <text:p>TÉCNICO DO MPU/ENFERMAGEM</text:p>
          </table:table-cell>
          <table:table-cell table:style-name="ce6" office:value-type="float" office:value="15596.84" calcext:value-type="float">
            <text:p>R$15.596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596.84" calcext:value-type="float">
            <text:p>R$15.596,84 </text:p>
          </table:table-cell>
          <table:table-cell table:style-name="ce6" office:value-type="float" office:value="-1177.84" calcext:value-type="float">
            <text:p>(R$1.177,84)</text:p>
          </table:table-cell>
          <table:table-cell table:style-name="ce6" office:value-type="float" office:value="-3069.22" calcext:value-type="float">
            <text:p>(R$3.069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47.06" calcext:value-type="float">
            <text:p>(R$4.247,06)</text:p>
          </table:table-cell>
          <table:table-cell table:style-name="ce6" office:value-type="float" office:value="11349.78" calcext:value-type="float">
            <text:p>R$11.349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2849" calcext:value-type="float">
            <text:p>2849</text:p>
          </table:table-cell>
          <table:table-cell table:style-name="ce3" office:value-type="string" calcext:value-type="string">
            <text:p>GILBERTO MACIEL NOGU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522.53" calcext:value-type="float">
            <text:p>R$22.522,5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22.53" calcext:value-type="float">
            <text:p>R$22.522,5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2522.53" calcext:value-type="float">
            <text:p>R$22.522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11539" calcext:value-type="float">
            <text:p>11539</text:p>
          </table:table-cell>
          <table:table-cell table:style-name="ce3" office:value-type="string" calcext:value-type="string">
            <text:p>GILBERTO RODRIGUES M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6220.66" calcext:value-type="float">
            <text:p>R$6.220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220.66" calcext:value-type="float">
            <text:p>R$6.220,6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4.68" calcext:value-type="float">
            <text:p>(R$814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4.68" calcext:value-type="float">
            <text:p>(R$814,68)</text:p>
          </table:table-cell>
          <table:table-cell table:style-name="ce6" office:value-type="float" office:value="5405.98" calcext:value-type="float">
            <text:p>R$5.405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BERLANDIA</text:p>
          </table:table-cell>
          <table:table-cell table:style-name="ce4" office:value-type="float" office:value="24018" calcext:value-type="float">
            <text:p>24018</text:p>
          </table:table-cell>
          <table:table-cell table:style-name="ce3" office:value-type="string" calcext:value-type="string">
            <text:p>GILCE COLETA PEREIRA BERTAZZ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076.96" calcext:value-type="float">
            <text:p>R$8.076,9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76.96" calcext:value-type="float">
            <text:p>R$8.076,96 </text:p>
          </table:table-cell>
          <table:table-cell table:style-name="ce6" office:value-type="float" office:value="-42.19" calcext:value-type="float">
            <text:p>(R$42,1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2.19" calcext:value-type="float">
            <text:p>(R$42,19)</text:p>
          </table:table-cell>
          <table:table-cell table:style-name="ce6" office:value-type="float" office:value="8034.77" calcext:value-type="float">
            <text:p>R$8.034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12160" calcext:value-type="float">
            <text:p>12160</text:p>
          </table:table-cell>
          <table:table-cell table:style-name="ce3" office:value-type="string" calcext:value-type="string">
            <text:p>GILCELIA MARIA BRITO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939.21" calcext:value-type="float">
            <text:p>R$14.939,2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62.34" calcext:value-type="float">
            <text:p>R$16.762,34 </text:p>
          </table:table-cell>
          <table:table-cell table:style-name="ce6" office:value-type="float" office:value="-1370.15" calcext:value-type="float">
            <text:p>(R$1.370,1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70.15" calcext:value-type="float">
            <text:p>(R$1.370,15)</text:p>
          </table:table-cell>
          <table:table-cell table:style-name="ce6" office:value-type="float" office:value="15392.19" calcext:value-type="float">
            <text:p>R$15.392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127" calcext:value-type="float">
            <text:p>9127</text:p>
          </table:table-cell>
          <table:table-cell table:style-name="ce3" office:value-type="string" calcext:value-type="string">
            <text:p>GILDA BARBA MOREIRA SAC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033.63" calcext:value-type="float">
            <text:p>R$17.033,6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33.63" calcext:value-type="float">
            <text:p>R$17.033,63 </text:p>
          </table:table-cell>
          <table:table-cell table:style-name="ce6" office:value-type="float" office:value="-1414.91" calcext:value-type="float">
            <text:p>(R$1.414,91)</text:p>
          </table:table-cell>
          <table:table-cell table:style-name="ce6" office:value-type="float" office:value="-2875.55" calcext:value-type="float">
            <text:p>(R$2.875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90.46" calcext:value-type="float">
            <text:p>(R$4.290,46)</text:p>
          </table:table-cell>
          <table:table-cell table:style-name="ce6" office:value-type="float" office:value="12743.17" calcext:value-type="float">
            <text:p>R$12.743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15936" calcext:value-type="float">
            <text:p>15936</text:p>
          </table:table-cell>
          <table:table-cell table:style-name="ce3" office:value-type="string" calcext:value-type="string">
            <text:p>GILDA CANDIDA DOS SANTOS CO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31" calcext:value-type="float">
            <text:p>4631</text:p>
          </table:table-cell>
          <table:table-cell table:style-name="ce3" office:value-type="string" calcext:value-type="string">
            <text:p>GILDA PINHEIRO BORG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1.35" calcext:value-type="float">
            <text:p>R$15.691,35 </text:p>
          </table:table-cell>
          <table:table-cell table:style-name="ce6" office:value-type="float" office:value="-1193.43" calcext:value-type="float">
            <text:p>(R$1.193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93.43" calcext:value-type="float">
            <text:p>(R$1.193,43)</text:p>
          </table:table-cell>
          <table:table-cell table:style-name="ce6" office:value-type="float" office:value="14497.92" calcext:value-type="float">
            <text:p>R$14.497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3" calcext:value-type="float">
            <text:p>4513</text:p>
          </table:table-cell>
          <table:table-cell table:style-name="ce3" office:value-type="string" calcext:value-type="string">
            <text:p>GILDETE MARIA DA PAZ MO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410.37" calcext:value-type="float">
            <text:p>(R$3.41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3.35" calcext:value-type="float">
            <text:p>(R$4.833,35)</text:p>
          </table:table-cell>
          <table:table-cell table:style-name="ce6" office:value-type="float" office:value="12249.18" calcext:value-type="float">
            <text:p>R$12.249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45" calcext:value-type="float">
            <text:p>4945</text:p>
          </table:table-cell>
          <table:table-cell table:style-name="ce3" office:value-type="string" calcext:value-type="string">
            <text:p>GILDO BELO FORTUOS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14369.49" calcext:value-type="float">
            <text:p>R$14.369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3180" calcext:value-type="float">
            <text:p>3180</text:p>
          </table:table-cell>
          <table:table-cell table:style-name="ce3" office:value-type="string" calcext:value-type="string">
            <text:p>GILMAR ARTUR DE OLIVEIR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450.8" calcext:value-type="float">
            <text:p>R$21.450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450.8" calcext:value-type="float">
            <text:p>R$21.450,80 </text:p>
          </table:table-cell>
          <table:table-cell table:style-name="ce6" office:value-type="float" office:value="-2143.74" calcext:value-type="float">
            <text:p>(R$2.143,74)</text:p>
          </table:table-cell>
          <table:table-cell table:style-name="ce6" office:value-type="float" office:value="-3837.7" calcext:value-type="float">
            <text:p>(R$3.837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81.44" calcext:value-type="float">
            <text:p>(R$5.981,44)</text:p>
          </table:table-cell>
          <table:table-cell table:style-name="ce6" office:value-type="float" office:value="15469.36" calcext:value-type="float">
            <text:p>R$15.469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6212" calcext:value-type="float">
            <text:p>6212</text:p>
          </table:table-cell>
          <table:table-cell table:style-name="ce3" office:value-type="string" calcext:value-type="string">
            <text:p>GILVAN MACEDO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15.02" calcext:value-type="float">
            <text:p>R$14.915,02 </text:p>
          </table:table-cell>
          <table:table-cell table:style-name="ce6" office:value-type="float" office:value="-1065.34" calcext:value-type="float">
            <text:p>(R$1.065,3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65.34" calcext:value-type="float">
            <text:p>(R$1.065,34)</text:p>
          </table:table-cell>
          <table:table-cell table:style-name="ce6" office:value-type="float" office:value="13849.68" calcext:value-type="float">
            <text:p>R$13.849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158" calcext:value-type="float">
            <text:p>5158</text:p>
          </table:table-cell>
          <table:table-cell table:style-name="ce3" office:value-type="string" calcext:value-type="string">
            <text:p>GILVETE DIEL BASTOS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-2002.55" calcext:value-type="float">
            <text:p>(R$2.002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92.53" calcext:value-type="float">
            <text:p>(R$2.792,53)</text:p>
          </table:table-cell>
          <table:table-cell table:style-name="ce6" office:value-type="float" office:value="10441.62" calcext:value-type="float">
            <text:p>R$10.441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5877" calcext:value-type="float">
            <text:p>5877</text:p>
          </table:table-cell>
          <table:table-cell table:style-name="ce3" office:value-type="string" calcext:value-type="string">
            <text:p>GISELA FERRONI BETIN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19.33" calcext:value-type="float">
            <text:p>R$14.719,33 </text:p>
          </table:table-cell>
          <table:table-cell table:style-name="ce6" office:value-type="float" office:value="-1033.05" calcext:value-type="float">
            <text:p>(R$1.033,05)</text:p>
          </table:table-cell>
          <table:table-cell table:style-name="ce6" office:value-type="float" office:value="-2867.72" calcext:value-type="float">
            <text:p>(R$2.867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00.77" calcext:value-type="float">
            <text:p>(R$3.900,77)</text:p>
          </table:table-cell>
          <table:table-cell table:style-name="ce6" office:value-type="float" office:value="10818.56" calcext:value-type="float">
            <text:p>R$10.818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343" calcext:value-type="float">
            <text:p>4343</text:p>
          </table:table-cell>
          <table:table-cell table:style-name="ce3" office:value-type="string" calcext:value-type="string">
            <text:p>GISELE CENAM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70.96" calcext:value-type="float">
            <text:p>R$15.670,96 </text:p>
          </table:table-cell>
          <table:table-cell table:style-name="ce6" office:value-type="float" office:value="-1190.07" calcext:value-type="float">
            <text:p>(R$1.190,07)</text:p>
          </table:table-cell>
          <table:table-cell table:style-name="ce6" office:value-type="float" office:value="-3086.24" calcext:value-type="float">
            <text:p>(R$3.086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76.31" calcext:value-type="float">
            <text:p>(R$4.276,31)</text:p>
          </table:table-cell>
          <table:table-cell table:style-name="ce6" office:value-type="float" office:value="11394.65" calcext:value-type="float">
            <text:p>R$11.394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6333" calcext:value-type="float">
            <text:p>6333</text:p>
          </table:table-cell>
          <table:table-cell table:style-name="ce3" office:value-type="string" calcext:value-type="string">
            <text:p>GISELLE LEITE TAVA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678.21" calcext:value-type="float">
            <text:p>R$678,2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52.27" calcext:value-type="float">
            <text:p>R$13.752,27 </text:p>
          </table:table-cell>
          <table:table-cell table:style-name="ce6" office:value-type="float" office:value="-873.48" calcext:value-type="float">
            <text:p>(R$873,48)</text:p>
          </table:table-cell>
          <table:table-cell table:style-name="ce6" office:value-type="float" office:value="-2645.66" calcext:value-type="float">
            <text:p>(R$2.645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9.14" calcext:value-type="float">
            <text:p>(R$3.519,14)</text:p>
          </table:table-cell>
          <table:table-cell table:style-name="ce6" office:value-type="float" office:value="10233.13" calcext:value-type="float">
            <text:p>R$10.233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62" calcext:value-type="float">
            <text:p>4262</text:p>
          </table:table-cell>
          <table:table-cell table:style-name="ce3" office:value-type="string" calcext:value-type="string">
            <text:p>GISLANE FARIAS REGAD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08.15" calcext:value-type="float">
            <text:p>R$14.408,1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134.85" calcext:value-type="float">
            <text:p>R$19.134,85 </text:p>
          </table:table-cell>
          <table:table-cell table:style-name="ce6" office:value-type="float" office:value="-1761.61" calcext:value-type="float">
            <text:p>(R$1.761,61)</text:p>
          </table:table-cell>
          <table:table-cell table:style-name="ce6" office:value-type="float" office:value="-3305.9" calcext:value-type="float">
            <text:p>(R$3.305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67.51" calcext:value-type="float">
            <text:p>(R$5.067,51)</text:p>
          </table:table-cell>
          <table:table-cell table:style-name="ce6" office:value-type="float" office:value="14067.34" calcext:value-type="float">
            <text:p>R$14.067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45" calcext:value-type="float">
            <text:p>23345</text:p>
          </table:table-cell>
          <table:table-cell table:style-name="ce3" office:value-type="string" calcext:value-type="string">
            <text:p>GLAUCIA DE SOUZA PIN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68.05" calcext:value-type="float">
            <text:p>R$13.968,05 </text:p>
          </table:table-cell>
          <table:table-cell table:style-name="ce6" office:value-type="float" office:value="-909.09" calcext:value-type="float">
            <text:p>(R$909,09)</text:p>
          </table:table-cell>
          <table:table-cell table:style-name="ce6" office:value-type="float" office:value="-2643.07" calcext:value-type="float">
            <text:p>(R$2.643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52.16" calcext:value-type="float">
            <text:p>(R$3.552,16)</text:p>
          </table:table-cell>
          <table:table-cell table:style-name="ce6" office:value-type="float" office:value="10415.89" calcext:value-type="float">
            <text:p>R$10.415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LONDRINA</text:p>
          </table:table-cell>
          <table:table-cell table:style-name="ce4" office:value-type="float" office:value="5989" calcext:value-type="float">
            <text:p>5989</text:p>
          </table:table-cell>
          <table:table-cell table:style-name="ce3" office:value-type="string" calcext:value-type="string">
            <text:p>GRACIA REGINA NASCIMENTO GONCAL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3" table:style-name="ce6" office:value-type="float" office:value="0" calcext:value-type="float">
            <text:p>R$0,00 </text:p>
          </table:table-cell>
          <table:table-cell table:style-name="ce6" office:value-type="float" office:value="-807.38" calcext:value-type="float">
            <text:p>(R$807,38)</text:p>
          </table:table-cell>
          <table:table-cell table:style-name="ce6" office:value-type="float" office:value="-6149.57" calcext:value-type="float">
            <text:p>(R$6.149,57)</text:p>
          </table:table-cell>
          <table:table-cell table:style-name="ce6" office:value-type="float" office:value="4795.65" calcext:value-type="float">
            <text:p>R$4.795,65 </text:p>
          </table:table-cell>
          <table:table-cell table:style-name="ce6" office:value-type="float" office:value="12627.03" calcext:value-type="float">
            <text:p>R$12.627,03 </text:p>
          </table:table-cell>
          <table:table-cell table:style-name="ce6" office:value-type="float" office:value="-22.46" calcext:value-type="float">
            <text:p>(R$22,46)</text:p>
          </table:table-cell>
          <table:table-cell table:style-name="ce6" office:value-type="float" office:value="-1411.12" calcext:value-type="float">
            <text:p>(R$1.411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33.58" calcext:value-type="float">
            <text:p>(R$1.433,58)</text:p>
          </table:table-cell>
          <table:table-cell table:style-name="ce6" office:value-type="float" office:value="11193.45" calcext:value-type="float">
            <text:p>R$11.193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3539" calcext:value-type="float">
            <text:p>3539</text:p>
          </table:table-cell>
          <table:table-cell table:style-name="ce3" office:value-type="string" calcext:value-type="string">
            <text:p>GRACILENE CARNEIRO DA CUNHA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238.79" calcext:value-type="float">
            <text:p>R$22.238,79 </text:p>
          </table:table-cell>
          <table:table-cell table:style-name="ce6" office:value-type="float" office:value="3422.2" calcext:value-type="float">
            <text:p>R$3.422,2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660.99" calcext:value-type="float">
            <text:p>R$25.660,99 </text:p>
          </table:table-cell>
          <table:table-cell table:style-name="ce6" office:value-type="float" office:value="-2838.42" calcext:value-type="float">
            <text:p>(R$2.838,42)</text:p>
          </table:table-cell>
          <table:table-cell table:style-name="ce6" office:value-type="float" office:value="-4856.61" calcext:value-type="float">
            <text:p>(R$4.856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95.03" calcext:value-type="float">
            <text:p>(R$7.695,03)</text:p>
          </table:table-cell>
          <table:table-cell table:style-name="ce6" office:value-type="float" office:value="17965.96" calcext:value-type="float">
            <text:p>R$17.96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8766" calcext:value-type="float">
            <text:p>8766</text:p>
          </table:table-cell>
          <table:table-cell table:style-name="ce3" office:value-type="string" calcext:value-type="string">
            <text:p>GRACO MARIZ TIMOTEO DE SOUS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8971.65" calcext:value-type="float">
            <text:p>R$8.971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971.65" calcext:value-type="float">
            <text:p>R$8.971,65 </text:p>
          </table:table-cell>
          <table:table-cell table:style-name="ce6" office:value-type="float" office:value="-171.92" calcext:value-type="float">
            <text:p>(R$171,9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71.92" calcext:value-type="float">
            <text:p>(R$171,92)</text:p>
          </table:table-cell>
          <table:table-cell table:style-name="ce6" office:value-type="float" office:value="8799.73" calcext:value-type="float">
            <text:p>R$8.799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10749" calcext:value-type="float">
            <text:p>10749</text:p>
          </table:table-cell>
          <table:table-cell table:style-name="ce3" office:value-type="string" calcext:value-type="string">
            <text:p>GRAMISSON MACHADO CAVALCANT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3715.96" calcext:value-type="float">
            <text:p>R$3.715,9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3715.96" calcext:value-type="float">
            <text:p>R$3.715,9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7.51" calcext:value-type="float">
            <text:p>(R$147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7.51" calcext:value-type="float">
            <text:p>(R$147,51)</text:p>
          </table:table-cell>
          <table:table-cell table:style-name="ce6" office:value-type="float" office:value="3568.45" calcext:value-type="float">
            <text:p>R$3.568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2011" calcext:value-type="float">
            <text:p>2011</text:p>
          </table:table-cell>
          <table:table-cell table:style-name="ce3" office:value-type="string" calcext:value-type="string">
            <text:p>GUADELUPE AGRASSAR C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679.41" calcext:value-type="float">
            <text:p>R$18.679,4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06.11" calcext:value-type="float">
            <text:p>R$23.406,11 </text:p>
          </table:table-cell>
          <table:table-cell table:style-name="ce6" office:value-type="float" office:value="-2466.37" calcext:value-type="float">
            <text:p>(R$2.466,3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66.37" calcext:value-type="float">
            <text:p>(R$2.466,37)</text:p>
          </table:table-cell>
          <table:table-cell table:style-name="ce6" office:value-type="float" office:value="20939.74" calcext:value-type="float">
            <text:p>R$20.939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3840" calcext:value-type="float">
            <text:p>3840</text:p>
          </table:table-cell>
          <table:table-cell table:style-name="ce3" office:value-type="string" calcext:value-type="string">
            <text:p>GUINERLY MARIA DE FIGUEIREDO VALENT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90.68" calcext:value-type="float">
            <text:p>R$15.190,68 </text:p>
          </table:table-cell>
          <table:table-cell table:style-name="ce6" office:value-type="float" office:value="-1110.82" calcext:value-type="float">
            <text:p>(R$1.110,82)</text:p>
          </table:table-cell>
          <table:table-cell table:style-name="ce6" office:value-type="float" office:value="-2452.36" calcext:value-type="float">
            <text:p>(R$2.452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63.18" calcext:value-type="float">
            <text:p>(R$3.563,18)</text:p>
          </table:table-cell>
          <table:table-cell table:style-name="ce6" office:value-type="float" office:value="11627.5" calcext:value-type="float">
            <text:p>R$11.627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2477" calcext:value-type="float">
            <text:p>2477</text:p>
          </table:table-cell>
          <table:table-cell table:style-name="ce3" office:value-type="string" calcext:value-type="string">
            <text:p>HAMILTON SCARABELIN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99.37" calcext:value-type="float">
            <text:p>R$14.799,37 </text:p>
          </table:table-cell>
          <table:table-cell table:style-name="ce6" office:value-type="float" office:value="-1046.26" calcext:value-type="float">
            <text:p>(R$1.046,26)</text:p>
          </table:table-cell>
          <table:table-cell table:style-name="ce6" office:value-type="float" office:value="-2833.96" calcext:value-type="float">
            <text:p>(R$2.833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80.22" calcext:value-type="float">
            <text:p>(R$3.880,22)</text:p>
          </table:table-cell>
          <table:table-cell table:style-name="ce6" office:value-type="float" office:value="10919.15" calcext:value-type="float">
            <text:p>R$10.919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3447" calcext:value-type="float">
            <text:p>13447</text:p>
          </table:table-cell>
          <table:table-cell table:style-name="ce3" office:value-type="string" calcext:value-type="string">
            <text:p>HELEN CRISTINA CARNEIRO RO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125.99" calcext:value-type="float">
            <text:p>R$15.125,9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49.12" calcext:value-type="float">
            <text:p>R$16.949,12 </text:p>
          </table:table-cell>
          <table:table-cell table:style-name="ce6" office:value-type="float" office:value="-1400.96" calcext:value-type="float">
            <text:p>(R$1.400,96)</text:p>
          </table:table-cell>
          <table:table-cell table:style-name="ce6" office:value-type="float" office:value="-3379.74" calcext:value-type="float">
            <text:p>(R$3.379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0.7" calcext:value-type="float">
            <text:p>(R$4.780,70)</text:p>
          </table:table-cell>
          <table:table-cell table:style-name="ce6" office:value-type="float" office:value="12168.42" calcext:value-type="float">
            <text:p>R$12.168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19" calcext:value-type="float">
            <text:p>4719</text:p>
          </table:table-cell>
          <table:table-cell table:style-name="ce3" office:value-type="string" calcext:value-type="string">
            <text:p>HELENA CARMO DE MOR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846.7" calcext:value-type="float">
            <text:p>R$11.846,70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31.15" calcext:value-type="float">
            <text:p>R$14.831,15 </text:p>
          </table:table-cell>
          <table:table-cell table:style-name="ce6" office:value-type="float" office:value="-1051.5" calcext:value-type="float">
            <text:p>(R$1.051,50)</text:p>
          </table:table-cell>
          <table:table-cell table:style-name="ce6" office:value-type="float" office:value="-2369.8" calcext:value-type="float">
            <text:p>(R$2.369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21.3" calcext:value-type="float">
            <text:p>(R$3.421,30)</text:p>
          </table:table-cell>
          <table:table-cell table:style-name="ce6" office:value-type="float" office:value="11409.85" calcext:value-type="float">
            <text:p>R$11.409,8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86" calcext:value-type="float">
            <text:p>2886</text:p>
          </table:table-cell>
          <table:table-cell table:style-name="ce3" office:value-type="string" calcext:value-type="string">
            <text:p>HELENA CLEBI MICHIELIN PAVEL</text:p>
          </table:table-cell>
          <table:table-cell table:style-name="ce4" office:value-type="string" calcext:value-type="string">
            <text:p>ANALISTA DE SAUDE - CLINICA MEDICA</text:p>
          </table:table-cell>
          <table:table-cell table:style-name="ce6" office:value-type="float" office:value="23245.67" calcext:value-type="float">
            <text:p>R$23.245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245.67" calcext:value-type="float">
            <text:p>R$23.245,67 </text:p>
          </table:table-cell>
          <table:table-cell table:style-name="ce6" office:value-type="float" office:value="-2439.9" calcext:value-type="float">
            <text:p>(R$2.439,90)</text:p>
          </table:table-cell>
          <table:table-cell table:style-name="ce6" office:value-type="float" office:value="-4093.44" calcext:value-type="float">
            <text:p>(R$4.093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33.34" calcext:value-type="float">
            <text:p>(R$6.533,34)</text:p>
          </table:table-cell>
          <table:table-cell table:style-name="ce6" office:value-type="float" office:value="16712.33" calcext:value-type="float">
            <text:p>R$16.712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22124" calcext:value-type="float">
            <text:p>22124</text:p>
          </table:table-cell>
          <table:table-cell table:style-name="ce3" office:value-type="string" calcext:value-type="string">
            <text:p>HELENA DO SOCORRO MOTA DE CAST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74.29" calcext:value-type="float">
            <text:p>R$13.474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74.29" calcext:value-type="float">
            <text:p>R$13.474,29 </text:p>
          </table:table-cell>
          <table:table-cell table:style-name="ce6" office:value-type="float" office:value="-827.62" calcext:value-type="float">
            <text:p>(R$827,62)</text:p>
          </table:table-cell>
          <table:table-cell table:style-name="ce6" office:value-type="float" office:value="-2529.69" calcext:value-type="float">
            <text:p>(R$2.529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57.31" calcext:value-type="float">
            <text:p>(R$3.357,31)</text:p>
          </table:table-cell>
          <table:table-cell table:style-name="ce6" office:value-type="float" office:value="10116.98" calcext:value-type="float">
            <text:p>R$10.116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141" calcext:value-type="float">
            <text:p>4141</text:p>
          </table:table-cell>
          <table:table-cell table:style-name="ce3" office:value-type="string" calcext:value-type="string">
            <text:p>HELENA MARGARETH FARIAS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3067.86" calcext:value-type="float">
            <text:p>(R$3.06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44.72" calcext:value-type="float">
            <text:p>(R$4.244,72)</text:p>
          </table:table-cell>
          <table:table-cell table:style-name="ce6" office:value-type="float" office:value="11346.2" calcext:value-type="float">
            <text:p>R$11.346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55" calcext:value-type="float">
            <text:p>4655</text:p>
          </table:table-cell>
          <table:table-cell table:style-name="ce3" office:value-type="string" calcext:value-type="string">
            <text:p>HELENIR MARIA DA MATA BEZER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670.01" calcext:value-type="float">
            <text:p>R$1.670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84.43" calcext:value-type="float">
            <text:p>R$15.384,43 </text:p>
          </table:table-cell>
          <table:table-cell table:style-name="ce6" office:value-type="float" office:value="-1142.79" calcext:value-type="float">
            <text:p>(R$1.142,7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42.79" calcext:value-type="float">
            <text:p>(R$1.142,79)</text:p>
          </table:table-cell>
          <table:table-cell table:style-name="ce6" office:value-type="float" office:value="14241.64" calcext:value-type="float">
            <text:p>R$14.241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9133" calcext:value-type="float">
            <text:p>9133</text:p>
          </table:table-cell>
          <table:table-cell table:style-name="ce3" office:value-type="string" calcext:value-type="string">
            <text:p>HELIA ALVES SIME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70.58" calcext:value-type="float">
            <text:p>R$14.870,58 </text:p>
          </table:table-cell>
          <table:table-cell table:style-name="ce6" office:value-type="float" office:value="-1058.01" calcext:value-type="float">
            <text:p>(R$1.058,0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58.01" calcext:value-type="float">
            <text:p>(R$1.058,01)</text:p>
          </table:table-cell>
          <table:table-cell table:style-name="ce6" office:value-type="float" office:value="13812.57" calcext:value-type="float">
            <text:p>R$13.812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67" calcext:value-type="float">
            <text:p>4067</text:p>
          </table:table-cell>
          <table:table-cell table:style-name="ce3" office:value-type="string" calcext:value-type="string">
            <text:p>HELIA MARIA MOREIR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15659.55" calcext:value-type="float">
            <text:p>R$15.659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27" calcext:value-type="float">
            <text:p>4827</text:p>
          </table:table-cell>
          <table:table-cell table:style-name="ce3" office:value-type="string" calcext:value-type="string">
            <text:p>HELIANA MARIA CORREA DANTAS DE ARAUJO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3158.11" calcext:value-type="float">
            <text:p>R$23.158,11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472.16" calcext:value-type="float">
            <text:p>R$25.472,16 </text:p>
          </table:table-cell>
          <table:table-cell table:style-name="ce6" office:value-type="float" office:value="-2807.27" calcext:value-type="float">
            <text:p>(R$2.807,27)</text:p>
          </table:table-cell>
          <table:table-cell table:style-name="ce6" office:value-type="float" office:value="-4813.25" calcext:value-type="float">
            <text:p>(R$4.813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620.52" calcext:value-type="float">
            <text:p>(R$7.620,52)</text:p>
          </table:table-cell>
          <table:table-cell table:style-name="ce6" office:value-type="float" office:value="17851.64" calcext:value-type="float">
            <text:p>R$17.851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4981" calcext:value-type="float">
            <text:p>4981</text:p>
          </table:table-cell>
          <table:table-cell table:style-name="ce3" office:value-type="string" calcext:value-type="string">
            <text:p>HELIO APARECIDO SILVERIO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4274.74" calcext:value-type="float">
            <text:p>R$14.274,7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52.49" calcext:value-type="float">
            <text:p>R$18.552,49 </text:p>
          </table:table-cell>
          <table:table-cell table:style-name="ce6" office:value-type="float" office:value="-1665.52" calcext:value-type="float">
            <text:p>(R$1.665,52)</text:p>
          </table:table-cell>
          <table:table-cell table:style-name="ce6" office:value-type="float" office:value="-3172.18" calcext:value-type="float">
            <text:p>(R$3.172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7.7" calcext:value-type="float">
            <text:p>(R$4.837,70)</text:p>
          </table:table-cell>
          <table:table-cell table:style-name="ce6" office:value-type="float" office:value="13714.79" calcext:value-type="float">
            <text:p>R$13.714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ILHEUS</text:p>
          </table:table-cell>
          <table:table-cell table:style-name="ce4" office:value-type="float" office:value="4085" calcext:value-type="float">
            <text:p>4085</text:p>
          </table:table-cell>
          <table:table-cell table:style-name="ce3" office:value-type="string" calcext:value-type="string">
            <text:p>HELIO CAMILLO RUA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45.54" calcext:value-type="float">
            <text:p>R$18.045,54 </text:p>
          </table:table-cell>
          <table:table-cell table:style-name="ce6" office:value-type="float" office:value="-1581.87" calcext:value-type="float">
            <text:p>(R$1.581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81.87" calcext:value-type="float">
            <text:p>(R$1.581,87)</text:p>
          </table:table-cell>
          <table:table-cell table:style-name="ce6" office:value-type="float" office:value="16463.67" calcext:value-type="float">
            <text:p>R$16.463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635" calcext:value-type="float">
            <text:p>2635</text:p>
          </table:table-cell>
          <table:table-cell table:style-name="ce3" office:value-type="string" calcext:value-type="string">
            <text:p>HELIO CHAGAS DAGER</text:p>
          </table:table-cell>
          <table:table-cell table:style-name="ce4" office:value-type="string" calcext:value-type="string">
            <text:p>ANALISTA DO MPU/SUPORTE E INFRAESTRUTURA</text:p>
          </table:table-cell>
          <table:table-cell table:style-name="ce6" office:value-type="float" office:value="21450.8" calcext:value-type="float">
            <text:p>R$21.450,80 </text:p>
          </table:table-cell>
          <table:table-cell table:style-name="ce6" office:value-type="float" office:value="855.55" calcext:value-type="float">
            <text:p>R$855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06.35" calcext:value-type="float">
            <text:p>R$22.306,35 </text:p>
          </table:table-cell>
          <table:table-cell table:style-name="ce6" office:value-type="float" office:value="-2284.91" calcext:value-type="float">
            <text:p>(R$2.284,91)</text:p>
          </table:table-cell>
          <table:table-cell table:style-name="ce6" office:value-type="float" office:value="-4557.75" calcext:value-type="float">
            <text:p>(R$4.557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42.66" calcext:value-type="float">
            <text:p>(R$6.842,66)</text:p>
          </table:table-cell>
          <table:table-cell table:style-name="ce6" office:value-type="float" office:value="15463.69" calcext:value-type="float">
            <text:p>R$15.463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876" calcext:value-type="float">
            <text:p>2876</text:p>
          </table:table-cell>
          <table:table-cell table:style-name="ce3" office:value-type="string" calcext:value-type="string">
            <text:p>HELIO JOSE DE SOUZ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455.37" calcext:value-type="float">
            <text:p>(R$2.455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5.82" calcext:value-type="float">
            <text:p>(R$3.605,82)</text:p>
          </table:table-cell>
          <table:table-cell table:style-name="ce6" office:value-type="float" office:value="11825" calcext:value-type="float">
            <text:p>R$11.825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026" calcext:value-type="float">
            <text:p>2026</text:p>
          </table:table-cell>
          <table:table-cell table:style-name="ce3" office:value-type="string" calcext:value-type="string">
            <text:p>HENY SILVEIRA HERINGE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25.51" calcext:value-type="float">
            <text:p>R$17.925,51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730.48" calcext:value-type="float">
            <text:p>R$20.730,48 </text:p>
          </table:table-cell>
          <table:table-cell table:style-name="ce6" office:value-type="float" office:value="-2024.89" calcext:value-type="float">
            <text:p>(R$2.024,89)</text:p>
          </table:table-cell>
          <table:table-cell table:style-name="ce6" office:value-type="float" office:value="-3724.44" calcext:value-type="float">
            <text:p>(R$3.724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49.33" calcext:value-type="float">
            <text:p>(R$5.749,33)</text:p>
          </table:table-cell>
          <table:table-cell table:style-name="ce6" office:value-type="float" office:value="14981.15" calcext:value-type="float">
            <text:p>R$14.98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76" calcext:value-type="float">
            <text:p>2276</text:p>
          </table:table-cell>
          <table:table-cell table:style-name="ce3" office:value-type="string" calcext:value-type="string">
            <text:p>HERMENGARDA TEODORO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305.86" calcext:value-type="float">
            <text:p>R$18.305,86 </text:p>
          </table:table-cell>
          <table:table-cell table:style-name="ce6" office:value-type="float" office:value="3966.4" calcext:value-type="float">
            <text:p>R$3.966,4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72.26" calcext:value-type="float">
            <text:p>R$22.272,26 </text:p>
          </table:table-cell>
          <table:table-cell table:style-name="ce6" office:value-type="float" office:value="-2279.28" calcext:value-type="float">
            <text:p>(R$2.279,28)</text:p>
          </table:table-cell>
          <table:table-cell table:style-name="ce6" office:value-type="float" office:value="-4026.33" calcext:value-type="float">
            <text:p>(R$4.026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05.61" calcext:value-type="float">
            <text:p>(R$6.305,61)</text:p>
          </table:table-cell>
          <table:table-cell table:style-name="ce6" office:value-type="float" office:value="15966.65" calcext:value-type="float">
            <text:p>R$15.966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ILHEUS</text:p>
          </table:table-cell>
          <table:table-cell table:style-name="ce4" office:value-type="float" office:value="8374" calcext:value-type="float">
            <text:p>8374</text:p>
          </table:table-cell>
          <table:table-cell table:style-name="ce3" office:value-type="string" calcext:value-type="string">
            <text:p>HERNANI LOPES DE SA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12434.21" calcext:value-type="float">
            <text:p>R$12.434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434.21" calcext:value-type="float">
            <text:p>R$12.434,21 </text:p>
          </table:table-cell>
          <table:table-cell table:style-name="ce6" office:value-type="float" office:value="-673.99" calcext:value-type="float">
            <text:p>(R$673,99)</text:p>
          </table:table-cell>
          <table:table-cell table:style-name="ce6" office:value-type="float" office:value="-2338.06" calcext:value-type="float">
            <text:p>(R$2.338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12.05" calcext:value-type="float">
            <text:p>(R$3.012,05)</text:p>
          </table:table-cell>
          <table:table-cell table:style-name="ce6" office:value-type="float" office:value="9422.16" calcext:value-type="float">
            <text:p>R$9.422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834" calcext:value-type="float">
            <text:p>3834</text:p>
          </table:table-cell>
          <table:table-cell table:style-name="ce3" office:value-type="string" calcext:value-type="string">
            <text:p>HIGINA MARIA DE JESUS SOA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-2463.41" calcext:value-type="float">
            <text:p>(R$2.463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14.7" calcext:value-type="float">
            <text:p>(R$3.214,70)</text:p>
          </table:table-cell>
          <table:table-cell table:style-name="ce6" office:value-type="float" office:value="9752.63" calcext:value-type="float">
            <text:p>R$9.752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2134" calcext:value-type="float">
            <text:p>2134</text:p>
          </table:table-cell>
          <table:table-cell table:style-name="ce3" office:value-type="string" calcext:value-type="string">
            <text:p>HILDENE MENDONCA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5343.58" calcext:value-type="float">
            <text:p>R$25.343,58 </text:p>
          </table:table-cell>
          <table:table-cell table:style-name="ce6" office:value-type="float" office:value="7791.18" calcext:value-type="float">
            <text:p>R$7.791,1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3134.76" calcext:value-type="float">
            <text:p>R$33.134,76 </text:p>
          </table:table-cell>
          <table:table-cell table:style-name="ce6" office:value-type="float" office:value="-4233.29" calcext:value-type="float">
            <text:p>(R$4.233,29)</text:p>
          </table:table-cell>
          <table:table-cell table:style-name="ce6" office:value-type="float" office:value="-6528.3" calcext:value-type="float">
            <text:p>(R$6.528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761.59" calcext:value-type="float">
            <text:p>(R$10.761,59)</text:p>
          </table:table-cell>
          <table:table-cell table:style-name="ce6" office:value-type="float" office:value="22373.17" calcext:value-type="float">
            <text:p>R$22.373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2032" calcext:value-type="float">
            <text:p>2032</text:p>
          </table:table-cell>
          <table:table-cell table:style-name="ce3" office:value-type="string" calcext:value-type="string">
            <text:p>HILTON PEREIRA LEI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19.31" calcext:value-type="float">
            <text:p>R$18.519,3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46.01" calcext:value-type="float">
            <text:p>R$23.246,01 </text:p>
          </table:table-cell>
          <table:table-cell table:style-name="ce6" office:value-type="float" office:value="-2439.95" calcext:value-type="float">
            <text:p>(R$2.439,95)</text:p>
          </table:table-cell>
          <table:table-cell table:style-name="ce6" office:value-type="float" office:value="-4249.93" calcext:value-type="float">
            <text:p>(R$4.249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89.88" calcext:value-type="float">
            <text:p>(R$6.689,88)</text:p>
          </table:table-cell>
          <table:table-cell table:style-name="ce6" office:value-type="float" office:value="16556.13" calcext:value-type="float">
            <text:p>R$16.556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16" calcext:value-type="float">
            <text:p>2216</text:p>
          </table:table-cell>
          <table:table-cell table:style-name="ce3" office:value-type="string" calcext:value-type="string">
            <text:p>HIRLEY DA SILVA JURE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006.48" calcext:value-type="float">
            <text:p>R$16.006,4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29.61" calcext:value-type="float">
            <text:p>R$17.829,61 </text:p>
          </table:table-cell>
          <table:table-cell table:style-name="ce6" office:value-type="float" office:value="-1546.25" calcext:value-type="float">
            <text:p>(R$1.546,25)</text:p>
          </table:table-cell>
          <table:table-cell table:style-name="ce6" office:value-type="float" office:value="-3058.32" calcext:value-type="float">
            <text:p>(R$3.058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04.57" calcext:value-type="float">
            <text:p>(R$4.604,57)</text:p>
          </table:table-cell>
          <table:table-cell table:style-name="ce6" office:value-type="float" office:value="13225.04" calcext:value-type="float">
            <text:p>R$13.225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934" calcext:value-type="float">
            <text:p>4934</text:p>
          </table:table-cell>
          <table:table-cell table:style-name="ce3" office:value-type="string" calcext:value-type="string">
            <text:p>HONORIO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2954.45" calcext:value-type="float">
            <text:p>(R$2.954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7.29" calcext:value-type="float">
            <text:p>(R$4.087,29)</text:p>
          </table:table-cell>
          <table:table-cell table:style-name="ce6" office:value-type="float" office:value="11236.81" calcext:value-type="float">
            <text:p>R$11.236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689" calcext:value-type="float">
            <text:p>4689</text:p>
          </table:table-cell>
          <table:table-cell table:style-name="ce3" office:value-type="string" calcext:value-type="string">
            <text:p>HORADIA GOM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962.32" calcext:value-type="float">
            <text:p>R$11.962,32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49.14" calcext:value-type="float">
            <text:p>R$15.749,14 </text:p>
          </table:table-cell>
          <table:table-cell table:style-name="ce6" office:value-type="float" office:value="-1202.97" calcext:value-type="float">
            <text:p>(R$1.202,97)</text:p>
          </table:table-cell>
          <table:table-cell table:style-name="ce6" office:value-type="float" office:value="-2580.6" calcext:value-type="float">
            <text:p>(R$2.580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83.57" calcext:value-type="float">
            <text:p>(R$3.783,57)</text:p>
          </table:table-cell>
          <table:table-cell table:style-name="ce6" office:value-type="float" office:value="11965.57" calcext:value-type="float">
            <text:p>R$11.965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868" calcext:value-type="float">
            <text:p>2868</text:p>
          </table:table-cell>
          <table:table-cell table:style-name="ce3" office:value-type="string" calcext:value-type="string">
            <text:p>HULDA MACIEL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81.48" calcext:value-type="float">
            <text:p>R$19.081,48 </text:p>
          </table:table-cell>
          <table:table-cell table:style-name="ce6" office:value-type="float" office:value="-1752.8" calcext:value-type="float">
            <text:p>(R$1.752,80)</text:p>
          </table:table-cell>
          <table:table-cell table:style-name="ce6" office:value-type="float" office:value="-3293.65" calcext:value-type="float">
            <text:p>(R$3.293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46.45" calcext:value-type="float">
            <text:p>(R$5.046,45)</text:p>
          </table:table-cell>
          <table:table-cell table:style-name="ce6" office:value-type="float" office:value="14035.03" calcext:value-type="float">
            <text:p>R$14.035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DIVINÓPOLIS</text:p>
          </table:table-cell>
          <table:table-cell table:style-name="ce4" office:value-type="float" office:value="7751" calcext:value-type="float">
            <text:p>7751</text:p>
          </table:table-cell>
          <table:table-cell table:style-name="ce3" office:value-type="string" calcext:value-type="string">
            <text:p>HUMBERTO ALV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72" calcext:value-type="float">
            <text:p>4672</text:p>
          </table:table-cell>
          <table:table-cell table:style-name="ce3" office:value-type="string" calcext:value-type="string">
            <text:p>HUMBERTO CARDOSO NASCIMENT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12216.04" calcext:value-type="float">
            <text:p>R$12.216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ELOTAS-RS</text:p>
          </table:table-cell>
          <table:table-cell table:style-name="ce4" office:value-type="float" office:value="6657" calcext:value-type="float">
            <text:p>6657</text:p>
          </table:table-cell>
          <table:table-cell table:style-name="ce3" office:value-type="string" calcext:value-type="string">
            <text:p>HUMBERTO MORAES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017" calcext:value-type="float">
            <text:p>2017</text:p>
          </table:table-cell>
          <table:table-cell table:style-name="ce3" office:value-type="string" calcext:value-type="string">
            <text:p>IACY CORRE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81.48" calcext:value-type="float">
            <text:p>R$19.081,48 </text:p>
          </table:table-cell>
          <table:table-cell table:style-name="ce6" office:value-type="float" office:value="-1752.8" calcext:value-type="float">
            <text:p>(R$1.752,80)</text:p>
          </table:table-cell>
          <table:table-cell table:style-name="ce6" office:value-type="float" office:value="-3293.65" calcext:value-type="float">
            <text:p>(R$3.293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46.45" calcext:value-type="float">
            <text:p>(R$5.046,45)</text:p>
          </table:table-cell>
          <table:table-cell table:style-name="ce6" office:value-type="float" office:value="14035.03" calcext:value-type="float">
            <text:p>R$14.035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378" calcext:value-type="float">
            <text:p>2378</text:p>
          </table:table-cell>
          <table:table-cell table:style-name="ce3" office:value-type="string" calcext:value-type="string">
            <text:p>IAGA LUCIA GOULART NOV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4.46" calcext:value-type="float">
            <text:p>R$15.964,46 </text:p>
          </table:table-cell>
          <table:table-cell table:style-name="ce6" office:value-type="float" office:value="-1238.5" calcext:value-type="float">
            <text:p>(R$1.238,50)</text:p>
          </table:table-cell>
          <table:table-cell table:style-name="ce6" office:value-type="float" office:value="-2630.04" calcext:value-type="float">
            <text:p>(R$2.630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68.54" calcext:value-type="float">
            <text:p>(R$3.868,54)</text:p>
          </table:table-cell>
          <table:table-cell table:style-name="ce6" office:value-type="float" office:value="12095.92" calcext:value-type="float">
            <text:p>R$12.095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9476" calcext:value-type="float">
            <text:p>19476</text:p>
          </table:table-cell>
          <table:table-cell table:style-name="ce3" office:value-type="string" calcext:value-type="string">
            <text:p>IDE DE MIRANDA CAMPOS</text:p>
          </table:table-cell>
          <table:table-cell table:style-name="ce4" office:value-type="string" calcext:value-type="string">
            <text:p>ANALISTA DO MPU/SERVIÇO SOCIAL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4411.56" calcext:value-type="float">
            <text:p>(R$4.411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91.42" calcext:value-type="float">
            <text:p>(R$6.591,42)</text:p>
          </table:table-cell>
          <table:table-cell table:style-name="ce6" office:value-type="float" office:value="15078.27" calcext:value-type="float">
            <text:p>R$15.078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45" calcext:value-type="float">
            <text:p>4645</text:p>
          </table:table-cell>
          <table:table-cell table:style-name="ce3" office:value-type="string" calcext:value-type="string">
            <text:p>IDERALDA GALDINO RIBEI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551.97" calcext:value-type="float">
            <text:p>R$17.551,97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9.72" calcext:value-type="float">
            <text:p>R$21.829,72 </text:p>
          </table:table-cell>
          <table:table-cell table:style-name="ce6" office:value-type="float" office:value="-2206.26" calcext:value-type="float">
            <text:p>(R$2.206,26)</text:p>
          </table:table-cell>
          <table:table-cell table:style-name="ce6" office:value-type="float" office:value="-4448.31" calcext:value-type="float">
            <text:p>(R$4.448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54.57" calcext:value-type="float">
            <text:p>(R$6.654,57)</text:p>
          </table:table-cell>
          <table:table-cell table:style-name="ce6" office:value-type="float" office:value="15175.15" calcext:value-type="float">
            <text:p>R$15.175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06" calcext:value-type="float">
            <text:p>4506</text:p>
          </table:table-cell>
          <table:table-cell table:style-name="ce3" office:value-type="string" calcext:value-type="string">
            <text:p>IEDA MARI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3154.65" calcext:value-type="float">
            <text:p>R$3.15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08.98" calcext:value-type="float">
            <text:p>R$16.708,98 </text:p>
          </table:table-cell>
          <table:table-cell table:style-name="ce6" office:value-type="float" office:value="-1361.34" calcext:value-type="float">
            <text:p>(R$1.361,34)</text:p>
          </table:table-cell>
          <table:table-cell table:style-name="ce6" office:value-type="float" office:value="-3324.6" calcext:value-type="float">
            <text:p>(R$3.324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85.94" calcext:value-type="float">
            <text:p>(R$4.685,94)</text:p>
          </table:table-cell>
          <table:table-cell table:style-name="ce6" office:value-type="float" office:value="12023.04" calcext:value-type="float">
            <text:p>R$12.023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7787" calcext:value-type="float">
            <text:p>7787</text:p>
          </table:table-cell>
          <table:table-cell table:style-name="ce3" office:value-type="string" calcext:value-type="string">
            <text:p>ILZA MARIA PINH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411" calcext:value-type="float">
            <text:p>4411</text:p>
          </table:table-cell>
          <table:table-cell table:style-name="ce3" office:value-type="string" calcext:value-type="string">
            <text:p>ILZA MARIA SOUZA LOP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515.67" calcext:value-type="float">
            <text:p>R$22.515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15.67" calcext:value-type="float">
            <text:p>R$22.515,6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95.8" calcext:value-type="float">
            <text:p>(R$5.295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95.8" calcext:value-type="float">
            <text:p>(R$5.295,80)</text:p>
          </table:table-cell>
          <table:table-cell table:style-name="ce6" office:value-type="float" office:value="17219.87" calcext:value-type="float">
            <text:p>R$17.219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718" calcext:value-type="float">
            <text:p>4718</text:p>
          </table:table-cell>
          <table:table-cell table:style-name="ce3" office:value-type="string" calcext:value-type="string">
            <text:p>IMELDA CARNEIRO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407.46" calcext:value-type="float">
            <text:p>R$1.407,4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21.88" calcext:value-type="float">
            <text:p>R$15.121,88 </text:p>
          </table:table-cell>
          <table:table-cell table:style-name="ce6" office:value-type="float" office:value="-1099.47" calcext:value-type="float">
            <text:p>(R$1.099,47)</text:p>
          </table:table-cell>
          <table:table-cell table:style-name="ce6" office:value-type="float" office:value="-2908.02" calcext:value-type="float">
            <text:p>(R$2.908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07.49" calcext:value-type="float">
            <text:p>(R$4.007,49)</text:p>
          </table:table-cell>
          <table:table-cell table:style-name="ce6" office:value-type="float" office:value="11114.39" calcext:value-type="float">
            <text:p>R$11.114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709" calcext:value-type="float">
            <text:p>2709</text:p>
          </table:table-cell>
          <table:table-cell table:style-name="ce3" office:value-type="string" calcext:value-type="string">
            <text:p>INACIO ALFONSIN PANZAN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64" calcext:value-type="float">
            <text:p>R$15.164,00 </text:p>
          </table:table-cell>
          <table:table-cell table:style-name="ce6" office:value-type="float" office:value="-1106.42" calcext:value-type="float">
            <text:p>(R$1.106,4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06.42" calcext:value-type="float">
            <text:p>(R$1.106,42)</text:p>
          </table:table-cell>
          <table:table-cell table:style-name="ce6" office:value-type="float" office:value="14057.58" calcext:value-type="float">
            <text:p>R$14.057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ICÓ-RN</text:p>
          </table:table-cell>
          <table:table-cell table:style-name="ce4" office:value-type="float" office:value="25688" calcext:value-type="float">
            <text:p>25688</text:p>
          </table:table-cell>
          <table:table-cell table:style-name="ce3" office:value-type="string" calcext:value-type="string">
            <text:p>INACIO ALVES MOR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1823.11" calcext:value-type="float">
            <text:p>R$1.823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89" calcext:value-type="float">
            <text:p>R$15.590,89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2544.26" calcext:value-type="float">
            <text:p>(R$2.544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1.12" calcext:value-type="float">
            <text:p>(R$3.721,12)</text:p>
          </table:table-cell>
          <table:table-cell table:style-name="ce6" office:value-type="float" office:value="11869.77" calcext:value-type="float">
            <text:p>R$11.869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557" calcext:value-type="float">
            <text:p>3557</text:p>
          </table:table-cell>
          <table:table-cell table:style-name="ce3" office:value-type="string" calcext:value-type="string">
            <text:p>IOLANDA DE OLIVEIRA CRU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46" calcext:value-type="float">
            <text:p>R$14.746,00 </text:p>
          </table:table-cell>
          <table:table-cell table:style-name="ce6" office:value-type="float" office:value="-1037.45" calcext:value-type="float">
            <text:p>(R$1.037,45)</text:p>
          </table:table-cell>
          <table:table-cell table:style-name="ce6" office:value-type="float" office:value="-2873.85" calcext:value-type="float">
            <text:p>(R$2.873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1.3" calcext:value-type="float">
            <text:p>(R$3.911,30)</text:p>
          </table:table-cell>
          <table:table-cell table:style-name="ce6" office:value-type="float" office:value="10834.7" calcext:value-type="float">
            <text:p>R$10.83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478" calcext:value-type="float">
            <text:p>2478</text:p>
          </table:table-cell>
          <table:table-cell table:style-name="ce3" office:value-type="string" calcext:value-type="string">
            <text:p>IPOLITO FRANCISCO JORG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20.69" calcext:value-type="float">
            <text:p>R$13.020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-759.03" calcext:value-type="float">
            <text:p>(R$759,03)</text:p>
          </table:table-cell>
          <table:table-cell table:style-name="ce6" office:value-type="float" office:value="-1952.36" calcext:value-type="float">
            <text:p>(R$1.952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11.39" calcext:value-type="float">
            <text:p>(R$2.711,39)</text:p>
          </table:table-cell>
          <table:table-cell table:style-name="ce6" office:value-type="float" office:value="10309.3" calcext:value-type="float">
            <text:p>R$10.309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7" calcext:value-type="float">
            <text:p>4457</text:p>
          </table:table-cell>
          <table:table-cell table:style-name="ce3" office:value-type="string" calcext:value-type="string">
            <text:p>IRACEMA FER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05.33" calcext:value-type="float">
            <text:p>R$17.605,33 </text:p>
          </table:table-cell>
          <table:table-cell table:style-name="ce6" office:value-type="float" office:value="3606.84" calcext:value-type="float">
            <text:p>R$3.606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12.17" calcext:value-type="float">
            <text:p>R$21.212,17 </text:p>
          </table:table-cell>
          <table:table-cell table:style-name="ce6" office:value-type="float" office:value="-2104.37" calcext:value-type="float">
            <text:p>(R$2.104,37)</text:p>
          </table:table-cell>
          <table:table-cell table:style-name="ce6" office:value-type="float" office:value="-3782.91" calcext:value-type="float">
            <text:p>(R$3.782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87.28" calcext:value-type="float">
            <text:p>(R$5.887,28)</text:p>
          </table:table-cell>
          <table:table-cell table:style-name="ce6" office:value-type="float" office:value="15324.89" calcext:value-type="float">
            <text:p>R$15.324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44" calcext:value-type="float">
            <text:p>2944</text:p>
          </table:table-cell>
          <table:table-cell table:style-name="ce3" office:value-type="string" calcext:value-type="string">
            <text:p>IRAILDES MODESTO DA CONCEICA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420.78" calcext:value-type="float">
            <text:p>R$23.420,78 </text:p>
          </table:table-cell>
          <table:table-cell table:style-name="ce6" office:value-type="float" office:value="3178.34" calcext:value-type="float">
            <text:p>R$3.178,3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599.12" calcext:value-type="float">
            <text:p>R$26.599,12 </text:p>
          </table:table-cell>
          <table:table-cell table:style-name="ce6" office:value-type="float" office:value="-2993.21" calcext:value-type="float">
            <text:p>(R$2.993,21)</text:p>
          </table:table-cell>
          <table:table-cell table:style-name="ce6" office:value-type="float" office:value="-5543.48" calcext:value-type="float">
            <text:p>(R$5.543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536.69" calcext:value-type="float">
            <text:p>(R$8.536,69)</text:p>
          </table:table-cell>
          <table:table-cell table:style-name="ce6" office:value-type="float" office:value="18062.43" calcext:value-type="float">
            <text:p>R$18.062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855" calcext:value-type="float">
            <text:p>4855</text:p>
          </table:table-cell>
          <table:table-cell table:style-name="ce3" office:value-type="string" calcext:value-type="string">
            <text:p>IRANI TEIXEIRA RODRIGUES BATISTA FRUTUOS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511.39" calcext:value-type="float">
            <text:p>R$16.511,3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789.14" calcext:value-type="float">
            <text:p>R$20.789,14 </text:p>
          </table:table-cell>
          <table:table-cell table:style-name="ce6" office:value-type="float" office:value="-2034.57" calcext:value-type="float">
            <text:p>(R$2.034,57)</text:p>
          </table:table-cell>
          <table:table-cell table:style-name="ce6" office:value-type="float" office:value="-3685.77" calcext:value-type="float">
            <text:p>(R$3.685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20.34" calcext:value-type="float">
            <text:p>(R$5.720,34)</text:p>
          </table:table-cell>
          <table:table-cell table:style-name="ce6" office:value-type="float" office:value="15068.8" calcext:value-type="float">
            <text:p>R$15.068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21" calcext:value-type="float">
            <text:p>5021</text:p>
          </table:table-cell>
          <table:table-cell table:style-name="ce3" office:value-type="string" calcext:value-type="string">
            <text:p>IRENE DA ROSA COSTA</text:p>
          </table:table-cell>
          <table:table-cell table:style-name="ce4" office:value-type="string" calcext:value-type="string">
            <text:p>ANALISTA DO MPU/PSICOLOGIA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500.27" calcext:value-type="float">
            <text:p>R$23.500,27 </text:p>
          </table:table-cell>
          <table:table-cell table:style-name="ce6" office:value-type="float" office:value="-2481.9" calcext:value-type="float">
            <text:p>(R$2.481,90)</text:p>
          </table:table-cell>
          <table:table-cell table:style-name="ce6" office:value-type="float" office:value="-4360.45" calcext:value-type="float">
            <text:p>(R$4.360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42.35" calcext:value-type="float">
            <text:p>(R$6.842,35)</text:p>
          </table:table-cell>
          <table:table-cell table:style-name="ce6" office:value-type="float" office:value="16657.92" calcext:value-type="float">
            <text:p>R$16.657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148" calcext:value-type="float">
            <text:p>9148</text:p>
          </table:table-cell>
          <table:table-cell table:style-name="ce3" office:value-type="string" calcext:value-type="string">
            <text:p>IRENE DE CAMPOS MANTOVAN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097.66" calcext:value-type="float">
            <text:p>R$17.097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97.66" calcext:value-type="float">
            <text:p>R$17.097,66 </text:p>
          </table:table-cell>
          <table:table-cell table:style-name="ce6" office:value-type="float" office:value="-1425.47" calcext:value-type="float">
            <text:p>(R$1.425,47)</text:p>
          </table:table-cell>
          <table:table-cell table:style-name="ce6" office:value-type="float" office:value="-2890.25" calcext:value-type="float">
            <text:p>(R$2.890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5.72" calcext:value-type="float">
            <text:p>(R$4.315,72)</text:p>
          </table:table-cell>
          <table:table-cell table:style-name="ce6" office:value-type="float" office:value="12781.94" calcext:value-type="float">
            <text:p>R$12.781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12" calcext:value-type="float">
            <text:p>2912</text:p>
          </table:table-cell>
          <table:table-cell table:style-name="ce3" office:value-type="string" calcext:value-type="string">
            <text:p>IRENE DOS REIS BORG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39.77" calcext:value-type="float">
            <text:p>R$15.639,77 </text:p>
          </table:table-cell>
          <table:table-cell table:style-name="ce6" office:value-type="float" office:value="3244.86" calcext:value-type="float">
            <text:p>R$3.244,8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884.63" calcext:value-type="float">
            <text:p>R$18.884,63 </text:p>
          </table:table-cell>
          <table:table-cell table:style-name="ce6" office:value-type="float" office:value="-1720.32" calcext:value-type="float">
            <text:p>(R$1.720,32)</text:p>
          </table:table-cell>
          <table:table-cell table:style-name="ce6" office:value-type="float" office:value="-3248.45" calcext:value-type="float">
            <text:p>(R$3.248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68.77" calcext:value-type="float">
            <text:p>(R$4.968,77)</text:p>
          </table:table-cell>
          <table:table-cell table:style-name="ce6" office:value-type="float" office:value="13915.86" calcext:value-type="float">
            <text:p>R$13.915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998" calcext:value-type="float">
            <text:p>4998</text:p>
          </table:table-cell>
          <table:table-cell table:style-name="ce3" office:value-type="string" calcext:value-type="string">
            <text:p>IRENE MARIA MORAES DA PEN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70.96" calcext:value-type="float">
            <text:p>R$15.670,96 </text:p>
          </table:table-cell>
          <table:table-cell table:style-name="ce6" office:value-type="float" office:value="-1190.07" calcext:value-type="float">
            <text:p>(R$1.190,07)</text:p>
          </table:table-cell>
          <table:table-cell table:style-name="ce6" office:value-type="float" office:value="-2510.51" calcext:value-type="float">
            <text:p>(R$2.510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00.58" calcext:value-type="float">
            <text:p>(R$3.700,58)</text:p>
          </table:table-cell>
          <table:table-cell table:style-name="ce6" office:value-type="float" office:value="11970.38" calcext:value-type="float">
            <text:p>R$11.970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715" calcext:value-type="float">
            <text:p>4715</text:p>
          </table:table-cell>
          <table:table-cell table:style-name="ce3" office:value-type="string" calcext:value-type="string">
            <text:p>IRIA CANUT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937.15" calcext:value-type="float">
            <text:p>R$14.937,15 </text:p>
          </table:table-cell>
          <table:table-cell table:style-name="ce6" office:value-type="float" office:value="3269.5" calcext:value-type="float">
            <text:p>R$3.269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06.65" calcext:value-type="float">
            <text:p>R$18.206,65 </text:p>
          </table:table-cell>
          <table:table-cell table:style-name="ce6" office:value-type="float" office:value="-1608.46" calcext:value-type="float">
            <text:p>(R$1.608,46)</text:p>
          </table:table-cell>
          <table:table-cell table:style-name="ce6" office:value-type="float" office:value="-3144.9" calcext:value-type="float">
            <text:p>(R$3.144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3.36" calcext:value-type="float">
            <text:p>(R$4.753,36)</text:p>
          </table:table-cell>
          <table:table-cell table:style-name="ce6" office:value-type="float" office:value="13453.29" calcext:value-type="float">
            <text:p>R$13.453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R</text:p>
          </table:table-cell>
          <table:table-cell table:style-name="ce4" office:value-type="float" office:value="4024" calcext:value-type="float">
            <text:p>4024</text:p>
          </table:table-cell>
          <table:table-cell table:style-name="ce3" office:value-type="string" calcext:value-type="string">
            <text:p>IRINEIA MARQUES WANDERLEY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3565.27" calcext:value-type="float">
            <text:p>R$3.565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19.83" calcext:value-type="float">
            <text:p>R$17.519,83 </text:p>
          </table:table-cell>
          <table:table-cell table:style-name="ce6" office:value-type="float" office:value="-1495.13" calcext:value-type="float">
            <text:p>(R$1.495,13)</text:p>
          </table:table-cell>
          <table:table-cell table:style-name="ce6" office:value-type="float" office:value="-2987.19" calcext:value-type="float">
            <text:p>(R$2.987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82.32" calcext:value-type="float">
            <text:p>(R$4.482,32)</text:p>
          </table:table-cell>
          <table:table-cell table:style-name="ce6" office:value-type="float" office:value="13037.51" calcext:value-type="float">
            <text:p>R$13.037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4" calcext:value-type="float">
            <text:p>4514</text:p>
          </table:table-cell>
          <table:table-cell table:style-name="ce3" office:value-type="string" calcext:value-type="string">
            <text:p>ISA MARIA FEITOZ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537.85" calcext:value-type="float">
            <text:p>R$12.537,8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60.98" calcext:value-type="float">
            <text:p>R$14.360,98 </text:p>
          </table:table-cell>
          <table:table-cell table:style-name="ce6" office:value-type="float" office:value="-973.92" calcext:value-type="float">
            <text:p>(R$973,92)</text:p>
          </table:table-cell>
          <table:table-cell table:style-name="ce6" office:value-type="float" office:value="-2293.83" calcext:value-type="float">
            <text:p>(R$2.293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67.75" calcext:value-type="float">
            <text:p>(R$3.267,75)</text:p>
          </table:table-cell>
          <table:table-cell table:style-name="ce6" office:value-type="float" office:value="11093.23" calcext:value-type="float">
            <text:p>R$11.093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3747" calcext:value-type="float">
            <text:p>3747</text:p>
          </table:table-cell>
          <table:table-cell table:style-name="ce3" office:value-type="string" calcext:value-type="string">
            <text:p>ISABEL CARVALHO DOS SANTOS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2600.47" calcext:value-type="float">
            <text:p>R$2.600,4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8.03" calcext:value-type="float">
            <text:p>R$15.968,03 </text:p>
          </table:table-cell>
          <table:table-cell table:style-name="ce6" office:value-type="float" office:value="-1239.08" calcext:value-type="float">
            <text:p>(R$1.239,08)</text:p>
          </table:table-cell>
          <table:table-cell table:style-name="ce6" office:value-type="float" office:value="-3154.46" calcext:value-type="float">
            <text:p>(R$3.154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3.54" calcext:value-type="float">
            <text:p>(R$4.393,54)</text:p>
          </table:table-cell>
          <table:table-cell table:style-name="ce6" office:value-type="float" office:value="11574.49" calcext:value-type="float">
            <text:p>R$11.574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762" calcext:value-type="float">
            <text:p>3762</text:p>
          </table:table-cell>
          <table:table-cell table:style-name="ce3" office:value-type="string" calcext:value-type="string">
            <text:p>ISABEL CRISTINA TOSCANO DE BRITT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2720.34" calcext:value-type="float">
            <text:p>R$22.720,34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431.44" calcext:value-type="float">
            <text:p>R$24.431,44 </text:p>
          </table:table-cell>
          <table:table-cell table:style-name="ce6" office:value-type="float" office:value="-2635.55" calcext:value-type="float">
            <text:p>(R$2.635,55)</text:p>
          </table:table-cell>
          <table:table-cell table:style-name="ce6" office:value-type="float" office:value="-5097.86" calcext:value-type="float">
            <text:p>(R$5.09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33.41" calcext:value-type="float">
            <text:p>(R$7.733,41)</text:p>
          </table:table-cell>
          <table:table-cell table:style-name="ce6" office:value-type="float" office:value="16698.03" calcext:value-type="float">
            <text:p>R$16.698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5014" calcext:value-type="float">
            <text:p>5014</text:p>
          </table:table-cell>
          <table:table-cell table:style-name="ce3" office:value-type="string" calcext:value-type="string">
            <text:p>ISABEL PALLARETTI PERI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7.27" calcext:value-type="float">
            <text:p>R$15.057,27 </text:p>
          </table:table-cell>
          <table:table-cell table:style-name="ce6" office:value-type="float" office:value="-1088.81" calcext:value-type="float">
            <text:p>(R$1.088,8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88.81" calcext:value-type="float">
            <text:p>(R$1.088,81)</text:p>
          </table:table-cell>
          <table:table-cell table:style-name="ce6" office:value-type="float" office:value="13968.46" calcext:value-type="float">
            <text:p>R$13.968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3692" calcext:value-type="float">
            <text:p>3692</text:p>
          </table:table-cell>
          <table:table-cell table:style-name="ce3" office:value-type="string" calcext:value-type="string">
            <text:p>ISABEL SPOLADOR MEIRELL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6990.61" calcext:value-type="float">
            <text:p>R$6.990,61 </text:p>
          </table:table-cell>
          <table:table-cell table:style-name="ce6" office:value-type="float" office:value="1220.17" calcext:value-type="float">
            <text:p>R$1.220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210.78" calcext:value-type="float">
            <text:p>R$8.210,78 </text:p>
          </table:table-cell>
          <table:table-cell table:style-name="ce6" office:value-type="float" office:value="-61.59" calcext:value-type="float">
            <text:p>(R$61,59)</text:p>
          </table:table-cell>
          <table:table-cell table:style-name="ce6" office:value-type="float" office:value="-1266.03" calcext:value-type="float">
            <text:p>(R$1.266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27.62" calcext:value-type="float">
            <text:p>(R$1.327,62)</text:p>
          </table:table-cell>
          <table:table-cell table:style-name="ce6" office:value-type="float" office:value="6883.16" calcext:value-type="float">
            <text:p>R$6.883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3829" calcext:value-type="float">
            <text:p>3829</text:p>
          </table:table-cell>
          <table:table-cell table:style-name="ce3" office:value-type="string" calcext:value-type="string">
            <text:p>ISAC BERALDO DA SILV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0074.96" calcext:value-type="float">
            <text:p>R$20.074,96 </text:p>
          </table:table-cell>
          <table:table-cell table:style-name="ce6" office:value-type="float" office:value="3565.27" calcext:value-type="float">
            <text:p>R$3.565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40.23" calcext:value-type="float">
            <text:p>R$23.640,23 </text:p>
          </table:table-cell>
          <table:table-cell table:style-name="ce6" office:value-type="float" office:value="-2505" calcext:value-type="float">
            <text:p>(R$2.505,00)</text:p>
          </table:table-cell>
          <table:table-cell table:style-name="ce6" office:value-type="float" office:value="-4236.18" calcext:value-type="float">
            <text:p>(R$4.236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41.18" calcext:value-type="float">
            <text:p>(R$6.741,18)</text:p>
          </table:table-cell>
          <table:table-cell table:style-name="ce6" office:value-type="float" office:value="16899.05" calcext:value-type="float">
            <text:p>R$16.899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683" calcext:value-type="float">
            <text:p>4683</text:p>
          </table:table-cell>
          <table:table-cell table:style-name="ce3" office:value-type="string" calcext:value-type="string">
            <text:p>ISANY DE JESUS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7" calcext:value-type="float">
            <text:p>R$13.607,7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3" calcext:value-type="float">
            <text:p>R$15.430,83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403.23" calcext:value-type="float">
            <text:p>(R$2.403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53.68" calcext:value-type="float">
            <text:p>(R$3.553,68)</text:p>
          </table:table-cell>
          <table:table-cell table:style-name="ce6" office:value-type="float" office:value="11877.15" calcext:value-type="float">
            <text:p>R$11.877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150" calcext:value-type="float">
            <text:p>9150</text:p>
          </table:table-cell>
          <table:table-cell table:style-name="ce3" office:value-type="string" calcext:value-type="string">
            <text:p>ISIS OLIVEIRA ROC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53.19" calcext:value-type="float">
            <text:p>R$15.653,19 </text:p>
          </table:table-cell>
          <table:table-cell table:style-name="ce6" office:value-type="float" office:value="-1187.14" calcext:value-type="float">
            <text:p>(R$1.187,1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87.14" calcext:value-type="float">
            <text:p>(R$1.187,14)</text:p>
          </table:table-cell>
          <table:table-cell table:style-name="ce6" office:value-type="float" office:value="14466.05" calcext:value-type="float">
            <text:p>R$14.466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5814" calcext:value-type="float">
            <text:p>5814</text:p>
          </table:table-cell>
          <table:table-cell table:style-name="ce3" office:value-type="string" calcext:value-type="string">
            <text:p>ITAME MARQUES CAMPELLO CO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52.74" calcext:value-type="float">
            <text:p>R$14.852,74 </text:p>
          </table:table-cell>
          <table:table-cell table:style-name="ce6" office:value-type="float" office:value="-1055.06" calcext:value-type="float">
            <text:p>(R$1.055,06)</text:p>
          </table:table-cell>
          <table:table-cell table:style-name="ce6" office:value-type="float" office:value="-2898.36" calcext:value-type="float">
            <text:p>(R$2.898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3.42" calcext:value-type="float">
            <text:p>(R$3.953,42)</text:p>
          </table:table-cell>
          <table:table-cell table:style-name="ce6" office:value-type="float" office:value="10899.32" calcext:value-type="float">
            <text:p>R$10.899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153" calcext:value-type="float">
            <text:p>9153</text:p>
          </table:table-cell>
          <table:table-cell table:style-name="ce3" office:value-type="string" calcext:value-type="string">
            <text:p>ITASITA ESTEVES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6" calcext:value-type="float">
            <text:p>R$14.087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11.09" calcext:value-type="float">
            <text:p>R$15.911,09 </text:p>
          </table:table-cell>
          <table:table-cell table:style-name="ce6" office:value-type="float" office:value="-1229.69" calcext:value-type="float">
            <text:p>(R$1.229,69)</text:p>
          </table:table-cell>
          <table:table-cell table:style-name="ce6" office:value-type="float" office:value="-2617.79" calcext:value-type="float">
            <text:p>(R$2.617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7.48" calcext:value-type="float">
            <text:p>(R$3.847,48)</text:p>
          </table:table-cell>
          <table:table-cell table:style-name="ce6" office:value-type="float" office:value="12063.61" calcext:value-type="float">
            <text:p>R$12.063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M. CLAROS</text:p>
          </table:table-cell>
          <table:table-cell table:style-name="ce4" office:value-type="float" office:value="19362" calcext:value-type="float">
            <text:p>19362</text:p>
          </table:table-cell>
          <table:table-cell table:style-name="ce3" office:value-type="string" calcext:value-type="string">
            <text:p>IVAN CHA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2883.49" calcext:value-type="float">
            <text:p>R$2.883,4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83.49" calcext:value-type="float">
            <text:p>R$2.883,4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.6" calcext:value-type="float">
            <text:p>(R$32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.6" calcext:value-type="float">
            <text:p>(R$32,60)</text:p>
          </table:table-cell>
          <table:table-cell table:style-name="ce6" office:value-type="float" office:value="2850.89" calcext:value-type="float">
            <text:p>R$2.850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ARANAGUA</text:p>
          </table:table-cell>
          <table:table-cell table:style-name="ce4" office:value-type="float" office:value="6631" calcext:value-type="float">
            <text:p>6631</text:p>
          </table:table-cell>
          <table:table-cell table:style-name="ce3" office:value-type="string" calcext:value-type="string">
            <text:p>IVAN ROBERTO BURIG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0299.15" calcext:value-type="float">
            <text:p>R$10.299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299.15" calcext:value-type="float">
            <text:p>R$10.299,15 </text:p>
          </table:table-cell>
          <table:table-cell table:style-name="ce6" office:value-type="float" office:value="-364.41" calcext:value-type="float">
            <text:p>(R$364,41)</text:p>
          </table:table-cell>
          <table:table-cell table:style-name="ce6" office:value-type="float" office:value="-1783.91" calcext:value-type="float">
            <text:p>(R$1.783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48.32" calcext:value-type="float">
            <text:p>(R$2.148,32)</text:p>
          </table:table-cell>
          <table:table-cell table:style-name="ce6" office:value-type="float" office:value="8150.83" calcext:value-type="float">
            <text:p>R$8.150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70" calcext:value-type="float">
            <text:p>23570</text:p>
          </table:table-cell>
          <table:table-cell table:style-name="ce3" office:value-type="string" calcext:value-type="string">
            <text:p>IVANA REBELL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2063.68" calcext:value-type="float">
            <text:p>R$22.063,68 </text:p>
          </table:table-cell>
          <table:table-cell table:style-name="ce6" office:value-type="float" office:value="3422.2" calcext:value-type="float">
            <text:p>R$3.422,2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485.88" calcext:value-type="float">
            <text:p>R$25.485,88 </text:p>
          </table:table-cell>
          <table:table-cell table:style-name="ce6" office:value-type="float" office:value="-2809.53" calcext:value-type="float">
            <text:p>(R$2.809,5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09.53" calcext:value-type="float">
            <text:p>(R$2.809,53)</text:p>
          </table:table-cell>
          <table:table-cell table:style-name="ce6" office:value-type="float" office:value="22676.35" calcext:value-type="float">
            <text:p>R$22.676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.FUNDO</text:p>
          </table:table-cell>
          <table:table-cell table:style-name="ce4" office:value-type="float" office:value="2880" calcext:value-type="float">
            <text:p>2880</text:p>
          </table:table-cell>
          <table:table-cell table:style-name="ce3" office:value-type="string" calcext:value-type="string">
            <text:p>IVANILSON ALVES DE CARVALH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607.69" calcext:value-type="float">
            <text:p>R$13.607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-849.63" calcext:value-type="float">
            <text:p>(R$849,6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49.63" calcext:value-type="float">
            <text:p>(R$849,63)</text:p>
          </table:table-cell>
          <table:table-cell table:style-name="ce6" office:value-type="float" office:value="12758.06" calcext:value-type="float">
            <text:p>R$12.758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28" calcext:value-type="float">
            <text:p>4928</text:p>
          </table:table-cell>
          <table:table-cell table:style-name="ce3" office:value-type="string" calcext:value-type="string">
            <text:p>IVANY BARAUNA GUANAE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377" calcext:value-type="float">
            <text:p>R$23.377,00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361.45" calcext:value-type="float">
            <text:p>R$26.361,45 </text:p>
          </table:table-cell>
          <table:table-cell table:style-name="ce6" office:value-type="float" office:value="-2954" calcext:value-type="float">
            <text:p>(R$2.954,00)</text:p>
          </table:table-cell>
          <table:table-cell table:style-name="ce6" office:value-type="float" office:value="-5017.45" calcext:value-type="float">
            <text:p>(R$5.017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71.45" calcext:value-type="float">
            <text:p>(R$7.971,45)</text:p>
          </table:table-cell>
          <table:table-cell table:style-name="ce6" office:value-type="float" office:value="18390" calcext:value-type="float">
            <text:p>R$18.390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884" calcext:value-type="float">
            <text:p>4884</text:p>
          </table:table-cell>
          <table:table-cell table:style-name="ce3" office:value-type="string" calcext:value-type="string">
            <text:p>IVONE CREMASCO YAMAKAW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180.78" calcext:value-type="float">
            <text:p>R$13.180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8" calcext:value-type="float">
            <text:p>R$13.180,78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90" calcext:value-type="float">
            <text:p>(R$1.990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72.24" calcext:value-type="float">
            <text:p>(R$2.772,24)</text:p>
          </table:table-cell>
          <table:table-cell table:style-name="ce6" office:value-type="float" office:value="10408.54" calcext:value-type="float">
            <text:p>R$10.408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010" calcext:value-type="float">
            <text:p>2010</text:p>
          </table:table-cell>
          <table:table-cell table:style-name="ce3" office:value-type="string" calcext:value-type="string">
            <text:p>IVONE FREIRE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45.69" calcext:value-type="float">
            <text:p>R$18.245,6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23.44" calcext:value-type="float">
            <text:p>R$22.523,44 </text:p>
          </table:table-cell>
          <table:table-cell table:style-name="ce6" office:value-type="float" office:value="-2320.73" calcext:value-type="float">
            <text:p>(R$2.320,73)</text:p>
          </table:table-cell>
          <table:table-cell table:style-name="ce6" office:value-type="float" office:value="-4136.15" calcext:value-type="float">
            <text:p>(R$4.136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56.88" calcext:value-type="float">
            <text:p>(R$6.456,88)</text:p>
          </table:table-cell>
          <table:table-cell table:style-name="ce6" office:value-type="float" office:value="16066.56" calcext:value-type="float">
            <text:p>R$16.066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706" calcext:value-type="float">
            <text:p>4706</text:p>
          </table:table-cell>
          <table:table-cell table:style-name="ce3" office:value-type="string" calcext:value-type="string">
            <text:p>IVONE ROSA DOS SANTOS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98.9" calcext:value-type="float">
            <text:p>R$18.098,90 </text:p>
          </table:table-cell>
          <table:table-cell table:style-name="ce6" office:value-type="float" office:value="-1590.68" calcext:value-type="float">
            <text:p>(R$1.590,68)</text:p>
          </table:table-cell>
          <table:table-cell table:style-name="ce6" office:value-type="float" office:value="-3643.76" calcext:value-type="float">
            <text:p>(R$3.643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34.44" calcext:value-type="float">
            <text:p>(R$5.234,44)</text:p>
          </table:table-cell>
          <table:table-cell table:style-name="ce6" office:value-type="float" office:value="12864.46" calcext:value-type="float">
            <text:p>R$12.864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761" calcext:value-type="float">
            <text:p>3761</text:p>
          </table:table-cell>
          <table:table-cell table:style-name="ce3" office:value-type="string" calcext:value-type="string">
            <text:p>IVONETE MATOS BARRET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932.35" calcext:value-type="float">
            <text:p>R$21.932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-2223.2" calcext:value-type="float">
            <text:p>(R$2.223,20)</text:p>
          </table:table-cell>
          <table:table-cell table:style-name="ce6" office:value-type="float" office:value="-3896.14" calcext:value-type="float">
            <text:p>(R$3.896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9.34" calcext:value-type="float">
            <text:p>(R$6.119,34)</text:p>
          </table:table-cell>
          <table:table-cell table:style-name="ce6" office:value-type="float" office:value="15813.01" calcext:value-type="float">
            <text:p>R$15.813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45" calcext:value-type="float">
            <text:p>4345</text:p>
          </table:table-cell>
          <table:table-cell table:style-name="ce3" office:value-type="string" calcext:value-type="string">
            <text:p>IZA DE CARVALHO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25.51" calcext:value-type="float">
            <text:p>R$17.925,51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03.26" calcext:value-type="float">
            <text:p>R$22.203,26 </text:p>
          </table:table-cell>
          <table:table-cell table:style-name="ce6" office:value-type="float" office:value="-2267.9" calcext:value-type="float">
            <text:p>(R$2.267,9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67.9" calcext:value-type="float">
            <text:p>(R$2.267,90)</text:p>
          </table:table-cell>
          <table:table-cell table:style-name="ce6" office:value-type="float" office:value="19935.36" calcext:value-type="float">
            <text:p>R$19.935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1745" calcext:value-type="float">
            <text:p>11745</text:p>
          </table:table-cell>
          <table:table-cell table:style-name="ce3" office:value-type="string" calcext:value-type="string">
            <text:p>IZA MARI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323.55" calcext:value-type="float">
            <text:p>R$12.323,5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23.55" calcext:value-type="float">
            <text:p>R$12.323,55 </text:p>
          </table:table-cell>
          <table:table-cell table:style-name="ce6" office:value-type="float" office:value="-657.94" calcext:value-type="float">
            <text:p>(R$657,9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57.94" calcext:value-type="float">
            <text:p>(R$657,94)</text:p>
          </table:table-cell>
          <table:table-cell table:style-name="ce6" office:value-type="float" office:value="11665.61" calcext:value-type="float">
            <text:p>R$11.665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4" calcext:value-type="float">
            <text:p>4454</text:p>
          </table:table-cell>
          <table:table-cell table:style-name="ce3" office:value-type="string" calcext:value-type="string">
            <text:p>IZABEL FEITOSA DE SOUSA CAVALCAN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37.68" calcext:value-type="float">
            <text:p>R$15.637,6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364.38" calcext:value-type="float">
            <text:p>R$20.364,38 </text:p>
          </table:table-cell>
          <table:table-cell table:style-name="ce6" office:value-type="float" office:value="-1964.48" calcext:value-type="float">
            <text:p>(R$1.964,48)</text:p>
          </table:table-cell>
          <table:table-cell table:style-name="ce6" office:value-type="float" office:value="-3640.37" calcext:value-type="float">
            <text:p>(R$3.64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04.85" calcext:value-type="float">
            <text:p>(R$5.604,85)</text:p>
          </table:table-cell>
          <table:table-cell table:style-name="ce6" office:value-type="float" office:value="14759.53" calcext:value-type="float">
            <text:p>R$14.759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001" calcext:value-type="float">
            <text:p>4001</text:p>
          </table:table-cell>
          <table:table-cell table:style-name="ce3" office:value-type="string" calcext:value-type="string">
            <text:p>IZAIAS PEREIRA DE ARAUJ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75.8" calcext:value-type="float">
            <text:p>R$16.975,80 </text:p>
          </table:table-cell>
          <table:table-cell table:style-name="ce6" office:value-type="float" office:value="-1405.37" calcext:value-type="float">
            <text:p>(R$1.405,37)</text:p>
          </table:table-cell>
          <table:table-cell table:style-name="ce6" office:value-type="float" office:value="-2862.27" calcext:value-type="float">
            <text:p>(R$2.862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7.64" calcext:value-type="float">
            <text:p>(R$4.267,64)</text:p>
          </table:table-cell>
          <table:table-cell table:style-name="ce6" office:value-type="float" office:value="12708.16" calcext:value-type="float">
            <text:p>R$12.70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867" calcext:value-type="float">
            <text:p>4867</text:p>
          </table:table-cell>
          <table:table-cell table:style-name="ce3" office:value-type="string" calcext:value-type="string">
            <text:p>IZAR ABRELINA BORGES RIBEIR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2055.39" calcext:value-type="float">
            <text:p>R$2.055,3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69.81" calcext:value-type="float">
            <text:p>R$15.769,81 </text:p>
          </table:table-cell>
          <table:table-cell table:style-name="ce6" office:value-type="float" office:value="-1206.38" calcext:value-type="float">
            <text:p>(R$1.206,38)</text:p>
          </table:table-cell>
          <table:table-cell table:style-name="ce6" office:value-type="float" office:value="-2481.07" calcext:value-type="float">
            <text:p>(R$2.481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87.45" calcext:value-type="float">
            <text:p>(R$3.687,45)</text:p>
          </table:table-cell>
          <table:table-cell table:style-name="ce6" office:value-type="float" office:value="12082.36" calcext:value-type="float">
            <text:p>R$12.082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ITAJAI</text:p>
          </table:table-cell>
          <table:table-cell table:style-name="ce4" office:value-type="float" office:value="4636" calcext:value-type="float">
            <text:p>4636</text:p>
          </table:table-cell>
          <table:table-cell table:style-name="ce3" office:value-type="string" calcext:value-type="string">
            <text:p>JAIME MERA MESIAS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063.68" calcext:value-type="float">
            <text:p>R$22.063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63.68" calcext:value-type="float">
            <text:p>R$22.063,68 </text:p>
          </table:table-cell>
          <table:table-cell table:style-name="ce6" office:value-type="float" office:value="-2244.87" calcext:value-type="float">
            <text:p>(R$2.244,87)</text:p>
          </table:table-cell>
          <table:table-cell table:style-name="ce6" office:value-type="float" office:value="-3978.44" calcext:value-type="float">
            <text:p>(R$3.978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23.31" calcext:value-type="float">
            <text:p>(R$6.223,31)</text:p>
          </table:table-cell>
          <table:table-cell table:style-name="ce6" office:value-type="float" office:value="15840.37" calcext:value-type="float">
            <text:p>R$15.840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56" calcext:value-type="float">
            <text:p>4956</text:p>
          </table:table-cell>
          <table:table-cell table:style-name="ce3" office:value-type="string" calcext:value-type="string">
            <text:p>JAIME SHIMABUKU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25.68" calcext:value-type="float">
            <text:p>R$14.025,68 </text:p>
          </table:table-cell>
          <table:table-cell table:style-name="ce6" office:value-type="float" office:value="-918.6" calcext:value-type="float">
            <text:p>(R$918,60)</text:p>
          </table:table-cell>
          <table:table-cell table:style-name="ce6" office:value-type="float" office:value="-2708.44" calcext:value-type="float">
            <text:p>(R$2.708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27.04" calcext:value-type="float">
            <text:p>(R$3.627,04)</text:p>
          </table:table-cell>
          <table:table-cell table:style-name="ce6" office:value-type="float" office:value="10398.64" calcext:value-type="float">
            <text:p>R$10.398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047" calcext:value-type="float">
            <text:p>2047</text:p>
          </table:table-cell>
          <table:table-cell table:style-name="ce3" office:value-type="string" calcext:value-type="string">
            <text:p>JAIR DOS SANTOS MENEZ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46.69" calcext:value-type="float">
            <text:p>R$18.046,69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450.53" calcext:value-type="float">
            <text:p>R$20.450,53 </text:p>
          </table:table-cell>
          <table:table-cell table:style-name="ce6" office:value-type="float" office:value="-1978.7" calcext:value-type="float">
            <text:p>(R$1.978,70)</text:p>
          </table:table-cell>
          <table:table-cell table:style-name="ce6" office:value-type="float" office:value="-3660.15" calcext:value-type="float">
            <text:p>(R$3.660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38.85" calcext:value-type="float">
            <text:p>(R$5.638,85)</text:p>
          </table:table-cell>
          <table:table-cell table:style-name="ce6" office:value-type="float" office:value="14811.68" calcext:value-type="float">
            <text:p>R$14.811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87" calcext:value-type="float">
            <text:p>2287</text:p>
          </table:table-cell>
          <table:table-cell table:style-name="ce3" office:value-type="string" calcext:value-type="string">
            <text:p>JAIR JOSE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41.91" calcext:value-type="float">
            <text:p>R$14.641,9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65.04" calcext:value-type="float">
            <text:p>R$16.465,04 </text:p>
          </table:table-cell>
          <table:table-cell table:style-name="ce6" office:value-type="float" office:value="-1321.09" calcext:value-type="float">
            <text:p>(R$1.321,0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21.09" calcext:value-type="float">
            <text:p>(R$1.321,09)</text:p>
          </table:table-cell>
          <table:table-cell table:style-name="ce6" office:value-type="float" office:value="15143.95" calcext:value-type="float">
            <text:p>R$15.143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20717" calcext:value-type="float">
            <text:p>20717</text:p>
          </table:table-cell>
          <table:table-cell table:style-name="ce3" office:value-type="string" calcext:value-type="string">
            <text:p>JAIR RIBEIRO DE SOUZ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3783.22" calcext:value-type="float">
            <text:p>R$23.783,22 </text:p>
          </table:table-cell>
          <table:table-cell table:style-name="ce6" office:value-type="float" office:value="245.1" calcext:value-type="float">
            <text:p>R$245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028.32" calcext:value-type="float">
            <text:p>R$24.028,32 </text:p>
          </table:table-cell>
          <table:table-cell table:style-name="ce6" office:value-type="float" office:value="-2569.03" calcext:value-type="float">
            <text:p>(R$2.569,03)</text:p>
          </table:table-cell>
          <table:table-cell table:style-name="ce6" office:value-type="float" office:value="-4429.57" calcext:value-type="float">
            <text:p>(R$4.429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98.6" calcext:value-type="float">
            <text:p>(R$6.998,60)</text:p>
          </table:table-cell>
          <table:table-cell table:style-name="ce6" office:value-type="float" office:value="17029.72" calcext:value-type="float">
            <text:p>R$17.029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461" calcext:value-type="float">
            <text:p>3461</text:p>
          </table:table-cell>
          <table:table-cell table:style-name="ce3" office:value-type="string" calcext:value-type="string">
            <text:p>JAIRO BENTO CAETAN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1557" calcext:value-type="float">
            <text:p>R$11.557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557" calcext:value-type="float">
            <text:p>R$11.557,00 </text:p>
          </table:table-cell>
          <table:table-cell table:style-name="ce6" office:value-type="float" office:value="-546.8" calcext:value-type="float">
            <text:p>(R$546,80)</text:p>
          </table:table-cell>
          <table:table-cell table:style-name="ce6" office:value-type="float" office:value="-1503.93" calcext:value-type="float">
            <text:p>(R$1.503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50.73" calcext:value-type="float">
            <text:p>(R$2.050,73)</text:p>
          </table:table-cell>
          <table:table-cell table:style-name="ce6" office:value-type="float" office:value="9506.27" calcext:value-type="float">
            <text:p>R$9.506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79" calcext:value-type="float">
            <text:p>2179</text:p>
          </table:table-cell>
          <table:table-cell table:style-name="ce3" office:value-type="string" calcext:value-type="string">
            <text:p>JAMILE MAMED DE MIRAN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21.6" calcext:value-type="float">
            <text:p>R$14.621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44.73" calcext:value-type="float">
            <text:p>R$16.444,73 </text:p>
          </table:table-cell>
          <table:table-cell table:style-name="ce6" office:value-type="float" office:value="-1317.74" calcext:value-type="float">
            <text:p>(R$1.317,74)</text:p>
          </table:table-cell>
          <table:table-cell table:style-name="ce6" office:value-type="float" office:value="-2740.32" calcext:value-type="float">
            <text:p>(R$2.740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8.06" calcext:value-type="float">
            <text:p>(R$4.058,06)</text:p>
          </table:table-cell>
          <table:table-cell table:style-name="ce6" office:value-type="float" office:value="12386.67" calcext:value-type="float">
            <text:p>R$12.386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5786" calcext:value-type="float">
            <text:p>5786</text:p>
          </table:table-cell>
          <table:table-cell table:style-name="ce3" office:value-type="string" calcext:value-type="string">
            <text:p>JANAINA DE ARAUJO GIESE TEZELI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10773.39" calcext:value-type="float">
            <text:p>R$10.773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773.39" calcext:value-type="float">
            <text:p>R$10.773,39 </text:p>
          </table:table-cell>
          <table:table-cell table:style-name="ce6" office:value-type="float" office:value="-433.17" calcext:value-type="float">
            <text:p>(R$433,17)</text:p>
          </table:table-cell>
          <table:table-cell table:style-name="ce6" office:value-type="float" office:value="-1947.56" calcext:value-type="float">
            <text:p>(R$1.947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80.73" calcext:value-type="float">
            <text:p>(R$2.380,73)</text:p>
          </table:table-cell>
          <table:table-cell table:style-name="ce6" office:value-type="float" office:value="8392.66" calcext:value-type="float">
            <text:p>R$8.392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67" calcext:value-type="float">
            <text:p>4767</text:p>
          </table:table-cell>
          <table:table-cell table:style-name="ce3" office:value-type="string" calcext:value-type="string">
            <text:p>JANDIRA DE JESUS PE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832.49" calcext:value-type="float">
            <text:p>R$14.832,4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55.62" calcext:value-type="float">
            <text:p>R$16.655,62 </text:p>
          </table:table-cell>
          <table:table-cell table:style-name="ce6" office:value-type="float" office:value="-1352.54" calcext:value-type="float">
            <text:p>(R$1.352,54)</text:p>
          </table:table-cell>
          <table:table-cell table:style-name="ce6" office:value-type="float" office:value="-3312.34" calcext:value-type="float">
            <text:p>(R$3.312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64.88" calcext:value-type="float">
            <text:p>(R$4.664,88)</text:p>
          </table:table-cell>
          <table:table-cell table:style-name="ce6" office:value-type="float" office:value="11990.74" calcext:value-type="float">
            <text:p>R$11.990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5131" calcext:value-type="float">
            <text:p>25131</text:p>
          </table:table-cell>
          <table:table-cell table:style-name="ce3" office:value-type="string" calcext:value-type="string">
            <text:p>JANE ASSUNCAO MOTA RIB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232.72" calcext:value-type="float">
            <text:p>R$15.232,7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55.85" calcext:value-type="float">
            <text:p>R$17.055,85 </text:p>
          </table:table-cell>
          <table:table-cell table:style-name="ce6" office:value-type="float" office:value="-1418.58" calcext:value-type="float">
            <text:p>(R$1.418,58)</text:p>
          </table:table-cell>
          <table:table-cell table:style-name="ce6" office:value-type="float" office:value="-3352.11" calcext:value-type="float">
            <text:p>(R$3.352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70.69" calcext:value-type="float">
            <text:p>(R$4.770,69)</text:p>
          </table:table-cell>
          <table:table-cell table:style-name="ce6" office:value-type="float" office:value="12285.16" calcext:value-type="float">
            <text:p>R$12.285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764" calcext:value-type="float">
            <text:p>2764</text:p>
          </table:table-cell>
          <table:table-cell table:style-name="ce3" office:value-type="string" calcext:value-type="string">
            <text:p>JANE CALDAS CASTALDI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80.78" calcext:value-type="float">
            <text:p>R$13.180,78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45.4" calcext:value-type="float">
            <text:p>R$13.545,40 </text:p>
          </table:table-cell>
          <table:table-cell table:style-name="ce6" office:value-type="float" office:value="-839.35" calcext:value-type="float">
            <text:p>(R$839,3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39.35" calcext:value-type="float">
            <text:p>(R$839,35)</text:p>
          </table:table-cell>
          <table:table-cell table:style-name="ce6" office:value-type="float" office:value="12706.05" calcext:value-type="float">
            <text:p>R$12.706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30" calcext:value-type="float">
            <text:p>4430</text:p>
          </table:table-cell>
          <table:table-cell table:style-name="ce3" office:value-type="string" calcext:value-type="string">
            <text:p>JANETE RIBEIRO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901.47" calcext:value-type="float">
            <text:p>R$17.901,47 </text:p>
          </table:table-cell>
          <table:table-cell table:style-name="ce6" office:value-type="float" office:value="-1558.1" calcext:value-type="float">
            <text:p>(R$1.558,10)</text:p>
          </table:table-cell>
          <table:table-cell table:style-name="ce6" office:value-type="float" office:value="-3546.28" calcext:value-type="float">
            <text:p>(R$3.546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04.38" calcext:value-type="float">
            <text:p>(R$5.104,38)</text:p>
          </table:table-cell>
          <table:table-cell table:style-name="ce6" office:value-type="float" office:value="12797.09" calcext:value-type="float">
            <text:p>R$12.797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90" calcext:value-type="float">
            <text:p>4790</text:p>
          </table:table-cell>
          <table:table-cell table:style-name="ce3" office:value-type="string" calcext:value-type="string">
            <text:p>JANICE FORTUNATO DE MEL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040.57" calcext:value-type="float">
            <text:p>R$16.040,5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41.06" calcext:value-type="float">
            <text:p>R$18.641,06 </text:p>
          </table:table-cell>
          <table:table-cell table:style-name="ce6" office:value-type="float" office:value="-1680.13" calcext:value-type="float">
            <text:p>(R$1.680,13)</text:p>
          </table:table-cell>
          <table:table-cell table:style-name="ce6" office:value-type="float" office:value="-3244.66" calcext:value-type="float">
            <text:p>(R$3.244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24.79" calcext:value-type="float">
            <text:p>(R$4.924,79)</text:p>
          </table:table-cell>
          <table:table-cell table:style-name="ce6" office:value-type="float" office:value="13716.27" calcext:value-type="float">
            <text:p>R$13.716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11231" calcext:value-type="float">
            <text:p>11231</text:p>
          </table:table-cell>
          <table:table-cell table:style-name="ce3" office:value-type="string" calcext:value-type="string">
            <text:p>JANKIEL DE CAMPOS</text:p>
          </table:table-cell>
          <table:table-cell table:style-name="ce4" office:value-type="string" calcext:value-type="string">
            <text:p>ANALISTA DO MPU/PERITO EM ANTROPOLOGIA</text:p>
          </table:table-cell>
          <table:table-cell table:style-name="ce6" office:value-type="float" office:value="6058.42" calcext:value-type="float">
            <text:p>R$6.058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058.42" calcext:value-type="float">
            <text:p>R$6.058,42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0.06" calcext:value-type="float">
            <text:p>(R$770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0.06" calcext:value-type="float">
            <text:p>(R$770,06)</text:p>
          </table:table-cell>
          <table:table-cell table:style-name="ce6" office:value-type="float" office:value="5288.36" calcext:value-type="float">
            <text:p>R$5.288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2400" calcext:value-type="float">
            <text:p>2400</text:p>
          </table:table-cell>
          <table:table-cell table:style-name="ce3" office:value-type="string" calcext:value-type="string">
            <text:p>JANO DE CARVALHO SERVIO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248.06" calcext:value-type="float">
            <text:p>R$14.248,0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25.81" calcext:value-type="float">
            <text:p>R$18.525,81 </text:p>
          </table:table-cell>
          <table:table-cell table:style-name="ce6" office:value-type="float" office:value="-1661.12" calcext:value-type="float">
            <text:p>(R$1.661,12)</text:p>
          </table:table-cell>
          <table:table-cell table:style-name="ce6" office:value-type="float" office:value="-2655.27" calcext:value-type="float">
            <text:p>(R$2.655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6.39" calcext:value-type="float">
            <text:p>(R$4.316,39)</text:p>
          </table:table-cell>
          <table:table-cell table:style-name="ce6" office:value-type="float" office:value="14209.42" calcext:value-type="float">
            <text:p>R$14.209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5293" calcext:value-type="float">
            <text:p>5293</text:p>
          </table:table-cell>
          <table:table-cell table:style-name="ce3" office:value-type="string" calcext:value-type="string">
            <text:p>JAQUELINE BRUZZI VAZ COPESTAK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63.39" calcext:value-type="float">
            <text:p>R$13.963,39 </text:p>
          </table:table-cell>
          <table:table-cell table:style-name="ce6" office:value-type="float" office:value="-908.32" calcext:value-type="float">
            <text:p>(R$908,32)</text:p>
          </table:table-cell>
          <table:table-cell table:style-name="ce6" office:value-type="float" office:value="-2694.14" calcext:value-type="float">
            <text:p>(R$2.694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2.46" calcext:value-type="float">
            <text:p>(R$3.602,46)</text:p>
          </table:table-cell>
          <table:table-cell table:style-name="ce6" office:value-type="float" office:value="10360.93" calcext:value-type="float">
            <text:p>R$10.360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192" calcext:value-type="float">
            <text:p>5192</text:p>
          </table:table-cell>
          <table:table-cell table:style-name="ce3" office:value-type="string" calcext:value-type="string">
            <text:p>JAQUELINE GROSSMANN</text:p>
          </table:table-cell>
          <table:table-cell table:style-name="ce4" office:value-type="string" calcext:value-type="string">
            <text:p>ANALISTA DE SAUDE - SERVIÇO SOCIAL</text:p>
          </table:table-cell>
          <table:table-cell table:style-name="ce6" office:value-type="float" office:value="21275.69" calcext:value-type="float">
            <text:p>R$21.275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275.69" calcext:value-type="float">
            <text:p>R$21.275,69 </text:p>
          </table:table-cell>
          <table:table-cell table:style-name="ce6" office:value-type="float" office:value="-2114.85" calcext:value-type="float">
            <text:p>(R$2.114,85)</text:p>
          </table:table-cell>
          <table:table-cell table:style-name="ce6" office:value-type="float" office:value="-3797.49" calcext:value-type="float">
            <text:p>(R$3.797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12.34" calcext:value-type="float">
            <text:p>(R$5.912,34)</text:p>
          </table:table-cell>
          <table:table-cell table:style-name="ce6" office:value-type="float" office:value="15363.35" calcext:value-type="float">
            <text:p>R$15.363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364" calcext:value-type="float">
            <text:p>10364</text:p>
          </table:table-cell>
          <table:table-cell table:style-name="ce3" office:value-type="string" calcext:value-type="string">
            <text:p>JASMONE CLAUDINO BRAG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333.22" calcext:value-type="float">
            <text:p>R$23.333,2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059.92" calcext:value-type="float">
            <text:p>R$28.059,92 </text:p>
          </table:table-cell>
          <table:table-cell table:style-name="ce6" office:value-type="float" office:value="-3269.07" calcext:value-type="float">
            <text:p>(R$3.269,07)</text:p>
          </table:table-cell>
          <table:table-cell table:style-name="ce6" office:value-type="float" office:value="-5293.61" calcext:value-type="float">
            <text:p>(R$5.293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562.68" calcext:value-type="float">
            <text:p>(R$8.562,68)</text:p>
          </table:table-cell>
          <table:table-cell table:style-name="ce6" office:value-type="float" office:value="19497.24" calcext:value-type="float">
            <text:p>R$19.497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20498" calcext:value-type="float">
            <text:p>20498</text:p>
          </table:table-cell>
          <table:table-cell table:style-name="ce3" office:value-type="string" calcext:value-type="string">
            <text:p>JESUS BENVINDO JOSENDE PRAT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BERNARDO</text:p>
          </table:table-cell>
          <table:table-cell table:style-name="ce4" office:value-type="float" office:value="4271" calcext:value-type="float">
            <text:p>4271</text:p>
          </table:table-cell>
          <table:table-cell table:style-name="ce3" office:value-type="string" calcext:value-type="string">
            <text:p>JOANA ALMEIDA SOARES DE MORAI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994.34" calcext:value-type="float">
            <text:p>(R$2.994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18.37" calcext:value-type="float">
            <text:p>(R$4.118,37)</text:p>
          </table:table-cell>
          <table:table-cell table:style-name="ce6" office:value-type="float" office:value="11152.36" calcext:value-type="float">
            <text:p>R$11.152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565" calcext:value-type="float">
            <text:p>5565</text:p>
          </table:table-cell>
          <table:table-cell table:style-name="ce3" office:value-type="string" calcext:value-type="string">
            <text:p>JOANA BEZERRA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74.66" calcext:value-type="float">
            <text:p>R$14.274,66 </text:p>
          </table:table-cell>
          <table:table-cell table:style-name="ce6" office:value-type="float" office:value="-959.68" calcext:value-type="float">
            <text:p>(R$959,68)</text:p>
          </table:table-cell>
          <table:table-cell table:style-name="ce6" office:value-type="float" office:value="-2189.88" calcext:value-type="float">
            <text:p>(R$2.189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49.56" calcext:value-type="float">
            <text:p>(R$3.149,56)</text:p>
          </table:table-cell>
          <table:table-cell table:style-name="ce6" office:value-type="float" office:value="11125.1" calcext:value-type="float">
            <text:p>R$11.125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string" calcext:value-type="string">
            <text:p>JOANA MARIA TELLES SCHMALT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14146.7" calcext:value-type="float">
            <text:p>R$14.146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C</text:p>
          </table:table-cell>
          <table:table-cell table:style-name="ce4" office:value-type="float" office:value="8933" calcext:value-type="float">
            <text:p>8933</text:p>
          </table:table-cell>
          <table:table-cell table:style-name="ce3" office:value-type="string" calcext:value-type="string">
            <text:p>JOAO ALVES SEN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9806.79" calcext:value-type="float">
            <text:p>R$19.806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806.79" calcext:value-type="float">
            <text:p>R$19.806,79 </text:p>
          </table:table-cell>
          <table:table-cell table:style-name="ce6" office:value-type="float" office:value="-1872.48" calcext:value-type="float">
            <text:p>(R$1.872,48)</text:p>
          </table:table-cell>
          <table:table-cell table:style-name="ce6" office:value-type="float" office:value="-3460.2" calcext:value-type="float">
            <text:p>(R$3.460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32.68" calcext:value-type="float">
            <text:p>(R$5.332,68)</text:p>
          </table:table-cell>
          <table:table-cell table:style-name="ce6" office:value-type="float" office:value="14474.11" calcext:value-type="float">
            <text:p>R$14.474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35" calcext:value-type="float">
            <text:p>4035</text:p>
          </table:table-cell>
          <table:table-cell table:style-name="ce3" office:value-type="string" calcext:value-type="string">
            <text:p>JOAO ANTAO DO NASCIMEN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2483" calcext:value-type="float">
            <text:p>(R$2.483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15.84" calcext:value-type="float">
            <text:p>(R$3.615,84)</text:p>
          </table:table-cell>
          <table:table-cell table:style-name="ce6" office:value-type="float" office:value="11708.26" calcext:value-type="float">
            <text:p>R$11.708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2074" calcext:value-type="float">
            <text:p>2074</text:p>
          </table:table-cell>
          <table:table-cell table:style-name="ce3" office:value-type="string" calcext:value-type="string">
            <text:p>JOAO BATISTA DIAS BARBO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75.98" calcext:value-type="float">
            <text:p>R$14.275,9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99.11" calcext:value-type="float">
            <text:p>R$16.099,11 </text:p>
          </table:table-cell>
          <table:table-cell table:style-name="ce6" office:value-type="float" office:value="-1260.71" calcext:value-type="float">
            <text:p>(R$1.260,7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60.71" calcext:value-type="float">
            <text:p>(R$1.260,71)</text:p>
          </table:table-cell>
          <table:table-cell table:style-name="ce6" office:value-type="float" office:value="14838.4" calcext:value-type="float">
            <text:p>R$14.838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68" calcext:value-type="float">
            <text:p>4268</text:p>
          </table:table-cell>
          <table:table-cell table:style-name="ce3" office:value-type="string" calcext:value-type="string">
            <text:p>JOAO BATISTA SERRA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39" calcext:value-type="float">
            <text:p>R$15.259,3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2" calcext:value-type="float">
            <text:p>R$17.082,52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2834.64" calcext:value-type="float">
            <text:p>(R$2.834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57.62" calcext:value-type="float">
            <text:p>(R$4.257,62)</text:p>
          </table:table-cell>
          <table:table-cell table:style-name="ce6" office:value-type="float" office:value="12824.9" calcext:value-type="float">
            <text:p>R$12.824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9163" calcext:value-type="float">
            <text:p>9163</text:p>
          </table:table-cell>
          <table:table-cell table:style-name="ce3" office:value-type="string" calcext:value-type="string">
            <text:p>JOAO CECIL SOBRA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9.78" calcext:value-type="float">
            <text:p>R$17.289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9.78" calcext:value-type="float">
            <text:p>R$17.289,78 </text:p>
          </table:table-cell>
          <table:table-cell table:style-name="ce6" office:value-type="float" office:value="-1457.17" calcext:value-type="float">
            <text:p>(R$1.457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7.17" calcext:value-type="float">
            <text:p>(R$1.457,17)</text:p>
          </table:table-cell>
          <table:table-cell table:style-name="ce6" office:value-type="float" office:value="15832.61" calcext:value-type="float">
            <text:p>R$15.83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202" calcext:value-type="float">
            <text:p>2202</text:p>
          </table:table-cell>
          <table:table-cell table:style-name="ce3" office:value-type="string" calcext:value-type="string">
            <text:p>JOAO CONCEICAO MACHADO SAMPA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5" calcext:value-type="float">
            <text:p>R$14.248,0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8" calcext:value-type="float">
            <text:p>R$16.071,18 </text:p>
          </table:table-cell>
          <table:table-cell table:style-name="ce6" office:value-type="float" office:value="-1256.1" calcext:value-type="float">
            <text:p>(R$1.256,1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56.1" calcext:value-type="float">
            <text:p>(R$1.256,10)</text:p>
          </table:table-cell>
          <table:table-cell table:style-name="ce6" office:value-type="float" office:value="14815.08" calcext:value-type="float">
            <text:p>R$14.815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188" calcext:value-type="float">
            <text:p>4188</text:p>
          </table:table-cell>
          <table:table-cell table:style-name="ce3" office:value-type="string" calcext:value-type="string">
            <text:p>JOAO DAS GRACAS LOPES DA COS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491.51" calcext:value-type="float">
            <text:p>R$16.491,5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18.21" calcext:value-type="float">
            <text:p>R$21.218,21 </text:p>
          </table:table-cell>
          <table:table-cell table:style-name="ce6" office:value-type="float" office:value="-2105.36" calcext:value-type="float">
            <text:p>(R$2.105,36)</text:p>
          </table:table-cell>
          <table:table-cell table:style-name="ce6" office:value-type="float" office:value="-3836.43" calcext:value-type="float">
            <text:p>(R$3.836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41.79" calcext:value-type="float">
            <text:p>(R$5.941,79)</text:p>
          </table:table-cell>
          <table:table-cell table:style-name="ce6" office:value-type="float" office:value="15276.42" calcext:value-type="float">
            <text:p>R$15.276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P</text:p>
          </table:table-cell>
          <table:table-cell table:style-name="ce4" office:value-type="float" office:value="2346" calcext:value-type="float">
            <text:p>2346</text:p>
          </table:table-cell>
          <table:table-cell table:style-name="ce3" office:value-type="string" calcext:value-type="string">
            <text:p>JOAO DE ALMEID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772.08" calcext:value-type="float">
            <text:p>R$1.772,0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6.5" calcext:value-type="float">
            <text:p>R$15.486,50 </text:p>
          </table:table-cell>
          <table:table-cell table:style-name="ce6" office:value-type="float" office:value="-1159.63" calcext:value-type="float">
            <text:p>(R$1.159,63)</text:p>
          </table:table-cell>
          <table:table-cell table:style-name="ce6" office:value-type="float" office:value="-2363.88" calcext:value-type="float">
            <text:p>(R$2.363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23.51" calcext:value-type="float">
            <text:p>(R$3.523,51)</text:p>
          </table:table-cell>
          <table:table-cell table:style-name="ce6" office:value-type="float" office:value="11962.99" calcext:value-type="float">
            <text:p>R$11.962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95" calcext:value-type="float">
            <text:p>4995</text:p>
          </table:table-cell>
          <table:table-cell table:style-name="ce3" office:value-type="string" calcext:value-type="string">
            <text:p>JOAO EDUARDO CRUZ MARTIN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420.78" calcext:value-type="float">
            <text:p>R$23.420,78 </text:p>
          </table:table-cell>
          <table:table-cell table:style-name="ce6" office:value-type="float" office:value="6237.26" calcext:value-type="float">
            <text:p>R$6.237,2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9658.04" calcext:value-type="float">
            <text:p>R$29.658,04 </text:p>
          </table:table-cell>
          <table:table-cell table:style-name="ce6" office:value-type="float" office:value="-3572.72" calcext:value-type="float">
            <text:p>(R$3.572,7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572.72" calcext:value-type="float">
            <text:p>(R$3.572,72)</text:p>
          </table:table-cell>
          <table:table-cell table:style-name="ce6" office:value-type="float" office:value="26085.32" calcext:value-type="float">
            <text:p>R$26.085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137" calcext:value-type="float">
            <text:p>2137</text:p>
          </table:table-cell>
          <table:table-cell table:style-name="ce3" office:value-type="string" calcext:value-type="string">
            <text:p>JOAO MARCOS DE MENDONC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29.65" calcext:value-type="float">
            <text:p>R$13.729,6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52.78" calcext:value-type="float">
            <text:p>R$15.552,78 </text:p>
          </table:table-cell>
          <table:table-cell table:style-name="ce6" office:value-type="float" office:value="-1170.57" calcext:value-type="float">
            <text:p>(R$1.170,57)</text:p>
          </table:table-cell>
          <table:table-cell table:style-name="ce6" office:value-type="float" office:value="-2274.82" calcext:value-type="float">
            <text:p>(R$2.274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5.39" calcext:value-type="float">
            <text:p>(R$3.445,39)</text:p>
          </table:table-cell>
          <table:table-cell table:style-name="ce6" office:value-type="float" office:value="12107.39" calcext:value-type="float">
            <text:p>R$12.107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201" calcext:value-type="float">
            <text:p>2201</text:p>
          </table:table-cell>
          <table:table-cell table:style-name="ce3" office:value-type="string" calcext:value-type="string">
            <text:p>JOAO MARIA MAGDALEN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6006.48" calcext:value-type="float">
            <text:p>R$16.006,48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64.98" calcext:value-type="float">
            <text:p>R$17.464,98 </text:p>
          </table:table-cell>
          <table:table-cell table:style-name="ce6" office:value-type="float" office:value="-1486.08" calcext:value-type="float">
            <text:p>(R$1.486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86.08" calcext:value-type="float">
            <text:p>(R$1.486,08)</text:p>
          </table:table-cell>
          <table:table-cell table:style-name="ce6" office:value-type="float" office:value="15978.9" calcext:value-type="float">
            <text:p>R$15.978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10983" calcext:value-type="float">
            <text:p>10983</text:p>
          </table:table-cell>
          <table:table-cell table:style-name="ce3" office:value-type="string" calcext:value-type="string">
            <text:p>JOAO NUNES RIBEI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455.37" calcext:value-type="float">
            <text:p>(R$2.455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5.82" calcext:value-type="float">
            <text:p>(R$3.605,82)</text:p>
          </table:table-cell>
          <table:table-cell table:style-name="ce6" office:value-type="float" office:value="11825" calcext:value-type="float">
            <text:p>R$11.825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67" calcext:value-type="float">
            <text:p>4267</text:p>
          </table:table-cell>
          <table:table-cell table:style-name="ce3" office:value-type="string" calcext:value-type="string">
            <text:p>JOAO ROBERTO NASCIMENTO FERR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418.61" calcext:value-type="float">
            <text:p>(R$2.418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2.64" calcext:value-type="float">
            <text:p>(R$3.542,64)</text:p>
          </table:table-cell>
          <table:table-cell table:style-name="ce6" office:value-type="float" office:value="11728.09" calcext:value-type="float">
            <text:p>R$11.728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970" calcext:value-type="float">
            <text:p>4970</text:p>
          </table:table-cell>
          <table:table-cell table:style-name="ce3" office:value-type="string" calcext:value-type="string">
            <text:p>JOAO ROBERTO OSOR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732.77" calcext:value-type="float">
            <text:p>R$18.732,77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36.61" calcext:value-type="float">
            <text:p>R$21.136,61 </text:p>
          </table:table-cell>
          <table:table-cell table:style-name="ce6" office:value-type="float" office:value="-2091.9" calcext:value-type="float">
            <text:p>(R$2.091,90)</text:p>
          </table:table-cell>
          <table:table-cell table:style-name="ce6" office:value-type="float" office:value="-1843.23" calcext:value-type="float">
            <text:p>(R$1.843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5.13" calcext:value-type="float">
            <text:p>(R$3.935,13)</text:p>
          </table:table-cell>
          <table:table-cell table:style-name="ce6" office:value-type="float" office:value="17201.48" calcext:value-type="float">
            <text:p>R$17.201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LUMENAU</text:p>
          </table:table-cell>
          <table:table-cell table:style-name="ce4" office:value-type="float" office:value="9905" calcext:value-type="float">
            <text:p>9905</text:p>
          </table:table-cell>
          <table:table-cell table:style-name="ce3" office:value-type="string" calcext:value-type="string">
            <text:p>JOAO WELIGTON ABDALL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877" calcext:value-type="float">
            <text:p>2877</text:p>
          </table:table-cell>
          <table:table-cell table:style-name="ce3" office:value-type="string" calcext:value-type="string">
            <text:p>JOAQUIM MARQUES DE BARROS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16.64" calcext:value-type="float">
            <text:p>(R$2.516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1.11" calcext:value-type="float">
            <text:p>(R$3.711,11)</text:p>
          </table:table-cell>
          <table:table-cell table:style-name="ce6" office:value-type="float" office:value="11986.53" calcext:value-type="float">
            <text:p>R$11.986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XIAS SUL</text:p>
          </table:table-cell>
          <table:table-cell table:style-name="ce4" office:value-type="float" office:value="6289" calcext:value-type="float">
            <text:p>6289</text:p>
          </table:table-cell>
          <table:table-cell table:style-name="ce3" office:value-type="string" calcext:value-type="string">
            <text:p>JOCELIN BATISTA DA SIL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68.17" calcext:value-type="float">
            <text:p>R$14.068,17 </text:p>
          </table:table-cell>
          <table:table-cell table:style-name="ce6" office:value-type="float" office:value="-925.61" calcext:value-type="float">
            <text:p>(R$925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25.61" calcext:value-type="float">
            <text:p>(R$925,61)</text:p>
          </table:table-cell>
          <table:table-cell table:style-name="ce6" office:value-type="float" office:value="13142.56" calcext:value-type="float">
            <text:p>R$13.142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9602" calcext:value-type="float">
            <text:p>9602</text:p>
          </table:table-cell>
          <table:table-cell table:style-name="ce3" office:value-type="string" calcext:value-type="string">
            <text:p>JOECY GOMES DE SOUZ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783.69" calcext:value-type="float">
            <text:p>(R$3.783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63.55" calcext:value-type="float">
            <text:p>(R$5.963,55)</text:p>
          </table:table-cell>
          <table:table-cell table:style-name="ce6" office:value-type="float" office:value="15706.14" calcext:value-type="float">
            <text:p>R$15.706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95" calcext:value-type="float">
            <text:p>2395</text:p>
          </table:table-cell>
          <table:table-cell table:style-name="ce3" office:value-type="string" calcext:value-type="string">
            <text:p>JOEL GUILHERME DE MEDEIRO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30546.12" calcext:value-type="float">
            <text:p>R$30.546,12 </text:p>
          </table:table-cell>
          <table:table-cell table:style-name="ce6" office:value-type="float" office:value="5183.14" calcext:value-type="float">
            <text:p>R$5.183,1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5729.26" calcext:value-type="float">
            <text:p>R$35.729,26 </text:p>
          </table:table-cell>
          <table:table-cell table:style-name="ce6" office:value-type="float" office:value="-4726.25" calcext:value-type="float">
            <text:p>(R$4.726,25)</text:p>
          </table:table-cell>
          <table:table-cell table:style-name="ce6" office:value-type="float" office:value="-6263.78" calcext:value-type="float">
            <text:p>(R$6.263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990.03" calcext:value-type="float">
            <text:p>(R$10.990,03)</text:p>
          </table:table-cell>
          <table:table-cell table:style-name="ce6" office:value-type="float" office:value="24739.23" calcext:value-type="float">
            <text:p>R$24.739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365" calcext:value-type="float">
            <text:p>6365</text:p>
          </table:table-cell>
          <table:table-cell table:style-name="ce3" office:value-type="string" calcext:value-type="string">
            <text:p>JONADAB ALVES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12079.16" calcext:value-type="float">
            <text:p>R$12.07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18493" calcext:value-type="float">
            <text:p>18493</text:p>
          </table:table-cell>
          <table:table-cell table:style-name="ce3" office:value-type="string" calcext:value-type="string">
            <text:p>JORGE BAUER RODRIGUES MACHAD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311.45" calcext:value-type="float">
            <text:p>R$12.311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11.45" calcext:value-type="float">
            <text:p>R$12.311,45 </text:p>
          </table:table-cell>
          <table:table-cell table:style-name="ce6" office:value-type="float" office:value="-656.19" calcext:value-type="float">
            <text:p>(R$656,19)</text:p>
          </table:table-cell>
          <table:table-cell table:style-name="ce6" office:value-type="float" office:value="-1733.46" calcext:value-type="float">
            <text:p>(R$1.733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89.65" calcext:value-type="float">
            <text:p>(R$2.389,65)</text:p>
          </table:table-cell>
          <table:table-cell table:style-name="ce6" office:value-type="float" office:value="9921.8" calcext:value-type="float">
            <text:p>R$9.921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.GONCALVES</text:p>
          </table:table-cell>
          <table:table-cell table:style-name="ce4" office:value-type="float" office:value="9533" calcext:value-type="float">
            <text:p>9533</text:p>
          </table:table-cell>
          <table:table-cell table:style-name="ce3" office:value-type="string" calcext:value-type="string">
            <text:p>JORGE JUAN PORTELLA LEQU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0439.01" calcext:value-type="float">
            <text:p>R$10.439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39.01" calcext:value-type="float">
            <text:p>R$10.439,01 </text:p>
          </table:table-cell>
          <table:table-cell table:style-name="ce6" office:value-type="float" office:value="-384.69" calcext:value-type="float">
            <text:p>(R$384,69)</text:p>
          </table:table-cell>
          <table:table-cell table:style-name="ce6" office:value-type="float" office:value="-1345.34" calcext:value-type="float">
            <text:p>(R$1.345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30.03" calcext:value-type="float">
            <text:p>(R$1.730,03)</text:p>
          </table:table-cell>
          <table:table-cell table:style-name="ce6" office:value-type="float" office:value="8708.98" calcext:value-type="float">
            <text:p>R$8.708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84" calcext:value-type="float">
            <text:p>4284</text:p>
          </table:table-cell>
          <table:table-cell table:style-name="ce3" office:value-type="string" calcext:value-type="string">
            <text:p>JORGE LUIZ BELAS OLIV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88.11" calcext:value-type="float">
            <text:p>R$14.488,11 </text:p>
          </table:table-cell>
          <table:table-cell table:style-name="ce6" office:value-type="float" office:value="-994.9" calcext:value-type="float">
            <text:p>(R$994,90)</text:p>
          </table:table-cell>
          <table:table-cell table:style-name="ce6" office:value-type="float" office:value="-2291.03" calcext:value-type="float">
            <text:p>(R$2.291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85.93" calcext:value-type="float">
            <text:p>(R$3.285,93)</text:p>
          </table:table-cell>
          <table:table-cell table:style-name="ce6" office:value-type="float" office:value="11202.18" calcext:value-type="float">
            <text:p>R$11.202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MARÍLIA</text:p>
          </table:table-cell>
          <table:table-cell table:style-name="ce4" office:value-type="float" office:value="5489" calcext:value-type="float">
            <text:p>5489</text:p>
          </table:table-cell>
          <table:table-cell table:style-name="ce3" office:value-type="string" calcext:value-type="string">
            <text:p>JORGE LUIZ SABELL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254.33" calcext:value-type="float">
            <text:p>R$1.254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28.84" calcext:value-type="float">
            <text:p>R$15.128,84 </text:p>
          </table:table-cell>
          <table:table-cell table:style-name="ce6" office:value-type="float" office:value="-1100.62" calcext:value-type="float">
            <text:p>(R$1.100,62)</text:p>
          </table:table-cell>
          <table:table-cell table:style-name="ce6" office:value-type="float" office:value="-2386.02" calcext:value-type="float">
            <text:p>(R$2.386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6.64" calcext:value-type="float">
            <text:p>(R$3.486,64)</text:p>
          </table:table-cell>
          <table:table-cell table:style-name="ce6" office:value-type="float" office:value="11642.2" calcext:value-type="float">
            <text:p>R$11.642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117" calcext:value-type="float">
            <text:p>6117</text:p>
          </table:table-cell>
          <table:table-cell table:style-name="ce3" office:value-type="string" calcext:value-type="string">
            <text:p>JORGE LUIZ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860.6" calcext:value-type="float">
            <text:p>R$12.860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60.6" calcext:value-type="float">
            <text:p>R$12.860,60 </text:p>
          </table:table-cell>
          <table:table-cell table:style-name="ce6" office:value-type="float" office:value="-735.82" calcext:value-type="float">
            <text:p>(R$735,82)</text:p>
          </table:table-cell>
          <table:table-cell table:style-name="ce6" office:value-type="float" office:value="-1914.72" calcext:value-type="float">
            <text:p>(R$1.914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50.54" calcext:value-type="float">
            <text:p>(R$2.650,54)</text:p>
          </table:table-cell>
          <table:table-cell table:style-name="ce6" office:value-type="float" office:value="10210.06" calcext:value-type="float">
            <text:p>R$10.210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27" calcext:value-type="float">
            <text:p>4927</text:p>
          </table:table-cell>
          <table:table-cell table:style-name="ce3" office:value-type="string" calcext:value-type="string">
            <text:p>JORGE NISH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4889.44" calcext:value-type="float">
            <text:p>R$4.889,4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870.68" calcext:value-type="float">
            <text:p>R$18.870,68 </text:p>
          </table:table-cell>
          <table:table-cell table:style-name="ce6" office:value-type="float" office:value="-1718.02" calcext:value-type="float">
            <text:p>(R$1.718,02)</text:p>
          </table:table-cell>
          <table:table-cell table:style-name="ce6" office:value-type="float" office:value="-3768.84" calcext:value-type="float">
            <text:p>(R$3.768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86.86" calcext:value-type="float">
            <text:p>(R$5.486,86)</text:p>
          </table:table-cell>
          <table:table-cell table:style-name="ce6" office:value-type="float" office:value="13383.82" calcext:value-type="float">
            <text:p>R$13.383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3" calcext:value-type="float">
            <text:p>4453</text:p>
          </table:table-cell>
          <table:table-cell table:style-name="ce3" office:value-type="string" calcext:value-type="string">
            <text:p>JOSAFA MEDEIROS</text:p>
          </table:table-cell>
          <table:table-cell table:style-name="ce4" office:value-type="string" calcext:value-type="string">
            <text:p>TÉCNICO DO MPU/ENFERMAGEM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14280.37" calcext:value-type="float">
            <text:p>R$14.280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730" calcext:value-type="float">
            <text:p>4730</text:p>
          </table:table-cell>
          <table:table-cell table:style-name="ce3" office:value-type="string" calcext:value-type="string">
            <text:p>JOSE ADRILES FAR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1726.89" calcext:value-type="float">
            <text:p>R$21.726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26.89" calcext:value-type="float">
            <text:p>R$21.726,8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55.3" calcext:value-type="float">
            <text:p>(R$4.555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55.3" calcext:value-type="float">
            <text:p>(R$4.555,30)</text:p>
          </table:table-cell>
          <table:table-cell table:style-name="ce6" office:value-type="float" office:value="17171.59" calcext:value-type="float">
            <text:p>R$17.171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787" calcext:value-type="float">
            <text:p>2787</text:p>
          </table:table-cell>
          <table:table-cell table:style-name="ce3" office:value-type="string" calcext:value-type="string">
            <text:p>JOSE ANCELMO DE BARRO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0512.61" calcext:value-type="float">
            <text:p>R$10.512,6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512.61" calcext:value-type="float">
            <text:p>R$10.512,61 </text:p>
          </table:table-cell>
          <table:table-cell table:style-name="ce6" office:value-type="float" office:value="-395.36" calcext:value-type="float">
            <text:p>(R$395,36)</text:p>
          </table:table-cell>
          <table:table-cell table:style-name="ce6" office:value-type="float" office:value="-1206.23" calcext:value-type="float">
            <text:p>(R$1.206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01.59" calcext:value-type="float">
            <text:p>(R$1.601,59)</text:p>
          </table:table-cell>
          <table:table-cell table:style-name="ce6" office:value-type="float" office:value="8911.02" calcext:value-type="float">
            <text:p>R$8.911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3734" calcext:value-type="float">
            <text:p>3734</text:p>
          </table:table-cell>
          <table:table-cell table:style-name="ce3" office:value-type="string" calcext:value-type="string">
            <text:p>JOSE ANTONIO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35.25" calcext:value-type="float">
            <text:p>R$14.535,25 </text:p>
          </table:table-cell>
          <table:table-cell table:style-name="ce6" office:value-type="float" office:value="-1002.68" calcext:value-type="float">
            <text:p>(R$1.002,68)</text:p>
          </table:table-cell>
          <table:table-cell table:style-name="ce6" office:value-type="float" office:value="-2249.72" calcext:value-type="float">
            <text:p>(R$2.249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2.4" calcext:value-type="float">
            <text:p>(R$3.252,40)</text:p>
          </table:table-cell>
          <table:table-cell table:style-name="ce6" office:value-type="float" office:value="11282.85" calcext:value-type="float">
            <text:p>R$11.282,8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90" calcext:value-type="float">
            <text:p>2190</text:p>
          </table:table-cell>
          <table:table-cell table:style-name="ce3" office:value-type="string" calcext:value-type="string">
            <text:p>JOSE ANTUN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545.92" calcext:value-type="float">
            <text:p>R$17.545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545.92" calcext:value-type="float">
            <text:p>R$17.545,92 </text:p>
          </table:table-cell>
          <table:table-cell table:style-name="ce6" office:value-type="float" office:value="-1499.44" calcext:value-type="float">
            <text:p>(R$1.499,4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99.44" calcext:value-type="float">
            <text:p>(R$1.499,44)</text:p>
          </table:table-cell>
          <table:table-cell table:style-name="ce6" office:value-type="float" office:value="16046.48" calcext:value-type="float">
            <text:p>R$16.046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15" calcext:value-type="float">
            <text:p>4215</text:p>
          </table:table-cell>
          <table:table-cell table:style-name="ce3" office:value-type="string" calcext:value-type="string">
            <text:p>JOSE AUGUSTO DE SOU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65.5" calcext:value-type="float">
            <text:p>R$17.665,5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92.2" calcext:value-type="float">
            <text:p>R$22.392,20 </text:p>
          </table:table-cell>
          <table:table-cell table:style-name="ce6" office:value-type="float" office:value="-2299.07" calcext:value-type="float">
            <text:p>(R$2.299,0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99.07" calcext:value-type="float">
            <text:p>(R$2.299,07)</text:p>
          </table:table-cell>
          <table:table-cell table:style-name="ce6" office:value-type="float" office:value="20093.13" calcext:value-type="float">
            <text:p>R$20.093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6324" calcext:value-type="float">
            <text:p>6324</text:p>
          </table:table-cell>
          <table:table-cell table:style-name="ce3" office:value-type="string" calcext:value-type="string">
            <text:p>JOSE AYSSON LOPES DA SILVA ROSAS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7804.85" calcext:value-type="float">
            <text:p>R$7.804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804.85" calcext:value-type="float">
            <text:p>R$7.804,85 </text:p>
          </table:table-cell>
          <table:table-cell table:style-name="ce6" office:value-type="float" office:value="-2.73" calcext:value-type="float">
            <text:p>(R$2,73)</text:p>
          </table:table-cell>
          <table:table-cell table:style-name="ce6" office:value-type="float" office:value="-1249.58" calcext:value-type="float">
            <text:p>(R$1.249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52.31" calcext:value-type="float">
            <text:p>(R$1.252,31)</text:p>
          </table:table-cell>
          <table:table-cell table:style-name="ce6" office:value-type="float" office:value="6552.54" calcext:value-type="float">
            <text:p>R$6.552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3236" calcext:value-type="float">
            <text:p>3236</text:p>
          </table:table-cell>
          <table:table-cell table:style-name="ce3" office:value-type="string" calcext:value-type="string">
            <text:p>JOSE BENEDICTO DOMINGUE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9236.94" calcext:value-type="float">
            <text:p>R$19.236,9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236.94" calcext:value-type="float">
            <text:p>R$19.236,94 </text:p>
          </table:table-cell>
          <table:table-cell table:style-name="ce6" office:value-type="float" office:value="-1778.46" calcext:value-type="float">
            <text:p>(R$1.778,46)</text:p>
          </table:table-cell>
          <table:table-cell table:style-name="ce6" office:value-type="float" office:value="-3329.35" calcext:value-type="float">
            <text:p>(R$3.329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07.81" calcext:value-type="float">
            <text:p>(R$5.107,81)</text:p>
          </table:table-cell>
          <table:table-cell table:style-name="ce6" office:value-type="float" office:value="14129.13" calcext:value-type="float">
            <text:p>R$14.1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LONDRINA</text:p>
          </table:table-cell>
          <table:table-cell table:style-name="ce4" office:value-type="float" office:value="2833" calcext:value-type="float">
            <text:p>2833</text:p>
          </table:table-cell>
          <table:table-cell table:style-name="ce3" office:value-type="string" calcext:value-type="string">
            <text:p>JOSE CARLOS AMANCI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09.26" calcext:value-type="float">
            <text:p>R$15.709,26 </text:p>
          </table:table-cell>
          <table:table-cell table:style-name="ce6" office:value-type="float" office:value="-1196.39" calcext:value-type="float">
            <text:p>(R$1.196,39)</text:p>
          </table:table-cell>
          <table:table-cell table:style-name="ce6" office:value-type="float" office:value="-2519.3" calcext:value-type="float">
            <text:p>(R$2.519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5.69" calcext:value-type="float">
            <text:p>(R$3.715,69)</text:p>
          </table:table-cell>
          <table:table-cell table:style-name="ce6" office:value-type="float" office:value="11993.57" calcext:value-type="float">
            <text:p>R$11.993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6522" calcext:value-type="float">
            <text:p>6522</text:p>
          </table:table-cell>
          <table:table-cell table:style-name="ce3" office:value-type="string" calcext:value-type="string">
            <text:p>JOSE CARLOS SOUZA E MATA VIRGEM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545.23" calcext:value-type="float">
            <text:p>R$22.545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545.23" calcext:value-type="float">
            <text:p>R$22.545,23 </text:p>
          </table:table-cell>
          <table:table-cell table:style-name="ce6" office:value-type="float" office:value="-2324.32" calcext:value-type="float">
            <text:p>(R$2.324,3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24.32" calcext:value-type="float">
            <text:p>(R$2.324,32)</text:p>
          </table:table-cell>
          <table:table-cell table:style-name="ce6" office:value-type="float" office:value="20220.91" calcext:value-type="float">
            <text:p>R$20.220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786" calcext:value-type="float">
            <text:p>4786</text:p>
          </table:table-cell>
          <table:table-cell table:style-name="ce3" office:value-type="string" calcext:value-type="string">
            <text:p>JOSE CAVALCANTE NOGUEIR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508.33" calcext:value-type="float">
            <text:p>R$23.508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331.46" calcext:value-type="float">
            <text:p>R$25.331,46 </text:p>
          </table:table-cell>
          <table:table-cell table:style-name="ce6" office:value-type="float" office:value="-2784.05" calcext:value-type="float">
            <text:p>(R$2.784,05)</text:p>
          </table:table-cell>
          <table:table-cell table:style-name="ce6" office:value-type="float" office:value="-4780.94" calcext:value-type="float">
            <text:p>(R$4.780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64.99" calcext:value-type="float">
            <text:p>(R$7.564,99)</text:p>
          </table:table-cell>
          <table:table-cell table:style-name="ce6" office:value-type="float" office:value="17766.47" calcext:value-type="float">
            <text:p>R$17.766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EGISTRO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" office:value-type="string" calcext:value-type="string">
            <text:p>JOSE CLAUDIO FIGUEIREDO FELIX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866.24" calcext:value-type="float">
            <text:p>R$6.866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866.24" calcext:value-type="float">
            <text:p>R$6.866,2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7.94" calcext:value-type="float">
            <text:p>(R$887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7.94" calcext:value-type="float">
            <text:p>(R$887,94)</text:p>
          </table:table-cell>
          <table:table-cell table:style-name="ce6" office:value-type="float" office:value="5978.3" calcext:value-type="float">
            <text:p>R$5.978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31" calcext:value-type="float">
            <text:p>2131</text:p>
          </table:table-cell>
          <table:table-cell table:style-name="ce3" office:value-type="string" calcext:value-type="string">
            <text:p>JOSE DE ANCHIETA PINH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46.39" calcext:value-type="float">
            <text:p>R$15.846,3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40.26" calcext:value-type="float">
            <text:p>R$16.940,26 </text:p>
          </table:table-cell>
          <table:table-cell table:style-name="ce6" office:value-type="float" office:value="-1399.5" calcext:value-type="float">
            <text:p>(R$1.399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99.5" calcext:value-type="float">
            <text:p>(R$1.399,50)</text:p>
          </table:table-cell>
          <table:table-cell table:style-name="ce6" office:value-type="float" office:value="15540.76" calcext:value-type="float">
            <text:p>R$15.540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35" calcext:value-type="float">
            <text:p>4435</text:p>
          </table:table-cell>
          <table:table-cell table:style-name="ce3" office:value-type="string" calcext:value-type="string">
            <text:p>JOSE DE SALES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658.69" calcext:value-type="float">
            <text:p>R$17.658,6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36.44" calcext:value-type="float">
            <text:p>R$21.936,44 </text:p>
          </table:table-cell>
          <table:table-cell table:style-name="ce6" office:value-type="float" office:value="-2223.87" calcext:value-type="float">
            <text:p>(R$2.223,87)</text:p>
          </table:table-cell>
          <table:table-cell table:style-name="ce6" office:value-type="float" office:value="-4472.81" calcext:value-type="float">
            <text:p>(R$4.472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96.68" calcext:value-type="float">
            <text:p>(R$6.696,68)</text:p>
          </table:table-cell>
          <table:table-cell table:style-name="ce6" office:value-type="float" office:value="15239.76" calcext:value-type="float">
            <text:p>R$15.239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877" calcext:value-type="float">
            <text:p>4877</text:p>
          </table:table-cell>
          <table:table-cell table:style-name="ce3" office:value-type="string" calcext:value-type="string">
            <text:p>JOSE EUGENI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04.21" calcext:value-type="float">
            <text:p>R$15.404,21 </text:p>
          </table:table-cell>
          <table:table-cell table:style-name="ce6" office:value-type="float" office:value="-1146.05" calcext:value-type="float">
            <text:p>(R$1.146,05)</text:p>
          </table:table-cell>
          <table:table-cell table:style-name="ce6" office:value-type="float" office:value="-2501.39" calcext:value-type="float">
            <text:p>(R$2.501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7.44" calcext:value-type="float">
            <text:p>(R$3.647,44)</text:p>
          </table:table-cell>
          <table:table-cell table:style-name="ce6" office:value-type="float" office:value="11756.77" calcext:value-type="float">
            <text:p>R$11.756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42" calcext:value-type="float">
            <text:p>4542</text:p>
          </table:table-cell>
          <table:table-cell table:style-name="ce3" office:value-type="string" calcext:value-type="string">
            <text:p>JOSE FERNANDES FORTALE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6" calcext:value-type="float">
            <text:p>R$15.377,46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377.9" calcext:value-type="float">
            <text:p>(R$2.377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9.54" calcext:value-type="float">
            <text:p>(R$3.519,54)</text:p>
          </table:table-cell>
          <table:table-cell table:style-name="ce6" office:value-type="float" office:value="11857.92" calcext:value-type="float">
            <text:p>R$11.857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98" calcext:value-type="float">
            <text:p>2198</text:p>
          </table:table-cell>
          <table:table-cell table:style-name="ce3" office:value-type="string" calcext:value-type="string">
            <text:p>JOSE GONCALVES MO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98.09" calcext:value-type="float">
            <text:p>R$16.498,09 </text:p>
          </table:table-cell>
          <table:table-cell table:style-name="ce6" office:value-type="float" office:value="-1326.54" calcext:value-type="float">
            <text:p>(R$1.326,5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26.54" calcext:value-type="float">
            <text:p>(R$1.326,54)</text:p>
          </table:table-cell>
          <table:table-cell table:style-name="ce6" office:value-type="float" office:value="15171.55" calcext:value-type="float">
            <text:p>R$15.171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BERLANDIA</text:p>
          </table:table-cell>
          <table:table-cell table:style-name="ce4" office:value-type="float" office:value="4346" calcext:value-type="float">
            <text:p>4346</text:p>
          </table:table-cell>
          <table:table-cell table:style-name="ce3" office:value-type="string" calcext:value-type="string">
            <text:p>JOSE LAZARO DE JESUS ALV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707.94" calcext:value-type="float">
            <text:p>R$18.707,94 </text:p>
          </table:table-cell>
          <table:table-cell table:style-name="ce6" office:value-type="float" office:value="-1691.17" calcext:value-type="float">
            <text:p>(R$1.691,17)</text:p>
          </table:table-cell>
          <table:table-cell table:style-name="ce6" office:value-type="float" office:value="-2691.87" calcext:value-type="float">
            <text:p>(R$2.691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3.04" calcext:value-type="float">
            <text:p>(R$4.383,04)</text:p>
          </table:table-cell>
          <table:table-cell table:style-name="ce6" office:value-type="float" office:value="14324.9" calcext:value-type="float">
            <text:p>R$14.324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8" calcext:value-type="float">
            <text:p>2358</text:p>
          </table:table-cell>
          <table:table-cell table:style-name="ce3" office:value-type="string" calcext:value-type="string">
            <text:p>JOSE LINO DE MOR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91.37" calcext:value-type="float">
            <text:p>R$16.391,37 </text:p>
          </table:table-cell>
          <table:table-cell table:style-name="ce6" office:value-type="float" office:value="-1308.94" calcext:value-type="float">
            <text:p>(R$1.308,9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08.94" calcext:value-type="float">
            <text:p>(R$1.308,94)</text:p>
          </table:table-cell>
          <table:table-cell table:style-name="ce6" office:value-type="float" office:value="15082.43" calcext:value-type="float">
            <text:p>R$15.082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8945" calcext:value-type="float">
            <text:p>8945</text:p>
          </table:table-cell>
          <table:table-cell table:style-name="ce3" office:value-type="string" calcext:value-type="string">
            <text:p>JOSE LOPES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693.26" calcext:value-type="float">
            <text:p>R$12.693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93.26" calcext:value-type="float">
            <text:p>R$12.693,26 </text:p>
          </table:table-cell>
          <table:table-cell table:style-name="ce6" office:value-type="float" office:value="-711.55" calcext:value-type="float">
            <text:p>(R$711,55)</text:p>
          </table:table-cell>
          <table:table-cell table:style-name="ce6" office:value-type="float" office:value="-1875.37" calcext:value-type="float">
            <text:p>(R$1.875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86.92" calcext:value-type="float">
            <text:p>(R$2.586,92)</text:p>
          </table:table-cell>
          <table:table-cell table:style-name="ce6" office:value-type="float" office:value="10106.34" calcext:value-type="float">
            <text:p>R$10.106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185" calcext:value-type="float">
            <text:p>2185</text:p>
          </table:table-cell>
          <table:table-cell table:style-name="ce3" office:value-type="string" calcext:value-type="string">
            <text:p>JOSE LOPES GUIMARAES FI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-5441.7" calcext:value-type="float">
            <text:p>(R$5.441,70)</text:p>
          </table:table-cell>
          <table:table-cell table:style-name="ce6" office:value-type="float" office:value="-1136.05" calcext:value-type="float">
            <text:p>(R$1.136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22.37" calcext:value-type="float">
            <text:p>(R$8.622,37)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-15200.12" calcext:value-type="float">
            <text:p>(R$15.200,12)</text:p>
          </table:table-cell>
          <table:table-cell table:style-name="ce6" office:value-type="float" office:value="1085.32" calcext:value-type="float">
            <text:p>R$1.085,32 </text:p>
          </table:table-cell>
          <table:table-cell table:style-name="ce6" office:value-type="float" office:value="1412.73" calcext:value-type="float">
            <text:p>R$1.412,7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2498.05" calcext:value-type="float">
            <text:p>R$2.498,05 </text:p>
          </table:table-cell>
          <table:table-cell table:style-name="ce6" office:value-type="float" office:value="-12702.07" calcext:value-type="float">
            <text:p>(R$12.702,07)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61" calcext:value-type="float">
            <text:p>4561</text:p>
          </table:table-cell>
          <table:table-cell table:style-name="ce3" office:value-type="string" calcext:value-type="string">
            <text:p>JOSE LUCIANO ALVES DA ROC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8279.18" calcext:value-type="float">
            <text:p>R$18.279,1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05.88" calcext:value-type="float">
            <text:p>R$23.005,88 </text:p>
          </table:table-cell>
          <table:table-cell table:style-name="ce6" office:value-type="float" office:value="-2400.33" calcext:value-type="float">
            <text:p>(R$2.400,33)</text:p>
          </table:table-cell>
          <table:table-cell table:style-name="ce6" office:value-type="float" office:value="-4718.38" calcext:value-type="float">
            <text:p>(R$4.718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118.71" calcext:value-type="float">
            <text:p>(R$7.118,71)</text:p>
          </table:table-cell>
          <table:table-cell table:style-name="ce6" office:value-type="float" office:value="15887.17" calcext:value-type="float">
            <text:p>R$15.887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864" calcext:value-type="float">
            <text:p>3864</text:p>
          </table:table-cell>
          <table:table-cell table:style-name="ce3" office:value-type="string" calcext:value-type="string">
            <text:p>JOSE LUCIANO CERQUEIRA LIMA RIBEIR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8195.01" calcext:value-type="float">
            <text:p>R$8.195,0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195.01" calcext:value-type="float">
            <text:p>R$8.195,01 </text:p>
          </table:table-cell>
          <table:table-cell table:style-name="ce6" office:value-type="float" office:value="-59.31" calcext:value-type="float">
            <text:p>(R$59,31)</text:p>
          </table:table-cell>
          <table:table-cell table:style-name="ce6" office:value-type="float" office:value="-817.72" calcext:value-type="float">
            <text:p>(R$817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77.03" calcext:value-type="float">
            <text:p>(R$877,03)</text:p>
          </table:table-cell>
          <table:table-cell table:style-name="ce6" office:value-type="float" office:value="7317.98" calcext:value-type="float">
            <text:p>R$7.317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4227" calcext:value-type="float">
            <text:p>4227</text:p>
          </table:table-cell>
          <table:table-cell table:style-name="ce3" office:value-type="string" calcext:value-type="string">
            <text:p>JOSE LUIZ DE SOUZA CORRE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87.76" calcext:value-type="float">
            <text:p>R$18.387,76 </text:p>
          </table:table-cell>
          <table:table-cell table:style-name="ce6" office:value-type="float" office:value="-1638.34" calcext:value-type="float">
            <text:p>(R$1.638,34)</text:p>
          </table:table-cell>
          <table:table-cell table:style-name="ce6" office:value-type="float" office:value="-3605.81" calcext:value-type="float">
            <text:p>(R$3.60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44.15" calcext:value-type="float">
            <text:p>(R$5.244,15)</text:p>
          </table:table-cell>
          <table:table-cell table:style-name="ce6" office:value-type="float" office:value="13143.61" calcext:value-type="float">
            <text:p>R$13.143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21" calcext:value-type="float">
            <text:p>4321</text:p>
          </table:table-cell>
          <table:table-cell table:style-name="ce3" office:value-type="string" calcext:value-type="string">
            <text:p>JOSE MARIA TOL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20.01" calcext:value-type="float">
            <text:p>R$15.920,01 </text:p>
          </table:table-cell>
          <table:table-cell table:style-name="ce6" office:value-type="float" office:value="-1231.16" calcext:value-type="float">
            <text:p>(R$1.231,16)</text:p>
          </table:table-cell>
          <table:table-cell table:style-name="ce6" office:value-type="float" office:value="-2567.7" calcext:value-type="float">
            <text:p>(R$2.567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8.86" calcext:value-type="float">
            <text:p>(R$3.798,86)</text:p>
          </table:table-cell>
          <table:table-cell table:style-name="ce6" office:value-type="float" office:value="12121.15" calcext:value-type="float">
            <text:p>R$12.12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600" calcext:value-type="float">
            <text:p>6600</text:p>
          </table:table-cell>
          <table:table-cell table:style-name="ce3" office:value-type="string" calcext:value-type="string">
            <text:p>JOSE MAURICIO DOS SANTOS NUNES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2620.03" calcext:value-type="float">
            <text:p>R$2.620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620.03" calcext:value-type="float">
            <text:p>R$2.620,0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620.03" calcext:value-type="float">
            <text:p>R$2.620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2862" calcext:value-type="float">
            <text:p>2862</text:p>
          </table:table-cell>
          <table:table-cell table:style-name="ce3" office:value-type="string" calcext:value-type="string">
            <text:p>JOSE NIVALDO DE MAC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39.04" calcext:value-type="float">
            <text:p>R$18.039,04 </text:p>
          </table:table-cell>
          <table:table-cell table:style-name="ce6" office:value-type="float" office:value="3781.36" calcext:value-type="float">
            <text:p>R$3.781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0.4" calcext:value-type="float">
            <text:p>R$21.820,40 </text:p>
          </table:table-cell>
          <table:table-cell table:style-name="ce6" office:value-type="float" office:value="-2204.73" calcext:value-type="float">
            <text:p>(R$2.204,7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04.73" calcext:value-type="float">
            <text:p>(R$2.204,73)</text:p>
          </table:table-cell>
          <table:table-cell table:style-name="ce6" office:value-type="float" office:value="19615.67" calcext:value-type="float">
            <text:p>R$19.615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RUGUAIANA</text:p>
          </table:table-cell>
          <table:table-cell table:style-name="ce4" office:value-type="float" office:value="5584" calcext:value-type="float">
            <text:p>5584</text:p>
          </table:table-cell>
          <table:table-cell table:style-name="ce3" office:value-type="string" calcext:value-type="string">
            <text:p>JOSE OLAVO ZUBIAURRE DA FONTOUR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4461.08" calcext:value-type="float">
            <text:p>R$24.461,0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461.08" calcext:value-type="float">
            <text:p>R$24.461,0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07.2" calcext:value-type="float">
            <text:p>(R$5.307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07.2" calcext:value-type="float">
            <text:p>(R$5.307,20)</text:p>
          </table:table-cell>
          <table:table-cell table:style-name="ce6" office:value-type="float" office:value="19153.88" calcext:value-type="float">
            <text:p>R$19.153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29" calcext:value-type="float">
            <text:p>4229</text:p>
          </table:table-cell>
          <table:table-cell table:style-name="ce3" office:value-type="string" calcext:value-type="string">
            <text:p>JOSE ORLANDO SABOIA DE MEL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6856.11" calcext:value-type="float">
            <text:p>R$26.856,1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582.81" calcext:value-type="float">
            <text:p>R$31.582,81 </text:p>
          </table:table-cell>
          <table:table-cell table:style-name="ce6" office:value-type="float" office:value="-3938.42" calcext:value-type="float">
            <text:p>(R$3.938,42)</text:p>
          </table:table-cell>
          <table:table-cell table:style-name="ce6" office:value-type="float" office:value="-6130.47" calcext:value-type="float">
            <text:p>(R$6.130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068.89" calcext:value-type="float">
            <text:p>(R$10.068,89)</text:p>
          </table:table-cell>
          <table:table-cell table:style-name="ce6" office:value-type="float" office:value="21513.92" calcext:value-type="float">
            <text:p>R$21.513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13" calcext:value-type="float">
            <text:p>4213</text:p>
          </table:table-cell>
          <table:table-cell table:style-name="ce3" office:value-type="string" calcext:value-type="string">
            <text:p>JOSE RIBAMAR CARVALHO FILH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6" calcext:value-type="float">
            <text:p>R$15.377,46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390.98" calcext:value-type="float">
            <text:p>(R$2.390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2.62" calcext:value-type="float">
            <text:p>(R$3.532,62)</text:p>
          </table:table-cell>
          <table:table-cell table:style-name="ce6" office:value-type="float" office:value="11844.84" calcext:value-type="float">
            <text:p>R$11.844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047" calcext:value-type="float">
            <text:p>4047</text:p>
          </table:table-cell>
          <table:table-cell table:style-name="ce3" office:value-type="string" calcext:value-type="string">
            <text:p>JOSE RIBAMAR MIRANDA DE FREIT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698.13" calcext:value-type="float">
            <text:p>R$16.698,1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975.88" calcext:value-type="float">
            <text:p>R$20.975,88 </text:p>
          </table:table-cell>
          <table:table-cell table:style-name="ce6" office:value-type="float" office:value="-2065.38" calcext:value-type="float">
            <text:p>(R$2.065,38)</text:p>
          </table:table-cell>
          <table:table-cell table:style-name="ce6" office:value-type="float" office:value="-2476.15" calcext:value-type="float">
            <text:p>(R$2.476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41.53" calcext:value-type="float">
            <text:p>(R$4.541,53)</text:p>
          </table:table-cell>
          <table:table-cell table:style-name="ce6" office:value-type="float" office:value="16434.35" calcext:value-type="float">
            <text:p>R$16.434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878" calcext:value-type="float">
            <text:p>4878</text:p>
          </table:table-cell>
          <table:table-cell table:style-name="ce3" office:value-type="string" calcext:value-type="string">
            <text:p>JOSE RIBAMAR PENH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1" calcext:value-type="float">
            <text:p>R$1.823,1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" calcext:value-type="float">
            <text:p>R$15.430,80 </text:p>
          </table:table-cell>
          <table:table-cell table:style-name="ce6" office:value-type="float" office:value="-1150.44" calcext:value-type="float">
            <text:p>(R$1.150,44)</text:p>
          </table:table-cell>
          <table:table-cell table:style-name="ce6" office:value-type="float" office:value="-2978.96" calcext:value-type="float">
            <text:p>(R$2.978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9.4" calcext:value-type="float">
            <text:p>(R$4.129,40)</text:p>
          </table:table-cell>
          <table:table-cell table:style-name="ce6" office:value-type="float" office:value="11301.4" calcext:value-type="float">
            <text:p>R$11.301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10" calcext:value-type="float">
            <text:p>4310</text:p>
          </table:table-cell>
          <table:table-cell table:style-name="ce3" office:value-type="string" calcext:value-type="string">
            <text:p>JOSE ROBERTO CARDOS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1562.73" calcext:value-type="float">
            <text:p>R$21.562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562.73" calcext:value-type="float">
            <text:p>R$21.562,7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33.75" calcext:value-type="float">
            <text:p>(R$5.033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33.75" calcext:value-type="float">
            <text:p>(R$5.033,75)</text:p>
          </table:table-cell>
          <table:table-cell table:style-name="ce6" office:value-type="float" office:value="16528.98" calcext:value-type="float">
            <text:p>R$16.528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583" calcext:value-type="float">
            <text:p>4583</text:p>
          </table:table-cell>
          <table:table-cell table:style-name="ce3" office:value-type="string" calcext:value-type="string">
            <text:p>JOSE RODRIGUES MONTALV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700.53" calcext:value-type="float">
            <text:p>R$12.700,5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23.66" calcext:value-type="float">
            <text:p>R$14.523,66 </text:p>
          </table:table-cell>
          <table:table-cell table:style-name="ce6" office:value-type="float" office:value="-1000.76" calcext:value-type="float">
            <text:p>(R$1.000,76)</text:p>
          </table:table-cell>
          <table:table-cell table:style-name="ce6" office:value-type="float" office:value="-2247.06" calcext:value-type="float">
            <text:p>(R$2.247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47.82" calcext:value-type="float">
            <text:p>(R$3.247,82)</text:p>
          </table:table-cell>
          <table:table-cell table:style-name="ce6" office:value-type="float" office:value="11275.84" calcext:value-type="float">
            <text:p>R$11.275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32" calcext:value-type="float">
            <text:p>23332</text:p>
          </table:table-cell>
          <table:table-cell table:style-name="ce3" office:value-type="string" calcext:value-type="string">
            <text:p>JOSE SEVERINO DE SOUZA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68.05" calcext:value-type="float">
            <text:p>R$13.968,05 </text:p>
          </table:table-cell>
          <table:table-cell table:style-name="ce6" office:value-type="float" office:value="-909.09" calcext:value-type="float">
            <text:p>(R$909,09)</text:p>
          </table:table-cell>
          <table:table-cell table:style-name="ce6" office:value-type="float" office:value="-2171.61" calcext:value-type="float">
            <text:p>(R$2.171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80.7" calcext:value-type="float">
            <text:p>(R$3.080,70)</text:p>
          </table:table-cell>
          <table:table-cell table:style-name="ce6" office:value-type="float" office:value="10887.35" calcext:value-type="float">
            <text:p>R$10.887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4097" calcext:value-type="float">
            <text:p>4097</text:p>
          </table:table-cell>
          <table:table-cell table:style-name="ce3" office:value-type="string" calcext:value-type="string">
            <text:p>JOSE SOUZA DA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-840.82" calcext:value-type="float">
            <text:p>(R$840,82)</text:p>
          </table:table-cell>
          <table:table-cell table:style-name="ce6" office:value-type="float" office:value="-1920.2" calcext:value-type="float">
            <text:p>(R$1.920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61.02" calcext:value-type="float">
            <text:p>(R$2.761,02)</text:p>
          </table:table-cell>
          <table:table-cell table:style-name="ce6" office:value-type="float" office:value="10793.31" calcext:value-type="float">
            <text:p>R$10.793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8630" calcext:value-type="float">
            <text:p>28630</text:p>
          </table:table-cell>
          <table:table-cell table:style-name="ce3" office:value-type="string" calcext:value-type="string">
            <text:p>JOSE WYLLACE BEZERRA CAVALCANT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5757.88" calcext:value-type="float">
            <text:p>R$5.757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757.88" calcext:value-type="float">
            <text:p>R$5.757,88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5.27" calcext:value-type="float">
            <text:p>(R$635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5.27" calcext:value-type="float">
            <text:p>(R$635,27)</text:p>
          </table:table-cell>
          <table:table-cell table:style-name="ce6" office:value-type="float" office:value="5122.61" calcext:value-type="float">
            <text:p>R$5.12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002" calcext:value-type="float">
            <text:p>4002</text:p>
          </table:table-cell>
          <table:table-cell table:style-name="ce3" office:value-type="string" calcext:value-type="string">
            <text:p>JOSELIA MONTEIRO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45.24" calcext:value-type="float">
            <text:p>R$17.445,2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22.99" calcext:value-type="float">
            <text:p>R$21.722,99 </text:p>
          </table:table-cell>
          <table:table-cell table:style-name="ce6" office:value-type="float" office:value="-2188.65" calcext:value-type="float">
            <text:p>(R$2.188,65)</text:p>
          </table:table-cell>
          <table:table-cell table:style-name="ce6" office:value-type="float" office:value="-3952.34" calcext:value-type="float">
            <text:p>(R$3.952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40.99" calcext:value-type="float">
            <text:p>(R$6.140,99)</text:p>
          </table:table-cell>
          <table:table-cell table:style-name="ce6" office:value-type="float" office:value="15582" calcext:value-type="float">
            <text:p>R$15.582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74" calcext:value-type="float">
            <text:p>2274</text:p>
          </table:table-cell>
          <table:table-cell table:style-name="ce3" office:value-type="string" calcext:value-type="string">
            <text:p>JOSOE AMANCI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892.86" calcext:value-type="float">
            <text:p>R$18.892,86 </text:p>
          </table:table-cell>
          <table:table-cell table:style-name="ce6" office:value-type="float" office:value="4457.33" calcext:value-type="float">
            <text:p>R$4.457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350.19" calcext:value-type="float">
            <text:p>R$23.350,19 </text:p>
          </table:table-cell>
          <table:table-cell table:style-name="ce6" office:value-type="float" office:value="-2457.14" calcext:value-type="float">
            <text:p>(R$2.457,14)</text:p>
          </table:table-cell>
          <table:table-cell table:style-name="ce6" office:value-type="float" office:value="-4325.99" calcext:value-type="float">
            <text:p>(R$4.325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83.13" calcext:value-type="float">
            <text:p>(R$6.783,13)</text:p>
          </table:table-cell>
          <table:table-cell table:style-name="ce6" office:value-type="float" office:value="16567.06" calcext:value-type="float">
            <text:p>R$16.567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88" calcext:value-type="float">
            <text:p>4888</text:p>
          </table:table-cell>
          <table:table-cell table:style-name="ce3" office:value-type="string" calcext:value-type="string">
            <text:p>JOZEIDA GARRIDO CALEMBO MAR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24.33" calcext:value-type="float">
            <text:p>R$15.724,33 </text:p>
          </table:table-cell>
          <table:table-cell table:style-name="ce6" office:value-type="float" office:value="-1198.87" calcext:value-type="float">
            <text:p>(R$1.198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98.87" calcext:value-type="float">
            <text:p>(R$1.198,87)</text:p>
          </table:table-cell>
          <table:table-cell table:style-name="ce6" office:value-type="float" office:value="14525.46" calcext:value-type="float">
            <text:p>R$14.525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5744" calcext:value-type="float">
            <text:p>5744</text:p>
          </table:table-cell>
          <table:table-cell table:style-name="ce3" office:value-type="string" calcext:value-type="string">
            <text:p>JUAREZ PEREIRA ALENCAR</text:p>
          </table:table-cell>
          <table:table-cell table:style-name="ce4" office:value-type="string" calcext:value-type="string">
            <text:p>TÉCNICO DO MPU/SAÚDE</text:p>
          </table:table-cell>
          <table:table-cell table:style-name="ce6" office:value-type="float" office:value="13180.78" calcext:value-type="float">
            <text:p>R$13.180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8" calcext:value-type="float">
            <text:p>R$13.180,78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69.57" calcext:value-type="float">
            <text:p>(R$1.969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51.81" calcext:value-type="float">
            <text:p>(R$2.751,81)</text:p>
          </table:table-cell>
          <table:table-cell table:style-name="ce6" office:value-type="float" office:value="10428.97" calcext:value-type="float">
            <text:p>R$10.428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5" calcext:value-type="float">
            <text:p>4515</text:p>
          </table:table-cell>
          <table:table-cell table:style-name="ce3" office:value-type="string" calcext:value-type="string">
            <text:p>JUCARA DOS SANTOS GOM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453.57" calcext:value-type="float">
            <text:p>R$15.453,5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54.06" calcext:value-type="float">
            <text:p>R$18.054,06 </text:p>
          </table:table-cell>
          <table:table-cell table:style-name="ce6" office:value-type="float" office:value="-1583.28" calcext:value-type="float">
            <text:p>(R$1.583,28)</text:p>
          </table:table-cell>
          <table:table-cell table:style-name="ce6" office:value-type="float" office:value="-3633.46" calcext:value-type="float">
            <text:p>(R$3.633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16.74" calcext:value-type="float">
            <text:p>(R$5.216,74)</text:p>
          </table:table-cell>
          <table:table-cell table:style-name="ce6" office:value-type="float" office:value="12837.32" calcext:value-type="float">
            <text:p>R$12.837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46" calcext:value-type="float">
            <text:p>4546</text:p>
          </table:table-cell>
          <table:table-cell table:style-name="ce3" office:value-type="string" calcext:value-type="string">
            <text:p>JUCELITA PROFETIS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512.6" calcext:value-type="float">
            <text:p>R$10.512,60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080.53" calcext:value-type="float">
            <text:p>R$12.080,53 </text:p>
          </table:table-cell>
          <table:table-cell table:style-name="ce6" office:value-type="float" office:value="-622.71" calcext:value-type="float">
            <text:p>(R$622,71)</text:p>
          </table:table-cell>
          <table:table-cell table:style-name="ce6" office:value-type="float" office:value="-1679.16" calcext:value-type="float">
            <text:p>(R$1.679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01.87" calcext:value-type="float">
            <text:p>(R$2.301,87)</text:p>
          </table:table-cell>
          <table:table-cell table:style-name="ce6" office:value-type="float" office:value="9778.66" calcext:value-type="float">
            <text:p>R$9.778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HAPECO</text:p>
          </table:table-cell>
          <table:table-cell table:style-name="ce4" office:value-type="float" office:value="6786" calcext:value-type="float">
            <text:p>6786</text:p>
          </table:table-cell>
          <table:table-cell table:style-name="ce3" office:value-type="string" calcext:value-type="string">
            <text:p>JUCIMARA CORLLET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483.8" calcext:value-type="float">
            <text:p>(R$4.483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78.1" calcext:value-type="float">
            <text:p>(R$6.678,10)</text:p>
          </table:table-cell>
          <table:table-cell table:style-name="ce6" office:value-type="float" office:value="15079.14" calcext:value-type="float">
            <text:p>R$15.079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449" calcext:value-type="float">
            <text:p>4449</text:p>
          </table:table-cell>
          <table:table-cell table:style-name="ce3" office:value-type="string" calcext:value-type="string">
            <text:p>JUCINETH CARVALHO DE 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403.23" calcext:value-type="float">
            <text:p>(R$2.403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53.68" calcext:value-type="float">
            <text:p>(R$3.553,68)</text:p>
          </table:table-cell>
          <table:table-cell table:style-name="ce6" office:value-type="float" office:value="11877.14" calcext:value-type="float">
            <text:p>R$11.877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 MERITI</text:p>
          </table:table-cell>
          <table:table-cell table:style-name="ce4" office:value-type="float" office:value="4167" calcext:value-type="float">
            <text:p>4167</text:p>
          </table:table-cell>
          <table:table-cell table:style-name="ce3" office:value-type="string" calcext:value-type="string">
            <text:p>JULIA MARIA CANDID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74.52" calcext:value-type="float">
            <text:p>(R$2.874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8.69" calcext:value-type="float">
            <text:p>(R$4.288,69)</text:p>
          </table:table-cell>
          <table:table-cell table:style-name="ce6" office:value-type="float" office:value="12740.47" calcext:value-type="float">
            <text:p>R$12.740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60" calcext:value-type="float">
            <text:p>4060</text:p>
          </table:table-cell>
          <table:table-cell table:style-name="ce3" office:value-type="string" calcext:value-type="string">
            <text:p>JULIANA MARIA BUTTERS SERE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338.51" calcext:value-type="float">
            <text:p>R$17.338,51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634.41" calcext:value-type="float">
            <text:p>R$20.634,41 </text:p>
          </table:table-cell>
          <table:table-cell table:style-name="ce6" office:value-type="float" office:value="-2009.04" calcext:value-type="float">
            <text:p>(R$2.009,04)</text:p>
          </table:table-cell>
          <table:table-cell table:style-name="ce6" office:value-type="float" office:value="-3702.38" calcext:value-type="float">
            <text:p>(R$3.702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11.42" calcext:value-type="float">
            <text:p>(R$5.711,42)</text:p>
          </table:table-cell>
          <table:table-cell table:style-name="ce6" office:value-type="float" office:value="14922.99" calcext:value-type="float">
            <text:p>R$14.922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C</text:p>
          </table:table-cell>
          <table:table-cell table:style-name="ce4" office:value-type="float" office:value="4032" calcext:value-type="float">
            <text:p>4032</text:p>
          </table:table-cell>
          <table:table-cell table:style-name="ce3" office:value-type="string" calcext:value-type="string">
            <text:p>JULIANA RODRIGUES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45.77" calcext:value-type="float">
            <text:p>R$18.145,77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872.47" calcext:value-type="float">
            <text:p>R$22.872,47 </text:p>
          </table:table-cell>
          <table:table-cell table:style-name="ce6" office:value-type="float" office:value="-2378.32" calcext:value-type="float">
            <text:p>(R$2.378,32)</text:p>
          </table:table-cell>
          <table:table-cell table:style-name="ce6" office:value-type="float" office:value="-4164.15" calcext:value-type="float">
            <text:p>(R$4.16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42.47" calcext:value-type="float">
            <text:p>(R$6.542,47)</text:p>
          </table:table-cell>
          <table:table-cell table:style-name="ce6" office:value-type="float" office:value="16330" calcext:value-type="float">
            <text:p>R$16.330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17856" calcext:value-type="float">
            <text:p>17856</text:p>
          </table:table-cell>
          <table:table-cell table:style-name="ce3" office:value-type="string" calcext:value-type="string">
            <text:p>JULIANO DA SILVA ERHARDT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5520.45" calcext:value-type="float">
            <text:p>R$5.520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520.45" calcext:value-type="float">
            <text:p>R$5.520,4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5520.45" calcext:value-type="float">
            <text:p>R$5.520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MACAE</text:p>
          </table:table-cell>
          <table:table-cell table:style-name="ce4" office:value-type="float" office:value="28771" calcext:value-type="float">
            <text:p>28771</text:p>
          </table:table-cell>
          <table:table-cell table:style-name="ce3" office:value-type="string" calcext:value-type="string">
            <text:p>JULIO CARLOS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34.38" calcext:value-type="float">
            <text:p>R$13.634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34.38" calcext:value-type="float">
            <text:p>R$13.634,38 </text:p>
          </table:table-cell>
          <table:table-cell table:style-name="ce6" office:value-type="float" office:value="-854.03" calcext:value-type="float">
            <text:p>(R$854,03)</text:p>
          </table:table-cell>
          <table:table-cell table:style-name="ce6" office:value-type="float" office:value="-2566.45" calcext:value-type="float">
            <text:p>(R$2.566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20.48" calcext:value-type="float">
            <text:p>(R$3.420,48)</text:p>
          </table:table-cell>
          <table:table-cell table:style-name="ce6" office:value-type="float" office:value="10213.9" calcext:value-type="float">
            <text:p>R$10.213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7668" calcext:value-type="float">
            <text:p>7668</text:p>
          </table:table-cell>
          <table:table-cell table:style-name="ce3" office:value-type="string" calcext:value-type="string">
            <text:p>JULIO CESAR CLE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50.03" calcext:value-type="float">
            <text:p>(R$1.85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8.11" calcext:value-type="float">
            <text:p>(R$2.578,11)</text:p>
          </table:table-cell>
          <table:table-cell table:style-name="ce6" office:value-type="float" office:value="10229.13" calcext:value-type="float">
            <text:p>R$10.2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892" calcext:value-type="float">
            <text:p>3892</text:p>
          </table:table-cell>
          <table:table-cell table:style-name="ce3" office:value-type="string" calcext:value-type="string">
            <text:p>JULIO CESAR E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1220.17" calcext:value-type="float">
            <text:p>R$1.220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87.5" calcext:value-type="float">
            <text:p>R$14.187,50 </text:p>
          </table:table-cell>
          <table:table-cell table:style-name="ce6" office:value-type="float" office:value="-945.3" calcext:value-type="float">
            <text:p>(R$945,3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5.3" calcext:value-type="float">
            <text:p>(R$945,30)</text:p>
          </table:table-cell>
          <table:table-cell table:style-name="ce6" office:value-type="float" office:value="13242.2" calcext:value-type="float">
            <text:p>R$13.242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2384" calcext:value-type="float">
            <text:p>2384</text:p>
          </table:table-cell>
          <table:table-cell table:style-name="ce3" office:value-type="string" calcext:value-type="string">
            <text:p>JULIO CESAR RAMOS JACINTHO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3070.56" calcext:value-type="float">
            <text:p>R$23.070,5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797.26" calcext:value-type="float">
            <text:p>R$27.797,26 </text:p>
          </table:table-cell>
          <table:table-cell table:style-name="ce6" office:value-type="float" office:value="-3219.17" calcext:value-type="float">
            <text:p>(R$3.219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219.17" calcext:value-type="float">
            <text:p>(R$3.219,17)</text:p>
          </table:table-cell>
          <table:table-cell table:style-name="ce6" office:value-type="float" office:value="24578.09" calcext:value-type="float">
            <text:p>R$24.578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873" calcext:value-type="float">
            <text:p>4873</text:p>
          </table:table-cell>
          <table:table-cell table:style-name="ce3" office:value-type="string" calcext:value-type="string">
            <text:p>JULIO EDISON RICO TORR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27.86" calcext:value-type="float">
            <text:p>R$13.927,86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41.91" calcext:value-type="float">
            <text:p>R$16.241,91 </text:p>
          </table:table-cell>
          <table:table-cell table:style-name="ce6" office:value-type="float" office:value="-1284.28" calcext:value-type="float">
            <text:p>(R$1.284,28)</text:p>
          </table:table-cell>
          <table:table-cell table:style-name="ce6" office:value-type="float" office:value="-2693.75" calcext:value-type="float">
            <text:p>(R$2.693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78.03" calcext:value-type="float">
            <text:p>(R$3.978,03)</text:p>
          </table:table-cell>
          <table:table-cell table:style-name="ce6" office:value-type="float" office:value="12263.88" calcext:value-type="float">
            <text:p>R$12.263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R</text:p>
          </table:table-cell>
          <table:table-cell table:style-name="ce4" office:value-type="float" office:value="19469" calcext:value-type="float">
            <text:p>19469</text:p>
          </table:table-cell>
          <table:table-cell table:style-name="ce3" office:value-type="string" calcext:value-type="string">
            <text:p>JUSCELINO EUFRASINO DE PINH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14130.15" calcext:value-type="float">
            <text:p>R$14.130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30.15" calcext:value-type="float">
            <text:p>R$14.130,15 </text:p>
          </table:table-cell>
          <table:table-cell table:style-name="ce6" office:value-type="float" office:value="-935.83" calcext:value-type="float">
            <text:p>(R$935,83)</text:p>
          </table:table-cell>
          <table:table-cell table:style-name="ce6" office:value-type="float" office:value="-2156.7" calcext:value-type="float">
            <text:p>(R$2.156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92.53" calcext:value-type="float">
            <text:p>(R$3.092,53)</text:p>
          </table:table-cell>
          <table:table-cell table:style-name="ce6" office:value-type="float" office:value="11037.62" calcext:value-type="float">
            <text:p>R$11.037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903" calcext:value-type="float">
            <text:p>2903</text:p>
          </table:table-cell>
          <table:table-cell table:style-name="ce3" office:value-type="string" calcext:value-type="string">
            <text:p>JUSSARA ANDRADE TORAL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76.85" calcext:value-type="float">
            <text:p>R$14.176,85 </text:p>
          </table:table-cell>
          <table:table-cell table:style-name="ce6" office:value-type="float" office:value="-943.54" calcext:value-type="float">
            <text:p>(R$943,54)</text:p>
          </table:table-cell>
          <table:table-cell table:style-name="ce6" office:value-type="float" office:value="-2167.42" calcext:value-type="float">
            <text:p>(R$2.167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10.96" calcext:value-type="float">
            <text:p>(R$3.110,96)</text:p>
          </table:table-cell>
          <table:table-cell table:style-name="ce6" office:value-type="float" office:value="11065.89" calcext:value-type="float">
            <text:p>R$11.065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2059" calcext:value-type="float">
            <text:p>2059</text:p>
          </table:table-cell>
          <table:table-cell table:style-name="ce3" office:value-type="string" calcext:value-type="string">
            <text:p>JUSSARA FIGUEIREDO CAST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305.86" calcext:value-type="float">
            <text:p>R$18.305,8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32.56" calcext:value-type="float">
            <text:p>R$23.032,56 </text:p>
          </table:table-cell>
          <table:table-cell table:style-name="ce6" office:value-type="float" office:value="-2404.73" calcext:value-type="float">
            <text:p>(R$2.404,73)</text:p>
          </table:table-cell>
          <table:table-cell table:style-name="ce6" office:value-type="float" office:value="-4253.05" calcext:value-type="float">
            <text:p>(R$4.253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57.78" calcext:value-type="float">
            <text:p>(R$6.657,78)</text:p>
          </table:table-cell>
          <table:table-cell table:style-name="ce6" office:value-type="float" office:value="16374.78" calcext:value-type="float">
            <text:p>R$16.374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731" calcext:value-type="float">
            <text:p>4731</text:p>
          </table:table-cell>
          <table:table-cell table:style-name="ce3" office:value-type="string" calcext:value-type="string">
            <text:p>JUSSARA LOBATO FERNAN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45.53" calcext:value-type="float">
            <text:p>R$18.045,53 </text:p>
          </table:table-cell>
          <table:table-cell table:style-name="ce6" office:value-type="float" office:value="-1581.87" calcext:value-type="float">
            <text:p>(R$1.581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81.87" calcext:value-type="float">
            <text:p>(R$1.581,87)</text:p>
          </table:table-cell>
          <table:table-cell table:style-name="ce6" office:value-type="float" office:value="16463.66" calcext:value-type="float">
            <text:p>R$16.463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6252" calcext:value-type="float">
            <text:p>6252</text:p>
          </table:table-cell>
          <table:table-cell table:style-name="ce3" office:value-type="string" calcext:value-type="string">
            <text:p>JUSTO ROBERTO CARDENA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020.69" calcext:value-type="float">
            <text:p>R$13.020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-759.03" calcext:value-type="float">
            <text:p>(R$759,03)</text:p>
          </table:table-cell>
          <table:table-cell table:style-name="ce6" office:value-type="float" office:value="-2475.95" calcext:value-type="float">
            <text:p>(R$2.475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34.98" calcext:value-type="float">
            <text:p>(R$3.234,98)</text:p>
          </table:table-cell>
          <table:table-cell table:style-name="ce6" office:value-type="float" office:value="9785.71" calcext:value-type="float">
            <text:p>R$9.785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85" calcext:value-type="float">
            <text:p>4585</text:p>
          </table:table-cell>
          <table:table-cell table:style-name="ce3" office:value-type="string" calcext:value-type="string">
            <text:p>KARINA VIEIRA DE CARVA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54.58" calcext:value-type="float">
            <text:p>R$18.654,58 </text:p>
          </table:table-cell>
          <table:table-cell table:style-name="ce6" office:value-type="float" office:value="-1682.37" calcext:value-type="float">
            <text:p>(R$1.682,37)</text:p>
          </table:table-cell>
          <table:table-cell table:style-name="ce6" office:value-type="float" office:value="-3771.35" calcext:value-type="float">
            <text:p>(R$3.771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53.72" calcext:value-type="float">
            <text:p>(R$5.453,72)</text:p>
          </table:table-cell>
          <table:table-cell table:style-name="ce6" office:value-type="float" office:value="13200.86" calcext:value-type="float">
            <text:p>R$13.200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58" calcext:value-type="float">
            <text:p>4958</text:p>
          </table:table-cell>
          <table:table-cell table:style-name="ce3" office:value-type="string" calcext:value-type="string">
            <text:p>KATERI MARIANO DANIELI NISHIN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2960.45" calcext:value-type="float">
            <text:p>R$2.960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88.33" calcext:value-type="float">
            <text:p>R$16.888,33 </text:p>
          </table:table-cell>
          <table:table-cell table:style-name="ce6" office:value-type="float" office:value="-1390.93" calcext:value-type="float">
            <text:p>(R$1.390,93)</text:p>
          </table:table-cell>
          <table:table-cell table:style-name="ce6" office:value-type="float" office:value="-3365.78" calcext:value-type="float">
            <text:p>(R$3.365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6.71" calcext:value-type="float">
            <text:p>(R$4.756,71)</text:p>
          </table:table-cell>
          <table:table-cell table:style-name="ce6" office:value-type="float" office:value="12131.62" calcext:value-type="float">
            <text:p>R$12.131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P.ALDEIA</text:p>
          </table:table-cell>
          <table:table-cell table:style-name="ce4" office:value-type="float" office:value="9621" calcext:value-type="float">
            <text:p>9621</text:p>
          </table:table-cell>
          <table:table-cell table:style-name="ce3" office:value-type="string" calcext:value-type="string">
            <text:p>KATIA ALVES MALHEIR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36.36" calcext:value-type="float">
            <text:p>(R$2.436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3.13" calcext:value-type="float">
            <text:p>(R$3.203,13)</text:p>
          </table:table-cell>
          <table:table-cell table:style-name="ce6" office:value-type="float" office:value="9870.93" calcext:value-type="float">
            <text:p>R$9.870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2822" calcext:value-type="float">
            <text:p>2822</text:p>
          </table:table-cell>
          <table:table-cell table:style-name="ce3" office:value-type="string" calcext:value-type="string">
            <text:p>KATIA ELIZETE DE CAMPOS CORNELIU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50.16" calcext:value-type="float">
            <text:p>R$14.150,16 </text:p>
          </table:table-cell>
          <table:table-cell table:style-name="ce6" office:value-type="float" office:value="-939.14" calcext:value-type="float">
            <text:p>(R$939,14)</text:p>
          </table:table-cell>
          <table:table-cell table:style-name="ce6" office:value-type="float" office:value="-2632.75" calcext:value-type="float">
            <text:p>(R$2.632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71.89" calcext:value-type="float">
            <text:p>(R$3.571,89)</text:p>
          </table:table-cell>
          <table:table-cell table:style-name="ce6" office:value-type="float" office:value="10578.27" calcext:value-type="float">
            <text:p>R$10.578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3535" calcext:value-type="float">
            <text:p>3535</text:p>
          </table:table-cell>
          <table:table-cell table:style-name="ce3" office:value-type="string" calcext:value-type="string">
            <text:p>KATIA LIMA GARC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2314.04" calcext:value-type="float">
            <text:p>R$2.314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88.55" calcext:value-type="float">
            <text:p>R$16.188,55 </text:p>
          </table:table-cell>
          <table:table-cell table:style-name="ce6" office:value-type="float" office:value="-1275.47" calcext:value-type="float">
            <text:p>(R$1.275,47)</text:p>
          </table:table-cell>
          <table:table-cell table:style-name="ce6" office:value-type="float" office:value="-3048.68" calcext:value-type="float">
            <text:p>(R$3.048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24.15" calcext:value-type="float">
            <text:p>(R$4.324,15)</text:p>
          </table:table-cell>
          <table:table-cell table:style-name="ce6" office:value-type="float" office:value="11864.4" calcext:value-type="float">
            <text:p>R$11.864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6077" calcext:value-type="float">
            <text:p>6077</text:p>
          </table:table-cell>
          <table:table-cell table:style-name="ce3" office:value-type="string" calcext:value-type="string">
            <text:p>KATIA MARIA DE PAULA MARCHEZIN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81.38" calcext:value-type="float">
            <text:p>R$14.381,38 </text:p>
          </table:table-cell>
          <table:table-cell table:style-name="ce6" office:value-type="float" office:value="-977.29" calcext:value-type="float">
            <text:p>(R$977,29)</text:p>
          </table:table-cell>
          <table:table-cell table:style-name="ce6" office:value-type="float" office:value="-2737.98" calcext:value-type="float">
            <text:p>(R$2.737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5.27" calcext:value-type="float">
            <text:p>(R$3.715,27)</text:p>
          </table:table-cell>
          <table:table-cell table:style-name="ce6" office:value-type="float" office:value="10666.11" calcext:value-type="float">
            <text:p>R$10.666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490" calcext:value-type="float">
            <text:p>10490</text:p>
          </table:table-cell>
          <table:table-cell table:style-name="ce3" office:value-type="string" calcext:value-type="string">
            <text:p>KATIA VARAO MOREIRA PARENTE SILVA</text:p>
          </table:table-cell>
          <table:table-cell table:style-name="ce4" office:value-type="string" calcext:value-type="string">
            <text:p>ANALISTA DO MPU/PLANEJAMENTO E ORÇAMENTO</text:p>
          </table:table-cell>
          <table:table-cell table:style-name="ce6" office:value-type="float" office:value="16330.03" calcext:value-type="float">
            <text:p>R$16.330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330.03" calcext:value-type="float">
            <text:p>R$16.330,03 </text:p>
          </table:table-cell>
          <table:table-cell table:style-name="ce6" office:value-type="float" office:value="-1298.81" calcext:value-type="float">
            <text:p>(R$1.298,81)</text:p>
          </table:table-cell>
          <table:table-cell table:style-name="ce6" office:value-type="float" office:value="-3185.44" calcext:value-type="float">
            <text:p>(R$3.185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84.25" calcext:value-type="float">
            <text:p>(R$4.484,25)</text:p>
          </table:table-cell>
          <table:table-cell table:style-name="ce6" office:value-type="float" office:value="11845.78" calcext:value-type="float">
            <text:p>R$11.845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915" calcext:value-type="float">
            <text:p>2915</text:p>
          </table:table-cell>
          <table:table-cell table:style-name="ce3" office:value-type="string" calcext:value-type="string">
            <text:p>KEILA MARCIA DA SILVA OLIVEIRA OTTO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27.98" calcext:value-type="float">
            <text:p>(R$3.027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3.65" calcext:value-type="float">
            <text:p>(R$4.213,65)</text:p>
          </table:table-cell>
          <table:table-cell table:style-name="ce6" office:value-type="float" office:value="11430.63" calcext:value-type="float">
            <text:p>R$11.430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394" calcext:value-type="float">
            <text:p>2394</text:p>
          </table:table-cell>
          <table:table-cell table:style-name="ce3" office:value-type="string" calcext:value-type="string">
            <text:p>KIYOKO FUKUSHIMA AKINAG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792.21" calcext:value-type="float">
            <text:p>R$9.792,2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615.34" calcext:value-type="float">
            <text:p>R$11.615,34 </text:p>
          </table:table-cell>
          <table:table-cell table:style-name="ce6" office:value-type="float" office:value="-555.25" calcext:value-type="float">
            <text:p>(R$555,25)</text:p>
          </table:table-cell>
          <table:table-cell table:style-name="ce6" office:value-type="float" office:value="-1569.79" calcext:value-type="float">
            <text:p>(R$1.569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25.04" calcext:value-type="float">
            <text:p>(R$2.125,04)</text:p>
          </table:table-cell>
          <table:table-cell table:style-name="ce6" office:value-type="float" office:value="9490.3" calcext:value-type="float">
            <text:p>R$9.490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792" calcext:value-type="float">
            <text:p>2792</text:p>
          </table:table-cell>
          <table:table-cell table:style-name="ce3" office:value-type="string" calcext:value-type="string">
            <text:p>LAILA GEORGES KODJA MAKHOUL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450.8" calcext:value-type="float">
            <text:p>R$21.450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450.8" calcext:value-type="float">
            <text:p>R$21.450,80 </text:p>
          </table:table-cell>
          <table:table-cell table:style-name="ce6" office:value-type="float" office:value="-2143.74" calcext:value-type="float">
            <text:p>(R$2.143,74)</text:p>
          </table:table-cell>
          <table:table-cell table:style-name="ce6" office:value-type="float" office:value="-4413.44" calcext:value-type="float">
            <text:p>(R$4.413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57.18" calcext:value-type="float">
            <text:p>(R$6.557,18)</text:p>
          </table:table-cell>
          <table:table-cell table:style-name="ce6" office:value-type="float" office:value="14893.62" calcext:value-type="float">
            <text:p>R$14.893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74" calcext:value-type="float">
            <text:p>4774</text:p>
          </table:table-cell>
          <table:table-cell table:style-name="ce3" office:value-type="string" calcext:value-type="string">
            <text:p>LAIS ALBUQUERQUE ANTUN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01.21" calcext:value-type="float">
            <text:p>R$18.601,21 </text:p>
          </table:table-cell>
          <table:table-cell table:style-name="ce6" office:value-type="float" office:value="-1673.56" calcext:value-type="float">
            <text:p>(R$1.673,56)</text:p>
          </table:table-cell>
          <table:table-cell table:style-name="ce6" office:value-type="float" office:value="-3759.1" calcext:value-type="float">
            <text:p>(R$3.759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32.66" calcext:value-type="float">
            <text:p>(R$5.432,66)</text:p>
          </table:table-cell>
          <table:table-cell table:style-name="ce6" office:value-type="float" office:value="13168.55" calcext:value-type="float">
            <text:p>R$13.168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11" calcext:value-type="float">
            <text:p>2311</text:p>
          </table:table-cell>
          <table:table-cell table:style-name="ce3" office:value-type="string" calcext:value-type="string">
            <text:p>LAURA EDUARDO SANTAN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17.82" calcext:value-type="float">
            <text:p>R$16.017,82 </text:p>
          </table:table-cell>
          <table:table-cell table:style-name="ce6" office:value-type="float" office:value="-1247.3" calcext:value-type="float">
            <text:p>(R$1.247,3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47.3" calcext:value-type="float">
            <text:p>(R$1.247,30)</text:p>
          </table:table-cell>
          <table:table-cell table:style-name="ce6" office:value-type="float" office:value="14770.52" calcext:value-type="float">
            <text:p>R$14.770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401" calcext:value-type="float">
            <text:p>2401</text:p>
          </table:table-cell>
          <table:table-cell table:style-name="ce3" office:value-type="string" calcext:value-type="string">
            <text:p>LAURA HELENA DE AQUINO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67.02" calcext:value-type="float">
            <text:p>R$15.667,02 </text:p>
          </table:table-cell>
          <table:table-cell table:style-name="ce6" office:value-type="float" office:value="2134.07" calcext:value-type="float">
            <text:p>R$2.134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01.09" calcext:value-type="float">
            <text:p>R$17.801,09 </text:p>
          </table:table-cell>
          <table:table-cell table:style-name="ce6" office:value-type="float" office:value="-1541.54" calcext:value-type="float">
            <text:p>(R$1.541,54)</text:p>
          </table:table-cell>
          <table:table-cell table:style-name="ce6" office:value-type="float" office:value="-3051.78" calcext:value-type="float">
            <text:p>(R$3.051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93.32" calcext:value-type="float">
            <text:p>(R$4.593,32)</text:p>
          </table:table-cell>
          <table:table-cell table:style-name="ce6" office:value-type="float" office:value="13207.77" calcext:value-type="float">
            <text:p>R$13.207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O</text:p>
          </table:table-cell>
          <table:table-cell table:style-name="ce4" office:value-type="float" office:value="4649" calcext:value-type="float">
            <text:p>4649</text:p>
          </table:table-cell>
          <table:table-cell table:style-name="ce3" office:value-type="string" calcext:value-type="string">
            <text:p>LAURA PEREIRA LELO PINT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75.8" calcext:value-type="float">
            <text:p>R$16.975,80 </text:p>
          </table:table-cell>
          <table:table-cell table:style-name="ce6" office:value-type="float" office:value="-1405.37" calcext:value-type="float">
            <text:p>(R$1.405,37)</text:p>
          </table:table-cell>
          <table:table-cell table:style-name="ce6" office:value-type="float" office:value="-2862.27" calcext:value-type="float">
            <text:p>(R$2.862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7.64" calcext:value-type="float">
            <text:p>(R$4.267,64)</text:p>
          </table:table-cell>
          <table:table-cell table:style-name="ce6" office:value-type="float" office:value="12708.16" calcext:value-type="float">
            <text:p>R$12.70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69" calcext:value-type="float">
            <text:p>4569</text:p>
          </table:table-cell>
          <table:table-cell table:style-name="ce3" office:value-type="string" calcext:value-type="string">
            <text:p>LAURA TEIXEIRA GOME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2837.76" calcext:value-type="float">
            <text:p>(R$2.837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5.52" calcext:value-type="float">
            <text:p>(R$4.225,52)</text:p>
          </table:table-cell>
          <table:table-cell table:style-name="ce6" office:value-type="float" office:value="12643.55" calcext:value-type="float">
            <text:p>R$12.643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HAPECO</text:p>
          </table:table-cell>
          <table:table-cell table:style-name="ce4" office:value-type="float" office:value="22219" calcext:value-type="float">
            <text:p>22219</text:p>
          </table:table-cell>
          <table:table-cell table:style-name="ce3" office:value-type="string" calcext:value-type="string">
            <text:p>LAURO CANTALICIO GONCALV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82.31" calcext:value-type="float">
            <text:p>R$182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76.55" calcext:value-type="float">
            <text:p>R$13.576,55 </text:p>
          </table:table-cell>
          <table:table-cell table:style-name="ce6" office:value-type="float" office:value="-844.49" calcext:value-type="float">
            <text:p>(R$844,49)</text:p>
          </table:table-cell>
          <table:table-cell table:style-name="ce6" office:value-type="float" office:value="-1203.06" calcext:value-type="float">
            <text:p>(R$1.203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47.55" calcext:value-type="float">
            <text:p>(R$2.047,55)</text:p>
          </table:table-cell>
          <table:table-cell table:style-name="ce6" office:value-type="float" office:value="11529" calcext:value-type="float">
            <text:p>R$11.529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988" calcext:value-type="float">
            <text:p>4988</text:p>
          </table:table-cell>
          <table:table-cell table:style-name="ce3" office:value-type="string" calcext:value-type="string">
            <text:p>LEA MARIA DA CUNHA LOUR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045.69" calcext:value-type="float">
            <text:p>R$10.045,69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868.81" calcext:value-type="float">
            <text:p>R$11.868,81 </text:p>
          </table:table-cell>
          <table:table-cell table:style-name="ce6" office:value-type="float" office:value="-592.01" calcext:value-type="float">
            <text:p>(R$592,0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92.01" calcext:value-type="float">
            <text:p>(R$592,01)</text:p>
          </table:table-cell>
          <table:table-cell table:style-name="ce6" office:value-type="float" office:value="11276.8" calcext:value-type="float">
            <text:p>R$11.276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324" calcext:value-type="float">
            <text:p>10324</text:p>
          </table:table-cell>
          <table:table-cell table:style-name="ce3" office:value-type="string" calcext:value-type="string">
            <text:p>LEDIR DOS SANTOS PEREIRA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713.46" calcext:value-type="float">
            <text:p>R$21.713,46 </text:p>
          </table:table-cell>
          <table:table-cell table:style-name="ce6" office:value-type="float" office:value="895.33" calcext:value-type="float">
            <text:p>R$895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08.79" calcext:value-type="float">
            <text:p>R$22.608,79 </text:p>
          </table:table-cell>
          <table:table-cell table:style-name="ce6" office:value-type="float" office:value="-2334.81" calcext:value-type="float">
            <text:p>(R$2.334,81)</text:p>
          </table:table-cell>
          <table:table-cell table:style-name="ce6" office:value-type="float" office:value="-4679.34" calcext:value-type="float">
            <text:p>(R$4.679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14.15" calcext:value-type="float">
            <text:p>(R$7.014,15)</text:p>
          </table:table-cell>
          <table:table-cell table:style-name="ce6" office:value-type="float" office:value="15594.64" calcext:value-type="float">
            <text:p>R$15.594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24016" calcext:value-type="float">
            <text:p>24016</text:p>
          </table:table-cell>
          <table:table-cell table:style-name="ce3" office:value-type="string" calcext:value-type="string">
            <text:p>LEIDE FERREIRA PEDROSA BATI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48.2" calcext:value-type="float">
            <text:p>R$14.648,20 </text:p>
          </table:table-cell>
          <table:table-cell table:style-name="ce6" office:value-type="float" office:value="-1021.31" calcext:value-type="float">
            <text:p>(R$1.021,31)</text:p>
          </table:table-cell>
          <table:table-cell table:style-name="ce6" office:value-type="float" office:value="-2327.8" calcext:value-type="float">
            <text:p>(R$2.327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49.11" calcext:value-type="float">
            <text:p>(R$3.349,11)</text:p>
          </table:table-cell>
          <table:table-cell table:style-name="ce6" office:value-type="float" office:value="11299.09" calcext:value-type="float">
            <text:p>R$11.299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833" calcext:value-type="float">
            <text:p>4833</text:p>
          </table:table-cell>
          <table:table-cell table:style-name="ce3" office:value-type="string" calcext:value-type="string">
            <text:p>LEILA LEMOS DUAR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220.25" calcext:value-type="float">
            <text:p>R$12.220,25 </text:p>
          </table:table-cell>
          <table:table-cell table:style-name="ce6" office:value-type="float" office:value="1978.6" calcext:value-type="float">
            <text:p>R$1.978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98.85" calcext:value-type="float">
            <text:p>R$14.198,85 </text:p>
          </table:table-cell>
          <table:table-cell table:style-name="ce6" office:value-type="float" office:value="-947.17" calcext:value-type="float">
            <text:p>(R$947,17)</text:p>
          </table:table-cell>
          <table:table-cell table:style-name="ce6" office:value-type="float" office:value="-2224.61" calcext:value-type="float">
            <text:p>(R$2.224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71.78" calcext:value-type="float">
            <text:p>(R$3.171,78)</text:p>
          </table:table-cell>
          <table:table-cell table:style-name="ce6" office:value-type="float" office:value="11027.07" calcext:value-type="float">
            <text:p>R$11.027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48" calcext:value-type="float">
            <text:p>5248</text:p>
          </table:table-cell>
          <table:table-cell table:style-name="ce3" office:value-type="string" calcext:value-type="string">
            <text:p>LEILA PEREIRA COSTA MEDEIROS</text:p>
          </table:table-cell>
          <table:table-cell table:style-name="ce4" office:value-type="string" calcext:value-type="string">
            <text:p>TÉCNICO DO MPU/ENFERMAGEM</text:p>
          </table:table-cell>
          <table:table-cell table:style-name="ce6" office:value-type="float" office:value="11588.36" calcext:value-type="float">
            <text:p>R$11.588,3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588.36" calcext:value-type="float">
            <text:p>R$11.588,36 </text:p>
          </table:table-cell>
          <table:table-cell table:style-name="ce6" office:value-type="float" office:value="-551.34" calcext:value-type="float">
            <text:p>(R$551,34)</text:p>
          </table:table-cell>
          <table:table-cell table:style-name="ce6" office:value-type="float" office:value="-2139.18" calcext:value-type="float">
            <text:p>(R$2.139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0.52" calcext:value-type="float">
            <text:p>(R$2.690,52)</text:p>
          </table:table-cell>
          <table:table-cell table:style-name="ce6" office:value-type="float" office:value="8897.84" calcext:value-type="float">
            <text:p>R$8.897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20" calcext:value-type="float">
            <text:p>4720</text:p>
          </table:table-cell>
          <table:table-cell table:style-name="ce3" office:value-type="string" calcext:value-type="string">
            <text:p>LEILA REJANE FERNANDES PEREIR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7162.55" calcext:value-type="float">
            <text:p>R$27.162,5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889.25" calcext:value-type="float">
            <text:p>R$31.889,25 </text:p>
          </table:table-cell>
          <table:table-cell table:style-name="ce6" office:value-type="float" office:value="-3996.65" calcext:value-type="float">
            <text:p>(R$3.996,65)</text:p>
          </table:table-cell>
          <table:table-cell table:style-name="ce6" office:value-type="float" office:value="-6250.87" calcext:value-type="float">
            <text:p>(R$6.250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47.52" calcext:value-type="float">
            <text:p>(R$10.247,52)</text:p>
          </table:table-cell>
          <table:table-cell table:style-name="ce6" office:value-type="float" office:value="21641.73" calcext:value-type="float">
            <text:p>R$21.641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528" calcext:value-type="float">
            <text:p>3528</text:p>
          </table:table-cell>
          <table:table-cell table:style-name="ce3" office:value-type="string" calcext:value-type="string">
            <text:p>LEILAH RIBEIRO DE MIRANDA GARC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1618.96" calcext:value-type="float">
            <text:p>R$1.618,9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39.88" calcext:value-type="float">
            <text:p>R$15.039,88 </text:p>
          </table:table-cell>
          <table:table-cell table:style-name="ce6" office:value-type="float" office:value="-1085.94" calcext:value-type="float">
            <text:p>(R$1.085,94)</text:p>
          </table:table-cell>
          <table:table-cell table:style-name="ce6" office:value-type="float" office:value="-2941.33" calcext:value-type="float">
            <text:p>(R$2.941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7.27" calcext:value-type="float">
            <text:p>(R$4.027,27)</text:p>
          </table:table-cell>
          <table:table-cell table:style-name="ce6" office:value-type="float" office:value="11012.61" calcext:value-type="float">
            <text:p>R$11.01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18403" calcext:value-type="float">
            <text:p>18403</text:p>
          </table:table-cell>
          <table:table-cell table:style-name="ce3" office:value-type="string" calcext:value-type="string">
            <text:p>LENA PAULA NETO CHAVES LIMA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12444.17" calcext:value-type="float">
            <text:p>R$12.444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5769" calcext:value-type="float">
            <text:p>15769</text:p>
          </table:table-cell>
          <table:table-cell table:style-name="ce3" office:value-type="string" calcext:value-type="string">
            <text:p>LENAMARIA PINHEIRO PEIXOTO BOTE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2486.55" calcext:value-type="float">
            <text:p>(R$2.486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84.27" calcext:value-type="float">
            <text:p>(R$3.284,27)</text:p>
          </table:table-cell>
          <table:table-cell table:style-name="ce6" office:value-type="float" office:value="10003.24" calcext:value-type="float">
            <text:p>R$10.003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13195" calcext:value-type="float">
            <text:p>13195</text:p>
          </table:table-cell>
          <table:table-cell table:style-name="ce3" office:value-type="string" calcext:value-type="string">
            <text:p>LENI APARECIDA HERCOLI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4" calcext:value-type="float">
            <text:p>R$15.537,54 </text:p>
          </table:table-cell>
          <table:table-cell table:style-name="ce6" office:value-type="float" office:value="-1168.05" calcext:value-type="float">
            <text:p>(R$1.168,05)</text:p>
          </table:table-cell>
          <table:table-cell table:style-name="ce6" office:value-type="float" office:value="-3055.6" calcext:value-type="float">
            <text:p>(R$3.05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3.65" calcext:value-type="float">
            <text:p>(R$4.223,65)</text:p>
          </table:table-cell>
          <table:table-cell table:style-name="ce6" office:value-type="float" office:value="11313.89" calcext:value-type="float">
            <text:p>R$11.313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16791" calcext:value-type="float">
            <text:p>16791</text:p>
          </table:table-cell>
          <table:table-cell table:style-name="ce3" office:value-type="string" calcext:value-type="string">
            <text:p>LENISE FALCAO DE ALMEIDA ALV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009" calcext:value-type="float">
            <text:p>2009</text:p>
          </table:table-cell>
          <table:table-cell table:style-name="ce3" office:value-type="string" calcext:value-type="string">
            <text:p>LENISE GARCIA DE VASCONCELLOS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52.49" calcext:value-type="float">
            <text:p>R$18.252,49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979.19" calcext:value-type="float">
            <text:p>R$22.979,19 </text:p>
          </table:table-cell>
          <table:table-cell table:style-name="ce6" office:value-type="float" office:value="-2395.93" calcext:value-type="float">
            <text:p>(R$2.395,93)</text:p>
          </table:table-cell>
          <table:table-cell table:style-name="ce6" office:value-type="float" office:value="-4240.8" calcext:value-type="float">
            <text:p>(R$4.240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36.73" calcext:value-type="float">
            <text:p>(R$6.636,73)</text:p>
          </table:table-cell>
          <table:table-cell table:style-name="ce6" office:value-type="float" office:value="16342.46" calcext:value-type="float">
            <text:p>R$16.342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5583" calcext:value-type="float">
            <text:p>5583</text:p>
          </table:table-cell>
          <table:table-cell table:style-name="ce3" office:value-type="string" calcext:value-type="string">
            <text:p>LEOCADIA MARIA RODRIGUES MECENA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764.12" calcext:value-type="float">
            <text:p>R$22.764,12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93.37" calcext:value-type="float">
            <text:p>R$23.493,37 </text:p>
          </table:table-cell>
          <table:table-cell table:style-name="ce6" office:value-type="float" office:value="-2480.77" calcext:value-type="float">
            <text:p>(R$2.480,77)</text:p>
          </table:table-cell>
          <table:table-cell table:style-name="ce6" office:value-type="float" office:value="-4358.87" calcext:value-type="float">
            <text:p>(R$4.358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39.64" calcext:value-type="float">
            <text:p>(R$6.839,64)</text:p>
          </table:table-cell>
          <table:table-cell table:style-name="ce6" office:value-type="float" office:value="16653.73" calcext:value-type="float">
            <text:p>R$16.653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370" calcext:value-type="float">
            <text:p>2370</text:p>
          </table:table-cell>
          <table:table-cell table:style-name="ce3" office:value-type="string" calcext:value-type="string">
            <text:p>LEONARDO STRZYKALSKI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91.37" calcext:value-type="float">
            <text:p>R$16.391,37 </text:p>
          </table:table-cell>
          <table:table-cell table:style-name="ce6" office:value-type="float" office:value="-1308.94" calcext:value-type="float">
            <text:p>(R$1.308,94)</text:p>
          </table:table-cell>
          <table:table-cell table:style-name="ce6" office:value-type="float" office:value="-2675.93" calcext:value-type="float">
            <text:p>(R$2.675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84.87" calcext:value-type="float">
            <text:p>(R$3.984,87)</text:p>
          </table:table-cell>
          <table:table-cell table:style-name="ce6" office:value-type="float" office:value="12406.5" calcext:value-type="float">
            <text:p>R$12.406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4663" calcext:value-type="float">
            <text:p>4663</text:p>
          </table:table-cell>
          <table:table-cell table:style-name="ce3" office:value-type="string" calcext:value-type="string">
            <text:p>LEYSE RIBEIRO DE VASCONCELL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765.53" calcext:value-type="float">
            <text:p>R$9.765,53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588.65" calcext:value-type="float">
            <text:p>R$11.588,65 </text:p>
          </table:table-cell>
          <table:table-cell table:style-name="ce6" office:value-type="float" office:value="-551.38" calcext:value-type="float">
            <text:p>(R$551,38)</text:p>
          </table:table-cell>
          <table:table-cell table:style-name="ce6" office:value-type="float" office:value="-1563.51" calcext:value-type="float">
            <text:p>(R$1.563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14.89" calcext:value-type="float">
            <text:p>(R$2.114,89)</text:p>
          </table:table-cell>
          <table:table-cell table:style-name="ce6" office:value-type="float" office:value="9473.76" calcext:value-type="float">
            <text:p>R$9.473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6349" calcext:value-type="float">
            <text:p>6349</text:p>
          </table:table-cell>
          <table:table-cell table:style-name="ce3" office:value-type="string" calcext:value-type="string">
            <text:p>LIA CLAUDIA CRACC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20" calcext:value-type="float">
            <text:p>4520</text:p>
          </table:table-cell>
          <table:table-cell table:style-name="ce3" office:value-type="string" calcext:value-type="string">
            <text:p>LIANA DE SOUZA PEQUE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01.46" calcext:value-type="float">
            <text:p>R$16.101,46 </text:p>
          </table:table-cell>
          <table:table-cell table:style-name="ce6" office:value-type="float" office:value="-1261.1" calcext:value-type="float">
            <text:p>(R$1.261,10)</text:p>
          </table:table-cell>
          <table:table-cell table:style-name="ce6" office:value-type="float" office:value="-3185.09" calcext:value-type="float">
            <text:p>(R$3.185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46.19" calcext:value-type="float">
            <text:p>(R$4.446,19)</text:p>
          </table:table-cell>
          <table:table-cell table:style-name="ce6" office:value-type="float" office:value="11655.27" calcext:value-type="float">
            <text:p>R$11.655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93" calcext:value-type="float">
            <text:p>4593</text:p>
          </table:table-cell>
          <table:table-cell table:style-name="ce3" office:value-type="string" calcext:value-type="string">
            <text:p>LIBERALINA DANELON COSTA E SILV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6475.76" calcext:value-type="float">
            <text:p>R$26.475,7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753.51" calcext:value-type="float">
            <text:p>R$30.753,51 </text:p>
          </table:table-cell>
          <table:table-cell table:style-name="ce6" office:value-type="float" office:value="-3780.86" calcext:value-type="float">
            <text:p>(R$3.780,86)</text:p>
          </table:table-cell>
          <table:table-cell table:style-name="ce6" office:value-type="float" office:value="-5997.88" calcext:value-type="float">
            <text:p>(R$5.997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778.74" calcext:value-type="float">
            <text:p>(R$9.778,74)</text:p>
          </table:table-cell>
          <table:table-cell table:style-name="ce6" office:value-type="float" office:value="20974.77" calcext:value-type="float">
            <text:p>R$20.974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0964" calcext:value-type="float">
            <text:p>20964</text:p>
          </table:table-cell>
          <table:table-cell table:style-name="ce3" office:value-type="string" calcext:value-type="string">
            <text:p>LIDIA MARIA WROCZINSK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3424.97" calcext:value-type="float">
            <text:p>R$3.42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923.57" calcext:value-type="float">
            <text:p>R$20.923,57 </text:p>
          </table:table-cell>
          <table:table-cell table:style-name="ce6" office:value-type="float" office:value="-2056.75" calcext:value-type="float">
            <text:p>(R$2.056,75)</text:p>
          </table:table-cell>
          <table:table-cell table:style-name="ce6" office:value-type="float" office:value="-3560.23" calcext:value-type="float">
            <text:p>(R$3.560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16.98" calcext:value-type="float">
            <text:p>(R$5.616,98)</text:p>
          </table:table-cell>
          <table:table-cell table:style-name="ce6" office:value-type="float" office:value="15306.59" calcext:value-type="float">
            <text:p>R$15.306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03" calcext:value-type="float">
            <text:p>4003</text:p>
          </table:table-cell>
          <table:table-cell table:style-name="ce3" office:value-type="string" calcext:value-type="string">
            <text:p>LIDIA RENOVATO BARBOS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1" calcext:value-type="float">
            <text:p>R$15.590,91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2544.26" calcext:value-type="float">
            <text:p>(R$2.544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1.12" calcext:value-type="float">
            <text:p>(R$3.721,12)</text:p>
          </table:table-cell>
          <table:table-cell table:style-name="ce6" office:value-type="float" office:value="11869.79" calcext:value-type="float">
            <text:p>R$11.86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412" calcext:value-type="float">
            <text:p>2412</text:p>
          </table:table-cell>
          <table:table-cell table:style-name="ce3" office:value-type="string" calcext:value-type="string">
            <text:p>LIDUINA HELENA MAGALHAES SOAR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70.79" calcext:value-type="float">
            <text:p>R$15.470,7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748.54" calcext:value-type="float">
            <text:p>R$19.748,54 </text:p>
          </table:table-cell>
          <table:table-cell table:style-name="ce6" office:value-type="float" office:value="-1862.87" calcext:value-type="float">
            <text:p>(R$1.862,87)</text:p>
          </table:table-cell>
          <table:table-cell table:style-name="ce6" office:value-type="float" office:value="-3498.96" calcext:value-type="float">
            <text:p>(R$3.498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61.83" calcext:value-type="float">
            <text:p>(R$5.361,83)</text:p>
          </table:table-cell>
          <table:table-cell table:style-name="ce6" office:value-type="float" office:value="14386.71" calcext:value-type="float">
            <text:p>R$14.386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511" calcext:value-type="float">
            <text:p>2511</text:p>
          </table:table-cell>
          <table:table-cell table:style-name="ce3" office:value-type="string" calcext:value-type="string">
            <text:p>LIDUINA MARIA BEZERRA MOURA SER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772.07" calcext:value-type="float">
            <text:p>R$1.772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12.95" calcext:value-type="float">
            <text:p>R$15.112,95 </text:p>
          </table:table-cell>
          <table:table-cell table:style-name="ce6" office:value-type="float" office:value="-1098" calcext:value-type="float">
            <text:p>(R$1.098,00)</text:p>
          </table:table-cell>
          <table:table-cell table:style-name="ce6" office:value-type="float" office:value="-2958.11" calcext:value-type="float">
            <text:p>(R$2.958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6.11" calcext:value-type="float">
            <text:p>(R$4.056,11)</text:p>
          </table:table-cell>
          <table:table-cell table:style-name="ce6" office:value-type="float" office:value="11056.84" calcext:value-type="float">
            <text:p>R$11.056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920" calcext:value-type="float">
            <text:p>2920</text:p>
          </table:table-cell>
          <table:table-cell table:style-name="ce3" office:value-type="string" calcext:value-type="string">
            <text:p>LILIAM SANT ANNA DE ALMEI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17.82" calcext:value-type="float">
            <text:p>R$16.017,82 </text:p>
          </table:table-cell>
          <table:table-cell table:style-name="ce6" office:value-type="float" office:value="-1247.3" calcext:value-type="float">
            <text:p>(R$1.247,30)</text:p>
          </table:table-cell>
          <table:table-cell table:style-name="ce6" office:value-type="float" office:value="-2590.16" calcext:value-type="float">
            <text:p>(R$2.590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7.46" calcext:value-type="float">
            <text:p>(R$3.837,46)</text:p>
          </table:table-cell>
          <table:table-cell table:style-name="ce6" office:value-type="float" office:value="12180.36" calcext:value-type="float">
            <text:p>R$12.180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8" calcext:value-type="float">
            <text:p>4518</text:p>
          </table:table-cell>
          <table:table-cell table:style-name="ce3" office:value-type="string" calcext:value-type="string">
            <text:p>LILIANE COELHO FLAUS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34.65" calcext:value-type="float">
            <text:p>R$17.634,65 </text:p>
          </table:table-cell>
          <table:table-cell table:style-name="ce6" office:value-type="float" office:value="-1514.08" calcext:value-type="float">
            <text:p>(R$1.514,08)</text:p>
          </table:table-cell>
          <table:table-cell table:style-name="ce6" office:value-type="float" office:value="-3537.15" calcext:value-type="float">
            <text:p>(R$3.537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51.23" calcext:value-type="float">
            <text:p>(R$5.051,23)</text:p>
          </table:table-cell>
          <table:table-cell table:style-name="ce6" office:value-type="float" office:value="12583.42" calcext:value-type="float">
            <text:p>R$12.583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1831" calcext:value-type="float">
            <text:p>21831</text:p>
          </table:table-cell>
          <table:table-cell table:style-name="ce3" office:value-type="string" calcext:value-type="string">
            <text:p>LILIANE KIYOMI SHIMABUKU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ORUMBA</text:p>
          </table:table-cell>
          <table:table-cell table:style-name="ce4" office:value-type="float" office:value="4648" calcext:value-type="float">
            <text:p>4648</text:p>
          </table:table-cell>
          <table:table-cell table:style-name="ce3" office:value-type="string" calcext:value-type="string">
            <text:p>LILIANE TORRES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7" calcext:value-type="float">
            <text:p>R$13.607,7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3" calcext:value-type="float">
            <text:p>R$15.430,83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3031.1" calcext:value-type="float">
            <text:p>(R$3.031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81.55" calcext:value-type="float">
            <text:p>(R$4.181,55)</text:p>
          </table:table-cell>
          <table:table-cell table:style-name="ce6" office:value-type="float" office:value="11249.28" calcext:value-type="float">
            <text:p>R$11.249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11" calcext:value-type="float">
            <text:p>2211</text:p>
          </table:table-cell>
          <table:table-cell table:style-name="ce3" office:value-type="string" calcext:value-type="string">
            <text:p>LINDAURA AVELINA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892.86" calcext:value-type="float">
            <text:p>R$18.892,8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19.56" calcext:value-type="float">
            <text:p>R$23.619,56 </text:p>
          </table:table-cell>
          <table:table-cell table:style-name="ce6" office:value-type="float" office:value="-2501.59" calcext:value-type="float">
            <text:p>(R$2.501,5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501.59" calcext:value-type="float">
            <text:p>(R$2.501,59)</text:p>
          </table:table-cell>
          <table:table-cell table:style-name="ce6" office:value-type="float" office:value="21117.97" calcext:value-type="float">
            <text:p>R$21.117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O</text:p>
          </table:table-cell>
          <table:table-cell table:style-name="ce4" office:value-type="float" office:value="18418" calcext:value-type="float">
            <text:p>18418</text:p>
          </table:table-cell>
          <table:table-cell table:style-name="ce3" office:value-type="string" calcext:value-type="string">
            <text:p>LINDAURA PINHEIRO MERINO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53.19" calcext:value-type="float">
            <text:p>R$15.653,19 </text:p>
          </table:table-cell>
          <table:table-cell table:style-name="ce6" office:value-type="float" office:value="-1187.14" calcext:value-type="float">
            <text:p>(R$1.187,14)</text:p>
          </table:table-cell>
          <table:table-cell table:style-name="ce6" office:value-type="float" office:value="-2454.29" calcext:value-type="float">
            <text:p>(R$2.454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1.43" calcext:value-type="float">
            <text:p>(R$3.641,43)</text:p>
          </table:table-cell>
          <table:table-cell table:style-name="ce6" office:value-type="float" office:value="12011.76" calcext:value-type="float">
            <text:p>R$12.011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57" calcext:value-type="float">
            <text:p>2857</text:p>
          </table:table-cell>
          <table:table-cell table:style-name="ce3" office:value-type="string" calcext:value-type="string">
            <text:p>LINDINALVA GOM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33.26" calcext:value-type="float">
            <text:p>R$11.633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633.26" calcext:value-type="float">
            <text:p>R$11.633,26 </text:p>
          </table:table-cell>
          <table:table-cell table:style-name="ce6" office:value-type="float" office:value="-557.85" calcext:value-type="float">
            <text:p>(R$557,85)</text:p>
          </table:table-cell>
          <table:table-cell table:style-name="ce6" office:value-type="float" office:value="-1521.86" calcext:value-type="float">
            <text:p>(R$1.521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79.71" calcext:value-type="float">
            <text:p>(R$2.079,71)</text:p>
          </table:table-cell>
          <table:table-cell table:style-name="ce6" office:value-type="float" office:value="9553.55" calcext:value-type="float">
            <text:p>R$9.553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99" calcext:value-type="float">
            <text:p>4899</text:p>
          </table:table-cell>
          <table:table-cell table:style-name="ce3" office:value-type="string" calcext:value-type="string">
            <text:p>LINDOLFO FERREIRA DE MORAI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0411.65" calcext:value-type="float">
            <text:p>R$20.411,65 </text:p>
          </table:table-cell>
          <table:table-cell table:style-name="ce6" office:value-type="float" office:value="4636.43" calcext:value-type="float">
            <text:p>R$4.636,4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048.08" calcext:value-type="float">
            <text:p>R$25.048,08 </text:p>
          </table:table-cell>
          <table:table-cell table:style-name="ce6" office:value-type="float" office:value="-2737.29" calcext:value-type="float">
            <text:p>(R$2.737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737.29" calcext:value-type="float">
            <text:p>(R$2.737,29)</text:p>
          </table:table-cell>
          <table:table-cell table:style-name="ce6" office:value-type="float" office:value="22310.79" calcext:value-type="float">
            <text:p>R$22.310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BERNARDO</text:p>
          </table:table-cell>
          <table:table-cell table:style-name="ce4" office:value-type="float" office:value="3237" calcext:value-type="float">
            <text:p>3237</text:p>
          </table:table-cell>
          <table:table-cell table:style-name="ce3" office:value-type="string" calcext:value-type="string">
            <text:p>LIRIAN AKIMI SATO SIMIO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2538.69" calcext:value-type="float">
            <text:p>(R$2.538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6.41" calcext:value-type="float">
            <text:p>(R$3.336,41)</text:p>
          </table:table-cell>
          <table:table-cell table:style-name="ce6" office:value-type="float" office:value="9951.1" calcext:value-type="float">
            <text:p>R$9.951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14" calcext:value-type="float">
            <text:p>4314</text:p>
          </table:table-cell>
          <table:table-cell table:style-name="ce3" office:value-type="string" calcext:value-type="string">
            <text:p>LORAINES DAL PONT LODETT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441.12" calcext:value-type="float">
            <text:p>R$18.441,12 </text:p>
          </table:table-cell>
          <table:table-cell table:style-name="ce6" office:value-type="float" office:value="-1647.14" calcext:value-type="float">
            <text:p>(R$1.647,14)</text:p>
          </table:table-cell>
          <table:table-cell table:style-name="ce6" office:value-type="float" office:value="-3198.75" calcext:value-type="float">
            <text:p>(R$3.19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5.89" calcext:value-type="float">
            <text:p>(R$4.845,89)</text:p>
          </table:table-cell>
          <table:table-cell table:style-name="ce6" office:value-type="float" office:value="13595.23" calcext:value-type="float">
            <text:p>R$13.595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XIAS SUL</text:p>
          </table:table-cell>
          <table:table-cell table:style-name="ce4" office:value-type="float" office:value="6280" calcext:value-type="float">
            <text:p>6280</text:p>
          </table:table-cell>
          <table:table-cell table:style-name="ce3" office:value-type="string" calcext:value-type="string">
            <text:p>LORENA MARIA MUNER MURATORE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1560.29" calcext:value-type="float">
            <text:p>R$1.560,2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317.53" calcext:value-type="float">
            <text:p>R$23.317,53 </text:p>
          </table:table-cell>
          <table:table-cell table:style-name="ce6" office:value-type="float" office:value="-2451.75" calcext:value-type="float">
            <text:p>(R$2.451,75)</text:p>
          </table:table-cell>
          <table:table-cell table:style-name="ce6" office:value-type="float" office:value="-4318.49" calcext:value-type="float">
            <text:p>(R$4.318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70.24" calcext:value-type="float">
            <text:p>(R$6.770,24)</text:p>
          </table:table-cell>
          <table:table-cell table:style-name="ce6" office:value-type="float" office:value="16547.29" calcext:value-type="float">
            <text:p>R$16.54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ANGELO</text:p>
          </table:table-cell>
          <table:table-cell table:style-name="ce4" office:value-type="float" office:value="3687" calcext:value-type="float">
            <text:p>3687</text:p>
          </table:table-cell>
          <table:table-cell table:style-name="ce3" office:value-type="string" calcext:value-type="string">
            <text:p>LORINES TERESINHA COPETT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040.17" calcext:value-type="float">
            <text:p>R$1.040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74.32" calcext:value-type="float">
            <text:p>R$14.274,32 </text:p>
          </table:table-cell>
          <table:table-cell table:style-name="ce6" office:value-type="float" office:value="-959.62" calcext:value-type="float">
            <text:p>(R$959,62)</text:p>
          </table:table-cell>
          <table:table-cell table:style-name="ce6" office:value-type="float" office:value="-2765.54" calcext:value-type="float">
            <text:p>(R$2.765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5.16" calcext:value-type="float">
            <text:p>(R$3.725,16)</text:p>
          </table:table-cell>
          <table:table-cell table:style-name="ce6" office:value-type="float" office:value="10549.16" calcext:value-type="float">
            <text:p>R$10.54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335" calcext:value-type="float">
            <text:p>4335</text:p>
          </table:table-cell>
          <table:table-cell table:style-name="ce3" office:value-type="string" calcext:value-type="string">
            <text:p>LOURDES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-2519.76" calcext:value-type="float">
            <text:p>(R$2.519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9.01" calcext:value-type="float">
            <text:p>(R$3.679,01)</text:p>
          </table:table-cell>
          <table:table-cell table:style-name="ce6" office:value-type="float" office:value="11805.18" calcext:value-type="float">
            <text:p>R$11.805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88" calcext:value-type="float">
            <text:p>2888</text:p>
          </table:table-cell>
          <table:table-cell table:style-name="ce3" office:value-type="string" calcext:value-type="string">
            <text:p>LOURDETE SAMPAIO LIM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9349.5" calcext:value-type="float">
            <text:p>R$19.349,50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45.4" calcext:value-type="float">
            <text:p>R$22.645,40 </text:p>
          </table:table-cell>
          <table:table-cell table:style-name="ce6" office:value-type="float" office:value="-2340.85" calcext:value-type="float">
            <text:p>(R$2.340,85)</text:p>
          </table:table-cell>
          <table:table-cell table:style-name="ce6" office:value-type="float" office:value="-4164.15" calcext:value-type="float">
            <text:p>(R$4.164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05" calcext:value-type="float">
            <text:p>(R$6.505,00)</text:p>
          </table:table-cell>
          <table:table-cell table:style-name="ce6" office:value-type="float" office:value="16140.4" calcext:value-type="float">
            <text:p>R$16.140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140" calcext:value-type="float">
            <text:p>4140</text:p>
          </table:table-cell>
          <table:table-cell table:style-name="ce3" office:value-type="string" calcext:value-type="string">
            <text:p>LUANA CAVALCANTE LIMA GAVIN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14414.06" calcext:value-type="float">
            <text:p>R$14.414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6869" calcext:value-type="float">
            <text:p>16869</text:p>
          </table:table-cell>
          <table:table-cell table:style-name="ce3" office:value-type="string" calcext:value-type="string">
            <text:p>LUBIA MARA DE JESUS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12286.07" calcext:value-type="float">
            <text:p>R$12.286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286.07" calcext:value-type="float">
            <text:p>R$12.286,07 </text:p>
          </table:table-cell>
          <table:table-cell table:style-name="ce6" office:value-type="float" office:value="-652.51" calcext:value-type="float">
            <text:p>(R$652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52.51" calcext:value-type="float">
            <text:p>(R$652,51)</text:p>
          </table:table-cell>
          <table:table-cell table:style-name="ce6" office:value-type="float" office:value="11633.56" calcext:value-type="float">
            <text:p>R$11.633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GRANDE</text:p>
          </table:table-cell>
          <table:table-cell table:style-name="ce4" office:value-type="float" office:value="6577" calcext:value-type="float">
            <text:p>6577</text:p>
          </table:table-cell>
          <table:table-cell table:style-name="ce3" office:value-type="string" calcext:value-type="string">
            <text:p>LUCELIA MOREIRA CHEPE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12860.6" calcext:value-type="float">
            <text:p>R$12.860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60.6" calcext:value-type="float">
            <text:p>R$12.860,60 </text:p>
          </table:table-cell>
          <table:table-cell table:style-name="ce6" office:value-type="float" office:value="-735.82" calcext:value-type="float">
            <text:p>(R$735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35.82" calcext:value-type="float">
            <text:p>(R$735,82)</text:p>
          </table:table-cell>
          <table:table-cell table:style-name="ce6" office:value-type="float" office:value="12124.78" calcext:value-type="float">
            <text:p>R$12.124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21" calcext:value-type="float">
            <text:p>4521</text:p>
          </table:table-cell>
          <table:table-cell table:style-name="ce3" office:value-type="string" calcext:value-type="string">
            <text:p>LUCELIA VALERIO PORFIRI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992.58" calcext:value-type="float">
            <text:p>R$14.992,58 </text:p>
          </table:table-cell>
          <table:table-cell table:style-name="ce6" office:value-type="float" office:value="2600.48" calcext:value-type="float">
            <text:p>R$2.600,4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93.06" calcext:value-type="float">
            <text:p>R$17.593,06 </text:p>
          </table:table-cell>
          <table:table-cell table:style-name="ce6" office:value-type="float" office:value="-1507.21" calcext:value-type="float">
            <text:p>(R$1.507,21)</text:p>
          </table:table-cell>
          <table:table-cell table:style-name="ce6" office:value-type="float" office:value="-3527.6" calcext:value-type="float">
            <text:p>(R$3.527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34.81" calcext:value-type="float">
            <text:p>(R$5.034,81)</text:p>
          </table:table-cell>
          <table:table-cell table:style-name="ce6" office:value-type="float" office:value="12558.25" calcext:value-type="float">
            <text:p>R$12.558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81" calcext:value-type="float">
            <text:p>4781</text:p>
          </table:table-cell>
          <table:table-cell table:style-name="ce3" office:value-type="string" calcext:value-type="string">
            <text:p>LUCIA CLEIDE VIEIRA LIM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8199.13" calcext:value-type="float">
            <text:p>R$18.199,13 </text:p>
          </table:table-cell>
          <table:table-cell table:style-name="ce6" office:value-type="float" office:value="4457.33" calcext:value-type="float">
            <text:p>R$4.457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56.46" calcext:value-type="float">
            <text:p>R$22.656,46 </text:p>
          </table:table-cell>
          <table:table-cell table:style-name="ce6" office:value-type="float" office:value="-2342.68" calcext:value-type="float">
            <text:p>(R$2.342,68)</text:p>
          </table:table-cell>
          <table:table-cell table:style-name="ce6" office:value-type="float" office:value="-4166.69" calcext:value-type="float">
            <text:p>(R$4.166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09.37" calcext:value-type="float">
            <text:p>(R$6.509,37)</text:p>
          </table:table-cell>
          <table:table-cell table:style-name="ce6" office:value-type="float" office:value="16147.09" calcext:value-type="float">
            <text:p>R$16.147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246" calcext:value-type="float">
            <text:p>24246</text:p>
          </table:table-cell>
          <table:table-cell table:style-name="ce3" office:value-type="string" calcext:value-type="string">
            <text:p>LUCIA DE MEDEIROS DANTA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90.31" calcext:value-type="float">
            <text:p>R$14.390,31 </text:p>
          </table:table-cell>
          <table:table-cell table:style-name="ce6" office:value-type="float" office:value="-978.76" calcext:value-type="float">
            <text:p>(R$978,76)</text:p>
          </table:table-cell>
          <table:table-cell table:style-name="ce6" office:value-type="float" office:value="-2268.58" calcext:value-type="float">
            <text:p>(R$2.268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47.34" calcext:value-type="float">
            <text:p>(R$3.247,34)</text:p>
          </table:table-cell>
          <table:table-cell table:style-name="ce6" office:value-type="float" office:value="11142.97" calcext:value-type="float">
            <text:p>R$11.142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8581" calcext:value-type="float">
            <text:p>18581</text:p>
          </table:table-cell>
          <table:table-cell table:style-name="ce3" office:value-type="string" calcext:value-type="string">
            <text:p>LUCIA DE OLIVEIRA GONCAL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314.06" calcext:value-type="float">
            <text:p>R$1.314,0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35.21" calcext:value-type="float">
            <text:p>R$15.135,21 </text:p>
          </table:table-cell>
          <table:table-cell table:style-name="ce6" office:value-type="float" office:value="-1101.67" calcext:value-type="float">
            <text:p>(R$1.101,6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01.67" calcext:value-type="float">
            <text:p>(R$1.101,67)</text:p>
          </table:table-cell>
          <table:table-cell table:style-name="ce6" office:value-type="float" office:value="14033.54" calcext:value-type="float">
            <text:p>R$14.033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5966" calcext:value-type="float">
            <text:p>5966</text:p>
          </table:table-cell>
          <table:table-cell table:style-name="ce3" office:value-type="string" calcext:value-type="string">
            <text:p>LUCIA MARIA PANTOJA REIGOT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3960.21" calcext:value-type="float">
            <text:p>(R$3.960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54.51" calcext:value-type="float">
            <text:p>(R$6.154,51)</text:p>
          </table:table-cell>
          <table:table-cell table:style-name="ce6" office:value-type="float" office:value="15602.73" calcext:value-type="float">
            <text:p>R$15.602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89" calcext:value-type="float">
            <text:p>4289</text:p>
          </table:table-cell>
          <table:table-cell table:style-name="ce3" office:value-type="string" calcext:value-type="string">
            <text:p>LUCIA NOGUEIRA RO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5" calcext:value-type="float">
            <text:p>R$14.248,0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8" calcext:value-type="float">
            <text:p>R$16.071,18 </text:p>
          </table:table-cell>
          <table:table-cell table:style-name="ce6" office:value-type="float" office:value="-1256.1" calcext:value-type="float">
            <text:p>(R$1.256,10)</text:p>
          </table:table-cell>
          <table:table-cell table:style-name="ce6" office:value-type="float" office:value="-2602.41" calcext:value-type="float">
            <text:p>(R$2.602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58.51" calcext:value-type="float">
            <text:p>(R$3.858,51)</text:p>
          </table:table-cell>
          <table:table-cell table:style-name="ce6" office:value-type="float" office:value="12212.67" calcext:value-type="float">
            <text:p>R$12.212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0595" calcext:value-type="float">
            <text:p>20595</text:p>
          </table:table-cell>
          <table:table-cell table:style-name="ce3" office:value-type="string" calcext:value-type="string">
            <text:p>LUCIANO ARROYO PONCE DE LEON NE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912.92" calcext:value-type="float">
            <text:p>R$14.912,9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36.05" calcext:value-type="float">
            <text:p>R$16.736,05 </text:p>
          </table:table-cell>
          <table:table-cell table:style-name="ce6" office:value-type="float" office:value="-1365.81" calcext:value-type="float">
            <text:p>(R$1.365,81)</text:p>
          </table:table-cell>
          <table:table-cell table:style-name="ce6" office:value-type="float" office:value="-2807.22" calcext:value-type="float">
            <text:p>(R$2.80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3.03" calcext:value-type="float">
            <text:p>(R$4.173,03)</text:p>
          </table:table-cell>
          <table:table-cell table:style-name="ce6" office:value-type="float" office:value="12563.02" calcext:value-type="float">
            <text:p>R$12.563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18" calcext:value-type="float">
            <text:p>2218</text:p>
          </table:table-cell>
          <table:table-cell table:style-name="ce3" office:value-type="string" calcext:value-type="string">
            <text:p>LUCIANO CANUTO DE QUEIRO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98.09" calcext:value-type="float">
            <text:p>R$16.498,09 </text:p>
          </table:table-cell>
          <table:table-cell table:style-name="ce6" office:value-type="float" office:value="-1326.54" calcext:value-type="float">
            <text:p>(R$1.326,54)</text:p>
          </table:table-cell>
          <table:table-cell table:style-name="ce6" office:value-type="float" office:value="-2700.44" calcext:value-type="float">
            <text:p>(R$2.700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6.98" calcext:value-type="float">
            <text:p>(R$4.026,98)</text:p>
          </table:table-cell>
          <table:table-cell table:style-name="ce6" office:value-type="float" office:value="12471.11" calcext:value-type="float">
            <text:p>R$12.471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3955" calcext:value-type="float">
            <text:p>3955</text:p>
          </table:table-cell>
          <table:table-cell table:style-name="ce3" office:value-type="string" calcext:value-type="string">
            <text:p>LUCIANO DUARTE FRAGA DE ALMEID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275.69" calcext:value-type="float">
            <text:p>R$21.275,6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553.44" calcext:value-type="float">
            <text:p>R$25.553,44 </text:p>
          </table:table-cell>
          <table:table-cell table:style-name="ce6" office:value-type="float" office:value="-2820.68" calcext:value-type="float">
            <text:p>(R$2.820,6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20.68" calcext:value-type="float">
            <text:p>(R$2.820,68)</text:p>
          </table:table-cell>
          <table:table-cell table:style-name="ce6" office:value-type="float" office:value="22732.76" calcext:value-type="float">
            <text:p>R$22.732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8436" calcext:value-type="float">
            <text:p>18436</text:p>
          </table:table-cell>
          <table:table-cell table:style-name="ce3" office:value-type="string" calcext:value-type="string">
            <text:p>LUCIANO JANUSSI VACANTI</text:p>
          </table:table-cell>
          <table:table-cell table:style-name="ce4" office:value-type="string" calcext:value-type="string">
            <text:p>ANALISTA DO MPU/CARDIOLOGIA</text:p>
          </table:table-cell>
          <table:table-cell table:style-name="ce6" office:value-type="float" office:value="14738.99" calcext:value-type="float">
            <text:p>R$14.738,9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738.99" calcext:value-type="float">
            <text:p>R$14.738,99 </text:p>
          </table:table-cell>
          <table:table-cell table:style-name="ce6" office:value-type="float" office:value="-1036.29" calcext:value-type="float">
            <text:p>(R$1.036,29)</text:p>
          </table:table-cell>
          <table:table-cell table:style-name="ce6" office:value-type="float" office:value="-2820.1" calcext:value-type="float">
            <text:p>(R$2.820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56.39" calcext:value-type="float">
            <text:p>(R$3.856,39)</text:p>
          </table:table-cell>
          <table:table-cell table:style-name="ce6" office:value-type="float" office:value="10882.6" calcext:value-type="float">
            <text:p>R$10.88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72" calcext:value-type="float">
            <text:p>5072</text:p>
          </table:table-cell>
          <table:table-cell table:style-name="ce3" office:value-type="string" calcext:value-type="string">
            <text:p>LUCIENE VALENTE BARBOSA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59.7" calcext:value-type="float">
            <text:p>R$15.359,70 </text:p>
          </table:table-cell>
          <table:table-cell table:style-name="ce6" office:value-type="float" office:value="-1138.71" calcext:value-type="float">
            <text:p>(R$1.138,71)</text:p>
          </table:table-cell>
          <table:table-cell table:style-name="ce6" office:value-type="float" office:value="-2962.63" calcext:value-type="float">
            <text:p>(R$2.962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01.34" calcext:value-type="float">
            <text:p>(R$4.101,34)</text:p>
          </table:table-cell>
          <table:table-cell table:style-name="ce6" office:value-type="float" office:value="11258.36" calcext:value-type="float">
            <text:p>R$11.258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2127" calcext:value-type="float">
            <text:p>2127</text:p>
          </table:table-cell>
          <table:table-cell table:style-name="ce3" office:value-type="string" calcext:value-type="string">
            <text:p>LUCIMAR MARIA SOAR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248.05" calcext:value-type="float">
            <text:p>R$14.248,0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71.18" calcext:value-type="float">
            <text:p>R$16.071,18 </text:p>
          </table:table-cell>
          <table:table-cell table:style-name="ce6" office:value-type="float" office:value="-1256.1" calcext:value-type="float">
            <text:p>(R$1.256,10)</text:p>
          </table:table-cell>
          <table:table-cell table:style-name="ce6" office:value-type="float" office:value="-2602.41" calcext:value-type="float">
            <text:p>(R$2.602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58.51" calcext:value-type="float">
            <text:p>(R$3.858,51)</text:p>
          </table:table-cell>
          <table:table-cell table:style-name="ce6" office:value-type="float" office:value="12212.67" calcext:value-type="float">
            <text:p>R$12.212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7845" calcext:value-type="float">
            <text:p>7845</text:p>
          </table:table-cell>
          <table:table-cell table:style-name="ce3" office:value-type="string" calcext:value-type="string">
            <text:p>LUCIMAR SILVA SIL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6351" calcext:value-type="float">
            <text:p>6351</text:p>
          </table:table-cell>
          <table:table-cell table:style-name="ce3" office:value-type="string" calcext:value-type="string">
            <text:p>LUCINEA REGINA MEIRA BIANCH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434.41" calcext:value-type="float">
            <text:p>R$13.434,41 </text:p>
          </table:table-cell>
          <table:table-cell table:style-name="ce6" office:value-type="float" office:value="-821.04" calcext:value-type="float">
            <text:p>(R$821,04)</text:p>
          </table:table-cell>
          <table:table-cell table:style-name="ce6" office:value-type="float" office:value="-2572.67" calcext:value-type="float">
            <text:p>(R$2.572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93.71" calcext:value-type="float">
            <text:p>(R$3.393,71)</text:p>
          </table:table-cell>
          <table:table-cell table:style-name="ce6" office:value-type="float" office:value="10040.7" calcext:value-type="float">
            <text:p>R$10.040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16" calcext:value-type="float">
            <text:p>4516</text:p>
          </table:table-cell>
          <table:table-cell table:style-name="ce3" office:value-type="string" calcext:value-type="string">
            <text:p>LUCINEIDE VALERIO PAIXA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773.75" calcext:value-type="float">
            <text:p>R$15.773,7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051.5" calcext:value-type="float">
            <text:p>R$20.051,50 </text:p>
          </table:table-cell>
          <table:table-cell table:style-name="ce6" office:value-type="float" office:value="-1912.86" calcext:value-type="float">
            <text:p>(R$1.912,86)</text:p>
          </table:table-cell>
          <table:table-cell table:style-name="ce6" office:value-type="float" office:value="-4039.98" calcext:value-type="float">
            <text:p>(R$4.03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52.84" calcext:value-type="float">
            <text:p>(R$5.952,84)</text:p>
          </table:table-cell>
          <table:table-cell table:style-name="ce6" office:value-type="float" office:value="14098.66" calcext:value-type="float">
            <text:p>R$14.098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48" calcext:value-type="float">
            <text:p>2148</text:p>
          </table:table-cell>
          <table:table-cell table:style-name="ce3" office:value-type="string" calcext:value-type="string">
            <text:p>LUCINIA DE OLIVEIRA SOAR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9.78" calcext:value-type="float">
            <text:p>R$17.289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9.78" calcext:value-type="float">
            <text:p>R$17.289,78 </text:p>
          </table:table-cell>
          <table:table-cell table:style-name="ce6" office:value-type="float" office:value="-1457.17" calcext:value-type="float">
            <text:p>(R$1.457,17)</text:p>
          </table:table-cell>
          <table:table-cell table:style-name="ce6" office:value-type="float" office:value="-2934.37" calcext:value-type="float">
            <text:p>(R$2.934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1.54" calcext:value-type="float">
            <text:p>(R$4.391,54)</text:p>
          </table:table-cell>
          <table:table-cell table:style-name="ce6" office:value-type="float" office:value="12898.24" calcext:value-type="float">
            <text:p>R$12.898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2739" calcext:value-type="float">
            <text:p>2739</text:p>
          </table:table-cell>
          <table:table-cell table:style-name="ce3" office:value-type="string" calcext:value-type="string">
            <text:p>LUCIVALDO VASCONCELOS BARRO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3333.22" calcext:value-type="float">
            <text:p>R$23.333,22 </text:p>
          </table:table-cell>
          <table:table-cell table:style-name="ce6" office:value-type="float" office:value="1978.6" calcext:value-type="float">
            <text:p>R$1.978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311.82" calcext:value-type="float">
            <text:p>R$25.311,82 </text:p>
          </table:table-cell>
          <table:table-cell table:style-name="ce6" office:value-type="float" office:value="-2780.81" calcext:value-type="float">
            <text:p>(R$2.780,81)</text:p>
          </table:table-cell>
          <table:table-cell table:style-name="ce6" office:value-type="float" office:value="-5247.89" calcext:value-type="float">
            <text:p>(R$5.247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28.7" calcext:value-type="float">
            <text:p>(R$8.028,70)</text:p>
          </table:table-cell>
          <table:table-cell table:style-name="ce6" office:value-type="float" office:value="17283.12" calcext:value-type="float">
            <text:p>R$17.283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18" calcext:value-type="float">
            <text:p>4618</text:p>
          </table:table-cell>
          <table:table-cell table:style-name="ce3" office:value-type="string" calcext:value-type="string">
            <text:p>LUIS FERNANDO BASTOS MOURA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8431.43" calcext:value-type="float">
            <text:p>R$8.431,4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0254.56" calcext:value-type="float">
            <text:p>R$10.254,56 </text:p>
          </table:table-cell>
          <table:table-cell table:style-name="ce6" office:value-type="float" office:value="-357.94" calcext:value-type="float">
            <text:p>(R$357,94)</text:p>
          </table:table-cell>
          <table:table-cell table:style-name="ce6" office:value-type="float" office:value="-1301.97" calcext:value-type="float">
            <text:p>(R$1.301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659.91" calcext:value-type="float">
            <text:p>(R$1.659,91)</text:p>
          </table:table-cell>
          <table:table-cell table:style-name="ce6" office:value-type="float" office:value="8594.65" calcext:value-type="float">
            <text:p>R$8.594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6518" calcext:value-type="float">
            <text:p>16518</text:p>
          </table:table-cell>
          <table:table-cell table:style-name="ce3" office:value-type="string" calcext:value-type="string">
            <text:p>LUIS FERNANDO QUIRINO CABRAL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1176.18" calcext:value-type="float">
            <text:p>R$11.176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176.18" calcext:value-type="float">
            <text:p>R$11.176,18 </text:p>
          </table:table-cell>
          <table:table-cell table:style-name="ce6" office:value-type="float" office:value="-491.58" calcext:value-type="float">
            <text:p>(R$491,5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491.58" calcext:value-type="float">
            <text:p>(R$491,58)</text:p>
          </table:table-cell>
          <table:table-cell table:style-name="ce6" office:value-type="float" office:value="10684.6" calcext:value-type="float">
            <text:p>R$10.684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 MERITI</text:p>
          </table:table-cell>
          <table:table-cell table:style-name="ce4" office:value-type="float" office:value="7719" calcext:value-type="float">
            <text:p>7719</text:p>
          </table:table-cell>
          <table:table-cell table:style-name="ce3" office:value-type="string" calcext:value-type="string">
            <text:p>LUIS HENRIQUE DELORENZ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0425.75" calcext:value-type="float">
            <text:p>R$20.425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425.75" calcext:value-type="float">
            <text:p>R$20.425,75 </text:p>
          </table:table-cell>
          <table:table-cell table:style-name="ce6" office:value-type="float" office:value="-1974.61" calcext:value-type="float">
            <text:p>(R$1.974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974.61" calcext:value-type="float">
            <text:p>(R$1.974,61)</text:p>
          </table:table-cell>
          <table:table-cell table:style-name="ce6" office:value-type="float" office:value="18451.14" calcext:value-type="float">
            <text:p>R$18.451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352" calcext:value-type="float">
            <text:p>6352</text:p>
          </table:table-cell>
          <table:table-cell table:style-name="ce3" office:value-type="string" calcext:value-type="string">
            <text:p>LUIZ ANTONIO DE OLIVEIRA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895.45" calcext:value-type="float">
            <text:p>R$22.895,45 </text:p>
          </table:table-cell>
          <table:table-cell table:style-name="ce6" office:value-type="float" office:value="2172.37" calcext:value-type="float">
            <text:p>R$2.172,3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067.82" calcext:value-type="float">
            <text:p>R$25.067,82 </text:p>
          </table:table-cell>
          <table:table-cell table:style-name="ce6" office:value-type="float" office:value="-2740.55" calcext:value-type="float">
            <text:p>(R$2.740,55)</text:p>
          </table:table-cell>
          <table:table-cell table:style-name="ce6" office:value-type="float" office:value="-4668.26" calcext:value-type="float">
            <text:p>(R$4.66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08.81" calcext:value-type="float">
            <text:p>(R$7.408,81)</text:p>
          </table:table-cell>
          <table:table-cell table:style-name="ce6" office:value-type="float" office:value="17659.01" calcext:value-type="float">
            <text:p>R$17.659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2483" calcext:value-type="float">
            <text:p>2483</text:p>
          </table:table-cell>
          <table:table-cell table:style-name="ce3" office:value-type="string" calcext:value-type="string">
            <text:p>LUIZ ANTONIO LENC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180.78" calcext:value-type="float">
            <text:p>R$13.180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8" calcext:value-type="float">
            <text:p>R$13.180,78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37.86" calcext:value-type="float">
            <text:p>(R$1.93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20.1" calcext:value-type="float">
            <text:p>(R$2.720,10)</text:p>
          </table:table-cell>
          <table:table-cell table:style-name="ce6" office:value-type="float" office:value="10460.68" calcext:value-type="float">
            <text:p>R$10.460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4947" calcext:value-type="float">
            <text:p>4947</text:p>
          </table:table-cell>
          <table:table-cell table:style-name="ce3" office:value-type="string" calcext:value-type="string">
            <text:p>LUIZ CARLOS ANTUNE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981.24" calcext:value-type="float">
            <text:p>R$13.981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-911.26" calcext:value-type="float">
            <text:p>(R$911,2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11.26" calcext:value-type="float">
            <text:p>(R$911,26)</text:p>
          </table:table-cell>
          <table:table-cell table:style-name="ce6" office:value-type="float" office:value="13069.98" calcext:value-type="float">
            <text:p>R$13.069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80" calcext:value-type="float">
            <text:p>3480</text:p>
          </table:table-cell>
          <table:table-cell table:style-name="ce3" office:value-type="string" calcext:value-type="string">
            <text:p>LUIZ CARLOS DOS SANTOS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858.55" calcext:value-type="float">
            <text:p>R$23.858,55 </text:p>
          </table:table-cell>
          <table:table-cell table:style-name="ce6" office:value-type="float" office:value="5221.56" calcext:value-type="float">
            <text:p>R$5.221,5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9080.11" calcext:value-type="float">
            <text:p>R$29.080,11 </text:p>
          </table:table-cell>
          <table:table-cell table:style-name="ce6" office:value-type="float" office:value="-3462.91" calcext:value-type="float">
            <text:p>(R$3.462,91)</text:p>
          </table:table-cell>
          <table:table-cell table:style-name="ce6" office:value-type="float" office:value="-5625.13" calcext:value-type="float">
            <text:p>(R$5.625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088.04" calcext:value-type="float">
            <text:p>(R$9.088,04)</text:p>
          </table:table-cell>
          <table:table-cell table:style-name="ce6" office:value-type="float" office:value="19992.07" calcext:value-type="float">
            <text:p>R$19.992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2329" calcext:value-type="float">
            <text:p>2329</text:p>
          </table:table-cell>
          <table:table-cell table:style-name="ce3" office:value-type="string" calcext:value-type="string">
            <text:p>LUIZ CARLOS DUAR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78.87" calcext:value-type="float">
            <text:p>R$17.978,87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74.77" calcext:value-type="float">
            <text:p>R$21.274,77 </text:p>
          </table:table-cell>
          <table:table-cell table:style-name="ce6" office:value-type="float" office:value="-2114.7" calcext:value-type="float">
            <text:p>(R$2.114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14.7" calcext:value-type="float">
            <text:p>(R$2.114,70)</text:p>
          </table:table-cell>
          <table:table-cell table:style-name="ce6" office:value-type="float" office:value="19160.07" calcext:value-type="float">
            <text:p>R$19.160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2847" calcext:value-type="float">
            <text:p>2847</text:p>
          </table:table-cell>
          <table:table-cell table:style-name="ce3" office:value-type="string" calcext:value-type="string">
            <text:p>LUIZ CARLOS FARIAS LEI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63.24" calcext:value-type="float">
            <text:p>R$17.663,24 </text:p>
          </table:table-cell>
          <table:table-cell table:style-name="ce6" office:value-type="float" office:value="-1518.79" calcext:value-type="float">
            <text:p>(R$1.518,79)</text:p>
          </table:table-cell>
          <table:table-cell table:style-name="ce6" office:value-type="float" office:value="-3020.12" calcext:value-type="float">
            <text:p>(R$3.020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38.91" calcext:value-type="float">
            <text:p>(R$4.538,91)</text:p>
          </table:table-cell>
          <table:table-cell table:style-name="ce6" office:value-type="float" office:value="13124.33" calcext:value-type="float">
            <text:p>R$13.124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33" calcext:value-type="float">
            <text:p>2233</text:p>
          </table:table-cell>
          <table:table-cell table:style-name="ce3" office:value-type="string" calcext:value-type="string">
            <text:p>LUIZ CARLOS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98.09" calcext:value-type="float">
            <text:p>R$16.498,09 </text:p>
          </table:table-cell>
          <table:table-cell table:style-name="ce6" office:value-type="float" office:value="-1326.54" calcext:value-type="float">
            <text:p>(R$1.326,54)</text:p>
          </table:table-cell>
          <table:table-cell table:style-name="ce6" office:value-type="float" office:value="-2700.44" calcext:value-type="float">
            <text:p>(R$2.700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6.98" calcext:value-type="float">
            <text:p>(R$4.026,98)</text:p>
          </table:table-cell>
          <table:table-cell table:style-name="ce6" office:value-type="float" office:value="12471.11" calcext:value-type="float">
            <text:p>R$12.471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861" calcext:value-type="float">
            <text:p>4861</text:p>
          </table:table-cell>
          <table:table-cell table:style-name="ce3" office:value-type="string" calcext:value-type="string">
            <text:p>LUIZ COSTA E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-999.31" calcext:value-type="float">
            <text:p>(R$999,31)</text:p>
          </table:table-cell>
          <table:table-cell table:style-name="ce6" office:value-type="float" office:value="-2245.04" calcext:value-type="float">
            <text:p>(R$2.245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44.35" calcext:value-type="float">
            <text:p>(R$3.244,35)</text:p>
          </table:table-cell>
          <table:table-cell table:style-name="ce6" office:value-type="float" office:value="11270.52" calcext:value-type="float">
            <text:p>R$11.270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50" calcext:value-type="float">
            <text:p>4050</text:p>
          </table:table-cell>
          <table:table-cell table:style-name="ce3" office:value-type="string" calcext:value-type="string">
            <text:p>LUIZ FERNANDO PELEGRINELL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219.16" calcext:value-type="float">
            <text:p>R$17.219,1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19.16" calcext:value-type="float">
            <text:p>R$17.219,16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7219.16" calcext:value-type="float">
            <text:p>R$17.21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343" calcext:value-type="float">
            <text:p>24343</text:p>
          </table:table-cell>
          <table:table-cell table:style-name="ce3" office:value-type="string" calcext:value-type="string">
            <text:p>LUIZ GONZAGA FI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2143.45" calcext:value-type="float">
            <text:p>R$2.143,4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43.45" calcext:value-type="float">
            <text:p>R$2.143,4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2143.45" calcext:value-type="float">
            <text:p>R$2.143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202" calcext:value-type="float">
            <text:p>4202</text:p>
          </table:table-cell>
          <table:table-cell table:style-name="ce3" office:value-type="string" calcext:value-type="string">
            <text:p>LUIZ HENRIQUE ALVES LOP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4.37" calcext:value-type="float">
            <text:p>R$15.804,37 </text:p>
          </table:table-cell>
          <table:table-cell table:style-name="ce6" office:value-type="float" office:value="-1212.08" calcext:value-type="float">
            <text:p>(R$1.212,08)</text:p>
          </table:table-cell>
          <table:table-cell table:style-name="ce6" office:value-type="float" office:value="-2541.14" calcext:value-type="float">
            <text:p>(R$2.541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53.22" calcext:value-type="float">
            <text:p>(R$3.753,22)</text:p>
          </table:table-cell>
          <table:table-cell table:style-name="ce6" office:value-type="float" office:value="12051.15" calcext:value-type="float">
            <text:p>R$12.05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039" calcext:value-type="float">
            <text:p>2039</text:p>
          </table:table-cell>
          <table:table-cell table:style-name="ce3" office:value-type="string" calcext:value-type="string">
            <text:p>LUIZ JACINTO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097.66" calcext:value-type="float">
            <text:p>R$17.097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97.66" calcext:value-type="float">
            <text:p>R$17.097,66 </text:p>
          </table:table-cell>
          <table:table-cell table:style-name="ce6" office:value-type="float" office:value="-1425.47" calcext:value-type="float">
            <text:p>(R$1.425,47)</text:p>
          </table:table-cell>
          <table:table-cell table:style-name="ce6" office:value-type="float" office:value="-2838.12" calcext:value-type="float">
            <text:p>(R$2.838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3.59" calcext:value-type="float">
            <text:p>(R$4.263,59)</text:p>
          </table:table-cell>
          <table:table-cell table:style-name="ce6" office:value-type="float" office:value="12834.07" calcext:value-type="float">
            <text:p>R$12.834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6844" calcext:value-type="float">
            <text:p>16844</text:p>
          </table:table-cell>
          <table:table-cell table:style-name="ce3" office:value-type="string" calcext:value-type="string">
            <text:p>LUIZ PAULO RIBEIRO DE ANDRAD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7189.88" calcext:value-type="float">
            <text:p>R$7.189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189.88" calcext:value-type="float">
            <text:p>R$7.189,88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7189.88" calcext:value-type="float">
            <text:p>R$7.189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73" calcext:value-type="float">
            <text:p>4573</text:p>
          </table:table-cell>
          <table:table-cell table:style-name="ce3" office:value-type="string" calcext:value-type="string">
            <text:p>LUIZ RAMOS CABRAL FI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59.39" calcext:value-type="float">
            <text:p>R$15.259,39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63.23" calcext:value-type="float">
            <text:p>R$17.663,23 </text:p>
          </table:table-cell>
          <table:table-cell table:style-name="ce6" office:value-type="float" office:value="-1518.79" calcext:value-type="float">
            <text:p>(R$1.518,7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18.79" calcext:value-type="float">
            <text:p>(R$1.518,79)</text:p>
          </table:table-cell>
          <table:table-cell table:style-name="ce6" office:value-type="float" office:value="16144.44" calcext:value-type="float">
            <text:p>R$16.144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MARÍLIA</text:p>
          </table:table-cell>
          <table:table-cell table:style-name="ce4" office:value-type="float" office:value="5422" calcext:value-type="float">
            <text:p>5422</text:p>
          </table:table-cell>
          <table:table-cell table:style-name="ce3" office:value-type="string" calcext:value-type="string">
            <text:p>LUIZ VICENTE DE MELL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74.66" calcext:value-type="float">
            <text:p>R$14.274,66 </text:p>
          </table:table-cell>
          <table:table-cell table:style-name="ce6" office:value-type="float" office:value="-959.68" calcext:value-type="float">
            <text:p>(R$959,68)</text:p>
          </table:table-cell>
          <table:table-cell table:style-name="ce6" office:value-type="float" office:value="-2242.02" calcext:value-type="float">
            <text:p>(R$2.242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1.7" calcext:value-type="float">
            <text:p>(R$3.201,70)</text:p>
          </table:table-cell>
          <table:table-cell table:style-name="ce6" office:value-type="float" office:value="11072.96" calcext:value-type="float">
            <text:p>R$11.072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83" calcext:value-type="float">
            <text:p>5083</text:p>
          </table:table-cell>
          <table:table-cell table:style-name="ce3" office:value-type="string" calcext:value-type="string">
            <text:p>LUIZA DE MARILLAC DE ALENCAR TAVAR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7186.27" calcext:value-type="float">
            <text:p>R$7.186,27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7813.44" calcext:value-type="float">
            <text:p>R$7.813,44 </text:p>
          </table:table-cell>
          <table:table-cell table:style-name="ce6" office:value-type="float" office:value="-3.98" calcext:value-type="float">
            <text:p>(R$3,98)</text:p>
          </table:table-cell>
          <table:table-cell table:style-name="ce6" office:value-type="float" office:value="-728" calcext:value-type="float">
            <text:p>(R$728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1.98" calcext:value-type="float">
            <text:p>(R$731,98)</text:p>
          </table:table-cell>
          <table:table-cell table:style-name="ce6" office:value-type="float" office:value="7081.46" calcext:value-type="float">
            <text:p>R$7.081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48" calcext:value-type="float">
            <text:p>4548</text:p>
          </table:table-cell>
          <table:table-cell table:style-name="ce3" office:value-type="string" calcext:value-type="string">
            <text:p>LUIZA GOM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99.47" calcext:value-type="float">
            <text:p>R$14.699,4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67.4" calcext:value-type="float">
            <text:p>R$16.267,40 </text:p>
          </table:table-cell>
          <table:table-cell table:style-name="ce6" office:value-type="float" office:value="-1288.48" calcext:value-type="float">
            <text:p>(R$1.288,48)</text:p>
          </table:table-cell>
          <table:table-cell table:style-name="ce6" office:value-type="float" office:value="-2699.6" calcext:value-type="float">
            <text:p>(R$2.699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88.08" calcext:value-type="float">
            <text:p>(R$3.988,08)</text:p>
          </table:table-cell>
          <table:table-cell table:style-name="ce6" office:value-type="float" office:value="12279.32" calcext:value-type="float">
            <text:p>R$12.279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930" calcext:value-type="float">
            <text:p>4930</text:p>
          </table:table-cell>
          <table:table-cell table:style-name="ce3" office:value-type="string" calcext:value-type="string">
            <text:p>LUIZA MARGARIDA SANTANA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08.29" calcext:value-type="float">
            <text:p>R$14.808,29 </text:p>
          </table:table-cell>
          <table:table-cell table:style-name="ce6" office:value-type="float" office:value="-1047.73" calcext:value-type="float">
            <text:p>(R$1.047,73)</text:p>
          </table:table-cell>
          <table:table-cell table:style-name="ce6" office:value-type="float" office:value="-2364.55" calcext:value-type="float">
            <text:p>(R$2.364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12.28" calcext:value-type="float">
            <text:p>(R$3.412,28)</text:p>
          </table:table-cell>
          <table:table-cell table:style-name="ce6" office:value-type="float" office:value="11396.01" calcext:value-type="float">
            <text:p>R$11.396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195" calcext:value-type="float">
            <text:p>9195</text:p>
          </table:table-cell>
          <table:table-cell table:style-name="ce3" office:value-type="string" calcext:value-type="string">
            <text:p>LUIZA WALCACER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08.74" calcext:value-type="float">
            <text:p>R$15.608,74 </text:p>
          </table:table-cell>
          <table:table-cell table:style-name="ce6" office:value-type="float" office:value="-1179.8" calcext:value-type="float">
            <text:p>(R$1.179,80)</text:p>
          </table:table-cell>
          <table:table-cell table:style-name="ce6" office:value-type="float" office:value="-2548.36" calcext:value-type="float">
            <text:p>(R$2.548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8.16" calcext:value-type="float">
            <text:p>(R$3.728,16)</text:p>
          </table:table-cell>
          <table:table-cell table:style-name="ce6" office:value-type="float" office:value="11880.58" calcext:value-type="float">
            <text:p>R$11.880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6079" calcext:value-type="float">
            <text:p>26079</text:p>
          </table:table-cell>
          <table:table-cell table:style-name="ce3" office:value-type="string" calcext:value-type="string">
            <text:p>LUMI KIHARA</text:p>
          </table:table-cell>
          <table:table-cell table:style-name="ce4" office:value-type="string" calcext:value-type="string">
            <text:p>ANALISTA DO MPU/COMUNICAÇÃO SOCIAL</text:p>
          </table:table-cell>
          <table:table-cell table:style-name="ce6" office:value-type="float" office:value="7093.87" calcext:value-type="float">
            <text:p>R$7.093,8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093.87" calcext:value-type="float">
            <text:p>R$7.093,8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1.21" calcext:value-type="float">
            <text:p>(R$531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1.21" calcext:value-type="float">
            <text:p>(R$531,21)</text:p>
          </table:table-cell>
          <table:table-cell table:style-name="ce6" office:value-type="float" office:value="6562.66" calcext:value-type="float">
            <text:p>R$6.562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14" calcext:value-type="float">
            <text:p>4714</text:p>
          </table:table-cell>
          <table:table-cell table:style-name="ce3" office:value-type="string" calcext:value-type="string">
            <text:p>LUSIA REINALDA DA CO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8039.04" calcext:value-type="float">
            <text:p>R$18.039,04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65.74" calcext:value-type="float">
            <text:p>R$22.765,74 </text:p>
          </table:table-cell>
          <table:table-cell table:style-name="ce6" office:value-type="float" office:value="-2360.71" calcext:value-type="float">
            <text:p>(R$2.360,7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60.71" calcext:value-type="float">
            <text:p>(R$2.360,71)</text:p>
          </table:table-cell>
          <table:table-cell table:style-name="ce6" office:value-type="float" office:value="20405.03" calcext:value-type="float">
            <text:p>R$20.405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5818" calcext:value-type="float">
            <text:p>15818</text:p>
          </table:table-cell>
          <table:table-cell table:style-name="ce3" office:value-type="string" calcext:value-type="string">
            <text:p>LUZ MARINA FERREIRA MACH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2519.92" calcext:value-type="float">
            <text:p>R$2.519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20.89" calcext:value-type="float">
            <text:p>R$16.020,89 </text:p>
          </table:table-cell>
          <table:table-cell table:style-name="ce6" office:value-type="float" office:value="-1247.81" calcext:value-type="float">
            <text:p>(R$1.247,81)</text:p>
          </table:table-cell>
          <table:table-cell table:style-name="ce6" office:value-type="float" office:value="-2590.86" calcext:value-type="float">
            <text:p>(R$2.590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38.67" calcext:value-type="float">
            <text:p>(R$3.838,67)</text:p>
          </table:table-cell>
          <table:table-cell table:style-name="ce6" office:value-type="float" office:value="12182.22" calcext:value-type="float">
            <text:p>R$12.182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29" calcext:value-type="float">
            <text:p>5229</text:p>
          </table:table-cell>
          <table:table-cell table:style-name="ce3" office:value-type="string" calcext:value-type="string">
            <text:p>LUZIA GONCALVES DE FAR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0168.41" calcext:value-type="float">
            <text:p>R$10.168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168.41" calcext:value-type="float">
            <text:p>R$10.168,41 </text:p>
          </table:table-cell>
          <table:table-cell table:style-name="ce6" office:value-type="float" office:value="-345.45" calcext:value-type="float">
            <text:p>(R$345,4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45.45" calcext:value-type="float">
            <text:p>(R$345,45)</text:p>
          </table:table-cell>
          <table:table-cell table:style-name="ce6" office:value-type="float" office:value="9822.96" calcext:value-type="float">
            <text:p>R$9.822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177" calcext:value-type="float">
            <text:p>2177</text:p>
          </table:table-cell>
          <table:table-cell table:style-name="ce3" office:value-type="string" calcext:value-type="string">
            <text:p>LUZIA MARIA DE OLIVEIRA FIASCH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626.04" calcext:value-type="float">
            <text:p>R$18.626,04 </text:p>
          </table:table-cell>
          <table:table-cell table:style-name="ce6" office:value-type="float" office:value="3475.48" calcext:value-type="float">
            <text:p>R$3.475,4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101.52" calcext:value-type="float">
            <text:p>R$22.101,52 </text:p>
          </table:table-cell>
          <table:table-cell table:style-name="ce6" office:value-type="float" office:value="-2251.11" calcext:value-type="float">
            <text:p>(R$2.251,11)</text:p>
          </table:table-cell>
          <table:table-cell table:style-name="ce6" office:value-type="float" office:value="-4039.26" calcext:value-type="float">
            <text:p>(R$4.039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90.37" calcext:value-type="float">
            <text:p>(R$6.290,37)</text:p>
          </table:table-cell>
          <table:table-cell table:style-name="ce6" office:value-type="float" office:value="15811.15" calcext:value-type="float">
            <text:p>R$15.81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197" calcext:value-type="float">
            <text:p>9197</text:p>
          </table:table-cell>
          <table:table-cell table:style-name="ce3" office:value-type="string" calcext:value-type="string">
            <text:p>LUZIA VI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98.09" calcext:value-type="float">
            <text:p>R$16.498,09 </text:p>
          </table:table-cell>
          <table:table-cell table:style-name="ce6" office:value-type="float" office:value="-1326.54" calcext:value-type="float">
            <text:p>(R$1.326,54)</text:p>
          </table:table-cell>
          <table:table-cell table:style-name="ce6" office:value-type="float" office:value="-2752.58" calcext:value-type="float">
            <text:p>(R$2.752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79.12" calcext:value-type="float">
            <text:p>(R$4.079,12)</text:p>
          </table:table-cell>
          <table:table-cell table:style-name="ce6" office:value-type="float" office:value="12418.97" calcext:value-type="float">
            <text:p>R$12.418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7265" calcext:value-type="float">
            <text:p>17265</text:p>
          </table:table-cell>
          <table:table-cell table:style-name="ce3" office:value-type="string" calcext:value-type="string">
            <text:p>LUZIA VILMA CAMPOS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1010.06" calcext:value-type="float">
            <text:p>R$11.010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010.06" calcext:value-type="float">
            <text:p>R$11.010,06 </text:p>
          </table:table-cell>
          <table:table-cell table:style-name="ce6" office:value-type="float" office:value="-467.49" calcext:value-type="float">
            <text:p>(R$467,49)</text:p>
          </table:table-cell>
          <table:table-cell table:style-name="ce6" office:value-type="float" office:value="-2003.2" calcext:value-type="float">
            <text:p>(R$2.003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70.69" calcext:value-type="float">
            <text:p>(R$2.470,69)</text:p>
          </table:table-cell>
          <table:table-cell table:style-name="ce6" office:value-type="float" office:value="8539.37" calcext:value-type="float">
            <text:p>R$8.539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092" calcext:value-type="float">
            <text:p>2092</text:p>
          </table:table-cell>
          <table:table-cell table:style-name="ce3" office:value-type="string" calcext:value-type="string">
            <text:p>LYGIA MARIA DA SILVA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25.74" calcext:value-type="float">
            <text:p>R$17.225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25.74" calcext:value-type="float">
            <text:p>R$17.225,74 </text:p>
          </table:table-cell>
          <table:table-cell table:style-name="ce6" office:value-type="float" office:value="-1446.61" calcext:value-type="float">
            <text:p>(R$1.446,61)</text:p>
          </table:table-cell>
          <table:table-cell table:style-name="ce6" office:value-type="float" office:value="-2919.66" calcext:value-type="float">
            <text:p>(R$2.919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66.27" calcext:value-type="float">
            <text:p>(R$4.366,27)</text:p>
          </table:table-cell>
          <table:table-cell table:style-name="ce6" office:value-type="float" office:value="12859.47" calcext:value-type="float">
            <text:p>R$12.859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562" calcext:value-type="float">
            <text:p>5562</text:p>
          </table:table-cell>
          <table:table-cell table:style-name="ce3" office:value-type="string" calcext:value-type="string">
            <text:p>MABEL CABRA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21.54" calcext:value-type="float">
            <text:p>R$14.121,54 </text:p>
          </table:table-cell>
          <table:table-cell table:style-name="ce6" office:value-type="float" office:value="-934.41" calcext:value-type="float">
            <text:p>(R$934,4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34.41" calcext:value-type="float">
            <text:p>(R$934,41)</text:p>
          </table:table-cell>
          <table:table-cell table:style-name="ce6" office:value-type="float" office:value="13187.13" calcext:value-type="float">
            <text:p>R$13.187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36" calcext:value-type="float">
            <text:p>23336</text:p>
          </table:table-cell>
          <table:table-cell table:style-name="ce3" office:value-type="string" calcext:value-type="string">
            <text:p>MADALENA SOARES VI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21.41" calcext:value-type="float">
            <text:p>R$14.021,41 </text:p>
          </table:table-cell>
          <table:table-cell table:style-name="ce6" office:value-type="float" office:value="-917.89" calcext:value-type="float">
            <text:p>(R$917,89)</text:p>
          </table:table-cell>
          <table:table-cell table:style-name="ce6" office:value-type="float" office:value="-2183.87" calcext:value-type="float">
            <text:p>(R$2.183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01.76" calcext:value-type="float">
            <text:p>(R$3.101,76)</text:p>
          </table:table-cell>
          <table:table-cell table:style-name="ce6" office:value-type="float" office:value="10919.65" calcext:value-type="float">
            <text:p>R$10.919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93" calcext:value-type="float">
            <text:p>4693</text:p>
          </table:table-cell>
          <table:table-cell table:style-name="ce3" office:value-type="string" calcext:value-type="string">
            <text:p>MAGNOLIA ALVES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7605.33" calcext:value-type="float">
            <text:p>R$17.605,3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83.08" calcext:value-type="float">
            <text:p>R$21.883,08 </text:p>
          </table:table-cell>
          <table:table-cell table:style-name="ce6" office:value-type="float" office:value="-2215.07" calcext:value-type="float">
            <text:p>(R$2.215,07)</text:p>
          </table:table-cell>
          <table:table-cell table:style-name="ce6" office:value-type="float" office:value="-4512.7" calcext:value-type="float">
            <text:p>(R$4.512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27.77" calcext:value-type="float">
            <text:p>(R$6.727,77)</text:p>
          </table:table-cell>
          <table:table-cell table:style-name="ce6" office:value-type="float" office:value="15155.31" calcext:value-type="float">
            <text:p>R$15.155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764" calcext:value-type="float">
            <text:p>4764</text:p>
          </table:table-cell>
          <table:table-cell table:style-name="ce3" office:value-type="string" calcext:value-type="string">
            <text:p>MAGNOLIA DA COSTA MA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72.68" calcext:value-type="float">
            <text:p>R$18.572,68 </text:p>
          </table:table-cell>
          <table:table-cell table:style-name="ce6" office:value-type="float" office:value="3565.27" calcext:value-type="float">
            <text:p>R$3.565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137.95" calcext:value-type="float">
            <text:p>R$22.137,95 </text:p>
          </table:table-cell>
          <table:table-cell table:style-name="ce6" office:value-type="float" office:value="-2257.12" calcext:value-type="float">
            <text:p>(R$2.257,1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57.12" calcext:value-type="float">
            <text:p>(R$2.257,12)</text:p>
          </table:table-cell>
          <table:table-cell table:style-name="ce6" office:value-type="float" office:value="19880.83" calcext:value-type="float">
            <text:p>R$19.880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076" calcext:value-type="float">
            <text:p>4076</text:p>
          </table:table-cell>
          <table:table-cell table:style-name="ce3" office:value-type="string" calcext:value-type="string">
            <text:p>MANIRA ELIAS RAM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0392.41" calcext:value-type="float">
            <text:p>R$20.392,41 </text:p>
          </table:table-cell>
          <table:table-cell table:style-name="ce6" office:value-type="float" office:value="5761.6" calcext:value-type="float">
            <text:p>R$5.761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54.01" calcext:value-type="float">
            <text:p>R$26.154,01 </text:p>
          </table:table-cell>
          <table:table-cell table:style-name="ce6" office:value-type="float" office:value="-2919.77" calcext:value-type="float">
            <text:p>(R$2.919,77)</text:p>
          </table:table-cell>
          <table:table-cell table:style-name="ce6" office:value-type="float" office:value="-4969.82" calcext:value-type="float">
            <text:p>(R$4.969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89.59" calcext:value-type="float">
            <text:p>(R$7.889,59)</text:p>
          </table:table-cell>
          <table:table-cell table:style-name="ce6" office:value-type="float" office:value="18264.42" calcext:value-type="float">
            <text:p>R$18.264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921" calcext:value-type="float">
            <text:p>4921</text:p>
          </table:table-cell>
          <table:table-cell table:style-name="ce3" office:value-type="string" calcext:value-type="string">
            <text:p>MANOEL CESARIO SOBRIN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715.81" calcext:value-type="float">
            <text:p>(R$2.71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5.94" calcext:value-type="float">
            <text:p>(R$4.015,94)</text:p>
          </table:table-cell>
          <table:table-cell table:style-name="ce6" office:value-type="float" office:value="12322.06" calcext:value-type="float">
            <text:p>R$12.322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COS-PI</text:p>
          </table:table-cell>
          <table:table-cell table:style-name="ce4" office:value-type="float" office:value="4236" calcext:value-type="float">
            <text:p>4236</text:p>
          </table:table-cell>
          <table:table-cell table:style-name="ce3" office:value-type="string" calcext:value-type="string">
            <text:p>MANOEL DEODORO BEZERRA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03.47" calcext:value-type="float">
            <text:p>(R$3.003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1.53" calcext:value-type="float">
            <text:p>(R$4.171,53)</text:p>
          </table:table-cell>
          <table:table-cell table:style-name="ce6" office:value-type="float" office:value="11366.02" calcext:value-type="float">
            <text:p>R$11.366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128" calcext:value-type="float">
            <text:p>4128</text:p>
          </table:table-cell>
          <table:table-cell table:style-name="ce3" office:value-type="string" calcext:value-type="string">
            <text:p>MANOEL FERREIRA NE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1005.74" calcext:value-type="float">
            <text:p>(R$1.005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00.21" calcext:value-type="float">
            <text:p>(R$2.200,21)</text:p>
          </table:table-cell>
          <table:table-cell table:style-name="ce6" office:value-type="float" office:value="13497.43" calcext:value-type="float">
            <text:p>R$13.497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891" calcext:value-type="float">
            <text:p>2891</text:p>
          </table:table-cell>
          <table:table-cell table:style-name="ce3" office:value-type="string" calcext:value-type="string">
            <text:p>MANOEL GOMES FI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75.11" calcext:value-type="float">
            <text:p>R$15.975,11 </text:p>
          </table:table-cell>
          <table:table-cell table:style-name="ce6" office:value-type="float" office:value="-1240.25" calcext:value-type="float">
            <text:p>(R$1.240,25)</text:p>
          </table:table-cell>
          <table:table-cell table:style-name="ce6" office:value-type="float" office:value="-3103.94" calcext:value-type="float">
            <text:p>(R$3.103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44.19" calcext:value-type="float">
            <text:p>(R$4.344,19)</text:p>
          </table:table-cell>
          <table:table-cell table:style-name="ce6" office:value-type="float" office:value="11630.92" calcext:value-type="float">
            <text:p>R$11.630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076" calcext:value-type="float">
            <text:p>2076</text:p>
          </table:table-cell>
          <table:table-cell table:style-name="ce3" office:value-type="string" calcext:value-type="string">
            <text:p>MANOEL MESSIAS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719.7" calcext:value-type="float">
            <text:p>R$17.719,70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524.67" calcext:value-type="float">
            <text:p>R$20.524,67 </text:p>
          </table:table-cell>
          <table:table-cell table:style-name="ce6" office:value-type="float" office:value="-1990.93" calcext:value-type="float">
            <text:p>(R$1.990,9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990.93" calcext:value-type="float">
            <text:p>(R$1.990,93)</text:p>
          </table:table-cell>
          <table:table-cell table:style-name="ce6" office:value-type="float" office:value="18533.74" calcext:value-type="float">
            <text:p>R$18.533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864" calcext:value-type="float">
            <text:p>6864</text:p>
          </table:table-cell>
          <table:table-cell table:style-name="ce3" office:value-type="string" calcext:value-type="string">
            <text:p>MANOEL MESSIAS DE SOUS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596.89" calcext:value-type="float">
            <text:p>R$596,8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29.24" calcext:value-type="float">
            <text:p>R$22.529,24 </text:p>
          </table:table-cell>
          <table:table-cell table:style-name="ce6" office:value-type="float" office:value="-2321.68" calcext:value-type="float">
            <text:p>(R$2.321,68)</text:p>
          </table:table-cell>
          <table:table-cell table:style-name="ce6" office:value-type="float" office:value="-4556.8" calcext:value-type="float">
            <text:p>(R$4.55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78.48" calcext:value-type="float">
            <text:p>(R$6.878,48)</text:p>
          </table:table-cell>
          <table:table-cell table:style-name="ce6" office:value-type="float" office:value="15650.76" calcext:value-type="float">
            <text:p>R$15.650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73" calcext:value-type="float">
            <text:p>2873</text:p>
          </table:table-cell>
          <table:table-cell table:style-name="ce3" office:value-type="string" calcext:value-type="string">
            <text:p>MANOEL SEBASTIAO DE SOUZA PARENT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69" calcext:value-type="float">
            <text:p>R$13.607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-849.63" calcext:value-type="float">
            <text:p>(R$849,63)</text:p>
          </table:table-cell>
          <table:table-cell table:style-name="ce6" office:value-type="float" office:value="-2036.73" calcext:value-type="float">
            <text:p>(R$2.036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86.36" calcext:value-type="float">
            <text:p>(R$2.886,36)</text:p>
          </table:table-cell>
          <table:table-cell table:style-name="ce6" office:value-type="float" office:value="10721.33" calcext:value-type="float">
            <text:p>R$10.721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85" calcext:value-type="float">
            <text:p>4785</text:p>
          </table:table-cell>
          <table:table-cell table:style-name="ce3" office:value-type="string" calcext:value-type="string">
            <text:p>MANOEL VIEIR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27.87" calcext:value-type="float">
            <text:p>R$13.927,87 </text:p>
          </table:table-cell>
          <table:table-cell table:style-name="ce6" office:value-type="float" office:value="1670.01" calcext:value-type="float">
            <text:p>R$1.670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7.88" calcext:value-type="float">
            <text:p>R$15.597,88 </text:p>
          </table:table-cell>
          <table:table-cell table:style-name="ce6" office:value-type="float" office:value="-1178.01" calcext:value-type="float">
            <text:p>(R$1.178,01)</text:p>
          </table:table-cell>
          <table:table-cell table:style-name="ce6" office:value-type="float" office:value="-2493.73" calcext:value-type="float">
            <text:p>(R$2.493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1.74" calcext:value-type="float">
            <text:p>(R$3.671,74)</text:p>
          </table:table-cell>
          <table:table-cell table:style-name="ce6" office:value-type="float" office:value="11926.14" calcext:value-type="float">
            <text:p>R$11.926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5160" calcext:value-type="float">
            <text:p>5160</text:p>
          </table:table-cell>
          <table:table-cell table:style-name="ce3" office:value-type="string" calcext:value-type="string">
            <text:p>MANUEL ANTONIO ESTEVES FRANC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1977.45" calcext:value-type="float">
            <text:p>(R$1.977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51.96" calcext:value-type="float">
            <text:p>(R$2.751,96)</text:p>
          </table:table-cell>
          <table:table-cell table:style-name="ce6" office:value-type="float" office:value="10375.46" calcext:value-type="float">
            <text:p>R$10.375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5054" calcext:value-type="float">
            <text:p>5054</text:p>
          </table:table-cell>
          <table:table-cell table:style-name="ce3" office:value-type="string" calcext:value-type="string">
            <text:p>MARA CRISTINA DE OLIVEIRA ALMEID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195.02" calcext:value-type="float">
            <text:p>R$22.195,02 </text:p>
          </table:table-cell>
          <table:table-cell table:style-name="ce6" office:value-type="float" office:value="855.55" calcext:value-type="float">
            <text:p>R$855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50.57" calcext:value-type="float">
            <text:p>R$23.050,57 </text:p>
          </table:table-cell>
          <table:table-cell table:style-name="ce6" office:value-type="float" office:value="-2407.7" calcext:value-type="float">
            <text:p>(R$2.407,70)</text:p>
          </table:table-cell>
          <table:table-cell table:style-name="ce6" office:value-type="float" office:value="-4728.65" calcext:value-type="float">
            <text:p>(R$4.728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136.35" calcext:value-type="float">
            <text:p>(R$7.136,35)</text:p>
          </table:table-cell>
          <table:table-cell table:style-name="ce6" office:value-type="float" office:value="15914.22" calcext:value-type="float">
            <text:p>R$15.914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2100" calcext:value-type="float">
            <text:p>22100</text:p>
          </table:table-cell>
          <table:table-cell table:style-name="ce3" office:value-type="string" calcext:value-type="string">
            <text:p>MARA LUCIA TRINDADE DE LIM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4565.92" calcext:value-type="float">
            <text:p>R$24.565,92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33.85" calcext:value-type="float">
            <text:p>R$26.133,85 </text:p>
          </table:table-cell>
          <table:table-cell table:style-name="ce6" office:value-type="float" office:value="-2916.45" calcext:value-type="float">
            <text:p>(R$2.916,45)</text:p>
          </table:table-cell>
          <table:table-cell table:style-name="ce6" office:value-type="float" office:value="-5804.35" calcext:value-type="float">
            <text:p>(R$5.804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720.8" calcext:value-type="float">
            <text:p>(R$8.720,80)</text:p>
          </table:table-cell>
          <table:table-cell table:style-name="ce6" office:value-type="float" office:value="17413.05" calcext:value-type="float">
            <text:p>R$17.413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2103" calcext:value-type="float">
            <text:p>2103</text:p>
          </table:table-cell>
          <table:table-cell table:style-name="ce3" office:value-type="string" calcext:value-type="string">
            <text:p>MARCELINO RIBEIRO DA SILVA BORG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46.41" calcext:value-type="float">
            <text:p>R$15.846,4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69.54" calcext:value-type="float">
            <text:p>R$17.669,54 </text:p>
          </table:table-cell>
          <table:table-cell table:style-name="ce6" office:value-type="float" office:value="-1519.83" calcext:value-type="float">
            <text:p>(R$1.519,83)</text:p>
          </table:table-cell>
          <table:table-cell table:style-name="ce6" office:value-type="float" office:value="-3021.57" calcext:value-type="float">
            <text:p>(R$3.021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41.4" calcext:value-type="float">
            <text:p>(R$4.541,40)</text:p>
          </table:table-cell>
          <table:table-cell table:style-name="ce6" office:value-type="float" office:value="13128.14" calcext:value-type="float">
            <text:p>R$13.128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86" calcext:value-type="float">
            <text:p>4586</text:p>
          </table:table-cell>
          <table:table-cell table:style-name="ce3" office:value-type="string" calcext:value-type="string">
            <text:p>MARCELLO CAVOUR DOS SANTOS TRINDAD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561.97" calcext:value-type="float">
            <text:p>R$13.561,97 </text:p>
          </table:table-cell>
          <table:table-cell table:style-name="ce6" office:value-type="float" office:value="1670.01" calcext:value-type="float">
            <text:p>R$1.670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31.98" calcext:value-type="float">
            <text:p>R$15.231,98 </text:p>
          </table:table-cell>
          <table:table-cell table:style-name="ce6" office:value-type="float" office:value="-1117.64" calcext:value-type="float">
            <text:p>(R$1.117,6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17.64" calcext:value-type="float">
            <text:p>(R$1.117,64)</text:p>
          </table:table-cell>
          <table:table-cell table:style-name="ce6" office:value-type="float" office:value="14114.34" calcext:value-type="float">
            <text:p>R$14.114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194" calcext:value-type="float">
            <text:p>4194</text:p>
          </table:table-cell>
          <table:table-cell table:style-name="ce3" office:value-type="string" calcext:value-type="string">
            <text:p>MARCELO AUGUSTO BUENO BARBOS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-6830.54" calcext:value-type="float">
            <text:p>(R$6.830,54)</text:p>
          </table:table-cell>
          <table:table-cell table:style-name="ce6" office:value-type="float" office:value="-911.57" calcext:value-type="float">
            <text:p>(R$911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74.76" calcext:value-type="float">
            <text:p>(R$4.774,76)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-12516.87" calcext:value-type="float">
            <text:p>(R$12.516,87)</text:p>
          </table:table-cell>
          <table:table-cell table:style-name="ce6" office:value-type="float" office:value="1159.25" calcext:value-type="float">
            <text:p>R$1.159,25 </text:p>
          </table:table-cell>
          <table:table-cell table:style-name="ce6" office:value-type="float" office:value="1800.39" calcext:value-type="float">
            <text:p>R$1.800,3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2959.64" calcext:value-type="float">
            <text:p>R$2.959,64 </text:p>
          </table:table-cell>
          <table:table-cell table:style-name="ce6" office:value-type="float" office:value="-9557.23" calcext:value-type="float">
            <text:p>(R$9.557,23)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195" calcext:value-type="float">
            <text:p>4195</text:p>
          </table:table-cell>
          <table:table-cell table:style-name="ce3" office:value-type="string" calcext:value-type="string">
            <text:p>MARCELO JESUS ROC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1" calcext:value-type="float">
            <text:p>R$15.590,91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2544.26" calcext:value-type="float">
            <text:p>(R$2.544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1.12" calcext:value-type="float">
            <text:p>(R$3.721,12)</text:p>
          </table:table-cell>
          <table:table-cell table:style-name="ce6" office:value-type="float" office:value="11869.79" calcext:value-type="float">
            <text:p>R$11.86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3600" calcext:value-type="float">
            <text:p>3600</text:p>
          </table:table-cell>
          <table:table-cell table:style-name="ce3" office:value-type="string" calcext:value-type="string">
            <text:p>MARCELO RODRIGO SOARES MIRANDA</text:p>
          </table:table-cell>
          <table:table-cell table:style-name="ce4" office:value-type="string" calcext:value-type="string">
            <text:p>TÉCNICO DO MPU/SAÚDE</text:p>
          </table:table-cell>
          <table:table-cell table:style-name="ce6" office:value-type="float" office:value="13500.97" calcext:value-type="float">
            <text:p>R$13.500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-832.02" calcext:value-type="float">
            <text:p>(R$832,0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32.02" calcext:value-type="float">
            <text:p>(R$832,02)</text:p>
          </table:table-cell>
          <table:table-cell table:style-name="ce6" office:value-type="float" office:value="12668.95" calcext:value-type="float">
            <text:p>R$12.668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785" calcext:value-type="float">
            <text:p>23785</text:p>
          </table:table-cell>
          <table:table-cell table:style-name="ce3" office:value-type="string" calcext:value-type="string">
            <text:p>MARCELO VIEIRA DE LIM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12307.29" calcext:value-type="float">
            <text:p>R$12.30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0754" calcext:value-type="float">
            <text:p>20754</text:p>
          </table:table-cell>
          <table:table-cell table:style-name="ce3" office:value-type="string" calcext:value-type="string">
            <text:p>MARCIA ALVES DA CRUZ VILEL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346.56" calcext:value-type="float">
            <text:p>R$6.346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346.56" calcext:value-type="float">
            <text:p>R$6.346,56 </text:p>
          </table:table-cell>
          <table:table-cell table:style-name="ce6" office:value-type="float" office:value="5.38" calcext:value-type="float">
            <text:p>R$5,38 </text:p>
          </table:table-cell>
          <table:table-cell table:style-name="ce6" office:value-type="float" office:value="-688.48" calcext:value-type="float">
            <text:p>(R$688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3.1" calcext:value-type="float">
            <text:p>(R$683,10)</text:p>
          </table:table-cell>
          <table:table-cell table:style-name="ce6" office:value-type="float" office:value="5663.46" calcext:value-type="float">
            <text:p>R$5.663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653" calcext:value-type="float">
            <text:p>6653</text:p>
          </table:table-cell>
          <table:table-cell table:style-name="ce3" office:value-type="string" calcext:value-type="string">
            <text:p>MARCIA CRISTINA BORGES DE BARR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2015.09" calcext:value-type="float">
            <text:p>(R$2.015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12.81" calcext:value-type="float">
            <text:p>(R$2.812,81)</text:p>
          </table:table-cell>
          <table:table-cell table:style-name="ce6" office:value-type="float" office:value="10474.7" calcext:value-type="float">
            <text:p>R$10.47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18135" calcext:value-type="float">
            <text:p>18135</text:p>
          </table:table-cell>
          <table:table-cell table:style-name="ce3" office:value-type="string" calcext:value-type="string">
            <text:p>MARCIA DO REGO BARR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V.REDONDA</text:p>
          </table:table-cell>
          <table:table-cell table:style-name="ce4" office:value-type="float" office:value="6329" calcext:value-type="float">
            <text:p>6329</text:p>
          </table:table-cell>
          <table:table-cell table:style-name="ce3" office:value-type="string" calcext:value-type="string">
            <text:p>MARCIA GAMA XAVIER MACHAD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940.1" calcext:value-type="float">
            <text:p>(R$3.940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9.96" calcext:value-type="float">
            <text:p>(R$6.119,96)</text:p>
          </table:table-cell>
          <table:table-cell table:style-name="ce6" office:value-type="float" office:value="15549.73" calcext:value-type="float">
            <text:p>R$15.549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991" calcext:value-type="float">
            <text:p>3991</text:p>
          </table:table-cell>
          <table:table-cell table:style-name="ce3" office:value-type="string" calcext:value-type="string">
            <text:p>MARCIA GODOI DA SILVA MA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90.68" calcext:value-type="float">
            <text:p>R$15.190,68 </text:p>
          </table:table-cell>
          <table:table-cell table:style-name="ce6" office:value-type="float" office:value="-1110.82" calcext:value-type="float">
            <text:p>(R$1.110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10.82" calcext:value-type="float">
            <text:p>(R$1.110,82)</text:p>
          </table:table-cell>
          <table:table-cell table:style-name="ce6" office:value-type="float" office:value="14079.86" calcext:value-type="float">
            <text:p>R$14.079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397" calcext:value-type="float">
            <text:p>4397</text:p>
          </table:table-cell>
          <table:table-cell table:style-name="ce3" office:value-type="string" calcext:value-type="string">
            <text:p>MARCIA INOCENCIA ALVES NOGU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05.63" calcext:value-type="float">
            <text:p>R$18.205,63 </text:p>
          </table:table-cell>
          <table:table-cell table:style-name="ce6" office:value-type="float" office:value="-1608.29" calcext:value-type="float">
            <text:p>(R$1.608,29)</text:p>
          </table:table-cell>
          <table:table-cell table:style-name="ce6" office:value-type="float" office:value="-3144.67" calcext:value-type="float">
            <text:p>(R$3.144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2.96" calcext:value-type="float">
            <text:p>(R$4.752,96)</text:p>
          </table:table-cell>
          <table:table-cell table:style-name="ce6" office:value-type="float" office:value="13452.67" calcext:value-type="float">
            <text:p>R$13.452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85" calcext:value-type="float">
            <text:p>5085</text:p>
          </table:table-cell>
          <table:table-cell table:style-name="ce3" office:value-type="string" calcext:value-type="string">
            <text:p>MARCIA IRENE CORREA NEUMANN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2393.97" calcext:value-type="float">
            <text:p>R$2.393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41.8" calcext:value-type="float">
            <text:p>R$16.241,80 </text:p>
          </table:table-cell>
          <table:table-cell table:style-name="ce6" office:value-type="float" office:value="-1284.26" calcext:value-type="float">
            <text:p>(R$1.284,26)</text:p>
          </table:table-cell>
          <table:table-cell table:style-name="ce6" office:value-type="float" office:value="-3217.32" calcext:value-type="float">
            <text:p>(R$3.217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01.58" calcext:value-type="float">
            <text:p>(R$4.501,58)</text:p>
          </table:table-cell>
          <table:table-cell table:style-name="ce6" office:value-type="float" office:value="11740.22" calcext:value-type="float">
            <text:p>R$11.740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7264" calcext:value-type="float">
            <text:p>17264</text:p>
          </table:table-cell>
          <table:table-cell table:style-name="ce3" office:value-type="string" calcext:value-type="string">
            <text:p>MARCIA REGINA GONCAL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-876.05" calcext:value-type="float">
            <text:p>(R$876,05)</text:p>
          </table:table-cell>
          <table:table-cell table:style-name="ce6" office:value-type="float" office:value="-2649.22" calcext:value-type="float">
            <text:p>(R$2.649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25.27" calcext:value-type="float">
            <text:p>(R$3.525,27)</text:p>
          </table:table-cell>
          <table:table-cell table:style-name="ce6" office:value-type="float" office:value="10242.52" calcext:value-type="float">
            <text:p>R$10.242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OROCABA</text:p>
          </table:table-cell>
          <table:table-cell table:style-name="ce4" office:value-type="float" office:value="4255" calcext:value-type="float">
            <text:p>4255</text:p>
          </table:table-cell>
          <table:table-cell table:style-name="ce3" office:value-type="string" calcext:value-type="string">
            <text:p>MARCIA SANTOS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35.2" calcext:value-type="float">
            <text:p>R$16.135,20 </text:p>
          </table:table-cell>
          <table:table-cell table:style-name="ce6" office:value-type="float" office:value="-1266.67" calcext:value-type="float">
            <text:p>(R$1.266,67)</text:p>
          </table:table-cell>
          <table:table-cell table:style-name="ce6" office:value-type="float" office:value="-3192.84" calcext:value-type="float">
            <text:p>(R$3.192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59.51" calcext:value-type="float">
            <text:p>(R$4.459,51)</text:p>
          </table:table-cell>
          <table:table-cell table:style-name="ce6" office:value-type="float" office:value="11675.69" calcext:value-type="float">
            <text:p>R$11.675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3015" calcext:value-type="float">
            <text:p>23015</text:p>
          </table:table-cell>
          <table:table-cell table:style-name="ce3" office:value-type="string" calcext:value-type="string">
            <text:p>MARCILIO JOSE MACEDO JUNIOR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7168.39" calcext:value-type="float">
            <text:p>R$7.168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168.39" calcext:value-type="float">
            <text:p>R$7.168,3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3.17" calcext:value-type="float">
            <text:p>(R$1.023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23.17" calcext:value-type="float">
            <text:p>(R$1.023,17)</text:p>
          </table:table-cell>
          <table:table-cell table:style-name="ce6" office:value-type="float" office:value="6145.22" calcext:value-type="float">
            <text:p>R$6.145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745" calcext:value-type="float">
            <text:p>4745</text:p>
          </table:table-cell>
          <table:table-cell table:style-name="ce3" office:value-type="string" calcext:value-type="string">
            <text:p>MARCIO AUGUSTO PINTO VARGAS DALCASTANHY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86.6" calcext:value-type="float">
            <text:p>R$11.686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686.6" calcext:value-type="float">
            <text:p>R$11.686,60 </text:p>
          </table:table-cell>
          <table:table-cell table:style-name="ce6" office:value-type="float" office:value="-565.59" calcext:value-type="float">
            <text:p>(R$565,5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65.59" calcext:value-type="float">
            <text:p>(R$565,59)</text:p>
          </table:table-cell>
          <table:table-cell table:style-name="ce6" office:value-type="float" office:value="11121.01" calcext:value-type="float">
            <text:p>R$11.121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8762" calcext:value-type="float">
            <text:p>8762</text:p>
          </table:table-cell>
          <table:table-cell table:style-name="ce3" office:value-type="string" calcext:value-type="string">
            <text:p>MARCIO GAMBA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2448.91" calcext:value-type="float">
            <text:p>(R$2.448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23.42" calcext:value-type="float">
            <text:p>(R$3.223,42)</text:p>
          </table:table-cell>
          <table:table-cell table:style-name="ce6" office:value-type="float" office:value="9904" calcext:value-type="float">
            <text:p>R$9.904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839" calcext:value-type="float">
            <text:p>2839</text:p>
          </table:table-cell>
          <table:table-cell table:style-name="ce3" office:value-type="string" calcext:value-type="string">
            <text:p>MARCIO LUGGERI DE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03.47" calcext:value-type="float">
            <text:p>(R$3.003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1.53" calcext:value-type="float">
            <text:p>(R$4.171,53)</text:p>
          </table:table-cell>
          <table:table-cell table:style-name="ce6" office:value-type="float" office:value="11366.02" calcext:value-type="float">
            <text:p>R$11.366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7361" calcext:value-type="float">
            <text:p>17361</text:p>
          </table:table-cell>
          <table:table-cell table:style-name="ce3" office:value-type="string" calcext:value-type="string">
            <text:p>MARCIO NASCIMENTO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9.75" calcext:value-type="float">
            <text:p>R$1.809,7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09.75" calcext:value-type="float">
            <text:p>R$1.809,7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809.75" calcext:value-type="float">
            <text:p>R$1.809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860" calcext:value-type="float">
            <text:p>2860</text:p>
          </table:table-cell>
          <table:table-cell table:style-name="ce3" office:value-type="string" calcext:value-type="string">
            <text:p>MARCIO ROBERTO FERREIRA CANDIDO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22.39" calcext:value-type="float">
            <text:p>(R$2.822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36.56" calcext:value-type="float">
            <text:p>(R$4.236,56)</text:p>
          </table:table-cell>
          <table:table-cell table:style-name="ce6" office:value-type="float" office:value="12792.6" calcext:value-type="float">
            <text:p>R$12.79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29" calcext:value-type="float">
            <text:p>4729</text:p>
          </table:table-cell>
          <table:table-cell table:style-name="ce3" office:value-type="string" calcext:value-type="string">
            <text:p>MARCO TULIO VELOSO</text:p>
          </table:table-cell>
          <table:table-cell table:style-name="ce4" office:value-type="string" calcext:value-type="string">
            <text:p>ANALISTA DE SAUDE - PEDIATRIA</text:p>
          </table:table-cell>
          <table:table-cell table:style-name="ce6" office:value-type="float" office:value="22063.68" calcext:value-type="float">
            <text:p>R$22.063,6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63.68" calcext:value-type="float">
            <text:p>R$22.063,68 </text:p>
          </table:table-cell>
          <table:table-cell table:style-name="ce6" office:value-type="float" office:value="-2244.87" calcext:value-type="float">
            <text:p>(R$2.244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44.87" calcext:value-type="float">
            <text:p>(R$2.244,87)</text:p>
          </table:table-cell>
          <table:table-cell table:style-name="ce6" office:value-type="float" office:value="19818.81" calcext:value-type="float">
            <text:p>R$19.818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69" calcext:value-type="float">
            <text:p>4269</text:p>
          </table:table-cell>
          <table:table-cell table:style-name="ce3" office:value-type="string" calcext:value-type="string">
            <text:p>MARCOS ANTONIO DA SILV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-2430.86" calcext:value-type="float">
            <text:p>(R$2.430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63.7" calcext:value-type="float">
            <text:p>(R$3.563,70)</text:p>
          </table:table-cell>
          <table:table-cell table:style-name="ce6" office:value-type="float" office:value="11760.4" calcext:value-type="float">
            <text:p>R$11.760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FRANCA</text:p>
          </table:table-cell>
          <table:table-cell table:style-name="ce4" office:value-type="float" office:value="6892" calcext:value-type="float">
            <text:p>6892</text:p>
          </table:table-cell>
          <table:table-cell table:style-name="ce3" office:value-type="string" calcext:value-type="string">
            <text:p>MARCOS BRAG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12.77" calcext:value-type="float">
            <text:p>(R$1.912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79.54" calcext:value-type="float">
            <text:p>(R$2.679,54)</text:p>
          </table:table-cell>
          <table:table-cell table:style-name="ce6" office:value-type="float" office:value="10394.52" calcext:value-type="float">
            <text:p>R$10.394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8780" calcext:value-type="float">
            <text:p>8780</text:p>
          </table:table-cell>
          <table:table-cell table:style-name="ce3" office:value-type="string" calcext:value-type="string">
            <text:p>MARCOS CESPE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1778.1" calcext:value-type="float">
            <text:p>R$11.778,10 </text:p>
          </table:table-cell>
          <table:table-cell table:style-name="ce6" office:value-type="float" office:value="678.21" calcext:value-type="float">
            <text:p>R$678,2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456.31" calcext:value-type="float">
            <text:p>R$12.456,31 </text:p>
          </table:table-cell>
          <table:table-cell table:style-name="ce6" office:value-type="float" office:value="-677.19" calcext:value-type="float">
            <text:p>(R$677,19)</text:p>
          </table:table-cell>
          <table:table-cell table:style-name="ce6" office:value-type="float" office:value="-2291.12" calcext:value-type="float">
            <text:p>(R$2.291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68.31" calcext:value-type="float">
            <text:p>(R$2.968,31)</text:p>
          </table:table-cell>
          <table:table-cell table:style-name="ce6" office:value-type="float" office:value="9488" calcext:value-type="float">
            <text:p>R$9.488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16" calcext:value-type="float">
            <text:p>4616</text:p>
          </table:table-cell>
          <table:table-cell table:style-name="ce3" office:value-type="string" calcext:value-type="string">
            <text:p>MARCOS DE MOURA JUST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03.47" calcext:value-type="float">
            <text:p>(R$3.003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71.53" calcext:value-type="float">
            <text:p>(R$4.171,53)</text:p>
          </table:table-cell>
          <table:table-cell table:style-name="ce6" office:value-type="float" office:value="11366.02" calcext:value-type="float">
            <text:p>R$11.366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6580" calcext:value-type="float">
            <text:p>6580</text:p>
          </table:table-cell>
          <table:table-cell table:style-name="ce3" office:value-type="string" calcext:value-type="string">
            <text:p>MARCOS FERNANDO DAUNER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940.1" calcext:value-type="float">
            <text:p>(R$3.940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9.96" calcext:value-type="float">
            <text:p>(R$6.119,96)</text:p>
          </table:table-cell>
          <table:table-cell table:style-name="ce6" office:value-type="float" office:value="15549.73" calcext:value-type="float">
            <text:p>R$15.549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702" calcext:value-type="float">
            <text:p>2702</text:p>
          </table:table-cell>
          <table:table-cell table:style-name="ce3" office:value-type="string" calcext:value-type="string">
            <text:p>MARCUS VINICIUS SILVA PLACIDO DOS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9048.92" calcext:value-type="float">
            <text:p>R$9.048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048.92" calcext:value-type="float">
            <text:p>R$9.048,92 </text:p>
          </table:table-cell>
          <table:table-cell table:style-name="ce6" office:value-type="float" office:value="-183.12" calcext:value-type="float">
            <text:p>(R$183,12)</text:p>
          </table:table-cell>
          <table:table-cell table:style-name="ce6" office:value-type="float" office:value="-1542.09" calcext:value-type="float">
            <text:p>(R$1.542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25.21" calcext:value-type="float">
            <text:p>(R$1.725,21)</text:p>
          </table:table-cell>
          <table:table-cell table:style-name="ce6" office:value-type="float" office:value="7323.71" calcext:value-type="float">
            <text:p>R$7.323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350" calcext:value-type="float">
            <text:p>5350</text:p>
          </table:table-cell>
          <table:table-cell table:style-name="ce3" office:value-type="string" calcext:value-type="string">
            <text:p>MAREVAL ALENCAR FREIRE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245.67" calcext:value-type="float">
            <text:p>R$23.245,67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10.29" calcext:value-type="float">
            <text:p>R$23.610,29 </text:p>
          </table:table-cell>
          <table:table-cell table:style-name="ce6" office:value-type="float" office:value="-2500.06" calcext:value-type="float">
            <text:p>(R$2.500,06)</text:p>
          </table:table-cell>
          <table:table-cell table:style-name="ce6" office:value-type="float" office:value="-4281.44" calcext:value-type="float">
            <text:p>(R$4.281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81.5" calcext:value-type="float">
            <text:p>(R$6.781,50)</text:p>
          </table:table-cell>
          <table:table-cell table:style-name="ce6" office:value-type="float" office:value="16828.79" calcext:value-type="float">
            <text:p>R$16.82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13" calcext:value-type="float">
            <text:p>4713</text:p>
          </table:table-cell>
          <table:table-cell table:style-name="ce3" office:value-type="string" calcext:value-type="string">
            <text:p>MARGARET NIMER FERNANDES DA COST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16547.76" calcext:value-type="float">
            <text:p>R$16.547,7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74.46" calcext:value-type="float">
            <text:p>R$21.274,46 </text:p>
          </table:table-cell>
          <table:table-cell table:style-name="ce6" office:value-type="float" office:value="-2114.65" calcext:value-type="float">
            <text:p>(R$2.114,65)</text:p>
          </table:table-cell>
          <table:table-cell table:style-name="ce6" office:value-type="float" office:value="-3797.21" calcext:value-type="float">
            <text:p>(R$3.797,2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11.86" calcext:value-type="float">
            <text:p>(R$5.911,86)</text:p>
          </table:table-cell>
          <table:table-cell table:style-name="ce6" office:value-type="float" office:value="15362.6" calcext:value-type="float">
            <text:p>R$15.36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GRANDE</text:p>
          </table:table-cell>
          <table:table-cell table:style-name="ce4" office:value-type="float" office:value="5241" calcext:value-type="float">
            <text:p>5241</text:p>
          </table:table-cell>
          <table:table-cell table:style-name="ce3" office:value-type="string" calcext:value-type="string">
            <text:p>MARGARET ROSE GERMANO PIZZATT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68.89" calcext:value-type="float">
            <text:p>R$15.068,89 </text:p>
          </table:table-cell>
          <table:table-cell table:style-name="ce6" office:value-type="float" office:value="-1090.73" calcext:value-type="float">
            <text:p>(R$1.090,7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90.73" calcext:value-type="float">
            <text:p>(R$1.090,73)</text:p>
          </table:table-cell>
          <table:table-cell table:style-name="ce6" office:value-type="float" office:value="13978.16" calcext:value-type="float">
            <text:p>R$13.97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38" calcext:value-type="float">
            <text:p>4338</text:p>
          </table:table-cell>
          <table:table-cell table:style-name="ce3" office:value-type="string" calcext:value-type="string">
            <text:p>MARGARETE MARIA RODRIGUES AG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45.54" calcext:value-type="float">
            <text:p>R$18.045,54 </text:p>
          </table:table-cell>
          <table:table-cell table:style-name="ce6" office:value-type="float" office:value="-1581.87" calcext:value-type="float">
            <text:p>(R$1.581,87)</text:p>
          </table:table-cell>
          <table:table-cell table:style-name="ce6" office:value-type="float" office:value="-3631.5" calcext:value-type="float">
            <text:p>(R$3.631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13.37" calcext:value-type="float">
            <text:p>(R$5.213,37)</text:p>
          </table:table-cell>
          <table:table-cell table:style-name="ce6" office:value-type="float" office:value="12832.17" calcext:value-type="float">
            <text:p>R$12.832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ITAJAI</text:p>
          </table:table-cell>
          <table:table-cell table:style-name="ce4" office:value-type="float" office:value="2763" calcext:value-type="float">
            <text:p>2763</text:p>
          </table:table-cell>
          <table:table-cell table:style-name="ce3" office:value-type="string" calcext:value-type="string">
            <text:p>MARGARETH MARQUES GONZAT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64" calcext:value-type="float">
            <text:p>R$15.164,00 </text:p>
          </table:table-cell>
          <table:table-cell table:style-name="ce6" office:value-type="float" office:value="-1106.42" calcext:value-type="float">
            <text:p>(R$1.106,42)</text:p>
          </table:table-cell>
          <table:table-cell table:style-name="ce6" office:value-type="float" office:value="-2394.1" calcext:value-type="float">
            <text:p>(R$2.394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00.52" calcext:value-type="float">
            <text:p>(R$3.500,52)</text:p>
          </table:table-cell>
          <table:table-cell table:style-name="ce6" office:value-type="float" office:value="11663.48" calcext:value-type="float">
            <text:p>R$11.663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36" calcext:value-type="float">
            <text:p>2136</text:p>
          </table:table-cell>
          <table:table-cell table:style-name="ce3" office:value-type="string" calcext:value-type="string">
            <text:p>MARGARIDA MARIA RODRIGUES 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92.33" calcext:value-type="float">
            <text:p>R$18.192,33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88.23" calcext:value-type="float">
            <text:p>R$21.488,23 </text:p>
          </table:table-cell>
          <table:table-cell table:style-name="ce6" office:value-type="float" office:value="-2149.92" calcext:value-type="float">
            <text:p>(R$2.149,92)</text:p>
          </table:table-cell>
          <table:table-cell table:style-name="ce6" office:value-type="float" office:value="-3898.44" calcext:value-type="float">
            <text:p>(R$3.898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48.36" calcext:value-type="float">
            <text:p>(R$6.048,36)</text:p>
          </table:table-cell>
          <table:table-cell table:style-name="ce6" office:value-type="float" office:value="15439.87" calcext:value-type="float">
            <text:p>R$15.439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337" calcext:value-type="float">
            <text:p>4337</text:p>
          </table:table-cell>
          <table:table-cell table:style-name="ce3" office:value-type="string" calcext:value-type="string">
            <text:p>MARGARIDA RIT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1" calcext:value-type="float">
            <text:p>R$15.324,10 </text:p>
          </table:table-cell>
          <table:table-cell table:style-name="ce6" office:value-type="float" office:value="-1132.84" calcext:value-type="float">
            <text:p>(R$1.132,8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32.84" calcext:value-type="float">
            <text:p>(R$1.132,84)</text:p>
          </table:table-cell>
          <table:table-cell table:style-name="ce6" office:value-type="float" office:value="14191.26" calcext:value-type="float">
            <text:p>R$14.191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6023" calcext:value-type="float">
            <text:p>16023</text:p>
          </table:table-cell>
          <table:table-cell table:style-name="ce3" office:value-type="string" calcext:value-type="string">
            <text:p>MARIA ABADIA DE ANDRADE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431.67" calcext:value-type="float">
            <text:p>(R$4.431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25.97" calcext:value-type="float">
            <text:p>(R$6.625,97)</text:p>
          </table:table-cell>
          <table:table-cell table:style-name="ce6" office:value-type="float" office:value="15131.27" calcext:value-type="float">
            <text:p>R$15.131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3369" calcext:value-type="float">
            <text:p>3369</text:p>
          </table:table-cell>
          <table:table-cell table:style-name="ce3" office:value-type="string" calcext:value-type="string">
            <text:p>MARIA ADELICE SILVA DOS SANTOS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2019.91" calcext:value-type="float">
            <text:p>R$22.019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-2237.65" calcext:value-type="float">
            <text:p>(R$2.237,6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37.65" calcext:value-type="float">
            <text:p>(R$2.237,65)</text:p>
          </table:table-cell>
          <table:table-cell table:style-name="ce6" office:value-type="float" office:value="19782.26" calcext:value-type="float">
            <text:p>R$19.782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13708" calcext:value-type="float">
            <text:p>13708</text:p>
          </table:table-cell>
          <table:table-cell table:style-name="ce3" office:value-type="string" calcext:value-type="string">
            <text:p>MARIA ALBA DE OLIVEIRA ALVES CATIV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70.96" calcext:value-type="float">
            <text:p>R$15.670,96 </text:p>
          </table:table-cell>
          <table:table-cell table:style-name="ce6" office:value-type="float" office:value="-1190.07" calcext:value-type="float">
            <text:p>(R$1.190,07)</text:p>
          </table:table-cell>
          <table:table-cell table:style-name="ce6" office:value-type="float" office:value="-3034.1" calcext:value-type="float">
            <text:p>(R$3.034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4.17" calcext:value-type="float">
            <text:p>(R$4.224,17)</text:p>
          </table:table-cell>
          <table:table-cell table:style-name="ce6" office:value-type="float" office:value="11446.79" calcext:value-type="float">
            <text:p>R$11.446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6" calcext:value-type="float">
            <text:p>4486</text:p>
          </table:table-cell>
          <table:table-cell table:style-name="ce3" office:value-type="string" calcext:value-type="string">
            <text:p>MARIA ALDECIRA BORG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4499.73" calcext:value-type="float">
            <text:p>R$4.499,7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14.15" calcext:value-type="float">
            <text:p>R$18.214,15 </text:p>
          </table:table-cell>
          <table:table-cell table:style-name="ce6" office:value-type="float" office:value="-1609.69" calcext:value-type="float">
            <text:p>(R$1.609,69)</text:p>
          </table:table-cell>
          <table:table-cell table:style-name="ce6" office:value-type="float" office:value="-3146.63" calcext:value-type="float">
            <text:p>(R$3.146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6.32" calcext:value-type="float">
            <text:p>(R$4.756,32)</text:p>
          </table:table-cell>
          <table:table-cell table:style-name="ce6" office:value-type="float" office:value="13457.83" calcext:value-type="float">
            <text:p>R$13.457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16583" calcext:value-type="float">
            <text:p>16583</text:p>
          </table:table-cell>
          <table:table-cell table:style-name="ce3" office:value-type="string" calcext:value-type="string">
            <text:p>MARIA ALMA DILLI CADOR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746.15" calcext:value-type="float">
            <text:p>R$8.746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746.15" calcext:value-type="float">
            <text:p>R$8.746,15 </text:p>
          </table:table-cell>
          <table:table-cell table:style-name="ce6" office:value-type="float" office:value="-139.22" calcext:value-type="float">
            <text:p>(R$139,22)</text:p>
          </table:table-cell>
          <table:table-cell table:style-name="ce6" office:value-type="float" office:value="-1418.76" calcext:value-type="float">
            <text:p>(R$1.418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57.98" calcext:value-type="float">
            <text:p>(R$1.557,98)</text:p>
          </table:table-cell>
          <table:table-cell table:style-name="ce6" office:value-type="float" office:value="7188.17" calcext:value-type="float">
            <text:p>R$7.188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515" calcext:value-type="float">
            <text:p>2515</text:p>
          </table:table-cell>
          <table:table-cell table:style-name="ce3" office:value-type="string" calcext:value-type="string">
            <text:p>MARIA AMELIA CARNEIRO DE MAGALH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93" calcext:value-type="float">
            <text:p>4293</text:p>
          </table:table-cell>
          <table:table-cell table:style-name="ce3" office:value-type="string" calcext:value-type="string">
            <text:p>MARIA AMELIA TEIXEIRA DE ALMEID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070.56" calcext:value-type="float">
            <text:p>R$23.070,56 </text:p>
          </table:table-cell>
          <table:table-cell table:style-name="ce6" office:value-type="float" office:value="4457.33" calcext:value-type="float">
            <text:p>R$4.457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527.89" calcext:value-type="float">
            <text:p>R$27.527,89 </text:p>
          </table:table-cell>
          <table:table-cell table:style-name="ce6" office:value-type="float" office:value="-3167.99" calcext:value-type="float">
            <text:p>(R$3.167,99)</text:p>
          </table:table-cell>
          <table:table-cell table:style-name="ce6" office:value-type="float" office:value="-5802.97" calcext:value-type="float">
            <text:p>(R$5.802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970.96" calcext:value-type="float">
            <text:p>(R$8.970,96)</text:p>
          </table:table-cell>
          <table:table-cell table:style-name="ce6" office:value-type="float" office:value="18556.93" calcext:value-type="float">
            <text:p>R$18.556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640" calcext:value-type="float">
            <text:p>9640</text:p>
          </table:table-cell>
          <table:table-cell table:style-name="ce3" office:value-type="string" calcext:value-type="string">
            <text:p>MARIA ANGELA MONTEIRO CHIAPPETTA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013.03" calcext:value-type="float">
            <text:p>R$21.013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-2071.51" calcext:value-type="float">
            <text:p>(R$2.071,51)</text:p>
          </table:table-cell>
          <table:table-cell table:style-name="ce6" office:value-type="float" office:value="-3789.32" calcext:value-type="float">
            <text:p>(R$3.789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60.83" calcext:value-type="float">
            <text:p>(R$5.860,83)</text:p>
          </table:table-cell>
          <table:table-cell table:style-name="ce6" office:value-type="float" office:value="15152.2" calcext:value-type="float">
            <text:p>R$15.152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64" calcext:value-type="float">
            <text:p>4364</text:p>
          </table:table-cell>
          <table:table-cell table:style-name="ce3" office:value-type="string" calcext:value-type="string">
            <text:p>MARIA ANGELICA LOBO SILVA VALADAR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885.85" calcext:value-type="float">
            <text:p>R$14.885,85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72.67" calcext:value-type="float">
            <text:p>R$18.672,67 </text:p>
          </table:table-cell>
          <table:table-cell table:style-name="ce6" office:value-type="float" office:value="-1685.35" calcext:value-type="float">
            <text:p>(R$1.685,35)</text:p>
          </table:table-cell>
          <table:table-cell table:style-name="ce6" office:value-type="float" office:value="-3775.51" calcext:value-type="float">
            <text:p>(R$3.775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60.86" calcext:value-type="float">
            <text:p>(R$5.460,86)</text:p>
          </table:table-cell>
          <table:table-cell table:style-name="ce6" office:value-type="float" office:value="13211.81" calcext:value-type="float">
            <text:p>R$13.211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363" calcext:value-type="float">
            <text:p>2363</text:p>
          </table:table-cell>
          <table:table-cell table:style-name="ce3" office:value-type="string" calcext:value-type="string">
            <text:p>MARIA ANITA TORRES DE MENEZ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3092.37" calcext:value-type="float">
            <text:p>(R$3.092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6.84" calcext:value-type="float">
            <text:p>(R$4.286,84)</text:p>
          </table:table-cell>
          <table:table-cell table:style-name="ce6" office:value-type="float" office:value="11410.8" calcext:value-type="float">
            <text:p>R$11.410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842" calcext:value-type="float">
            <text:p>4842</text:p>
          </table:table-cell>
          <table:table-cell table:style-name="ce3" office:value-type="string" calcext:value-type="string">
            <text:p>MARIA ANTONIA BARBO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988.65" calcext:value-type="float">
            <text:p>R$15.988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988.65" calcext:value-type="float">
            <text:p>R$15.988,6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8.74" calcext:value-type="float">
            <text:p>(R$3.448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8.74" calcext:value-type="float">
            <text:p>(R$3.448,74)</text:p>
          </table:table-cell>
          <table:table-cell table:style-name="ce6" office:value-type="float" office:value="12539.91" calcext:value-type="float">
            <text:p>R$12.539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3657" calcext:value-type="float">
            <text:p>3657</text:p>
          </table:table-cell>
          <table:table-cell table:style-name="ce3" office:value-type="string" calcext:value-type="string">
            <text:p>MARIA ANTONIA SOARES LIM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-810.01" calcext:value-type="float">
            <text:p>(R$810,01)</text:p>
          </table:table-cell>
          <table:table-cell table:style-name="ce6" office:value-type="float" office:value="-1981.59" calcext:value-type="float">
            <text:p>(R$1.981,5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91.6" calcext:value-type="float">
            <text:p>(R$2.791,60)</text:p>
          </table:table-cell>
          <table:table-cell table:style-name="ce6" office:value-type="float" office:value="10575.96" calcext:value-type="float">
            <text:p>R$10.57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3631" calcext:value-type="float">
            <text:p>3631</text:p>
          </table:table-cell>
          <table:table-cell table:style-name="ce3" office:value-type="string" calcext:value-type="string">
            <text:p>MARIA ANTONIETA DE OLIVEIRA TRAN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96.81" calcext:value-type="float">
            <text:p>R$14.096,81 </text:p>
          </table:table-cell>
          <table:table-cell table:style-name="ce6" office:value-type="float" office:value="-930.33" calcext:value-type="float">
            <text:p>(R$930,33)</text:p>
          </table:table-cell>
          <table:table-cell table:style-name="ce6" office:value-type="float" office:value="-2201.18" calcext:value-type="float">
            <text:p>(R$2.201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31.51" calcext:value-type="float">
            <text:p>(R$3.131,51)</text:p>
          </table:table-cell>
          <table:table-cell table:style-name="ce6" office:value-type="float" office:value="10965.3" calcext:value-type="float">
            <text:p>R$10.965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586" calcext:value-type="float">
            <text:p>3586</text:p>
          </table:table-cell>
          <table:table-cell table:style-name="ce3" office:value-type="string" calcext:value-type="string">
            <text:p>MARIA APARECIDA AMARAL SZMUK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46" calcext:value-type="float">
            <text:p>R$14.746,00 </text:p>
          </table:table-cell>
          <table:table-cell table:style-name="ce6" office:value-type="float" office:value="-1037.45" calcext:value-type="float">
            <text:p>(R$1.037,4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37.45" calcext:value-type="float">
            <text:p>(R$1.037,45)</text:p>
          </table:table-cell>
          <table:table-cell table:style-name="ce6" office:value-type="float" office:value="13708.55" calcext:value-type="float">
            <text:p>R$13.708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243" calcext:value-type="float">
            <text:p>4243</text:p>
          </table:table-cell>
          <table:table-cell table:style-name="ce3" office:value-type="string" calcext:value-type="string">
            <text:p>MARIA APARECIDA BENEDI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933.84" calcext:value-type="float">
            <text:p>R$15.933,84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918.29" calcext:value-type="float">
            <text:p>R$18.918,29 </text:p>
          </table:table-cell>
          <table:table-cell table:style-name="ce6" office:value-type="float" office:value="-1725.88" calcext:value-type="float">
            <text:p>(R$1.725,88)</text:p>
          </table:table-cell>
          <table:table-cell table:style-name="ce6" office:value-type="float" office:value="-3831.91" calcext:value-type="float">
            <text:p>(R$3.831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57.79" calcext:value-type="float">
            <text:p>(R$5.557,79)</text:p>
          </table:table-cell>
          <table:table-cell table:style-name="ce6" office:value-type="float" office:value="13360.5" calcext:value-type="float">
            <text:p>R$13.360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55" calcext:value-type="float">
            <text:p>4555</text:p>
          </table:table-cell>
          <table:table-cell table:style-name="ce3" office:value-type="string" calcext:value-type="string">
            <text:p>MARIA APARECIDA DE ARAUJO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765.42" calcext:value-type="float">
            <text:p>R$17.765,42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043.17" calcext:value-type="float">
            <text:p>R$22.043,17 </text:p>
          </table:table-cell>
          <table:table-cell table:style-name="ce6" office:value-type="float" office:value="-2241.48" calcext:value-type="float">
            <text:p>(R$2.241,48)</text:p>
          </table:table-cell>
          <table:table-cell table:style-name="ce6" office:value-type="float" office:value="-4025.87" calcext:value-type="float">
            <text:p>(R$4.025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67.35" calcext:value-type="float">
            <text:p>(R$6.267,35)</text:p>
          </table:table-cell>
          <table:table-cell table:style-name="ce6" office:value-type="float" office:value="15775.82" calcext:value-type="float">
            <text:p>R$15.775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5401" calcext:value-type="float">
            <text:p>5401</text:p>
          </table:table-cell>
          <table:table-cell table:style-name="ce3" office:value-type="string" calcext:value-type="string">
            <text:p>MARIA APARECIDA DO CARMO LOP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14.2" calcext:value-type="float">
            <text:p>R$13.314,20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78.82" calcext:value-type="float">
            <text:p>R$13.678,82 </text:p>
          </table:table-cell>
          <table:table-cell table:style-name="ce6" office:value-type="float" office:value="-861.37" calcext:value-type="float">
            <text:p>(R$861,37)</text:p>
          </table:table-cell>
          <table:table-cell table:style-name="ce6" office:value-type="float" office:value="-2628.79" calcext:value-type="float">
            <text:p>(R$2.628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90.16" calcext:value-type="float">
            <text:p>(R$3.490,16)</text:p>
          </table:table-cell>
          <table:table-cell table:style-name="ce6" office:value-type="float" office:value="10188.66" calcext:value-type="float">
            <text:p>R$10.188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6583" calcext:value-type="float">
            <text:p>6583</text:p>
          </table:table-cell>
          <table:table-cell table:style-name="ce3" office:value-type="string" calcext:value-type="string">
            <text:p>MARIA APARECIDA DOS SANTOS BUAS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1076.48" calcext:value-type="float">
            <text:p>R$1.076,4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089.51" calcext:value-type="float">
            <text:p>R$22.089,51 </text:p>
          </table:table-cell>
          <table:table-cell table:style-name="ce6" office:value-type="float" office:value="-2249.13" calcext:value-type="float">
            <text:p>(R$2.249,13)</text:p>
          </table:table-cell>
          <table:table-cell table:style-name="ce6" office:value-type="float" office:value="-4036.51" calcext:value-type="float">
            <text:p>(R$4.036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5.64" calcext:value-type="float">
            <text:p>(R$6.285,64)</text:p>
          </table:table-cell>
          <table:table-cell table:style-name="ce6" office:value-type="float" office:value="15803.87" calcext:value-type="float">
            <text:p>R$15.803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81" calcext:value-type="float">
            <text:p>4581</text:p>
          </table:table-cell>
          <table:table-cell table:style-name="ce3" office:value-type="string" calcext:value-type="string">
            <text:p>MARIA APARECIDA GALVA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992.58" calcext:value-type="float">
            <text:p>R$14.992,58 </text:p>
          </table:table-cell>
          <table:table-cell table:style-name="ce6" office:value-type="float" office:value="1772.09" calcext:value-type="float">
            <text:p>R$1.772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64.67" calcext:value-type="float">
            <text:p>R$16.764,67 </text:p>
          </table:table-cell>
          <table:table-cell table:style-name="ce6" office:value-type="float" office:value="-1370.53" calcext:value-type="float">
            <text:p>(R$1.370,5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70.53" calcext:value-type="float">
            <text:p>(R$1.370,53)</text:p>
          </table:table-cell>
          <table:table-cell table:style-name="ce6" office:value-type="float" office:value="15394.14" calcext:value-type="float">
            <text:p>R$15.394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53" calcext:value-type="float">
            <text:p>4653</text:p>
          </table:table-cell>
          <table:table-cell table:style-name="ce3" office:value-type="string" calcext:value-type="string">
            <text:p>MARIA APARECIDA MACHADO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551.97" calcext:value-type="float">
            <text:p>R$17.551,97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9.72" calcext:value-type="float">
            <text:p>R$21.829,72 </text:p>
          </table:table-cell>
          <table:table-cell table:style-name="ce6" office:value-type="float" office:value="-2206.26" calcext:value-type="float">
            <text:p>(R$2.206,26)</text:p>
          </table:table-cell>
          <table:table-cell table:style-name="ce6" office:value-type="float" office:value="-4500.45" calcext:value-type="float">
            <text:p>(R$4.500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06.71" calcext:value-type="float">
            <text:p>(R$6.706,71)</text:p>
          </table:table-cell>
          <table:table-cell table:style-name="ce6" office:value-type="float" office:value="15123.01" calcext:value-type="float">
            <text:p>R$15.123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0115" calcext:value-type="float">
            <text:p>10115</text:p>
          </table:table-cell>
          <table:table-cell table:style-name="ce3" office:value-type="string" calcext:value-type="string">
            <text:p>MARIA APARECIDA MAGALHA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7.69" calcext:value-type="float">
            <text:p>R$15.777,69 </text:p>
          </table:table-cell>
          <table:table-cell table:style-name="ce6" office:value-type="float" office:value="-1207.68" calcext:value-type="float">
            <text:p>(R$1.207,68)</text:p>
          </table:table-cell>
          <table:table-cell table:style-name="ce6" office:value-type="float" office:value="-3058.61" calcext:value-type="float">
            <text:p>(R$3.058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6.29" calcext:value-type="float">
            <text:p>(R$4.266,29)</text:p>
          </table:table-cell>
          <table:table-cell table:style-name="ce6" office:value-type="float" office:value="11511.4" calcext:value-type="float">
            <text:p>R$11.511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327" calcext:value-type="float">
            <text:p>4327</text:p>
          </table:table-cell>
          <table:table-cell table:style-name="ce3" office:value-type="string" calcext:value-type="string">
            <text:p>MARIA APARECIDA MARCEL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507.5" calcext:value-type="float">
            <text:p>(R$2.507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57.95" calcext:value-type="float">
            <text:p>(R$3.657,95)</text:p>
          </table:table-cell>
          <table:table-cell table:style-name="ce6" office:value-type="float" office:value="11772.87" calcext:value-type="float">
            <text:p>R$11.772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263" calcext:value-type="float">
            <text:p>3263</text:p>
          </table:table-cell>
          <table:table-cell table:style-name="ce3" office:value-type="string" calcext:value-type="string">
            <text:p>MARIA APARECIDA SELL ANDRADE CARDOSO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457.68" calcext:value-type="float">
            <text:p>R$22.457,68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735.43" calcext:value-type="float">
            <text:p>R$26.735,43 </text:p>
          </table:table-cell>
          <table:table-cell table:style-name="ce6" office:value-type="float" office:value="-3017.42" calcext:value-type="float">
            <text:p>(R$3.017,42)</text:p>
          </table:table-cell>
          <table:table-cell table:style-name="ce6" office:value-type="float" office:value="-5050.72" calcext:value-type="float">
            <text:p>(R$5.050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68.14" calcext:value-type="float">
            <text:p>(R$8.068,14)</text:p>
          </table:table-cell>
          <table:table-cell table:style-name="ce6" office:value-type="float" office:value="18667.29" calcext:value-type="float">
            <text:p>R$18.66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.GRANDE</text:p>
          </table:table-cell>
          <table:table-cell table:style-name="ce4" office:value-type="float" office:value="5404" calcext:value-type="float">
            <text:p>5404</text:p>
          </table:table-cell>
          <table:table-cell table:style-name="ce3" office:value-type="string" calcext:value-type="string">
            <text:p>MARIA AUREA OLIVEIR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844.8" calcext:value-type="float">
            <text:p>R$21.844,80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85.55" calcext:value-type="float">
            <text:p>R$22.785,55 </text:p>
          </table:table-cell>
          <table:table-cell table:style-name="ce6" office:value-type="float" office:value="-2363.98" calcext:value-type="float">
            <text:p>(R$2.363,98)</text:p>
          </table:table-cell>
          <table:table-cell table:style-name="ce6" office:value-type="float" office:value="-4196.33" calcext:value-type="float">
            <text:p>(R$4.196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60.31" calcext:value-type="float">
            <text:p>(R$6.560,31)</text:p>
          </table:table-cell>
          <table:table-cell table:style-name="ce6" office:value-type="float" office:value="16225.24" calcext:value-type="float">
            <text:p>R$16.225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3550" calcext:value-type="float">
            <text:p>3550</text:p>
          </table:table-cell>
          <table:table-cell table:style-name="ce3" office:value-type="string" calcext:value-type="string">
            <text:p>MARIA AURICELIA GONCALVES DE ALENCAR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855.54" calcext:value-type="float">
            <text:p>R$855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87.89" calcext:value-type="float">
            <text:p>R$22.787,89 </text:p>
          </table:table-cell>
          <table:table-cell table:style-name="ce6" office:value-type="float" office:value="-2364.36" calcext:value-type="float">
            <text:p>(R$2.364,3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64.36" calcext:value-type="float">
            <text:p>(R$2.364,36)</text:p>
          </table:table-cell>
          <table:table-cell table:style-name="ce6" office:value-type="float" office:value="20423.53" calcext:value-type="float">
            <text:p>R$20.423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386" calcext:value-type="float">
            <text:p>4386</text:p>
          </table:table-cell>
          <table:table-cell table:style-name="ce3" office:value-type="string" calcext:value-type="string">
            <text:p>MARIA AUXILIADORA CHALEGRE DE L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8192.33" calcext:value-type="float">
            <text:p>R$18.192,3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470.08" calcext:value-type="float">
            <text:p>R$22.470,08 </text:p>
          </table:table-cell>
          <table:table-cell table:style-name="ce6" office:value-type="float" office:value="-2311.92" calcext:value-type="float">
            <text:p>(R$2.311,92)</text:p>
          </table:table-cell>
          <table:table-cell table:style-name="ce6" office:value-type="float" office:value="-4123.89" calcext:value-type="float">
            <text:p>(R$4.123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35.81" calcext:value-type="float">
            <text:p>(R$6.435,81)</text:p>
          </table:table-cell>
          <table:table-cell table:style-name="ce6" office:value-type="float" office:value="16034.27" calcext:value-type="float">
            <text:p>R$16.034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207" calcext:value-type="float">
            <text:p>9207</text:p>
          </table:table-cell>
          <table:table-cell table:style-name="ce3" office:value-type="string" calcext:value-type="string">
            <text:p>MARIA AUXILIADORA DE FIGUEIREDO MESQUI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9.78" calcext:value-type="float">
            <text:p>R$17.289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89.78" calcext:value-type="float">
            <text:p>R$17.289,78 </text:p>
          </table:table-cell>
          <table:table-cell table:style-name="ce6" office:value-type="float" office:value="-1457.17" calcext:value-type="float">
            <text:p>(R$1.457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7.17" calcext:value-type="float">
            <text:p>(R$1.457,17)</text:p>
          </table:table-cell>
          <table:table-cell table:style-name="ce6" office:value-type="float" office:value="15832.61" calcext:value-type="float">
            <text:p>R$15.83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22" calcext:value-type="float">
            <text:p>4422</text:p>
          </table:table-cell>
          <table:table-cell table:style-name="ce3" office:value-type="string" calcext:value-type="string">
            <text:p>MARIA AUXILIADORA SILVA ESTREL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6036.74" calcext:value-type="float">
            <text:p>R$26.036,74 </text:p>
          </table:table-cell>
          <table:table-cell table:style-name="ce6" office:value-type="float" office:value="3681.35" calcext:value-type="float">
            <text:p>R$3.681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9718.09" calcext:value-type="float">
            <text:p>R$29.718,09 </text:p>
          </table:table-cell>
          <table:table-cell table:style-name="ce6" office:value-type="float" office:value="-3584.13" calcext:value-type="float">
            <text:p>(R$3.584,13)</text:p>
          </table:table-cell>
          <table:table-cell table:style-name="ce6" office:value-type="float" office:value="-5767.24" calcext:value-type="float">
            <text:p>(R$5.767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351.37" calcext:value-type="float">
            <text:p>(R$9.351,37)</text:p>
          </table:table-cell>
          <table:table-cell table:style-name="ce6" office:value-type="float" office:value="20366.72" calcext:value-type="float">
            <text:p>R$20.366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75" calcext:value-type="float">
            <text:p>2175</text:p>
          </table:table-cell>
          <table:table-cell table:style-name="ce3" office:value-type="string" calcext:value-type="string">
            <text:p>MARIA BANDEIRA DI ALMEI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2440.35" calcext:value-type="float">
            <text:p>R$2.440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579.31" calcext:value-type="float">
            <text:p>R$20.579,31 </text:p>
          </table:table-cell>
          <table:table-cell table:style-name="ce6" office:value-type="float" office:value="-1999.95" calcext:value-type="float">
            <text:p>(R$1.999,95)</text:p>
          </table:table-cell>
          <table:table-cell table:style-name="ce6" office:value-type="float" office:value="-3689.72" calcext:value-type="float">
            <text:p>(R$3.689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89.67" calcext:value-type="float">
            <text:p>(R$5.689,67)</text:p>
          </table:table-cell>
          <table:table-cell table:style-name="ce6" office:value-type="float" office:value="14889.64" calcext:value-type="float">
            <text:p>R$14.889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5064" calcext:value-type="float">
            <text:p>5064</text:p>
          </table:table-cell>
          <table:table-cell table:style-name="ce3" office:value-type="string" calcext:value-type="string">
            <text:p>MARIA BETANIA SIMOES DA FONSECA LYR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4856.92" calcext:value-type="float">
            <text:p>R$4.856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789.27" calcext:value-type="float">
            <text:p>R$26.789,27 </text:p>
          </table:table-cell>
          <table:table-cell table:style-name="ce6" office:value-type="float" office:value="-3027.65" calcext:value-type="float">
            <text:p>(R$3.027,65)</text:p>
          </table:table-cell>
          <table:table-cell table:style-name="ce6" office:value-type="float" office:value="-5114.85" calcext:value-type="float">
            <text:p>(R$5.114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42.5" calcext:value-type="float">
            <text:p>(R$8.142,50)</text:p>
          </table:table-cell>
          <table:table-cell table:style-name="ce6" office:value-type="float" office:value="18646.77" calcext:value-type="float">
            <text:p>R$18.646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19" calcext:value-type="float">
            <text:p>5619</text:p>
          </table:table-cell>
          <table:table-cell table:style-name="ce3" office:value-type="string" calcext:value-type="string">
            <text:p>MARIA CECILIA PORTO SOA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21.54" calcext:value-type="float">
            <text:p>R$14.121,54 </text:p>
          </table:table-cell>
          <table:table-cell table:style-name="ce6" office:value-type="float" office:value="-934.41" calcext:value-type="float">
            <text:p>(R$934,41)</text:p>
          </table:table-cell>
          <table:table-cell table:style-name="ce6" office:value-type="float" office:value="-2730.46" calcext:value-type="float">
            <text:p>(R$2.730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4.87" calcext:value-type="float">
            <text:p>(R$3.664,87)</text:p>
          </table:table-cell>
          <table:table-cell table:style-name="ce6" office:value-type="float" office:value="10456.67" calcext:value-type="float">
            <text:p>R$10.456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8" calcext:value-type="float">
            <text:p>4488</text:p>
          </table:table-cell>
          <table:table-cell table:style-name="ce3" office:value-type="string" calcext:value-type="string">
            <text:p>MARIA CELESTE MANS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085.71" calcext:value-type="float">
            <text:p>R$10.085,7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908.84" calcext:value-type="float">
            <text:p>R$11.908,84 </text:p>
          </table:table-cell>
          <table:table-cell table:style-name="ce6" office:value-type="float" office:value="-597.81" calcext:value-type="float">
            <text:p>(R$597,81)</text:p>
          </table:table-cell>
          <table:table-cell table:style-name="ce6" office:value-type="float" office:value="-1690.93" calcext:value-type="float">
            <text:p>(R$1.690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88.74" calcext:value-type="float">
            <text:p>(R$2.288,74)</text:p>
          </table:table-cell>
          <table:table-cell table:style-name="ce6" office:value-type="float" office:value="9620.1" calcext:value-type="float">
            <text:p>R$9.620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152" calcext:value-type="float">
            <text:p>4152</text:p>
          </table:table-cell>
          <table:table-cell table:style-name="ce3" office:value-type="string" calcext:value-type="string">
            <text:p>MARIA CLEOFAS DA CONCEICAO MESQUI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3067.86" calcext:value-type="float">
            <text:p>(R$3.06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44.72" calcext:value-type="float">
            <text:p>(R$4.244,72)</text:p>
          </table:table-cell>
          <table:table-cell table:style-name="ce6" office:value-type="float" office:value="11346.2" calcext:value-type="float">
            <text:p>R$11.346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975" calcext:value-type="float">
            <text:p>4975</text:p>
          </table:table-cell>
          <table:table-cell table:style-name="ce3" office:value-type="string" calcext:value-type="string">
            <text:p>MARIA CONSUELENE MARQUE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4199.34" calcext:value-type="float">
            <text:p>R$24.199,34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495.24" calcext:value-type="float">
            <text:p>R$27.495,24 </text:p>
          </table:table-cell>
          <table:table-cell table:style-name="ce6" office:value-type="float" office:value="-3161.79" calcext:value-type="float">
            <text:p>(R$3.161,7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161.79" calcext:value-type="float">
            <text:p>(R$3.161,79)</text:p>
          </table:table-cell>
          <table:table-cell table:style-name="ce6" office:value-type="float" office:value="24333.45" calcext:value-type="float">
            <text:p>R$24.333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210" calcext:value-type="float">
            <text:p>9210</text:p>
          </table:table-cell>
          <table:table-cell table:style-name="ce3" office:value-type="string" calcext:value-type="string">
            <text:p>MARIA CONSUELO PIMENTEL PINH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585.38" calcext:value-type="float">
            <text:p>R$16.585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585.38" calcext:value-type="float">
            <text:p>R$16.585,38 </text:p>
          </table:table-cell>
          <table:table-cell table:style-name="ce6" office:value-type="float" office:value="-1340.95" calcext:value-type="float">
            <text:p>(R$1.340,95)</text:p>
          </table:table-cell>
          <table:table-cell table:style-name="ce6" office:value-type="float" office:value="-2772.62" calcext:value-type="float">
            <text:p>(R$2.772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13.57" calcext:value-type="float">
            <text:p>(R$4.113,57)</text:p>
          </table:table-cell>
          <table:table-cell table:style-name="ce6" office:value-type="float" office:value="12471.81" calcext:value-type="float">
            <text:p>R$12.471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4064" calcext:value-type="float">
            <text:p>4064</text:p>
          </table:table-cell>
          <table:table-cell table:style-name="ce3" office:value-type="string" calcext:value-type="string">
            <text:p>MARIA CRISTINA CAVALCAN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15614.99" calcext:value-type="float">
            <text:p>R$15.614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853" calcext:value-type="float">
            <text:p>4853</text:p>
          </table:table-cell>
          <table:table-cell table:style-name="ce3" office:value-type="string" calcext:value-type="string">
            <text:p>MARIA CRISTINA DE FREITA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4372.13" calcext:value-type="float">
            <text:p>R$4.372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73.55" calcext:value-type="float">
            <text:p>R$18.673,55 </text:p>
          </table:table-cell>
          <table:table-cell table:style-name="ce6" office:value-type="float" office:value="-1685.5" calcext:value-type="float">
            <text:p>(R$1.685,50)</text:p>
          </table:table-cell>
          <table:table-cell table:style-name="ce6" office:value-type="float" office:value="-3199.98" calcext:value-type="float">
            <text:p>(R$3.19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85.48" calcext:value-type="float">
            <text:p>(R$4.885,48)</text:p>
          </table:table-cell>
          <table:table-cell table:style-name="ce6" office:value-type="float" office:value="13788.07" calcext:value-type="float">
            <text:p>R$13.788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698" calcext:value-type="float">
            <text:p>2698</text:p>
          </table:table-cell>
          <table:table-cell table:style-name="ce3" office:value-type="string" calcext:value-type="string">
            <text:p>MARIA CRISTINA LEMES VALI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10.63" calcext:value-type="float">
            <text:p>R$15.110,63 </text:p>
          </table:table-cell>
          <table:table-cell table:style-name="ce6" office:value-type="float" office:value="-1097.61" calcext:value-type="float">
            <text:p>(R$1.097,61)</text:p>
          </table:table-cell>
          <table:table-cell table:style-name="ce6" office:value-type="float" office:value="-2957.58" calcext:value-type="float">
            <text:p>(R$2.957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5.19" calcext:value-type="float">
            <text:p>(R$4.055,19)</text:p>
          </table:table-cell>
          <table:table-cell table:style-name="ce6" office:value-type="float" office:value="11055.44" calcext:value-type="float">
            <text:p>R$11.055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615" calcext:value-type="float">
            <text:p>2615</text:p>
          </table:table-cell>
          <table:table-cell table:style-name="ce3" office:value-type="string" calcext:value-type="string">
            <text:p>MARIA CRISTINA LOIO RODRIGU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520.09" calcext:value-type="float">
            <text:p>R$520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60.97" calcext:value-type="float">
            <text:p>R$13.860,97 </text:p>
          </table:table-cell>
          <table:table-cell table:style-name="ce6" office:value-type="float" office:value="-891.42" calcext:value-type="float">
            <text:p>(R$891,4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91.42" calcext:value-type="float">
            <text:p>(R$891,42)</text:p>
          </table:table-cell>
          <table:table-cell table:style-name="ce6" office:value-type="float" office:value="12969.55" calcext:value-type="float">
            <text:p>R$12.969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7003" calcext:value-type="float">
            <text:p>7003</text:p>
          </table:table-cell>
          <table:table-cell table:style-name="ce3" office:value-type="string" calcext:value-type="string">
            <text:p>MARIA CRISTINA PENHA DE MEL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739.97" calcext:value-type="float">
            <text:p>R$11.739,97 </text:p>
          </table:table-cell>
          <table:table-cell table:style-name="ce6" office:value-type="float" office:value="1772.09" calcext:value-type="float">
            <text:p>R$1.772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12.06" calcext:value-type="float">
            <text:p>R$13.512,06 </text:p>
          </table:table-cell>
          <table:table-cell table:style-name="ce6" office:value-type="float" office:value="-833.85" calcext:value-type="float">
            <text:p>(R$833,85)</text:p>
          </table:table-cell>
          <table:table-cell table:style-name="ce6" office:value-type="float" office:value="-2066.91" calcext:value-type="float">
            <text:p>(R$2.066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00.76" calcext:value-type="float">
            <text:p>(R$2.900,76)</text:p>
          </table:table-cell>
          <table:table-cell table:style-name="ce6" office:value-type="float" office:value="10611.3" calcext:value-type="float">
            <text:p>R$10.611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361" calcext:value-type="float">
            <text:p>2361</text:p>
          </table:table-cell>
          <table:table-cell table:style-name="ce3" office:value-type="string" calcext:value-type="string">
            <text:p>MARIA CRISTINA PONTES BENTO GONCALV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558.4" calcext:value-type="float">
            <text:p>R$1.558,4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6.28" calcext:value-type="float">
            <text:p>R$15.486,28 </text:p>
          </table:table-cell>
          <table:table-cell table:style-name="ce6" office:value-type="float" office:value="-1159.6" calcext:value-type="float">
            <text:p>(R$1.159,60)</text:p>
          </table:table-cell>
          <table:table-cell table:style-name="ce6" office:value-type="float" office:value="-2991.69" calcext:value-type="float">
            <text:p>(R$2.991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51.29" calcext:value-type="float">
            <text:p>(R$4.151,29)</text:p>
          </table:table-cell>
          <table:table-cell table:style-name="ce6" office:value-type="float" office:value="11334.99" calcext:value-type="float">
            <text:p>R$11.334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4642" calcext:value-type="float">
            <text:p>4642</text:p>
          </table:table-cell>
          <table:table-cell table:style-name="ce3" office:value-type="string" calcext:value-type="string">
            <text:p>MARIA CRISTINA REIS COST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978.96" calcext:value-type="float">
            <text:p>(R$2.978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9.41" calcext:value-type="float">
            <text:p>(R$4.129,41)</text:p>
          </table:table-cell>
          <table:table-cell table:style-name="ce6" office:value-type="float" office:value="11301.41" calcext:value-type="float">
            <text:p>R$11.301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1" calcext:value-type="float">
            <text:p>4451</text:p>
          </table:table-cell>
          <table:table-cell table:style-name="ce3" office:value-type="string" calcext:value-type="string">
            <text:p>MARIA DA APARECIDA BRA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166.89" calcext:value-type="float">
            <text:p>R$12.166,89 </text:p>
          </table:table-cell>
          <table:table-cell table:style-name="ce6" office:value-type="float" office:value="2289.54" calcext:value-type="float">
            <text:p>R$2.289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56.43" calcext:value-type="float">
            <text:p>R$14.456,43 </text:p>
          </table:table-cell>
          <table:table-cell table:style-name="ce6" office:value-type="float" office:value="-989.67" calcext:value-type="float">
            <text:p>(R$989,67)</text:p>
          </table:table-cell>
          <table:table-cell table:style-name="ce6" office:value-type="float" office:value="-2283.76" calcext:value-type="float">
            <text:p>(R$2.283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73.43" calcext:value-type="float">
            <text:p>(R$3.273,43)</text:p>
          </table:table-cell>
          <table:table-cell table:style-name="ce6" office:value-type="float" office:value="11183" calcext:value-type="float">
            <text:p>R$11.183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22" calcext:value-type="float">
            <text:p>4122</text:p>
          </table:table-cell>
          <table:table-cell table:style-name="ce3" office:value-type="string" calcext:value-type="string">
            <text:p>MARIA DA CONCEICAO BARREIRA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31.78" calcext:value-type="float">
            <text:p>R$17.231,78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09.53" calcext:value-type="float">
            <text:p>R$21.509,53 </text:p>
          </table:table-cell>
          <table:table-cell table:style-name="ce6" office:value-type="float" office:value="-2153.43" calcext:value-type="float">
            <text:p>(R$2.153,43)</text:p>
          </table:table-cell>
          <table:table-cell table:style-name="ce6" office:value-type="float" office:value="-3799.05" calcext:value-type="float">
            <text:p>(R$3.799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52.48" calcext:value-type="float">
            <text:p>(R$5.952,48)</text:p>
          </table:table-cell>
          <table:table-cell table:style-name="ce6" office:value-type="float" office:value="15557.05" calcext:value-type="float">
            <text:p>R$15.557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20" calcext:value-type="float">
            <text:p>4020</text:p>
          </table:table-cell>
          <table:table-cell table:style-name="ce3" office:value-type="string" calcext:value-type="string">
            <text:p>MARIA DA CONCEICAO BIANC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74.52" calcext:value-type="float">
            <text:p>(R$2.874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8.69" calcext:value-type="float">
            <text:p>(R$4.288,69)</text:p>
          </table:table-cell>
          <table:table-cell table:style-name="ce6" office:value-type="float" office:value="12740.47" calcext:value-type="float">
            <text:p>R$12.740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402" calcext:value-type="float">
            <text:p>4402</text:p>
          </table:table-cell>
          <table:table-cell table:style-name="ce3" office:value-type="string" calcext:value-type="string">
            <text:p>MARIA DA CONCEICAO BRAZ DE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832.49" calcext:value-type="float">
            <text:p>R$14.832,4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55.62" calcext:value-type="float">
            <text:p>R$16.655,62 </text:p>
          </table:table-cell>
          <table:table-cell table:style-name="ce6" office:value-type="float" office:value="-1352.54" calcext:value-type="float">
            <text:p>(R$1.352,54)</text:p>
          </table:table-cell>
          <table:table-cell table:style-name="ce6" office:value-type="float" office:value="-2788.75" calcext:value-type="float">
            <text:p>(R$2.78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41.29" calcext:value-type="float">
            <text:p>(R$4.141,29)</text:p>
          </table:table-cell>
          <table:table-cell table:style-name="ce6" office:value-type="float" office:value="12514.33" calcext:value-type="float">
            <text:p>R$12.514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51" calcext:value-type="float">
            <text:p>4051</text:p>
          </table:table-cell>
          <table:table-cell table:style-name="ce3" office:value-type="string" calcext:value-type="string">
            <text:p>MARIA DA CONCEICAO DE ALBUQUERQUE MARQ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21.6" calcext:value-type="float">
            <text:p>R$14.621,60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5.44" calcext:value-type="float">
            <text:p>R$17.025,44 </text:p>
          </table:table-cell>
          <table:table-cell table:style-name="ce6" office:value-type="float" office:value="-1413.56" calcext:value-type="float">
            <text:p>(R$1.413,56)</text:p>
          </table:table-cell>
          <table:table-cell table:style-name="ce6" office:value-type="float" office:value="-2873.67" calcext:value-type="float">
            <text:p>(R$2.873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7.23" calcext:value-type="float">
            <text:p>(R$4.287,23)</text:p>
          </table:table-cell>
          <table:table-cell table:style-name="ce6" office:value-type="float" office:value="12738.21" calcext:value-type="float">
            <text:p>R$12.738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211" calcext:value-type="float">
            <text:p>9211</text:p>
          </table:table-cell>
          <table:table-cell table:style-name="ce3" office:value-type="string" calcext:value-type="string">
            <text:p>MARIA DA CONCEICAO LEITE ESCOBA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14.66" calcext:value-type="float">
            <text:p>(R$2.614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79.57" calcext:value-type="float">
            <text:p>(R$3.879,57)</text:p>
          </table:table-cell>
          <table:table-cell table:style-name="ce6" office:value-type="float" office:value="12244.98" calcext:value-type="float">
            <text:p>R$12.244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997" calcext:value-type="float">
            <text:p>4997</text:p>
          </table:table-cell>
          <table:table-cell table:style-name="ce3" office:value-type="string" calcext:value-type="string">
            <text:p>MARIA DA CONCEICAO SOUZA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14503.17" calcext:value-type="float">
            <text:p>R$14.503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34" calcext:value-type="float">
            <text:p>9334</text:p>
          </table:table-cell>
          <table:table-cell table:style-name="ce3" office:value-type="string" calcext:value-type="string">
            <text:p>MARIA DA GLORIA NOVAES FACCI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09.26" calcext:value-type="float">
            <text:p>R$15.709,26 </text:p>
          </table:table-cell>
          <table:table-cell table:style-name="ce6" office:value-type="float" office:value="-1196.39" calcext:value-type="float">
            <text:p>(R$1.196,39)</text:p>
          </table:table-cell>
          <table:table-cell table:style-name="ce6" office:value-type="float" office:value="-2519.3" calcext:value-type="float">
            <text:p>(R$2.519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5.69" calcext:value-type="float">
            <text:p>(R$3.715,69)</text:p>
          </table:table-cell>
          <table:table-cell table:style-name="ce6" office:value-type="float" office:value="11993.57" calcext:value-type="float">
            <text:p>R$11.993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98" calcext:value-type="float">
            <text:p>4798</text:p>
          </table:table-cell>
          <table:table-cell table:style-name="ce3" office:value-type="string" calcext:value-type="string">
            <text:p>MARIA DA GLORIA PESSO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80.58" calcext:value-type="float">
            <text:p>R$18.180,58 </text:p>
          </table:table-cell>
          <table:table-cell table:style-name="ce6" office:value-type="float" office:value="-1604.16" calcext:value-type="float">
            <text:p>(R$1.604,16)</text:p>
          </table:table-cell>
          <table:table-cell table:style-name="ce6" office:value-type="float" office:value="-3138.92" calcext:value-type="float">
            <text:p>(R$3.138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43.08" calcext:value-type="float">
            <text:p>(R$4.743,08)</text:p>
          </table:table-cell>
          <table:table-cell table:style-name="ce6" office:value-type="float" office:value="13437.5" calcext:value-type="float">
            <text:p>R$13.437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28" calcext:value-type="float">
            <text:p>4228</text:p>
          </table:table-cell>
          <table:table-cell table:style-name="ce3" office:value-type="string" calcext:value-type="string">
            <text:p>MARIA DA GRACA LIM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01.21" calcext:value-type="float">
            <text:p>R$18.601,21 </text:p>
          </table:table-cell>
          <table:table-cell table:style-name="ce6" office:value-type="float" office:value="-1673.56" calcext:value-type="float">
            <text:p>(R$1.673,56)</text:p>
          </table:table-cell>
          <table:table-cell table:style-name="ce6" office:value-type="float" office:value="-3235.5" calcext:value-type="float">
            <text:p>(R$3.235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09.06" calcext:value-type="float">
            <text:p>(R$4.909,06)</text:p>
          </table:table-cell>
          <table:table-cell table:style-name="ce6" office:value-type="float" office:value="13692.15" calcext:value-type="float">
            <text:p>R$13.692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034" calcext:value-type="float">
            <text:p>2034</text:p>
          </table:table-cell>
          <table:table-cell table:style-name="ce3" office:value-type="string" calcext:value-type="string">
            <text:p>MARIA DA LUZ ABREU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892.86" calcext:value-type="float">
            <text:p>R$18.892,86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39.98" calcext:value-type="float">
            <text:p>R$23.439,98 </text:p>
          </table:table-cell>
          <table:table-cell table:style-name="ce6" office:value-type="float" office:value="-2471.96" calcext:value-type="float">
            <text:p>(R$2.471,96)</text:p>
          </table:table-cell>
          <table:table-cell table:style-name="ce6" office:value-type="float" office:value="-4294.47" calcext:value-type="float">
            <text:p>(R$4.294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66.43" calcext:value-type="float">
            <text:p>(R$6.766,43)</text:p>
          </table:table-cell>
          <table:table-cell table:style-name="ce6" office:value-type="float" office:value="16673.55" calcext:value-type="float">
            <text:p>R$16.673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034" calcext:value-type="float">
            <text:p>4034</text:p>
          </table:table-cell>
          <table:table-cell table:style-name="ce3" office:value-type="string" calcext:value-type="string">
            <text:p>MARIA DA PAZ SOARES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33.24" calcext:value-type="float">
            <text:p>R$11.633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456.37" calcext:value-type="float">
            <text:p>R$13.456,37 </text:p>
          </table:table-cell>
          <table:table-cell table:style-name="ce6" office:value-type="float" office:value="-824.66" calcext:value-type="float">
            <text:p>(R$824,66)</text:p>
          </table:table-cell>
          <table:table-cell table:style-name="ce6" office:value-type="float" office:value="-2054.12" calcext:value-type="float">
            <text:p>(R$2.054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78.78" calcext:value-type="float">
            <text:p>(R$2.878,78)</text:p>
          </table:table-cell>
          <table:table-cell table:style-name="ce6" office:value-type="float" office:value="10577.59" calcext:value-type="float">
            <text:p>R$10.577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032" calcext:value-type="float">
            <text:p>5032</text:p>
          </table:table-cell>
          <table:table-cell table:style-name="ce3" office:value-type="string" calcext:value-type="string">
            <text:p>MARIA DALVA ANDRADE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7.27" calcext:value-type="float">
            <text:p>R$15.057,27 </text:p>
          </table:table-cell>
          <table:table-cell table:style-name="ce6" office:value-type="float" office:value="-1088.81" calcext:value-type="float">
            <text:p>(R$1.088,81)</text:p>
          </table:table-cell>
          <table:table-cell table:style-name="ce6" office:value-type="float" office:value="-2421.73" calcext:value-type="float">
            <text:p>(R$2.421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10.54" calcext:value-type="float">
            <text:p>(R$3.510,54)</text:p>
          </table:table-cell>
          <table:table-cell table:style-name="ce6" office:value-type="float" office:value="11546.73" calcext:value-type="float">
            <text:p>R$11.546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83" calcext:value-type="float">
            <text:p>2183</text:p>
          </table:table-cell>
          <table:table-cell table:style-name="ce3" office:value-type="string" calcext:value-type="string">
            <text:p>MARIA DAS DORES DE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352.42" calcext:value-type="float">
            <text:p>R$18.352,42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57.39" calcext:value-type="float">
            <text:p>R$21.157,39 </text:p>
          </table:table-cell>
          <table:table-cell table:style-name="ce6" office:value-type="float" office:value="-2095.33" calcext:value-type="float">
            <text:p>(R$2.095,33)</text:p>
          </table:table-cell>
          <table:table-cell table:style-name="ce6" office:value-type="float" office:value="-3822.47" calcext:value-type="float">
            <text:p>(R$3.822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17.8" calcext:value-type="float">
            <text:p>(R$5.917,80)</text:p>
          </table:table-cell>
          <table:table-cell table:style-name="ce6" office:value-type="float" office:value="15239.59" calcext:value-type="float">
            <text:p>R$15.239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9368" calcext:value-type="float">
            <text:p>9368</text:p>
          </table:table-cell>
          <table:table-cell table:style-name="ce3" office:value-type="string" calcext:value-type="string">
            <text:p>MARIA DAS DORES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21.15" calcext:value-type="float">
            <text:p>R$13.821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-884.85" calcext:value-type="float">
            <text:p>(R$884,8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84.85" calcext:value-type="float">
            <text:p>(R$884,85)</text:p>
          </table:table-cell>
          <table:table-cell table:style-name="ce6" office:value-type="float" office:value="12936.3" calcext:value-type="float">
            <text:p>R$12.936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24" calcext:value-type="float">
            <text:p>4724</text:p>
          </table:table-cell>
          <table:table-cell table:style-name="ce3" office:value-type="string" calcext:value-type="string">
            <text:p>MARIA DAS GRACAS ALVARES DE CAST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17.37" calcext:value-type="float">
            <text:p>R$15.217,37 </text:p>
          </table:table-cell>
          <table:table-cell table:style-name="ce6" office:value-type="float" office:value="-1115.23" calcext:value-type="float">
            <text:p>(R$1.115,2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15.23" calcext:value-type="float">
            <text:p>(R$1.115,23)</text:p>
          </table:table-cell>
          <table:table-cell table:style-name="ce6" office:value-type="float" office:value="14102.14" calcext:value-type="float">
            <text:p>R$14.102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70" calcext:value-type="float">
            <text:p>4570</text:p>
          </table:table-cell>
          <table:table-cell table:style-name="ce3" office:value-type="string" calcext:value-type="string">
            <text:p>MARIA DAS GRACAS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74.52" calcext:value-type="float">
            <text:p>(R$2.874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8.69" calcext:value-type="float">
            <text:p>(R$4.288,69)</text:p>
          </table:table-cell>
          <table:table-cell table:style-name="ce6" office:value-type="float" office:value="12740.47" calcext:value-type="float">
            <text:p>R$12.740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7" calcext:value-type="float">
            <text:p>4477</text:p>
          </table:table-cell>
          <table:table-cell table:style-name="ce3" office:value-type="string" calcext:value-type="string">
            <text:p>MARIA DAS GRACAS BARBO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61.29" calcext:value-type="float">
            <text:p>R$14.061,29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19.79" calcext:value-type="float">
            <text:p>R$15.519,79 </text:p>
          </table:table-cell>
          <table:table-cell table:style-name="ce6" office:value-type="float" office:value="-1165.13" calcext:value-type="float">
            <text:p>(R$1.165,13)</text:p>
          </table:table-cell>
          <table:table-cell table:style-name="ce6" office:value-type="float" office:value="-2475.79" calcext:value-type="float">
            <text:p>(R$2.47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0.92" calcext:value-type="float">
            <text:p>(R$3.640,92)</text:p>
          </table:table-cell>
          <table:table-cell table:style-name="ce6" office:value-type="float" office:value="11878.87" calcext:value-type="float">
            <text:p>R$11.878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393" calcext:value-type="float">
            <text:p>2393</text:p>
          </table:table-cell>
          <table:table-cell table:style-name="ce3" office:value-type="string" calcext:value-type="string">
            <text:p>MARIA DAS GRACA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67.78" calcext:value-type="float">
            <text:p>R$13.767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-876.04" calcext:value-type="float">
            <text:p>(R$876,04)</text:p>
          </table:table-cell>
          <table:table-cell table:style-name="ce6" office:value-type="float" office:value="-2073.49" calcext:value-type="float">
            <text:p>(R$2.073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49.53" calcext:value-type="float">
            <text:p>(R$2.949,53)</text:p>
          </table:table-cell>
          <table:table-cell table:style-name="ce6" office:value-type="float" office:value="10818.25" calcext:value-type="float">
            <text:p>R$10.818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5" calcext:value-type="float">
            <text:p>4485</text:p>
          </table:table-cell>
          <table:table-cell table:style-name="ce3" office:value-type="string" calcext:value-type="string">
            <text:p>MARIA DAS GRACAS QUEIROZ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178.83" calcext:value-type="float">
            <text:p>R$23.178,8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905.53" calcext:value-type="float">
            <text:p>R$27.905,53 </text:p>
          </table:table-cell>
          <table:table-cell table:style-name="ce6" office:value-type="float" office:value="-3239.74" calcext:value-type="float">
            <text:p>(R$3.239,74)</text:p>
          </table:table-cell>
          <table:table-cell table:style-name="ce6" office:value-type="float" office:value="-5311.36" calcext:value-type="float">
            <text:p>(R$5.311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551.1" calcext:value-type="float">
            <text:p>(R$8.551,10)</text:p>
          </table:table-cell>
          <table:table-cell table:style-name="ce6" office:value-type="float" office:value="19354.43" calcext:value-type="float">
            <text:p>R$19.354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51" calcext:value-type="float">
            <text:p>4251</text:p>
          </table:table-cell>
          <table:table-cell table:style-name="ce3" office:value-type="string" calcext:value-type="string">
            <text:p>MARIA DAS GRACAS SALDANHA DE ALBUQUERQU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45.24" calcext:value-type="float">
            <text:p>R$17.445,24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32.06" calcext:value-type="float">
            <text:p>R$21.232,06 </text:p>
          </table:table-cell>
          <table:table-cell table:style-name="ce6" office:value-type="float" office:value="-2107.65" calcext:value-type="float">
            <text:p>(R$2.107,65)</text:p>
          </table:table-cell>
          <table:table-cell table:style-name="ce6" office:value-type="float" office:value="-3787.48" calcext:value-type="float">
            <text:p>(R$3.78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95.13" calcext:value-type="float">
            <text:p>(R$5.895,13)</text:p>
          </table:table-cell>
          <table:table-cell table:style-name="ce6" office:value-type="float" office:value="15336.93" calcext:value-type="float">
            <text:p>R$15.336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443" calcext:value-type="float">
            <text:p>4443</text:p>
          </table:table-cell>
          <table:table-cell table:style-name="ce3" office:value-type="string" calcext:value-type="string">
            <text:p>MARIA DAS NEVES OLIVEIRA MA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900.06" calcext:value-type="float">
            <text:p>R$11.900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23.19" calcext:value-type="float">
            <text:p>R$13.723,19 </text:p>
          </table:table-cell>
          <table:table-cell table:style-name="ce6" office:value-type="float" office:value="-868.69" calcext:value-type="float">
            <text:p>(R$868,69)</text:p>
          </table:table-cell>
          <table:table-cell table:style-name="ce6" office:value-type="float" office:value="-2115.39" calcext:value-type="float">
            <text:p>(R$2.115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84.08" calcext:value-type="float">
            <text:p>(R$2.984,08)</text:p>
          </table:table-cell>
          <table:table-cell table:style-name="ce6" office:value-type="float" office:value="10739.11" calcext:value-type="float">
            <text:p>R$10.739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979" calcext:value-type="float">
            <text:p>4979</text:p>
          </table:table-cell>
          <table:table-cell table:style-name="ce3" office:value-type="string" calcext:value-type="string">
            <text:p>MARIA DE FATIMA ABREU ALMEI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949.42" calcext:value-type="float">
            <text:p>R$1.949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0.57" calcext:value-type="float">
            <text:p>R$15.770,57 </text:p>
          </table:table-cell>
          <table:table-cell table:style-name="ce6" office:value-type="float" office:value="-1206.5" calcext:value-type="float">
            <text:p>(R$1.206,50)</text:p>
          </table:table-cell>
          <table:table-cell table:style-name="ce6" office:value-type="float" office:value="-3056.98" calcext:value-type="float">
            <text:p>(R$3.056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3.48" calcext:value-type="float">
            <text:p>(R$4.263,48)</text:p>
          </table:table-cell>
          <table:table-cell table:style-name="ce6" office:value-type="float" office:value="11507.09" calcext:value-type="float">
            <text:p>R$11.507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990" calcext:value-type="float">
            <text:p>4990</text:p>
          </table:table-cell>
          <table:table-cell table:style-name="ce3" office:value-type="string" calcext:value-type="string">
            <text:p>MARIA DE FATIMA BAYMA GONCALVES BARBO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3786.81" calcext:value-type="float">
            <text:p>R$3.786,8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01.23" calcext:value-type="float">
            <text:p>R$17.501,23 </text:p>
          </table:table-cell>
          <table:table-cell table:style-name="ce6" office:value-type="float" office:value="-1492.06" calcext:value-type="float">
            <text:p>(R$1.492,06)</text:p>
          </table:table-cell>
          <table:table-cell table:style-name="ce6" office:value-type="float" office:value="-2982.92" calcext:value-type="float">
            <text:p>(R$2.982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74.98" calcext:value-type="float">
            <text:p>(R$4.474,98)</text:p>
          </table:table-cell>
          <table:table-cell table:style-name="ce6" office:value-type="float" office:value="13026.25" calcext:value-type="float">
            <text:p>R$13.026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6962" calcext:value-type="float">
            <text:p>16962</text:p>
          </table:table-cell>
          <table:table-cell table:style-name="ce3" office:value-type="string" calcext:value-type="string">
            <text:p>MARIA DE FATIMA CAVALETT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8" calcext:value-type="float">
            <text:p>R$15.484,18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-2467.62" calcext:value-type="float">
            <text:p>(R$2.467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26.87" calcext:value-type="float">
            <text:p>(R$3.626,87)</text:p>
          </table:table-cell>
          <table:table-cell table:style-name="ce6" office:value-type="float" office:value="11857.31" calcext:value-type="float">
            <text:p>R$11.857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6" calcext:value-type="float">
            <text:p>4476</text:p>
          </table:table-cell>
          <table:table-cell table:style-name="ce3" office:value-type="string" calcext:value-type="string">
            <text:p>MARIA DE FATIMA DANTAS CAVALCANT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827.12" calcext:value-type="float">
            <text:p>R$15.827,12 </text:p>
          </table:table-cell>
          <table:table-cell table:style-name="ce6" office:value-type="float" office:value="5185.13" calcext:value-type="float">
            <text:p>R$5.185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012.25" calcext:value-type="float">
            <text:p>R$21.012,25 </text:p>
          </table:table-cell>
          <table:table-cell table:style-name="ce6" office:value-type="float" office:value="-2071.38" calcext:value-type="float">
            <text:p>(R$2.071,38)</text:p>
          </table:table-cell>
          <table:table-cell table:style-name="ce6" office:value-type="float" office:value="-4312.73" calcext:value-type="float">
            <text:p>(R$4.312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84.11" calcext:value-type="float">
            <text:p>(R$6.384,11)</text:p>
          </table:table-cell>
          <table:table-cell table:style-name="ce6" office:value-type="float" office:value="14628.14" calcext:value-type="float">
            <text:p>R$14.628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924" calcext:value-type="float">
            <text:p>2924</text:p>
          </table:table-cell>
          <table:table-cell table:style-name="ce3" office:value-type="string" calcext:value-type="string">
            <text:p>MARIA DE FATIMA DOS PRAZERES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721.05" calcext:value-type="float">
            <text:p>R$1.721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15.74" calcext:value-type="float">
            <text:p>R$15.915,74 </text:p>
          </table:table-cell>
          <table:table-cell table:style-name="ce6" office:value-type="float" office:value="-1230.46" calcext:value-type="float">
            <text:p>(R$1.230,4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30.46" calcext:value-type="float">
            <text:p>(R$1.230,46)</text:p>
          </table:table-cell>
          <table:table-cell table:style-name="ce6" office:value-type="float" office:value="14685.28" calcext:value-type="float">
            <text:p>R$14.685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RICIUMA</text:p>
          </table:table-cell>
          <table:table-cell table:style-name="ce4" office:value-type="float" office:value="6561" calcext:value-type="float">
            <text:p>6561</text:p>
          </table:table-cell>
          <table:table-cell table:style-name="ce3" office:value-type="string" calcext:value-type="string">
            <text:p>MARIA DE FATIMA FRELLO JOAQUIM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572" calcext:value-type="float">
            <text:p>4572</text:p>
          </table:table-cell>
          <table:table-cell table:style-name="ce3" office:value-type="string" calcext:value-type="string">
            <text:p>MARIA DE FATIMA MACHADO ARAG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86.61" calcext:value-type="float">
            <text:p>R$11.686,6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09.74" calcext:value-type="float">
            <text:p>R$13.509,74 </text:p>
          </table:table-cell>
          <table:table-cell table:style-name="ce6" office:value-type="float" office:value="-833.47" calcext:value-type="float">
            <text:p>(R$833,47)</text:p>
          </table:table-cell>
          <table:table-cell table:style-name="ce6" office:value-type="float" office:value="-2014.24" calcext:value-type="float">
            <text:p>(R$2.014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47.71" calcext:value-type="float">
            <text:p>(R$2.847,71)</text:p>
          </table:table-cell>
          <table:table-cell table:style-name="ce6" office:value-type="float" office:value="10662.03" calcext:value-type="float">
            <text:p>R$10.662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4952" calcext:value-type="float">
            <text:p>4952</text:p>
          </table:table-cell>
          <table:table-cell table:style-name="ce3" office:value-type="string" calcext:value-type="string">
            <text:p>MARIA DE FATIMA MARQUES PATRICIO ANTUN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76.85" calcext:value-type="float">
            <text:p>R$14.176,85 </text:p>
          </table:table-cell>
          <table:table-cell table:style-name="ce6" office:value-type="float" office:value="-943.54" calcext:value-type="float">
            <text:p>(R$943,54)</text:p>
          </table:table-cell>
          <table:table-cell table:style-name="ce6" office:value-type="float" office:value="-2219.56" calcext:value-type="float">
            <text:p>(R$2.219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63.1" calcext:value-type="float">
            <text:p>(R$3.163,10)</text:p>
          </table:table-cell>
          <table:table-cell table:style-name="ce6" office:value-type="float" office:value="11013.75" calcext:value-type="float">
            <text:p>R$11.013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7029" calcext:value-type="float">
            <text:p>7029</text:p>
          </table:table-cell>
          <table:table-cell table:style-name="ce3" office:value-type="string" calcext:value-type="string">
            <text:p>MARIA DE FATIMA MENDES DE SOUZA OLIVEIR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238.79" calcext:value-type="float">
            <text:p>R$22.238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061.92" calcext:value-type="float">
            <text:p>R$24.061,92 </text:p>
          </table:table-cell>
          <table:table-cell table:style-name="ce6" office:value-type="float" office:value="-2574.58" calcext:value-type="float">
            <text:p>(R$2.574,58)</text:p>
          </table:table-cell>
          <table:table-cell table:style-name="ce6" office:value-type="float" office:value="-4489.42" calcext:value-type="float">
            <text:p>(R$4.489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64" calcext:value-type="float">
            <text:p>(R$7.064,00)</text:p>
          </table:table-cell>
          <table:table-cell table:style-name="ce6" office:value-type="float" office:value="16997.92" calcext:value-type="float">
            <text:p>R$16.997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69" calcext:value-type="float">
            <text:p>4669</text:p>
          </table:table-cell>
          <table:table-cell table:style-name="ce3" office:value-type="string" calcext:value-type="string">
            <text:p>MARIA DE FATIMA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8065.73" calcext:value-type="float">
            <text:p>R$18.065,7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92.43" calcext:value-type="float">
            <text:p>R$22.792,43 </text:p>
          </table:table-cell>
          <table:table-cell table:style-name="ce6" office:value-type="float" office:value="-2365.11" calcext:value-type="float">
            <text:p>(R$2.365,11)</text:p>
          </table:table-cell>
          <table:table-cell table:style-name="ce6" office:value-type="float" office:value="-4617.23" calcext:value-type="float">
            <text:p>(R$4.617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82.34" calcext:value-type="float">
            <text:p>(R$6.982,34)</text:p>
          </table:table-cell>
          <table:table-cell table:style-name="ce6" office:value-type="float" office:value="15810.09" calcext:value-type="float">
            <text:p>R$15.810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BERABA</text:p>
          </table:table-cell>
          <table:table-cell table:style-name="ce4" office:value-type="float" office:value="4916" calcext:value-type="float">
            <text:p>4916</text:p>
          </table:table-cell>
          <table:table-cell table:style-name="ce3" office:value-type="string" calcext:value-type="string">
            <text:p>MARIA DE FATIMA RIBEIRO DESTR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8473.96" calcext:value-type="float">
            <text:p>R$18.473,96 </text:p>
          </table:table-cell>
          <table:table-cell table:style-name="ce6" office:value-type="float" office:value="1040.19" calcext:value-type="float">
            <text:p>R$1.040,1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514.15" calcext:value-type="float">
            <text:p>R$19.514,15 </text:p>
          </table:table-cell>
          <table:table-cell table:style-name="ce6" office:value-type="float" office:value="-1824.19" calcext:value-type="float">
            <text:p>(R$1.824,19)</text:p>
          </table:table-cell>
          <table:table-cell table:style-name="ce6" office:value-type="float" office:value="-3445.14" calcext:value-type="float">
            <text:p>(R$3.445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69.33" calcext:value-type="float">
            <text:p>(R$5.269,33)</text:p>
          </table:table-cell>
          <table:table-cell table:style-name="ce6" office:value-type="float" office:value="14244.82" calcext:value-type="float">
            <text:p>R$14.244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2534" calcext:value-type="float">
            <text:p>2534</text:p>
          </table:table-cell>
          <table:table-cell table:style-name="ce3" office:value-type="string" calcext:value-type="string">
            <text:p>MARIA DE FATIMA UCHOA FERRER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2836.02" calcext:value-type="float">
            <text:p>R$2.836,0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943.48" calcext:value-type="float">
            <text:p>R$24.943,48 </text:p>
          </table:table-cell>
          <table:table-cell table:style-name="ce6" office:value-type="float" office:value="-2720.03" calcext:value-type="float">
            <text:p>(R$2.720,03)</text:p>
          </table:table-cell>
          <table:table-cell table:style-name="ce6" office:value-type="float" office:value="-5215.44" calcext:value-type="float">
            <text:p>(R$5.215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35.47" calcext:value-type="float">
            <text:p>(R$7.935,47)</text:p>
          </table:table-cell>
          <table:table-cell table:style-name="ce6" office:value-type="float" office:value="17008.01" calcext:value-type="float">
            <text:p>R$17.008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487" calcext:value-type="float">
            <text:p>4487</text:p>
          </table:table-cell>
          <table:table-cell table:style-name="ce3" office:value-type="string" calcext:value-type="string">
            <text:p>MARIA DE JESUS FLORISBELA COE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13.66" calcext:value-type="float">
            <text:p>R$15.613,66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14.15" calcext:value-type="float">
            <text:p>R$18.214,15 </text:p>
          </table:table-cell>
          <table:table-cell table:style-name="ce6" office:value-type="float" office:value="-1609.69" calcext:value-type="float">
            <text:p>(R$1.609,69)</text:p>
          </table:table-cell>
          <table:table-cell table:style-name="ce6" office:value-type="float" office:value="-3146.63" calcext:value-type="float">
            <text:p>(R$3.146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56.32" calcext:value-type="float">
            <text:p>(R$4.756,32)</text:p>
          </table:table-cell>
          <table:table-cell table:style-name="ce6" office:value-type="float" office:value="13457.83" calcext:value-type="float">
            <text:p>R$13.457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846" calcext:value-type="float">
            <text:p>2846</text:p>
          </table:table-cell>
          <table:table-cell table:style-name="ce3" office:value-type="string" calcext:value-type="string">
            <text:p>MARIA DE LOURDES DOS SANTOS SIMOES AMORIM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3269.49" calcext:value-type="float">
            <text:p>R$3.269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17.32" calcext:value-type="float">
            <text:p>R$17.117,32 </text:p>
          </table:table-cell>
          <table:table-cell table:style-name="ce6" office:value-type="float" office:value="-1428.72" calcext:value-type="float">
            <text:p>(R$1.428,72)</text:p>
          </table:table-cell>
          <table:table-cell table:style-name="ce6" office:value-type="float" office:value="-3418.36" calcext:value-type="float">
            <text:p>(R$3.418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7.08" calcext:value-type="float">
            <text:p>(R$4.847,08)</text:p>
          </table:table-cell>
          <table:table-cell table:style-name="ce6" office:value-type="float" office:value="12270.24" calcext:value-type="float">
            <text:p>R$12.270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160" calcext:value-type="float">
            <text:p>4160</text:p>
          </table:table-cell>
          <table:table-cell table:style-name="ce3" office:value-type="string" calcext:value-type="string">
            <text:p>MARIA DE LOURDES FERNANDES TAVARES DE ALMEI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01.21" calcext:value-type="float">
            <text:p>R$18.601,21 </text:p>
          </table:table-cell>
          <table:table-cell table:style-name="ce6" office:value-type="float" office:value="-1673.56" calcext:value-type="float">
            <text:p>(R$1.673,5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673.56" calcext:value-type="float">
            <text:p>(R$1.673,56)</text:p>
          </table:table-cell>
          <table:table-cell table:style-name="ce6" office:value-type="float" office:value="16927.65" calcext:value-type="float">
            <text:p>R$16.927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10" calcext:value-type="float">
            <text:p>2210</text:p>
          </table:table-cell>
          <table:table-cell table:style-name="ce3" office:value-type="string" calcext:value-type="string">
            <text:p>MARIA DE LOURDES GOUVEIA DE ALBUQUERQUE FREIR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45.77" calcext:value-type="float">
            <text:p>R$18.145,77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30.32" calcext:value-type="float">
            <text:p>R$21.130,32 </text:p>
          </table:table-cell>
          <table:table-cell table:style-name="ce6" office:value-type="float" office:value="-2090.86" calcext:value-type="float">
            <text:p>(R$2.090,86)</text:p>
          </table:table-cell>
          <table:table-cell table:style-name="ce6" office:value-type="float" office:value="-3816.25" calcext:value-type="float">
            <text:p>(R$3.816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07.11" calcext:value-type="float">
            <text:p>(R$5.907,11)</text:p>
          </table:table-cell>
          <table:table-cell table:style-name="ce6" office:value-type="float" office:value="15223.21" calcext:value-type="float">
            <text:p>R$15.223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5144" calcext:value-type="float">
            <text:p>5144</text:p>
          </table:table-cell>
          <table:table-cell table:style-name="ce3" office:value-type="string" calcext:value-type="string">
            <text:p>MARIA DE LOURDES MIRANDA LAUR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2255.3" calcext:value-type="float">
            <text:p>R$2.255,3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76.22" calcext:value-type="float">
            <text:p>R$15.676,22 </text:p>
          </table:table-cell>
          <table:table-cell table:style-name="ce6" office:value-type="float" office:value="-1190.94" calcext:value-type="float">
            <text:p>(R$1.190,94)</text:p>
          </table:table-cell>
          <table:table-cell table:style-name="ce6" office:value-type="float" office:value="-3035.31" calcext:value-type="float">
            <text:p>(R$3.035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6.25" calcext:value-type="float">
            <text:p>(R$4.226,25)</text:p>
          </table:table-cell>
          <table:table-cell table:style-name="ce6" office:value-type="float" office:value="11449.97" calcext:value-type="float">
            <text:p>R$11.449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72" calcext:value-type="float">
            <text:p>2272</text:p>
          </table:table-cell>
          <table:table-cell table:style-name="ce3" office:value-type="string" calcext:value-type="string">
            <text:p>MARIA DE LOURDES NOGU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-2666.8" calcext:value-type="float">
            <text:p>(R$2.666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1.71" calcext:value-type="float">
            <text:p>(R$3.931,71)</text:p>
          </table:table-cell>
          <table:table-cell table:style-name="ce6" office:value-type="float" office:value="12192.84" calcext:value-type="float">
            <text:p>R$12.19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67" calcext:value-type="float">
            <text:p>4567</text:p>
          </table:table-cell>
          <table:table-cell table:style-name="ce3" office:value-type="string" calcext:value-type="string">
            <text:p>MARIA DE LOURDES SILVA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473.15" calcext:value-type="float">
            <text:p>R$11.473,15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041.08" calcext:value-type="float">
            <text:p>R$13.041,08 </text:p>
          </table:table-cell>
          <table:table-cell table:style-name="ce6" office:value-type="float" office:value="-761.99" calcext:value-type="float">
            <text:p>(R$761,99)</text:p>
          </table:table-cell>
          <table:table-cell table:style-name="ce6" office:value-type="float" office:value="-1957.15" calcext:value-type="float">
            <text:p>(R$1.957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19.14" calcext:value-type="float">
            <text:p>(R$2.719,14)</text:p>
          </table:table-cell>
          <table:table-cell table:style-name="ce6" office:value-type="float" office:value="10321.94" calcext:value-type="float">
            <text:p>R$10.321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91" calcext:value-type="float">
            <text:p>4791</text:p>
          </table:table-cell>
          <table:table-cell table:style-name="ce3" office:value-type="string" calcext:value-type="string">
            <text:p>MARIA DE LURDES ANDRADE GUIMARA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366.12" calcext:value-type="float">
            <text:p>R$15.366,1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89.25" calcext:value-type="float">
            <text:p>R$17.189,25 </text:p>
          </table:table-cell>
          <table:table-cell table:style-name="ce6" office:value-type="float" office:value="-1440.59" calcext:value-type="float">
            <text:p>(R$1.440,59)</text:p>
          </table:table-cell>
          <table:table-cell table:style-name="ce6" office:value-type="float" office:value="-2859.14" calcext:value-type="float">
            <text:p>(R$2.85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99.73" calcext:value-type="float">
            <text:p>(R$4.299,73)</text:p>
          </table:table-cell>
          <table:table-cell table:style-name="ce6" office:value-type="float" office:value="12889.52" calcext:value-type="float">
            <text:p>R$12.889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3524" calcext:value-type="float">
            <text:p>3524</text:p>
          </table:table-cell>
          <table:table-cell table:style-name="ce3" office:value-type="string" calcext:value-type="string">
            <text:p>MARIA DENISE PEREIRA PINTO DE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14.79" calcext:value-type="float">
            <text:p>R$14.514,79 </text:p>
          </table:table-cell>
          <table:table-cell table:style-name="ce6" office:value-type="float" office:value="-999.3" calcext:value-type="float">
            <text:p>(R$999,30)</text:p>
          </table:table-cell>
          <table:table-cell table:style-name="ce6" office:value-type="float" office:value="-2297.16" calcext:value-type="float">
            <text:p>(R$2.297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96.46" calcext:value-type="float">
            <text:p>(R$3.296,46)</text:p>
          </table:table-cell>
          <table:table-cell table:style-name="ce6" office:value-type="float" office:value="11218.33" calcext:value-type="float">
            <text:p>R$11.218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9216" calcext:value-type="float">
            <text:p>9216</text:p>
          </table:table-cell>
          <table:table-cell table:style-name="ce3" office:value-type="string" calcext:value-type="string">
            <text:p>MARIA DERLY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713.44" calcext:value-type="float">
            <text:p>R$16.713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713.44" calcext:value-type="float">
            <text:p>R$16.713,44 </text:p>
          </table:table-cell>
          <table:table-cell table:style-name="ce6" office:value-type="float" office:value="-1362.08" calcext:value-type="float">
            <text:p>(R$1.362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62.08" calcext:value-type="float">
            <text:p>(R$1.362,08)</text:p>
          </table:table-cell>
          <table:table-cell table:style-name="ce6" office:value-type="float" office:value="15351.36" calcext:value-type="float">
            <text:p>R$15.35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123" calcext:value-type="float">
            <text:p>4123</text:p>
          </table:table-cell>
          <table:table-cell table:style-name="ce3" office:value-type="string" calcext:value-type="string">
            <text:p>MARIA DIONISIO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5099.3" calcext:value-type="float">
            <text:p>R$15.099,3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22.43" calcext:value-type="float">
            <text:p>R$16.922,43 </text:p>
          </table:table-cell>
          <table:table-cell table:style-name="ce6" office:value-type="float" office:value="-1396.56" calcext:value-type="float">
            <text:p>(R$1.396,56)</text:p>
          </table:table-cell>
          <table:table-cell table:style-name="ce6" office:value-type="float" office:value="-2850.01" calcext:value-type="float">
            <text:p>(R$2.850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46.57" calcext:value-type="float">
            <text:p>(R$4.246,57)</text:p>
          </table:table-cell>
          <table:table-cell table:style-name="ce6" office:value-type="float" office:value="12675.86" calcext:value-type="float">
            <text:p>R$12.675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01" calcext:value-type="float">
            <text:p>4601</text:p>
          </table:table-cell>
          <table:table-cell table:style-name="ce3" office:value-type="string" calcext:value-type="string">
            <text:p>MARIA DIVINA MAIA DE ALMEI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16.64" calcext:value-type="float">
            <text:p>(R$2.516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1.11" calcext:value-type="float">
            <text:p>(R$3.711,11)</text:p>
          </table:table-cell>
          <table:table-cell table:style-name="ce6" office:value-type="float" office:value="11986.53" calcext:value-type="float">
            <text:p>R$11.986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217" calcext:value-type="float">
            <text:p>9217</text:p>
          </table:table-cell>
          <table:table-cell table:style-name="ce3" office:value-type="string" calcext:value-type="string">
            <text:p>MARIA DO CARMO COT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7" calcext:value-type="float">
            <text:p>R$14.674,97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33.47" calcext:value-type="float">
            <text:p>R$16.133,47 </text:p>
          </table:table-cell>
          <table:table-cell table:style-name="ce6" office:value-type="float" office:value="-1266.38" calcext:value-type="float">
            <text:p>(R$1.266,38)</text:p>
          </table:table-cell>
          <table:table-cell table:style-name="ce6" office:value-type="float" office:value="-2668.85" calcext:value-type="float">
            <text:p>(R$2.668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5.23" calcext:value-type="float">
            <text:p>(R$3.935,23)</text:p>
          </table:table-cell>
          <table:table-cell table:style-name="ce6" office:value-type="float" office:value="12198.24" calcext:value-type="float">
            <text:p>R$12.198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12881" calcext:value-type="float">
            <text:p>12881</text:p>
          </table:table-cell>
          <table:table-cell table:style-name="ce3" office:value-type="string" calcext:value-type="string">
            <text:p>MARIA DO CARMO LAGRECA LEAL BEZERRA CAVALCANT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2881" calcext:value-type="float">
            <text:p>2881</text:p>
          </table:table-cell>
          <table:table-cell table:style-name="ce3" office:value-type="string" calcext:value-type="string">
            <text:p>MARIA DO CARMO MAGNAT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604.09" calcext:value-type="float">
            <text:p>R$26.604,09 </text:p>
          </table:table-cell>
          <table:table-cell table:style-name="ce6" office:value-type="float" office:value="-2994.03" calcext:value-type="float">
            <text:p>(R$2.994,03)</text:p>
          </table:table-cell>
          <table:table-cell table:style-name="ce6" office:value-type="float" office:value="-5073.17" calcext:value-type="float">
            <text:p>(R$5.073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67.2" calcext:value-type="float">
            <text:p>(R$8.067,20)</text:p>
          </table:table-cell>
          <table:table-cell table:style-name="ce6" office:value-type="float" office:value="18536.89" calcext:value-type="float">
            <text:p>R$18.536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29" calcext:value-type="float">
            <text:p>4929</text:p>
          </table:table-cell>
          <table:table-cell table:style-name="ce3" office:value-type="string" calcext:value-type="string">
            <text:p>MARIA DO CARMO PARGA DE MATO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7644.1" calcext:value-type="float">
            <text:p>R$27.644,10 </text:p>
          </table:table-cell>
          <table:table-cell table:style-name="ce6" office:value-type="float" office:value="3681.35" calcext:value-type="float">
            <text:p>R$3.681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1325.45" calcext:value-type="float">
            <text:p>R$31.325,45 </text:p>
          </table:table-cell>
          <table:table-cell table:style-name="ce6" office:value-type="float" office:value="-3889.53" calcext:value-type="float">
            <text:p>(R$3.889,53)</text:p>
          </table:table-cell>
          <table:table-cell table:style-name="ce6" office:value-type="float" office:value="-6125.28" calcext:value-type="float">
            <text:p>(R$6.125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014.81" calcext:value-type="float">
            <text:p>(R$10.014,81)</text:p>
          </table:table-cell>
          <table:table-cell table:style-name="ce6" office:value-type="float" office:value="21310.64" calcext:value-type="float">
            <text:p>R$21.310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59" calcext:value-type="float">
            <text:p>4959</text:p>
          </table:table-cell>
          <table:table-cell table:style-name="ce3" office:value-type="string" calcext:value-type="string">
            <text:p>MARIA DO CARMO TEIX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551.97" calcext:value-type="float">
            <text:p>R$17.551,97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9.72" calcext:value-type="float">
            <text:p>R$21.829,72 </text:p>
          </table:table-cell>
          <table:table-cell table:style-name="ce6" office:value-type="float" office:value="-2206.26" calcext:value-type="float">
            <text:p>(R$2.206,26)</text:p>
          </table:table-cell>
          <table:table-cell table:style-name="ce6" office:value-type="float" office:value="-3976.85" calcext:value-type="float">
            <text:p>(R$3.976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83.11" calcext:value-type="float">
            <text:p>(R$6.183,11)</text:p>
          </table:table-cell>
          <table:table-cell table:style-name="ce6" office:value-type="float" office:value="15646.61" calcext:value-type="float">
            <text:p>R$15.646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54" calcext:value-type="float">
            <text:p>4254</text:p>
          </table:table-cell>
          <table:table-cell table:style-name="ce3" office:value-type="string" calcext:value-type="string">
            <text:p>MARIA DO DESTERRO JUVINO DE SOU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64.46" calcext:value-type="float">
            <text:p>R$15.964,46 </text:p>
          </table:table-cell>
          <table:table-cell table:style-name="ce6" office:value-type="float" office:value="-1238.5" calcext:value-type="float">
            <text:p>(R$1.238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38.5" calcext:value-type="float">
            <text:p>(R$1.238,50)</text:p>
          </table:table-cell>
          <table:table-cell table:style-name="ce6" office:value-type="float" office:value="14725.96" calcext:value-type="float">
            <text:p>R$14.72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566" calcext:value-type="float">
            <text:p>3566</text:p>
          </table:table-cell>
          <table:table-cell table:style-name="ce3" office:value-type="string" calcext:value-type="string">
            <text:p>MARIA DO NASCIMENTO AVELINO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2015.09" calcext:value-type="float">
            <text:p>(R$2.015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12.81" calcext:value-type="float">
            <text:p>(R$2.812,81)</text:p>
          </table:table-cell>
          <table:table-cell table:style-name="ce6" office:value-type="float" office:value="10474.7" calcext:value-type="float">
            <text:p>R$10.47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6877" calcext:value-type="float">
            <text:p>6877</text:p>
          </table:table-cell>
          <table:table-cell table:style-name="ce3" office:value-type="string" calcext:value-type="string">
            <text:p>MARIA DO ROSARIO DAR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0459.24" calcext:value-type="float">
            <text:p>R$10.459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59.24" calcext:value-type="float">
            <text:p>R$10.459,24 </text:p>
          </table:table-cell>
          <table:table-cell table:style-name="ce6" office:value-type="float" office:value="-387.62" calcext:value-type="float">
            <text:p>(R$387,62)</text:p>
          </table:table-cell>
          <table:table-cell table:style-name="ce6" office:value-type="float" office:value="-1873.69" calcext:value-type="float">
            <text:p>(R$1.873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61.31" calcext:value-type="float">
            <text:p>(R$2.261,31)</text:p>
          </table:table-cell>
          <table:table-cell table:style-name="ce6" office:value-type="float" office:value="8197.93" calcext:value-type="float">
            <text:p>R$8.197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5726" calcext:value-type="float">
            <text:p>5726</text:p>
          </table:table-cell>
          <table:table-cell table:style-name="ce3" office:value-type="string" calcext:value-type="string">
            <text:p>MARIA DO ROSARIO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85.77" calcext:value-type="float">
            <text:p>R$14.185,77 </text:p>
          </table:table-cell>
          <table:table-cell table:style-name="ce6" office:value-type="float" office:value="-945.01" calcext:value-type="float">
            <text:p>(R$945,0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45.01" calcext:value-type="float">
            <text:p>(R$945,01)</text:p>
          </table:table-cell>
          <table:table-cell table:style-name="ce6" office:value-type="float" office:value="13240.76" calcext:value-type="float">
            <text:p>R$13.240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894" calcext:value-type="float">
            <text:p>4894</text:p>
          </table:table-cell>
          <table:table-cell table:style-name="ce3" office:value-type="string" calcext:value-type="string">
            <text:p>MARIA DO SOCORRO ARAUJO DE MALTA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356.42" calcext:value-type="float">
            <text:p>R$1.356,4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77.57" calcext:value-type="float">
            <text:p>R$15.177,57 </text:p>
          </table:table-cell>
          <table:table-cell table:style-name="ce6" office:value-type="float" office:value="-1108.66" calcext:value-type="float">
            <text:p>(R$1.108,66)</text:p>
          </table:table-cell>
          <table:table-cell table:style-name="ce6" office:value-type="float" office:value="-2972.95" calcext:value-type="float">
            <text:p>(R$2.972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1.61" calcext:value-type="float">
            <text:p>(R$4.081,61)</text:p>
          </table:table-cell>
          <table:table-cell table:style-name="ce6" office:value-type="float" office:value="11095.96" calcext:value-type="float">
            <text:p>R$11.095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5148" calcext:value-type="float">
            <text:p>5148</text:p>
          </table:table-cell>
          <table:table-cell table:style-name="ce3" office:value-type="string" calcext:value-type="string">
            <text:p>MARIA DO SOCORRO DE ALMEIDA COE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96.8" calcext:value-type="float">
            <text:p>R$14.096,80 </text:p>
          </table:table-cell>
          <table:table-cell table:style-name="ce6" office:value-type="float" office:value="-930.33" calcext:value-type="float">
            <text:p>(R$930,33)</text:p>
          </table:table-cell>
          <table:table-cell table:style-name="ce6" office:value-type="float" office:value="-2672.64" calcext:value-type="float">
            <text:p>(R$2.672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2.97" calcext:value-type="float">
            <text:p>(R$3.602,97)</text:p>
          </table:table-cell>
          <table:table-cell table:style-name="ce6" office:value-type="float" office:value="10493.83" calcext:value-type="float">
            <text:p>R$10.493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71" calcext:value-type="float">
            <text:p>4571</text:p>
          </table:table-cell>
          <table:table-cell table:style-name="ce3" office:value-type="string" calcext:value-type="string">
            <text:p>MARIA DO SOCORRO DE SOU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551.97" calcext:value-type="float">
            <text:p>R$17.551,97 </text:p>
          </table:table-cell>
          <table:table-cell table:style-name="ce6" office:value-type="float" office:value="3385.69" calcext:value-type="float">
            <text:p>R$3.385,6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937.66" calcext:value-type="float">
            <text:p>R$20.937,66 </text:p>
          </table:table-cell>
          <table:table-cell table:style-name="ce6" office:value-type="float" office:value="-2059.07" calcext:value-type="float">
            <text:p>(R$2.059,07)</text:p>
          </table:table-cell>
          <table:table-cell table:style-name="ce6" office:value-type="float" office:value="-3328.53" calcext:value-type="float">
            <text:p>(R$3.328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87.6" calcext:value-type="float">
            <text:p>(R$5.387,60)</text:p>
          </table:table-cell>
          <table:table-cell table:style-name="ce6" office:value-type="float" office:value="15550.06" calcext:value-type="float">
            <text:p>R$15.550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15973" calcext:value-type="float">
            <text:p>15973</text:p>
          </table:table-cell>
          <table:table-cell table:style-name="ce3" office:value-type="string" calcext:value-type="string">
            <text:p>MARIA DO SOCORRO GOMES MEND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9.65" calcext:value-type="float">
            <text:p>R$15.279,65 </text:p>
          </table:table-cell>
          <table:table-cell table:style-name="ce6" office:value-type="float" office:value="-1125.5" calcext:value-type="float">
            <text:p>(R$1.125,50)</text:p>
          </table:table-cell>
          <table:table-cell table:style-name="ce6" office:value-type="float" office:value="-2996.39" calcext:value-type="float">
            <text:p>(R$2.996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21.89" calcext:value-type="float">
            <text:p>(R$4.121,89)</text:p>
          </table:table-cell>
          <table:table-cell table:style-name="ce6" office:value-type="float" office:value="11157.76" calcext:value-type="float">
            <text:p>R$11.157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5" calcext:value-type="float">
            <text:p>4475</text:p>
          </table:table-cell>
          <table:table-cell table:style-name="ce3" office:value-type="string" calcext:value-type="string">
            <text:p>MARIA DORACI BASTOS E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326.98" calcext:value-type="float">
            <text:p>R$12.326,98 </text:p>
          </table:table-cell>
          <table:table-cell table:style-name="ce6" office:value-type="float" office:value="5812.9" calcext:value-type="float">
            <text:p>R$5.812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39.88" calcext:value-type="float">
            <text:p>R$18.139,88 </text:p>
          </table:table-cell>
          <table:table-cell table:style-name="ce6" office:value-type="float" office:value="-1597.44" calcext:value-type="float">
            <text:p>(R$1.597,44)</text:p>
          </table:table-cell>
          <table:table-cell table:style-name="ce6" office:value-type="float" office:value="-3129.57" calcext:value-type="float">
            <text:p>(R$3.129,5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27.01" calcext:value-type="float">
            <text:p>(R$4.727,01)</text:p>
          </table:table-cell>
          <table:table-cell table:style-name="ce6" office:value-type="float" office:value="13412.87" calcext:value-type="float">
            <text:p>R$13.412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033" calcext:value-type="float">
            <text:p>4033</text:p>
          </table:table-cell>
          <table:table-cell table:style-name="ce3" office:value-type="string" calcext:value-type="string">
            <text:p>MARIA DULCE BARROS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52.26" calcext:value-type="float">
            <text:p>R$18.152,26 </text:p>
          </table:table-cell>
          <table:table-cell table:style-name="ce6" office:value-type="float" office:value="-1599.48" calcext:value-type="float">
            <text:p>(R$1.599,48)</text:p>
          </table:table-cell>
          <table:table-cell table:style-name="ce6" office:value-type="float" office:value="-3656.01" calcext:value-type="float">
            <text:p>(R$3.656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55.49" calcext:value-type="float">
            <text:p>(R$5.255,49)</text:p>
          </table:table-cell>
          <table:table-cell table:style-name="ce6" office:value-type="float" office:value="12896.77" calcext:value-type="float">
            <text:p>R$12.896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9219" calcext:value-type="float">
            <text:p>9219</text:p>
          </table:table-cell>
          <table:table-cell table:style-name="ce3" office:value-type="string" calcext:value-type="string">
            <text:p>MARIA DULCE DUARTE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715.81" calcext:value-type="float">
            <text:p>(R$2.71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5.94" calcext:value-type="float">
            <text:p>(R$4.015,94)</text:p>
          </table:table-cell>
          <table:table-cell table:style-name="ce6" office:value-type="float" office:value="12322.06" calcext:value-type="float">
            <text:p>R$12.322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RAGANÇA</text:p>
          </table:table-cell>
          <table:table-cell table:style-name="ce4" office:value-type="float" office:value="3397" calcext:value-type="float">
            <text:p>3397</text:p>
          </table:table-cell>
          <table:table-cell table:style-name="ce3" office:value-type="string" calcext:value-type="string">
            <text:p>MARIA ELENA CASTI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14.56" calcext:value-type="float">
            <text:p>R$14.114,56 </text:p>
          </table:table-cell>
          <table:table-cell table:style-name="ce6" office:value-type="float" office:value="-933.26" calcext:value-type="float">
            <text:p>(R$933,26)</text:p>
          </table:table-cell>
          <table:table-cell table:style-name="ce6" office:value-type="float" office:value="-2205.26" calcext:value-type="float">
            <text:p>(R$2.205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38.52" calcext:value-type="float">
            <text:p>(R$3.138,52)</text:p>
          </table:table-cell>
          <table:table-cell table:style-name="ce6" office:value-type="float" office:value="10976.04" calcext:value-type="float">
            <text:p>R$10.976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2936" calcext:value-type="float">
            <text:p>2936</text:p>
          </table:table-cell>
          <table:table-cell table:style-name="ce3" office:value-type="string" calcext:value-type="string">
            <text:p>MARIA ELENA FARIN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12.34" calcext:value-type="float">
            <text:p>R$18.312,34 </text:p>
          </table:table-cell>
          <table:table-cell table:style-name="ce6" office:value-type="float" office:value="-1625.9" calcext:value-type="float">
            <text:p>(R$1.625,90)</text:p>
          </table:table-cell>
          <table:table-cell table:style-name="ce6" office:value-type="float" office:value="-3117.03" calcext:value-type="float">
            <text:p>(R$3.117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42.93" calcext:value-type="float">
            <text:p>(R$4.742,93)</text:p>
          </table:table-cell>
          <table:table-cell table:style-name="ce6" office:value-type="float" office:value="13569.41" calcext:value-type="float">
            <text:p>R$13.569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084" calcext:value-type="float">
            <text:p>4084</text:p>
          </table:table-cell>
          <table:table-cell table:style-name="ce3" office:value-type="string" calcext:value-type="string">
            <text:p>MARIA ELISABETH DE NORONHA DANTA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712.06" calcext:value-type="float">
            <text:p>R$17.712,0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89.81" calcext:value-type="float">
            <text:p>R$21.989,81 </text:p>
          </table:table-cell>
          <table:table-cell table:style-name="ce6" office:value-type="float" office:value="-2232.68" calcext:value-type="float">
            <text:p>(R$2.232,6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32.68" calcext:value-type="float">
            <text:p>(R$2.232,68)</text:p>
          </table:table-cell>
          <table:table-cell table:style-name="ce6" office:value-type="float" office:value="19757.13" calcext:value-type="float">
            <text:p>R$19.757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19598" calcext:value-type="float">
            <text:p>19598</text:p>
          </table:table-cell>
          <table:table-cell table:style-name="ce3" office:value-type="string" calcext:value-type="string">
            <text:p>MARIA ELIZABETH GONCALVES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0450.92" calcext:value-type="float">
            <text:p>R$10.450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450.92" calcext:value-type="float">
            <text:p>R$10.450,92 </text:p>
          </table:table-cell>
          <table:table-cell table:style-name="ce6" office:value-type="float" office:value="-386.41" calcext:value-type="float">
            <text:p>(R$386,41)</text:p>
          </table:table-cell>
          <table:table-cell table:style-name="ce6" office:value-type="float" office:value="-1871.74" calcext:value-type="float">
            <text:p>(R$1.871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258.15" calcext:value-type="float">
            <text:p>(R$2.258,15)</text:p>
          </table:table-cell>
          <table:table-cell table:style-name="ce6" office:value-type="float" office:value="8192.77" calcext:value-type="float">
            <text:p>R$8.192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6675" calcext:value-type="float">
            <text:p>6675</text:p>
          </table:table-cell>
          <table:table-cell table:style-name="ce3" office:value-type="string" calcext:value-type="string">
            <text:p>MARIA ELOA DA SILVA HAA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2195.02" calcext:value-type="float">
            <text:p>R$22.195,0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195.02" calcext:value-type="float">
            <text:p>R$22.195,02 </text:p>
          </table:table-cell>
          <table:table-cell table:style-name="ce6" office:value-type="float" office:value="-2266.54" calcext:value-type="float">
            <text:p>(R$2.266,54)</text:p>
          </table:table-cell>
          <table:table-cell table:style-name="ce6" office:value-type="float" office:value="-4008.6" calcext:value-type="float">
            <text:p>(R$4.008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75.14" calcext:value-type="float">
            <text:p>(R$6.275,14)</text:p>
          </table:table-cell>
          <table:table-cell table:style-name="ce6" office:value-type="float" office:value="15919.88" calcext:value-type="float">
            <text:p>R$15.919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3443" calcext:value-type="float">
            <text:p>23443</text:p>
          </table:table-cell>
          <table:table-cell table:style-name="ce3" office:value-type="string" calcext:value-type="string">
            <text:p>MARIA EMIDIA MILHOMEM DE CARVALHO FONSEC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1890.68" calcext:value-type="float">
            <text:p>R$1.890,6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910.59" calcext:value-type="float">
            <text:p>R$23.910,59 </text:p>
          </table:table-cell>
          <table:table-cell table:style-name="ce6" office:value-type="float" office:value="-2549.61" calcext:value-type="float">
            <text:p>(R$2.549,61)</text:p>
          </table:table-cell>
          <table:table-cell table:style-name="ce6" office:value-type="float" office:value="-4978.26" calcext:value-type="float">
            <text:p>(R$4.97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27.87" calcext:value-type="float">
            <text:p>(R$7.527,87)</text:p>
          </table:table-cell>
          <table:table-cell table:style-name="ce6" office:value-type="float" office:value="16382.72" calcext:value-type="float">
            <text:p>R$16.382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459" calcext:value-type="float">
            <text:p>23459</text:p>
          </table:table-cell>
          <table:table-cell table:style-name="ce3" office:value-type="string" calcext:value-type="string">
            <text:p>MARIA EMILIA MACHADO DE OLIVEIR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9666.88" calcext:value-type="float">
            <text:p>R$9.666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666.88" calcext:value-type="float">
            <text:p>R$9.666,88 </text:p>
          </table:table-cell>
          <table:table-cell table:style-name="ce6" office:value-type="float" office:value="-272.73" calcext:value-type="float">
            <text:p>(R$272,73)</text:p>
          </table:table-cell>
          <table:table-cell table:style-name="ce6" office:value-type="float" office:value="-1687.39" calcext:value-type="float">
            <text:p>(R$1.687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960.12" calcext:value-type="float">
            <text:p>(R$1.960,12)</text:p>
          </table:table-cell>
          <table:table-cell table:style-name="ce6" office:value-type="float" office:value="7706.76" calcext:value-type="float">
            <text:p>R$7.706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96" calcext:value-type="float">
            <text:p>4496</text:p>
          </table:table-cell>
          <table:table-cell table:style-name="ce3" office:value-type="string" calcext:value-type="string">
            <text:p>MARIA ENICE OLIVEIRA SILVESTR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992.58" calcext:value-type="float">
            <text:p>R$14.992,58 </text:p>
          </table:table-cell>
          <table:table-cell table:style-name="ce6" office:value-type="float" office:value="2600.48" calcext:value-type="float">
            <text:p>R$2.600,4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93.06" calcext:value-type="float">
            <text:p>R$17.593,06 </text:p>
          </table:table-cell>
          <table:table-cell table:style-name="ce6" office:value-type="float" office:value="-1507.21" calcext:value-type="float">
            <text:p>(R$1.507,21)</text:p>
          </table:table-cell>
          <table:table-cell table:style-name="ce6" office:value-type="float" office:value="-3475.47" calcext:value-type="float">
            <text:p>(R$3.475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82.68" calcext:value-type="float">
            <text:p>(R$4.982,68)</text:p>
          </table:table-cell>
          <table:table-cell table:style-name="ce6" office:value-type="float" office:value="12610.38" calcext:value-type="float">
            <text:p>R$12.610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04" calcext:value-type="float">
            <text:p>2104</text:p>
          </table:table-cell>
          <table:table-cell table:style-name="ce3" office:value-type="string" calcext:value-type="string">
            <text:p>MARIA EUZENIR FONTELES PINHEIRO LANDIM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359.22" calcext:value-type="float">
            <text:p>R$18.359,22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343.77" calcext:value-type="float">
            <text:p>R$21.343,77 </text:p>
          </table:table-cell>
          <table:table-cell table:style-name="ce6" office:value-type="float" office:value="-2126.08" calcext:value-type="float">
            <text:p>(R$2.126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26.08" calcext:value-type="float">
            <text:p>(R$2.126,08)</text:p>
          </table:table-cell>
          <table:table-cell table:style-name="ce6" office:value-type="float" office:value="19217.69" calcext:value-type="float">
            <text:p>R$19.217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431" calcext:value-type="float">
            <text:p>3431</text:p>
          </table:table-cell>
          <table:table-cell table:style-name="ce3" office:value-type="string" calcext:value-type="string">
            <text:p>MARIA EVA MACEDO BUEN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873.4" calcext:value-type="float">
            <text:p>R$11.873,40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238.02" calcext:value-type="float">
            <text:p>R$12.238,02 </text:p>
          </table:table-cell>
          <table:table-cell table:style-name="ce6" office:value-type="float" office:value="-645.54" calcext:value-type="float">
            <text:p>(R$645,54)</text:p>
          </table:table-cell>
          <table:table-cell table:style-name="ce6" office:value-type="float" office:value="-1768.33" calcext:value-type="float">
            <text:p>(R$1.768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13.87" calcext:value-type="float">
            <text:p>(R$2.413,87)</text:p>
          </table:table-cell>
          <table:table-cell table:style-name="ce6" office:value-type="float" office:value="9824.15" calcext:value-type="float">
            <text:p>R$9.824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32" calcext:value-type="float">
            <text:p>4632</text:p>
          </table:table-cell>
          <table:table-cell table:style-name="ce3" office:value-type="string" calcext:value-type="string">
            <text:p>MARIA FATIMA CORTES MARIN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2837.76" calcext:value-type="float">
            <text:p>(R$2.837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5.52" calcext:value-type="float">
            <text:p>(R$4.225,52)</text:p>
          </table:table-cell>
          <table:table-cell table:style-name="ce6" office:value-type="float" office:value="12643.55" calcext:value-type="float">
            <text:p>R$12.643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777" calcext:value-type="float">
            <text:p>3777</text:p>
          </table:table-cell>
          <table:table-cell table:style-name="ce3" office:value-type="string" calcext:value-type="string">
            <text:p>MARIA FERNANDA PARANHOS DE PAULA E SILVA</text:p>
          </table:table-cell>
          <table:table-cell table:style-name="ce4" office:value-type="string" calcext:value-type="string">
            <text:p>ANALISTA DO MPU/PERITO EM ANTROPOLOGIA</text:p>
          </table:table-cell>
          <table:table-cell table:style-name="ce6" office:value-type="float" office:value="22151.23" calcext:value-type="float">
            <text:p>R$22.151,23 </text:p>
          </table:table-cell>
          <table:table-cell table:style-name="ce6" office:value-type="float" office:value="1718.4" calcext:value-type="float">
            <text:p>R$1.718,4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869.63" calcext:value-type="float">
            <text:p>R$23.869,63 </text:p>
          </table:table-cell>
          <table:table-cell table:style-name="ce6" office:value-type="float" office:value="-2542.85" calcext:value-type="float">
            <text:p>(R$2.542,85)</text:p>
          </table:table-cell>
          <table:table-cell table:style-name="ce6" office:value-type="float" office:value="-4916.72" calcext:value-type="float">
            <text:p>(R$4.916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59.57" calcext:value-type="float">
            <text:p>(R$7.459,57)</text:p>
          </table:table-cell>
          <table:table-cell table:style-name="ce6" office:value-type="float" office:value="16410.06" calcext:value-type="float">
            <text:p>R$16.410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O</text:p>
          </table:table-cell>
          <table:table-cell table:style-name="ce4" office:value-type="float" office:value="4650" calcext:value-type="float">
            <text:p>4650</text:p>
          </table:table-cell>
          <table:table-cell table:style-name="ce3" office:value-type="string" calcext:value-type="string">
            <text:p>MARIA FERREIRA DOS SANTO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15481.31" calcext:value-type="float">
            <text:p>R$15.481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51" calcext:value-type="float">
            <text:p>2951</text:p>
          </table:table-cell>
          <table:table-cell table:style-name="ce3" office:value-type="string" calcext:value-type="string">
            <text:p>MARIA FLAVIA RODRIGUES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3735.78" calcext:value-type="float">
            <text:p>R$3.735,7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76.66" calcext:value-type="float">
            <text:p>R$17.076,66 </text:p>
          </table:table-cell>
          <table:table-cell table:style-name="ce6" office:value-type="float" office:value="-1422.01" calcext:value-type="float">
            <text:p>(R$1.422,01)</text:p>
          </table:table-cell>
          <table:table-cell table:style-name="ce6" office:value-type="float" office:value="-3409.02" calcext:value-type="float">
            <text:p>(R$3.409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1.03" calcext:value-type="float">
            <text:p>(R$4.831,03)</text:p>
          </table:table-cell>
          <table:table-cell table:style-name="ce6" office:value-type="float" office:value="12245.63" calcext:value-type="float">
            <text:p>R$12.245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44" calcext:value-type="float">
            <text:p>4244</text:p>
          </table:table-cell>
          <table:table-cell table:style-name="ce3" office:value-type="string" calcext:value-type="string">
            <text:p>MARIA FLOR DE LIZ ROCH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7.69" calcext:value-type="float">
            <text:p>R$15.777,69 </text:p>
          </table:table-cell>
          <table:table-cell table:style-name="ce6" office:value-type="float" office:value="-1207.68" calcext:value-type="float">
            <text:p>(R$1.207,68)</text:p>
          </table:table-cell>
          <table:table-cell table:style-name="ce6" office:value-type="float" office:value="-2902.2" calcext:value-type="float">
            <text:p>(R$2.902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09.88" calcext:value-type="float">
            <text:p>(R$4.109,88)</text:p>
          </table:table-cell>
          <table:table-cell table:style-name="ce6" office:value-type="float" office:value="11667.81" calcext:value-type="float">
            <text:p>R$11.667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183" calcext:value-type="float">
            <text:p>5183</text:p>
          </table:table-cell>
          <table:table-cell table:style-name="ce3" office:value-type="string" calcext:value-type="string">
            <text:p>MARIA GERALDINA SALGADO</text:p>
          </table:table-cell>
          <table:table-cell table:style-name="ce4" office:value-type="string" calcext:value-type="string">
            <text:p>ANALISTA DE ENGENHARIA SANITÁRIA/PERITO</text:p>
          </table:table-cell>
          <table:table-cell table:style-name="ce6" office:value-type="float" office:value="22151.23" calcext:value-type="float">
            <text:p>R$22.151,23 </text:p>
          </table:table-cell>
          <table:table-cell table:style-name="ce6" office:value-type="float" office:value="1254.33" calcext:value-type="float">
            <text:p>R$1.254,3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405.56" calcext:value-type="float">
            <text:p>R$23.405,56 </text:p>
          </table:table-cell>
          <table:table-cell table:style-name="ce6" office:value-type="float" office:value="-2466.28" calcext:value-type="float">
            <text:p>(R$2.466,28)</text:p>
          </table:table-cell>
          <table:table-cell table:style-name="ce6" office:value-type="float" office:value="-4338.7" calcext:value-type="float">
            <text:p>(R$4.338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04.98" calcext:value-type="float">
            <text:p>(R$6.804,98)</text:p>
          </table:table-cell>
          <table:table-cell table:style-name="ce6" office:value-type="float" office:value="16600.58" calcext:value-type="float">
            <text:p>R$16.600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94" calcext:value-type="float">
            <text:p>4494</text:p>
          </table:table-cell>
          <table:table-cell table:style-name="ce3" office:value-type="string" calcext:value-type="string">
            <text:p>MARIA GONCALVES DE ALMEIDA NE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254.02" calcext:value-type="float">
            <text:p>R$16.254,02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854.51" calcext:value-type="float">
            <text:p>R$18.854,51 </text:p>
          </table:table-cell>
          <table:table-cell table:style-name="ce6" office:value-type="float" office:value="-1715.35" calcext:value-type="float">
            <text:p>(R$1.715,3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715.35" calcext:value-type="float">
            <text:p>(R$1.715,35)</text:p>
          </table:table-cell>
          <table:table-cell table:style-name="ce6" office:value-type="float" office:value="17139.16" calcext:value-type="float">
            <text:p>R$17.13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114" calcext:value-type="float">
            <text:p>4114</text:p>
          </table:table-cell>
          <table:table-cell table:style-name="ce3" office:value-type="string" calcext:value-type="string">
            <text:p>MARIA GORETH LEITE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59.39" calcext:value-type="float">
            <text:p>R$15.259,3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2" calcext:value-type="float">
            <text:p>R$17.082,52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2782.5" calcext:value-type="float">
            <text:p>(R$2.782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05.48" calcext:value-type="float">
            <text:p>(R$4.205,48)</text:p>
          </table:table-cell>
          <table:table-cell table:style-name="ce6" office:value-type="float" office:value="12877.04" calcext:value-type="float">
            <text:p>R$12.877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106" calcext:value-type="float">
            <text:p>5106</text:p>
          </table:table-cell>
          <table:table-cell table:style-name="ce3" office:value-type="string" calcext:value-type="string">
            <text:p>MARIA GRACIETE NUNES MARTINS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755.47" calcext:value-type="float">
            <text:p>R$23.755,47 </text:p>
          </table:table-cell>
          <table:table-cell table:style-name="ce6" office:value-type="float" office:value="-2524.01" calcext:value-type="float">
            <text:p>(R$2.524,01)</text:p>
          </table:table-cell>
          <table:table-cell table:style-name="ce6" office:value-type="float" office:value="-4890.51" calcext:value-type="float">
            <text:p>(R$4.890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414.52" calcext:value-type="float">
            <text:p>(R$7.414,52)</text:p>
          </table:table-cell>
          <table:table-cell table:style-name="ce6" office:value-type="float" office:value="16340.95" calcext:value-type="float">
            <text:p>R$16.340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567" calcext:value-type="float">
            <text:p>2567</text:p>
          </table:table-cell>
          <table:table-cell table:style-name="ce3" office:value-type="string" calcext:value-type="string">
            <text:p>MARIA HELENA DE ALENCA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313.07" calcext:value-type="float">
            <text:p>R$11.313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313.07" calcext:value-type="float">
            <text:p>R$11.313,07 </text:p>
          </table:table-cell>
          <table:table-cell table:style-name="ce6" office:value-type="float" office:value="-511.43" calcext:value-type="float">
            <text:p>(R$511,4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11.43" calcext:value-type="float">
            <text:p>(R$511,43)</text:p>
          </table:table-cell>
          <table:table-cell table:style-name="ce6" office:value-type="float" office:value="10801.64" calcext:value-type="float">
            <text:p>R$10.801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6379" calcext:value-type="float">
            <text:p>6379</text:p>
          </table:table-cell>
          <table:table-cell table:style-name="ce3" office:value-type="string" calcext:value-type="string">
            <text:p>MARIA HELENA DE ALMEI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438.68" calcext:value-type="float">
            <text:p>R$13.438,68 </text:p>
          </table:table-cell>
          <table:table-cell table:style-name="ce6" office:value-type="float" office:value="-821.74" calcext:value-type="float">
            <text:p>(R$821,74)</text:p>
          </table:table-cell>
          <table:table-cell table:style-name="ce6" office:value-type="float" office:value="-2050.06" calcext:value-type="float">
            <text:p>(R$2.050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71.8" calcext:value-type="float">
            <text:p>(R$2.871,80)</text:p>
          </table:table-cell>
          <table:table-cell table:style-name="ce6" office:value-type="float" office:value="10566.88" calcext:value-type="float">
            <text:p>R$10.566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5035" calcext:value-type="float">
            <text:p>5035</text:p>
          </table:table-cell>
          <table:table-cell table:style-name="ce3" office:value-type="string" calcext:value-type="string">
            <text:p>MARIA HELENA GONCALL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-1939.81" calcext:value-type="float">
            <text:p>(R$1.93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1.1" calcext:value-type="float">
            <text:p>(R$2.691,10)</text:p>
          </table:table-cell>
          <table:table-cell table:style-name="ce6" office:value-type="float" office:value="10276.23" calcext:value-type="float">
            <text:p>R$10.276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29" calcext:value-type="float">
            <text:p>4429</text:p>
          </table:table-cell>
          <table:table-cell table:style-name="ce3" office:value-type="string" calcext:value-type="string">
            <text:p>MARIA HELENA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75.8" calcext:value-type="float">
            <text:p>R$16.975,80 </text:p>
          </table:table-cell>
          <table:table-cell table:style-name="ce6" office:value-type="float" office:value="-1405.37" calcext:value-type="float">
            <text:p>(R$1.405,37)</text:p>
          </table:table-cell>
          <table:table-cell table:style-name="ce6" office:value-type="float" office:value="-2862.27" calcext:value-type="float">
            <text:p>(R$2.862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7.64" calcext:value-type="float">
            <text:p>(R$4.267,64)</text:p>
          </table:table-cell>
          <table:table-cell table:style-name="ce6" office:value-type="float" office:value="12708.16" calcext:value-type="float">
            <text:p>R$12.70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2181" calcext:value-type="float">
            <text:p>2181</text:p>
          </table:table-cell>
          <table:table-cell table:style-name="ce3" office:value-type="string" calcext:value-type="string">
            <text:p>MARIA HELENITA PEREIRA DE GUSM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86.08" calcext:value-type="float">
            <text:p>R$22.686,08 </text:p>
          </table:table-cell>
          <table:table-cell table:style-name="ce6" office:value-type="float" office:value="-2347.56" calcext:value-type="float">
            <text:p>(R$2.347,56)</text:p>
          </table:table-cell>
          <table:table-cell table:style-name="ce6" office:value-type="float" office:value="-4173.49" calcext:value-type="float">
            <text:p>(R$4.173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21.05" calcext:value-type="float">
            <text:p>(R$6.521,05)</text:p>
          </table:table-cell>
          <table:table-cell table:style-name="ce6" office:value-type="float" office:value="16165.03" calcext:value-type="float">
            <text:p>R$16.165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98" calcext:value-type="float">
            <text:p>4498</text:p>
          </table:table-cell>
          <table:table-cell table:style-name="ce3" office:value-type="string" calcext:value-type="string">
            <text:p>MARIA HILDENORA DE SOUSA TORR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2600.48" calcext:value-type="float">
            <text:p>R$2.600,4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753.15" calcext:value-type="float">
            <text:p>R$17.753,15 </text:p>
          </table:table-cell>
          <table:table-cell table:style-name="ce6" office:value-type="float" office:value="-1533.63" calcext:value-type="float">
            <text:p>(R$1.533,6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33.63" calcext:value-type="float">
            <text:p>(R$1.533,63)</text:p>
          </table:table-cell>
          <table:table-cell table:style-name="ce6" office:value-type="float" office:value="16219.52" calcext:value-type="float">
            <text:p>R$16.219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625" calcext:value-type="float">
            <text:p>4625</text:p>
          </table:table-cell>
          <table:table-cell table:style-name="ce3" office:value-type="string" calcext:value-type="string">
            <text:p>MARIA INES RIL FERNAN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6349.56" calcext:value-type="float">
            <text:p>R$16.349,56 </text:p>
          </table:table-cell>
          <table:table-cell table:style-name="ce6" office:value-type="float" office:value="2287.65" calcext:value-type="float">
            <text:p>R$2.287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37.21" calcext:value-type="float">
            <text:p>R$18.637,21 </text:p>
          </table:table-cell>
          <table:table-cell table:style-name="ce6" office:value-type="float" office:value="-1679.5" calcext:value-type="float">
            <text:p>(R$1.679,50)</text:p>
          </table:table-cell>
          <table:table-cell table:style-name="ce6" office:value-type="float" office:value="-3191.63" calcext:value-type="float">
            <text:p>(R$3.191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71.13" calcext:value-type="float">
            <text:p>(R$4.871,13)</text:p>
          </table:table-cell>
          <table:table-cell table:style-name="ce6" office:value-type="float" office:value="13766.08" calcext:value-type="float">
            <text:p>R$13.766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902" calcext:value-type="float">
            <text:p>2902</text:p>
          </table:table-cell>
          <table:table-cell table:style-name="ce3" office:value-type="string" calcext:value-type="string">
            <text:p>MARIA IRES MENEZ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152.18" calcext:value-type="float">
            <text:p>R$15.152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152.18" calcext:value-type="float">
            <text:p>R$15.152,18 </text:p>
          </table:table-cell>
          <table:table-cell table:style-name="ce6" office:value-type="float" office:value="-1104.47" calcext:value-type="float">
            <text:p>(R$1.104,4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04.47" calcext:value-type="float">
            <text:p>(R$1.104,47)</text:p>
          </table:table-cell>
          <table:table-cell table:style-name="ce6" office:value-type="float" office:value="14047.71" calcext:value-type="float">
            <text:p>R$14.047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39" calcext:value-type="float">
            <text:p>4439</text:p>
          </table:table-cell>
          <table:table-cell table:style-name="ce3" office:value-type="string" calcext:value-type="string">
            <text:p>MARIA ISABEL MAGALHAES DE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86.61" calcext:value-type="float">
            <text:p>R$11.686,61 </text:p>
          </table:table-cell>
          <table:table-cell table:style-name="ce6" office:value-type="float" office:value="2289.54" calcext:value-type="float">
            <text:p>R$2.289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76.15" calcext:value-type="float">
            <text:p>R$13.976,15 </text:p>
          </table:table-cell>
          <table:table-cell table:style-name="ce6" office:value-type="float" office:value="-910.42" calcext:value-type="float">
            <text:p>(R$910,42)</text:p>
          </table:table-cell>
          <table:table-cell table:style-name="ce6" office:value-type="float" office:value="-2173.48" calcext:value-type="float">
            <text:p>(R$2.173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83.9" calcext:value-type="float">
            <text:p>(R$3.083,90)</text:p>
          </table:table-cell>
          <table:table-cell table:style-name="ce6" office:value-type="float" office:value="10892.25" calcext:value-type="float">
            <text:p>R$10.892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49" calcext:value-type="float">
            <text:p>4749</text:p>
          </table:table-cell>
          <table:table-cell table:style-name="ce3" office:value-type="string" calcext:value-type="string">
            <text:p>MARIA ISABEL NUNES DA SILVA FELIX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932.32" calcext:value-type="float">
            <text:p>R$17.932,3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659.02" calcext:value-type="float">
            <text:p>R$22.659,02 </text:p>
          </table:table-cell>
          <table:table-cell table:style-name="ce6" office:value-type="float" office:value="-2343.1" calcext:value-type="float">
            <text:p>(R$2.343,10)</text:p>
          </table:table-cell>
          <table:table-cell table:style-name="ce6" office:value-type="float" office:value="-4690.87" calcext:value-type="float">
            <text:p>(R$4.690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33.97" calcext:value-type="float">
            <text:p>(R$7.033,97)</text:p>
          </table:table-cell>
          <table:table-cell table:style-name="ce6" office:value-type="float" office:value="15625.05" calcext:value-type="float">
            <text:p>R$15.625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88" calcext:value-type="float">
            <text:p>4688</text:p>
          </table:table-cell>
          <table:table-cell table:style-name="ce3" office:value-type="string" calcext:value-type="string">
            <text:p>MARIA IVANILDA ALVE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3154.65" calcext:value-type="float">
            <text:p>R$3.15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358.23" calcext:value-type="float">
            <text:p>(R$3.3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1.21" calcext:value-type="float">
            <text:p>(R$4.781,21)</text:p>
          </table:table-cell>
          <table:table-cell table:style-name="ce6" office:value-type="float" office:value="12301.32" calcext:value-type="float">
            <text:p>R$12.301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826" calcext:value-type="float">
            <text:p>4826</text:p>
          </table:table-cell>
          <table:table-cell table:style-name="ce3" office:value-type="string" calcext:value-type="string">
            <text:p>MARIA IZAFLOR PINHEIRO TORQUA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47.85" calcext:value-type="float">
            <text:p>R$18.547,85 </text:p>
          </table:table-cell>
          <table:table-cell table:style-name="ce6" office:value-type="float" office:value="-1664.76" calcext:value-type="float">
            <text:p>(R$1.664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664.76" calcext:value-type="float">
            <text:p>(R$1.664,76)</text:p>
          </table:table-cell>
          <table:table-cell table:style-name="ce6" office:value-type="float" office:value="16883.09" calcext:value-type="float">
            <text:p>R$16.883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303" calcext:value-type="float">
            <text:p>4303</text:p>
          </table:table-cell>
          <table:table-cell table:style-name="ce3" office:value-type="string" calcext:value-type="string">
            <text:p>MARIA JOSE ALVES ZIMERE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41.93" calcext:value-type="float">
            <text:p>R$16.241,93 </text:p>
          </table:table-cell>
          <table:table-cell table:style-name="ce6" office:value-type="float" office:value="-1284.28" calcext:value-type="float">
            <text:p>(R$1.284,28)</text:p>
          </table:table-cell>
          <table:table-cell table:style-name="ce6" office:value-type="float" office:value="-2693.75" calcext:value-type="float">
            <text:p>(R$2.693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78.03" calcext:value-type="float">
            <text:p>(R$3.978,03)</text:p>
          </table:table-cell>
          <table:table-cell table:style-name="ce6" office:value-type="float" office:value="12263.9" calcext:value-type="float">
            <text:p>R$12.263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AURU</text:p>
          </table:table-cell>
          <table:table-cell table:style-name="ce4" office:value-type="float" office:value="12005" calcext:value-type="float">
            <text:p>12005</text:p>
          </table:table-cell>
          <table:table-cell table:style-name="ce3" office:value-type="string" calcext:value-type="string">
            <text:p>MARIA JOSE BUENO SIMAO PALOPOL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7506.79" calcext:value-type="float">
            <text:p>R$7.506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506.79" calcext:value-type="float">
            <text:p>R$7.506,7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4.77" calcext:value-type="float">
            <text:p>(R$644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4.77" calcext:value-type="float">
            <text:p>(R$644,77)</text:p>
          </table:table-cell>
          <table:table-cell table:style-name="ce6" office:value-type="float" office:value="6862.02" calcext:value-type="float">
            <text:p>R$6.862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9224" calcext:value-type="float">
            <text:p>9224</text:p>
          </table:table-cell>
          <table:table-cell table:style-name="ce3" office:value-type="string" calcext:value-type="string">
            <text:p>MARIA JOSE COSTA ROCHA BRI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90.76" calcext:value-type="float">
            <text:p>R$15.190,76 </text:p>
          </table:table-cell>
          <table:table-cell table:style-name="ce6" office:value-type="float" office:value="-1110.84" calcext:value-type="float">
            <text:p>(R$1.110,8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10.84" calcext:value-type="float">
            <text:p>(R$1.110,84)</text:p>
          </table:table-cell>
          <table:table-cell table:style-name="ce6" office:value-type="float" office:value="14079.92" calcext:value-type="float">
            <text:p>R$14.079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63" calcext:value-type="float">
            <text:p>4563</text:p>
          </table:table-cell>
          <table:table-cell table:style-name="ce3" office:value-type="string" calcext:value-type="string">
            <text:p>MARIA JOSE DA ROC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859.56" calcext:value-type="float">
            <text:p>R$14.859,56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27.49" calcext:value-type="float">
            <text:p>R$16.427,49 </text:p>
          </table:table-cell>
          <table:table-cell table:style-name="ce6" office:value-type="float" office:value="-1314.9" calcext:value-type="float">
            <text:p>(R$1.314,90)</text:p>
          </table:table-cell>
          <table:table-cell table:style-name="ce6" office:value-type="float" office:value="-2736.36" calcext:value-type="float">
            <text:p>(R$2.736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51.26" calcext:value-type="float">
            <text:p>(R$4.051,26)</text:p>
          </table:table-cell>
          <table:table-cell table:style-name="ce6" office:value-type="float" office:value="12376.23" calcext:value-type="float">
            <text:p>R$12.376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090" calcext:value-type="float">
            <text:p>2090</text:p>
          </table:table-cell>
          <table:table-cell table:style-name="ce3" office:value-type="string" calcext:value-type="string">
            <text:p>MARIA JOSE DE ALMEIDA FAR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84.64" calcext:value-type="float">
            <text:p>R$16.284,64 </text:p>
          </table:table-cell>
          <table:table-cell table:style-name="ce6" office:value-type="float" office:value="-1291.33" calcext:value-type="float">
            <text:p>(R$1.291,3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91.33" calcext:value-type="float">
            <text:p>(R$1.291,33)</text:p>
          </table:table-cell>
          <table:table-cell table:style-name="ce6" office:value-type="float" office:value="14993.31" calcext:value-type="float">
            <text:p>R$14.993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44" calcext:value-type="float">
            <text:p>2244</text:p>
          </table:table-cell>
          <table:table-cell table:style-name="ce3" office:value-type="string" calcext:value-type="string">
            <text:p>MARIA JOSE DE SOUZA MA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818.78" calcext:value-type="float">
            <text:p>R$17.818,78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096.53" calcext:value-type="float">
            <text:p>R$22.096,53 </text:p>
          </table:table-cell>
          <table:table-cell table:style-name="ce6" office:value-type="float" office:value="-2250.29" calcext:value-type="float">
            <text:p>(R$2.250,29)</text:p>
          </table:table-cell>
          <table:table-cell table:style-name="ce6" office:value-type="float" office:value="-4038.12" calcext:value-type="float">
            <text:p>(R$4.038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88.41" calcext:value-type="float">
            <text:p>(R$6.288,41)</text:p>
          </table:table-cell>
          <table:table-cell table:style-name="ce6" office:value-type="float" office:value="15808.12" calcext:value-type="float">
            <text:p>R$15.808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314" calcext:value-type="float">
            <text:p>3314</text:p>
          </table:table-cell>
          <table:table-cell table:style-name="ce3" office:value-type="string" calcext:value-type="string">
            <text:p>MARIA JOSE MOREIRA LAGE DA SILVA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10.63" calcext:value-type="float">
            <text:p>R$15.110,63 </text:p>
          </table:table-cell>
          <table:table-cell table:style-name="ce6" office:value-type="float" office:value="-1097.61" calcext:value-type="float">
            <text:p>(R$1.097,61)</text:p>
          </table:table-cell>
          <table:table-cell table:style-name="ce6" office:value-type="float" office:value="-2433.98" calcext:value-type="float">
            <text:p>(R$2.433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1.59" calcext:value-type="float">
            <text:p>(R$3.531,59)</text:p>
          </table:table-cell>
          <table:table-cell table:style-name="ce6" office:value-type="float" office:value="11579.04" calcext:value-type="float">
            <text:p>R$11.579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39" calcext:value-type="float">
            <text:p>4339</text:p>
          </table:table-cell>
          <table:table-cell table:style-name="ce3" office:value-type="string" calcext:value-type="string">
            <text:p>MARIA JOSE NOBRE ARISTI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923.7" calcext:value-type="float">
            <text:p>(R$2.923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09.37" calcext:value-type="float">
            <text:p>(R$4.109,37)</text:p>
          </table:table-cell>
          <table:table-cell table:style-name="ce6" office:value-type="float" office:value="11534.91" calcext:value-type="float">
            <text:p>R$11.534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UIZ FORA</text:p>
          </table:table-cell>
          <table:table-cell table:style-name="ce4" office:value-type="float" office:value="3688" calcext:value-type="float">
            <text:p>3688</text:p>
          </table:table-cell>
          <table:table-cell table:style-name="ce3" office:value-type="string" calcext:value-type="string">
            <text:p>MARIA JOSE RIBEIRO MACH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02.07" calcext:value-type="float">
            <text:p>R$14.802,07 </text:p>
          </table:table-cell>
          <table:table-cell table:style-name="ce6" office:value-type="float" office:value="-1046.7" calcext:value-type="float">
            <text:p>(R$1.046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46.7" calcext:value-type="float">
            <text:p>(R$1.046,70)</text:p>
          </table:table-cell>
          <table:table-cell table:style-name="ce6" office:value-type="float" office:value="13755.37" calcext:value-type="float">
            <text:p>R$13.755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703" calcext:value-type="float">
            <text:p>4703</text:p>
          </table:table-cell>
          <table:table-cell table:style-name="ce3" office:value-type="string" calcext:value-type="string">
            <text:p>MARIA JOSENILDA DA NOBREGA LUCEN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6" calcext:value-type="float">
            <text:p>R$15.377,46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966.71" calcext:value-type="float">
            <text:p>(R$2.966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08.35" calcext:value-type="float">
            <text:p>(R$4.108,35)</text:p>
          </table:table-cell>
          <table:table-cell table:style-name="ce6" office:value-type="float" office:value="11269.11" calcext:value-type="float">
            <text:p>R$11.269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97" calcext:value-type="float">
            <text:p>4497</text:p>
          </table:table-cell>
          <table:table-cell table:style-name="ce3" office:value-type="string" calcext:value-type="string">
            <text:p>MARIA JUDITE LIMA BARBO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885.85" calcext:value-type="float">
            <text:p>R$14.885,85 </text:p>
          </table:table-cell>
          <table:table-cell table:style-name="ce6" office:value-type="float" office:value="2600.47" calcext:value-type="float">
            <text:p>R$2.600,4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86.32" calcext:value-type="float">
            <text:p>R$17.486,32 </text:p>
          </table:table-cell>
          <table:table-cell table:style-name="ce6" office:value-type="float" office:value="-1489.6" calcext:value-type="float">
            <text:p>(R$1.489,60)</text:p>
          </table:table-cell>
          <table:table-cell table:style-name="ce6" office:value-type="float" office:value="-2927.36" calcext:value-type="float">
            <text:p>(R$2.927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16.96" calcext:value-type="float">
            <text:p>(R$4.416,96)</text:p>
          </table:table-cell>
          <table:table-cell table:style-name="ce6" office:value-type="float" office:value="13069.36" calcext:value-type="float">
            <text:p>R$13.069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311" calcext:value-type="float">
            <text:p>4311</text:p>
          </table:table-cell>
          <table:table-cell table:style-name="ce3" office:value-type="string" calcext:value-type="string">
            <text:p>MARIA LEDUINA BAND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2507.5" calcext:value-type="float">
            <text:p>(R$2.507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57.95" calcext:value-type="float">
            <text:p>(R$3.657,95)</text:p>
          </table:table-cell>
          <table:table-cell table:style-name="ce6" office:value-type="float" office:value="11772.87" calcext:value-type="float">
            <text:p>R$11.772,8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086" calcext:value-type="float">
            <text:p>4086</text:p>
          </table:table-cell>
          <table:table-cell table:style-name="ce3" office:value-type="string" calcext:value-type="string">
            <text:p>MARIA LEONIA NORIKO IKED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013.03" calcext:value-type="float">
            <text:p>R$21.013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-2071.51" calcext:value-type="float">
            <text:p>(R$2.071,51)</text:p>
          </table:table-cell>
          <table:table-cell table:style-name="ce6" office:value-type="float" office:value="-3789.32" calcext:value-type="float">
            <text:p>(R$3.789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60.83" calcext:value-type="float">
            <text:p>(R$5.860,83)</text:p>
          </table:table-cell>
          <table:table-cell table:style-name="ce6" office:value-type="float" office:value="15152.2" calcext:value-type="float">
            <text:p>R$15.152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6226" calcext:value-type="float">
            <text:p>6226</text:p>
          </table:table-cell>
          <table:table-cell table:style-name="ce3" office:value-type="string" calcext:value-type="string">
            <text:p>MARIA LIDUINA JERONIMO ARAUJ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80.11" calcext:value-type="float">
            <text:p>(R$3.080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5.78" calcext:value-type="float">
            <text:p>(R$4.265,78)</text:p>
          </table:table-cell>
          <table:table-cell table:style-name="ce6" office:value-type="float" office:value="11378.5" calcext:value-type="float">
            <text:p>R$11.378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71" calcext:value-type="float">
            <text:p>23571</text:p>
          </table:table-cell>
          <table:table-cell table:style-name="ce3" office:value-type="string" calcext:value-type="string">
            <text:p>MARIA LUCIA FERREIRA</text:p>
          </table:table-cell>
          <table:table-cell table:style-name="ce4" office:value-type="string" calcext:value-type="string">
            <text:p>ANALISTA DO MPU/PSICOLOGIA</text:p>
          </table:table-cell>
          <table:table-cell table:style-name="ce6" office:value-type="float" office:value="21976.13" calcext:value-type="float">
            <text:p>R$21.976,13 </text:p>
          </table:table-cell>
          <table:table-cell table:style-name="ce6" office:value-type="float" office:value="2566.65" calcext:value-type="float">
            <text:p>R$2.566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542.78" calcext:value-type="float">
            <text:p>R$24.542,78 </text:p>
          </table:table-cell>
          <table:table-cell table:style-name="ce6" office:value-type="float" office:value="-2653.92" calcext:value-type="float">
            <text:p>(R$2.653,9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53.92" calcext:value-type="float">
            <text:p>(R$2.653,92)</text:p>
          </table:table-cell>
          <table:table-cell table:style-name="ce6" office:value-type="float" office:value="21888.86" calcext:value-type="float">
            <text:p>R$21.888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061" calcext:value-type="float">
            <text:p>3061</text:p>
          </table:table-cell>
          <table:table-cell table:style-name="ce3" office:value-type="string" calcext:value-type="string">
            <text:p>MARIA LUCIA MEDEIROS TEIX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003.13" calcext:value-type="float">
            <text:p>R$14.003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003.13" calcext:value-type="float">
            <text:p>R$14.003,1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54.86" calcext:value-type="float">
            <text:p>(R$2.954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54.86" calcext:value-type="float">
            <text:p>(R$2.954,86)</text:p>
          </table:table-cell>
          <table:table-cell table:style-name="ce6" office:value-type="float" office:value="11048.27" calcext:value-type="float">
            <text:p>R$11.048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7651" calcext:value-type="float">
            <text:p>7651</text:p>
          </table:table-cell>
          <table:table-cell table:style-name="ce3" office:value-type="string" calcext:value-type="string">
            <text:p>MARIA LUCIA SOARES VIAN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3158.11" calcext:value-type="float">
            <text:p>R$23.158,11 </text:p>
          </table:table-cell>
          <table:table-cell table:style-name="ce6" office:value-type="float" office:value="1774.44" calcext:value-type="float">
            <text:p>R$1.774,4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932.55" calcext:value-type="float">
            <text:p>R$24.932,55 </text:p>
          </table:table-cell>
          <table:table-cell table:style-name="ce6" office:value-type="float" office:value="-2718.23" calcext:value-type="float">
            <text:p>(R$2.718,23)</text:p>
          </table:table-cell>
          <table:table-cell table:style-name="ce6" office:value-type="float" office:value="-5212.93" calcext:value-type="float">
            <text:p>(R$5.212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931.16" calcext:value-type="float">
            <text:p>(R$7.931,16)</text:p>
          </table:table-cell>
          <table:table-cell table:style-name="ce6" office:value-type="float" office:value="17001.39" calcext:value-type="float">
            <text:p>R$17.001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180" calcext:value-type="float">
            <text:p>4180</text:p>
          </table:table-cell>
          <table:table-cell table:style-name="ce3" office:value-type="string" calcext:value-type="string">
            <text:p>MARIA LUCILEIDE PINHEIRO GARC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2479.87" calcext:value-type="float">
            <text:p>(R$2.47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7.93" calcext:value-type="float">
            <text:p>(R$3.647,93)</text:p>
          </table:table-cell>
          <table:table-cell table:style-name="ce6" office:value-type="float" office:value="11889.62" calcext:value-type="float">
            <text:p>R$11.889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9231" calcext:value-type="float">
            <text:p>9231</text:p>
          </table:table-cell>
          <table:table-cell table:style-name="ce3" office:value-type="string" calcext:value-type="string">
            <text:p>MARIA MADALENA MONTENEGRO ANTE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99.06" calcext:value-type="float">
            <text:p>R$18.299,0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576.81" calcext:value-type="float">
            <text:p>R$22.576,81 </text:p>
          </table:table-cell>
          <table:table-cell table:style-name="ce6" office:value-type="float" office:value="-2329.53" calcext:value-type="float">
            <text:p>(R$2.329,5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29.53" calcext:value-type="float">
            <text:p>(R$2.329,53)</text:p>
          </table:table-cell>
          <table:table-cell table:style-name="ce6" office:value-type="float" office:value="20247.28" calcext:value-type="float">
            <text:p>R$20.247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OINVILLE</text:p>
          </table:table-cell>
          <table:table-cell table:style-name="ce4" office:value-type="float" office:value="6601" calcext:value-type="float">
            <text:p>6601</text:p>
          </table:table-cell>
          <table:table-cell table:style-name="ce3" office:value-type="string" calcext:value-type="string">
            <text:p>MARIA MADALENA MO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4165" calcext:value-type="float">
            <text:p>14165</text:p>
          </table:table-cell>
          <table:table-cell table:style-name="ce3" office:value-type="string" calcext:value-type="string">
            <text:p>MARIA MARGARIDA GOES MONTEIRO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64.91" calcext:value-type="float">
            <text:p>(R$1.964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1.68" calcext:value-type="float">
            <text:p>(R$2.731,68)</text:p>
          </table:table-cell>
          <table:table-cell table:style-name="ce6" office:value-type="float" office:value="10342.38" calcext:value-type="float">
            <text:p>R$10.342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388" calcext:value-type="float">
            <text:p>3388</text:p>
          </table:table-cell>
          <table:table-cell table:style-name="ce3" office:value-type="string" calcext:value-type="string">
            <text:p>MARIA MARGARIDA PEIXOTO RABEL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72.85" calcext:value-type="float">
            <text:p>R$15.472,8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95.98" calcext:value-type="float">
            <text:p>R$17.295,98 </text:p>
          </table:table-cell>
          <table:table-cell table:style-name="ce6" office:value-type="float" office:value="-1458.2" calcext:value-type="float">
            <text:p>(R$1.458,2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58.2" calcext:value-type="float">
            <text:p>(R$1.458,20)</text:p>
          </table:table-cell>
          <table:table-cell table:style-name="ce6" office:value-type="float" office:value="15837.78" calcext:value-type="float">
            <text:p>R$15.837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8877" calcext:value-type="float">
            <text:p>8877</text:p>
          </table:table-cell>
          <table:table-cell table:style-name="ce3" office:value-type="string" calcext:value-type="string">
            <text:p>MARIA MARTINS TEIX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098" calcext:value-type="float">
            <text:p>4098</text:p>
          </table:table-cell>
          <table:table-cell table:style-name="ce3" office:value-type="string" calcext:value-type="string">
            <text:p>MARIA MATIAS DA GAM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593.8" calcext:value-type="float">
            <text:p>R$12.593,8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16.93" calcext:value-type="float">
            <text:p>R$14.416,93 </text:p>
          </table:table-cell>
          <table:table-cell table:style-name="ce6" office:value-type="float" office:value="-983.15" calcext:value-type="float">
            <text:p>(R$983,15)</text:p>
          </table:table-cell>
          <table:table-cell table:style-name="ce6" office:value-type="float" office:value="-2274.69" calcext:value-type="float">
            <text:p>(R$2.274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7.84" calcext:value-type="float">
            <text:p>(R$3.257,84)</text:p>
          </table:table-cell>
          <table:table-cell table:style-name="ce6" office:value-type="float" office:value="11159.09" calcext:value-type="float">
            <text:p>R$11.159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074" calcext:value-type="float">
            <text:p>4074</text:p>
          </table:table-cell>
          <table:table-cell table:style-name="ce3" office:value-type="string" calcext:value-type="string">
            <text:p>MARIA MIRANEIDE DE MELO DO COU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578.65" calcext:value-type="float">
            <text:p>R$17.578,6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56.4" calcext:value-type="float">
            <text:p>R$21.856,40 </text:p>
          </table:table-cell>
          <table:table-cell table:style-name="ce6" office:value-type="float" office:value="-2210.67" calcext:value-type="float">
            <text:p>(R$2.210,67)</text:p>
          </table:table-cell>
          <table:table-cell table:style-name="ce6" office:value-type="float" office:value="-4454.43" calcext:value-type="float">
            <text:p>(R$4.454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65.1" calcext:value-type="float">
            <text:p>(R$6.665,10)</text:p>
          </table:table-cell>
          <table:table-cell table:style-name="ce6" office:value-type="float" office:value="15191.3" calcext:value-type="float">
            <text:p>R$15.191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50" calcext:value-type="float">
            <text:p>4150</text:p>
          </table:table-cell>
          <table:table-cell table:style-name="ce3" office:value-type="string" calcext:value-type="string">
            <text:p>MARIA MIRTES ALVES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2600.47" calcext:value-type="float">
            <text:p>R$2.600,4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06.5" calcext:value-type="float">
            <text:p>R$17.806,50 </text:p>
          </table:table-cell>
          <table:table-cell table:style-name="ce6" office:value-type="float" office:value="-1542.43" calcext:value-type="float">
            <text:p>(R$1.542,43)</text:p>
          </table:table-cell>
          <table:table-cell table:style-name="ce6" office:value-type="float" office:value="-3053.02" calcext:value-type="float">
            <text:p>(R$3.053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95.45" calcext:value-type="float">
            <text:p>(R$4.595,45)</text:p>
          </table:table-cell>
          <table:table-cell table:style-name="ce6" office:value-type="float" office:value="13211.05" calcext:value-type="float">
            <text:p>R$13.211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15" calcext:value-type="float">
            <text:p>2215</text:p>
          </table:table-cell>
          <table:table-cell table:style-name="ce3" office:value-type="string" calcext:value-type="string">
            <text:p>MARIA MIRTES BARBOSA DA ROCH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579.57" calcext:value-type="float">
            <text:p>R$15.579,5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02.7" calcext:value-type="float">
            <text:p>R$17.402,70 </text:p>
          </table:table-cell>
          <table:table-cell table:style-name="ce6" office:value-type="float" office:value="-1475.81" calcext:value-type="float">
            <text:p>(R$1.475,81)</text:p>
          </table:table-cell>
          <table:table-cell table:style-name="ce6" office:value-type="float" office:value="-2960.3" calcext:value-type="float">
            <text:p>(R$2.960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36.11" calcext:value-type="float">
            <text:p>(R$4.436,11)</text:p>
          </table:table-cell>
          <table:table-cell table:style-name="ce6" office:value-type="float" office:value="12966.59" calcext:value-type="float">
            <text:p>R$12.966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36" calcext:value-type="float">
            <text:p>9336</text:p>
          </table:table-cell>
          <table:table-cell table:style-name="ce3" office:value-type="string" calcext:value-type="string">
            <text:p>MARIA MIRTES SANGALETTI GELENSK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2561.42" calcext:value-type="float">
            <text:p>R$22.561,42 </text:p>
          </table:table-cell>
          <table:table-cell table:style-name="ce6" office:value-type="float" office:value="4995.59" calcext:value-type="float">
            <text:p>R$4.995,5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557.01" calcext:value-type="float">
            <text:p>R$27.557,01 </text:p>
          </table:table-cell>
          <table:table-cell table:style-name="ce6" office:value-type="float" office:value="-3173.52" calcext:value-type="float">
            <text:p>(R$3.173,52)</text:p>
          </table:table-cell>
          <table:table-cell table:style-name="ce6" office:value-type="float" office:value="-5233.72" calcext:value-type="float">
            <text:p>(R$5.233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407.24" calcext:value-type="float">
            <text:p>(R$8.407,24)</text:p>
          </table:table-cell>
          <table:table-cell table:style-name="ce6" office:value-type="float" office:value="19149.77" calcext:value-type="float">
            <text:p>R$19.149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93" calcext:value-type="float">
            <text:p>4493</text:p>
          </table:table-cell>
          <table:table-cell table:style-name="ce3" office:value-type="string" calcext:value-type="string">
            <text:p>MARIA NEUZA FERNAND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807.25" calcext:value-type="float">
            <text:p>R$12.807,25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91.7" calcext:value-type="float">
            <text:p>R$15.791,70 </text:p>
          </table:table-cell>
          <table:table-cell table:style-name="ce6" office:value-type="float" office:value="-1209.99" calcext:value-type="float">
            <text:p>(R$1.209,99)</text:p>
          </table:table-cell>
          <table:table-cell table:style-name="ce6" office:value-type="float" office:value="-2590.37" calcext:value-type="float">
            <text:p>(R$2.59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00.36" calcext:value-type="float">
            <text:p>(R$3.800,36)</text:p>
          </table:table-cell>
          <table:table-cell table:style-name="ce6" office:value-type="float" office:value="11991.34" calcext:value-type="float">
            <text:p>R$11.991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19" calcext:value-type="float">
            <text:p>2219</text:p>
          </table:table-cell>
          <table:table-cell table:style-name="ce3" office:value-type="string" calcext:value-type="string">
            <text:p>MARIA NUBIA PESSOA DA FONSEC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99.06" calcext:value-type="float">
            <text:p>R$18.299,06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04.03" calcext:value-type="float">
            <text:p>R$21.104,03 </text:p>
          </table:table-cell>
          <table:table-cell table:style-name="ce6" office:value-type="float" office:value="-2086.52" calcext:value-type="float">
            <text:p>(R$2.086,5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86.52" calcext:value-type="float">
            <text:p>(R$2.086,52)</text:p>
          </table:table-cell>
          <table:table-cell table:style-name="ce6" office:value-type="float" office:value="19017.51" calcext:value-type="float">
            <text:p>R$19.017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34" calcext:value-type="float">
            <text:p>4334</text:p>
          </table:table-cell>
          <table:table-cell table:style-name="ce3" office:value-type="string" calcext:value-type="string">
            <text:p>MARIA PETRUCIA VILELA DE FREIT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22.39" calcext:value-type="float">
            <text:p>(R$2.822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36.56" calcext:value-type="float">
            <text:p>(R$4.236,56)</text:p>
          </table:table-cell>
          <table:table-cell table:style-name="ce6" office:value-type="float" office:value="12792.6" calcext:value-type="float">
            <text:p>R$12.79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8751" calcext:value-type="float">
            <text:p>8751</text:p>
          </table:table-cell>
          <table:table-cell table:style-name="ce3" office:value-type="string" calcext:value-type="string">
            <text:p>MARIA REGINA RODRIGUES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87" calcext:value-type="float">
            <text:p>4787</text:p>
          </table:table-cell>
          <table:table-cell table:style-name="ce3" office:value-type="string" calcext:value-type="string">
            <text:p>MARIA RITA DE SOUZA GOM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340.87" calcext:value-type="float">
            <text:p>R$13.340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64" calcext:value-type="float">
            <text:p>R$15.164,00 </text:p>
          </table:table-cell>
          <table:table-cell table:style-name="ce6" office:value-type="float" office:value="-1106.42" calcext:value-type="float">
            <text:p>(R$1.106,42)</text:p>
          </table:table-cell>
          <table:table-cell table:style-name="ce6" office:value-type="float" office:value="-2446.24" calcext:value-type="float">
            <text:p>(R$2.446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52.66" calcext:value-type="float">
            <text:p>(R$3.552,66)</text:p>
          </table:table-cell>
          <table:table-cell table:style-name="ce6" office:value-type="float" office:value="11611.34" calcext:value-type="float">
            <text:p>R$11.611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RUGUAIANA</text:p>
          </table:table-cell>
          <table:table-cell table:style-name="ce4" office:value-type="float" office:value="10013" calcext:value-type="float">
            <text:p>10013</text:p>
          </table:table-cell>
          <table:table-cell table:style-name="ce3" office:value-type="string" calcext:value-type="string">
            <text:p>MARIA RITA SALDANHA D AVIL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9390.37" calcext:value-type="float">
            <text:p>R$9.390,3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90.37" calcext:value-type="float">
            <text:p>R$9.390,37 </text:p>
          </table:table-cell>
          <table:table-cell table:style-name="ce6" office:value-type="float" office:value="-232.63" calcext:value-type="float">
            <text:p>(R$232,63)</text:p>
          </table:table-cell>
          <table:table-cell table:style-name="ce6" office:value-type="float" office:value="-1098.78" calcext:value-type="float">
            <text:p>(R$1.098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31.41" calcext:value-type="float">
            <text:p>(R$1.331,41)</text:p>
          </table:table-cell>
          <table:table-cell table:style-name="ce6" office:value-type="float" office:value="8058.96" calcext:value-type="float">
            <text:p>R$8.058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147" calcext:value-type="float">
            <text:p>2147</text:p>
          </table:table-cell>
          <table:table-cell table:style-name="ce3" office:value-type="string" calcext:value-type="string">
            <text:p>MARIA SILVIA SANTANA MOU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78.87" calcext:value-type="float">
            <text:p>R$17.978,87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74.77" calcext:value-type="float">
            <text:p>R$21.274,77 </text:p>
          </table:table-cell>
          <table:table-cell table:style-name="ce6" office:value-type="float" office:value="-2114.7" calcext:value-type="float">
            <text:p>(R$2.114,70)</text:p>
          </table:table-cell>
          <table:table-cell table:style-name="ce6" office:value-type="float" office:value="-3849.42" calcext:value-type="float">
            <text:p>(R$3.849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64.12" calcext:value-type="float">
            <text:p>(R$5.964,12)</text:p>
          </table:table-cell>
          <table:table-cell table:style-name="ce6" office:value-type="float" office:value="15310.65" calcext:value-type="float">
            <text:p>R$15.310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702" calcext:value-type="float">
            <text:p>4702</text:p>
          </table:table-cell>
          <table:table-cell table:style-name="ce3" office:value-type="string" calcext:value-type="string">
            <text:p>MARIA SOCORRO DE CAST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630.37" calcext:value-type="float">
            <text:p>R$14.630,37 </text:p>
          </table:table-cell>
          <table:table-cell table:style-name="ce6" office:value-type="float" office:value="-1018.37" calcext:value-type="float">
            <text:p>(R$1.018,37)</text:p>
          </table:table-cell>
          <table:table-cell table:style-name="ce6" office:value-type="float" office:value="-2271.56" calcext:value-type="float">
            <text:p>(R$2.271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89.93" calcext:value-type="float">
            <text:p>(R$3.289,93)</text:p>
          </table:table-cell>
          <table:table-cell table:style-name="ce6" office:value-type="float" office:value="11340.44" calcext:value-type="float">
            <text:p>R$11.340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71" calcext:value-type="float">
            <text:p>4771</text:p>
          </table:table-cell>
          <table:table-cell table:style-name="ce3" office:value-type="string" calcext:value-type="string">
            <text:p>MARIA SONIETE SOUSA ARRU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07.92" calcext:value-type="float">
            <text:p>R$14.007,92 </text:p>
          </table:table-cell>
          <table:table-cell table:style-name="ce6" office:value-type="float" office:value="2445.01" calcext:value-type="float">
            <text:p>R$2.445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52.93" calcext:value-type="float">
            <text:p>R$16.452,93 </text:p>
          </table:table-cell>
          <table:table-cell table:style-name="ce6" office:value-type="float" office:value="-1319.09" calcext:value-type="float">
            <text:p>(R$1.319,09)</text:p>
          </table:table-cell>
          <table:table-cell table:style-name="ce6" office:value-type="float" office:value="-3213.66" calcext:value-type="float">
            <text:p>(R$3.213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32.75" calcext:value-type="float">
            <text:p>(R$4.532,75)</text:p>
          </table:table-cell>
          <table:table-cell table:style-name="ce6" office:value-type="float" office:value="11920.18" calcext:value-type="float">
            <text:p>R$11.920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565" calcext:value-type="float">
            <text:p>4565</text:p>
          </table:table-cell>
          <table:table-cell table:style-name="ce3" office:value-type="string" calcext:value-type="string">
            <text:p>MARIA SUELY LEITE DE LIM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80.11" calcext:value-type="float">
            <text:p>(R$3.080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5.78" calcext:value-type="float">
            <text:p>(R$4.265,78)</text:p>
          </table:table-cell>
          <table:table-cell table:style-name="ce6" office:value-type="float" office:value="11378.5" calcext:value-type="float">
            <text:p>R$11.378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153" calcext:value-type="float">
            <text:p>6153</text:p>
          </table:table-cell>
          <table:table-cell table:style-name="ce3" office:value-type="string" calcext:value-type="string">
            <text:p>MARIA SYLVIA CARDEAL LOUZA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1925.31" calcext:value-type="float">
            <text:p>(R$1.925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9.82" calcext:value-type="float">
            <text:p>(R$2.699,82)</text:p>
          </table:table-cell>
          <table:table-cell table:style-name="ce6" office:value-type="float" office:value="10427.6" calcext:value-type="float">
            <text:p>R$10.427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5561" calcext:value-type="float">
            <text:p>5561</text:p>
          </table:table-cell>
          <table:table-cell table:style-name="ce3" office:value-type="string" calcext:value-type="string">
            <text:p>MARIA TERESA GOMES BRONHA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67.56" calcext:value-type="float">
            <text:p>R$13.367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-810.01" calcext:value-type="float">
            <text:p>(R$810,01)</text:p>
          </table:table-cell>
          <table:table-cell table:style-name="ce6" office:value-type="float" office:value="-2033.73" calcext:value-type="float">
            <text:p>(R$2.033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43.74" calcext:value-type="float">
            <text:p>(R$2.843,74)</text:p>
          </table:table-cell>
          <table:table-cell table:style-name="ce6" office:value-type="float" office:value="10523.82" calcext:value-type="float">
            <text:p>R$10.523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58" calcext:value-type="float">
            <text:p>4258</text:p>
          </table:table-cell>
          <table:table-cell table:style-name="ce3" office:value-type="string" calcext:value-type="string">
            <text:p>MARIA TEREZA CALADO BATAL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54.58" calcext:value-type="float">
            <text:p>R$18.654,58 </text:p>
          </table:table-cell>
          <table:table-cell table:style-name="ce6" office:value-type="float" office:value="-1682.37" calcext:value-type="float">
            <text:p>(R$1.682,37)</text:p>
          </table:table-cell>
          <table:table-cell table:style-name="ce6" office:value-type="float" office:value="-3143.48" calcext:value-type="float">
            <text:p>(R$3.143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25.85" calcext:value-type="float">
            <text:p>(R$4.825,85)</text:p>
          </table:table-cell>
          <table:table-cell table:style-name="ce6" office:value-type="float" office:value="13828.73" calcext:value-type="float">
            <text:p>R$13.828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9238" calcext:value-type="float">
            <text:p>9238</text:p>
          </table:table-cell>
          <table:table-cell table:style-name="ce3" office:value-type="string" calcext:value-type="string">
            <text:p>MARIA TEREZINHA DE MAT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161.7" calcext:value-type="float">
            <text:p>R$17.161,7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161.7" calcext:value-type="float">
            <text:p>R$17.161,70 </text:p>
          </table:table-cell>
          <table:table-cell table:style-name="ce6" office:value-type="float" office:value="-1436.04" calcext:value-type="float">
            <text:p>(R$1.436,04)</text:p>
          </table:table-cell>
          <table:table-cell table:style-name="ce6" office:value-type="float" office:value="-2904.96" calcext:value-type="float">
            <text:p>(R$2.904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41" calcext:value-type="float">
            <text:p>(R$4.341,00)</text:p>
          </table:table-cell>
          <table:table-cell table:style-name="ce6" office:value-type="float" office:value="12820.7" calcext:value-type="float">
            <text:p>R$12.820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8779" calcext:value-type="float">
            <text:p>8779</text:p>
          </table:table-cell>
          <table:table-cell table:style-name="ce3" office:value-type="string" calcext:value-type="string">
            <text:p>MARIA TOTI COGG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07.69" calcext:value-type="float">
            <text:p>R$13.607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-849.63" calcext:value-type="float">
            <text:p>(R$849,63)</text:p>
          </table:table-cell>
          <table:table-cell table:style-name="ce6" office:value-type="float" office:value="-2036.73" calcext:value-type="float">
            <text:p>(R$2.036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86.36" calcext:value-type="float">
            <text:p>(R$2.886,36)</text:p>
          </table:table-cell>
          <table:table-cell table:style-name="ce6" office:value-type="float" office:value="10721.33" calcext:value-type="float">
            <text:p>R$10.721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992" calcext:value-type="float">
            <text:p>4992</text:p>
          </table:table-cell>
          <table:table-cell table:style-name="ce3" office:value-type="string" calcext:value-type="string">
            <text:p>MARIA URSULA NEI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178.42" calcext:value-type="float">
            <text:p>R$17.178,42 </text:p>
          </table:table-cell>
          <table:table-cell table:style-name="ce6" office:value-type="float" office:value="2314.05" calcext:value-type="float">
            <text:p>R$2.314,0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492.47" calcext:value-type="float">
            <text:p>R$19.492,47 </text:p>
          </table:table-cell>
          <table:table-cell table:style-name="ce6" office:value-type="float" office:value="-1820.62" calcext:value-type="float">
            <text:p>(R$1.820,62)</text:p>
          </table:table-cell>
          <table:table-cell table:style-name="ce6" office:value-type="float" office:value="-3440.16" calcext:value-type="float">
            <text:p>(R$3.440,1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60.78" calcext:value-type="float">
            <text:p>(R$5.260,78)</text:p>
          </table:table-cell>
          <table:table-cell table:style-name="ce6" office:value-type="float" office:value="14231.69" calcext:value-type="float">
            <text:p>R$14.231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492" calcext:value-type="float">
            <text:p>4492</text:p>
          </table:table-cell>
          <table:table-cell table:style-name="ce3" office:value-type="string" calcext:value-type="string">
            <text:p>MARIA VANDA SOUSA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14503.17" calcext:value-type="float">
            <text:p>R$14.503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5535" calcext:value-type="float">
            <text:p>5535</text:p>
          </table:table-cell>
          <table:table-cell table:style-name="ce3" office:value-type="string" calcext:value-type="string">
            <text:p>MARIA VIRGINIA BASTOS DE MATTO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19962.37" calcext:value-type="float">
            <text:p>R$19.962,3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962.37" calcext:value-type="float">
            <text:p>R$19.962,37 </text:p>
          </table:table-cell>
          <table:table-cell table:style-name="ce6" office:value-type="float" office:value="-1898.15" calcext:value-type="float">
            <text:p>(R$1.898,15)</text:p>
          </table:table-cell>
          <table:table-cell table:style-name="ce6" office:value-type="float" office:value="-3548.06" calcext:value-type="float">
            <text:p>(R$3.548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46.21" calcext:value-type="float">
            <text:p>(R$5.446,21)</text:p>
          </table:table-cell>
          <table:table-cell table:style-name="ce6" office:value-type="float" office:value="14516.16" calcext:value-type="float">
            <text:p>R$14.516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3968" calcext:value-type="float">
            <text:p>3968</text:p>
          </table:table-cell>
          <table:table-cell table:style-name="ce3" office:value-type="string" calcext:value-type="string">
            <text:p>MARIA ZELI SELAU BORGES MANN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2566.65" calcext:value-type="float">
            <text:p>R$2.566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0.8" calcext:value-type="float">
            <text:p>R$15.800,80 </text:p>
          </table:table-cell>
          <table:table-cell table:style-name="ce6" office:value-type="float" office:value="-1211.49" calcext:value-type="float">
            <text:p>(R$1.211,49)</text:p>
          </table:table-cell>
          <table:table-cell table:style-name="ce6" office:value-type="float" office:value="-2540.32" calcext:value-type="float">
            <text:p>(R$2.540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51.81" calcext:value-type="float">
            <text:p>(R$3.751,81)</text:p>
          </table:table-cell>
          <table:table-cell table:style-name="ce6" office:value-type="float" office:value="12048.99" calcext:value-type="float">
            <text:p>R$12.048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417" calcext:value-type="float">
            <text:p>4417</text:p>
          </table:table-cell>
          <table:table-cell table:style-name="ce3" office:value-type="string" calcext:value-type="string">
            <text:p>MARIA ZELIA SOARES DE ALBUQUERQU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441.12" calcext:value-type="float">
            <text:p>R$18.441,12 </text:p>
          </table:table-cell>
          <table:table-cell table:style-name="ce6" office:value-type="float" office:value="-1647.14" calcext:value-type="float">
            <text:p>(R$1.647,14)</text:p>
          </table:table-cell>
          <table:table-cell table:style-name="ce6" office:value-type="float" office:value="-3198.75" calcext:value-type="float">
            <text:p>(R$3.19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5.89" calcext:value-type="float">
            <text:p>(R$4.845,89)</text:p>
          </table:table-cell>
          <table:table-cell table:style-name="ce6" office:value-type="float" office:value="13595.23" calcext:value-type="float">
            <text:p>R$13.595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49" calcext:value-type="float">
            <text:p>4949</text:p>
          </table:table-cell>
          <table:table-cell table:style-name="ce3" office:value-type="string" calcext:value-type="string">
            <text:p>MARIA ZILDA DOS SANTOS CORD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-867.24" calcext:value-type="float">
            <text:p>(R$867,24)</text:p>
          </table:table-cell>
          <table:table-cell table:style-name="ce6" office:value-type="float" office:value="-2113.38" calcext:value-type="float">
            <text:p>(R$2.113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80.62" calcext:value-type="float">
            <text:p>(R$2.980,62)</text:p>
          </table:table-cell>
          <table:table-cell table:style-name="ce6" office:value-type="float" office:value="10733.8" calcext:value-type="float">
            <text:p>R$10.733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165" calcext:value-type="float">
            <text:p>2165</text:p>
          </table:table-cell>
          <table:table-cell table:style-name="ce3" office:value-type="string" calcext:value-type="string">
            <text:p>MARIALDA ARAUJO SEPULVE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39.19" calcext:value-type="float">
            <text:p>R$18.539,19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86.31" calcext:value-type="float">
            <text:p>R$23.086,31 </text:p>
          </table:table-cell>
          <table:table-cell table:style-name="ce6" office:value-type="float" office:value="-2413.6" calcext:value-type="float">
            <text:p>(R$2.413,60)</text:p>
          </table:table-cell>
          <table:table-cell table:style-name="ce6" office:value-type="float" office:value="-4265.4" calcext:value-type="float">
            <text:p>(R$4.265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79" calcext:value-type="float">
            <text:p>(R$6.679,00)</text:p>
          </table:table-cell>
          <table:table-cell table:style-name="ce6" office:value-type="float" office:value="16407.31" calcext:value-type="float">
            <text:p>R$16.407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653" calcext:value-type="float">
            <text:p>3653</text:p>
          </table:table-cell>
          <table:table-cell table:style-name="ce3" office:value-type="string" calcext:value-type="string">
            <text:p>MARIANA BASTOS MA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11.9" calcext:value-type="float">
            <text:p>R$17.511,90 </text:p>
          </table:table-cell>
          <table:table-cell table:style-name="ce6" office:value-type="float" office:value="-1493.82" calcext:value-type="float">
            <text:p>(R$1.493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93.82" calcext:value-type="float">
            <text:p>(R$1.493,82)</text:p>
          </table:table-cell>
          <table:table-cell table:style-name="ce6" office:value-type="float" office:value="16018.08" calcext:value-type="float">
            <text:p>R$16.018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3382" calcext:value-type="float">
            <text:p>3382</text:p>
          </table:table-cell>
          <table:table-cell table:style-name="ce3" office:value-type="string" calcext:value-type="string">
            <text:p>MARIANGELA CARVALHO DIA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-818.81" calcext:value-type="float">
            <text:p>(R$818,81)</text:p>
          </table:table-cell>
          <table:table-cell table:style-name="ce6" office:value-type="float" office:value="-2517.44" calcext:value-type="float">
            <text:p>(R$2.517,4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36.25" calcext:value-type="float">
            <text:p>(R$3.336,25)</text:p>
          </table:table-cell>
          <table:table-cell table:style-name="ce6" office:value-type="float" office:value="10084.67" calcext:value-type="float">
            <text:p>R$10.084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446" calcext:value-type="float">
            <text:p>4446</text:p>
          </table:table-cell>
          <table:table-cell table:style-name="ce3" office:value-type="string" calcext:value-type="string">
            <text:p>MARICI CARDOSO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978.6" calcext:value-type="float">
            <text:p>R$1.978,6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84.63" calcext:value-type="float">
            <text:p>R$17.184,63 </text:p>
          </table:table-cell>
          <table:table-cell table:style-name="ce6" office:value-type="float" office:value="-1439.82" calcext:value-type="float">
            <text:p>(R$1.439,82)</text:p>
          </table:table-cell>
          <table:table-cell table:style-name="ce6" office:value-type="float" office:value="-2910.22" calcext:value-type="float">
            <text:p>(R$2.910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50.04" calcext:value-type="float">
            <text:p>(R$4.350,04)</text:p>
          </table:table-cell>
          <table:table-cell table:style-name="ce6" office:value-type="float" office:value="12834.59" calcext:value-type="float">
            <text:p>R$12.834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971" calcext:value-type="float">
            <text:p>5971</text:p>
          </table:table-cell>
          <table:table-cell table:style-name="ce3" office:value-type="string" calcext:value-type="string">
            <text:p>MARIELY MISSAGLIA MOUKARZEL SBARDELLINI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188.14" calcext:value-type="float">
            <text:p>R$21.188,1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188.14" calcext:value-type="float">
            <text:p>R$21.188,14 </text:p>
          </table:table-cell>
          <table:table-cell table:style-name="ce6" office:value-type="float" office:value="-2100.4" calcext:value-type="float">
            <text:p>(R$2.100,40)</text:p>
          </table:table-cell>
          <table:table-cell table:style-name="ce6" office:value-type="float" office:value="-4353.12" calcext:value-type="float">
            <text:p>(R$4.353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53.52" calcext:value-type="float">
            <text:p>(R$6.453,52)</text:p>
          </table:table-cell>
          <table:table-cell table:style-name="ce6" office:value-type="float" office:value="14734.62" calcext:value-type="float">
            <text:p>R$14.734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159" calcext:value-type="float">
            <text:p>4159</text:p>
          </table:table-cell>
          <table:table-cell table:style-name="ce3" office:value-type="string" calcext:value-type="string">
            <text:p>MARIETTA DE SOUZA E SOUZ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4772.84" calcext:value-type="float">
            <text:p>R$24.772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772.84" calcext:value-type="float">
            <text:p>R$24.772,84 </text:p>
          </table:table-cell>
          <table:table-cell table:style-name="ce6" office:value-type="float" office:value="-2691.88" calcext:value-type="float">
            <text:p>(R$2.691,8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691.88" calcext:value-type="float">
            <text:p>(R$2.691,88)</text:p>
          </table:table-cell>
          <table:table-cell table:style-name="ce6" office:value-type="float" office:value="22080.96" calcext:value-type="float">
            <text:p>R$22.080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681" calcext:value-type="float">
            <text:p>4681</text:p>
          </table:table-cell>
          <table:table-cell table:style-name="ce3" office:value-type="string" calcext:value-type="string">
            <text:p>MARILDA PINHEIRO DE ABREU AQUIN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0819.32" calcext:value-type="float">
            <text:p>R$20.819,32 </text:p>
          </table:table-cell>
          <table:table-cell table:style-name="ce6" office:value-type="float" office:value="5297.25" calcext:value-type="float">
            <text:p>R$5.297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16.57" calcext:value-type="float">
            <text:p>R$26.116,57 </text:p>
          </table:table-cell>
          <table:table-cell table:style-name="ce6" office:value-type="float" office:value="-2913.59" calcext:value-type="float">
            <text:p>(R$2.913,5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913.59" calcext:value-type="float">
            <text:p>(R$2.913,59)</text:p>
          </table:table-cell>
          <table:table-cell table:style-name="ce6" office:value-type="float" office:value="23202.98" calcext:value-type="float">
            <text:p>R$23.202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71" calcext:value-type="float">
            <text:p>2871</text:p>
          </table:table-cell>
          <table:table-cell table:style-name="ce3" office:value-type="string" calcext:value-type="string">
            <text:p>MARILENA MARTINS DA ROCH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3501.77" calcext:value-type="float">
            <text:p>R$3.501,7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96.46" calcext:value-type="float">
            <text:p>R$17.696,46 </text:p>
          </table:table-cell>
          <table:table-cell table:style-name="ce6" office:value-type="float" office:value="-1524.28" calcext:value-type="float">
            <text:p>(R$1.524,28)</text:p>
          </table:table-cell>
          <table:table-cell table:style-name="ce6" office:value-type="float" office:value="-2975.61" calcext:value-type="float">
            <text:p>(R$2.975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99.89" calcext:value-type="float">
            <text:p>(R$4.499,89)</text:p>
          </table:table-cell>
          <table:table-cell table:style-name="ce6" office:value-type="float" office:value="13196.57" calcext:value-type="float">
            <text:p>R$13.196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925" calcext:value-type="float">
            <text:p>2925</text:p>
          </table:table-cell>
          <table:table-cell table:style-name="ce3" office:value-type="string" calcext:value-type="string">
            <text:p>MARILENA MORENO MAGALHAES DO COU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846.71" calcext:value-type="float">
            <text:p>R$11.846,71 </text:p>
          </table:table-cell>
          <table:table-cell table:style-name="ce6" office:value-type="float" office:value="2389.3" calcext:value-type="float">
            <text:p>R$2.389,3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36.01" calcext:value-type="float">
            <text:p>R$14.236,01 </text:p>
          </table:table-cell>
          <table:table-cell table:style-name="ce6" office:value-type="float" office:value="-953.3" calcext:value-type="float">
            <text:p>(R$953,30)</text:p>
          </table:table-cell>
          <table:table-cell table:style-name="ce6" office:value-type="float" office:value="-2181.01" calcext:value-type="float">
            <text:p>(R$2.181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34.31" calcext:value-type="float">
            <text:p>(R$3.134,31)</text:p>
          </table:table-cell>
          <table:table-cell table:style-name="ce6" office:value-type="float" office:value="11101.7" calcext:value-type="float">
            <text:p>R$11.101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23549" calcext:value-type="float">
            <text:p>23549</text:p>
          </table:table-cell>
          <table:table-cell table:style-name="ce3" office:value-type="string" calcext:value-type="string">
            <text:p>MARILSA TEREZINHA WANZELER CASTEL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-902.46" calcext:value-type="float">
            <text:p>(R$902,46)</text:p>
          </table:table-cell>
          <table:table-cell table:style-name="ce6" office:value-type="float" office:value="-2633.85" calcext:value-type="float">
            <text:p>(R$2.633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6.31" calcext:value-type="float">
            <text:p>(R$3.536,31)</text:p>
          </table:table-cell>
          <table:table-cell table:style-name="ce6" office:value-type="float" office:value="10391.57" calcext:value-type="float">
            <text:p>R$10.391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061" calcext:value-type="float">
            <text:p>4061</text:p>
          </table:table-cell>
          <table:table-cell table:style-name="ce3" office:value-type="string" calcext:value-type="string">
            <text:p>MARINALDA RAMOS BARCEL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366.12" calcext:value-type="float">
            <text:p>R$15.366,12 </text:p>
          </table:table-cell>
          <table:table-cell table:style-name="ce6" office:value-type="float" office:value="3565.27" calcext:value-type="float">
            <text:p>R$3.565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931.39" calcext:value-type="float">
            <text:p>R$18.931,39 </text:p>
          </table:table-cell>
          <table:table-cell table:style-name="ce6" office:value-type="float" office:value="-1728.04" calcext:value-type="float">
            <text:p>(R$1.728,04)</text:p>
          </table:table-cell>
          <table:table-cell table:style-name="ce6" office:value-type="float" office:value="-3834.92" calcext:value-type="float">
            <text:p>(R$3.834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62.96" calcext:value-type="float">
            <text:p>(R$5.562,96)</text:p>
          </table:table-cell>
          <table:table-cell table:style-name="ce6" office:value-type="float" office:value="13368.43" calcext:value-type="float">
            <text:p>R$13.368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792" calcext:value-type="float">
            <text:p>4792</text:p>
          </table:table-cell>
          <table:table-cell table:style-name="ce3" office:value-type="string" calcext:value-type="string">
            <text:p>MARINETE ALVES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92.41" calcext:value-type="float">
            <text:p>R$18.092,41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076.96" calcext:value-type="float">
            <text:p>R$21.076,96 </text:p>
          </table:table-cell>
          <table:table-cell table:style-name="ce6" office:value-type="float" office:value="-2082.06" calcext:value-type="float">
            <text:p>(R$2.082,06)</text:p>
          </table:table-cell>
          <table:table-cell table:style-name="ce6" office:value-type="float" office:value="-3804" calcext:value-type="float">
            <text:p>(R$3.804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86.06" calcext:value-type="float">
            <text:p>(R$5.886,06)</text:p>
          </table:table-cell>
          <table:table-cell table:style-name="ce6" office:value-type="float" office:value="15190.9" calcext:value-type="float">
            <text:p>R$15.190,9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22688" calcext:value-type="float">
            <text:p>22688</text:p>
          </table:table-cell>
          <table:table-cell table:style-name="ce3" office:value-type="string" calcext:value-type="string">
            <text:p>MARIO DE JESUS CRUZ PIN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80.79" calcext:value-type="float">
            <text:p>R$13.180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90" calcext:value-type="float">
            <text:p>(R$1.990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72.24" calcext:value-type="float">
            <text:p>(R$2.772,24)</text:p>
          </table:table-cell>
          <table:table-cell table:style-name="ce6" office:value-type="float" office:value="10408.55" calcext:value-type="float">
            <text:p>R$10.408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RUGUAIANA</text:p>
          </table:table-cell>
          <table:table-cell table:style-name="ce4" office:value-type="float" office:value="5874" calcext:value-type="float">
            <text:p>5874</text:p>
          </table:table-cell>
          <table:table-cell table:style-name="ce3" office:value-type="string" calcext:value-type="string">
            <text:p>MARIO FOGACA DE JESU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762.29" calcext:value-type="float">
            <text:p>R$8.762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762.29" calcext:value-type="float">
            <text:p>R$8.762,29 </text:p>
          </table:table-cell>
          <table:table-cell table:style-name="ce6" office:value-type="float" office:value="-141.56" calcext:value-type="float">
            <text:p>(R$141,5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1.56" calcext:value-type="float">
            <text:p>(R$141,56)</text:p>
          </table:table-cell>
          <table:table-cell table:style-name="ce6" office:value-type="float" office:value="8620.73" calcext:value-type="float">
            <text:p>R$8.620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87" calcext:value-type="float">
            <text:p>4987</text:p>
          </table:table-cell>
          <table:table-cell table:style-name="ce3" office:value-type="string" calcext:value-type="string">
            <text:p>MARIO ROMANO CARVALHAES</text:p>
          </table:table-cell>
          <table:table-cell table:style-name="ce4" office:value-type="string" calcext:value-type="string">
            <text:p>TEC. APOIO ESPECIALIZADO - TRANSPORTE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663.68" calcext:value-type="float">
            <text:p>(R$2.663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63.81" calcext:value-type="float">
            <text:p>(R$3.963,81)</text:p>
          </table:table-cell>
          <table:table-cell table:style-name="ce6" office:value-type="float" office:value="12374.19" calcext:value-type="float">
            <text:p>R$12.374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928" calcext:value-type="float">
            <text:p>2928</text:p>
          </table:table-cell>
          <table:table-cell table:style-name="ce3" office:value-type="string" calcext:value-type="string">
            <text:p>MARISA DA COSTA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5" calcext:value-type="float">
            <text:p>R$15.377,45 </text:p>
          </table:table-cell>
          <table:table-cell table:style-name="ce6" office:value-type="float" office:value="-1141.64" calcext:value-type="float">
            <text:p>(R$1.141,6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14235.81" calcext:value-type="float">
            <text:p>R$14.235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3202" calcext:value-type="float">
            <text:p>13202</text:p>
          </table:table-cell>
          <table:table-cell table:style-name="ce3" office:value-type="string" calcext:value-type="string">
            <text:p>MARISA SALETE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4019.08" calcext:value-type="float">
            <text:p>R$4.019,0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33.73" calcext:value-type="float">
            <text:p>R$18.133,73 </text:p>
          </table:table-cell>
          <table:table-cell table:style-name="ce6" office:value-type="float" office:value="-1596.43" calcext:value-type="float">
            <text:p>(R$1.596,43)</text:p>
          </table:table-cell>
          <table:table-cell table:style-name="ce6" office:value-type="float" office:value="-3599.62" calcext:value-type="float">
            <text:p>(R$3.599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96.05" calcext:value-type="float">
            <text:p>(R$5.196,05)</text:p>
          </table:table-cell>
          <table:table-cell table:style-name="ce6" office:value-type="float" office:value="12937.68" calcext:value-type="float">
            <text:p>R$12.937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38" calcext:value-type="float">
            <text:p>4938</text:p>
          </table:table-cell>
          <table:table-cell table:style-name="ce3" office:value-type="string" calcext:value-type="string">
            <text:p>MARISPERC DE SOUSA LIM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2445" calcext:value-type="float">
            <text:p>R$2.445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59.65" calcext:value-type="float">
            <text:p>R$16.559,65 </text:p>
          </table:table-cell>
          <table:table-cell table:style-name="ce6" office:value-type="float" office:value="-1336.7" calcext:value-type="float">
            <text:p>(R$1.336,70)</text:p>
          </table:table-cell>
          <table:table-cell table:style-name="ce6" office:value-type="float" office:value="-3238.17" calcext:value-type="float">
            <text:p>(R$3.238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74.87" calcext:value-type="float">
            <text:p>(R$4.574,87)</text:p>
          </table:table-cell>
          <table:table-cell table:style-name="ce6" office:value-type="float" office:value="11984.78" calcext:value-type="float">
            <text:p>R$11.984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090" calcext:value-type="float">
            <text:p>4090</text:p>
          </table:table-cell>
          <table:table-cell table:style-name="ce3" office:value-type="string" calcext:value-type="string">
            <text:p>MARISTELA MARQUES DE SOU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358.23" calcext:value-type="float">
            <text:p>(R$3.35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1.21" calcext:value-type="float">
            <text:p>(R$4.781,21)</text:p>
          </table:table-cell>
          <table:table-cell table:style-name="ce6" office:value-type="float" office:value="12301.32" calcext:value-type="float">
            <text:p>R$12.301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404" calcext:value-type="float">
            <text:p>2404</text:p>
          </table:table-cell>
          <table:table-cell table:style-name="ce3" office:value-type="string" calcext:value-type="string">
            <text:p>MARITA DE CASTRO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25.74" calcext:value-type="float">
            <text:p>R$17.225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25.74" calcext:value-type="float">
            <text:p>R$17.225,74 </text:p>
          </table:table-cell>
          <table:table-cell table:style-name="ce6" office:value-type="float" office:value="-1446.61" calcext:value-type="float">
            <text:p>(R$1.446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46.61" calcext:value-type="float">
            <text:p>(R$1.446,61)</text:p>
          </table:table-cell>
          <table:table-cell table:style-name="ce6" office:value-type="float" office:value="15779.13" calcext:value-type="float">
            <text:p>R$15.77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082" calcext:value-type="float">
            <text:p>4082</text:p>
          </table:table-cell>
          <table:table-cell table:style-name="ce3" office:value-type="string" calcext:value-type="string">
            <text:p>MARIZA MARQUES BEN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72.85" calcext:value-type="float">
            <text:p>R$15.472,8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95.98" calcext:value-type="float">
            <text:p>R$17.295,98 </text:p>
          </table:table-cell>
          <table:table-cell table:style-name="ce6" office:value-type="float" office:value="-1458.2" calcext:value-type="float">
            <text:p>(R$1.458,20)</text:p>
          </table:table-cell>
          <table:table-cell table:style-name="ce6" office:value-type="float" office:value="-2883.65" calcext:value-type="float">
            <text:p>(R$2.883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41.85" calcext:value-type="float">
            <text:p>(R$4.341,85)</text:p>
          </table:table-cell>
          <table:table-cell table:style-name="ce6" office:value-type="float" office:value="12954.13" calcext:value-type="float">
            <text:p>R$12.954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5678" calcext:value-type="float">
            <text:p>5678</text:p>
          </table:table-cell>
          <table:table-cell table:style-name="ce3" office:value-type="string" calcext:value-type="string">
            <text:p>MARIZA SANTOS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818.56" calcext:value-type="float">
            <text:p>R$23.818,56 </text:p>
          </table:table-cell>
          <table:table-cell table:style-name="ce6" office:value-type="float" office:value="-2534.42" calcext:value-type="float">
            <text:p>(R$2.534,42)</text:p>
          </table:table-cell>
          <table:table-cell table:style-name="ce6" office:value-type="float" office:value="-4433.54" calcext:value-type="float">
            <text:p>(R$4.433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67.96" calcext:value-type="float">
            <text:p>(R$6.967,96)</text:p>
          </table:table-cell>
          <table:table-cell table:style-name="ce6" office:value-type="float" office:value="16850.6" calcext:value-type="float">
            <text:p>R$16.850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50" calcext:value-type="float">
            <text:p>4950</text:p>
          </table:table-cell>
          <table:table-cell table:style-name="ce3" office:value-type="string" calcext:value-type="string">
            <text:p>MARLENE BAHNEMAN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152.18" calcext:value-type="float">
            <text:p>R$15.152,1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152.18" calcext:value-type="float">
            <text:p>R$15.152,18 </text:p>
          </table:table-cell>
          <table:table-cell table:style-name="ce6" office:value-type="float" office:value="-1104.47" calcext:value-type="float">
            <text:p>(R$1.104,47)</text:p>
          </table:table-cell>
          <table:table-cell table:style-name="ce6" office:value-type="float" office:value="-2443.52" calcext:value-type="float">
            <text:p>(R$2.443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7.99" calcext:value-type="float">
            <text:p>(R$3.547,99)</text:p>
          </table:table-cell>
          <table:table-cell table:style-name="ce6" office:value-type="float" office:value="11604.19" calcext:value-type="float">
            <text:p>R$11.604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44" calcext:value-type="float">
            <text:p>4444</text:p>
          </table:table-cell>
          <table:table-cell table:style-name="ce3" office:value-type="string" calcext:value-type="string">
            <text:p>MARLENE FERREIRA DE QUEIRO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6040.57" calcext:value-type="float">
            <text:p>R$16.040,5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41.06" calcext:value-type="float">
            <text:p>R$18.641,06 </text:p>
          </table:table-cell>
          <table:table-cell table:style-name="ce6" office:value-type="float" office:value="-1680.13" calcext:value-type="float">
            <text:p>(R$1.680,13)</text:p>
          </table:table-cell>
          <table:table-cell table:style-name="ce6" office:value-type="float" office:value="-3244.66" calcext:value-type="float">
            <text:p>(R$3.244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24.79" calcext:value-type="float">
            <text:p>(R$4.924,79)</text:p>
          </table:table-cell>
          <table:table-cell table:style-name="ce6" office:value-type="float" office:value="13716.27" calcext:value-type="float">
            <text:p>R$13.716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2723" calcext:value-type="float">
            <text:p>2723</text:p>
          </table:table-cell>
          <table:table-cell table:style-name="ce3" office:value-type="string" calcext:value-type="string">
            <text:p>MARLENE LURDES GOLIN ZANIN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450.8" calcext:value-type="float">
            <text:p>R$21.450,80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909.3" calcext:value-type="float">
            <text:p>R$22.909,30 </text:p>
          </table:table-cell>
          <table:table-cell table:style-name="ce6" office:value-type="float" office:value="-2384.39" calcext:value-type="float">
            <text:p>(R$2.384,3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84.39" calcext:value-type="float">
            <text:p>(R$2.384,39)</text:p>
          </table:table-cell>
          <table:table-cell table:style-name="ce6" office:value-type="float" office:value="20524.91" calcext:value-type="float">
            <text:p>R$20.524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824" calcext:value-type="float">
            <text:p>4824</text:p>
          </table:table-cell>
          <table:table-cell table:style-name="ce3" office:value-type="string" calcext:value-type="string">
            <text:p>MARLENE MARQUES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14458.61" calcext:value-type="float">
            <text:p>R$14.458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89" calcext:value-type="float">
            <text:p>4789</text:p>
          </table:table-cell>
          <table:table-cell table:style-name="ce3" office:value-type="string" calcext:value-type="string">
            <text:p>MARLETE MARIA PRATA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05.33" calcext:value-type="float">
            <text:p>R$17.605,33 </text:p>
          </table:table-cell>
          <table:table-cell table:style-name="ce6" office:value-type="float" office:value="3606.84" calcext:value-type="float">
            <text:p>R$3.606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12.17" calcext:value-type="float">
            <text:p>R$21.212,17 </text:p>
          </table:table-cell>
          <table:table-cell table:style-name="ce6" office:value-type="float" office:value="-2104.37" calcext:value-type="float">
            <text:p>(R$2.104,37)</text:p>
          </table:table-cell>
          <table:table-cell table:style-name="ce6" office:value-type="float" office:value="-3782.91" calcext:value-type="float">
            <text:p>(R$3.782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887.28" calcext:value-type="float">
            <text:p>(R$5.887,28)</text:p>
          </table:table-cell>
          <table:table-cell table:style-name="ce6" office:value-type="float" office:value="15324.89" calcext:value-type="float">
            <text:p>R$15.324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028" calcext:value-type="float">
            <text:p>6028</text:p>
          </table:table-cell>
          <table:table-cell table:style-name="ce3" office:value-type="string" calcext:value-type="string">
            <text:p>MARLI HOFSTATTER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940.75" calcext:value-type="float">
            <text:p>R$940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01.58" calcext:value-type="float">
            <text:p>R$14.201,58 </text:p>
          </table:table-cell>
          <table:table-cell table:style-name="ce6" office:value-type="float" office:value="-947.62" calcext:value-type="float">
            <text:p>(R$947,62)</text:p>
          </table:table-cell>
          <table:table-cell table:style-name="ce6" office:value-type="float" office:value="-2644.56" calcext:value-type="float">
            <text:p>(R$2.644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2.18" calcext:value-type="float">
            <text:p>(R$3.592,18)</text:p>
          </table:table-cell>
          <table:table-cell table:style-name="ce6" office:value-type="float" office:value="10609.4" calcext:value-type="float">
            <text:p>R$10.609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3974" calcext:value-type="float">
            <text:p>3974</text:p>
          </table:table-cell>
          <table:table-cell table:style-name="ce3" office:value-type="string" calcext:value-type="string">
            <text:p>MARLIZI WANDER HEPP BRANDALISE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983" calcext:value-type="float">
            <text:p>R$22.983,00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967.55" calcext:value-type="float">
            <text:p>R$25.967,55 </text:p>
          </table:table-cell>
          <table:table-cell table:style-name="ce6" office:value-type="float" office:value="-2889.01" calcext:value-type="float">
            <text:p>(R$2.889,0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89.01" calcext:value-type="float">
            <text:p>(R$2.889,01)</text:p>
          </table:table-cell>
          <table:table-cell table:style-name="ce6" office:value-type="float" office:value="23078.54" calcext:value-type="float">
            <text:p>R$23.078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64" calcext:value-type="float">
            <text:p>4864</text:p>
          </table:table-cell>
          <table:table-cell table:style-name="ce3" office:value-type="string" calcext:value-type="string">
            <text:p>MARLY ALBUQUERQUE DE SOU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1.87" calcext:value-type="float">
            <text:p>R$13.711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5" calcext:value-type="float">
            <text:p>R$15.535,00 </text:p>
          </table:table-cell>
          <table:table-cell table:style-name="ce6" office:value-type="float" office:value="-1167.64" calcext:value-type="float">
            <text:p>(R$1.167,6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67.64" calcext:value-type="float">
            <text:p>(R$1.167,64)</text:p>
          </table:table-cell>
          <table:table-cell table:style-name="ce6" office:value-type="float" office:value="14367.36" calcext:value-type="float">
            <text:p>R$14.367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71" calcext:value-type="float">
            <text:p>4671</text:p>
          </table:table-cell>
          <table:table-cell table:style-name="ce3" office:value-type="string" calcext:value-type="string">
            <text:p>MARLY BEZERRA BATIS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793.33" calcext:value-type="float">
            <text:p>R$11.793,33 </text:p>
          </table:table-cell>
          <table:table-cell table:style-name="ce6" office:value-type="float" office:value="1670.01" calcext:value-type="float">
            <text:p>R$1.670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463.34" calcext:value-type="float">
            <text:p>R$13.463,34 </text:p>
          </table:table-cell>
          <table:table-cell table:style-name="ce6" office:value-type="float" office:value="-825.81" calcext:value-type="float">
            <text:p>(R$825,81)</text:p>
          </table:table-cell>
          <table:table-cell table:style-name="ce6" office:value-type="float" office:value="-2055.72" calcext:value-type="float">
            <text:p>(R$2.055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81.53" calcext:value-type="float">
            <text:p>(R$2.881,53)</text:p>
          </table:table-cell>
          <table:table-cell table:style-name="ce6" office:value-type="float" office:value="10581.81" calcext:value-type="float">
            <text:p>R$10.581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22067" calcext:value-type="float">
            <text:p>22067</text:p>
          </table:table-cell>
          <table:table-cell table:style-name="ce3" office:value-type="string" calcext:value-type="string">
            <text:p>MARLY COSTA RAMUSK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3876.61" calcext:value-type="float">
            <text:p>R$3.876,6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991.26" calcext:value-type="float">
            <text:p>R$17.991,26 </text:p>
          </table:table-cell>
          <table:table-cell table:style-name="ce6" office:value-type="float" office:value="-1572.92" calcext:value-type="float">
            <text:p>(R$1.572,92)</text:p>
          </table:table-cell>
          <table:table-cell table:style-name="ce6" office:value-type="float" office:value="-3619.04" calcext:value-type="float">
            <text:p>(R$3.619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91.96" calcext:value-type="float">
            <text:p>(R$5.191,96)</text:p>
          </table:table-cell>
          <table:table-cell table:style-name="ce6" office:value-type="float" office:value="12799.3" calcext:value-type="float">
            <text:p>R$12.799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12" calcext:value-type="float">
            <text:p>2112</text:p>
          </table:table-cell>
          <table:table-cell table:style-name="ce3" office:value-type="string" calcext:value-type="string">
            <text:p>MARLY GONDIM GOMES DE MA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434.86" calcext:value-type="float">
            <text:p>R$21.434,86 </text:p>
          </table:table-cell>
          <table:table-cell table:style-name="ce6" office:value-type="float" office:value="-2141.11" calcext:value-type="float">
            <text:p>(R$2.141,11)</text:p>
          </table:table-cell>
          <table:table-cell table:style-name="ce6" office:value-type="float" office:value="-3886.18" calcext:value-type="float">
            <text:p>(R$3.886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27.29" calcext:value-type="float">
            <text:p>(R$6.027,29)</text:p>
          </table:table-cell>
          <table:table-cell table:style-name="ce6" office:value-type="float" office:value="15407.57" calcext:value-type="float">
            <text:p>R$15.407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50" calcext:value-type="float">
            <text:p>4450</text:p>
          </table:table-cell>
          <table:table-cell table:style-name="ce3" office:value-type="string" calcext:value-type="string">
            <text:p>MARLY PEREIR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015.68" calcext:value-type="float">
            <text:p>R$12.015,6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838.81" calcext:value-type="float">
            <text:p>R$13.838,81 </text:p>
          </table:table-cell>
          <table:table-cell table:style-name="ce6" office:value-type="float" office:value="-887.76" calcext:value-type="float">
            <text:p>(R$887,76)</text:p>
          </table:table-cell>
          <table:table-cell table:style-name="ce6" office:value-type="float" office:value="-2089.8" calcext:value-type="float">
            <text:p>(R$2.089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77.56" calcext:value-type="float">
            <text:p>(R$2.977,56)</text:p>
          </table:table-cell>
          <table:table-cell table:style-name="ce6" office:value-type="float" office:value="10861.25" calcext:value-type="float">
            <text:p>R$10.861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147" calcext:value-type="float">
            <text:p>4147</text:p>
          </table:table-cell>
          <table:table-cell table:style-name="ce3" office:value-type="string" calcext:value-type="string">
            <text:p>MARTA FIUZA FURTAD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72.76" calcext:value-type="float">
            <text:p>R$16.572,76 </text:p>
          </table:table-cell>
          <table:table-cell table:style-name="ce6" office:value-type="float" office:value="-1338.87" calcext:value-type="float">
            <text:p>(R$1.338,87)</text:p>
          </table:table-cell>
          <table:table-cell table:style-name="ce6" office:value-type="float" office:value="-3241.18" calcext:value-type="float">
            <text:p>(R$3.241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80.05" calcext:value-type="float">
            <text:p>(R$4.580,05)</text:p>
          </table:table-cell>
          <table:table-cell table:style-name="ce6" office:value-type="float" office:value="11992.71" calcext:value-type="float">
            <text:p>R$11.992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121" calcext:value-type="float">
            <text:p>5121</text:p>
          </table:table-cell>
          <table:table-cell table:style-name="ce3" office:value-type="string" calcext:value-type="string">
            <text:p>MARTA LIGIA DE FREITAS VIEIRA CARDOSO</text:p>
          </table:table-cell>
          <table:table-cell table:style-name="ce4" office:value-type="string" calcext:value-type="string">
            <text:p>ANALISTA DO MPU/PERITO EM ENGENHARIA CIVIL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43.45" calcext:value-type="float">
            <text:p>R$23.643,45 </text:p>
          </table:table-cell>
          <table:table-cell table:style-name="ce6" office:value-type="float" office:value="-2505.53" calcext:value-type="float">
            <text:p>(R$2.505,53)</text:p>
          </table:table-cell>
          <table:table-cell table:style-name="ce6" office:value-type="float" office:value="-4393.33" calcext:value-type="float">
            <text:p>(R$4.393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98.86" calcext:value-type="float">
            <text:p>(R$6.898,86)</text:p>
          </table:table-cell>
          <table:table-cell table:style-name="ce6" office:value-type="float" office:value="16744.59" calcext:value-type="float">
            <text:p>R$16.744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004" calcext:value-type="float">
            <text:p>4004</text:p>
          </table:table-cell>
          <table:table-cell table:style-name="ce3" office:value-type="string" calcext:value-type="string">
            <text:p>MARTA MARTINS PATTUZZ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932.73" calcext:value-type="float">
            <text:p>R$19.932,73 </text:p>
          </table:table-cell>
          <table:table-cell table:style-name="ce6" office:value-type="float" office:value="-1893.26" calcext:value-type="float">
            <text:p>(R$1.893,26)</text:p>
          </table:table-cell>
          <table:table-cell table:style-name="ce6" office:value-type="float" office:value="-4012.71" calcext:value-type="float">
            <text:p>(R$4.012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05.97" calcext:value-type="float">
            <text:p>(R$5.905,97)</text:p>
          </table:table-cell>
          <table:table-cell table:style-name="ce6" office:value-type="float" office:value="14026.76" calcext:value-type="float">
            <text:p>R$14.026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618" calcext:value-type="float">
            <text:p>2618</text:p>
          </table:table-cell>
          <table:table-cell table:style-name="ce3" office:value-type="string" calcext:value-type="string">
            <text:p>MARTA RIZZI DANIEL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13.16" calcext:value-type="float">
            <text:p>R$26.113,16 </text:p>
          </table:table-cell>
          <table:table-cell table:style-name="ce6" office:value-type="float" office:value="-2913.03" calcext:value-type="float">
            <text:p>(R$2.913,03)</text:p>
          </table:table-cell>
          <table:table-cell table:style-name="ce6" office:value-type="float" office:value="-4908.3" calcext:value-type="float">
            <text:p>(R$4.908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21.33" calcext:value-type="float">
            <text:p>(R$7.821,33)</text:p>
          </table:table-cell>
          <table:table-cell table:style-name="ce6" office:value-type="float" office:value="18291.83" calcext:value-type="float">
            <text:p>R$18.291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3038" calcext:value-type="float">
            <text:p>3038</text:p>
          </table:table-cell>
          <table:table-cell table:style-name="ce3" office:value-type="string" calcext:value-type="string">
            <text:p>MARTA ROBERTI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895.45" calcext:value-type="float">
            <text:p>R$22.895,45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353.94" calcext:value-type="float">
            <text:p>R$24.353,94 </text:p>
          </table:table-cell>
          <table:table-cell table:style-name="ce6" office:value-type="float" office:value="-2622.76" calcext:value-type="float">
            <text:p>(R$2.622,76)</text:p>
          </table:table-cell>
          <table:table-cell table:style-name="ce6" office:value-type="float" office:value="-5080.07" calcext:value-type="float">
            <text:p>(R$5.080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02.83" calcext:value-type="float">
            <text:p>(R$7.702,83)</text:p>
          </table:table-cell>
          <table:table-cell table:style-name="ce6" office:value-type="float" office:value="16651.11" calcext:value-type="float">
            <text:p>R$16.651,1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19376" calcext:value-type="float">
            <text:p>19376</text:p>
          </table:table-cell>
          <table:table-cell table:style-name="ce3" office:value-type="string" calcext:value-type="string">
            <text:p>MARTA SODR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1161.87" calcext:value-type="float">
            <text:p>R$11.161,87 </text:p>
          </table:table-cell>
          <table:table-cell table:style-name="ce6" office:value-type="float" office:value="2403.83" calcext:value-type="float">
            <text:p>R$2.403,8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65.7" calcext:value-type="float">
            <text:p>R$13.565,70 </text:p>
          </table:table-cell>
          <table:table-cell table:style-name="ce6" office:value-type="float" office:value="-842.7" calcext:value-type="float">
            <text:p>(R$842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42.7" calcext:value-type="float">
            <text:p>(R$842,70)</text:p>
          </table:table-cell>
          <table:table-cell table:style-name="ce6" office:value-type="float" office:value="12723" calcext:value-type="float">
            <text:p>R$12.723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623" calcext:value-type="float">
            <text:p>5623</text:p>
          </table:table-cell>
          <table:table-cell table:style-name="ce3" office:value-type="string" calcext:value-type="string">
            <text:p>MARTHA CORREIA DUART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-858.43" calcext:value-type="float">
            <text:p>(R$858,43)</text:p>
          </table:table-cell>
          <table:table-cell table:style-name="ce6" office:value-type="float" office:value="-2624.72" calcext:value-type="float">
            <text:p>(R$2.624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3.15" calcext:value-type="float">
            <text:p>(R$3.483,15)</text:p>
          </table:table-cell>
          <table:table-cell table:style-name="ce6" office:value-type="float" office:value="10177.91" calcext:value-type="float">
            <text:p>R$10.177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5944" calcext:value-type="float">
            <text:p>5944</text:p>
          </table:table-cell>
          <table:table-cell table:style-name="ce3" office:value-type="string" calcext:value-type="string">
            <text:p>MARTHA IZABEL DE SOUZA DUARTE REZENDE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2895.45" calcext:value-type="float">
            <text:p>R$22.895,45 </text:p>
          </table:table-cell>
          <table:table-cell table:style-name="ce6" office:value-type="float" office:value="1537.63" calcext:value-type="float">
            <text:p>R$1.537,6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433.08" calcext:value-type="float">
            <text:p>R$24.433,08 </text:p>
          </table:table-cell>
          <table:table-cell table:style-name="ce6" office:value-type="float" office:value="-2635.82" calcext:value-type="float">
            <text:p>(R$2.635,82)</text:p>
          </table:table-cell>
          <table:table-cell table:style-name="ce6" office:value-type="float" office:value="-5098.24" calcext:value-type="float">
            <text:p>(R$5.098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734.06" calcext:value-type="float">
            <text:p>(R$7.734,06)</text:p>
          </table:table-cell>
          <table:table-cell table:style-name="ce6" office:value-type="float" office:value="16699.02" calcext:value-type="float">
            <text:p>R$16.699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240" calcext:value-type="float">
            <text:p>9240</text:p>
          </table:table-cell>
          <table:table-cell table:style-name="ce3" office:value-type="string" calcext:value-type="string">
            <text:p>MARY FATUCH BARCAT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-19608.76" calcext:value-type="float">
            <text:p>(R$19.608,7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846.63" calcext:value-type="float">
            <text:p>(R$6.846,63)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-26455.39" calcext:value-type="float">
            <text:p>(R$26.455,39)</text:p>
          </table:table-cell>
          <table:table-cell table:style-name="ce6" office:value-type="float" office:value="1839.81" calcext:value-type="float">
            <text:p>R$1.839,81 </text:p>
          </table:table-cell>
          <table:table-cell table:style-name="ce6" office:value-type="float" office:value="3323.01" calcext:value-type="float">
            <text:p>R$3.323,0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5162.82" calcext:value-type="float">
            <text:p>R$5.162,82 </text:p>
          </table:table-cell>
          <table:table-cell table:style-name="ce6" office:value-type="float" office:value="-21292.57" calcext:value-type="float">
            <text:p>(R$21.292,57)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6125" calcext:value-type="float">
            <text:p>6125</text:p>
          </table:table-cell>
          <table:table-cell table:style-name="ce3" office:value-type="string" calcext:value-type="string">
            <text:p>MARY LUCY PEREIRA SOUS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379.53" calcext:value-type="float">
            <text:p>(R$4.379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73.83" calcext:value-type="float">
            <text:p>(R$6.573,83)</text:p>
          </table:table-cell>
          <table:table-cell table:style-name="ce6" office:value-type="float" office:value="15183.41" calcext:value-type="float">
            <text:p>R$15.183,4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74" calcext:value-type="float">
            <text:p>4974</text:p>
          </table:table-cell>
          <table:table-cell table:style-name="ce3" office:value-type="string" calcext:value-type="string">
            <text:p>MASICA DE CASTRO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2289.54" calcext:value-type="float">
            <text:p>R$2.289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50.6" calcext:value-type="float">
            <text:p>R$15.950,60 </text:p>
          </table:table-cell>
          <table:table-cell table:style-name="ce6" office:value-type="float" office:value="-1236.21" calcext:value-type="float">
            <text:p>(R$1.236,21)</text:p>
          </table:table-cell>
          <table:table-cell table:style-name="ce6" office:value-type="float" office:value="-3150.45" calcext:value-type="float">
            <text:p>(R$3.150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6.66" calcext:value-type="float">
            <text:p>(R$4.386,66)</text:p>
          </table:table-cell>
          <table:table-cell table:style-name="ce6" office:value-type="float" office:value="11563.94" calcext:value-type="float">
            <text:p>R$11.563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UNDIAI</text:p>
          </table:table-cell>
          <table:table-cell table:style-name="ce4" office:value-type="float" office:value="28738" calcext:value-type="float">
            <text:p>28738</text:p>
          </table:table-cell>
          <table:table-cell table:style-name="ce3" office:value-type="string" calcext:value-type="string">
            <text:p>MAURILHO LUIZ QUITERI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5" calcext:value-type="float">
            <text:p>R$15.377,45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390.97" calcext:value-type="float">
            <text:p>(R$2.390,9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2.61" calcext:value-type="float">
            <text:p>(R$3.532,61)</text:p>
          </table:table-cell>
          <table:table-cell table:style-name="ce6" office:value-type="float" office:value="11844.84" calcext:value-type="float">
            <text:p>R$11.844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57" calcext:value-type="float">
            <text:p>4757</text:p>
          </table:table-cell>
          <table:table-cell table:style-name="ce3" office:value-type="string" calcext:value-type="string">
            <text:p>MAURO CALHEIR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4454.39" calcext:value-type="float">
            <text:p>R$24.454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454.39" calcext:value-type="float">
            <text:p>R$24.454,3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24.68" calcext:value-type="float">
            <text:p>(R$5.724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24.68" calcext:value-type="float">
            <text:p>(R$5.724,68)</text:p>
          </table:table-cell>
          <table:table-cell table:style-name="ce6" office:value-type="float" office:value="18729.71" calcext:value-type="float">
            <text:p>R$18.729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6253" calcext:value-type="float">
            <text:p>6253</text:p>
          </table:table-cell>
          <table:table-cell table:style-name="ce3" office:value-type="string" calcext:value-type="string">
            <text:p>MAURO GONCALVES CESAR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19562.94" calcext:value-type="float">
            <text:p>R$19.562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9242" calcext:value-type="float">
            <text:p>9242</text:p>
          </table:table-cell>
          <table:table-cell table:style-name="ce3" office:value-type="string" calcext:value-type="string">
            <text:p>MAYBE FERNANDES CORD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572.68" calcext:value-type="float">
            <text:p>R$18.572,6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299.38" calcext:value-type="float">
            <text:p>R$23.299,38 </text:p>
          </table:table-cell>
          <table:table-cell table:style-name="ce6" office:value-type="float" office:value="-2448.76" calcext:value-type="float">
            <text:p>(R$2.448,76)</text:p>
          </table:table-cell>
          <table:table-cell table:style-name="ce6" office:value-type="float" office:value="-4314.32" calcext:value-type="float">
            <text:p>(R$4.314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63.08" calcext:value-type="float">
            <text:p>(R$6.763,08)</text:p>
          </table:table-cell>
          <table:table-cell table:style-name="ce6" office:value-type="float" office:value="16536.3" calcext:value-type="float">
            <text:p>R$16.536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1051" calcext:value-type="float">
            <text:p>21051</text:p>
          </table:table-cell>
          <table:table-cell table:style-name="ce3" office:value-type="string" calcext:value-type="string">
            <text:p>MAYRA DE FARIA PINH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273.31" calcext:value-type="float">
            <text:p>R$8.273,3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273.31" calcext:value-type="float">
            <text:p>R$8.273,31 </text:p>
          </table:table-cell>
          <table:table-cell table:style-name="ce6" office:value-type="float" office:value="-70.66" calcext:value-type="float">
            <text:p>(R$70,66)</text:p>
          </table:table-cell>
          <table:table-cell table:style-name="ce6" office:value-type="float" office:value="-1359.72" calcext:value-type="float">
            <text:p>(R$1.359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30.38" calcext:value-type="float">
            <text:p>(R$1.430,38)</text:p>
          </table:table-cell>
          <table:table-cell table:style-name="ce6" office:value-type="float" office:value="6842.93" calcext:value-type="float">
            <text:p>R$6.842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174" calcext:value-type="float">
            <text:p>4174</text:p>
          </table:table-cell>
          <table:table-cell table:style-name="ce3" office:value-type="string" calcext:value-type="string">
            <text:p>MELANIA KOWALSK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3361.36" calcext:value-type="float">
            <text:p>(R$3.361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49.12" calcext:value-type="float">
            <text:p>(R$4.749,12)</text:p>
          </table:table-cell>
          <table:table-cell table:style-name="ce6" office:value-type="float" office:value="12119.95" calcext:value-type="float">
            <text:p>R$12.119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16025" calcext:value-type="float">
            <text:p>16025</text:p>
          </table:table-cell>
          <table:table-cell table:style-name="ce3" office:value-type="string" calcext:value-type="string">
            <text:p>MILENE COVO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1313.07" calcext:value-type="float">
            <text:p>R$11.313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313.07" calcext:value-type="float">
            <text:p>R$11.313,07 </text:p>
          </table:table-cell>
          <table:table-cell table:style-name="ce6" office:value-type="float" office:value="-511.43" calcext:value-type="float">
            <text:p>(R$511,43)</text:p>
          </table:table-cell>
          <table:table-cell table:style-name="ce6" office:value-type="float" office:value="-2022.31" calcext:value-type="float">
            <text:p>(R$2.022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33.74" calcext:value-type="float">
            <text:p>(R$2.533,74)</text:p>
          </table:table-cell>
          <table:table-cell table:style-name="ce6" office:value-type="float" office:value="8779.33" calcext:value-type="float">
            <text:p>R$8.779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240" calcext:value-type="float">
            <text:p>2240</text:p>
          </table:table-cell>
          <table:table-cell table:style-name="ce3" office:value-type="string" calcext:value-type="string">
            <text:p>MILTON AMANCIO TEIX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17.11" calcext:value-type="float">
            <text:p>R$13.417,1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417.11" calcext:value-type="float">
            <text:p>R$13.417,11 </text:p>
          </table:table-cell>
          <table:table-cell table:style-name="ce6" office:value-type="float" office:value="-818.18" calcext:value-type="float">
            <text:p>(R$818,1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18.18" calcext:value-type="float">
            <text:p>(R$818,18)</text:p>
          </table:table-cell>
          <table:table-cell table:style-name="ce6" office:value-type="float" office:value="12598.93" calcext:value-type="float">
            <text:p>R$12.598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166" calcext:value-type="float">
            <text:p>4166</text:p>
          </table:table-cell>
          <table:table-cell table:style-name="ce3" office:value-type="string" calcext:value-type="string">
            <text:p>MILTON LUIZ CAMPO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7471.41" calcext:value-type="float">
            <text:p>R$17.471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471.41" calcext:value-type="float">
            <text:p>R$17.471,4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08.63" calcext:value-type="float">
            <text:p>(R$3.908,6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08.63" calcext:value-type="float">
            <text:p>(R$3.908,63)</text:p>
          </table:table-cell>
          <table:table-cell table:style-name="ce6" office:value-type="float" office:value="13562.78" calcext:value-type="float">
            <text:p>R$13.562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15952" calcext:value-type="float">
            <text:p>15952</text:p>
          </table:table-cell>
          <table:table-cell table:style-name="ce3" office:value-type="string" calcext:value-type="string">
            <text:p>MIRIAM APARECIDA BRUN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80.79" calcext:value-type="float">
            <text:p>R$13.180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1937.86" calcext:value-type="float">
            <text:p>(R$1.937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20.1" calcext:value-type="float">
            <text:p>(R$2.720,10)</text:p>
          </table:table-cell>
          <table:table-cell table:style-name="ce6" office:value-type="float" office:value="10460.69" calcext:value-type="float">
            <text:p>R$10.460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5031" calcext:value-type="float">
            <text:p>5031</text:p>
          </table:table-cell>
          <table:table-cell table:style-name="ce3" office:value-type="string" calcext:value-type="string">
            <text:p>MIRIAM DE FATIMA CHAGAS</text:p>
          </table:table-cell>
          <table:table-cell table:style-name="ce4" office:value-type="string" calcext:value-type="string">
            <text:p>ANALISTA DO MPU/PERITO EM ANTROPOLOGIA</text:p>
          </table:table-cell>
          <table:table-cell table:style-name="ce6" office:value-type="float" office:value="22370.12" calcext:value-type="float">
            <text:p>R$22.370,1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370.12" calcext:value-type="float">
            <text:p>R$22.370,12 </text:p>
          </table:table-cell>
          <table:table-cell table:style-name="ce6" office:value-type="float" office:value="-2295.43" calcext:value-type="float">
            <text:p>(R$2.295,43)</text:p>
          </table:table-cell>
          <table:table-cell table:style-name="ce6" office:value-type="float" office:value="-4572.4" calcext:value-type="float">
            <text:p>(R$4.572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67.83" calcext:value-type="float">
            <text:p>(R$6.867,83)</text:p>
          </table:table-cell>
          <table:table-cell table:style-name="ce6" office:value-type="float" office:value="15502.29" calcext:value-type="float">
            <text:p>R$15.502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542" calcext:value-type="float">
            <text:p>3542</text:p>
          </table:table-cell>
          <table:table-cell table:style-name="ce3" office:value-type="string" calcext:value-type="string">
            <text:p>MIRIAM XAVIER PEREIRA CRU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32.18" calcext:value-type="float">
            <text:p>R$13.732,18 </text:p>
          </table:table-cell>
          <table:table-cell table:style-name="ce6" office:value-type="float" office:value="-870.17" calcext:value-type="float">
            <text:p>(R$870,1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70.17" calcext:value-type="float">
            <text:p>(R$870,17)</text:p>
          </table:table-cell>
          <table:table-cell table:style-name="ce6" office:value-type="float" office:value="12862.01" calcext:value-type="float">
            <text:p>R$12.862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861" calcext:value-type="float">
            <text:p>2861</text:p>
          </table:table-cell>
          <table:table-cell table:style-name="ce3" office:value-type="string" calcext:value-type="string">
            <text:p>MIRIAN CHIPRAUSKI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7.68" calcext:value-type="float">
            <text:p>R$15.777,68 </text:p>
          </table:table-cell>
          <table:table-cell table:style-name="ce6" office:value-type="float" office:value="-1207.68" calcext:value-type="float">
            <text:p>(R$1.207,6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07.68" calcext:value-type="float">
            <text:p>(R$1.207,68)</text:p>
          </table:table-cell>
          <table:table-cell table:style-name="ce6" office:value-type="float" office:value="14570" calcext:value-type="float">
            <text:p>R$14.570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192" calcext:value-type="float">
            <text:p>4192</text:p>
          </table:table-cell>
          <table:table-cell table:style-name="ce3" office:value-type="string" calcext:value-type="string">
            <text:p>MIRIAN DIAS BASTOS CAVALCANTE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7731.65" calcext:value-type="float">
            <text:p>R$27.731,6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2458.35" calcext:value-type="float">
            <text:p>R$32.458,35 </text:p>
          </table:table-cell>
          <table:table-cell table:style-name="ce6" office:value-type="float" office:value="-4104.78" calcext:value-type="float">
            <text:p>(R$4.104,78)</text:p>
          </table:table-cell>
          <table:table-cell table:style-name="ce6" office:value-type="float" office:value="-6325.5" calcext:value-type="float">
            <text:p>(R$6.325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0430.28" calcext:value-type="float">
            <text:p>(R$10.430,28)</text:p>
          </table:table-cell>
          <table:table-cell table:style-name="ce6" office:value-type="float" office:value="22028.07" calcext:value-type="float">
            <text:p>R$22.028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189" calcext:value-type="float">
            <text:p>6189</text:p>
          </table:table-cell>
          <table:table-cell table:style-name="ce3" office:value-type="string" calcext:value-type="string">
            <text:p>MIRIAN HELENA HOESCHL ABREU</text:p>
          </table:table-cell>
          <table:table-cell table:style-name="ce4" office:value-type="string" calcext:value-type="string">
            <text:p>ANALISTA DO MPU/GINECOLOGIA</text:p>
          </table:table-cell>
          <table:table-cell table:style-name="ce6" office:value-type="float" office:value="22019.91" calcext:value-type="float">
            <text:p>R$22.019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-2237.65" calcext:value-type="float">
            <text:p>(R$2.237,65)</text:p>
          </table:table-cell>
          <table:table-cell table:style-name="ce6" office:value-type="float" office:value="-4544.12" calcext:value-type="float">
            <text:p>(R$4.544,1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81.77" calcext:value-type="float">
            <text:p>(R$6.781,77)</text:p>
          </table:table-cell>
          <table:table-cell table:style-name="ce6" office:value-type="float" office:value="15238.14" calcext:value-type="float">
            <text:p>R$15.238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88" calcext:value-type="float">
            <text:p>2988</text:p>
          </table:table-cell>
          <table:table-cell table:style-name="ce3" office:value-type="string" calcext:value-type="string">
            <text:p>MIRTES MAGALHAES DUARTE</text:p>
          </table:table-cell>
          <table:table-cell table:style-name="ce4" office:value-type="string" calcext:value-type="string">
            <text:p>ANALISTA DO MPU/PERITO EM BIOLOGIA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385.2" calcext:value-type="float">
            <text:p>R$26.385,20 </text:p>
          </table:table-cell>
          <table:table-cell table:style-name="ce6" office:value-type="float" office:value="-2957.92" calcext:value-type="float">
            <text:p>(R$2.957,92)</text:p>
          </table:table-cell>
          <table:table-cell table:style-name="ce6" office:value-type="float" office:value="-5494.36" calcext:value-type="float">
            <text:p>(R$5.494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452.28" calcext:value-type="float">
            <text:p>(R$8.452,28)</text:p>
          </table:table-cell>
          <table:table-cell table:style-name="ce6" office:value-type="float" office:value="17932.92" calcext:value-type="float">
            <text:p>R$17.932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98" calcext:value-type="float">
            <text:p>2398</text:p>
          </table:table-cell>
          <table:table-cell table:style-name="ce3" office:value-type="string" calcext:value-type="string">
            <text:p>MOACIR FERNAND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459.15" calcext:value-type="float">
            <text:p>R$18.459,1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36.9" calcext:value-type="float">
            <text:p>R$22.736,90 </text:p>
          </table:table-cell>
          <table:table-cell table:style-name="ce6" office:value-type="float" office:value="-2355.95" calcext:value-type="float">
            <text:p>(R$2.355,9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55.95" calcext:value-type="float">
            <text:p>(R$2.355,95)</text:p>
          </table:table-cell>
          <table:table-cell table:style-name="ce6" office:value-type="float" office:value="20380.95" calcext:value-type="float">
            <text:p>R$20.380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3867" calcext:value-type="float">
            <text:p>3867</text:p>
          </table:table-cell>
          <table:table-cell table:style-name="ce3" office:value-type="string" calcext:value-type="string">
            <text:p>MOISES SOUZA FURIOSO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537.63" calcext:value-type="float">
            <text:p>R$1.537,6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71.78" calcext:value-type="float">
            <text:p>R$14.771,78 </text:p>
          </table:table-cell>
          <table:table-cell table:style-name="ce6" office:value-type="float" office:value="-1041.7" calcext:value-type="float">
            <text:p>(R$1.041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41.7" calcext:value-type="float">
            <text:p>(R$1.041,70)</text:p>
          </table:table-cell>
          <table:table-cell table:style-name="ce6" office:value-type="float" office:value="13730.08" calcext:value-type="float">
            <text:p>R$13.730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72" calcext:value-type="float">
            <text:p>4272</text:p>
          </table:table-cell>
          <table:table-cell table:style-name="ce3" office:value-type="string" calcext:value-type="string">
            <text:p>MONICA MARIA BARCELOS TEIX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45.24" calcext:value-type="float">
            <text:p>R$17.445,24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22.99" calcext:value-type="float">
            <text:p>R$21.722,99 </text:p>
          </table:table-cell>
          <table:table-cell table:style-name="ce6" office:value-type="float" office:value="-2188.65" calcext:value-type="float">
            <text:p>(R$2.188,65)</text:p>
          </table:table-cell>
          <table:table-cell table:style-name="ce6" office:value-type="float" office:value="-4423.8" calcext:value-type="float">
            <text:p>(R$4.423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12.45" calcext:value-type="float">
            <text:p>(R$6.612,45)</text:p>
          </table:table-cell>
          <table:table-cell table:style-name="ce6" office:value-type="float" office:value="15110.54" calcext:value-type="float">
            <text:p>R$15.110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8946" calcext:value-type="float">
            <text:p>8946</text:p>
          </table:table-cell>
          <table:table-cell table:style-name="ce3" office:value-type="string" calcext:value-type="string">
            <text:p>MONICA MARIA LIMA DE MACEDO RIBEI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5093.35" calcext:value-type="float">
            <text:p>R$5.093,3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540.95" calcext:value-type="float">
            <text:p>R$18.540,95 </text:p>
          </table:table-cell>
          <table:table-cell table:style-name="ce6" office:value-type="float" office:value="-1663.62" calcext:value-type="float">
            <text:p>(R$1.663,62)</text:p>
          </table:table-cell>
          <table:table-cell table:style-name="ce6" office:value-type="float" office:value="-3745.26" calcext:value-type="float">
            <text:p>(R$3.745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08.88" calcext:value-type="float">
            <text:p>(R$5.408,88)</text:p>
          </table:table-cell>
          <table:table-cell table:style-name="ce6" office:value-type="float" office:value="13132.07" calcext:value-type="float">
            <text:p>R$13.132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20" calcext:value-type="float">
            <text:p>4420</text:p>
          </table:table-cell>
          <table:table-cell table:style-name="ce3" office:value-type="string" calcext:value-type="string">
            <text:p>MONICA VALERIA REIS FERREIRA DA CRUZ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3154.65" calcext:value-type="float">
            <text:p>R$3.15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09.21" calcext:value-type="float">
            <text:p>R$17.109,21 </text:p>
          </table:table-cell>
          <table:table-cell table:style-name="ce6" office:value-type="float" office:value="-1427.38" calcext:value-type="float">
            <text:p>(R$1.427,38)</text:p>
          </table:table-cell>
          <table:table-cell table:style-name="ce6" office:value-type="float" office:value="-3416.5" calcext:value-type="float">
            <text:p>(R$3.416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43.88" calcext:value-type="float">
            <text:p>(R$4.843,88)</text:p>
          </table:table-cell>
          <table:table-cell table:style-name="ce6" office:value-type="float" office:value="12265.33" calcext:value-type="float">
            <text:p>R$12.265,3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3050" calcext:value-type="float">
            <text:p>3050</text:p>
          </table:table-cell>
          <table:table-cell table:style-name="ce3" office:value-type="string" calcext:value-type="string">
            <text:p>MOZART BELLEZA COUTINHO</text:p>
          </table:table-cell>
          <table:table-cell table:style-name="ce4" office:value-type="string" calcext:value-type="string">
            <text:p>ANALISTA DE INFORMATICA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84.53" calcext:value-type="float">
            <text:p>R$22.384,53 </text:p>
          </table:table-cell>
          <table:table-cell table:style-name="ce6" office:value-type="float" office:value="-2297.81" calcext:value-type="float">
            <text:p>(R$2.297,8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97.81" calcext:value-type="float">
            <text:p>(R$2.297,81)</text:p>
          </table:table-cell>
          <table:table-cell table:style-name="ce6" office:value-type="float" office:value="20086.72" calcext:value-type="float">
            <text:p>R$20.086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2139" calcext:value-type="float">
            <text:p>2139</text:p>
          </table:table-cell>
          <table:table-cell table:style-name="ce3" office:value-type="string" calcext:value-type="string">
            <text:p>MURILO DA SILVA AMORIM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715.81" calcext:value-type="float">
            <text:p>(R$2.715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5.94" calcext:value-type="float">
            <text:p>(R$4.015,94)</text:p>
          </table:table-cell>
          <table:table-cell table:style-name="ce6" office:value-type="float" office:value="12322.06" calcext:value-type="float">
            <text:p>R$12.322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44" calcext:value-type="float">
            <text:p>5244</text:p>
          </table:table-cell>
          <table:table-cell table:style-name="ce3" office:value-type="string" calcext:value-type="string">
            <text:p>MURILO LUSTOSA LOPES</text:p>
          </table:table-cell>
          <table:table-cell table:style-name="ce4" office:value-type="string" calcext:value-type="string">
            <text:p>ANALISTA DO MPU/PERITO EM ENGENHARIA SANITÁRIA</text:p>
          </table:table-cell>
          <table:table-cell table:style-name="ce6" office:value-type="float" office:value="21844.8" calcext:value-type="float">
            <text:p>R$21.844,80 </text:p>
          </table:table-cell>
          <table:table-cell table:style-name="ce6" office:value-type="float" office:value="627.16" calcext:value-type="float">
            <text:p>R$627,1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471.96" calcext:value-type="float">
            <text:p>R$22.471,96 </text:p>
          </table:table-cell>
          <table:table-cell table:style-name="ce6" office:value-type="float" office:value="-2312.23" calcext:value-type="float">
            <text:p>(R$2.312,23)</text:p>
          </table:table-cell>
          <table:table-cell table:style-name="ce6" office:value-type="float" office:value="-4124.33" calcext:value-type="float">
            <text:p>(R$4.124,3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36.56" calcext:value-type="float">
            <text:p>(R$6.436,56)</text:p>
          </table:table-cell>
          <table:table-cell table:style-name="ce6" office:value-type="float" office:value="16035.4" calcext:value-type="float">
            <text:p>R$16.035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1898" calcext:value-type="float">
            <text:p>21898</text:p>
          </table:table-cell>
          <table:table-cell table:style-name="ce3" office:value-type="string" calcext:value-type="string">
            <text:p>MYRIAM DA SILVA MENDONC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74.51" calcext:value-type="float">
            <text:p>R$13.874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-893.65" calcext:value-type="float">
            <text:p>(R$893,6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93.65" calcext:value-type="float">
            <text:p>(R$893,65)</text:p>
          </table:table-cell>
          <table:table-cell table:style-name="ce6" office:value-type="float" office:value="12980.86" calcext:value-type="float">
            <text:p>R$12.980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670" calcext:value-type="float">
            <text:p>3670</text:p>
          </table:table-cell>
          <table:table-cell table:style-name="ce3" office:value-type="string" calcext:value-type="string">
            <text:p>MYRIAM SILVA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313.07" calcext:value-type="float">
            <text:p>R$11.313,07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880.99" calcext:value-type="float">
            <text:p>R$12.880,99 </text:p>
          </table:table-cell>
          <table:table-cell table:style-name="ce6" office:value-type="float" office:value="-738.77" calcext:value-type="float">
            <text:p>(R$738,77)</text:p>
          </table:table-cell>
          <table:table-cell table:style-name="ce6" office:value-type="float" office:value="-1919.51" calcext:value-type="float">
            <text:p>(R$1.919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58.28" calcext:value-type="float">
            <text:p>(R$2.658,28)</text:p>
          </table:table-cell>
          <table:table-cell table:style-name="ce6" office:value-type="float" office:value="10222.71" calcext:value-type="float">
            <text:p>R$10.222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021" calcext:value-type="float">
            <text:p>2021</text:p>
          </table:table-cell>
          <table:table-cell table:style-name="ce3" office:value-type="string" calcext:value-type="string">
            <text:p>MYRIAN SPRENGER SCHELESKY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679.4" calcext:value-type="float">
            <text:p>R$18.679,40 </text:p>
          </table:table-cell>
          <table:table-cell table:style-name="ce6" office:value-type="float" office:value="2984.55" calcext:value-type="float">
            <text:p>R$2.984,5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663.95" calcext:value-type="float">
            <text:p>R$21.663,95 </text:p>
          </table:table-cell>
          <table:table-cell table:style-name="ce6" office:value-type="float" office:value="-2178.91" calcext:value-type="float">
            <text:p>(R$2.178,91)</text:p>
          </table:table-cell>
          <table:table-cell table:style-name="ce6" office:value-type="float" office:value="-3938.79" calcext:value-type="float">
            <text:p>(R$3.938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7.7" calcext:value-type="float">
            <text:p>(R$6.117,70)</text:p>
          </table:table-cell>
          <table:table-cell table:style-name="ce6" office:value-type="float" office:value="15546.25" calcext:value-type="float">
            <text:p>R$15.546,2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5639" calcext:value-type="float">
            <text:p>5639</text:p>
          </table:table-cell>
          <table:table-cell table:style-name="ce3" office:value-type="string" calcext:value-type="string">
            <text:p>NADIA CLAIZONI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7" calcext:value-type="float">
            <text:p>R$15.644,27 </text:p>
          </table:table-cell>
          <table:table-cell table:style-name="ce6" office:value-type="float" office:value="-1185.66" calcext:value-type="float">
            <text:p>(R$1.185,66)</text:p>
          </table:table-cell>
          <table:table-cell table:style-name="ce6" office:value-type="float" office:value="-2556.52" calcext:value-type="float">
            <text:p>(R$2.55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2.18" calcext:value-type="float">
            <text:p>(R$3.742,18)</text:p>
          </table:table-cell>
          <table:table-cell table:style-name="ce6" office:value-type="float" office:value="11902.09" calcext:value-type="float">
            <text:p>R$11.902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583" calcext:value-type="float">
            <text:p>3583</text:p>
          </table:table-cell>
          <table:table-cell table:style-name="ce3" office:value-type="string" calcext:value-type="string">
            <text:p>NADIA MARIA DE ANDRADE E SILVA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10.63" calcext:value-type="float">
            <text:p>R$15.110,63 </text:p>
          </table:table-cell>
          <table:table-cell table:style-name="ce6" office:value-type="float" office:value="-1097.61" calcext:value-type="float">
            <text:p>(R$1.097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97.61" calcext:value-type="float">
            <text:p>(R$1.097,61)</text:p>
          </table:table-cell>
          <table:table-cell table:style-name="ce6" office:value-type="float" office:value="14013.02" calcext:value-type="float">
            <text:p>R$14.013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3737" calcext:value-type="float">
            <text:p>3737</text:p>
          </table:table-cell>
          <table:table-cell table:style-name="ce3" office:value-type="string" calcext:value-type="string">
            <text:p>NADIA ROSANGEL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23.48" calcext:value-type="float">
            <text:p>R$14.123,48 </text:p>
          </table:table-cell>
          <table:table-cell table:style-name="ce6" office:value-type="float" office:value="-934.73" calcext:value-type="float">
            <text:p>(R$934,7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34.73" calcext:value-type="float">
            <text:p>(R$934,73)</text:p>
          </table:table-cell>
          <table:table-cell table:style-name="ce6" office:value-type="float" office:value="13188.75" calcext:value-type="float">
            <text:p>R$13.188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GUARULHOS</text:p>
          </table:table-cell>
          <table:table-cell table:style-name="ce4" office:value-type="float" office:value="15810" calcext:value-type="float">
            <text:p>15810</text:p>
          </table:table-cell>
          <table:table-cell table:style-name="ce3" office:value-type="string" calcext:value-type="string">
            <text:p>NADIA TERESINHA JESUS DE 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3" calcext:value-type="float">
            <text:p>R$15.697,63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68.77" calcext:value-type="float">
            <text:p>(R$2.568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63.24" calcext:value-type="float">
            <text:p>(R$3.763,24)</text:p>
          </table:table-cell>
          <table:table-cell table:style-name="ce6" office:value-type="float" office:value="11934.39" calcext:value-type="float">
            <text:p>R$11.934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931" calcext:value-type="float">
            <text:p>3931</text:p>
          </table:table-cell>
          <table:table-cell table:style-name="ce3" office:value-type="string" calcext:value-type="string">
            <text:p>NADIR LIMA DA SILV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2195.02" calcext:value-type="float">
            <text:p>R$22.195,02 </text:p>
          </table:table-cell>
          <table:table-cell table:style-name="ce6" office:value-type="float" office:value="2699.9" calcext:value-type="float">
            <text:p>R$2.699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894.92" calcext:value-type="float">
            <text:p>R$24.894,92 </text:p>
          </table:table-cell>
          <table:table-cell table:style-name="ce6" office:value-type="float" office:value="-2712.02" calcext:value-type="float">
            <text:p>(R$2.712,02)</text:p>
          </table:table-cell>
          <table:table-cell table:style-name="ce6" office:value-type="float" office:value="-5100.02" calcext:value-type="float">
            <text:p>(R$5.100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12.04" calcext:value-type="float">
            <text:p>(R$7.812,04)</text:p>
          </table:table-cell>
          <table:table-cell table:style-name="ce6" office:value-type="float" office:value="17082.88" calcext:value-type="float">
            <text:p>R$17.082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311" calcext:value-type="float">
            <text:p>3311</text:p>
          </table:table-cell>
          <table:table-cell table:style-name="ce3" office:value-type="string" calcext:value-type="string">
            <text:p>NADJA GREY SARAIVA XIMEN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2314.04" calcext:value-type="float">
            <text:p>R$2.314,0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01.55" calcext:value-type="float">
            <text:p>R$15.601,55 </text:p>
          </table:table-cell>
          <table:table-cell table:style-name="ce6" office:value-type="float" office:value="-1178.62" calcext:value-type="float">
            <text:p>(R$1.178,62)</text:p>
          </table:table-cell>
          <table:table-cell table:style-name="ce6" office:value-type="float" office:value="-2546.71" calcext:value-type="float">
            <text:p>(R$2.546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5.33" calcext:value-type="float">
            <text:p>(R$3.725,33)</text:p>
          </table:table-cell>
          <table:table-cell table:style-name="ce6" office:value-type="float" office:value="11876.22" calcext:value-type="float">
            <text:p>R$11.876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16439" calcext:value-type="float">
            <text:p>16439</text:p>
          </table:table-cell>
          <table:table-cell table:style-name="ce3" office:value-type="string" calcext:value-type="string">
            <text:p>NAILA FEITOSA DE ALENCA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393.1" calcext:value-type="float">
            <text:p>R$9.393,1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393.1" calcext:value-type="float">
            <text:p>R$9.393,10 </text:p>
          </table:table-cell>
          <table:table-cell table:style-name="ce6" office:value-type="float" office:value="-233.03" calcext:value-type="float">
            <text:p>(R$233,0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3.03" calcext:value-type="float">
            <text:p>(R$233,03)</text:p>
          </table:table-cell>
          <table:table-cell table:style-name="ce6" office:value-type="float" office:value="9160.07" calcext:value-type="float">
            <text:p>R$9.160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182" calcext:value-type="float">
            <text:p>4182</text:p>
          </table:table-cell>
          <table:table-cell table:style-name="ce3" office:value-type="string" calcext:value-type="string">
            <text:p>NAIZE TEIXEIR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814.26" calcext:value-type="float">
            <text:p>R$9.814,26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110.16" calcext:value-type="float">
            <text:p>R$13.110,16 </text:p>
          </table:table-cell>
          <table:table-cell table:style-name="ce6" office:value-type="float" office:value="-772" calcext:value-type="float">
            <text:p>(R$772,0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72" calcext:value-type="float">
            <text:p>(R$772,00)</text:p>
          </table:table-cell>
          <table:table-cell table:style-name="ce6" office:value-type="float" office:value="12338.16" calcext:value-type="float">
            <text:p>R$12.33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853" calcext:value-type="float">
            <text:p>2853</text:p>
          </table:table-cell>
          <table:table-cell table:style-name="ce3" office:value-type="string" calcext:value-type="string">
            <text:p>NANCI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633.24" calcext:value-type="float">
            <text:p>R$11.633,24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201.17" calcext:value-type="float">
            <text:p>R$13.201,17 </text:p>
          </table:table-cell>
          <table:table-cell table:style-name="ce6" office:value-type="float" office:value="-785.2" calcext:value-type="float">
            <text:p>(R$785,20)</text:p>
          </table:table-cell>
          <table:table-cell table:style-name="ce6" office:value-type="float" office:value="-1994.79" calcext:value-type="float">
            <text:p>(R$1.994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79.99" calcext:value-type="float">
            <text:p>(R$2.779,99)</text:p>
          </table:table-cell>
          <table:table-cell table:style-name="ce6" office:value-type="float" office:value="10421.18" calcext:value-type="float">
            <text:p>R$10.421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401" calcext:value-type="float">
            <text:p>4401</text:p>
          </table:table-cell>
          <table:table-cell table:style-name="ce3" office:value-type="string" calcext:value-type="string">
            <text:p>NATERCIA ALVE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709.59" calcext:value-type="float">
            <text:p>R$9.709,5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532.72" calcext:value-type="float">
            <text:p>R$11.532,72 </text:p>
          </table:table-cell>
          <table:table-cell table:style-name="ce6" office:value-type="float" office:value="-543.27" calcext:value-type="float">
            <text:p>(R$543,27)</text:p>
          </table:table-cell>
          <table:table-cell table:style-name="ce6" office:value-type="float" office:value="-1602.5" calcext:value-type="float">
            <text:p>(R$1.602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45.77" calcext:value-type="float">
            <text:p>(R$2.145,77)</text:p>
          </table:table-cell>
          <table:table-cell table:style-name="ce6" office:value-type="float" office:value="9386.95" calcext:value-type="float">
            <text:p>R$9.386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351" calcext:value-type="float">
            <text:p>4351</text:p>
          </table:table-cell>
          <table:table-cell table:style-name="ce3" office:value-type="string" calcext:value-type="string">
            <text:p>NEIDE BORGES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70.79" calcext:value-type="float">
            <text:p>R$15.470,79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766.69" calcext:value-type="float">
            <text:p>R$18.766,69 </text:p>
          </table:table-cell>
          <table:table-cell table:style-name="ce6" office:value-type="float" office:value="-1700.86" calcext:value-type="float">
            <text:p>(R$1.700,86)</text:p>
          </table:table-cell>
          <table:table-cell table:style-name="ce6" office:value-type="float" office:value="-3221.37" calcext:value-type="float">
            <text:p>(R$3.221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22.23" calcext:value-type="float">
            <text:p>(R$4.922,23)</text:p>
          </table:table-cell>
          <table:table-cell table:style-name="ce6" office:value-type="float" office:value="13844.46" calcext:value-type="float">
            <text:p>R$13.844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867" calcext:value-type="float">
            <text:p>2867</text:p>
          </table:table-cell>
          <table:table-cell table:style-name="ce3" office:value-type="string" calcext:value-type="string">
            <text:p>NEIDE GUIMARAES FURTAD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6589.7" calcext:value-type="float">
            <text:p>R$16.589,70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574.15" calcext:value-type="float">
            <text:p>R$19.574,15 </text:p>
          </table:table-cell>
          <table:table-cell table:style-name="ce6" office:value-type="float" office:value="-1834.09" calcext:value-type="float">
            <text:p>(R$1.834,09)</text:p>
          </table:table-cell>
          <table:table-cell table:style-name="ce6" office:value-type="float" office:value="-3406.78" calcext:value-type="float">
            <text:p>(R$3.406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40.87" calcext:value-type="float">
            <text:p>(R$5.240,87)</text:p>
          </table:table-cell>
          <table:table-cell table:style-name="ce6" office:value-type="float" office:value="14333.28" calcext:value-type="float">
            <text:p>R$14.333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ARACATUBA</text:p>
          </table:table-cell>
          <table:table-cell table:style-name="ce4" office:value-type="float" office:value="5560" calcext:value-type="float">
            <text:p>5560</text:p>
          </table:table-cell>
          <table:table-cell table:style-name="ce3" office:value-type="string" calcext:value-type="string">
            <text:p>NEIDE MARIA DE SOUSA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96.97" calcext:value-type="float">
            <text:p>R$22.296,97 </text:p>
          </table:table-cell>
          <table:table-cell table:style-name="ce6" office:value-type="float" office:value="-2283.36" calcext:value-type="float">
            <text:p>(R$2.283,36)</text:p>
          </table:table-cell>
          <table:table-cell table:style-name="ce6" office:value-type="float" office:value="-4084.14" calcext:value-type="float">
            <text:p>(R$4.084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67.5" calcext:value-type="float">
            <text:p>(R$6.367,50)</text:p>
          </table:table-cell>
          <table:table-cell table:style-name="ce6" office:value-type="float" office:value="15929.47" calcext:value-type="float">
            <text:p>R$15.929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74" calcext:value-type="float">
            <text:p>4374</text:p>
          </table:table-cell>
          <table:table-cell table:style-name="ce3" office:value-type="string" calcext:value-type="string">
            <text:p>NEIDE PEREIRA FALC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76.35" calcext:value-type="float">
            <text:p>R$21.776,35 </text:p>
          </table:table-cell>
          <table:table-cell table:style-name="ce6" office:value-type="float" office:value="-2197.46" calcext:value-type="float">
            <text:p>(R$2.197,46)</text:p>
          </table:table-cell>
          <table:table-cell table:style-name="ce6" office:value-type="float" office:value="-3964.6" calcext:value-type="float">
            <text:p>(R$3.964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62.06" calcext:value-type="float">
            <text:p>(R$6.162,06)</text:p>
          </table:table-cell>
          <table:table-cell table:style-name="ce6" office:value-type="float" office:value="15614.29" calcext:value-type="float">
            <text:p>R$15.614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AURU</text:p>
          </table:table-cell>
          <table:table-cell table:style-name="ce4" office:value-type="float" office:value="6205" calcext:value-type="float">
            <text:p>6205</text:p>
          </table:table-cell>
          <table:table-cell table:style-name="ce3" office:value-type="string" calcext:value-type="string">
            <text:p>NEIDE ROM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12352.91" calcext:value-type="float">
            <text:p>R$12.352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HAPECO</text:p>
          </table:table-cell>
          <table:table-cell table:style-name="ce4" office:value-type="float" office:value="4939" calcext:value-type="float">
            <text:p>4939</text:p>
          </table:table-cell>
          <table:table-cell table:style-name="ce3" office:value-type="string" calcext:value-type="string">
            <text:p>NEIDE SANTO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1670" calcext:value-type="float">
            <text:p>R$1.670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84.65" calcext:value-type="float">
            <text:p>R$15.784,65 </text:p>
          </table:table-cell>
          <table:table-cell table:style-name="ce6" office:value-type="float" office:value="-1208.83" calcext:value-type="float">
            <text:p>(R$1.208,83)</text:p>
          </table:table-cell>
          <table:table-cell table:style-name="ce6" office:value-type="float" office:value="-2588.75" calcext:value-type="float">
            <text:p>(R$2.588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7.58" calcext:value-type="float">
            <text:p>(R$3.797,58)</text:p>
          </table:table-cell>
          <table:table-cell table:style-name="ce6" office:value-type="float" office:value="11987.07" calcext:value-type="float">
            <text:p>R$11.987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176" calcext:value-type="float">
            <text:p>4176</text:p>
          </table:table-cell>
          <table:table-cell table:style-name="ce3" office:value-type="string" calcext:value-type="string">
            <text:p>NEIDE SILVA DA COSTA THEODO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220.25" calcext:value-type="float">
            <text:p>R$12.220,25 </text:p>
          </table:table-cell>
          <table:table-cell table:style-name="ce6" office:value-type="float" office:value="313.58" calcext:value-type="float">
            <text:p>R$313,5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533.83" calcext:value-type="float">
            <text:p>R$12.533,83 </text:p>
          </table:table-cell>
          <table:table-cell table:style-name="ce6" office:value-type="float" office:value="-688.44" calcext:value-type="float">
            <text:p>(R$688,44)</text:p>
          </table:table-cell>
          <table:table-cell table:style-name="ce6" office:value-type="float" office:value="-1837.88" calcext:value-type="float">
            <text:p>(R$1.837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26.32" calcext:value-type="float">
            <text:p>(R$2.526,32)</text:p>
          </table:table-cell>
          <table:table-cell table:style-name="ce6" office:value-type="float" office:value="10007.51" calcext:value-type="float">
            <text:p>R$10.007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9251" calcext:value-type="float">
            <text:p>9251</text:p>
          </table:table-cell>
          <table:table-cell table:style-name="ce3" office:value-type="string" calcext:value-type="string">
            <text:p>NELLY DE OLIVEIRA VICENTIN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25.74" calcext:value-type="float">
            <text:p>R$17.225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25.74" calcext:value-type="float">
            <text:p>R$17.225,74 </text:p>
          </table:table-cell>
          <table:table-cell table:style-name="ce6" office:value-type="float" office:value="-1446.61" calcext:value-type="float">
            <text:p>(R$1.446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46.61" calcext:value-type="float">
            <text:p>(R$1.446,61)</text:p>
          </table:table-cell>
          <table:table-cell table:style-name="ce6" office:value-type="float" office:value="15779.13" calcext:value-type="float">
            <text:p>R$15.77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.HAMBURGO</text:p>
          </table:table-cell>
          <table:table-cell table:style-name="ce4" office:value-type="float" office:value="21872" calcext:value-type="float">
            <text:p>21872</text:p>
          </table:table-cell>
          <table:table-cell table:style-name="ce3" office:value-type="string" calcext:value-type="string">
            <text:p>NELSON NESSI MENEGOT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2" calcext:value-type="float">
            <text:p>R$1.412,0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2" calcext:value-type="float">
            <text:p>R$1.412,00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412" calcext:value-type="float">
            <text:p>R$1.412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390" calcext:value-type="float">
            <text:p>6390</text:p>
          </table:table-cell>
          <table:table-cell table:style-name="ce3" office:value-type="string" calcext:value-type="string">
            <text:p>NEUVA VIEIRA DA SILVA SERRAO</text:p>
          </table:table-cell>
          <table:table-cell table:style-name="ce4" office:value-type="string" calcext:value-type="string">
            <text:p>ANALISTA DO MPU/SUPORTE E INFRAESTRUTURA</text:p>
          </table:table-cell>
          <table:table-cell table:style-name="ce6" office:value-type="float" office:value="22413.9" calcext:value-type="float">
            <text:p>R$22.413,9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413.9" calcext:value-type="float">
            <text:p>R$22.413,90 </text:p>
          </table:table-cell>
          <table:table-cell table:style-name="ce6" office:value-type="float" office:value="-2302.65" calcext:value-type="float">
            <text:p>(R$2.302,65)</text:p>
          </table:table-cell>
          <table:table-cell table:style-name="ce6" office:value-type="float" office:value="-4634.59" calcext:value-type="float">
            <text:p>(R$4.634,5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37.24" calcext:value-type="float">
            <text:p>(R$6.937,24)</text:p>
          </table:table-cell>
          <table:table-cell table:style-name="ce6" office:value-type="float" office:value="15476.66" calcext:value-type="float">
            <text:p>R$15.476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462" calcext:value-type="float">
            <text:p>6462</text:p>
          </table:table-cell>
          <table:table-cell table:style-name="ce3" office:value-type="string" calcext:value-type="string">
            <text:p>NEWTON BROISLER OLIVE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88.5" calcext:value-type="float">
            <text:p>(R$2.48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5.27" calcext:value-type="float">
            <text:p>(R$3.255,27)</text:p>
          </table:table-cell>
          <table:table-cell table:style-name="ce6" office:value-type="float" office:value="9818.79" calcext:value-type="float">
            <text:p>R$9.818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BERNARDO</text:p>
          </table:table-cell>
          <table:table-cell table:style-name="ce4" office:value-type="float" office:value="2907" calcext:value-type="float">
            <text:p>2907</text:p>
          </table:table-cell>
          <table:table-cell table:style-name="ce3" office:value-type="string" calcext:value-type="string">
            <text:p>NEYLA CRAVEN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464.55" calcext:value-type="float">
            <text:p>R$23.464,55 </text:p>
          </table:table-cell>
          <table:table-cell table:style-name="ce6" office:value-type="float" office:value="678.21" calcext:value-type="float">
            <text:p>R$678,2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142.76" calcext:value-type="float">
            <text:p>R$24.142,76 </text:p>
          </table:table-cell>
          <table:table-cell table:style-name="ce6" office:value-type="float" office:value="-2587.92" calcext:value-type="float">
            <text:p>(R$2.587,92)</text:p>
          </table:table-cell>
          <table:table-cell table:style-name="ce6" office:value-type="float" office:value="-4507.98" calcext:value-type="float">
            <text:p>(R$4.507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95.9" calcext:value-type="float">
            <text:p>(R$7.095,90)</text:p>
          </table:table-cell>
          <table:table-cell table:style-name="ce6" office:value-type="float" office:value="17046.86" calcext:value-type="float">
            <text:p>R$17.046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68" calcext:value-type="float">
            <text:p>4668</text:p>
          </table:table-cell>
          <table:table-cell table:style-name="ce3" office:value-type="string" calcext:value-type="string">
            <text:p>NEZILDA DINIZ DA COST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725.76" calcext:value-type="float">
            <text:p>R$14.725,7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48.89" calcext:value-type="float">
            <text:p>R$16.548,89 </text:p>
          </table:table-cell>
          <table:table-cell table:style-name="ce6" office:value-type="float" office:value="-1334.93" calcext:value-type="float">
            <text:p>(R$1.334,93)</text:p>
          </table:table-cell>
          <table:table-cell table:style-name="ce6" office:value-type="float" office:value="-3287.83" calcext:value-type="float">
            <text:p>(R$3.287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22.76" calcext:value-type="float">
            <text:p>(R$4.622,76)</text:p>
          </table:table-cell>
          <table:table-cell table:style-name="ce6" office:value-type="float" office:value="11926.13" calcext:value-type="float">
            <text:p>R$11.926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8734" calcext:value-type="float">
            <text:p>8734</text:p>
          </table:table-cell>
          <table:table-cell table:style-name="ce3" office:value-type="string" calcext:value-type="string">
            <text:p>NILDA APARECIDA DE OLIVEIRA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-1962.96" calcext:value-type="float">
            <text:p>(R$1.962,9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60.68" calcext:value-type="float">
            <text:p>(R$2.760,68)</text:p>
          </table:table-cell>
          <table:table-cell table:style-name="ce6" office:value-type="float" office:value="10526.83" calcext:value-type="float">
            <text:p>R$10.526,8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50" calcext:value-type="float">
            <text:p>4250</text:p>
          </table:table-cell>
          <table:table-cell table:style-name="ce3" office:value-type="string" calcext:value-type="string">
            <text:p>NILDES DE JESUS MEND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725.76" calcext:value-type="float">
            <text:p>R$14.725,7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03.51" calcext:value-type="float">
            <text:p>R$19.003,51 </text:p>
          </table:table-cell>
          <table:table-cell table:style-name="ce6" office:value-type="float" office:value="-1739.94" calcext:value-type="float">
            <text:p>(R$1.739,94)</text:p>
          </table:table-cell>
          <table:table-cell table:style-name="ce6" office:value-type="float" office:value="-3223.61" calcext:value-type="float">
            <text:p>(R$3.223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63.55" calcext:value-type="float">
            <text:p>(R$4.963,55)</text:p>
          </table:table-cell>
          <table:table-cell table:style-name="ce6" office:value-type="float" office:value="14039.96" calcext:value-type="float">
            <text:p>R$14.039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65" calcext:value-type="float">
            <text:p>2865</text:p>
          </table:table-cell>
          <table:table-cell table:style-name="ce3" office:value-type="string" calcext:value-type="string">
            <text:p>NILSON MARIO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97.49" calcext:value-type="float">
            <text:p>R$15.297,49 </text:p>
          </table:table-cell>
          <table:table-cell table:style-name="ce6" office:value-type="float" office:value="-1128.45" calcext:value-type="float">
            <text:p>(R$1.128,45)</text:p>
          </table:table-cell>
          <table:table-cell table:style-name="ce6" office:value-type="float" office:value="-2476.89" calcext:value-type="float">
            <text:p>(R$2.476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05.34" calcext:value-type="float">
            <text:p>(R$3.605,34)</text:p>
          </table:table-cell>
          <table:table-cell table:style-name="ce6" office:value-type="float" office:value="11692.15" calcext:value-type="float">
            <text:p>R$11.692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17" calcext:value-type="float">
            <text:p>4917</text:p>
          </table:table-cell>
          <table:table-cell table:style-name="ce3" office:value-type="string" calcext:value-type="string">
            <text:p>NILTA VARGAS DE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57.73" calcext:value-type="float">
            <text:p>R$15.857,73 </text:p>
          </table:table-cell>
          <table:table-cell table:style-name="ce6" office:value-type="float" office:value="-1220.89" calcext:value-type="float">
            <text:p>(R$1.220,89)</text:p>
          </table:table-cell>
          <table:table-cell table:style-name="ce6" office:value-type="float" office:value="-2553.39" calcext:value-type="float">
            <text:p>(R$2.553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74.28" calcext:value-type="float">
            <text:p>(R$3.774,28)</text:p>
          </table:table-cell>
          <table:table-cell table:style-name="ce6" office:value-type="float" office:value="12083.45" calcext:value-type="float">
            <text:p>R$12.083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01" calcext:value-type="float">
            <text:p>4301</text:p>
          </table:table-cell>
          <table:table-cell table:style-name="ce3" office:value-type="string" calcext:value-type="string">
            <text:p>NILTON CUNH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14324.94" calcext:value-type="float">
            <text:p>R$14.324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707" calcext:value-type="float">
            <text:p>4707</text:p>
          </table:table-cell>
          <table:table-cell table:style-name="ce3" office:value-type="string" calcext:value-type="string">
            <text:p>NILTON GOMES REBEL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9681.67" calcext:value-type="float">
            <text:p>R$9.681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504.8" calcext:value-type="float">
            <text:p>R$11.504,80 </text:p>
          </table:table-cell>
          <table:table-cell table:style-name="ce6" office:value-type="float" office:value="-539.23" calcext:value-type="float">
            <text:p>(R$539,2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539.23" calcext:value-type="float">
            <text:p>(R$539,23)</text:p>
          </table:table-cell>
          <table:table-cell table:style-name="ce6" office:value-type="float" office:value="10965.57" calcext:value-type="float">
            <text:p>R$10.965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60" calcext:value-type="float">
            <text:p>4460</text:p>
          </table:table-cell>
          <table:table-cell table:style-name="ce3" office:value-type="string" calcext:value-type="string">
            <text:p>NILVA MOTA TORQUA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339.44" calcext:value-type="float">
            <text:p>R$15.339,44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44.41" calcext:value-type="float">
            <text:p>R$18.144,41 </text:p>
          </table:table-cell>
          <table:table-cell table:style-name="ce6" office:value-type="float" office:value="-1598.19" calcext:value-type="float">
            <text:p>(R$1.598,19)</text:p>
          </table:table-cell>
          <table:table-cell table:style-name="ce6" office:value-type="float" office:value="-3602.07" calcext:value-type="float">
            <text:p>(R$3.602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00.26" calcext:value-type="float">
            <text:p>(R$5.200,26)</text:p>
          </table:table-cell>
          <table:table-cell table:style-name="ce6" office:value-type="float" office:value="12944.15" calcext:value-type="float">
            <text:p>R$12.944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941" calcext:value-type="float">
            <text:p>2941</text:p>
          </table:table-cell>
          <table:table-cell table:style-name="ce3" office:value-type="string" calcext:value-type="string">
            <text:p>NILZA CIDADE DO NASCIMEN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1790.67" calcext:value-type="float">
            <text:p>R$1.790,6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97.91" calcext:value-type="float">
            <text:p>R$14.597,91 </text:p>
          </table:table-cell>
          <table:table-cell table:style-name="ce6" office:value-type="float" office:value="-1013.02" calcext:value-type="float">
            <text:p>(R$1.013,02)</text:p>
          </table:table-cell>
          <table:table-cell table:style-name="ce6" office:value-type="float" office:value="-2316.25" calcext:value-type="float">
            <text:p>(R$2.316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29.27" calcext:value-type="float">
            <text:p>(R$3.329,27)</text:p>
          </table:table-cell>
          <table:table-cell table:style-name="ce6" office:value-type="float" office:value="11268.64" calcext:value-type="float">
            <text:p>R$11.268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669" calcext:value-type="float">
            <text:p>2669</text:p>
          </table:table-cell>
          <table:table-cell table:style-name="ce3" office:value-type="string" calcext:value-type="string">
            <text:p>NILZA DE SOUZA SAMPAI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2764.12" calcext:value-type="float">
            <text:p>R$22.764,1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764.12" calcext:value-type="float">
            <text:p>R$22.764,12 </text:p>
          </table:table-cell>
          <table:table-cell table:style-name="ce6" office:value-type="float" office:value="-2360.44" calcext:value-type="float">
            <text:p>(R$2.360,44)</text:p>
          </table:table-cell>
          <table:table-cell table:style-name="ce6" office:value-type="float" office:value="-4191.41" calcext:value-type="float">
            <text:p>(R$4.191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51.85" calcext:value-type="float">
            <text:p>(R$6.551,85)</text:p>
          </table:table-cell>
          <table:table-cell table:style-name="ce6" office:value-type="float" office:value="16212.27" calcext:value-type="float">
            <text:p>R$16.212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256" calcext:value-type="float">
            <text:p>9256</text:p>
          </table:table-cell>
          <table:table-cell table:style-name="ce3" office:value-type="string" calcext:value-type="string">
            <text:p>NILZA GUIMARAES DI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085.6" calcext:value-type="float">
            <text:p>R$18.085,60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72.42" calcext:value-type="float">
            <text:p>R$21.872,42 </text:p>
          </table:table-cell>
          <table:table-cell table:style-name="ce6" office:value-type="float" office:value="-2213.31" calcext:value-type="float">
            <text:p>(R$2.213,31)</text:p>
          </table:table-cell>
          <table:table-cell table:style-name="ce6" office:value-type="float" office:value="-3986.66" calcext:value-type="float">
            <text:p>(R$3.986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99.97" calcext:value-type="float">
            <text:p>(R$6.199,97)</text:p>
          </table:table-cell>
          <table:table-cell table:style-name="ce6" office:value-type="float" office:value="15672.45" calcext:value-type="float">
            <text:p>R$15.672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257" calcext:value-type="float">
            <text:p>9257</text:p>
          </table:table-cell>
          <table:table-cell table:style-name="ce3" office:value-type="string" calcext:value-type="string">
            <text:p>NILZA PIMENT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612.13" calcext:value-type="float">
            <text:p>R$17.612,1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38.83" calcext:value-type="float">
            <text:p>R$22.338,83 </text:p>
          </table:table-cell>
          <table:table-cell table:style-name="ce6" office:value-type="float" office:value="-2290.27" calcext:value-type="float">
            <text:p>(R$2.290,27)</text:p>
          </table:table-cell>
          <table:table-cell table:style-name="ce6" office:value-type="float" office:value="-4093.75" calcext:value-type="float">
            <text:p>(R$4.093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84.02" calcext:value-type="float">
            <text:p>(R$6.384,02)</text:p>
          </table:table-cell>
          <table:table-cell table:style-name="ce6" office:value-type="float" office:value="15954.81" calcext:value-type="float">
            <text:p>R$15.954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IRACICABA</text:p>
          </table:table-cell>
          <table:table-cell table:style-name="ce4" office:value-type="float" office:value="15941" calcext:value-type="float">
            <text:p>15941</text:p>
          </table:table-cell>
          <table:table-cell table:style-name="ce3" office:value-type="string" calcext:value-type="string">
            <text:p>NINFA SAMPRONHA BARREIR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7" calcext:value-type="float">
            <text:p>R$14.087,97 </text:p>
          </table:table-cell>
          <table:table-cell table:style-name="ce6" office:value-type="float" office:value="1923.03" calcext:value-type="float">
            <text:p>R$1.923,0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11" calcext:value-type="float">
            <text:p>R$16.011,00 </text:p>
          </table:table-cell>
          <table:table-cell table:style-name="ce6" office:value-type="float" office:value="-1246.18" calcext:value-type="float">
            <text:p>(R$1.246,18)</text:p>
          </table:table-cell>
          <table:table-cell table:style-name="ce6" office:value-type="float" office:value="-2640.73" calcext:value-type="float">
            <text:p>(R$2.640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86.91" calcext:value-type="float">
            <text:p>(R$3.886,91)</text:p>
          </table:table-cell>
          <table:table-cell table:style-name="ce6" office:value-type="float" office:value="12124.09" calcext:value-type="float">
            <text:p>R$12.124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263" calcext:value-type="float">
            <text:p>4263</text:p>
          </table:table-cell>
          <table:table-cell table:style-name="ce3" office:value-type="string" calcext:value-type="string">
            <text:p>NIVALDO ALVES PEDRO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7901.84" calcext:value-type="float">
            <text:p>R$7.901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936.44" calcext:value-type="float">
            <text:p>R$21.936,44 </text:p>
          </table:table-cell>
          <table:table-cell table:style-name="ce6" office:value-type="float" office:value="-2223.87" calcext:value-type="float">
            <text:p>(R$2.223,87)</text:p>
          </table:table-cell>
          <table:table-cell table:style-name="ce6" office:value-type="float" office:value="-4001.36" calcext:value-type="float">
            <text:p>(R$4.001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25.23" calcext:value-type="float">
            <text:p>(R$6.225,23)</text:p>
          </table:table-cell>
          <table:table-cell table:style-name="ce6" office:value-type="float" office:value="15711.21" calcext:value-type="float">
            <text:p>R$15.711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5859" calcext:value-type="float">
            <text:p>5859</text:p>
          </table:table-cell>
          <table:table-cell table:style-name="ce3" office:value-type="string" calcext:value-type="string">
            <text:p>NIVIAN SALES CARDOS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2396.77" calcext:value-type="float">
            <text:p>(R$2.396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71.28" calcext:value-type="float">
            <text:p>(R$3.171,28)</text:p>
          </table:table-cell>
          <table:table-cell table:style-name="ce6" office:value-type="float" office:value="9956.14" calcext:value-type="float">
            <text:p>R$9.956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849" calcext:value-type="float">
            <text:p>4849</text:p>
          </table:table-cell>
          <table:table-cell table:style-name="ce3" office:value-type="string" calcext:value-type="string">
            <text:p>NOE DE SOUSA NE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27.87" calcext:value-type="float">
            <text:p>R$13.927,87 </text:p>
          </table:table-cell>
          <table:table-cell table:style-name="ce6" office:value-type="float" office:value="1254.34" calcext:value-type="float">
            <text:p>R$1.254,3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82.21" calcext:value-type="float">
            <text:p>R$15.182,21 </text:p>
          </table:table-cell>
          <table:table-cell table:style-name="ce6" office:value-type="float" office:value="-1109.42" calcext:value-type="float">
            <text:p>(R$1.109,4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09.42" calcext:value-type="float">
            <text:p>(R$1.109,42)</text:p>
          </table:table-cell>
          <table:table-cell table:style-name="ce6" office:value-type="float" office:value="14072.79" calcext:value-type="float">
            <text:p>R$14.072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042" calcext:value-type="float">
            <text:p>4042</text:p>
          </table:table-cell>
          <table:table-cell table:style-name="ce3" office:value-type="string" calcext:value-type="string">
            <text:p>NOEL ALVES MARTIN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774.44" calcext:value-type="float">
            <text:p>R$1.774,4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8.95" calcext:value-type="float">
            <text:p>R$15.648,95 </text:p>
          </table:table-cell>
          <table:table-cell table:style-name="ce6" office:value-type="float" office:value="-1186.44" calcext:value-type="float">
            <text:p>(R$1.186,44)</text:p>
          </table:table-cell>
          <table:table-cell table:style-name="ce6" office:value-type="float" office:value="-2505.45" calcext:value-type="float">
            <text:p>(R$2.505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91.89" calcext:value-type="float">
            <text:p>(R$3.691,89)</text:p>
          </table:table-cell>
          <table:table-cell table:style-name="ce6" office:value-type="float" office:value="11957.06" calcext:value-type="float">
            <text:p>R$11.957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59" calcext:value-type="float">
            <text:p>4059</text:p>
          </table:table-cell>
          <table:table-cell table:style-name="ce3" office:value-type="string" calcext:value-type="string">
            <text:p>NOEMIA FONTES FERNAND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14414.06" calcext:value-type="float">
            <text:p>R$14.414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40" calcext:value-type="float">
            <text:p>4640</text:p>
          </table:table-cell>
          <table:table-cell table:style-name="ce3" office:value-type="string" calcext:value-type="string">
            <text:p>NORANEI SALVADOR DE MEDEIR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605.33" calcext:value-type="float">
            <text:p>R$17.605,33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392.15" calcext:value-type="float">
            <text:p>R$21.392,15 </text:p>
          </table:table-cell>
          <table:table-cell table:style-name="ce6" office:value-type="float" office:value="-2134.06" calcext:value-type="float">
            <text:p>(R$2.134,06)</text:p>
          </table:table-cell>
          <table:table-cell table:style-name="ce6" office:value-type="float" office:value="-4347.83" calcext:value-type="float">
            <text:p>(R$4.347,8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81.89" calcext:value-type="float">
            <text:p>(R$6.481,89)</text:p>
          </table:table-cell>
          <table:table-cell table:style-name="ce6" office:value-type="float" office:value="14910.26" calcext:value-type="float">
            <text:p>R$14.910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089" calcext:value-type="float">
            <text:p>2089</text:p>
          </table:table-cell>
          <table:table-cell table:style-name="ce3" office:value-type="string" calcext:value-type="string">
            <text:p>ODONALDO RIBEIRO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91.37" calcext:value-type="float">
            <text:p>R$16.391,37 </text:p>
          </table:table-cell>
          <table:table-cell table:style-name="ce6" office:value-type="float" office:value="-1308.94" calcext:value-type="float">
            <text:p>(R$1.308,94)</text:p>
          </table:table-cell>
          <table:table-cell table:style-name="ce6" office:value-type="float" office:value="-2728.07" calcext:value-type="float">
            <text:p>(R$2.728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37.01" calcext:value-type="float">
            <text:p>(R$4.037,01)</text:p>
          </table:table-cell>
          <table:table-cell table:style-name="ce6" office:value-type="float" office:value="12354.36" calcext:value-type="float">
            <text:p>R$12.354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94" calcext:value-type="float">
            <text:p>2894</text:p>
          </table:table-cell>
          <table:table-cell table:style-name="ce3" office:value-type="string" calcext:value-type="string">
            <text:p>OELCO MACH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044.92" calcext:value-type="float">
            <text:p>R$12.044,92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12.85" calcext:value-type="float">
            <text:p>R$13.612,85 </text:p>
          </table:table-cell>
          <table:table-cell table:style-name="ce6" office:value-type="float" office:value="-850.48" calcext:value-type="float">
            <text:p>(R$850,48)</text:p>
          </table:table-cell>
          <table:table-cell table:style-name="ce6" office:value-type="float" office:value="-2090.05" calcext:value-type="float">
            <text:p>(R$2.090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40.53" calcext:value-type="float">
            <text:p>(R$2.940,53)</text:p>
          </table:table-cell>
          <table:table-cell table:style-name="ce6" office:value-type="float" office:value="10672.32" calcext:value-type="float">
            <text:p>R$10.672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9264" calcext:value-type="float">
            <text:p>9264</text:p>
          </table:table-cell>
          <table:table-cell table:style-name="ce3" office:value-type="string" calcext:value-type="string">
            <text:p>OLGA AMORIM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097.66" calcext:value-type="float">
            <text:p>R$17.097,6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097.66" calcext:value-type="float">
            <text:p>R$17.097,66 </text:p>
          </table:table-cell>
          <table:table-cell table:style-name="ce6" office:value-type="float" office:value="-1425.47" calcext:value-type="float">
            <text:p>(R$1.425,47)</text:p>
          </table:table-cell>
          <table:table-cell table:style-name="ce6" office:value-type="float" office:value="-2890.25" calcext:value-type="float">
            <text:p>(R$2.890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5.72" calcext:value-type="float">
            <text:p>(R$4.315,72)</text:p>
          </table:table-cell>
          <table:table-cell table:style-name="ce6" office:value-type="float" office:value="12781.94" calcext:value-type="float">
            <text:p>R$12.781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9684" calcext:value-type="float">
            <text:p>9684</text:p>
          </table:table-cell>
          <table:table-cell table:style-name="ce3" office:value-type="string" calcext:value-type="string">
            <text:p>OLGA REJANE HOFFMANN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902.17" calcext:value-type="float">
            <text:p>(R$1.902,1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30.25" calcext:value-type="float">
            <text:p>(R$2.630,25)</text:p>
          </table:table-cell>
          <table:table-cell table:style-name="ce6" office:value-type="float" office:value="10176.99" calcext:value-type="float">
            <text:p>R$10.176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809" calcext:value-type="float">
            <text:p>4809</text:p>
          </table:table-cell>
          <table:table-cell table:style-name="ce3" office:value-type="string" calcext:value-type="string">
            <text:p>OLIVETTE CABRAL SEREJO LUPER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2676.56" calcext:value-type="float">
            <text:p>R$22.676,5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954.31" calcext:value-type="float">
            <text:p>R$26.954,31 </text:p>
          </table:table-cell>
          <table:table-cell table:style-name="ce6" office:value-type="float" office:value="-3059.01" calcext:value-type="float">
            <text:p>(R$3.059,01)</text:p>
          </table:table-cell>
          <table:table-cell table:style-name="ce6" office:value-type="float" office:value="-5151.61" calcext:value-type="float">
            <text:p>(R$5.151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210.62" calcext:value-type="float">
            <text:p>(R$8.210,62)</text:p>
          </table:table-cell>
          <table:table-cell table:style-name="ce6" office:value-type="float" office:value="18743.69" calcext:value-type="float">
            <text:p>R$18.743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34" calcext:value-type="float">
            <text:p>4134</text:p>
          </table:table-cell>
          <table:table-cell table:style-name="ce3" office:value-type="string" calcext:value-type="string">
            <text:p>ORACIO DO ROSARIO FILH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0.82" calcext:value-type="float">
            <text:p>R$15.430,82 </text:p>
          </table:table-cell>
          <table:table-cell table:style-name="ce6" office:value-type="float" office:value="-1150.45" calcext:value-type="float">
            <text:p>(R$1.150,45)</text:p>
          </table:table-cell>
          <table:table-cell table:style-name="ce6" office:value-type="float" office:value="-3031.1" calcext:value-type="float">
            <text:p>(R$3.031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81.55" calcext:value-type="float">
            <text:p>(R$4.181,55)</text:p>
          </table:table-cell>
          <table:table-cell table:style-name="ce6" office:value-type="float" office:value="11249.27" calcext:value-type="float">
            <text:p>R$11.249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9272" calcext:value-type="float">
            <text:p>9272</text:p>
          </table:table-cell>
          <table:table-cell table:style-name="ce3" office:value-type="string" calcext:value-type="string">
            <text:p>OSCARINA RAQUEL VITORIANO GOM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353.81" calcext:value-type="float">
            <text:p>R$17.353,8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353.81" calcext:value-type="float">
            <text:p>R$17.353,81 </text:p>
          </table:table-cell>
          <table:table-cell table:style-name="ce6" office:value-type="float" office:value="-1467.74" calcext:value-type="float">
            <text:p>(R$1.467,7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67.74" calcext:value-type="float">
            <text:p>(R$1.467,74)</text:p>
          </table:table-cell>
          <table:table-cell table:style-name="ce6" office:value-type="float" office:value="15886.07" calcext:value-type="float">
            <text:p>R$15.886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960" calcext:value-type="float">
            <text:p>4960</text:p>
          </table:table-cell>
          <table:table-cell table:style-name="ce3" office:value-type="string" calcext:value-type="string">
            <text:p>OSIRES RODRIGUES DA COST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09" calcext:value-type="float">
            <text:p>R$15.324,09 </text:p>
          </table:table-cell>
          <table:table-cell table:style-name="ce6" office:value-type="float" office:value="-1132.83" calcext:value-type="float">
            <text:p>(R$1.132,83)</text:p>
          </table:table-cell>
          <table:table-cell table:style-name="ce6" office:value-type="float" office:value="-2902.32" calcext:value-type="float">
            <text:p>(R$2.902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35.15" calcext:value-type="float">
            <text:p>(R$4.035,15)</text:p>
          </table:table-cell>
          <table:table-cell table:style-name="ce6" office:value-type="float" office:value="11288.94" calcext:value-type="float">
            <text:p>R$11.288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2943" calcext:value-type="float">
            <text:p>2943</text:p>
          </table:table-cell>
          <table:table-cell table:style-name="ce3" office:value-type="string" calcext:value-type="string">
            <text:p>OSMALDO DE SOUZA FER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2160.92" calcext:value-type="float">
            <text:p>R$2.160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21.98" calcext:value-type="float">
            <text:p>R$15.821,98 </text:p>
          </table:table-cell>
          <table:table-cell table:style-name="ce6" office:value-type="float" office:value="-1214.99" calcext:value-type="float">
            <text:p>(R$1.214,99)</text:p>
          </table:table-cell>
          <table:table-cell table:style-name="ce6" office:value-type="float" office:value="-2597.32" calcext:value-type="float">
            <text:p>(R$2.597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12.31" calcext:value-type="float">
            <text:p>(R$3.812,31)</text:p>
          </table:table-cell>
          <table:table-cell table:style-name="ce6" office:value-type="float" office:value="12009.67" calcext:value-type="float">
            <text:p>R$12.009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BERLANDIA</text:p>
          </table:table-cell>
          <table:table-cell table:style-name="ce4" office:value-type="float" office:value="2583" calcext:value-type="float">
            <text:p>2583</text:p>
          </table:table-cell>
          <table:table-cell table:style-name="ce3" office:value-type="string" calcext:value-type="string">
            <text:p>OSMAR ALVES FARI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1912.77" calcext:value-type="float">
            <text:p>(R$1.912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79.54" calcext:value-type="float">
            <text:p>(R$2.679,54)</text:p>
          </table:table-cell>
          <table:table-cell table:style-name="ce6" office:value-type="float" office:value="10394.52" calcext:value-type="float">
            <text:p>R$10.394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3335" calcext:value-type="float">
            <text:p>3335</text:p>
          </table:table-cell>
          <table:table-cell table:style-name="ce3" office:value-type="string" calcext:value-type="string">
            <text:p>OSVALDO DE MORAES SARMENTO</text:p>
          </table:table-cell>
          <table:table-cell table:style-name="ce4" office:value-type="string" calcext:value-type="string">
            <text:p>ANALISTA DE ECONOMIA/PERITO</text:p>
          </table:table-cell>
          <table:table-cell table:style-name="ce6" office:value-type="float" office:value="18756.9" calcext:value-type="float">
            <text:p>R$18.756,9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8756.9" calcext:value-type="float">
            <text:p>R$18.756,90 </text:p>
          </table:table-cell>
          <table:table-cell table:style-name="ce6" office:value-type="float" office:value="-1699.25" calcext:value-type="float">
            <text:p>(R$1.699,25)</text:p>
          </table:table-cell>
          <table:table-cell table:style-name="ce6" office:value-type="float" office:value="-3271.25" calcext:value-type="float">
            <text:p>(R$3.271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70.5" calcext:value-type="float">
            <text:p>(R$4.970,50)</text:p>
          </table:table-cell>
          <table:table-cell table:style-name="ce6" office:value-type="float" office:value="13786.4" calcext:value-type="float">
            <text:p>R$13.786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67" calcext:value-type="float">
            <text:p>2367</text:p>
          </table:table-cell>
          <table:table-cell table:style-name="ce3" office:value-type="string" calcext:value-type="string">
            <text:p>OSVALDO OLIVEIRA RIB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46.39" calcext:value-type="float">
            <text:p>R$15.846,3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69.52" calcext:value-type="float">
            <text:p>R$17.669,52 </text:p>
          </table:table-cell>
          <table:table-cell table:style-name="ce6" office:value-type="float" office:value="-1519.83" calcext:value-type="float">
            <text:p>(R$1.519,8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19.83" calcext:value-type="float">
            <text:p>(R$1.519,83)</text:p>
          </table:table-cell>
          <table:table-cell table:style-name="ce6" office:value-type="float" office:value="16149.69" calcext:value-type="float">
            <text:p>R$16.149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978" calcext:value-type="float">
            <text:p>4978</text:p>
          </table:table-cell>
          <table:table-cell table:style-name="ce3" office:value-type="string" calcext:value-type="string">
            <text:p>OSVALDO PINTO AMARA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679.4" calcext:value-type="float">
            <text:p>R$18.679,40 </text:p>
          </table:table-cell>
          <table:table-cell table:style-name="ce6" office:value-type="float" office:value="4367.54" calcext:value-type="float">
            <text:p>R$4.36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46.94" calcext:value-type="float">
            <text:p>R$23.046,94 </text:p>
          </table:table-cell>
          <table:table-cell table:style-name="ce6" office:value-type="float" office:value="-2407.11" calcext:value-type="float">
            <text:p>(R$2.407,11)</text:p>
          </table:table-cell>
          <table:table-cell table:style-name="ce6" office:value-type="float" office:value="-4256.35" calcext:value-type="float">
            <text:p>(R$4.256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63.46" calcext:value-type="float">
            <text:p>(R$6.663,46)</text:p>
          </table:table-cell>
          <table:table-cell table:style-name="ce6" office:value-type="float" office:value="16383.48" calcext:value-type="float">
            <text:p>R$16.383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6338" calcext:value-type="float">
            <text:p>6338</text:p>
          </table:table-cell>
          <table:table-cell table:style-name="ce3" office:value-type="string" calcext:value-type="string">
            <text:p>OSVALDO SA DE ARAUJO NOGUEIRA JUNIOR</text:p>
          </table:table-cell>
          <table:table-cell table:style-name="ce4" office:value-type="string" calcext:value-type="string">
            <text:p>ANALISTA DO MPU/SUPORTE E INFRAESTRUTURA</text:p>
          </table:table-cell>
          <table:table-cell table:style-name="ce6" office:value-type="float" office:value="22019.91" calcext:value-type="float">
            <text:p>R$22.019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-2237.65" calcext:value-type="float">
            <text:p>(R$2.237,65)</text:p>
          </table:table-cell>
          <table:table-cell table:style-name="ce6" office:value-type="float" office:value="-4491.98" calcext:value-type="float">
            <text:p>(R$4.491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29.63" calcext:value-type="float">
            <text:p>(R$6.729,63)</text:p>
          </table:table-cell>
          <table:table-cell table:style-name="ce6" office:value-type="float" office:value="15290.28" calcext:value-type="float">
            <text:p>R$15.290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56" calcext:value-type="float">
            <text:p>2856</text:p>
          </table:table-cell>
          <table:table-cell table:style-name="ce3" office:value-type="string" calcext:value-type="string">
            <text:p>OSWALDO DE ALMEIDA PRADO JUNIOR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95.61" calcext:value-type="float">
            <text:p>R$14.095,6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095.61" calcext:value-type="float">
            <text:p>R$14.095,61 </text:p>
          </table:table-cell>
          <table:table-cell table:style-name="ce6" office:value-type="float" office:value="-930.14" calcext:value-type="float">
            <text:p>(R$930,14)</text:p>
          </table:table-cell>
          <table:table-cell table:style-name="ce6" office:value-type="float" office:value="-2148.77" calcext:value-type="float">
            <text:p>(R$2.148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78.91" calcext:value-type="float">
            <text:p>(R$3.078,91)</text:p>
          </table:table-cell>
          <table:table-cell table:style-name="ce6" office:value-type="float" office:value="11016.7" calcext:value-type="float">
            <text:p>R$11.016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92" calcext:value-type="float">
            <text:p>4592</text:p>
          </table:table-cell>
          <table:table-cell table:style-name="ce3" office:value-type="string" calcext:value-type="string">
            <text:p>OTAVIANO FRANCISCO DE LACERD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142.65" calcext:value-type="float">
            <text:p>R$13.142,65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10.58" calcext:value-type="float">
            <text:p>R$14.710,58 </text:p>
          </table:table-cell>
          <table:table-cell table:style-name="ce6" office:value-type="float" office:value="-1031.61" calcext:value-type="float">
            <text:p>(R$1.031,61)</text:p>
          </table:table-cell>
          <table:table-cell table:style-name="ce6" office:value-type="float" office:value="-2289.98" calcext:value-type="float">
            <text:p>(R$2.28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21.59" calcext:value-type="float">
            <text:p>(R$3.321,59)</text:p>
          </table:table-cell>
          <table:table-cell table:style-name="ce6" office:value-type="float" office:value="11388.99" calcext:value-type="float">
            <text:p>R$11.388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4189" calcext:value-type="float">
            <text:p>4189</text:p>
          </table:table-cell>
          <table:table-cell table:style-name="ce3" office:value-type="string" calcext:value-type="string">
            <text:p>OVIDIO RODRIGU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556.51" calcext:value-type="float">
            <text:p>R$17.556,51 </text:p>
          </table:table-cell>
          <table:table-cell table:style-name="ce6" office:value-type="float" office:value="-1501.18" calcext:value-type="float">
            <text:p>(R$1.501,18)</text:p>
          </table:table-cell>
          <table:table-cell table:style-name="ce6" office:value-type="float" office:value="-2891.34" calcext:value-type="float">
            <text:p>(R$2.891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92.52" calcext:value-type="float">
            <text:p>(R$4.392,52)</text:p>
          </table:table-cell>
          <table:table-cell table:style-name="ce6" office:value-type="float" office:value="13163.99" calcext:value-type="float">
            <text:p>R$13.163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929" calcext:value-type="float">
            <text:p>3929</text:p>
          </table:table-cell>
          <table:table-cell table:style-name="ce3" office:value-type="string" calcext:value-type="string">
            <text:p>PAOLA MARIA LEON PERES BROCCH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61.43" calcext:value-type="float">
            <text:p>R$14.461,43 </text:p>
          </table:table-cell>
          <table:table-cell table:style-name="ce6" office:value-type="float" office:value="-990.5" calcext:value-type="float">
            <text:p>(R$990,50)</text:p>
          </table:table-cell>
          <table:table-cell table:style-name="ce6" office:value-type="float" office:value="-2808.5" calcext:value-type="float">
            <text:p>(R$2.80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9" calcext:value-type="float">
            <text:p>(R$3.799,00)</text:p>
          </table:table-cell>
          <table:table-cell table:style-name="ce6" office:value-type="float" office:value="10662.43" calcext:value-type="float">
            <text:p>R$10.662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86" calcext:value-type="float">
            <text:p>2286</text:p>
          </table:table-cell>
          <table:table-cell table:style-name="ce3" office:value-type="string" calcext:value-type="string">
            <text:p>PATRICIO FERREIRA LIM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36.17" calcext:value-type="float">
            <text:p>R$16.136,17 </text:p>
          </table:table-cell>
          <table:table-cell table:style-name="ce6" office:value-type="float" office:value="-1266.83" calcext:value-type="float">
            <text:p>(R$1.266,83)</text:p>
          </table:table-cell>
          <table:table-cell table:style-name="ce6" office:value-type="float" office:value="-2111.94" calcext:value-type="float">
            <text:p>(R$2.111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78.77" calcext:value-type="float">
            <text:p>(R$3.378,77)</text:p>
          </table:table-cell>
          <table:table-cell table:style-name="ce6" office:value-type="float" office:value="12757.4" calcext:value-type="float">
            <text:p>R$12.757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0551" calcext:value-type="float">
            <text:p>20551</text:p>
          </table:table-cell>
          <table:table-cell table:style-name="ce3" office:value-type="string" calcext:value-type="string">
            <text:p>PAULA PAES RAM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5552.89" calcext:value-type="float">
            <text:p>R$5.552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552.89" calcext:value-type="float">
            <text:p>R$5.552,8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6.77" calcext:value-type="float">
            <text:p>(R$526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26.77" calcext:value-type="float">
            <text:p>(R$526,77)</text:p>
          </table:table-cell>
          <table:table-cell table:style-name="ce6" office:value-type="float" office:value="5026.12" calcext:value-type="float">
            <text:p>R$5.026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C</text:p>
          </table:table-cell>
          <table:table-cell table:style-name="ce4" office:value-type="float" office:value="4040" calcext:value-type="float">
            <text:p>4040</text:p>
          </table:table-cell>
          <table:table-cell table:style-name="ce3" office:value-type="string" calcext:value-type="string">
            <text:p>PAULO AFONSO THOMAZ BEZERRA DE MENEZ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143.85" calcext:value-type="float">
            <text:p>R$23.143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143.85" calcext:value-type="float">
            <text:p>R$23.143,8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03.06" calcext:value-type="float">
            <text:p>(R$4.503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03.06" calcext:value-type="float">
            <text:p>(R$4.503,06)</text:p>
          </table:table-cell>
          <table:table-cell table:style-name="ce6" office:value-type="float" office:value="18640.79" calcext:value-type="float">
            <text:p>R$18.640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105" calcext:value-type="float">
            <text:p>5105</text:p>
          </table:table-cell>
          <table:table-cell table:style-name="ce3" office:value-type="string" calcext:value-type="string">
            <text:p>PAULO ALVES SIQU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2287.65" calcext:value-type="float">
            <text:p>R$2.287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22.25" calcext:value-type="float">
            <text:p>R$16.322,25 </text:p>
          </table:table-cell>
          <table:table-cell table:style-name="ce6" office:value-type="float" office:value="-1297.53" calcext:value-type="float">
            <text:p>(R$1.297,53)</text:p>
          </table:table-cell>
          <table:table-cell table:style-name="ce6" office:value-type="float" office:value="-3235.79" calcext:value-type="float">
            <text:p>(R$3.23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33.32" calcext:value-type="float">
            <text:p>(R$4.533,32)</text:p>
          </table:table-cell>
          <table:table-cell table:style-name="ce6" office:value-type="float" office:value="11788.93" calcext:value-type="float">
            <text:p>R$11.788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093" calcext:value-type="float">
            <text:p>4093</text:p>
          </table:table-cell>
          <table:table-cell table:style-name="ce3" office:value-type="string" calcext:value-type="string">
            <text:p>PAULO ANTONIO FERREIRA PITTIGLIAN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231.78" calcext:value-type="float">
            <text:p>R$17.231,7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54.91" calcext:value-type="float">
            <text:p>R$19.054,91 </text:p>
          </table:table-cell>
          <table:table-cell table:style-name="ce6" office:value-type="float" office:value="-1748.42" calcext:value-type="float">
            <text:p>(R$1.748,42)</text:p>
          </table:table-cell>
          <table:table-cell table:style-name="ce6" office:value-type="float" office:value="-3339.69" calcext:value-type="float">
            <text:p>(R$3.339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88.11" calcext:value-type="float">
            <text:p>(R$5.088,11)</text:p>
          </table:table-cell>
          <table:table-cell table:style-name="ce6" office:value-type="float" office:value="13966.8" calcext:value-type="float">
            <text:p>R$13.966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323" calcext:value-type="float">
            <text:p>3323</text:p>
          </table:table-cell>
          <table:table-cell table:style-name="ce3" office:value-type="string" calcext:value-type="string">
            <text:p>PAULO ANTONIO MARTINS COELHO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21363.25" calcext:value-type="float">
            <text:p>R$21.363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-2129.3" calcext:value-type="float">
            <text:p>(R$2.129,3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29.3" calcext:value-type="float">
            <text:p>(R$2.129,30)</text:p>
          </table:table-cell>
          <table:table-cell table:style-name="ce6" office:value-type="float" office:value="19233.95" calcext:value-type="float">
            <text:p>R$19.233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34" calcext:value-type="float">
            <text:p>4234</text:p>
          </table:table-cell>
          <table:table-cell table:style-name="ce3" office:value-type="string" calcext:value-type="string">
            <text:p>PAULO BARBOSA DE MENDONCA</text:p>
          </table:table-cell>
          <table:table-cell table:style-name="ce4" office:value-type="string" calcext:value-type="string">
            <text:p>TECNICO DE INFORMATICA</text:p>
          </table:table-cell>
          <table:table-cell table:style-name="ce6" office:value-type="float" office:value="7333.67" calcext:value-type="float">
            <text:p>R$7.333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156.8" calcext:value-type="float">
            <text:p>R$9.156,80 </text:p>
          </table:table-cell>
          <table:table-cell table:style-name="ce6" office:value-type="float" office:value="-198.77" calcext:value-type="float">
            <text:p>(R$198,77)</text:p>
          </table:table-cell>
          <table:table-cell table:style-name="ce6" office:value-type="float" office:value="-991.72" calcext:value-type="float">
            <text:p>(R$991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90.49" calcext:value-type="float">
            <text:p>(R$1.190,49)</text:p>
          </table:table-cell>
          <table:table-cell table:style-name="ce6" office:value-type="float" office:value="7966.31" calcext:value-type="float">
            <text:p>R$7.966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5889" calcext:value-type="float">
            <text:p>5889</text:p>
          </table:table-cell>
          <table:table-cell table:style-name="ce3" office:value-type="string" calcext:value-type="string">
            <text:p>PAULO CEZAR AGAPITO AREA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1762.84" calcext:value-type="float">
            <text:p>R$11.762,8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62.84" calcext:value-type="float">
            <text:p>R$11.762,84 </text:p>
          </table:table-cell>
          <table:table-cell table:style-name="ce6" office:value-type="float" office:value="-576.64" calcext:value-type="float">
            <text:p>(R$576,64)</text:p>
          </table:table-cell>
          <table:table-cell table:style-name="ce6" office:value-type="float" office:value="-2180.2" calcext:value-type="float">
            <text:p>(R$2.180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56.84" calcext:value-type="float">
            <text:p>(R$2.756,84)</text:p>
          </table:table-cell>
          <table:table-cell table:style-name="ce6" office:value-type="float" office:value="9006" calcext:value-type="float">
            <text:p>R$9.006,0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026" calcext:value-type="float">
            <text:p>3026</text:p>
          </table:table-cell>
          <table:table-cell table:style-name="ce3" office:value-type="string" calcext:value-type="string">
            <text:p>PAULO DE ARAUJO VIEIRALVES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363.25" calcext:value-type="float">
            <text:p>R$21.363,2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-2129.3" calcext:value-type="float">
            <text:p>(R$2.129,30)</text:p>
          </table:table-cell>
          <table:table-cell table:style-name="ce6" office:value-type="float" office:value="-3869.74" calcext:value-type="float">
            <text:p>(R$3.869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99.04" calcext:value-type="float">
            <text:p>(R$5.999,04)</text:p>
          </table:table-cell>
          <table:table-cell table:style-name="ce6" office:value-type="float" office:value="15364.21" calcext:value-type="float">
            <text:p>R$15.364,2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121" calcext:value-type="float">
            <text:p>4121</text:p>
          </table:table-cell>
          <table:table-cell table:style-name="ce3" office:value-type="string" calcext:value-type="string">
            <text:p>PAULO HENRIQUE DE MENDONCA SALUSTIA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44.14" calcext:value-type="float">
            <text:p>(R$1.944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30.25" calcext:value-type="float">
            <text:p>(R$2.730,25)</text:p>
          </table:table-cell>
          <table:table-cell table:style-name="ce6" office:value-type="float" office:value="10477.22" calcext:value-type="float">
            <text:p>R$10.477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TA CRUZ SU</text:p>
          </table:table-cell>
          <table:table-cell table:style-name="ce4" office:value-type="float" office:value="8935" calcext:value-type="float">
            <text:p>8935</text:p>
          </table:table-cell>
          <table:table-cell table:style-name="ce3" office:value-type="string" calcext:value-type="string">
            <text:p>PAULO HENRIQUE THIE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1996.27" calcext:value-type="float">
            <text:p>(R$1.996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2.38" calcext:value-type="float">
            <text:p>(R$2.782,38)</text:p>
          </table:table-cell>
          <table:table-cell table:style-name="ce6" office:value-type="float" office:value="10425.09" calcext:value-type="float">
            <text:p>R$10.425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256" calcext:value-type="float">
            <text:p>3256</text:p>
          </table:table-cell>
          <table:table-cell table:style-name="ce3" office:value-type="string" calcext:value-type="string">
            <text:p>PAULO JOSE DAMAZI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70.13" calcext:value-type="float">
            <text:p>R$14.070,13 </text:p>
          </table:table-cell>
          <table:table-cell table:style-name="ce6" office:value-type="float" office:value="-925.93" calcext:value-type="float">
            <text:p>(R$925,93)</text:p>
          </table:table-cell>
          <table:table-cell table:style-name="ce6" office:value-type="float" office:value="-2666.51" calcext:value-type="float">
            <text:p>(R$2.666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2.44" calcext:value-type="float">
            <text:p>(R$3.592,44)</text:p>
          </table:table-cell>
          <table:table-cell table:style-name="ce6" office:value-type="float" office:value="10477.69" calcext:value-type="float">
            <text:p>R$10.477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44" calcext:value-type="float">
            <text:p>5644</text:p>
          </table:table-cell>
          <table:table-cell table:style-name="ce3" office:value-type="string" calcext:value-type="string">
            <text:p>PAULO KNUPP DOS SANTOS</text:p>
          </table:table-cell>
          <table:table-cell table:style-name="ce4" office:value-type="string" calcext:value-type="string">
            <text:p>ANALISTA DO MPU/SUPORTE E INFRAESTRUTURA</text:p>
          </table:table-cell>
          <table:table-cell table:style-name="ce6" office:value-type="float" office:value="28721.4" calcext:value-type="float">
            <text:p>R$28.721,4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721.4" calcext:value-type="float">
            <text:p>R$28.721,40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26.65" calcext:value-type="float">
            <text:p>(R$6.426,6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26.65" calcext:value-type="float">
            <text:p>(R$6.426,65)</text:p>
          </table:table-cell>
          <table:table-cell table:style-name="ce6" office:value-type="float" office:value="22294.75" calcext:value-type="float">
            <text:p>R$22.294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323" calcext:value-type="float">
            <text:p>6323</text:p>
          </table:table-cell>
          <table:table-cell table:style-name="ce3" office:value-type="string" calcext:value-type="string">
            <text:p>PAULO KOOITI ANZA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80.79" calcext:value-type="float">
            <text:p>R$13.180,7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-782.24" calcext:value-type="float">
            <text:p>(R$782,24)</text:p>
          </table:table-cell>
          <table:table-cell table:style-name="ce6" office:value-type="float" office:value="-2513.6" calcext:value-type="float">
            <text:p>(R$2.513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95.84" calcext:value-type="float">
            <text:p>(R$3.295,84)</text:p>
          </table:table-cell>
          <table:table-cell table:style-name="ce6" office:value-type="float" office:value="9884.95" calcext:value-type="float">
            <text:p>R$9.884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36" calcext:value-type="float">
            <text:p>2836</text:p>
          </table:table-cell>
          <table:table-cell table:style-name="ce3" office:value-type="string" calcext:value-type="string">
            <text:p>PAULO LUIS DE JESUS MACHAD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556.52" calcext:value-type="float">
            <text:p>(R$2.55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2.19" calcext:value-type="float">
            <text:p>(R$3.742,19)</text:p>
          </table:table-cell>
          <table:table-cell table:style-name="ce6" office:value-type="float" office:value="11902.09" calcext:value-type="float">
            <text:p>R$11.902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66" calcext:value-type="float">
            <text:p>3466</text:p>
          </table:table-cell>
          <table:table-cell table:style-name="ce3" office:value-type="string" calcext:value-type="string">
            <text:p>PAULO MARTIN DE OLIVEIRA GOMES</text:p>
          </table:table-cell>
          <table:table-cell table:style-name="ce4" office:value-type="string" calcext:value-type="string">
            <text:p>ANALISTA DO MPU/ODONTOLOGIA</text:p>
          </table:table-cell>
          <table:table-cell table:style-name="ce6" office:value-type="float" office:value="19622.91" calcext:value-type="float">
            <text:p>R$19.622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622.91" calcext:value-type="float">
            <text:p>R$19.622,91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00.3" calcext:value-type="float">
            <text:p>(R$4.500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00.3" calcext:value-type="float">
            <text:p>(R$4.500,30)</text:p>
          </table:table-cell>
          <table:table-cell table:style-name="ce6" office:value-type="float" office:value="15122.61" calcext:value-type="float">
            <text:p>R$15.122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099" calcext:value-type="float">
            <text:p>3099</text:p>
          </table:table-cell>
          <table:table-cell table:style-name="ce3" office:value-type="string" calcext:value-type="string">
            <text:p>PAULO MENEZES BRAZIL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363.25" calcext:value-type="float">
            <text:p>R$21.363,25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931.17" calcext:value-type="float">
            <text:p>R$22.931,17 </text:p>
          </table:table-cell>
          <table:table-cell table:style-name="ce6" office:value-type="float" office:value="-2388" calcext:value-type="float">
            <text:p>(R$2.388,00)</text:p>
          </table:table-cell>
          <table:table-cell table:style-name="ce6" office:value-type="float" office:value="-4229.77" calcext:value-type="float">
            <text:p>(R$4.229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17.77" calcext:value-type="float">
            <text:p>(R$6.617,77)</text:p>
          </table:table-cell>
          <table:table-cell table:style-name="ce6" office:value-type="float" office:value="16313.4" calcext:value-type="float">
            <text:p>R$16.313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662" calcext:value-type="float">
            <text:p>5662</text:p>
          </table:table-cell>
          <table:table-cell table:style-name="ce3" office:value-type="string" calcext:value-type="string">
            <text:p>PAULO PATROCINIO DE SOUZ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16668.03" calcext:value-type="float">
            <text:p>R$16.668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668.03" calcext:value-type="float">
            <text:p>R$16.668,0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64.11" calcext:value-type="float">
            <text:p>(R$3.164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64.11" calcext:value-type="float">
            <text:p>(R$3.164,11)</text:p>
          </table:table-cell>
          <table:table-cell table:style-name="ce6" office:value-type="float" office:value="13503.92" calcext:value-type="float">
            <text:p>R$13.503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39" calcext:value-type="float">
            <text:p>2239</text:p>
          </table:table-cell>
          <table:table-cell table:style-name="ce3" office:value-type="string" calcext:value-type="string">
            <text:p>PAULO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999.59" calcext:value-type="float">
            <text:p>R$18.999,59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546.71" calcext:value-type="float">
            <text:p>R$23.546,71 </text:p>
          </table:table-cell>
          <table:table-cell table:style-name="ce6" office:value-type="float" office:value="-2489.57" calcext:value-type="float">
            <text:p>(R$2.489,5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489.57" calcext:value-type="float">
            <text:p>(R$2.489,57)</text:p>
          </table:table-cell>
          <table:table-cell table:style-name="ce6" office:value-type="float" office:value="21057.14" calcext:value-type="float">
            <text:p>R$21.057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9084" calcext:value-type="float">
            <text:p>19084</text:p>
          </table:table-cell>
          <table:table-cell table:style-name="ce3" office:value-type="string" calcext:value-type="string">
            <text:p>PAULO RAMOS CABRA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6723.1" calcext:value-type="float">
            <text:p>R$16.723,10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707.55" calcext:value-type="float">
            <text:p>R$19.707,55 </text:p>
          </table:table-cell>
          <table:table-cell table:style-name="ce6" office:value-type="float" office:value="-1856.11" calcext:value-type="float">
            <text:p>(R$1.856,11)</text:p>
          </table:table-cell>
          <table:table-cell table:style-name="ce6" office:value-type="float" office:value="-3489.55" calcext:value-type="float">
            <text:p>(R$3.489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45.66" calcext:value-type="float">
            <text:p>(R$5.345,66)</text:p>
          </table:table-cell>
          <table:table-cell table:style-name="ce6" office:value-type="float" office:value="14361.89" calcext:value-type="float">
            <text:p>R$14.361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671" calcext:value-type="float">
            <text:p>2671</text:p>
          </table:table-cell>
          <table:table-cell table:style-name="ce3" office:value-type="string" calcext:value-type="string">
            <text:p>PAULO RANGEL DE SOUZ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326.34" calcext:value-type="float">
            <text:p>R$22.326,3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149.47" calcext:value-type="float">
            <text:p>R$24.149,47 </text:p>
          </table:table-cell>
          <table:table-cell table:style-name="ce6" office:value-type="float" office:value="-2589.02" calcext:value-type="float">
            <text:p>(R$2.589,02)</text:p>
          </table:table-cell>
          <table:table-cell table:style-name="ce6" office:value-type="float" office:value="-4509.52" calcext:value-type="float">
            <text:p>(R$4.509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98.54" calcext:value-type="float">
            <text:p>(R$7.098,54)</text:p>
          </table:table-cell>
          <table:table-cell table:style-name="ce6" office:value-type="float" office:value="17050.93" calcext:value-type="float">
            <text:p>R$17.050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3385" calcext:value-type="float">
            <text:p>3385</text:p>
          </table:table-cell>
          <table:table-cell table:style-name="ce3" office:value-type="string" calcext:value-type="string">
            <text:p>PAULO REGIS SANTOS DA RO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64" calcext:value-type="float">
            <text:p>R$15.164,00 </text:p>
          </table:table-cell>
          <table:table-cell table:style-name="ce6" office:value-type="float" office:value="-1106.42" calcext:value-type="float">
            <text:p>(R$1.106,4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06.42" calcext:value-type="float">
            <text:p>(R$1.106,42)</text:p>
          </table:table-cell>
          <table:table-cell table:style-name="ce6" office:value-type="float" office:value="14057.58" calcext:value-type="float">
            <text:p>R$14.057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412" calcext:value-type="float">
            <text:p>4412</text:p>
          </table:table-cell>
          <table:table-cell table:style-name="ce3" office:value-type="string" calcext:value-type="string">
            <text:p>PAULO ROBERTO DANTA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905.64" calcext:value-type="float">
            <text:p>R$22.905,6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905.64" calcext:value-type="float">
            <text:p>R$22.905,6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79.45" calcext:value-type="float">
            <text:p>(R$4.879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79.45" calcext:value-type="float">
            <text:p>(R$4.879,45)</text:p>
          </table:table-cell>
          <table:table-cell table:style-name="ce6" office:value-type="float" office:value="18026.19" calcext:value-type="float">
            <text:p>R$18.026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315" calcext:value-type="float">
            <text:p>2315</text:p>
          </table:table-cell>
          <table:table-cell table:style-name="ce3" office:value-type="string" calcext:value-type="string">
            <text:p>PAULO ROBERTO PEREIRA HILDEBRANDT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76.29" calcext:value-type="float">
            <text:p>R$13.676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676.29" calcext:value-type="float">
            <text:p>R$13.676,29 </text:p>
          </table:table-cell>
          <table:table-cell table:style-name="ce6" office:value-type="float" office:value="-860.95" calcext:value-type="float">
            <text:p>(R$860,95)</text:p>
          </table:table-cell>
          <table:table-cell table:style-name="ce6" office:value-type="float" office:value="-2104.62" calcext:value-type="float">
            <text:p>(R$2.104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65.57" calcext:value-type="float">
            <text:p>(R$2.965,57)</text:p>
          </table:table-cell>
          <table:table-cell table:style-name="ce6" office:value-type="float" office:value="10710.72" calcext:value-type="float">
            <text:p>R$10.710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391" calcext:value-type="float">
            <text:p>3391</text:p>
          </table:table-cell>
          <table:table-cell table:style-name="ce3" office:value-type="string" calcext:value-type="string">
            <text:p>PAULO ROBSON CAVADAS HERDAD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020.69" calcext:value-type="float">
            <text:p>R$13.020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-759.03" calcext:value-type="float">
            <text:p>(R$759,03)</text:p>
          </table:table-cell>
          <table:table-cell table:style-name="ce6" office:value-type="float" office:value="-2267.4" calcext:value-type="float">
            <text:p>(R$2.267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26.43" calcext:value-type="float">
            <text:p>(R$3.026,43)</text:p>
          </table:table-cell>
          <table:table-cell table:style-name="ce6" office:value-type="float" office:value="9994.26" calcext:value-type="float">
            <text:p>R$9.994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101" calcext:value-type="float">
            <text:p>4101</text:p>
          </table:table-cell>
          <table:table-cell table:style-name="ce3" office:value-type="string" calcext:value-type="string">
            <text:p>PAULO ROGERIO DOS SANTOS PIN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205.62" calcext:value-type="float">
            <text:p>R$18.205,62 </text:p>
          </table:table-cell>
          <table:table-cell table:style-name="ce6" office:value-type="float" office:value="-1608.29" calcext:value-type="float">
            <text:p>(R$1.608,29)</text:p>
          </table:table-cell>
          <table:table-cell table:style-name="ce6" office:value-type="float" office:value="-3511.85" calcext:value-type="float">
            <text:p>(R$3.511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20.14" calcext:value-type="float">
            <text:p>(R$5.120,14)</text:p>
          </table:table-cell>
          <table:table-cell table:style-name="ce6" office:value-type="float" office:value="13085.48" calcext:value-type="float">
            <text:p>R$13.085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85" calcext:value-type="float">
            <text:p>4285</text:p>
          </table:table-cell>
          <table:table-cell table:style-name="ce3" office:value-type="string" calcext:value-type="string">
            <text:p>PAULO SANTOS DE OLIVEIR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76.85" calcext:value-type="float">
            <text:p>R$14.176,85 </text:p>
          </table:table-cell>
          <table:table-cell table:style-name="ce6" office:value-type="float" office:value="-943.54" calcext:value-type="float">
            <text:p>(R$943,54)</text:p>
          </table:table-cell>
          <table:table-cell table:style-name="ce6" office:value-type="float" office:value="-2219.56" calcext:value-type="float">
            <text:p>(R$2.219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63.1" calcext:value-type="float">
            <text:p>(R$3.163,10)</text:p>
          </table:table-cell>
          <table:table-cell table:style-name="ce6" office:value-type="float" office:value="11013.75" calcext:value-type="float">
            <text:p>R$11.013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3206" calcext:value-type="float">
            <text:p>3206</text:p>
          </table:table-cell>
          <table:table-cell table:style-name="ce3" office:value-type="string" calcext:value-type="string">
            <text:p>PAULO SERGIO FERREIRA DE MELO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114.56" calcext:value-type="float">
            <text:p>R$14.114,56 </text:p>
          </table:table-cell>
          <table:table-cell table:style-name="ce6" office:value-type="float" office:value="-933.26" calcext:value-type="float">
            <text:p>(R$933,2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33.26" calcext:value-type="float">
            <text:p>(R$933,26)</text:p>
          </table:table-cell>
          <table:table-cell table:style-name="ce6" office:value-type="float" office:value="13181.3" calcext:value-type="float">
            <text:p>R$13.181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3364" calcext:value-type="float">
            <text:p>3364</text:p>
          </table:table-cell>
          <table:table-cell table:style-name="ce3" office:value-type="string" calcext:value-type="string">
            <text:p>PEDRO COELHO DE DEU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554.33" calcext:value-type="float">
            <text:p>R$13.554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-840.82" calcext:value-type="float">
            <text:p>(R$840,82)</text:p>
          </table:table-cell>
          <table:table-cell table:style-name="ce6" office:value-type="float" office:value="-2024.48" calcext:value-type="float">
            <text:p>(R$2.024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65.3" calcext:value-type="float">
            <text:p>(R$2.865,30)</text:p>
          </table:table-cell>
          <table:table-cell table:style-name="ce6" office:value-type="float" office:value="10689.03" calcext:value-type="float">
            <text:p>R$10.689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255" calcext:value-type="float">
            <text:p>3255</text:p>
          </table:table-cell>
          <table:table-cell table:style-name="ce3" office:value-type="string" calcext:value-type="string">
            <text:p>PEDRO FERREIRA DOS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20.69" calcext:value-type="float">
            <text:p>R$13.020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20.69" calcext:value-type="float">
            <text:p>R$13.020,69 </text:p>
          </table:table-cell>
          <table:table-cell table:style-name="ce6" office:value-type="float" office:value="-759.03" calcext:value-type="float">
            <text:p>(R$759,03)</text:p>
          </table:table-cell>
          <table:table-cell table:style-name="ce6" office:value-type="float" office:value="-1900.22" calcext:value-type="float">
            <text:p>(R$1.900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59.25" calcext:value-type="float">
            <text:p>(R$2.659,25)</text:p>
          </table:table-cell>
          <table:table-cell table:style-name="ce6" office:value-type="float" office:value="10361.44" calcext:value-type="float">
            <text:p>R$10.361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02" calcext:value-type="float">
            <text:p>4502</text:p>
          </table:table-cell>
          <table:table-cell table:style-name="ce3" office:value-type="string" calcext:value-type="string">
            <text:p>PEDRO GENUINO DE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042.55" calcext:value-type="float">
            <text:p>R$16.042,55 </text:p>
          </table:table-cell>
          <table:table-cell table:style-name="ce6" office:value-type="float" office:value="3606.84" calcext:value-type="float">
            <text:p>R$3.606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649.39" calcext:value-type="float">
            <text:p>R$19.649,39 </text:p>
          </table:table-cell>
          <table:table-cell table:style-name="ce6" office:value-type="float" office:value="-1846.51" calcext:value-type="float">
            <text:p>(R$1.846,51)</text:p>
          </table:table-cell>
          <table:table-cell table:style-name="ce6" office:value-type="float" office:value="-3476.19" calcext:value-type="float">
            <text:p>(R$3.476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22.7" calcext:value-type="float">
            <text:p>(R$5.322,70)</text:p>
          </table:table-cell>
          <table:table-cell table:style-name="ce6" office:value-type="float" office:value="14326.69" calcext:value-type="float">
            <text:p>R$14.326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P.PRUDENTE</text:p>
          </table:table-cell>
          <table:table-cell table:style-name="ce4" office:value-type="float" office:value="5710" calcext:value-type="float">
            <text:p>5710</text:p>
          </table:table-cell>
          <table:table-cell table:style-name="ce3" office:value-type="string" calcext:value-type="string">
            <text:p>PEDRO LUIZ LORENCONI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127.42" calcext:value-type="float">
            <text:p>R$13.127,4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27.42" calcext:value-type="float">
            <text:p>R$13.127,42 </text:p>
          </table:table-cell>
          <table:table-cell table:style-name="ce6" office:value-type="float" office:value="-774.51" calcext:value-type="float">
            <text:p>(R$774,51)</text:p>
          </table:table-cell>
          <table:table-cell table:style-name="ce6" office:value-type="float" office:value="-1925.31" calcext:value-type="float">
            <text:p>(R$1.925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99.82" calcext:value-type="float">
            <text:p>(R$2.699,82)</text:p>
          </table:table-cell>
          <table:table-cell table:style-name="ce6" office:value-type="float" office:value="10427.6" calcext:value-type="float">
            <text:p>R$10.427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78" calcext:value-type="float">
            <text:p>2278</text:p>
          </table:table-cell>
          <table:table-cell table:style-name="ce3" office:value-type="string" calcext:value-type="string">
            <text:p>PEDRO NOLASCO DE REZENDE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568.24" calcext:value-type="float">
            <text:p>R$14.568,24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36.17" calcext:value-type="float">
            <text:p>R$16.136,17 </text:p>
          </table:table-cell>
          <table:table-cell table:style-name="ce6" office:value-type="float" office:value="-1266.83" calcext:value-type="float">
            <text:p>(R$1.266,83)</text:p>
          </table:table-cell>
          <table:table-cell table:style-name="ce6" office:value-type="float" office:value="-2513.06" calcext:value-type="float">
            <text:p>(R$2.513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79.89" calcext:value-type="float">
            <text:p>(R$3.779,89)</text:p>
          </table:table-cell>
          <table:table-cell table:style-name="ce6" office:value-type="float" office:value="12356.28" calcext:value-type="float">
            <text:p>R$12.356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424" calcext:value-type="float">
            <text:p>4424</text:p>
          </table:table-cell>
          <table:table-cell table:style-name="ce3" office:value-type="string" calcext:value-type="string">
            <text:p>PEDRO PEREIRA DA COST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821.15" calcext:value-type="float">
            <text:p>R$13.821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-884.85" calcext:value-type="float">
            <text:p>(R$884,85)</text:p>
          </table:table-cell>
          <table:table-cell table:style-name="ce6" office:value-type="float" office:value="-2609.34" calcext:value-type="float">
            <text:p>(R$2.609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94.19" calcext:value-type="float">
            <text:p>(R$3.494,19)</text:p>
          </table:table-cell>
          <table:table-cell table:style-name="ce6" office:value-type="float" office:value="10326.96" calcext:value-type="float">
            <text:p>R$10.326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GURUPI</text:p>
          </table:table-cell>
          <table:table-cell table:style-name="ce4" office:value-type="float" office:value="5843" calcext:value-type="float">
            <text:p>5843</text:p>
          </table:table-cell>
          <table:table-cell table:style-name="ce3" office:value-type="string" calcext:value-type="string">
            <text:p>PEDRO ROBERTO RODRIGUES SIMO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16.76" calcext:value-type="float">
            <text:p>R$14.016,76 </text:p>
          </table:table-cell>
          <table:table-cell table:style-name="ce6" office:value-type="float" office:value="-917.13" calcext:value-type="float">
            <text:p>(R$917,13)</text:p>
          </table:table-cell>
          <table:table-cell table:style-name="ce6" office:value-type="float" office:value="-2130.66" calcext:value-type="float">
            <text:p>(R$2.130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47.79" calcext:value-type="float">
            <text:p>(R$3.047,79)</text:p>
          </table:table-cell>
          <table:table-cell table:style-name="ce6" office:value-type="float" office:value="10968.97" calcext:value-type="float">
            <text:p>R$10.968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858" calcext:value-type="float">
            <text:p>4858</text:p>
          </table:table-cell>
          <table:table-cell table:style-name="ce3" office:value-type="string" calcext:value-type="string">
            <text:p>PERICLES ATHAIDE CAVALCANTE FI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504.38" calcext:value-type="float">
            <text:p>(R$2.504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90.05" calcext:value-type="float">
            <text:p>(R$3.690,05)</text:p>
          </table:table-cell>
          <table:table-cell table:style-name="ce6" office:value-type="float" office:value="11954.23" calcext:value-type="float">
            <text:p>R$11.954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7940" calcext:value-type="float">
            <text:p>7940</text:p>
          </table:table-cell>
          <table:table-cell table:style-name="ce3" office:value-type="string" calcext:value-type="string">
            <text:p>PLACIDO LIMA NE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2269.35" calcext:value-type="float">
            <text:p>(R$2.269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97.43" calcext:value-type="float">
            <text:p>(R$2.997,43)</text:p>
          </table:table-cell>
          <table:table-cell table:style-name="ce6" office:value-type="float" office:value="9809.81" calcext:value-type="float">
            <text:p>R$9.809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DOURADOS</text:p>
          </table:table-cell>
          <table:table-cell table:style-name="ce4" office:value-type="float" office:value="18056" calcext:value-type="float">
            <text:p>18056</text:p>
          </table:table-cell>
          <table:table-cell table:style-name="ce3" office:value-type="string" calcext:value-type="string">
            <text:p>PLINIO DE JESUS BASTIA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9715.76" calcext:value-type="float">
            <text:p>R$9.715,7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715.76" calcext:value-type="float">
            <text:p>R$9.715,76 </text:p>
          </table:table-cell>
          <table:table-cell table:style-name="ce6" office:value-type="float" office:value="-279.82" calcext:value-type="float">
            <text:p>(R$279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79.82" calcext:value-type="float">
            <text:p>(R$279,82)</text:p>
          </table:table-cell>
          <table:table-cell table:style-name="ce6" office:value-type="float" office:value="9435.94" calcext:value-type="float">
            <text:p>R$9.435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2891" calcext:value-type="float">
            <text:p>22891</text:p>
          </table:table-cell>
          <table:table-cell table:style-name="ce3" office:value-type="string" calcext:value-type="string">
            <text:p>PRISCILA GRADVOHL DE ASSI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82.67" calcext:value-type="float">
            <text:p>R$1.282,6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2.67" calcext:value-type="float">
            <text:p>R$1.282,67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1282.67" calcext:value-type="float">
            <text:p>R$1.282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941" calcext:value-type="float">
            <text:p>3941</text:p>
          </table:table-cell>
          <table:table-cell table:style-name="ce3" office:value-type="string" calcext:value-type="string">
            <text:p>PRISCILLA ADELIA MONTEZ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57.27" calcext:value-type="float">
            <text:p>R$15.057,27 </text:p>
          </table:table-cell>
          <table:table-cell table:style-name="ce6" office:value-type="float" office:value="-1088.81" calcext:value-type="float">
            <text:p>(R$1.088,81)</text:p>
          </table:table-cell>
          <table:table-cell table:style-name="ce6" office:value-type="float" office:value="-2945.32" calcext:value-type="float">
            <text:p>(R$2.945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34.13" calcext:value-type="float">
            <text:p>(R$4.034,13)</text:p>
          </table:table-cell>
          <table:table-cell table:style-name="ce6" office:value-type="float" office:value="11023.14" calcext:value-type="float">
            <text:p>R$11.023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9339" calcext:value-type="float">
            <text:p>9339</text:p>
          </table:table-cell>
          <table:table-cell table:style-name="ce3" office:value-type="string" calcext:value-type="string">
            <text:p>RAIMUNDA FERNANDES DA SIL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1192.86" calcext:value-type="float">
            <text:p>R$21.192,86 </text:p>
          </table:table-cell>
          <table:table-cell table:style-name="ce6" office:value-type="float" office:value="5297.25" calcext:value-type="float">
            <text:p>R$5.297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490.11" calcext:value-type="float">
            <text:p>R$26.490,11 </text:p>
          </table:table-cell>
          <table:table-cell table:style-name="ce6" office:value-type="float" office:value="-2975.23" calcext:value-type="float">
            <text:p>(R$2.975,23)</text:p>
          </table:table-cell>
          <table:table-cell table:style-name="ce6" office:value-type="float" office:value="-5046.99" calcext:value-type="float">
            <text:p>(R$5.046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22.22" calcext:value-type="float">
            <text:p>(R$8.022,22)</text:p>
          </table:table-cell>
          <table:table-cell table:style-name="ce6" office:value-type="float" office:value="18467.89" calcext:value-type="float">
            <text:p>R$18.467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796" calcext:value-type="float">
            <text:p>4796</text:p>
          </table:table-cell>
          <table:table-cell table:style-name="ce3" office:value-type="string" calcext:value-type="string">
            <text:p>RAIMUNDA FERREIRA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2837.76" calcext:value-type="float">
            <text:p>(R$2.837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5.52" calcext:value-type="float">
            <text:p>(R$4.225,52)</text:p>
          </table:table-cell>
          <table:table-cell table:style-name="ce6" office:value-type="float" office:value="12643.55" calcext:value-type="float">
            <text:p>R$12.643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9396" calcext:value-type="float">
            <text:p>9396</text:p>
          </table:table-cell>
          <table:table-cell table:style-name="ce3" office:value-type="string" calcext:value-type="string">
            <text:p>RAIMUNDA GOMES FERR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8892.92" calcext:value-type="float">
            <text:p>R$28.892,9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892.92" calcext:value-type="float">
            <text:p>R$28.892,92 </text:p>
          </table:table-cell>
          <table:table-cell table:style-name="ce6" office:value-type="float" office:value="-3427.34" calcext:value-type="float">
            <text:p>(R$3.427,3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427.34" calcext:value-type="float">
            <text:p>(R$3.427,34)</text:p>
          </table:table-cell>
          <table:table-cell table:style-name="ce6" office:value-type="float" office:value="25465.58" calcext:value-type="float">
            <text:p>R$25.465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68" calcext:value-type="float">
            <text:p>4568</text:p>
          </table:table-cell>
          <table:table-cell table:style-name="ce3" office:value-type="string" calcext:value-type="string">
            <text:p>RAIMUNDA NONATA ROCHA E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2628.32" calcext:value-type="float">
            <text:p>(R$2.628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16.08" calcext:value-type="float">
            <text:p>(R$4.016,08)</text:p>
          </table:table-cell>
          <table:table-cell table:style-name="ce6" office:value-type="float" office:value="12852.99" calcext:value-type="float">
            <text:p>R$12.852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1" calcext:value-type="float">
            <text:p>2351</text:p>
          </table:table-cell>
          <table:table-cell table:style-name="ce3" office:value-type="string" calcext:value-type="string">
            <text:p>RAIMUNDO ASSI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29.65" calcext:value-type="float">
            <text:p>R$13.729,65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97.58" calcext:value-type="float">
            <text:p>R$15.297,58 </text:p>
          </table:table-cell>
          <table:table-cell table:style-name="ce6" office:value-type="float" office:value="-1128.46" calcext:value-type="float">
            <text:p>(R$1.128,4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28.46" calcext:value-type="float">
            <text:p>(R$1.128,46)</text:p>
          </table:table-cell>
          <table:table-cell table:style-name="ce6" office:value-type="float" office:value="14169.12" calcext:value-type="float">
            <text:p>R$14.169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M</text:p>
          </table:table-cell>
          <table:table-cell table:style-name="ce4" office:value-type="float" office:value="2001" calcext:value-type="float">
            <text:p>2001</text:p>
          </table:table-cell>
          <table:table-cell table:style-name="ce3" office:value-type="string" calcext:value-type="string">
            <text:p>RAIMUNDO CORRE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846.39" calcext:value-type="float">
            <text:p>R$15.846,3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69.52" calcext:value-type="float">
            <text:p>R$17.669,52 </text:p>
          </table:table-cell>
          <table:table-cell table:style-name="ce6" office:value-type="float" office:value="-1519.83" calcext:value-type="float">
            <text:p>(R$1.519,83)</text:p>
          </table:table-cell>
          <table:table-cell table:style-name="ce6" office:value-type="float" office:value="-2969.43" calcext:value-type="float">
            <text:p>(R$2.969,4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89.26" calcext:value-type="float">
            <text:p>(R$4.489,26)</text:p>
          </table:table-cell>
          <table:table-cell table:style-name="ce6" office:value-type="float" office:value="13180.26" calcext:value-type="float">
            <text:p>R$13.180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5036" calcext:value-type="float">
            <text:p>5036</text:p>
          </table:table-cell>
          <table:table-cell table:style-name="ce3" office:value-type="string" calcext:value-type="string">
            <text:p>RAIMUNDO FELICI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137.74" calcext:value-type="float">
            <text:p>R$11.137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137.74" calcext:value-type="float">
            <text:p>R$11.137,74 </text:p>
          </table:table-cell>
          <table:table-cell table:style-name="ce6" office:value-type="float" office:value="-486" calcext:value-type="float">
            <text:p>(R$486,00)</text:p>
          </table:table-cell>
          <table:table-cell table:style-name="ce6" office:value-type="float" office:value="-1405.35" calcext:value-type="float">
            <text:p>(R$1.405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891.35" calcext:value-type="float">
            <text:p>(R$1.891,35)</text:p>
          </table:table-cell>
          <table:table-cell table:style-name="ce6" office:value-type="float" office:value="9246.39" calcext:value-type="float">
            <text:p>R$9.246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149" calcext:value-type="float">
            <text:p>4149</text:p>
          </table:table-cell>
          <table:table-cell table:style-name="ce3" office:value-type="string" calcext:value-type="string">
            <text:p>RAIMUNDO HELIO NASCIMENTO FI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725.89" calcext:value-type="float">
            <text:p>R$23.725,8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725.89" calcext:value-type="float">
            <text:p>R$23.725,8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28.61" calcext:value-type="float">
            <text:p>(R$5.628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28.61" calcext:value-type="float">
            <text:p>(R$5.628,61)</text:p>
          </table:table-cell>
          <table:table-cell table:style-name="ce6" office:value-type="float" office:value="18097.28" calcext:value-type="float">
            <text:p>R$18.097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3910" calcext:value-type="float">
            <text:p>3910</text:p>
          </table:table-cell>
          <table:table-cell table:style-name="ce3" office:value-type="string" calcext:value-type="string">
            <text:p>RAIMUNDO HORACIO AGUIAR DE ARAUJ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967.33" calcext:value-type="float">
            <text:p>R$12.967,3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-751.29" calcext:value-type="float">
            <text:p>(R$751,2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51.29" calcext:value-type="float">
            <text:p>(R$751,29)</text:p>
          </table:table-cell>
          <table:table-cell table:style-name="ce6" office:value-type="float" office:value="12216.04" calcext:value-type="float">
            <text:p>R$12.216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347" calcext:value-type="float">
            <text:p>4347</text:p>
          </table:table-cell>
          <table:table-cell table:style-name="ce3" office:value-type="string" calcext:value-type="string">
            <text:p>RAIMUNDO NONATO DA SILVA FI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22.39" calcext:value-type="float">
            <text:p>(R$2.822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36.56" calcext:value-type="float">
            <text:p>(R$4.236,56)</text:p>
          </table:table-cell>
          <table:table-cell table:style-name="ce6" office:value-type="float" office:value="12792.6" calcext:value-type="float">
            <text:p>R$12.792,6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008" calcext:value-type="float">
            <text:p>3008</text:p>
          </table:table-cell>
          <table:table-cell table:style-name="ce3" office:value-type="string" calcext:value-type="string">
            <text:p>RAMUNILSON GOMES BARRE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87.97" calcext:value-type="float">
            <text:p>R$14.087,97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74.79" calcext:value-type="float">
            <text:p>R$17.874,79 </text:p>
          </table:table-cell>
          <table:table-cell table:style-name="ce6" office:value-type="float" office:value="-1553.7" calcext:value-type="float">
            <text:p>(R$1.553,7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53.7" calcext:value-type="float">
            <text:p>(R$1.553,70)</text:p>
          </table:table-cell>
          <table:table-cell table:style-name="ce6" office:value-type="float" office:value="16321.09" calcext:value-type="float">
            <text:p>R$16.321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97" calcext:value-type="float">
            <text:p>4697</text:p>
          </table:table-cell>
          <table:table-cell table:style-name="ce3" office:value-type="string" calcext:value-type="string">
            <text:p>RANI ALVES VASCONCEL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3092.37" calcext:value-type="float">
            <text:p>(R$3.092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6.84" calcext:value-type="float">
            <text:p>(R$4.286,84)</text:p>
          </table:table-cell>
          <table:table-cell table:style-name="ce6" office:value-type="float" office:value="11410.8" calcext:value-type="float">
            <text:p>R$11.410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UBERABA</text:p>
          </table:table-cell>
          <table:table-cell table:style-name="ce4" office:value-type="float" office:value="3495" calcext:value-type="float">
            <text:p>3495</text:p>
          </table:table-cell>
          <table:table-cell table:style-name="ce3" office:value-type="string" calcext:value-type="string">
            <text:p>RAQUEL BEATRIZ ALMEIDA CAMARGO MACHA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785.54" calcext:value-type="float">
            <text:p>R$13.785,54 </text:p>
          </table:table-cell>
          <table:table-cell table:style-name="ce6" office:value-type="float" office:value="-878.97" calcext:value-type="float">
            <text:p>(R$878,97)</text:p>
          </table:table-cell>
          <table:table-cell table:style-name="ce6" office:value-type="float" office:value="-2653.3" calcext:value-type="float">
            <text:p>(R$2.653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32.27" calcext:value-type="float">
            <text:p>(R$3.532,27)</text:p>
          </table:table-cell>
          <table:table-cell table:style-name="ce6" office:value-type="float" office:value="10253.27" calcext:value-type="float">
            <text:p>R$10.253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6995" calcext:value-type="float">
            <text:p>6995</text:p>
          </table:table-cell>
          <table:table-cell table:style-name="ce3" office:value-type="string" calcext:value-type="string">
            <text:p>RAQUEL DE MATTOS ONOFRE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757.24" calcext:value-type="float">
            <text:p>R$21.75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757.24" calcext:value-type="float">
            <text:p>R$21.757,24 </text:p>
          </table:table-cell>
          <table:table-cell table:style-name="ce6" office:value-type="float" office:value="-2194.3" calcext:value-type="float">
            <text:p>(R$2.194,30)</text:p>
          </table:table-cell>
          <table:table-cell table:style-name="ce6" office:value-type="float" office:value="-4431.67" calcext:value-type="float">
            <text:p>(R$4.431,6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25.97" calcext:value-type="float">
            <text:p>(R$6.625,97)</text:p>
          </table:table-cell>
          <table:table-cell table:style-name="ce6" office:value-type="float" office:value="15131.27" calcext:value-type="float">
            <text:p>R$15.131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69" calcext:value-type="float">
            <text:p>4769</text:p>
          </table:table-cell>
          <table:table-cell table:style-name="ce3" office:value-type="string" calcext:value-type="string">
            <text:p>RAUL DE ARAUJO CARN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904.52" calcext:value-type="float">
            <text:p>R$15.904,52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631.22" calcext:value-type="float">
            <text:p>R$20.631,22 </text:p>
          </table:table-cell>
          <table:table-cell table:style-name="ce6" office:value-type="float" office:value="-2008.51" calcext:value-type="float">
            <text:p>(R$2.008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08.51" calcext:value-type="float">
            <text:p>(R$2.008,51)</text:p>
          </table:table-cell>
          <table:table-cell table:style-name="ce6" office:value-type="float" office:value="18622.71" calcext:value-type="float">
            <text:p>R$18.622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40" calcext:value-type="float">
            <text:p>2140</text:p>
          </table:table-cell>
          <table:table-cell table:style-name="ce3" office:value-type="string" calcext:value-type="string">
            <text:p>RAYMUNDA RAMOS DA CONCEICA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08.15" calcext:value-type="float">
            <text:p>R$14.408,15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37.4" calcext:value-type="float">
            <text:p>R$15.137,40 </text:p>
          </table:table-cell>
          <table:table-cell table:style-name="ce6" office:value-type="float" office:value="-1102.03" calcext:value-type="float">
            <text:p>(R$1.102,03)</text:p>
          </table:table-cell>
          <table:table-cell table:style-name="ce6" office:value-type="float" office:value="-2440.13" calcext:value-type="float">
            <text:p>(R$2.440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2.16" calcext:value-type="float">
            <text:p>(R$3.542,16)</text:p>
          </table:table-cell>
          <table:table-cell table:style-name="ce6" office:value-type="float" office:value="11595.24" calcext:value-type="float">
            <text:p>R$11.595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0023" calcext:value-type="float">
            <text:p>10023</text:p>
          </table:table-cell>
          <table:table-cell table:style-name="ce3" office:value-type="string" calcext:value-type="string">
            <text:p>REGIANE DELCELO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4463.7" calcext:value-type="float">
            <text:p>(R$4.463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43.56" calcext:value-type="float">
            <text:p>(R$6.643,56)</text:p>
          </table:table-cell>
          <table:table-cell table:style-name="ce6" office:value-type="float" office:value="15026.13" calcext:value-type="float">
            <text:p>R$15.026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5206" calcext:value-type="float">
            <text:p>5206</text:p>
          </table:table-cell>
          <table:table-cell table:style-name="ce3" office:value-type="string" calcext:value-type="string">
            <text:p>REGINA ALVES SANTO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4856.07" calcext:value-type="float">
            <text:p>R$4.856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856.07" calcext:value-type="float">
            <text:p>R$4.856,0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.53" calcext:value-type="float">
            <text:p>(R$344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4.53" calcext:value-type="float">
            <text:p>(R$344,53)</text:p>
          </table:table-cell>
          <table:table-cell table:style-name="ce6" office:value-type="float" office:value="4511.54" calcext:value-type="float">
            <text:p>R$4.511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0891" calcext:value-type="float">
            <text:p>20891</text:p>
          </table:table-cell>
          <table:table-cell table:style-name="ce3" office:value-type="string" calcext:value-type="string">
            <text:p>REGINA BANK MENNA BARRE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76.35" calcext:value-type="float">
            <text:p>R$21.776,35 </text:p>
          </table:table-cell>
          <table:table-cell table:style-name="ce6" office:value-type="float" office:value="-2197.46" calcext:value-type="float">
            <text:p>(R$2.197,46)</text:p>
          </table:table-cell>
          <table:table-cell table:style-name="ce6" office:value-type="float" office:value="-3912.46" calcext:value-type="float">
            <text:p>(R$3.912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09.92" calcext:value-type="float">
            <text:p>(R$6.109,92)</text:p>
          </table:table-cell>
          <table:table-cell table:style-name="ce6" office:value-type="float" office:value="15666.43" calcext:value-type="float">
            <text:p>R$15.666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2999" calcext:value-type="float">
            <text:p>12999</text:p>
          </table:table-cell>
          <table:table-cell table:style-name="ce3" office:value-type="string" calcext:value-type="string">
            <text:p>REGINA CELI DA SILVA BUEN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16016.57" calcext:value-type="float">
            <text:p>R$16.016,5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016.57" calcext:value-type="float">
            <text:p>R$16.016,57 </text:p>
          </table:table-cell>
          <table:table-cell table:style-name="ce6" office:value-type="float" office:value="-1247.09" calcext:value-type="float">
            <text:p>(R$1.247,09)</text:p>
          </table:table-cell>
          <table:table-cell table:style-name="ce6" office:value-type="float" office:value="-3165.6" calcext:value-type="float">
            <text:p>(R$3.16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12.69" calcext:value-type="float">
            <text:p>(R$4.412,69)</text:p>
          </table:table-cell>
          <table:table-cell table:style-name="ce6" office:value-type="float" office:value="11603.88" calcext:value-type="float">
            <text:p>R$11.603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013" calcext:value-type="float">
            <text:p>4013</text:p>
          </table:table-cell>
          <table:table-cell table:style-name="ce3" office:value-type="string" calcext:value-type="string">
            <text:p>REGINA CELIA LOP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072.07" calcext:value-type="float">
            <text:p>R$14.072,07 </text:p>
          </table:table-cell>
          <table:table-cell table:style-name="ce6" office:value-type="float" office:value="4636.91" calcext:value-type="float">
            <text:p>R$4.636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708.98" calcext:value-type="float">
            <text:p>R$18.708,98 </text:p>
          </table:table-cell>
          <table:table-cell table:style-name="ce6" office:value-type="float" office:value="-1691.34" calcext:value-type="float">
            <text:p>(R$1.691,34)</text:p>
          </table:table-cell>
          <table:table-cell table:style-name="ce6" office:value-type="float" office:value="-3731.71" calcext:value-type="float">
            <text:p>(R$3.731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23.05" calcext:value-type="float">
            <text:p>(R$5.423,05)</text:p>
          </table:table-cell>
          <table:table-cell table:style-name="ce6" office:value-type="float" office:value="13285.93" calcext:value-type="float">
            <text:p>R$13.285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3295" calcext:value-type="float">
            <text:p>3295</text:p>
          </table:table-cell>
          <table:table-cell table:style-name="ce3" office:value-type="string" calcext:value-type="string">
            <text:p>REGINA CELIA RIOS DANTAS</text:p>
          </table:table-cell>
          <table:table-cell table:style-name="ce4" office:value-type="string" calcext:value-type="string">
            <text:p>ANALISTA DE SAUDE - CLINICA MEDICA</text:p>
          </table:table-cell>
          <table:table-cell table:style-name="ce6" office:value-type="float" office:value="22019.91" calcext:value-type="float">
            <text:p>R$22.019,9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-2237.65" calcext:value-type="float">
            <text:p>(R$2.237,65)</text:p>
          </table:table-cell>
          <table:table-cell table:style-name="ce6" office:value-type="float" office:value="-4020.52" calcext:value-type="float">
            <text:p>(R$4.020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58.17" calcext:value-type="float">
            <text:p>(R$6.258,17)</text:p>
          </table:table-cell>
          <table:table-cell table:style-name="ce6" office:value-type="float" office:value="15761.74" calcext:value-type="float">
            <text:p>R$15.76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MATEUS</text:p>
          </table:table-cell>
          <table:table-cell table:style-name="ce4" office:value-type="float" office:value="4575" calcext:value-type="float">
            <text:p>4575</text:p>
          </table:table-cell>
          <table:table-cell table:style-name="ce3" office:value-type="string" calcext:value-type="string">
            <text:p>REGINA DA SILVA MOU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58.17" calcext:value-type="float">
            <text:p>R$15.958,17 </text:p>
          </table:table-cell>
          <table:table-cell table:style-name="ce6" office:value-type="float" office:value="-1237.46" calcext:value-type="float">
            <text:p>(R$1.237,46)</text:p>
          </table:table-cell>
          <table:table-cell table:style-name="ce6" office:value-type="float" office:value="-3152.19" calcext:value-type="float">
            <text:p>(R$3.152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9.65" calcext:value-type="float">
            <text:p>(R$4.389,65)</text:p>
          </table:table-cell>
          <table:table-cell table:style-name="ce6" office:value-type="float" office:value="11568.52" calcext:value-type="float">
            <text:p>R$11.568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7034" calcext:value-type="float">
            <text:p>7034</text:p>
          </table:table-cell>
          <table:table-cell table:style-name="ce3" office:value-type="string" calcext:value-type="string">
            <text:p>REGINA DULCE DE SOUZA CABRAL</text:p>
          </table:table-cell>
          <table:table-cell table:style-name="ce4" office:value-type="string" calcext:value-type="string">
            <text:p>ANALISTA DE SAUDE - CLINICA MEDICA</text:p>
          </table:table-cell>
          <table:table-cell table:style-name="ce6" office:value-type="float" office:value="24510.17" calcext:value-type="float">
            <text:p>R$24.510,1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510.17" calcext:value-type="float">
            <text:p>R$24.510,17 </text:p>
          </table:table-cell>
          <table:table-cell table:style-name="ce6" office:value-type="float" office:value="-2648.54" calcext:value-type="float">
            <text:p>(R$2.648,54)</text:p>
          </table:table-cell>
          <table:table-cell table:style-name="ce6" office:value-type="float" office:value="-4592.35" calcext:value-type="float">
            <text:p>(R$4.592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40.89" calcext:value-type="float">
            <text:p>(R$7.240,89)</text:p>
          </table:table-cell>
          <table:table-cell table:style-name="ce6" office:value-type="float" office:value="17269.28" calcext:value-type="float">
            <text:p>R$17.269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91" calcext:value-type="float">
            <text:p>4991</text:p>
          </table:table-cell>
          <table:table-cell table:style-name="ce3" office:value-type="string" calcext:value-type="string">
            <text:p>REGINA FATIMA FONTELES CABRAL</text:p>
          </table:table-cell>
          <table:table-cell table:style-name="ce4" office:value-type="string" calcext:value-type="string">
            <text:p>ANALISTA DO MPU/PERITO EM ARQUITETURA</text:p>
          </table:table-cell>
          <table:table-cell table:style-name="ce6" office:value-type="float" office:value="22983" calcext:value-type="float">
            <text:p>R$22.983,00 </text:p>
          </table:table-cell>
          <table:table-cell table:style-name="ce6" office:value-type="float" office:value="5297.24" calcext:value-type="float">
            <text:p>R$5.297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280.24" calcext:value-type="float">
            <text:p>R$28.280,24 </text:p>
          </table:table-cell>
          <table:table-cell table:style-name="ce6" office:value-type="float" office:value="-3310.94" calcext:value-type="float">
            <text:p>(R$3.310,94)</text:p>
          </table:table-cell>
          <table:table-cell table:style-name="ce6" office:value-type="float" office:value="-5970.55" calcext:value-type="float">
            <text:p>(R$5.970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281.49" calcext:value-type="float">
            <text:p>(R$9.281,49)</text:p>
          </table:table-cell>
          <table:table-cell table:style-name="ce6" office:value-type="float" office:value="18998.75" calcext:value-type="float">
            <text:p>R$18.998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R.PRETO</text:p>
          </table:table-cell>
          <table:table-cell table:style-name="ce4" office:value-type="float" office:value="5028" calcext:value-type="float">
            <text:p>5028</text:p>
          </table:table-cell>
          <table:table-cell table:style-name="ce3" office:value-type="string" calcext:value-type="string">
            <text:p>REGINA HELENA JARDIM DE OLIVEIRA E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380.13" calcext:value-type="float">
            <text:p>R$17.380,13 </text:p>
          </table:table-cell>
          <table:table-cell table:style-name="ce6" office:value-type="float" office:value="-1472.08" calcext:value-type="float">
            <text:p>(R$1.472,08)</text:p>
          </table:table-cell>
          <table:table-cell table:style-name="ce6" office:value-type="float" office:value="-3478.71" calcext:value-type="float">
            <text:p>(R$3.478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50.79" calcext:value-type="float">
            <text:p>(R$4.950,79)</text:p>
          </table:table-cell>
          <table:table-cell table:style-name="ce6" office:value-type="float" office:value="12429.34" calcext:value-type="float">
            <text:p>R$12.429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859" calcext:value-type="float">
            <text:p>4859</text:p>
          </table:table-cell>
          <table:table-cell table:style-name="ce3" office:value-type="string" calcext:value-type="string">
            <text:p>REGINA IARA MACHADO DOS SANTO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2676.56" calcext:value-type="float">
            <text:p>R$22.676,56 </text:p>
          </table:table-cell>
          <table:table-cell table:style-name="ce6" office:value-type="float" office:value="4367.54" calcext:value-type="float">
            <text:p>R$4.367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044.1" calcext:value-type="float">
            <text:p>R$27.044,10 </text:p>
          </table:table-cell>
          <table:table-cell table:style-name="ce6" office:value-type="float" office:value="-3076.07" calcext:value-type="float">
            <text:p>(R$3.076,07)</text:p>
          </table:table-cell>
          <table:table-cell table:style-name="ce6" office:value-type="float" office:value="-5119.47" calcext:value-type="float">
            <text:p>(R$5.119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95.54" calcext:value-type="float">
            <text:p>(R$8.195,54)</text:p>
          </table:table-cell>
          <table:table-cell table:style-name="ce6" office:value-type="float" office:value="18848.56" calcext:value-type="float">
            <text:p>R$18.848,5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0276" calcext:value-type="float">
            <text:p>30276</text:p>
          </table:table-cell>
          <table:table-cell table:style-name="ce3" office:value-type="string" calcext:value-type="string">
            <text:p>REGINA LICIA RODRIGUES DE SOUZ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14.68" calcext:value-type="float">
            <text:p>R$13.914,68 </text:p>
          </table:table-cell>
          <table:table-cell table:style-name="ce6" office:value-type="float" office:value="-900.28" calcext:value-type="float">
            <text:p>(R$900,28)</text:p>
          </table:table-cell>
          <table:table-cell table:style-name="ce6" office:value-type="float" office:value="-2107.22" calcext:value-type="float">
            <text:p>(R$2.10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07.5" calcext:value-type="float">
            <text:p>(R$3.007,50)</text:p>
          </table:table-cell>
          <table:table-cell table:style-name="ce6" office:value-type="float" office:value="10907.18" calcext:value-type="float">
            <text:p>R$10.907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973" calcext:value-type="float">
            <text:p>6973</text:p>
          </table:table-cell>
          <table:table-cell table:style-name="ce3" office:value-type="string" calcext:value-type="string">
            <text:p>REGINA MARCHESI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013.03" calcext:value-type="float">
            <text:p>R$21.013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-2071.51" calcext:value-type="float">
            <text:p>(R$2.071,51)</text:p>
          </table:table-cell>
          <table:table-cell table:style-name="ce6" office:value-type="float" office:value="-4312.91" calcext:value-type="float">
            <text:p>(R$4.312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84.42" calcext:value-type="float">
            <text:p>(R$6.384,42)</text:p>
          </table:table-cell>
          <table:table-cell table:style-name="ce6" office:value-type="float" office:value="14628.61" calcext:value-type="float">
            <text:p>R$14.628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678" calcext:value-type="float">
            <text:p>3678</text:p>
          </table:table-cell>
          <table:table-cell table:style-name="ce3" office:value-type="string" calcext:value-type="string">
            <text:p>REGINA MARI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7901.84" calcext:value-type="float">
            <text:p>R$7.901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62.9" calcext:value-type="float">
            <text:p>R$21.562,90 </text:p>
          </table:table-cell>
          <table:table-cell table:style-name="ce6" office:value-type="float" office:value="-2162.24" calcext:value-type="float">
            <text:p>(R$2.162,24)</text:p>
          </table:table-cell>
          <table:table-cell table:style-name="ce6" office:value-type="float" office:value="-4439.18" calcext:value-type="float">
            <text:p>(R$4.439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01.42" calcext:value-type="float">
            <text:p>(R$6.601,42)</text:p>
          </table:table-cell>
          <table:table-cell table:style-name="ce6" office:value-type="float" office:value="14961.48" calcext:value-type="float">
            <text:p>R$14.961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501" calcext:value-type="float">
            <text:p>4501</text:p>
          </table:table-cell>
          <table:table-cell table:style-name="ce3" office:value-type="string" calcext:value-type="string">
            <text:p>REGINA PEREIRA DA SILVA LIM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10.55" calcext:value-type="float">
            <text:p>R$17.410,55 </text:p>
          </table:table-cell>
          <table:table-cell table:style-name="ce6" office:value-type="float" office:value="-1477.1" calcext:value-type="float">
            <text:p>(R$1.477,10)</text:p>
          </table:table-cell>
          <table:table-cell table:style-name="ce6" office:value-type="float" office:value="-3485.69" calcext:value-type="float">
            <text:p>(R$3.485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62.79" calcext:value-type="float">
            <text:p>(R$4.962,79)</text:p>
          </table:table-cell>
          <table:table-cell table:style-name="ce6" office:value-type="float" office:value="12447.76" calcext:value-type="float">
            <text:p>R$12.447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TO</text:p>
          </table:table-cell>
          <table:table-cell table:style-name="ce4" office:value-type="float" office:value="4989" calcext:value-type="float">
            <text:p>4989</text:p>
          </table:table-cell>
          <table:table-cell table:style-name="ce3" office:value-type="string" calcext:value-type="string">
            <text:p>REGINA ROSA PEU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39.74" calcext:value-type="float">
            <text:p>R$15.439,74 </text:p>
          </table:table-cell>
          <table:table-cell table:style-name="ce6" office:value-type="float" office:value="-1151.92" calcext:value-type="float">
            <text:p>(R$1.151,9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51.92" calcext:value-type="float">
            <text:p>(R$1.151,92)</text:p>
          </table:table-cell>
          <table:table-cell table:style-name="ce6" office:value-type="float" office:value="14287.82" calcext:value-type="float">
            <text:p>R$14.287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5749" calcext:value-type="float">
            <text:p>25749</text:p>
          </table:table-cell>
          <table:table-cell table:style-name="ce3" office:value-type="string" calcext:value-type="string">
            <text:p>REGIS ALEXANDRE LOBA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4423.32" calcext:value-type="float">
            <text:p>R$4.423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4423.32" calcext:value-type="float">
            <text:p>R$4.423,32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9.81" calcext:value-type="float">
            <text:p>(R$28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9.81" calcext:value-type="float">
            <text:p>(R$289,81)</text:p>
          </table:table-cell>
          <table:table-cell table:style-name="ce6" office:value-type="float" office:value="4133.51" calcext:value-type="float">
            <text:p>R$4.133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22" calcext:value-type="float">
            <text:p>4222</text:p>
          </table:table-cell>
          <table:table-cell table:style-name="ce3" office:value-type="string" calcext:value-type="string">
            <text:p>REJANE MONTENEGRO MENEZES DE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681.26" calcext:value-type="float">
            <text:p>R$18.681,26 </text:p>
          </table:table-cell>
          <table:table-cell table:style-name="ce6" office:value-type="float" office:value="-1686.77" calcext:value-type="float">
            <text:p>(R$1.686,77)</text:p>
          </table:table-cell>
          <table:table-cell table:style-name="ce6" office:value-type="float" office:value="-3777.48" calcext:value-type="float">
            <text:p>(R$3.77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464.25" calcext:value-type="float">
            <text:p>(R$5.464,25)</text:p>
          </table:table-cell>
          <table:table-cell table:style-name="ce6" office:value-type="float" office:value="13217.01" calcext:value-type="float">
            <text:p>R$13.217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7858" calcext:value-type="float">
            <text:p>7858</text:p>
          </table:table-cell>
          <table:table-cell table:style-name="ce3" office:value-type="string" calcext:value-type="string">
            <text:p>RENATO GERALDO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5844.07" calcext:value-type="float">
            <text:p>R$5.844,0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5844.07" calcext:value-type="float">
            <text:p>R$5.844,07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6.84" calcext:value-type="float">
            <text:p>(R$606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6.84" calcext:value-type="float">
            <text:p>(R$606,84)</text:p>
          </table:table-cell>
          <table:table-cell table:style-name="ce6" office:value-type="float" office:value="5237.23" calcext:value-type="float">
            <text:p>R$5.237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630" calcext:value-type="float">
            <text:p>2630</text:p>
          </table:table-cell>
          <table:table-cell table:style-name="ce3" office:value-type="string" calcext:value-type="string">
            <text:p>RENATO MICHELLI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850.78" calcext:value-type="float">
            <text:p>R$23.850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850.78" calcext:value-type="float">
            <text:p>R$23.850,78 </text:p>
          </table:table-cell>
          <table:table-cell table:style-name="ce6" office:value-type="float" office:value="-2539.74" calcext:value-type="float">
            <text:p>(R$2.539,74)</text:p>
          </table:table-cell>
          <table:table-cell table:style-name="ce6" office:value-type="float" office:value="-4388.8" calcext:value-type="float">
            <text:p>(R$4.388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28.54" calcext:value-type="float">
            <text:p>(R$6.928,54)</text:p>
          </table:table-cell>
          <table:table-cell table:style-name="ce6" office:value-type="float" office:value="16922.24" calcext:value-type="float">
            <text:p>R$16.922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97" calcext:value-type="float">
            <text:p>4597</text:p>
          </table:table-cell>
          <table:table-cell table:style-name="ce3" office:value-type="string" calcext:value-type="string">
            <text:p>RHEA SYLVIA MACHADO BRA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41.33" calcext:value-type="float">
            <text:p>R$14.141,33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9.83" calcext:value-type="float">
            <text:p>R$15.599,83 </text:p>
          </table:table-cell>
          <table:table-cell table:style-name="ce6" office:value-type="float" office:value="-1178.33" calcext:value-type="float">
            <text:p>(R$1.178,33)</text:p>
          </table:table-cell>
          <table:table-cell table:style-name="ce6" office:value-type="float" office:value="-2546.31" calcext:value-type="float">
            <text:p>(R$2.546,3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4.64" calcext:value-type="float">
            <text:p>(R$3.724,64)</text:p>
          </table:table-cell>
          <table:table-cell table:style-name="ce6" office:value-type="float" office:value="11875.19" calcext:value-type="float">
            <text:p>R$11.875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42" calcext:value-type="float">
            <text:p>4342</text:p>
          </table:table-cell>
          <table:table-cell table:style-name="ce3" office:value-type="string" calcext:value-type="string">
            <text:p>RICARDO ANTONIO BUE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769.26" calcext:value-type="float">
            <text:p>R$23.769,2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769.26" calcext:value-type="float">
            <text:p>R$23.769,26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40.54" calcext:value-type="float">
            <text:p>(R$5.640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40.54" calcext:value-type="float">
            <text:p>(R$5.640,54)</text:p>
          </table:table-cell>
          <table:table-cell table:style-name="ce6" office:value-type="float" office:value="18128.72" calcext:value-type="float">
            <text:p>R$18.128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036" calcext:value-type="float">
            <text:p>2036</text:p>
          </table:table-cell>
          <table:table-cell table:style-name="ce3" office:value-type="string" calcext:value-type="string">
            <text:p>RICARDO JOSE CARVALHO DE PAIVA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-810.01" calcext:value-type="float">
            <text:p>(R$810,01)</text:p>
          </table:table-cell>
          <table:table-cell table:style-name="ce6" office:value-type="float" office:value="-2557.32" calcext:value-type="float">
            <text:p>(R$2.557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67.33" calcext:value-type="float">
            <text:p>(R$3.367,33)</text:p>
          </table:table-cell>
          <table:table-cell table:style-name="ce6" office:value-type="float" office:value="10000.23" calcext:value-type="float">
            <text:p>R$10.000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8786" calcext:value-type="float">
            <text:p>8786</text:p>
          </table:table-cell>
          <table:table-cell table:style-name="ce3" office:value-type="string" calcext:value-type="string">
            <text:p>RICARDO MACHADO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50.03" calcext:value-type="float">
            <text:p>(R$1.85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8.11" calcext:value-type="float">
            <text:p>(R$2.578,11)</text:p>
          </table:table-cell>
          <table:table-cell table:style-name="ce6" office:value-type="float" office:value="10229.13" calcext:value-type="float">
            <text:p>R$10.2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22" calcext:value-type="float">
            <text:p>2322</text:p>
          </table:table-cell>
          <table:table-cell table:style-name="ce3" office:value-type="string" calcext:value-type="string">
            <text:p>RICARDO NASARE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78.87" calcext:value-type="float">
            <text:p>R$17.978,87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256.62" calcext:value-type="float">
            <text:p>R$22.256,62 </text:p>
          </table:table-cell>
          <table:table-cell table:style-name="ce6" office:value-type="float" office:value="-2276.7" calcext:value-type="float">
            <text:p>(R$2.276,70)</text:p>
          </table:table-cell>
          <table:table-cell table:style-name="ce6" office:value-type="float" office:value="-4074.88" calcext:value-type="float">
            <text:p>(R$4.074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51.58" calcext:value-type="float">
            <text:p>(R$6.351,58)</text:p>
          </table:table-cell>
          <table:table-cell table:style-name="ce6" office:value-type="float" office:value="15905.04" calcext:value-type="float">
            <text:p>R$15.905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5327" calcext:value-type="float">
            <text:p>5327</text:p>
          </table:table-cell>
          <table:table-cell table:style-name="ce3" office:value-type="string" calcext:value-type="string">
            <text:p>RITA DE CASSIA CARVALHO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274.66" calcext:value-type="float">
            <text:p>R$14.274,66 </text:p>
          </table:table-cell>
          <table:table-cell table:style-name="ce6" office:value-type="float" office:value="-959.68" calcext:value-type="float">
            <text:p>(R$959,6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959.68" calcext:value-type="float">
            <text:p>(R$959,68)</text:p>
          </table:table-cell>
          <table:table-cell table:style-name="ce6" office:value-type="float" office:value="13314.98" calcext:value-type="float">
            <text:p>R$13.314,9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559" calcext:value-type="float">
            <text:p>5559</text:p>
          </table:table-cell>
          <table:table-cell table:style-name="ce3" office:value-type="string" calcext:value-type="string">
            <text:p>RITA DE CASSIA GENTIL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470.65" calcext:value-type="float">
            <text:p>R$12.470,65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3" table:style-name="ce6" office:value-type="float" office:value="0" calcext:value-type="float">
            <text:p>R$0,00 </text:p>
          </table:table-cell>
          <table:table-cell table:style-name="ce6" office:value-type="float" office:value="-1080.77" calcext:value-type="float">
            <text:p>(R$1.080,77)</text:p>
          </table:table-cell>
          <table:table-cell table:style-name="ce6" office:value-type="float" office:value="-1290.27" calcext:value-type="float">
            <text:p>(R$1.290,27)</text:p>
          </table:table-cell>
          <table:table-cell table:style-name="ce6" office:value-type="float" office:value="4233.76" calcext:value-type="float">
            <text:p>R$4.233,76 </text:p>
          </table:table-cell>
          <table:table-cell table:style-name="ce6" office:value-type="float" office:value="12119.13" calcext:value-type="float">
            <text:p>R$12.119,13 </text:p>
          </table:table-cell>
          <table:table-cell table:style-name="ce6" office:value-type="float" office:value="181.25" calcext:value-type="float">
            <text:p>R$181,25 </text:p>
          </table:table-cell>
          <table:table-cell table:style-name="ce6" office:value-type="float" office:value="-2990.76" calcext:value-type="float">
            <text:p>(R$2.990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09.51" calcext:value-type="float">
            <text:p>(R$2.809,51)</text:p>
          </table:table-cell>
          <table:table-cell table:style-name="ce6" office:value-type="float" office:value="9309.62" calcext:value-type="float">
            <text:p>R$9.309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41" calcext:value-type="float">
            <text:p>4541</text:p>
          </table:table-cell>
          <table:table-cell table:style-name="ce3" office:value-type="string" calcext:value-type="string">
            <text:p>RITA DE CASSIA MARTINS REI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75.8" calcext:value-type="float">
            <text:p>R$16.975,80 </text:p>
          </table:table-cell>
          <table:table-cell table:style-name="ce6" office:value-type="float" office:value="-1405.37" calcext:value-type="float">
            <text:p>(R$1.405,37)</text:p>
          </table:table-cell>
          <table:table-cell table:style-name="ce6" office:value-type="float" office:value="-2862.27" calcext:value-type="float">
            <text:p>(R$2.862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67.64" calcext:value-type="float">
            <text:p>(R$4.267,64)</text:p>
          </table:table-cell>
          <table:table-cell table:style-name="ce6" office:value-type="float" office:value="12708.16" calcext:value-type="float">
            <text:p>R$12.70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937" calcext:value-type="float">
            <text:p>4937</text:p>
          </table:table-cell>
          <table:table-cell table:style-name="ce3" office:value-type="string" calcext:value-type="string">
            <text:p>RITA DE CASSIA RODRIGUES MOULI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3876.61" calcext:value-type="float">
            <text:p>R$3.876,6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57.85" calcext:value-type="float">
            <text:p>R$17.857,85 </text:p>
          </table:table-cell>
          <table:table-cell table:style-name="ce6" office:value-type="float" office:value="-1550.91" calcext:value-type="float">
            <text:p>(R$1.550,9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50.91" calcext:value-type="float">
            <text:p>(R$1.550,91)</text:p>
          </table:table-cell>
          <table:table-cell table:style-name="ce6" office:value-type="float" office:value="16306.94" calcext:value-type="float">
            <text:p>R$16.306,9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20352" calcext:value-type="float">
            <text:p>20352</text:p>
          </table:table-cell>
          <table:table-cell table:style-name="ce3" office:value-type="string" calcext:value-type="string">
            <text:p>RITA FERNANDES ALMEIDA SOUZ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9.64" calcext:value-type="float">
            <text:p>R$15.279,64 </text:p>
          </table:table-cell>
          <table:table-cell table:style-name="ce6" office:value-type="float" office:value="-1125.5" calcext:value-type="float">
            <text:p>(R$1.125,5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25.5" calcext:value-type="float">
            <text:p>(R$1.125,50)</text:p>
          </table:table-cell>
          <table:table-cell table:style-name="ce6" office:value-type="float" office:value="14154.14" calcext:value-type="float">
            <text:p>R$14.154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62" calcext:value-type="float">
            <text:p>4562</text:p>
          </table:table-cell>
          <table:table-cell table:style-name="ce3" office:value-type="string" calcext:value-type="string">
            <text:p>RITA JANUARIO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9658.81" calcext:value-type="float">
            <text:p>R$9.658,81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1226.74" calcext:value-type="float">
            <text:p>R$11.226,74 </text:p>
          </table:table-cell>
          <table:table-cell table:style-name="ce6" office:value-type="float" office:value="-498.91" calcext:value-type="float">
            <text:p>(R$498,91)</text:p>
          </table:table-cell>
          <table:table-cell table:style-name="ce6" office:value-type="float" office:value="-1530.55" calcext:value-type="float">
            <text:p>(R$1.530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029.46" calcext:value-type="float">
            <text:p>(R$2.029,46)</text:p>
          </table:table-cell>
          <table:table-cell table:style-name="ce6" office:value-type="float" office:value="9197.28" calcext:value-type="float">
            <text:p>R$9.197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710" calcext:value-type="float">
            <text:p>4710</text:p>
          </table:table-cell>
          <table:table-cell table:style-name="ce3" office:value-type="string" calcext:value-type="string">
            <text:p>RITA MARIA FERREIRA PONT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28.99" calcext:value-type="float">
            <text:p>R$15.228,99 </text:p>
          </table:table-cell>
          <table:table-cell table:style-name="ce6" office:value-type="float" office:value="-1117.14" calcext:value-type="float">
            <text:p>(R$1.117,14)</text:p>
          </table:table-cell>
          <table:table-cell table:style-name="ce6" office:value-type="float" office:value="-2356.88" calcext:value-type="float">
            <text:p>(R$2.356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74.02" calcext:value-type="float">
            <text:p>(R$3.474,02)</text:p>
          </table:table-cell>
          <table:table-cell table:style-name="ce6" office:value-type="float" office:value="11754.97" calcext:value-type="float">
            <text:p>R$11.754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265" calcext:value-type="float">
            <text:p>4265</text:p>
          </table:table-cell>
          <table:table-cell table:style-name="ce3" office:value-type="string" calcext:value-type="string">
            <text:p>RIVAILMA PEREIRA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27.98" calcext:value-type="float">
            <text:p>(R$3.027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3.65" calcext:value-type="float">
            <text:p>(R$4.213,65)</text:p>
          </table:table-cell>
          <table:table-cell table:style-name="ce6" office:value-type="float" office:value="11430.63" calcext:value-type="float">
            <text:p>R$11.430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11544" calcext:value-type="float">
            <text:p>11544</text:p>
          </table:table-cell>
          <table:table-cell table:style-name="ce3" office:value-type="string" calcext:value-type="string">
            <text:p>ROBERTO JOAO BOSCO BERGAM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-805.61" calcext:value-type="float">
            <text:p>(R$805,61)</text:p>
          </table:table-cell>
          <table:table-cell table:style-name="ce6" office:value-type="float" office:value="-1975.46" calcext:value-type="float">
            <text:p>(R$1.975,4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81.07" calcext:value-type="float">
            <text:p>(R$2.781,07)</text:p>
          </table:table-cell>
          <table:table-cell table:style-name="ce6" office:value-type="float" office:value="10559.81" calcext:value-type="float">
            <text:p>R$10.559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TA CRUZ SU</text:p>
          </table:table-cell>
          <table:table-cell table:style-name="ce4" office:value-type="float" office:value="8742" calcext:value-type="float">
            <text:p>8742</text:p>
          </table:table-cell>
          <table:table-cell table:style-name="ce3" office:value-type="string" calcext:value-type="string">
            <text:p>ROBERTO M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50.03" calcext:value-type="float">
            <text:p>(R$1.85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8.11" calcext:value-type="float">
            <text:p>(R$2.578,11)</text:p>
          </table:table-cell>
          <table:table-cell table:style-name="ce6" office:value-type="float" office:value="10229.13" calcext:value-type="float">
            <text:p>R$10.2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461" calcext:value-type="float">
            <text:p>2461</text:p>
          </table:table-cell>
          <table:table-cell table:style-name="ce3" office:value-type="string" calcext:value-type="string">
            <text:p>ROBERTO MORAES ALBUQUERQUE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527.65" calcext:value-type="float">
            <text:p>R$13.527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27.65" calcext:value-type="float">
            <text:p>R$13.527,65 </text:p>
          </table:table-cell>
          <table:table-cell table:style-name="ce6" office:value-type="float" office:value="-836.42" calcext:value-type="float">
            <text:p>(R$836,42)</text:p>
          </table:table-cell>
          <table:table-cell table:style-name="ce6" office:value-type="float" office:value="-2018.35" calcext:value-type="float">
            <text:p>(R$2.018,3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54.77" calcext:value-type="float">
            <text:p>(R$2.854,77)</text:p>
          </table:table-cell>
          <table:table-cell table:style-name="ce6" office:value-type="float" office:value="10672.88" calcext:value-type="float">
            <text:p>R$10.672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57" calcext:value-type="float">
            <text:p>4557</text:p>
          </table:table-cell>
          <table:table-cell table:style-name="ce3" office:value-type="string" calcext:value-type="string">
            <text:p>ROBERTO RIBEIRO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86.47" calcext:value-type="float">
            <text:p>R$15.286,4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54.4" calcext:value-type="float">
            <text:p>R$16.854,40 </text:p>
          </table:table-cell>
          <table:table-cell table:style-name="ce6" office:value-type="float" office:value="-1385.34" calcext:value-type="float">
            <text:p>(R$1.385,34)</text:p>
          </table:table-cell>
          <table:table-cell table:style-name="ce6" office:value-type="float" office:value="-2782.25" calcext:value-type="float">
            <text:p>(R$2.782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7.59" calcext:value-type="float">
            <text:p>(R$4.167,59)</text:p>
          </table:table-cell>
          <table:table-cell table:style-name="ce6" office:value-type="float" office:value="12686.81" calcext:value-type="float">
            <text:p>R$12.686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5253" calcext:value-type="float">
            <text:p>5253</text:p>
          </table:table-cell>
          <table:table-cell table:style-name="ce3" office:value-type="string" calcext:value-type="string">
            <text:p>ROBERTO TEIXEIRA ALVES</text:p>
          </table:table-cell>
          <table:table-cell table:style-name="ce4" office:value-type="string" calcext:value-type="string">
            <text:p>ANALISTA DO MPU/PERITO EM ECONOMIA</text:p>
          </table:table-cell>
          <table:table-cell table:style-name="ce6" office:value-type="float" office:value="22895.45" calcext:value-type="float">
            <text:p>R$22.895,45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622.15" calcext:value-type="float">
            <text:p>R$27.622,15 </text:p>
          </table:table-cell>
          <table:table-cell table:style-name="ce6" office:value-type="float" office:value="-3185.9" calcext:value-type="float">
            <text:p>(R$3.185,90)</text:p>
          </table:table-cell>
          <table:table-cell table:style-name="ce6" office:value-type="float" office:value="-5248.23" calcext:value-type="float">
            <text:p>(R$5.248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434.13" calcext:value-type="float">
            <text:p>(R$8.434,13)</text:p>
          </table:table-cell>
          <table:table-cell table:style-name="ce6" office:value-type="float" office:value="19188.02" calcext:value-type="float">
            <text:p>R$19.188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R.PRETO</text:p>
          </table:table-cell>
          <table:table-cell table:style-name="ce4" office:value-type="float" office:value="5613" calcext:value-type="float">
            <text:p>5613</text:p>
          </table:table-cell>
          <table:table-cell table:style-name="ce3" office:value-type="string" calcext:value-type="string">
            <text:p>ROBINSON LUIZ MARCO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913.97" calcext:value-type="float">
            <text:p>R$12.913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913.97" calcext:value-type="float">
            <text:p>R$12.913,97 </text:p>
          </table:table-cell>
          <table:table-cell table:style-name="ce6" office:value-type="float" office:value="-743.56" calcext:value-type="float">
            <text:p>(R$743,56)</text:p>
          </table:table-cell>
          <table:table-cell table:style-name="ce6" office:value-type="float" office:value="-1875.13" calcext:value-type="float">
            <text:p>(R$1.875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18.69" calcext:value-type="float">
            <text:p>(R$2.618,69)</text:p>
          </table:table-cell>
          <table:table-cell table:style-name="ce6" office:value-type="float" office:value="10295.28" calcext:value-type="float">
            <text:p>R$10.295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R</text:p>
          </table:table-cell>
          <table:table-cell table:style-name="ce4" office:value-type="float" office:value="2376" calcext:value-type="float">
            <text:p>2376</text:p>
          </table:table-cell>
          <table:table-cell table:style-name="ce3" office:value-type="string" calcext:value-type="string">
            <text:p>ROCINEIDE DELGADO GOME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19787.28" calcext:value-type="float">
            <text:p>R$19.787,2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9787.28" calcext:value-type="float">
            <text:p>R$19.787,28 </text:p>
          </table:table-cell>
          <table:table-cell table:style-name="ce6" office:value-type="float" office:value="-1869.26" calcext:value-type="float">
            <text:p>(R$1.869,26)</text:p>
          </table:table-cell>
          <table:table-cell table:style-name="ce6" office:value-type="float" office:value="-3455.72" calcext:value-type="float">
            <text:p>(R$3.455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24.98" calcext:value-type="float">
            <text:p>(R$5.324,98)</text:p>
          </table:table-cell>
          <table:table-cell table:style-name="ce6" office:value-type="float" office:value="14462.3" calcext:value-type="float">
            <text:p>R$14.462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21" calcext:value-type="float">
            <text:p>2221</text:p>
          </table:table-cell>
          <table:table-cell table:style-name="ce3" office:value-type="string" calcext:value-type="string">
            <text:p>RODOLFO JOSE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99.05" calcext:value-type="float">
            <text:p>R$18.299,05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94.95" calcext:value-type="float">
            <text:p>R$21.594,95 </text:p>
          </table:table-cell>
          <table:table-cell table:style-name="ce6" office:value-type="float" office:value="-2167.53" calcext:value-type="float">
            <text:p>(R$2.167,5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167.53" calcext:value-type="float">
            <text:p>(R$2.167,53)</text:p>
          </table:table-cell>
          <table:table-cell table:style-name="ce6" office:value-type="float" office:value="19427.42" calcext:value-type="float">
            <text:p>R$19.427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333" calcext:value-type="float">
            <text:p>3333</text:p>
          </table:table-cell>
          <table:table-cell table:style-name="ce3" office:value-type="string" calcext:value-type="string">
            <text:p>ROGERIA CELI RODRIGUES DA SILVA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2019.91" calcext:value-type="float">
            <text:p>R$22.019,91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843.03" calcext:value-type="float">
            <text:p>R$23.843,03 </text:p>
          </table:table-cell>
          <table:table-cell table:style-name="ce6" office:value-type="float" office:value="-2538.46" calcext:value-type="float">
            <text:p>(R$2.538,46)</text:p>
          </table:table-cell>
          <table:table-cell table:style-name="ce6" office:value-type="float" office:value="-4962.75" calcext:value-type="float">
            <text:p>(R$4.962,7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01.21" calcext:value-type="float">
            <text:p>(R$7.501,21)</text:p>
          </table:table-cell>
          <table:table-cell table:style-name="ce6" office:value-type="float" office:value="16341.82" calcext:value-type="float">
            <text:p>R$16.341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6753" calcext:value-type="float">
            <text:p>6753</text:p>
          </table:table-cell>
          <table:table-cell table:style-name="ce3" office:value-type="string" calcext:value-type="string">
            <text:p>ROGERIO ADAM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12" calcext:value-type="float">
            <text:p>4012</text:p>
          </table:table-cell>
          <table:table-cell table:style-name="ce3" office:value-type="string" calcext:value-type="string">
            <text:p>ROGERIO FERNANDES DE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939.21" calcext:value-type="float">
            <text:p>R$14.939,2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62.34" calcext:value-type="float">
            <text:p>R$16.762,34 </text:p>
          </table:table-cell>
          <table:table-cell table:style-name="ce6" office:value-type="float" office:value="-1370.15" calcext:value-type="float">
            <text:p>(R$1.370,15)</text:p>
          </table:table-cell>
          <table:table-cell table:style-name="ce6" office:value-type="float" office:value="-3336.85" calcext:value-type="float">
            <text:p>(R$3.336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07" calcext:value-type="float">
            <text:p>(R$4.707,00)</text:p>
          </table:table-cell>
          <table:table-cell table:style-name="ce6" office:value-type="float" office:value="12055.34" calcext:value-type="float">
            <text:p>R$12.055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5914" calcext:value-type="float">
            <text:p>5914</text:p>
          </table:table-cell>
          <table:table-cell table:style-name="ce3" office:value-type="string" calcext:value-type="string">
            <text:p>ROGERIO JOSE NOGUEIRA JUNIOR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13039.58" calcext:value-type="float">
            <text:p>R$13.039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39.58" calcext:value-type="float">
            <text:p>R$13.039,58 </text:p>
          </table:table-cell>
          <table:table-cell table:style-name="ce6" office:value-type="float" office:value="-761.77" calcext:value-type="float">
            <text:p>(R$761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1.77" calcext:value-type="float">
            <text:p>(R$761,77)</text:p>
          </table:table-cell>
          <table:table-cell table:style-name="ce6" office:value-type="float" office:value="12277.81" calcext:value-type="float">
            <text:p>R$12.277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976" calcext:value-type="float">
            <text:p>4976</text:p>
          </table:table-cell>
          <table:table-cell table:style-name="ce3" office:value-type="string" calcext:value-type="string">
            <text:p>ROGERIO KOLLERT PERROC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238.79" calcext:value-type="float">
            <text:p>R$22.238,79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965.49" calcext:value-type="float">
            <text:p>R$26.965,49 </text:p>
          </table:table-cell>
          <table:table-cell table:style-name="ce6" office:value-type="float" office:value="-3061.13" calcext:value-type="float">
            <text:p>(R$3.061,13)</text:p>
          </table:table-cell>
          <table:table-cell table:style-name="ce6" office:value-type="float" office:value="-5625.56" calcext:value-type="float">
            <text:p>(R$5.625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86.69" calcext:value-type="float">
            <text:p>(R$8.686,69)</text:p>
          </table:table-cell>
          <table:table-cell table:style-name="ce6" office:value-type="float" office:value="18278.8" calcext:value-type="float">
            <text:p>R$18.278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09" calcext:value-type="float">
            <text:p>4309</text:p>
          </table:table-cell>
          <table:table-cell table:style-name="ce3" office:value-type="string" calcext:value-type="string">
            <text:p>ROGERIO SIL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305.86" calcext:value-type="float">
            <text:p>R$18.305,8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032.56" calcext:value-type="float">
            <text:p>R$23.032,56 </text:p>
          </table:table-cell>
          <table:table-cell table:style-name="ce6" office:value-type="float" office:value="-2404.73" calcext:value-type="float">
            <text:p>(R$2.404,73)</text:p>
          </table:table-cell>
          <table:table-cell table:style-name="ce6" office:value-type="float" office:value="-4200.92" calcext:value-type="float">
            <text:p>(R$4.200,9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05.65" calcext:value-type="float">
            <text:p>(R$6.605,65)</text:p>
          </table:table-cell>
          <table:table-cell table:style-name="ce6" office:value-type="float" office:value="16426.91" calcext:value-type="float">
            <text:p>R$16.426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4019" calcext:value-type="float">
            <text:p>4019</text:p>
          </table:table-cell>
          <table:table-cell table:style-name="ce3" office:value-type="string" calcext:value-type="string">
            <text:p>ROMILDO OLIVEIR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065.56" calcext:value-type="float">
            <text:p>(R$2.065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51.23" calcext:value-type="float">
            <text:p>(R$3.251,23)</text:p>
          </table:table-cell>
          <table:table-cell table:style-name="ce6" office:value-type="float" office:value="12393.05" calcext:value-type="float">
            <text:p>R$12.393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59" calcext:value-type="float">
            <text:p>2359</text:p>
          </table:table-cell>
          <table:table-cell table:style-name="ce3" office:value-type="string" calcext:value-type="string">
            <text:p>ROMULO VASCONCELOS DE CARVALH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007.81" calcext:value-type="float">
            <text:p>R$15.007,8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30.94" calcext:value-type="float">
            <text:p>R$16.830,94 </text:p>
          </table:table-cell>
          <table:table-cell table:style-name="ce6" office:value-type="float" office:value="-1381.47" calcext:value-type="float">
            <text:p>(R$1.381,47)</text:p>
          </table:table-cell>
          <table:table-cell table:style-name="ce6" office:value-type="float" office:value="-2010.18" calcext:value-type="float">
            <text:p>(R$2.010,1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91.65" calcext:value-type="float">
            <text:p>(R$3.391,65)</text:p>
          </table:table-cell>
          <table:table-cell table:style-name="ce6" office:value-type="float" office:value="13439.29" calcext:value-type="float">
            <text:p>R$13.439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9859" calcext:value-type="float">
            <text:p>9859</text:p>
          </table:table-cell>
          <table:table-cell table:style-name="ce3" office:value-type="string" calcext:value-type="string">
            <text:p>RONALDO ALVES DE ALMEID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292.3" calcext:value-type="float">
            <text:p>R$21.292,3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292.3" calcext:value-type="float">
            <text:p>R$21.292,30 </text:p>
          </table:table-cell>
          <table:table-cell table:style-name="ce6" office:value-type="float" office:value="-2117.59" calcext:value-type="float">
            <text:p>(R$2.117,59)</text:p>
          </table:table-cell>
          <table:table-cell table:style-name="ce6" office:value-type="float" office:value="-3853.45" calcext:value-type="float">
            <text:p>(R$3.853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71.04" calcext:value-type="float">
            <text:p>(R$5.971,04)</text:p>
          </table:table-cell>
          <table:table-cell table:style-name="ce6" office:value-type="float" office:value="15321.26" calcext:value-type="float">
            <text:p>R$15.321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08" calcext:value-type="float">
            <text:p>2408</text:p>
          </table:table-cell>
          <table:table-cell table:style-name="ce3" office:value-type="string" calcext:value-type="string">
            <text:p>RONALDO DO NASCIMENTO LISBO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57.73" calcext:value-type="float">
            <text:p>R$15.857,73 </text:p>
          </table:table-cell>
          <table:table-cell table:style-name="ce6" office:value-type="float" office:value="-1220.89" calcext:value-type="float">
            <text:p>(R$1.220,89)</text:p>
          </table:table-cell>
          <table:table-cell table:style-name="ce6" office:value-type="float" office:value="-3076.99" calcext:value-type="float">
            <text:p>(R$3.076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97.88" calcext:value-type="float">
            <text:p>(R$4.297,88)</text:p>
          </table:table-cell>
          <table:table-cell table:style-name="ce6" office:value-type="float" office:value="11559.85" calcext:value-type="float">
            <text:p>R$11.559,8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30884" calcext:value-type="float">
            <text:p>30884</text:p>
          </table:table-cell>
          <table:table-cell table:style-name="ce3" office:value-type="string" calcext:value-type="string">
            <text:p>RONAN JOSE MIGUEL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1695.53" calcext:value-type="float">
            <text:p>R$1.695,5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10.18" calcext:value-type="float">
            <text:p>R$15.810,18 </text:p>
          </table:table-cell>
          <table:table-cell table:style-name="ce6" office:value-type="float" office:value="-1213.04" calcext:value-type="float">
            <text:p>(R$1.213,04)</text:p>
          </table:table-cell>
          <table:table-cell table:style-name="ce6" office:value-type="float" office:value="-2885.23" calcext:value-type="float">
            <text:p>(R$2.885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98.27" calcext:value-type="float">
            <text:p>(R$4.098,27)</text:p>
          </table:table-cell>
          <table:table-cell table:style-name="ce6" office:value-type="float" office:value="11711.91" calcext:value-type="float">
            <text:p>R$11.711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173" calcext:value-type="float">
            <text:p>2173</text:p>
          </table:table-cell>
          <table:table-cell table:style-name="ce3" office:value-type="string" calcext:value-type="string">
            <text:p>RONILDA HICKEL DO PR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52.49" calcext:value-type="float">
            <text:p>R$18.252,49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98.47" calcext:value-type="float">
            <text:p>R$22.398,47 </text:p>
          </table:table-cell>
          <table:table-cell table:style-name="ce6" office:value-type="float" office:value="-2300.11" calcext:value-type="float">
            <text:p>(R$2.300,11)</text:p>
          </table:table-cell>
          <table:table-cell table:style-name="ce6" office:value-type="float" office:value="-4107.45" calcext:value-type="float">
            <text:p>(R$4.107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07.56" calcext:value-type="float">
            <text:p>(R$6.407,56)</text:p>
          </table:table-cell>
          <table:table-cell table:style-name="ce6" office:value-type="float" office:value="15990.91" calcext:value-type="float">
            <text:p>R$15.990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O</text:p>
          </table:table-cell>
          <table:table-cell table:style-name="ce4" office:value-type="float" office:value="18421" calcext:value-type="float">
            <text:p>18421</text:p>
          </table:table-cell>
          <table:table-cell table:style-name="ce3" office:value-type="string" calcext:value-type="string">
            <text:p>ROSA APARECIDA DO NASCIMENTO MONTENEGR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26.28" calcext:value-type="float">
            <text:p>R$15.226,28 </text:p>
          </table:table-cell>
          <table:table-cell table:style-name="ce6" office:value-type="float" office:value="-1116.7" calcext:value-type="float">
            <text:p>(R$1.116,70)</text:p>
          </table:table-cell>
          <table:table-cell table:style-name="ce6" office:value-type="float" office:value="-2984.13" calcext:value-type="float">
            <text:p>(R$2.984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00.83" calcext:value-type="float">
            <text:p>(R$4.100,83)</text:p>
          </table:table-cell>
          <table:table-cell table:style-name="ce6" office:value-type="float" office:value="11125.45" calcext:value-type="float">
            <text:p>R$11.125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135" calcext:value-type="float">
            <text:p>4135</text:p>
          </table:table-cell>
          <table:table-cell table:style-name="ce3" office:value-type="string" calcext:value-type="string">
            <text:p>ROSA DE FATIMA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2544.27" calcext:value-type="float">
            <text:p>(R$2.544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1.13" calcext:value-type="float">
            <text:p>(R$3.721,13)</text:p>
          </table:table-cell>
          <table:table-cell table:style-name="ce6" office:value-type="float" office:value="11869.79" calcext:value-type="float">
            <text:p>R$11.86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9412" calcext:value-type="float">
            <text:p>9412</text:p>
          </table:table-cell>
          <table:table-cell table:style-name="ce3" office:value-type="string" calcext:value-type="string">
            <text:p>ROSA GONCALVES PINH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25.74" calcext:value-type="float">
            <text:p>R$17.225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25.74" calcext:value-type="float">
            <text:p>R$17.225,74 </text:p>
          </table:table-cell>
          <table:table-cell table:style-name="ce6" office:value-type="float" office:value="-1446.61" calcext:value-type="float">
            <text:p>(R$1.446,6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446.61" calcext:value-type="float">
            <text:p>(R$1.446,61)</text:p>
          </table:table-cell>
          <table:table-cell table:style-name="ce6" office:value-type="float" office:value="15779.13" calcext:value-type="float">
            <text:p>R$15.77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51" calcext:value-type="float">
            <text:p>4551</text:p>
          </table:table-cell>
          <table:table-cell table:style-name="ce3" office:value-type="string" calcext:value-type="string">
            <text:p>ROSA LIMA PER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579.88" calcext:value-type="float">
            <text:p>R$11.579,88 </text:p>
          </table:table-cell>
          <table:table-cell table:style-name="ce6" office:value-type="float" office:value="1772.09" calcext:value-type="float">
            <text:p>R$1.772,0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51.97" calcext:value-type="float">
            <text:p>R$13.351,97 </text:p>
          </table:table-cell>
          <table:table-cell table:style-name="ce6" office:value-type="float" office:value="-807.44" calcext:value-type="float">
            <text:p>(R$807,44)</text:p>
          </table:table-cell>
          <table:table-cell table:style-name="ce6" office:value-type="float" office:value="-2030.15" calcext:value-type="float">
            <text:p>(R$2.030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37.59" calcext:value-type="float">
            <text:p>(R$2.837,59)</text:p>
          </table:table-cell>
          <table:table-cell table:style-name="ce6" office:value-type="float" office:value="10514.38" calcext:value-type="float">
            <text:p>R$10.514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018" calcext:value-type="float">
            <text:p>4018</text:p>
          </table:table-cell>
          <table:table-cell table:style-name="ce3" office:value-type="string" calcext:value-type="string">
            <text:p>ROSA MARIA OLIVEIRA ESTANISLAU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900.06" calcext:value-type="float">
            <text:p>R$11.900,06 </text:p>
          </table:table-cell>
          <table:table-cell table:style-name="ce6" office:value-type="float" office:value="5546.17" calcext:value-type="float">
            <text:p>R$5.546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446.23" calcext:value-type="float">
            <text:p>R$17.446,23 </text:p>
          </table:table-cell>
          <table:table-cell table:style-name="ce6" office:value-type="float" office:value="-1482.99" calcext:value-type="float">
            <text:p>(R$1.482,99)</text:p>
          </table:table-cell>
          <table:table-cell table:style-name="ce6" office:value-type="float" office:value="-2970.29" calcext:value-type="float">
            <text:p>(R$2.970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53.28" calcext:value-type="float">
            <text:p>(R$4.453,28)</text:p>
          </table:table-cell>
          <table:table-cell table:style-name="ce6" office:value-type="float" office:value="12992.95" calcext:value-type="float">
            <text:p>R$12.992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6635" calcext:value-type="float">
            <text:p>6635</text:p>
          </table:table-cell>
          <table:table-cell table:style-name="ce3" office:value-type="string" calcext:value-type="string">
            <text:p>ROSANA BAZZ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12307.29" calcext:value-type="float">
            <text:p>R$12.30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N</text:p>
          </table:table-cell>
          <table:table-cell table:style-name="ce4" office:value-type="float" office:value="2659" calcext:value-type="float">
            <text:p>2659</text:p>
          </table:table-cell>
          <table:table-cell table:style-name="ce3" office:value-type="string" calcext:value-type="string">
            <text:p>ROSANA MARIA DE ALMEIDA MONTEIRO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450.8" calcext:value-type="float">
            <text:p>R$21.450,8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77.5" calcext:value-type="float">
            <text:p>R$26.177,50 </text:p>
          </table:table-cell>
          <table:table-cell table:style-name="ce6" office:value-type="float" office:value="-2923.65" calcext:value-type="float">
            <text:p>(R$2.923,65)</text:p>
          </table:table-cell>
          <table:table-cell table:style-name="ce6" office:value-type="float" office:value="-5394.53" calcext:value-type="float">
            <text:p>(R$5.394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18.18" calcext:value-type="float">
            <text:p>(R$8.318,18)</text:p>
          </table:table-cell>
          <table:table-cell table:style-name="ce6" office:value-type="float" office:value="17859.32" calcext:value-type="float">
            <text:p>R$17.859,3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34" calcext:value-type="float">
            <text:p>4834</text:p>
          </table:table-cell>
          <table:table-cell table:style-name="ce3" office:value-type="string" calcext:value-type="string">
            <text:p>ROSANA MARIA DOURADO DE MELL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07.92" calcext:value-type="float">
            <text:p>R$14.007,9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31.05" calcext:value-type="float">
            <text:p>R$15.831,05 </text:p>
          </table:table-cell>
          <table:table-cell table:style-name="ce6" office:value-type="float" office:value="-1216.48" calcext:value-type="float">
            <text:p>(R$1.216,48)</text:p>
          </table:table-cell>
          <table:table-cell table:style-name="ce6" office:value-type="float" office:value="-2547.27" calcext:value-type="float">
            <text:p>(R$2.547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63.75" calcext:value-type="float">
            <text:p>(R$3.763,75)</text:p>
          </table:table-cell>
          <table:table-cell table:style-name="ce6" office:value-type="float" office:value="12067.3" calcext:value-type="float">
            <text:p>R$12.067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746" calcext:value-type="float">
            <text:p>6746</text:p>
          </table:table-cell>
          <table:table-cell table:style-name="ce3" office:value-type="string" calcext:value-type="string">
            <text:p>ROSANA RIBEIRO PIFFER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940.1" calcext:value-type="float">
            <text:p>(R$3.940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9.96" calcext:value-type="float">
            <text:p>(R$6.119,96)</text:p>
          </table:table-cell>
          <table:table-cell table:style-name="ce6" office:value-type="float" office:value="15549.73" calcext:value-type="float">
            <text:p>R$15.549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21012" calcext:value-type="float">
            <text:p>21012</text:p>
          </table:table-cell>
          <table:table-cell table:style-name="ce3" office:value-type="string" calcext:value-type="string">
            <text:p>ROSANE FATIMA DARI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16.75" calcext:value-type="float">
            <text:p>R$14.016,75 </text:p>
          </table:table-cell>
          <table:table-cell table:style-name="ce6" office:value-type="float" office:value="-917.12" calcext:value-type="float">
            <text:p>(R$917,12)</text:p>
          </table:table-cell>
          <table:table-cell table:style-name="ce6" office:value-type="float" office:value="-2706.39" calcext:value-type="float">
            <text:p>(R$2.706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23.51" calcext:value-type="float">
            <text:p>(R$3.623,51)</text:p>
          </table:table-cell>
          <table:table-cell table:style-name="ce6" office:value-type="float" office:value="10393.24" calcext:value-type="float">
            <text:p>R$10.393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5128" calcext:value-type="float">
            <text:p>5128</text:p>
          </table:table-cell>
          <table:table-cell table:style-name="ce3" office:value-type="string" calcext:value-type="string">
            <text:p>ROSANE SILVEIR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275.69" calcext:value-type="float">
            <text:p>R$21.275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275.69" calcext:value-type="float">
            <text:p>R$21.275,69 </text:p>
          </table:table-cell>
          <table:table-cell table:style-name="ce6" office:value-type="float" office:value="-2114.85" calcext:value-type="float">
            <text:p>(R$2.114,85)</text:p>
          </table:table-cell>
          <table:table-cell table:style-name="ce6" office:value-type="float" office:value="-4373.23" calcext:value-type="float">
            <text:p>(R$4.373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88.08" calcext:value-type="float">
            <text:p>(R$6.488,08)</text:p>
          </table:table-cell>
          <table:table-cell table:style-name="ce6" office:value-type="float" office:value="14787.61" calcext:value-type="float">
            <text:p>R$14.787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56" calcext:value-type="float">
            <text:p>4356</text:p>
          </table:table-cell>
          <table:table-cell table:style-name="ce3" office:value-type="string" calcext:value-type="string">
            <text:p>ROSANGELA DAS GRACAS VI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1976.15" calcext:value-type="float">
            <text:p>R$21.976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799.28" calcext:value-type="float">
            <text:p>R$23.799,28 </text:p>
          </table:table-cell>
          <table:table-cell table:style-name="ce6" office:value-type="float" office:value="-2531.24" calcext:value-type="float">
            <text:p>(R$2.531,24)</text:p>
          </table:table-cell>
          <table:table-cell table:style-name="ce6" office:value-type="float" office:value="-4429.11" calcext:value-type="float">
            <text:p>(R$4.429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60.35" calcext:value-type="float">
            <text:p>(R$6.960,35)</text:p>
          </table:table-cell>
          <table:table-cell table:style-name="ce6" office:value-type="float" office:value="16838.93" calcext:value-type="float">
            <text:p>R$16.838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5296" calcext:value-type="float">
            <text:p>5296</text:p>
          </table:table-cell>
          <table:table-cell table:style-name="ce3" office:value-type="string" calcext:value-type="string">
            <text:p>ROSANGELA DE ALBUQUERQUE FERRA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46" calcext:value-type="float">
            <text:p>R$14.746,00 </text:p>
          </table:table-cell>
          <table:table-cell table:style-name="ce6" office:value-type="float" office:value="-1037.45" calcext:value-type="float">
            <text:p>(R$1.037,45)</text:p>
          </table:table-cell>
          <table:table-cell table:style-name="ce6" office:value-type="float" office:value="-2873.85" calcext:value-type="float">
            <text:p>(R$2.873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1.3" calcext:value-type="float">
            <text:p>(R$3.911,30)</text:p>
          </table:table-cell>
          <table:table-cell table:style-name="ce6" office:value-type="float" office:value="10834.7" calcext:value-type="float">
            <text:p>R$10.834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21139" calcext:value-type="float">
            <text:p>21139</text:p>
          </table:table-cell>
          <table:table-cell table:style-name="ce3" office:value-type="string" calcext:value-type="string">
            <text:p>ROSANGELA HASSON MENDES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3940.1" calcext:value-type="float">
            <text:p>(R$3.940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19.96" calcext:value-type="float">
            <text:p>(R$6.119,96)</text:p>
          </table:table-cell>
          <table:table-cell table:style-name="ce6" office:value-type="float" office:value="15549.73" calcext:value-type="float">
            <text:p>R$15.549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O</text:p>
          </table:table-cell>
          <table:table-cell table:style-name="ce4" office:value-type="float" office:value="16059" calcext:value-type="float">
            <text:p>16059</text:p>
          </table:table-cell>
          <table:table-cell table:style-name="ce3" office:value-type="string" calcext:value-type="string">
            <text:p>ROSANGELA RABE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147.46" calcext:value-type="float">
            <text:p>R$10.147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147.46" calcext:value-type="float">
            <text:p>R$10.147,46 </text:p>
          </table:table-cell>
          <table:table-cell table:style-name="ce6" office:value-type="float" office:value="-342.41" calcext:value-type="float">
            <text:p>(R$342,4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342.41" calcext:value-type="float">
            <text:p>(R$342,41)</text:p>
          </table:table-cell>
          <table:table-cell table:style-name="ce6" office:value-type="float" office:value="9805.05" calcext:value-type="float">
            <text:p>R$9.805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2901" calcext:value-type="float">
            <text:p>2901</text:p>
          </table:table-cell>
          <table:table-cell table:style-name="ce3" office:value-type="string" calcext:value-type="string">
            <text:p>ROSANGELA SOUZA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7" calcext:value-type="float">
            <text:p>R$15.644,27 </text:p>
          </table:table-cell>
          <table:table-cell table:style-name="ce6" office:value-type="float" office:value="-1185.66" calcext:value-type="float">
            <text:p>(R$1.185,66)</text:p>
          </table:table-cell>
          <table:table-cell table:style-name="ce6" office:value-type="float" office:value="-2556.52" calcext:value-type="float">
            <text:p>(R$2.55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2.18" calcext:value-type="float">
            <text:p>(R$3.742,18)</text:p>
          </table:table-cell>
          <table:table-cell table:style-name="ce6" office:value-type="float" office:value="11902.09" calcext:value-type="float">
            <text:p>R$11.902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893" calcext:value-type="float">
            <text:p>2893</text:p>
          </table:table-cell>
          <table:table-cell table:style-name="ce3" office:value-type="string" calcext:value-type="string">
            <text:p>ROSAURA WEITZE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152.26" calcext:value-type="float">
            <text:p>R$18.152,26 </text:p>
          </table:table-cell>
          <table:table-cell table:style-name="ce6" office:value-type="float" office:value="-1599.48" calcext:value-type="float">
            <text:p>(R$1.599,48)</text:p>
          </table:table-cell>
          <table:table-cell table:style-name="ce6" office:value-type="float" office:value="-3132.42" calcext:value-type="float">
            <text:p>(R$3.132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31.9" calcext:value-type="float">
            <text:p>(R$4.731,90)</text:p>
          </table:table-cell>
          <table:table-cell table:style-name="ce6" office:value-type="float" office:value="13420.36" calcext:value-type="float">
            <text:p>R$13.420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6154" calcext:value-type="float">
            <text:p>6154</text:p>
          </table:table-cell>
          <table:table-cell table:style-name="ce3" office:value-type="string" calcext:value-type="string">
            <text:p>ROSELY COSTA VI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60.83" calcext:value-type="float">
            <text:p>R$13.260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60.83" calcext:value-type="float">
            <text:p>R$13.260,83 </text:p>
          </table:table-cell>
          <table:table-cell table:style-name="ce6" office:value-type="float" office:value="-793.85" calcext:value-type="float">
            <text:p>(R$793,85)</text:p>
          </table:table-cell>
          <table:table-cell table:style-name="ce6" office:value-type="float" office:value="-2532.41" calcext:value-type="float">
            <text:p>(R$2.532,4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26.26" calcext:value-type="float">
            <text:p>(R$3.326,26)</text:p>
          </table:table-cell>
          <table:table-cell table:style-name="ce6" office:value-type="float" office:value="9934.57" calcext:value-type="float">
            <text:p>R$9.934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988" calcext:value-type="float">
            <text:p>3988</text:p>
          </table:table-cell>
          <table:table-cell table:style-name="ce3" office:value-type="string" calcext:value-type="string">
            <text:p>ROSEMARY GOMES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31.95" calcext:value-type="float">
            <text:p>R$13.331,95 </text:p>
          </table:table-cell>
          <table:table-cell table:style-name="ce6" office:value-type="float" office:value="-804.16" calcext:value-type="float">
            <text:p>(R$804,16)</text:p>
          </table:table-cell>
          <table:table-cell table:style-name="ce6" office:value-type="float" office:value="-2444.86" calcext:value-type="float">
            <text:p>(R$2.444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49.02" calcext:value-type="float">
            <text:p>(R$3.249,02)</text:p>
          </table:table-cell>
          <table:table-cell table:style-name="ce6" office:value-type="float" office:value="10082.93" calcext:value-type="float">
            <text:p>R$10.082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5123" calcext:value-type="float">
            <text:p>5123</text:p>
          </table:table-cell>
          <table:table-cell table:style-name="ce3" office:value-type="string" calcext:value-type="string">
            <text:p>ROSEMEIRE GONCALES GARC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98.77" calcext:value-type="float">
            <text:p>R$13.598,77 </text:p>
          </table:table-cell>
          <table:table-cell table:style-name="ce6" office:value-type="float" office:value="-848.16" calcext:value-type="float">
            <text:p>(R$848,16)</text:p>
          </table:table-cell>
          <table:table-cell table:style-name="ce6" office:value-type="float" office:value="-2086.82" calcext:value-type="float">
            <text:p>(R$2.086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4.98" calcext:value-type="float">
            <text:p>(R$2.934,98)</text:p>
          </table:table-cell>
          <table:table-cell table:style-name="ce6" office:value-type="float" office:value="10663.79" calcext:value-type="float">
            <text:p>R$10.663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42" calcext:value-type="float">
            <text:p>2842</text:p>
          </table:table-cell>
          <table:table-cell table:style-name="ce3" office:value-type="string" calcext:value-type="string">
            <text:p>ROSEMIR MARIA ZANOIDE DE MORA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77.69" calcext:value-type="float">
            <text:p>R$15.777,69 </text:p>
          </table:table-cell>
          <table:table-cell table:style-name="ce6" office:value-type="float" office:value="-1207.68" calcext:value-type="float">
            <text:p>(R$1.207,68)</text:p>
          </table:table-cell>
          <table:table-cell table:style-name="ce6" office:value-type="float" office:value="-2587.15" calcext:value-type="float">
            <text:p>(R$2.587,1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94.83" calcext:value-type="float">
            <text:p>(R$3.794,83)</text:p>
          </table:table-cell>
          <table:table-cell table:style-name="ce6" office:value-type="float" office:value="11982.86" calcext:value-type="float">
            <text:p>R$11.982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8444" calcext:value-type="float">
            <text:p>18444</text:p>
          </table:table-cell>
          <table:table-cell table:style-name="ce3" office:value-type="string" calcext:value-type="string">
            <text:p>ROSILENE MATOS DE SOUSA DOURA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12.3" calcext:value-type="float">
            <text:p>R$15.612,30 </text:p>
          </table:table-cell>
          <table:table-cell table:style-name="ce6" office:value-type="float" office:value="-1180.39" calcext:value-type="float">
            <text:p>(R$1.180,39)</text:p>
          </table:table-cell>
          <table:table-cell table:style-name="ce6" office:value-type="float" office:value="-3072.77" calcext:value-type="float">
            <text:p>(R$3.072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53.16" calcext:value-type="float">
            <text:p>(R$4.253,16)</text:p>
          </table:table-cell>
          <table:table-cell table:style-name="ce6" office:value-type="float" office:value="11359.14" calcext:value-type="float">
            <text:p>R$11.359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4094" calcext:value-type="float">
            <text:p>4094</text:p>
          </table:table-cell>
          <table:table-cell table:style-name="ce3" office:value-type="string" calcext:value-type="string">
            <text:p>ROSILVANIA ALVES DANTA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01.2" calcext:value-type="float">
            <text:p>R$13.901,2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24.33" calcext:value-type="float">
            <text:p>R$15.724,33 </text:p>
          </table:table-cell>
          <table:table-cell table:style-name="ce6" office:value-type="float" office:value="-1198.87" calcext:value-type="float">
            <text:p>(R$1.198,87)</text:p>
          </table:table-cell>
          <table:table-cell table:style-name="ce6" office:value-type="float" office:value="-3098.5" calcext:value-type="float">
            <text:p>(R$3.098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97.37" calcext:value-type="float">
            <text:p>(R$4.297,37)</text:p>
          </table:table-cell>
          <table:table-cell table:style-name="ce6" office:value-type="float" office:value="11426.96" calcext:value-type="float">
            <text:p>R$11.426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6415" calcext:value-type="float">
            <text:p>6415</text:p>
          </table:table-cell>
          <table:table-cell table:style-name="ce3" office:value-type="string" calcext:value-type="string">
            <text:p>ROSIMEIRE CRISTINA CASTRO CARRIJO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11907.38" calcext:value-type="float">
            <text:p>R$11.907,3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907.38" calcext:value-type="float">
            <text:p>R$11.907,38 </text:p>
          </table:table-cell>
          <table:table-cell table:style-name="ce6" office:value-type="float" office:value="-597.6" calcext:value-type="float">
            <text:p>(R$597,60)</text:p>
          </table:table-cell>
          <table:table-cell table:style-name="ce6" office:value-type="float" office:value="-2162.05" calcext:value-type="float">
            <text:p>(R$2.162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59.65" calcext:value-type="float">
            <text:p>(R$2.759,65)</text:p>
          </table:table-cell>
          <table:table-cell table:style-name="ce6" office:value-type="float" office:value="9147.73" calcext:value-type="float">
            <text:p>R$9.147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521" calcext:value-type="float">
            <text:p>2521</text:p>
          </table:table-cell>
          <table:table-cell table:style-name="ce3" office:value-type="string" calcext:value-type="string">
            <text:p>ROSINEIDE GONCALVES DE SOUS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0512.61" calcext:value-type="float">
            <text:p>R$10.512,61 </text:p>
          </table:table-cell>
          <table:table-cell table:style-name="ce6" office:value-type="float" office:value="1567.91" calcext:value-type="float">
            <text:p>R$1.567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080.52" calcext:value-type="float">
            <text:p>R$12.080,52 </text:p>
          </table:table-cell>
          <table:table-cell table:style-name="ce6" office:value-type="float" office:value="-622.71" calcext:value-type="float">
            <text:p>(R$622,71)</text:p>
          </table:table-cell>
          <table:table-cell table:style-name="ce6" office:value-type="float" office:value="-2202.76" calcext:value-type="float">
            <text:p>(R$2.202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25.47" calcext:value-type="float">
            <text:p>(R$2.825,47)</text:p>
          </table:table-cell>
          <table:table-cell table:style-name="ce6" office:value-type="float" office:value="9255.05" calcext:value-type="float">
            <text:p>R$9.255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819" calcext:value-type="float">
            <text:p>4819</text:p>
          </table:table-cell>
          <table:table-cell table:style-name="ce3" office:value-type="string" calcext:value-type="string">
            <text:p>ROSITA MAIA QUINTINO BRAZ E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017.82" calcext:value-type="float">
            <text:p>R$16.017,82 </text:p>
          </table:table-cell>
          <table:table-cell table:style-name="ce6" office:value-type="float" office:value="-1247.3" calcext:value-type="float">
            <text:p>(R$1.247,30)</text:p>
          </table:table-cell>
          <table:table-cell table:style-name="ce6" office:value-type="float" office:value="-2642.29" calcext:value-type="float">
            <text:p>(R$2.642,2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89.59" calcext:value-type="float">
            <text:p>(R$3.889,59)</text:p>
          </table:table-cell>
          <table:table-cell table:style-name="ce6" office:value-type="float" office:value="12128.23" calcext:value-type="float">
            <text:p>R$12.128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98" calcext:value-type="float">
            <text:p>4898</text:p>
          </table:table-cell>
          <table:table-cell table:style-name="ce3" office:value-type="string" calcext:value-type="string">
            <text:p>ROSSANA MARIA DO AMARAL BARROS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2983" calcext:value-type="float">
            <text:p>R$22.983,0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709.7" calcext:value-type="float">
            <text:p>R$27.709,70 </text:p>
          </table:table-cell>
          <table:table-cell table:style-name="ce6" office:value-type="float" office:value="-3202.53" calcext:value-type="float">
            <text:p>(R$3.202,53)</text:p>
          </table:table-cell>
          <table:table-cell table:style-name="ce6" office:value-type="float" office:value="-5843.47" calcext:value-type="float">
            <text:p>(R$5.843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046" calcext:value-type="float">
            <text:p>(R$9.046,00)</text:p>
          </table:table-cell>
          <table:table-cell table:style-name="ce6" office:value-type="float" office:value="18663.7" calcext:value-type="float">
            <text:p>R$18.663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16191" calcext:value-type="float">
            <text:p>16191</text:p>
          </table:table-cell>
          <table:table-cell table:style-name="ce3" office:value-type="string" calcext:value-type="string">
            <text:p>ROSSANE NAPY FLORENTINO SMANIOTT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12444.17" calcext:value-type="float">
            <text:p>R$12.444,1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41" calcext:value-type="float">
            <text:p>4841</text:p>
          </table:table-cell>
          <table:table-cell table:style-name="ce3" office:value-type="string" calcext:value-type="string">
            <text:p>RUBENILTO PEREIRA RAM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8" calcext:value-type="float">
            <text:p>R$13.767,78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35.71" calcext:value-type="float">
            <text:p>R$15.335,71 </text:p>
          </table:table-cell>
          <table:table-cell table:style-name="ce6" office:value-type="float" office:value="-1134.75" calcext:value-type="float">
            <text:p>(R$1.134,7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34.75" calcext:value-type="float">
            <text:p>(R$1.134,75)</text:p>
          </table:table-cell>
          <table:table-cell table:style-name="ce6" office:value-type="float" office:value="14200.96" calcext:value-type="float">
            <text:p>R$14.200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BLUMENAU</text:p>
          </table:table-cell>
          <table:table-cell table:style-name="ce4" office:value-type="float" office:value="5256" calcext:value-type="float">
            <text:p>5256</text:p>
          </table:table-cell>
          <table:table-cell table:style-name="ce3" office:value-type="string" calcext:value-type="string">
            <text:p>RUBENS ANIBAL CASCA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2522.91" calcext:value-type="float">
            <text:p>R$2.522,9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44.06" calcext:value-type="float">
            <text:p>R$16.344,06 </text:p>
          </table:table-cell>
          <table:table-cell table:style-name="ce6" office:value-type="float" office:value="-1301.13" calcext:value-type="float">
            <text:p>(R$1.301,1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01.13" calcext:value-type="float">
            <text:p>(R$1.301,13)</text:p>
          </table:table-cell>
          <table:table-cell table:style-name="ce6" office:value-type="float" office:value="15042.93" calcext:value-type="float">
            <text:p>R$15.042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874" calcext:value-type="float">
            <text:p>4874</text:p>
          </table:table-cell>
          <table:table-cell table:style-name="ce3" office:value-type="string" calcext:value-type="string">
            <text:p>RUBY RONALDO DE QUADRO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0200.04" calcext:value-type="float">
            <text:p>R$20.200,04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93.91" calcext:value-type="float">
            <text:p>R$21.293,91 </text:p>
          </table:table-cell>
          <table:table-cell table:style-name="ce6" office:value-type="float" office:value="-2117.86" calcext:value-type="float">
            <text:p>(R$2.117,86)</text:p>
          </table:table-cell>
          <table:table-cell table:style-name="ce6" office:value-type="float" office:value="-3853.81" calcext:value-type="float">
            <text:p>(R$3.853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971.67" calcext:value-type="float">
            <text:p>(R$5.971,67)</text:p>
          </table:table-cell>
          <table:table-cell table:style-name="ce6" office:value-type="float" office:value="15322.24" calcext:value-type="float">
            <text:p>R$15.322,2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XIAS SUL</text:p>
          </table:table-cell>
          <table:table-cell table:style-name="ce4" office:value-type="float" office:value="7666" calcext:value-type="float">
            <text:p>7666</text:p>
          </table:table-cell>
          <table:table-cell table:style-name="ce3" office:value-type="string" calcext:value-type="string">
            <text:p>RUDIMAR CARLOS FAGUNDES DA SILV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4411.56" calcext:value-type="float">
            <text:p>(R$4.411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91.42" calcext:value-type="float">
            <text:p>(R$6.591,42)</text:p>
          </table:table-cell>
          <table:table-cell table:style-name="ce6" office:value-type="float" office:value="15078.27" calcext:value-type="float">
            <text:p>R$15.078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3339" calcext:value-type="float">
            <text:p>23339</text:p>
          </table:table-cell>
          <table:table-cell table:style-name="ce3" office:value-type="string" calcext:value-type="string">
            <text:p>RUI AGUIAR MACIE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7" calcext:value-type="float">
            <text:p>R$13.927,87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55.04" calcext:value-type="float">
            <text:p>R$14.555,04 </text:p>
          </table:table-cell>
          <table:table-cell table:style-name="ce6" office:value-type="float" office:value="-1005.94" calcext:value-type="float">
            <text:p>(R$1.005,94)</text:p>
          </table:table-cell>
          <table:table-cell table:style-name="ce6" office:value-type="float" office:value="-2202.13" calcext:value-type="float">
            <text:p>(R$2.202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8.07" calcext:value-type="float">
            <text:p>(R$3.208,07)</text:p>
          </table:table-cell>
          <table:table-cell table:style-name="ce6" office:value-type="float" office:value="11346.97" calcext:value-type="float">
            <text:p>R$11.346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907" calcext:value-type="float">
            <text:p>6907</text:p>
          </table:table-cell>
          <table:table-cell table:style-name="ce3" office:value-type="string" calcext:value-type="string">
            <text:p>RUTH MARIA DA SILVA MOURA</text:p>
          </table:table-cell>
          <table:table-cell table:style-name="ce4" office:value-type="string" calcext:value-type="string">
            <text:p>ANALISTA DE CONTROLE INTERNO</text:p>
          </table:table-cell>
          <table:table-cell table:style-name="ce6" office:value-type="float" office:value="23070.56" calcext:value-type="float">
            <text:p>R$23.070,56 </text:p>
          </table:table-cell>
          <table:table-cell table:style-name="ce6" office:value-type="float" office:value="4145.98" calcext:value-type="float">
            <text:p>R$4.145,9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7216.54" calcext:value-type="float">
            <text:p>R$27.216,54 </text:p>
          </table:table-cell>
          <table:table-cell table:style-name="ce6" office:value-type="float" office:value="-3108.83" calcext:value-type="float">
            <text:p>(R$3.108,83)</text:p>
          </table:table-cell>
          <table:table-cell table:style-name="ce6" office:value-type="float" office:value="-5210.02" calcext:value-type="float">
            <text:p>(R$5.210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318.85" calcext:value-type="float">
            <text:p>(R$8.318,85)</text:p>
          </table:table-cell>
          <table:table-cell table:style-name="ce6" office:value-type="float" office:value="18897.69" calcext:value-type="float">
            <text:p>R$18.897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14168" calcext:value-type="float">
            <text:p>14168</text:p>
          </table:table-cell>
          <table:table-cell table:style-name="ce3" office:value-type="string" calcext:value-type="string">
            <text:p>RUTH SEIDEL DE ANDRADE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70.13" calcext:value-type="float">
            <text:p>R$14.070,13 </text:p>
          </table:table-cell>
          <table:table-cell table:style-name="ce6" office:value-type="float" office:value="-925.93" calcext:value-type="float">
            <text:p>(R$925,93)</text:p>
          </table:table-cell>
          <table:table-cell table:style-name="ce6" office:value-type="float" office:value="-2090.78" calcext:value-type="float">
            <text:p>(R$2.090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16.71" calcext:value-type="float">
            <text:p>(R$3.016,71)</text:p>
          </table:table-cell>
          <table:table-cell table:style-name="ce6" office:value-type="float" office:value="11053.42" calcext:value-type="float">
            <text:p>R$11.053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2056" calcext:value-type="float">
            <text:p>2056</text:p>
          </table:table-cell>
          <table:table-cell table:style-name="ce3" office:value-type="string" calcext:value-type="string">
            <text:p>RUY SOARES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99.05" calcext:value-type="float">
            <text:p>R$18.299,05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594.95" calcext:value-type="float">
            <text:p>R$21.594,95 </text:p>
          </table:table-cell>
          <table:table-cell table:style-name="ce6" office:value-type="float" office:value="-2167.53" calcext:value-type="float">
            <text:p>(R$2.167,53)</text:p>
          </table:table-cell>
          <table:table-cell table:style-name="ce6" office:value-type="float" office:value="-3870.8" calcext:value-type="float">
            <text:p>(R$3.870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38.33" calcext:value-type="float">
            <text:p>(R$6.038,33)</text:p>
          </table:table-cell>
          <table:table-cell table:style-name="ce6" office:value-type="float" office:value="15556.62" calcext:value-type="float">
            <text:p>R$15.556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046" calcext:value-type="float">
            <text:p>4046</text:p>
          </table:table-cell>
          <table:table-cell table:style-name="ce3" office:value-type="string" calcext:value-type="string">
            <text:p>SALETTE MARIANO SARAIVA DE SOU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171.33" calcext:value-type="float">
            <text:p>R$16.171,3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898.03" calcext:value-type="float">
            <text:p>R$20.898,03 </text:p>
          </table:table-cell>
          <table:table-cell table:style-name="ce6" office:value-type="float" office:value="-2052.53" calcext:value-type="float">
            <text:p>(R$2.052,53)</text:p>
          </table:table-cell>
          <table:table-cell table:style-name="ce6" office:value-type="float" office:value="-3710.78" calcext:value-type="float">
            <text:p>(R$3.710,7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63.31" calcext:value-type="float">
            <text:p>(R$5.763,31)</text:p>
          </table:table-cell>
          <table:table-cell table:style-name="ce6" office:value-type="float" office:value="15134.72" calcext:value-type="float">
            <text:p>R$15.134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286" calcext:value-type="float">
            <text:p>9286</text:p>
          </table:table-cell>
          <table:table-cell table:style-name="ce3" office:value-type="string" calcext:value-type="string">
            <text:p>SALIMA DIB DE SOUSA E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92.33" calcext:value-type="float">
            <text:p>R$18.192,3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470.08" calcext:value-type="float">
            <text:p>R$22.470,08 </text:p>
          </table:table-cell>
          <table:table-cell table:style-name="ce6" office:value-type="float" office:value="-2311.92" calcext:value-type="float">
            <text:p>(R$2.311,9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311.92" calcext:value-type="float">
            <text:p>(R$2.311,92)</text:p>
          </table:table-cell>
          <table:table-cell table:style-name="ce6" office:value-type="float" office:value="20158.16" calcext:value-type="float">
            <text:p>R$20.158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4211" calcext:value-type="float">
            <text:p>4211</text:p>
          </table:table-cell>
          <table:table-cell table:style-name="ce3" office:value-type="string" calcext:value-type="string">
            <text:p>SALVADOR ZEFERINO DA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92.4" calcext:value-type="float">
            <text:p>R$18.392,40 </text:p>
          </table:table-cell>
          <table:table-cell table:style-name="ce6" office:value-type="float" office:value="-1639.11" calcext:value-type="float">
            <text:p>(R$1.639,11)</text:p>
          </table:table-cell>
          <table:table-cell table:style-name="ce6" office:value-type="float" office:value="-3083.28" calcext:value-type="float">
            <text:p>(R$3.083,2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22.39" calcext:value-type="float">
            <text:p>(R$4.722,39)</text:p>
          </table:table-cell>
          <table:table-cell table:style-name="ce6" office:value-type="float" office:value="13670.01" calcext:value-type="float">
            <text:p>R$13.670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12062" calcext:value-type="float">
            <text:p>12062</text:p>
          </table:table-cell>
          <table:table-cell table:style-name="ce3" office:value-type="string" calcext:value-type="string">
            <text:p>SALVADORA MALDONAD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2931.27" calcext:value-type="float">
            <text:p>R$2.931,2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18.78" calcext:value-type="float">
            <text:p>R$16.218,78 </text:p>
          </table:table-cell>
          <table:table-cell table:style-name="ce6" office:value-type="float" office:value="-1280.46" calcext:value-type="float">
            <text:p>(R$1.280,46)</text:p>
          </table:table-cell>
          <table:table-cell table:style-name="ce6" office:value-type="float" office:value="-3159.9" calcext:value-type="float">
            <text:p>(R$3.159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440.36" calcext:value-type="float">
            <text:p>(R$4.440,36)</text:p>
          </table:table-cell>
          <table:table-cell table:style-name="ce6" office:value-type="float" office:value="11778.42" calcext:value-type="float">
            <text:p>R$11.778,4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77" calcext:value-type="float">
            <text:p>4677</text:p>
          </table:table-cell>
          <table:table-cell table:style-name="ce3" office:value-type="string" calcext:value-type="string">
            <text:p>SANDRA LIMA ROLIM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018.33" calcext:value-type="float">
            <text:p>R$17.018,33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296.08" calcext:value-type="float">
            <text:p>R$21.296,08 </text:p>
          </table:table-cell>
          <table:table-cell table:style-name="ce6" office:value-type="float" office:value="-2118.21" calcext:value-type="float">
            <text:p>(R$2.118,21)</text:p>
          </table:table-cell>
          <table:table-cell table:style-name="ce6" office:value-type="float" office:value="-4377.91" calcext:value-type="float">
            <text:p>(R$4.377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496.12" calcext:value-type="float">
            <text:p>(R$6.496,12)</text:p>
          </table:table-cell>
          <table:table-cell table:style-name="ce6" office:value-type="float" office:value="14799.96" calcext:value-type="float">
            <text:p>R$14.799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55" calcext:value-type="float">
            <text:p>4355</text:p>
          </table:table-cell>
          <table:table-cell table:style-name="ce3" office:value-type="string" calcext:value-type="string">
            <text:p>SANDRA MARA ARANTES MOR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8085.6" calcext:value-type="float">
            <text:p>R$18.085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63.35" calcext:value-type="float">
            <text:p>R$22.363,35 </text:p>
          </table:table-cell>
          <table:table-cell table:style-name="ce6" office:value-type="float" office:value="-2294.31" calcext:value-type="float">
            <text:p>(R$2.294,31)</text:p>
          </table:table-cell>
          <table:table-cell table:style-name="ce6" office:value-type="float" office:value="-4622.98" calcext:value-type="float">
            <text:p>(R$4.622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17.29" calcext:value-type="float">
            <text:p>(R$6.917,29)</text:p>
          </table:table-cell>
          <table:table-cell table:style-name="ce6" office:value-type="float" office:value="15446.06" calcext:value-type="float">
            <text:p>R$15.446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4205" calcext:value-type="float">
            <text:p>4205</text:p>
          </table:table-cell>
          <table:table-cell table:style-name="ce3" office:value-type="string" calcext:value-type="string">
            <text:p>SANDRA MARCIA PI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3" calcext:value-type="float">
            <text:p>R$15.270,73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994.34" calcext:value-type="float">
            <text:p>(R$2.994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18.37" calcext:value-type="float">
            <text:p>(R$4.118,37)</text:p>
          </table:table-cell>
          <table:table-cell table:style-name="ce6" office:value-type="float" office:value="11152.36" calcext:value-type="float">
            <text:p>R$11.152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812" calcext:value-type="float">
            <text:p>3812</text:p>
          </table:table-cell>
          <table:table-cell table:style-name="ce3" office:value-type="string" calcext:value-type="string">
            <text:p>SANDRA MARIA CYSNE CIDRAL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31.95" calcext:value-type="float">
            <text:p>R$13.331,95 </text:p>
          </table:table-cell>
          <table:table-cell table:style-name="ce6" office:value-type="float" office:value="-804.16" calcext:value-type="float">
            <text:p>(R$804,16)</text:p>
          </table:table-cell>
          <table:table-cell table:style-name="ce6" office:value-type="float" office:value="-2549.14" calcext:value-type="float">
            <text:p>(R$2.549,1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53.3" calcext:value-type="float">
            <text:p>(R$3.353,30)</text:p>
          </table:table-cell>
          <table:table-cell table:style-name="ce6" office:value-type="float" office:value="9978.65" calcext:value-type="float">
            <text:p>R$9.978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0253" calcext:value-type="float">
            <text:p>30253</text:p>
          </table:table-cell>
          <table:table-cell table:style-name="ce3" office:value-type="string" calcext:value-type="string">
            <text:p>SANDRA MARI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-2519.87" calcext:value-type="float">
            <text:p>(R$2.519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05.98" calcext:value-type="float">
            <text:p>(R$3.305,98)</text:p>
          </table:table-cell>
          <table:table-cell table:style-name="ce6" office:value-type="float" office:value="9901.49" calcext:value-type="float">
            <text:p>R$9.901,4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14853" calcext:value-type="float">
            <text:p>14853</text:p>
          </table:table-cell>
          <table:table-cell table:style-name="ce3" office:value-type="string" calcext:value-type="string">
            <text:p>SANDRA MARIA DUARTE DELFI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042.72" calcext:value-type="float">
            <text:p>R$8.042,7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042.72" calcext:value-type="float">
            <text:p>R$8.042,72 </text:p>
          </table:table-cell>
          <table:table-cell table:style-name="ce6" office:value-type="float" office:value="-37.22" calcext:value-type="float">
            <text:p>(R$37,22)</text:p>
          </table:table-cell>
          <table:table-cell table:style-name="ce6" office:value-type="float" office:value="-781.91" calcext:value-type="float">
            <text:p>(R$781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9.13" calcext:value-type="float">
            <text:p>(R$819,13)</text:p>
          </table:table-cell>
          <table:table-cell table:style-name="ce6" office:value-type="float" office:value="7223.59" calcext:value-type="float">
            <text:p>R$7.223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8748" calcext:value-type="float">
            <text:p>8748</text:p>
          </table:table-cell>
          <table:table-cell table:style-name="ce3" office:value-type="string" calcext:value-type="string">
            <text:p>SANDRA RABELL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12307.29" calcext:value-type="float">
            <text:p>R$12.30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97" calcext:value-type="float">
            <text:p>4797</text:p>
          </table:table-cell>
          <table:table-cell table:style-name="ce3" office:value-type="string" calcext:value-type="string">
            <text:p>SANDRA REGINA DE SEN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3154.65" calcext:value-type="float">
            <text:p>R$3.154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09.21" calcext:value-type="float">
            <text:p>R$17.109,21 </text:p>
          </table:table-cell>
          <table:table-cell table:style-name="ce6" office:value-type="float" office:value="-1427.38" calcext:value-type="float">
            <text:p>(R$1.427,38)</text:p>
          </table:table-cell>
          <table:table-cell table:style-name="ce6" office:value-type="float" office:value="-3260.09" calcext:value-type="float">
            <text:p>(R$3.260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87.47" calcext:value-type="float">
            <text:p>(R$4.687,47)</text:p>
          </table:table-cell>
          <table:table-cell table:style-name="ce6" office:value-type="float" office:value="12421.74" calcext:value-type="float">
            <text:p>R$12.42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926" calcext:value-type="float">
            <text:p>4926</text:p>
          </table:table-cell>
          <table:table-cell table:style-name="ce3" office:value-type="string" calcext:value-type="string">
            <text:p>SANDRA REGIN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27.87" calcext:value-type="float">
            <text:p>R$13.927,87 </text:p>
          </table:table-cell>
          <table:table-cell table:style-name="ce6" office:value-type="float" office:value="2287.65" calcext:value-type="float">
            <text:p>R$2.287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15.52" calcext:value-type="float">
            <text:p>R$16.215,52 </text:p>
          </table:table-cell>
          <table:table-cell table:style-name="ce6" office:value-type="float" office:value="-1279.92" calcext:value-type="float">
            <text:p>(R$1.279,92)</text:p>
          </table:table-cell>
          <table:table-cell table:style-name="ce6" office:value-type="float" office:value="-2635.55" calcext:value-type="float">
            <text:p>(R$2.635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15.47" calcext:value-type="float">
            <text:p>(R$3.915,47)</text:p>
          </table:table-cell>
          <table:table-cell table:style-name="ce6" office:value-type="float" office:value="12300.05" calcext:value-type="float">
            <text:p>R$12.300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3744" calcext:value-type="float">
            <text:p>3744</text:p>
          </table:table-cell>
          <table:table-cell table:style-name="ce3" office:value-type="string" calcext:value-type="string">
            <text:p>SANDRA RIZZON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47.6" calcext:value-type="float">
            <text:p>R$13.447,60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70.72" calcext:value-type="float">
            <text:p>R$15.270,72 </text:p>
          </table:table-cell>
          <table:table-cell table:style-name="ce6" office:value-type="float" office:value="-1124.03" calcext:value-type="float">
            <text:p>(R$1.124,03)</text:p>
          </table:table-cell>
          <table:table-cell table:style-name="ce6" office:value-type="float" office:value="-2470.74" calcext:value-type="float">
            <text:p>(R$2.470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4.77" calcext:value-type="float">
            <text:p>(R$3.594,77)</text:p>
          </table:table-cell>
          <table:table-cell table:style-name="ce6" office:value-type="float" office:value="11675.95" calcext:value-type="float">
            <text:p>R$11.675,9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58" calcext:value-type="float">
            <text:p>4758</text:p>
          </table:table-cell>
          <table:table-cell table:style-name="ce3" office:value-type="string" calcext:value-type="string">
            <text:p>SANDRA VIEIRA DO AMARAL SIQUEIRA SOUS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400.21" calcext:value-type="float">
            <text:p>R$15.400,21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000.7" calcext:value-type="float">
            <text:p>R$18.000,70 </text:p>
          </table:table-cell>
          <table:table-cell table:style-name="ce6" office:value-type="float" office:value="-1574.48" calcext:value-type="float">
            <text:p>(R$1.574,48)</text:p>
          </table:table-cell>
          <table:table-cell table:style-name="ce6" office:value-type="float" office:value="-3569.07" calcext:value-type="float">
            <text:p>(R$3.569,0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43.55" calcext:value-type="float">
            <text:p>(R$5.143,55)</text:p>
          </table:table-cell>
          <table:table-cell table:style-name="ce6" office:value-type="float" office:value="12857.15" calcext:value-type="float">
            <text:p>R$12.857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4148" calcext:value-type="float">
            <text:p>4148</text:p>
          </table:table-cell>
          <table:table-cell table:style-name="ce3" office:value-type="string" calcext:value-type="string">
            <text:p>SANT CLAIR PIORNO MAI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316.13" calcext:value-type="float">
            <text:p>R$23.316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316.13" calcext:value-type="float">
            <text:p>R$23.316,1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0.62" calcext:value-type="float">
            <text:p>(R$3.480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80.62" calcext:value-type="float">
            <text:p>(R$3.480,62)</text:p>
          </table:table-cell>
          <table:table-cell table:style-name="ce6" office:value-type="float" office:value="19835.51" calcext:value-type="float">
            <text:p>R$19.835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4662" calcext:value-type="float">
            <text:p>4662</text:p>
          </table:table-cell>
          <table:table-cell table:style-name="ce3" office:value-type="string" calcext:value-type="string">
            <text:p>SATURNINA AUGUSTO DE CARVA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885.85" calcext:value-type="float">
            <text:p>R$14.885,8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708.98" calcext:value-type="float">
            <text:p>R$16.708,98 </text:p>
          </table:table-cell>
          <table:table-cell table:style-name="ce6" office:value-type="float" office:value="-1361.34" calcext:value-type="float">
            <text:p>(R$1.361,34)</text:p>
          </table:table-cell>
          <table:table-cell table:style-name="ce6" office:value-type="float" office:value="-2801" calcext:value-type="float">
            <text:p>(R$2.801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62.34" calcext:value-type="float">
            <text:p>(R$4.162,34)</text:p>
          </table:table-cell>
          <table:table-cell table:style-name="ce6" office:value-type="float" office:value="12546.64" calcext:value-type="float">
            <text:p>R$12.546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5400" calcext:value-type="float">
            <text:p>5400</text:p>
          </table:table-cell>
          <table:table-cell table:style-name="ce3" office:value-type="string" calcext:value-type="string">
            <text:p>SEBASTIAO DE MOUR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2913.97" calcext:value-type="float">
            <text:p>R$12.913,97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43.22" calcext:value-type="float">
            <text:p>R$13.643,22 </text:p>
          </table:table-cell>
          <table:table-cell table:style-name="ce6" office:value-type="float" office:value="-855.49" calcext:value-type="float">
            <text:p>(R$855,4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855.49" calcext:value-type="float">
            <text:p>(R$855,49)</text:p>
          </table:table-cell>
          <table:table-cell table:style-name="ce6" office:value-type="float" office:value="12787.73" calcext:value-type="float">
            <text:p>R$12.787,7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string" calcext:value-type="string">
            <text:p>SEBASTIAO GONCALVES DE AMORIM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595.88" calcext:value-type="float">
            <text:p>R$23.595,88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143" calcext:value-type="float">
            <text:p>R$28.143,00 </text:p>
          </table:table-cell>
          <table:table-cell table:style-name="ce6" office:value-type="float" office:value="-3284.86" calcext:value-type="float">
            <text:p>(R$3.284,86)</text:p>
          </table:table-cell>
          <table:table-cell table:style-name="ce6" office:value-type="float" office:value="-5312.11" calcext:value-type="float">
            <text:p>(R$5.312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596.97" calcext:value-type="float">
            <text:p>(R$8.596,97)</text:p>
          </table:table-cell>
          <table:table-cell table:style-name="ce6" office:value-type="float" office:value="19546.03" calcext:value-type="float">
            <text:p>R$19.546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8880" calcext:value-type="float">
            <text:p>8880</text:p>
          </table:table-cell>
          <table:table-cell table:style-name="ce3" office:value-type="string" calcext:value-type="string">
            <text:p>SEBASTIAO HONORIO GUED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784.85" calcext:value-type="float">
            <text:p>R$6.784,8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784.85" calcext:value-type="float">
            <text:p>R$6.784,85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4.1" calcext:value-type="float">
            <text:p>(R$394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4.1" calcext:value-type="float">
            <text:p>(R$394,10)</text:p>
          </table:table-cell>
          <table:table-cell table:style-name="ce6" office:value-type="float" office:value="6390.75" calcext:value-type="float">
            <text:p>R$6.390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.R.</text:p>
          </table:table-cell>
          <table:table-cell table:style-name="ce4" office:value-type="float" office:value="2296" calcext:value-type="float">
            <text:p>2296</text:p>
          </table:table-cell>
          <table:table-cell table:style-name="ce3" office:value-type="string" calcext:value-type="string">
            <text:p>SEBASTIAO MALAQUIAS SOBRINH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3814.77" calcext:value-type="float">
            <text:p>R$23.814,7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382.7" calcext:value-type="float">
            <text:p>R$25.382,70 </text:p>
          </table:table-cell>
          <table:table-cell table:style-name="ce6" office:value-type="float" office:value="-2792.51" calcext:value-type="float">
            <text:p>(R$2.792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792.51" calcext:value-type="float">
            <text:p>(R$2.792,51)</text:p>
          </table:table-cell>
          <table:table-cell table:style-name="ce6" office:value-type="float" office:value="22590.19" calcext:value-type="float">
            <text:p>R$22.590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51" calcext:value-type="float">
            <text:p>4651</text:p>
          </table:table-cell>
          <table:table-cell table:style-name="ce3" office:value-type="string" calcext:value-type="string">
            <text:p>SELMA DE SOUZA BICALH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5248.13" calcext:value-type="float">
            <text:p>R$5.248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015.92" calcext:value-type="float">
            <text:p>R$19.015,92 </text:p>
          </table:table-cell>
          <table:table-cell table:style-name="ce6" office:value-type="float" office:value="-1741.99" calcext:value-type="float">
            <text:p>(R$1.741,99)</text:p>
          </table:table-cell>
          <table:table-cell table:style-name="ce6" office:value-type="float" office:value="-3802.19" calcext:value-type="float">
            <text:p>(R$3.802,1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44.18" calcext:value-type="float">
            <text:p>(R$5.544,18)</text:p>
          </table:table-cell>
          <table:table-cell table:style-name="ce6" office:value-type="float" office:value="13471.74" calcext:value-type="float">
            <text:p>R$13.471,7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9" calcext:value-type="float">
            <text:p>4489</text:p>
          </table:table-cell>
          <table:table-cell table:style-name="ce3" office:value-type="string" calcext:value-type="string">
            <text:p>SELMA MARIA DOS SANT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2600.49" calcext:value-type="float">
            <text:p>R$2.600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753.16" calcext:value-type="float">
            <text:p>R$17.753,16 </text:p>
          </table:table-cell>
          <table:table-cell table:style-name="ce6" office:value-type="float" office:value="-1533.63" calcext:value-type="float">
            <text:p>(R$1.533,63)</text:p>
          </table:table-cell>
          <table:table-cell table:style-name="ce6" office:value-type="float" office:value="-3040.77" calcext:value-type="float">
            <text:p>(R$3.040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74.4" calcext:value-type="float">
            <text:p>(R$4.574,40)</text:p>
          </table:table-cell>
          <table:table-cell table:style-name="ce6" office:value-type="float" office:value="13178.76" calcext:value-type="float">
            <text:p>R$13.178,7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4416" calcext:value-type="float">
            <text:p>4416</text:p>
          </table:table-cell>
          <table:table-cell table:style-name="ce3" office:value-type="string" calcext:value-type="string">
            <text:p>SERGIO DE OLIVEIR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772.23" calcext:value-type="float">
            <text:p>R$17.772,23 </text:p>
          </table:table-cell>
          <table:table-cell table:style-name="ce6" office:value-type="float" office:value="2403.84" calcext:value-type="float">
            <text:p>R$2.403,8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176.07" calcext:value-type="float">
            <text:p>R$20.176,07 </text:p>
          </table:table-cell>
          <table:table-cell table:style-name="ce6" office:value-type="float" office:value="-1933.41" calcext:value-type="float">
            <text:p>(R$1.933,4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933.41" calcext:value-type="float">
            <text:p>(R$1.933,41)</text:p>
          </table:table-cell>
          <table:table-cell table:style-name="ce6" office:value-type="float" office:value="18242.66" calcext:value-type="float">
            <text:p>R$18.242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227" calcext:value-type="float">
            <text:p>2227</text:p>
          </table:table-cell>
          <table:table-cell table:style-name="ce3" office:value-type="string" calcext:value-type="string">
            <text:p>SERGIO JOSE DOS REI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74.96" calcext:value-type="float">
            <text:p>R$14.674,9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98.09" calcext:value-type="float">
            <text:p>R$16.498,09 </text:p>
          </table:table-cell>
          <table:table-cell table:style-name="ce6" office:value-type="float" office:value="-1326.54" calcext:value-type="float">
            <text:p>(R$1.326,54)</text:p>
          </table:table-cell>
          <table:table-cell table:style-name="ce6" office:value-type="float" office:value="-2357.48" calcext:value-type="float">
            <text:p>(R$2.357,4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84.02" calcext:value-type="float">
            <text:p>(R$3.684,02)</text:p>
          </table:table-cell>
          <table:table-cell table:style-name="ce6" office:value-type="float" office:value="12814.07" calcext:value-type="float">
            <text:p>R$12.814,0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6479" calcext:value-type="float">
            <text:p>6479</text:p>
          </table:table-cell>
          <table:table-cell table:style-name="ce3" office:value-type="string" calcext:value-type="string">
            <text:p>SERGIO NOGUEIRA MALAGUI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180.79" calcext:value-type="float">
            <text:p>R$13.180,7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545.41" calcext:value-type="float">
            <text:p>R$13.545,41 </text:p>
          </table:table-cell>
          <table:table-cell table:style-name="ce6" office:value-type="float" office:value="-839.35" calcext:value-type="float">
            <text:p>(R$839,35)</text:p>
          </table:table-cell>
          <table:table-cell table:style-name="ce6" office:value-type="float" office:value="-2546.02" calcext:value-type="float">
            <text:p>(R$2.546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85.37" calcext:value-type="float">
            <text:p>(R$3.385,37)</text:p>
          </table:table-cell>
          <table:table-cell table:style-name="ce6" office:value-type="float" office:value="10160.04" calcext:value-type="float">
            <text:p>R$10.160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2603" calcext:value-type="float">
            <text:p>2603</text:p>
          </table:table-cell>
          <table:table-cell table:style-name="ce3" office:value-type="string" calcext:value-type="string">
            <text:p>SERGIO PEREIRA FREITA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97.18" calcext:value-type="float">
            <text:p>R$14.897,18 </text:p>
          </table:table-cell>
          <table:table-cell table:style-name="ce6" office:value-type="float" office:value="-1062.39" calcext:value-type="float">
            <text:p>(R$1.062,3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062.39" calcext:value-type="float">
            <text:p>(R$1.062,39)</text:p>
          </table:table-cell>
          <table:table-cell table:style-name="ce6" office:value-type="float" office:value="13834.79" calcext:value-type="float">
            <text:p>R$13.834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4087" calcext:value-type="float">
            <text:p>4087</text:p>
          </table:table-cell>
          <table:table-cell table:style-name="ce3" office:value-type="string" calcext:value-type="string">
            <text:p>SERGIO SANTO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25636.21" calcext:value-type="float">
            <text:p>R$25.636,2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5636.21" calcext:value-type="float">
            <text:p>R$25.636,21 </text:p>
          </table:table-cell>
          <table:table-cell table:style-name="ce6" office:value-type="float" office:value="-2834.33" calcext:value-type="float">
            <text:p>(R$2.834,3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834.33" calcext:value-type="float">
            <text:p>(R$2.834,33)</text:p>
          </table:table-cell>
          <table:table-cell table:style-name="ce6" office:value-type="float" office:value="22801.88" calcext:value-type="float">
            <text:p>R$22.801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2840" calcext:value-type="float">
            <text:p>2840</text:p>
          </table:table-cell>
          <table:table-cell table:style-name="ce3" office:value-type="string" calcext:value-type="string">
            <text:p>SEVERINO DOS RAMOS DE CARVALHO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5730.3" calcext:value-type="float">
            <text:p>R$25.730,30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714.75" calcext:value-type="float">
            <text:p>R$28.714,75 </text:p>
          </table:table-cell>
          <table:table-cell table:style-name="ce6" office:value-type="float" office:value="-3393.49" calcext:value-type="float">
            <text:p>(R$3.393,49)</text:p>
          </table:table-cell>
          <table:table-cell table:style-name="ce6" office:value-type="float" office:value="-5491.61" calcext:value-type="float">
            <text:p>(R$5.491,6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885.1" calcext:value-type="float">
            <text:p>(R$8.885,10)</text:p>
          </table:table-cell>
          <table:table-cell table:style-name="ce6" office:value-type="float" office:value="19829.65" calcext:value-type="float">
            <text:p>R$19.829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E</text:p>
          </table:table-cell>
          <table:table-cell table:style-name="ce4" office:value-type="float" office:value="4404" calcext:value-type="float">
            <text:p>4404</text:p>
          </table:table-cell>
          <table:table-cell table:style-name="ce3" office:value-type="string" calcext:value-type="string">
            <text:p>SEVERINO PAULO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77.46" calcext:value-type="float">
            <text:p>R$15.377,46 </text:p>
          </table:table-cell>
          <table:table-cell table:style-name="ce6" office:value-type="float" office:value="-1141.64" calcext:value-type="float">
            <text:p>(R$1.141,64)</text:p>
          </table:table-cell>
          <table:table-cell table:style-name="ce6" office:value-type="float" office:value="-2443.11" calcext:value-type="float">
            <text:p>(R$2.443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84.75" calcext:value-type="float">
            <text:p>(R$3.584,75)</text:p>
          </table:table-cell>
          <table:table-cell table:style-name="ce6" office:value-type="float" office:value="11792.71" calcext:value-type="float">
            <text:p>R$11.792,7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821" calcext:value-type="float">
            <text:p>3821</text:p>
          </table:table-cell>
          <table:table-cell table:style-name="ce3" office:value-type="string" calcext:value-type="string">
            <text:p>SHEILA BRITTO FERNANDES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1932.35" calcext:value-type="float">
            <text:p>R$21.932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-2223.2" calcext:value-type="float">
            <text:p>(R$2.223,20)</text:p>
          </table:table-cell>
          <table:table-cell table:style-name="ce6" office:value-type="float" office:value="-4524.01" calcext:value-type="float">
            <text:p>(R$4.524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47.21" calcext:value-type="float">
            <text:p>(R$6.747,21)</text:p>
          </table:table-cell>
          <table:table-cell table:style-name="ce6" office:value-type="float" office:value="15185.14" calcext:value-type="float">
            <text:p>R$15.185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768" calcext:value-type="float">
            <text:p>2768</text:p>
          </table:table-cell>
          <table:table-cell table:style-name="ce3" office:value-type="string" calcext:value-type="string">
            <text:p>SHEILA MOREIRA CYSN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164" calcext:value-type="float">
            <text:p>R$15.164,00 </text:p>
          </table:table-cell>
          <table:table-cell table:style-name="ce6" office:value-type="float" office:value="-1106.42" calcext:value-type="float">
            <text:p>(R$1.106,42)</text:p>
          </table:table-cell>
          <table:table-cell table:style-name="ce6" office:value-type="float" office:value="-2917.69" calcext:value-type="float">
            <text:p>(R$2.917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4.11" calcext:value-type="float">
            <text:p>(R$4.024,11)</text:p>
          </table:table-cell>
          <table:table-cell table:style-name="ce6" office:value-type="float" office:value="11139.89" calcext:value-type="float">
            <text:p>R$11.139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5146" calcext:value-type="float">
            <text:p>5146</text:p>
          </table:table-cell>
          <table:table-cell table:style-name="ce3" office:value-type="string" calcext:value-type="string">
            <text:p>SHEILA TELLES MEYER</text:p>
          </table:table-cell>
          <table:table-cell table:style-name="ce4" office:value-type="string" calcext:value-type="string">
            <text:p>ANALISTA DO MPU/PERITO EM ENGENHARIA SANITÁRIA</text:p>
          </table:table-cell>
          <table:table-cell table:style-name="ce6" office:value-type="float" office:value="22501.45" calcext:value-type="float">
            <text:p>R$22.501,45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779.2" calcext:value-type="float">
            <text:p>R$26.779,20 </text:p>
          </table:table-cell>
          <table:table-cell table:style-name="ce6" office:value-type="float" office:value="-3025.74" calcext:value-type="float">
            <text:p>(R$3.025,74)</text:p>
          </table:table-cell>
          <table:table-cell table:style-name="ce6" office:value-type="float" office:value="-5112.6" calcext:value-type="float">
            <text:p>(R$5.112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138.34" calcext:value-type="float">
            <text:p>(R$8.138,34)</text:p>
          </table:table-cell>
          <table:table-cell table:style-name="ce6" office:value-type="float" office:value="18640.86" calcext:value-type="float">
            <text:p>R$18.640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860" calcext:value-type="float">
            <text:p>4860</text:p>
          </table:table-cell>
          <table:table-cell table:style-name="ce3" office:value-type="string" calcext:value-type="string">
            <text:p>SHIRLAYNE ROCHA CEZAR REZEND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15.02" calcext:value-type="float">
            <text:p>R$14.915,02 </text:p>
          </table:table-cell>
          <table:table-cell table:style-name="ce6" office:value-type="float" office:value="-1065.34" calcext:value-type="float">
            <text:p>(R$1.065,34)</text:p>
          </table:table-cell>
          <table:table-cell table:style-name="ce6" office:value-type="float" office:value="-2860.52" calcext:value-type="float">
            <text:p>(R$2.860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25.86" calcext:value-type="float">
            <text:p>(R$3.925,86)</text:p>
          </table:table-cell>
          <table:table-cell table:style-name="ce6" office:value-type="float" office:value="10989.16" calcext:value-type="float">
            <text:p>R$10.98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895" calcext:value-type="float">
            <text:p>2895</text:p>
          </table:table-cell>
          <table:table-cell table:style-name="ce3" office:value-type="string" calcext:value-type="string">
            <text:p>SHIRLEY DE CASTRO SANCHE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004.44" calcext:value-type="float">
            <text:p>R$16.004,44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300.34" calcext:value-type="float">
            <text:p>R$19.300,34 </text:p>
          </table:table-cell>
          <table:table-cell table:style-name="ce6" office:value-type="float" office:value="-1788.92" calcext:value-type="float">
            <text:p>(R$1.788,92)</text:p>
          </table:table-cell>
          <table:table-cell table:style-name="ce6" office:value-type="float" office:value="-3396.04" calcext:value-type="float">
            <text:p>(R$3.396,0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84.96" calcext:value-type="float">
            <text:p>(R$5.184,96)</text:p>
          </table:table-cell>
          <table:table-cell table:style-name="ce6" office:value-type="float" office:value="14115.38" calcext:value-type="float">
            <text:p>R$14.115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124" calcext:value-type="float">
            <text:p>4124</text:p>
          </table:table-cell>
          <table:table-cell table:style-name="ce3" office:value-type="string" calcext:value-type="string">
            <text:p>SHYRLEY TEREZINHA POFFAL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85.15" calcext:value-type="float">
            <text:p>R$17.285,15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581.05" calcext:value-type="float">
            <text:p>R$20.581,05 </text:p>
          </table:table-cell>
          <table:table-cell table:style-name="ce6" office:value-type="float" office:value="-2000.23" calcext:value-type="float">
            <text:p>(R$2.000,23)</text:p>
          </table:table-cell>
          <table:table-cell table:style-name="ce6" office:value-type="float" office:value="-3690.13" calcext:value-type="float">
            <text:p>(R$3.690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690.36" calcext:value-type="float">
            <text:p>(R$5.690,36)</text:p>
          </table:table-cell>
          <table:table-cell table:style-name="ce6" office:value-type="float" office:value="14890.69" calcext:value-type="float">
            <text:p>R$14.890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410" calcext:value-type="float">
            <text:p>2410</text:p>
          </table:table-cell>
          <table:table-cell table:style-name="ce3" office:value-type="string" calcext:value-type="string">
            <text:p>SIBELE DE ANDRADE TAQUES AKSELRAD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8667.89" calcext:value-type="float">
            <text:p>R$8.667,89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032.51" calcext:value-type="float">
            <text:p>R$9.032,51 </text:p>
          </table:table-cell>
          <table:table-cell table:style-name="ce6" office:value-type="float" office:value="-180.74" calcext:value-type="float">
            <text:p>(R$180,7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80.74" calcext:value-type="float">
            <text:p>(R$180,74)</text:p>
          </table:table-cell>
          <table:table-cell table:style-name="ce6" office:value-type="float" office:value="8851.77" calcext:value-type="float">
            <text:p>R$8.851,7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9996" calcext:value-type="float">
            <text:p>29996</text:p>
          </table:table-cell>
          <table:table-cell table:style-name="ce3" office:value-type="string" calcext:value-type="string">
            <text:p>SIDNEI MOREIR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7193.96" calcext:value-type="float">
            <text:p>R$7.193,9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7193.96" calcext:value-type="float">
            <text:p>R$7.193,96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7193.96" calcext:value-type="float">
            <text:p>R$7.193,9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TRES LAGOAS</text:p>
          </table:table-cell>
          <table:table-cell table:style-name="ce4" office:value-type="float" office:value="4801" calcext:value-type="float">
            <text:p>4801</text:p>
          </table:table-cell>
          <table:table-cell table:style-name="ce3" office:value-type="string" calcext:value-type="string">
            <text:p>SIDNEY HIDENORI AKAMINE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2427.74" calcext:value-type="float">
            <text:p>(R$2.427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5.8" calcext:value-type="float">
            <text:p>(R$3.595,80)</text:p>
          </table:table-cell>
          <table:table-cell table:style-name="ce6" office:value-type="float" office:value="11941.75" calcext:value-type="float">
            <text:p>R$11.941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5169" calcext:value-type="float">
            <text:p>5169</text:p>
          </table:table-cell>
          <table:table-cell table:style-name="ce3" office:value-type="string" calcext:value-type="string">
            <text:p>SIGRID ESTHER BADER KRAFZIK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227.73" calcext:value-type="float">
            <text:p>R$14.227,7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227.73" calcext:value-type="float">
            <text:p>R$14.227,73 </text:p>
          </table:table-cell>
          <table:table-cell table:style-name="ce6" office:value-type="float" office:value="-951.94" calcext:value-type="float">
            <text:p>(R$951,94)</text:p>
          </table:table-cell>
          <table:table-cell table:style-name="ce6" office:value-type="float" office:value="-2231.24" calcext:value-type="float">
            <text:p>(R$2.231,2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83.18" calcext:value-type="float">
            <text:p>(R$3.183,18)</text:p>
          </table:table-cell>
          <table:table-cell table:style-name="ce6" office:value-type="float" office:value="11044.55" calcext:value-type="float">
            <text:p>R$11.044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8878" calcext:value-type="float">
            <text:p>8878</text:p>
          </table:table-cell>
          <table:table-cell table:style-name="ce3" office:value-type="string" calcext:value-type="string">
            <text:p>SILAS PEREIRA DE SOUSA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12079.16" calcext:value-type="float">
            <text:p>R$12.079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708" calcext:value-type="float">
            <text:p>5708</text:p>
          </table:table-cell>
          <table:table-cell table:style-name="ce3" office:value-type="string" calcext:value-type="string">
            <text:p>SILVANA ARAUJO DE AVILAR AMANCIO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100.58" calcext:value-type="float">
            <text:p>R$21.100,5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100.58" calcext:value-type="float">
            <text:p>R$21.100,58 </text:p>
          </table:table-cell>
          <table:table-cell table:style-name="ce6" office:value-type="float" office:value="-2085.96" calcext:value-type="float">
            <text:p>(R$2.085,9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85.96" calcext:value-type="float">
            <text:p>(R$2.085,96)</text:p>
          </table:table-cell>
          <table:table-cell table:style-name="ce6" office:value-type="float" office:value="19014.62" calcext:value-type="float">
            <text:p>R$19.014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R.PRETO</text:p>
          </table:table-cell>
          <table:table-cell table:style-name="ce4" office:value-type="float" office:value="6545" calcext:value-type="float">
            <text:p>6545</text:p>
          </table:table-cell>
          <table:table-cell table:style-name="ce3" office:value-type="string" calcext:value-type="string">
            <text:p>SILVANA MANGHANI BITTENCOURT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07.47" calcext:value-type="float">
            <text:p>R$13.207,4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07.47" calcext:value-type="float">
            <text:p>R$13.207,47 </text:p>
          </table:table-cell>
          <table:table-cell table:style-name="ce6" office:value-type="float" office:value="-786.11" calcext:value-type="float">
            <text:p>(R$786,1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86.11" calcext:value-type="float">
            <text:p>(R$786,11)</text:p>
          </table:table-cell>
          <table:table-cell table:style-name="ce6" office:value-type="float" office:value="12421.36" calcext:value-type="float">
            <text:p>R$12.42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78" calcext:value-type="float">
            <text:p>4478</text:p>
          </table:table-cell>
          <table:table-cell table:style-name="ce3" office:value-type="string" calcext:value-type="string">
            <text:p>SILVANA SILVA DO CARM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6625.94" calcext:value-type="float">
            <text:p>R$6.625,9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287" calcext:value-type="float">
            <text:p>R$20.287,00 </text:p>
          </table:table-cell>
          <table:table-cell table:style-name="ce6" office:value-type="float" office:value="-1951.72" calcext:value-type="float">
            <text:p>(R$1.951,72)</text:p>
          </table:table-cell>
          <table:table-cell table:style-name="ce6" office:value-type="float" office:value="-4146.2" calcext:value-type="float">
            <text:p>(R$4.146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097.92" calcext:value-type="float">
            <text:p>(R$6.097,92)</text:p>
          </table:table-cell>
          <table:table-cell table:style-name="ce6" office:value-type="float" office:value="14189.08" calcext:value-type="float">
            <text:p>R$14.189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908" calcext:value-type="float">
            <text:p>2908</text:p>
          </table:table-cell>
          <table:table-cell table:style-name="ce3" office:value-type="string" calcext:value-type="string">
            <text:p>SILVETE MARIA KULIK CEBOL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771.32" calcext:value-type="float">
            <text:p>R$11.771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71.32" calcext:value-type="float">
            <text:p>R$11.771,32 </text:p>
          </table:table-cell>
          <table:table-cell table:style-name="ce6" office:value-type="float" office:value="-577.87" calcext:value-type="float">
            <text:p>(R$577,87)</text:p>
          </table:table-cell>
          <table:table-cell table:style-name="ce6" office:value-type="float" office:value="-1554.32" calcext:value-type="float">
            <text:p>(R$1.554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132.19" calcext:value-type="float">
            <text:p>(R$2.132,19)</text:p>
          </table:table-cell>
          <table:table-cell table:style-name="ce6" office:value-type="float" office:value="9639.13" calcext:value-type="float">
            <text:p>R$9.63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992" calcext:value-type="float">
            <text:p>3992</text:p>
          </table:table-cell>
          <table:table-cell table:style-name="ce3" office:value-type="string" calcext:value-type="string">
            <text:p>SILVIA DE PAULA LIM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1275.69" calcext:value-type="float">
            <text:p>R$21.275,69 </text:p>
          </table:table-cell>
          <table:table-cell table:style-name="ce6" office:value-type="float" office:value="3781.36" calcext:value-type="float">
            <text:p>R$3.781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057.05" calcext:value-type="float">
            <text:p>R$25.057,05 </text:p>
          </table:table-cell>
          <table:table-cell table:style-name="ce6" office:value-type="float" office:value="-2738.77" calcext:value-type="float">
            <text:p>(R$2.738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738.77" calcext:value-type="float">
            <text:p>(R$2.738,77)</text:p>
          </table:table-cell>
          <table:table-cell table:style-name="ce6" office:value-type="float" office:value="22318.28" calcext:value-type="float">
            <text:p>R$22.318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08" calcext:value-type="float">
            <text:p>4708</text:p>
          </table:table-cell>
          <table:table-cell table:style-name="ce3" office:value-type="string" calcext:value-type="string">
            <text:p>SILVIA HELENA SOUSA PENH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4499.73" calcext:value-type="float">
            <text:p>R$4.499,7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893.97" calcext:value-type="float">
            <text:p>R$17.893,97 </text:p>
          </table:table-cell>
          <table:table-cell table:style-name="ce6" office:value-type="float" office:value="-1556.87" calcext:value-type="float">
            <text:p>(R$1.556,8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556.87" calcext:value-type="float">
            <text:p>(R$1.556,87)</text:p>
          </table:table-cell>
          <table:table-cell table:style-name="ce6" office:value-type="float" office:value="16337.1" calcext:value-type="float">
            <text:p>R$16.337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58" calcext:value-type="float">
            <text:p>4358</text:p>
          </table:table-cell>
          <table:table-cell table:style-name="ce3" office:value-type="string" calcext:value-type="string">
            <text:p>SILVIA MARIA RIBEIRO DA CUNH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605.33" calcext:value-type="float">
            <text:p>R$17.605,3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32.03" calcext:value-type="float">
            <text:p>R$22.332,03 </text:p>
          </table:table-cell>
          <table:table-cell table:style-name="ce6" office:value-type="float" office:value="-2289.14" calcext:value-type="float">
            <text:p>(R$2.289,14)</text:p>
          </table:table-cell>
          <table:table-cell table:style-name="ce6" office:value-type="float" office:value="-4615.79" calcext:value-type="float">
            <text:p>(R$4.615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04.93" calcext:value-type="float">
            <text:p>(R$6.904,93)</text:p>
          </table:table-cell>
          <table:table-cell table:style-name="ce6" office:value-type="float" office:value="15427.1" calcext:value-type="float">
            <text:p>R$15.427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AU</text:p>
          </table:table-cell>
          <table:table-cell table:style-name="ce4" office:value-type="float" office:value="3513" calcext:value-type="float">
            <text:p>3513</text:p>
          </table:table-cell>
          <table:table-cell table:style-name="ce3" office:value-type="string" calcext:value-type="string">
            <text:p>SILVIA MARIA THIAG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593.78" calcext:value-type="float">
            <text:p>R$12.593,78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416.9" calcext:value-type="float">
            <text:p>R$14.416,90 </text:p>
          </table:table-cell>
          <table:table-cell table:style-name="ce6" office:value-type="float" office:value="-983.15" calcext:value-type="float">
            <text:p>(R$983,15)</text:p>
          </table:table-cell>
          <table:table-cell table:style-name="ce6" office:value-type="float" office:value="-2694" calcext:value-type="float">
            <text:p>(R$2.694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7.15" calcext:value-type="float">
            <text:p>(R$3.677,15)</text:p>
          </table:table-cell>
          <table:table-cell table:style-name="ce6" office:value-type="float" office:value="10739.75" calcext:value-type="float">
            <text:p>R$10.739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968" calcext:value-type="float">
            <text:p>2968</text:p>
          </table:table-cell>
          <table:table-cell table:style-name="ce3" office:value-type="string" calcext:value-type="string">
            <text:p>SILVIA REGINA NOVI MIGLIA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74.29" calcext:value-type="float">
            <text:p>R$13.474,29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42.21" calcext:value-type="float">
            <text:p>R$15.042,21 </text:p>
          </table:table-cell>
          <table:table-cell table:style-name="ce6" office:value-type="float" office:value="-1086.32" calcext:value-type="float">
            <text:p>(R$1.086,32)</text:p>
          </table:table-cell>
          <table:table-cell table:style-name="ce6" office:value-type="float" office:value="-2941.86" calcext:value-type="float">
            <text:p>(R$2.941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28.18" calcext:value-type="float">
            <text:p>(R$4.028,18)</text:p>
          </table:table-cell>
          <table:table-cell table:style-name="ce6" office:value-type="float" office:value="11014.03" calcext:value-type="float">
            <text:p>R$11.014,0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132" calcext:value-type="float">
            <text:p>4132</text:p>
          </table:table-cell>
          <table:table-cell table:style-name="ce3" office:value-type="string" calcext:value-type="string">
            <text:p>SILVIA REGINA SILVA BRAG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76.35" calcext:value-type="float">
            <text:p>R$21.776,35 </text:p>
          </table:table-cell>
          <table:table-cell table:style-name="ce6" office:value-type="float" office:value="-2197.46" calcext:value-type="float">
            <text:p>(R$2.197,46)</text:p>
          </table:table-cell>
          <table:table-cell table:style-name="ce6" office:value-type="float" office:value="-4436.05" calcext:value-type="float">
            <text:p>(R$4.436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33.51" calcext:value-type="float">
            <text:p>(R$6.633,51)</text:p>
          </table:table-cell>
          <table:table-cell table:style-name="ce6" office:value-type="float" office:value="15142.84" calcext:value-type="float">
            <text:p>R$15.142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6204" calcext:value-type="float">
            <text:p>6204</text:p>
          </table:table-cell>
          <table:table-cell table:style-name="ce3" office:value-type="string" calcext:value-type="string">
            <text:p>SILVIO JORGET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60.6" calcext:value-type="float">
            <text:p>R$12.860,6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60.6" calcext:value-type="float">
            <text:p>R$12.860,60 </text:p>
          </table:table-cell>
          <table:table-cell table:style-name="ce6" office:value-type="float" office:value="-735.82" calcext:value-type="float">
            <text:p>(R$735,8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35.82" calcext:value-type="float">
            <text:p>(R$735,82)</text:p>
          </table:table-cell>
          <table:table-cell table:style-name="ce6" office:value-type="float" office:value="12124.78" calcext:value-type="float">
            <text:p>R$12.124,7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A</text:p>
          </table:table-cell>
          <table:table-cell table:style-name="ce4" office:value-type="float" office:value="12734" calcext:value-type="float">
            <text:p>12734</text:p>
          </table:table-cell>
          <table:table-cell table:style-name="ce3" office:value-type="string" calcext:value-type="string">
            <text:p>SIMONE VALENCA MACEDO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8603.88" calcext:value-type="float">
            <text:p>R$8.603,8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8603.88" calcext:value-type="float">
            <text:p>R$8.603,88 </text:p>
          </table:table-cell>
          <table:table-cell table:style-name="ce6" office:value-type="float" office:value="-118.59" calcext:value-type="float">
            <text:p>(R$118,59)</text:p>
          </table:table-cell>
          <table:table-cell table:style-name="ce6" office:value-type="float" office:value="-1437.45" calcext:value-type="float">
            <text:p>(R$1.437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556.04" calcext:value-type="float">
            <text:p>(R$1.556,04)</text:p>
          </table:table-cell>
          <table:table-cell table:style-name="ce6" office:value-type="float" office:value="7047.84" calcext:value-type="float">
            <text:p>R$7.047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911" calcext:value-type="float">
            <text:p>4911</text:p>
          </table:table-cell>
          <table:table-cell table:style-name="ce3" office:value-type="string" calcext:value-type="string">
            <text:p>SIRLENE MEIRE OLIVEIRA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55.6" calcext:value-type="float">
            <text:p>(R$3.05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3.66" calcext:value-type="float">
            <text:p>(R$4.223,66)</text:p>
          </table:table-cell>
          <table:table-cell table:style-name="ce6" office:value-type="float" office:value="11313.89" calcext:value-type="float">
            <text:p>R$11.313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3953" calcext:value-type="float">
            <text:p>3953</text:p>
          </table:table-cell>
          <table:table-cell table:style-name="ce3" office:value-type="string" calcext:value-type="string">
            <text:p>SOLANDIR MINCARONI DE SOUZA JUNIOR</text:p>
          </table:table-cell>
          <table:table-cell table:style-name="ce4" office:value-type="string" calcext:value-type="string">
            <text:p>TÉCNICO DO MPU/TECNOLOGIA DA INFORMAÇÃO E COMUNIC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-789.98" calcext:value-type="float">
            <text:p>(R$789,98)</text:p>
          </table:table-cell>
          <table:table-cell table:style-name="ce6" office:value-type="float" office:value="-2002.55" calcext:value-type="float">
            <text:p>(R$2.002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92.53" calcext:value-type="float">
            <text:p>(R$2.792,53)</text:p>
          </table:table-cell>
          <table:table-cell table:style-name="ce6" office:value-type="float" office:value="10441.62" calcext:value-type="float">
            <text:p>R$10.441,6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16074" calcext:value-type="float">
            <text:p>16074</text:p>
          </table:table-cell>
          <table:table-cell table:style-name="ce3" office:value-type="string" calcext:value-type="string">
            <text:p>SOLANGE DE LACERDA MARTIN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2055.39" calcext:value-type="float">
            <text:p>R$2.055,3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983.27" calcext:value-type="float">
            <text:p>R$15.983,27 </text:p>
          </table:table-cell>
          <table:table-cell table:style-name="ce6" office:value-type="float" office:value="-1241.6" calcext:value-type="float">
            <text:p>(R$1.241,60)</text:p>
          </table:table-cell>
          <table:table-cell table:style-name="ce6" office:value-type="float" office:value="-2634.36" calcext:value-type="float">
            <text:p>(R$2.634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75.96" calcext:value-type="float">
            <text:p>(R$3.875,96)</text:p>
          </table:table-cell>
          <table:table-cell table:style-name="ce6" office:value-type="float" office:value="12107.31" calcext:value-type="float">
            <text:p>R$12.107,3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5154" calcext:value-type="float">
            <text:p>5154</text:p>
          </table:table-cell>
          <table:table-cell table:style-name="ce3" office:value-type="string" calcext:value-type="string">
            <text:p>SOLANGE DE LIMA SIMIANER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577.08" calcext:value-type="float">
            <text:p>R$14.577,08 </text:p>
          </table:table-cell>
          <table:table-cell table:style-name="ce6" office:value-type="float" office:value="-1009.58" calcext:value-type="float">
            <text:p>(R$1.009,58)</text:p>
          </table:table-cell>
          <table:table-cell table:style-name="ce6" office:value-type="float" office:value="-2835.06" calcext:value-type="float">
            <text:p>(R$2.835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44.64" calcext:value-type="float">
            <text:p>(R$3.844,64)</text:p>
          </table:table-cell>
          <table:table-cell table:style-name="ce6" office:value-type="float" office:value="10732.44" calcext:value-type="float">
            <text:p>R$10.732,4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922" calcext:value-type="float">
            <text:p>2922</text:p>
          </table:table-cell>
          <table:table-cell table:style-name="ce3" office:value-type="string" calcext:value-type="string">
            <text:p>SOLANGE FIGUEIROA GOMES SILV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87.97" calcext:value-type="float">
            <text:p>R$14.087,97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92.94" calcext:value-type="float">
            <text:p>R$16.892,9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5.85" calcext:value-type="float">
            <text:p>(R$255,8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5.85" calcext:value-type="float">
            <text:p>(R$255,85)</text:p>
          </table:table-cell>
          <table:table-cell table:style-name="ce6" office:value-type="float" office:value="16637.09" calcext:value-type="float">
            <text:p>R$16.637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2004" calcext:value-type="float">
            <text:p>2004</text:p>
          </table:table-cell>
          <table:table-cell table:style-name="ce3" office:value-type="string" calcext:value-type="string">
            <text:p>SOLANGE GONCALVES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925.51" calcext:value-type="float">
            <text:p>R$17.925,51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12.33" calcext:value-type="float">
            <text:p>R$21.712,33 </text:p>
          </table:table-cell>
          <table:table-cell table:style-name="ce6" office:value-type="float" office:value="-2186.89" calcext:value-type="float">
            <text:p>(R$2.186,89)</text:p>
          </table:table-cell>
          <table:table-cell table:style-name="ce6" office:value-type="float" office:value="-3949.9" calcext:value-type="float">
            <text:p>(R$3.949,9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36.79" calcext:value-type="float">
            <text:p>(R$6.136,79)</text:p>
          </table:table-cell>
          <table:table-cell table:style-name="ce6" office:value-type="float" office:value="15575.54" calcext:value-type="float">
            <text:p>R$15.575,5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0670" calcext:value-type="float">
            <text:p>20670</text:p>
          </table:table-cell>
          <table:table-cell table:style-name="ce3" office:value-type="string" calcext:value-type="string">
            <text:p>SOLANGE SOARES VELOS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938.81" calcext:value-type="float">
            <text:p>R$17.938,81 </text:p>
          </table:table-cell>
          <table:table-cell table:style-name="ce6" office:value-type="float" office:value="-1564.26" calcext:value-type="float">
            <text:p>(R$1.564,26)</text:p>
          </table:table-cell>
          <table:table-cell table:style-name="ce6" office:value-type="float" office:value="-3607" calcext:value-type="float">
            <text:p>(R$3.607,0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171.26" calcext:value-type="float">
            <text:p>(R$5.171,26)</text:p>
          </table:table-cell>
          <table:table-cell table:style-name="ce6" office:value-type="float" office:value="12767.55" calcext:value-type="float">
            <text:p>R$12.767,5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930" calcext:value-type="float">
            <text:p>2930</text:p>
          </table:table-cell>
          <table:table-cell table:style-name="ce3" office:value-type="string" calcext:value-type="string">
            <text:p>SONIA APARECIDA DAMASCEN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-832.02" calcext:value-type="float">
            <text:p>(R$832,02)</text:p>
          </table:table-cell>
          <table:table-cell table:style-name="ce6" office:value-type="float" office:value="-2535.82" calcext:value-type="float">
            <text:p>(R$2.535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67.84" calcext:value-type="float">
            <text:p>(R$3.367,84)</text:p>
          </table:table-cell>
          <table:table-cell table:style-name="ce6" office:value-type="float" office:value="10133.13" calcext:value-type="float">
            <text:p>R$10.133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396" calcext:value-type="float">
            <text:p>2396</text:p>
          </table:table-cell>
          <table:table-cell table:style-name="ce3" office:value-type="string" calcext:value-type="string">
            <text:p>SONIA DE CASTRO SALG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225.74" calcext:value-type="float">
            <text:p>R$17.225,7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7225.74" calcext:value-type="float">
            <text:p>R$17.225,74 </text:p>
          </table:table-cell>
          <table:table-cell table:style-name="ce6" office:value-type="float" office:value="-1446.61" calcext:value-type="float">
            <text:p>(R$1.446,61)</text:p>
          </table:table-cell>
          <table:table-cell table:style-name="ce6" office:value-type="float" office:value="-2919.66" calcext:value-type="float">
            <text:p>(R$2.919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66.27" calcext:value-type="float">
            <text:p>(R$4.366,27)</text:p>
          </table:table-cell>
          <table:table-cell table:style-name="ce6" office:value-type="float" office:value="12859.47" calcext:value-type="float">
            <text:p>R$12.859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173" calcext:value-type="float">
            <text:p>3173</text:p>
          </table:table-cell>
          <table:table-cell table:style-name="ce3" office:value-type="string" calcext:value-type="string">
            <text:p>SONIA DE MENEZES BELOTA GOM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26.12" calcext:value-type="float">
            <text:p>R$16.626,12 </text:p>
          </table:table-cell>
          <table:table-cell table:style-name="ce6" office:value-type="float" office:value="-1347.67" calcext:value-type="float">
            <text:p>(R$1.347,6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47.67" calcext:value-type="float">
            <text:p>(R$1.347,67)</text:p>
          </table:table-cell>
          <table:table-cell table:style-name="ce6" office:value-type="float" office:value="15278.45" calcext:value-type="float">
            <text:p>R$15.278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308" calcext:value-type="float">
            <text:p>4308</text:p>
          </table:table-cell>
          <table:table-cell table:style-name="ce3" office:value-type="string" calcext:value-type="string">
            <text:p>SONIA MARIA AMARAL QUINT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551.96" calcext:value-type="float">
            <text:p>R$17.551,9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9.71" calcext:value-type="float">
            <text:p>R$21.829,71 </text:p>
          </table:table-cell>
          <table:table-cell table:style-name="ce6" office:value-type="float" office:value="-2206.26" calcext:value-type="float">
            <text:p>(R$2.206,2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06.26" calcext:value-type="float">
            <text:p>(R$2.206,26)</text:p>
          </table:table-cell>
          <table:table-cell table:style-name="ce6" office:value-type="float" office:value="19623.45" calcext:value-type="float">
            <text:p>R$19.623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65" calcext:value-type="float">
            <text:p>4965</text:p>
          </table:table-cell>
          <table:table-cell table:style-name="ce3" office:value-type="string" calcext:value-type="string">
            <text:p>SONIA MARIA BRAGATO MOLLO VI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8367.59" calcext:value-type="float">
            <text:p>R$28.367,5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8367.59" calcext:value-type="float">
            <text:p>R$28.367,59 </text:p>
          </table:table-cell>
          <table:table-cell table:style-name="ce6" office:value-type="float" office:value="-3327.53" calcext:value-type="float">
            <text:p>(R$3.327,53)</text:p>
          </table:table-cell>
          <table:table-cell table:style-name="ce6" office:value-type="float" office:value="-5466.42" calcext:value-type="float">
            <text:p>(R$5.466,4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793.95" calcext:value-type="float">
            <text:p>(R$8.793,95)</text:p>
          </table:table-cell>
          <table:table-cell table:style-name="ce6" office:value-type="float" office:value="19573.64" calcext:value-type="float">
            <text:p>R$19.573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13049" calcext:value-type="float">
            <text:p>13049</text:p>
          </table:table-cell>
          <table:table-cell table:style-name="ce3" office:value-type="string" calcext:value-type="string">
            <text:p>SONIA MARIA PINHEIRO TORRES TEIXEIRA DE MELL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47.83" calcext:value-type="float">
            <text:p>R$13.847,83 </text:p>
          </table:table-cell>
          <table:table-cell table:style-name="ce6" office:value-type="float" office:value="245.1" calcext:value-type="float">
            <text:p>R$245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92.93" calcext:value-type="float">
            <text:p>R$14.092,93 </text:p>
          </table:table-cell>
          <table:table-cell table:style-name="ce6" office:value-type="float" office:value="-929.69" calcext:value-type="float">
            <text:p>(R$929,69)</text:p>
          </table:table-cell>
          <table:table-cell table:style-name="ce6" office:value-type="float" office:value="-2723.89" calcext:value-type="float">
            <text:p>(R$2.723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53.58" calcext:value-type="float">
            <text:p>(R$3.653,58)</text:p>
          </table:table-cell>
          <table:table-cell table:style-name="ce6" office:value-type="float" office:value="10439.35" calcext:value-type="float">
            <text:p>R$10.439,3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18" calcext:value-type="float">
            <text:p>5218</text:p>
          </table:table-cell>
          <table:table-cell table:style-name="ce3" office:value-type="string" calcext:value-type="string">
            <text:p>SONIA PEREIRA LIMA RIB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2713.07" calcext:value-type="float">
            <text:p>R$2.713,0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667.63" calcext:value-type="float">
            <text:p>R$16.667,63 </text:p>
          </table:table-cell>
          <table:table-cell table:style-name="ce6" office:value-type="float" office:value="-1354.52" calcext:value-type="float">
            <text:p>(R$1.354,52)</text:p>
          </table:table-cell>
          <table:table-cell table:style-name="ce6" office:value-type="float" office:value="-3315.1" calcext:value-type="float">
            <text:p>(R$3.315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69.62" calcext:value-type="float">
            <text:p>(R$4.669,62)</text:p>
          </table:table-cell>
          <table:table-cell table:style-name="ce6" office:value-type="float" office:value="11998.01" calcext:value-type="float">
            <text:p>R$11.998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6519" calcext:value-type="float">
            <text:p>6519</text:p>
          </table:table-cell>
          <table:table-cell table:style-name="ce3" office:value-type="string" calcext:value-type="string">
            <text:p>SONIA PINHEIRO DE SANT.ANN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313.58" calcext:value-type="float">
            <text:p>R$313,58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87.64" calcext:value-type="float">
            <text:p>R$13.387,64 </text:p>
          </table:table-cell>
          <table:table-cell table:style-name="ce6" office:value-type="float" office:value="-813.32" calcext:value-type="float">
            <text:p>(R$813,32)</text:p>
          </table:table-cell>
          <table:table-cell table:style-name="ce6" office:value-type="float" office:value="-2561.93" calcext:value-type="float">
            <text:p>(R$2.561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75.25" calcext:value-type="float">
            <text:p>(R$3.375,25)</text:p>
          </table:table-cell>
          <table:table-cell table:style-name="ce6" office:value-type="float" office:value="10012.39" calcext:value-type="float">
            <text:p>R$10.012,3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415" calcext:value-type="float">
            <text:p>4415</text:p>
          </table:table-cell>
          <table:table-cell table:style-name="ce3" office:value-type="string" calcext:value-type="string">
            <text:p>SONIA REGINA IBANHEZ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551.97" calcext:value-type="float">
            <text:p>R$17.551,97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829.72" calcext:value-type="float">
            <text:p>R$21.829,72 </text:p>
          </table:table-cell>
          <table:table-cell table:style-name="ce6" office:value-type="float" office:value="-2206.26" calcext:value-type="float">
            <text:p>(R$2.206,2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06.26" calcext:value-type="float">
            <text:p>(R$2.206,26)</text:p>
          </table:table-cell>
          <table:table-cell table:style-name="ce6" office:value-type="float" office:value="19623.46" calcext:value-type="float">
            <text:p>R$19.623,4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TAUBATE</text:p>
          </table:table-cell>
          <table:table-cell table:style-name="ce4" office:value-type="float" office:value="4924" calcext:value-type="float">
            <text:p>4924</text:p>
          </table:table-cell>
          <table:table-cell table:style-name="ce3" office:value-type="string" calcext:value-type="string">
            <text:p>SONIA REGINA LEMOS DE ALMEID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751.01" calcext:value-type="float">
            <text:p>R$15.751,01 </text:p>
          </table:table-cell>
          <table:table-cell table:style-name="ce6" office:value-type="float" office:value="-1203.28" calcext:value-type="float">
            <text:p>(R$1.203,28)</text:p>
          </table:table-cell>
          <table:table-cell table:style-name="ce6" office:value-type="float" office:value="-2528.89" calcext:value-type="float">
            <text:p>(R$2.528,8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32.17" calcext:value-type="float">
            <text:p>(R$3.732,17)</text:p>
          </table:table-cell>
          <table:table-cell table:style-name="ce6" office:value-type="float" office:value="12018.84" calcext:value-type="float">
            <text:p>R$12.018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913" calcext:value-type="float">
            <text:p>4913</text:p>
          </table:table-cell>
          <table:table-cell table:style-name="ce3" office:value-type="string" calcext:value-type="string">
            <text:p>SONIA REGINA PINHEIRO DOS SAN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2984.45" calcext:value-type="float">
            <text:p>R$2.984,4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65.69" calcext:value-type="float">
            <text:p>R$16.965,69 </text:p>
          </table:table-cell>
          <table:table-cell table:style-name="ce6" office:value-type="float" office:value="-1403.7" calcext:value-type="float">
            <text:p>(R$1.403,70)</text:p>
          </table:table-cell>
          <table:table-cell table:style-name="ce6" office:value-type="float" office:value="-3383.54" calcext:value-type="float">
            <text:p>(R$3.383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87.24" calcext:value-type="float">
            <text:p>(R$4.787,24)</text:p>
          </table:table-cell>
          <table:table-cell table:style-name="ce6" office:value-type="float" office:value="12178.45" calcext:value-type="float">
            <text:p>R$12.178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BA</text:p>
          </table:table-cell>
          <table:table-cell table:style-name="ce4" office:value-type="float" office:value="4286" calcext:value-type="float">
            <text:p>4286</text:p>
          </table:table-cell>
          <table:table-cell table:style-name="ce3" office:value-type="string" calcext:value-type="string">
            <text:p>SONIA RIBEIRO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106.39" calcext:value-type="float">
            <text:p>R$17.106,39 </text:p>
          </table:table-cell>
          <table:table-cell table:style-name="ce6" office:value-type="float" office:value="-1426.91" calcext:value-type="float">
            <text:p>(R$1.426,91)</text:p>
          </table:table-cell>
          <table:table-cell table:style-name="ce6" office:value-type="float" office:value="-2892.26" calcext:value-type="float">
            <text:p>(R$2.892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19.17" calcext:value-type="float">
            <text:p>(R$4.319,17)</text:p>
          </table:table-cell>
          <table:table-cell table:style-name="ce6" office:value-type="float" office:value="12787.22" calcext:value-type="float">
            <text:p>R$12.787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3884" calcext:value-type="float">
            <text:p>3884</text:p>
          </table:table-cell>
          <table:table-cell table:style-name="ce3" office:value-type="string" calcext:value-type="string">
            <text:p>SONIA SALVATO DUART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634.38" calcext:value-type="float">
            <text:p>R$13.634,38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92.87" calcext:value-type="float">
            <text:p>R$15.092,87 </text:p>
          </table:table-cell>
          <table:table-cell table:style-name="ce6" office:value-type="float" office:value="-1094.68" calcext:value-type="float">
            <text:p>(R$1.094,68)</text:p>
          </table:table-cell>
          <table:table-cell table:style-name="ce6" office:value-type="float" office:value="-2797.09" calcext:value-type="float">
            <text:p>(R$2.797,0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91.77" calcext:value-type="float">
            <text:p>(R$3.891,77)</text:p>
          </table:table-cell>
          <table:table-cell table:style-name="ce6" office:value-type="float" office:value="11201.1" calcext:value-type="float">
            <text:p>R$11.201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C</text:p>
          </table:table-cell>
          <table:table-cell table:style-name="ce4" office:value-type="float" office:value="2411" calcext:value-type="float">
            <text:p>2411</text:p>
          </table:table-cell>
          <table:table-cell table:style-name="ce3" office:value-type="string" calcext:value-type="string">
            <text:p>SORAIA BRAGA ALVES FARI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729.25" calcext:value-type="float">
            <text:p>R$729,2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390.31" calcext:value-type="float">
            <text:p>R$14.390,31 </text:p>
          </table:table-cell>
          <table:table-cell table:style-name="ce6" office:value-type="float" office:value="-978.76" calcext:value-type="float">
            <text:p>(R$978,76)</text:p>
          </table:table-cell>
          <table:table-cell table:style-name="ce6" office:value-type="float" office:value="-2740.03" calcext:value-type="float">
            <text:p>(R$2.74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8.79" calcext:value-type="float">
            <text:p>(R$3.718,79)</text:p>
          </table:table-cell>
          <table:table-cell table:style-name="ce6" office:value-type="float" office:value="10671.52" calcext:value-type="float">
            <text:p>R$10.671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0" calcext:value-type="float">
            <text:p>4480</text:p>
          </table:table-cell>
          <table:table-cell table:style-name="ce3" office:value-type="string" calcext:value-type="string">
            <text:p>SUELI ALVES PINTO LIM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498.6" calcext:value-type="float">
            <text:p>R$17.498,60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776.35" calcext:value-type="float">
            <text:p>R$21.776,35 </text:p>
          </table:table-cell>
          <table:table-cell table:style-name="ce6" office:value-type="float" office:value="-2197.46" calcext:value-type="float">
            <text:p>(R$2.197,46)</text:p>
          </table:table-cell>
          <table:table-cell table:style-name="ce6" office:value-type="float" office:value="-3964.6" calcext:value-type="float">
            <text:p>(R$3.964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162.06" calcext:value-type="float">
            <text:p>(R$6.162,06)</text:p>
          </table:table-cell>
          <table:table-cell table:style-name="ce6" office:value-type="float" office:value="15614.29" calcext:value-type="float">
            <text:p>R$15.614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5221" calcext:value-type="float">
            <text:p>5221</text:p>
          </table:table-cell>
          <table:table-cell table:style-name="ce3" office:value-type="string" calcext:value-type="string">
            <text:p>SUELI ROSSETTO PECORON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40.88" calcext:value-type="float">
            <text:p>R$13.340,88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99.37" calcext:value-type="float">
            <text:p>R$14.799,37 </text:p>
          </table:table-cell>
          <table:table-cell table:style-name="ce6" office:value-type="float" office:value="-1046.26" calcext:value-type="float">
            <text:p>(R$1.046,26)</text:p>
          </table:table-cell>
          <table:table-cell table:style-name="ce6" office:value-type="float" office:value="-2886.1" calcext:value-type="float">
            <text:p>(R$2.886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32.36" calcext:value-type="float">
            <text:p>(R$3.932,36)</text:p>
          </table:table-cell>
          <table:table-cell table:style-name="ce6" office:value-type="float" office:value="10867.01" calcext:value-type="float">
            <text:p>R$10.867,0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235" calcext:value-type="float">
            <text:p>4235</text:p>
          </table:table-cell>
          <table:table-cell table:style-name="ce3" office:value-type="string" calcext:value-type="string">
            <text:p>SUELI SOKEM DALLOU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7391.88" calcext:value-type="float">
            <text:p>R$17.391,88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669.63" calcext:value-type="float">
            <text:p>R$21.669,63 </text:p>
          </table:table-cell>
          <table:table-cell table:style-name="ce6" office:value-type="float" office:value="-2179.85" calcext:value-type="float">
            <text:p>(R$2.179,85)</text:p>
          </table:table-cell>
          <table:table-cell table:style-name="ce6" office:value-type="float" office:value="-4411.55" calcext:value-type="float">
            <text:p>(R$4.411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591.4" calcext:value-type="float">
            <text:p>(R$6.591,40)</text:p>
          </table:table-cell>
          <table:table-cell table:style-name="ce6" office:value-type="float" office:value="15078.23" calcext:value-type="float">
            <text:p>R$15.078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66" calcext:value-type="float">
            <text:p>4966</text:p>
          </table:table-cell>
          <table:table-cell table:style-name="ce3" office:value-type="string" calcext:value-type="string">
            <text:p>SUELY FREITAS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16.64" calcext:value-type="float">
            <text:p>(R$2.516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11.11" calcext:value-type="float">
            <text:p>(R$3.711,11)</text:p>
          </table:table-cell>
          <table:table-cell table:style-name="ce6" office:value-type="float" office:value="11986.53" calcext:value-type="float">
            <text:p>R$11.986,5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7653" calcext:value-type="float">
            <text:p>7653</text:p>
          </table:table-cell>
          <table:table-cell table:style-name="ce3" office:value-type="string" calcext:value-type="string">
            <text:p>SUZI MACHAD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00.97" calcext:value-type="float">
            <text:p>R$13.500,97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324.09" calcext:value-type="float">
            <text:p>R$15.324,09 </text:p>
          </table:table-cell>
          <table:table-cell table:style-name="ce6" office:value-type="float" office:value="-1132.83" calcext:value-type="float">
            <text:p>(R$1.132,83)</text:p>
          </table:table-cell>
          <table:table-cell table:style-name="ce6" office:value-type="float" office:value="-2954.45" calcext:value-type="float">
            <text:p>(R$2.954,4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87.28" calcext:value-type="float">
            <text:p>(R$4.087,28)</text:p>
          </table:table-cell>
          <table:table-cell table:style-name="ce6" office:value-type="float" office:value="11236.81" calcext:value-type="float">
            <text:p>R$11.236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17164" calcext:value-type="float">
            <text:p>17164</text:p>
          </table:table-cell>
          <table:table-cell table:style-name="ce3" office:value-type="string" calcext:value-type="string">
            <text:p>SYLVIA HELENA MOLINA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13142.05" calcext:value-type="float">
            <text:p>R$13.142,0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142.05" calcext:value-type="float">
            <text:p>R$13.142,05 </text:p>
          </table:table-cell>
          <table:table-cell table:style-name="ce6" office:value-type="float" office:value="-776.63" calcext:value-type="float">
            <text:p>(R$776,63)</text:p>
          </table:table-cell>
          <table:table-cell table:style-name="ce6" office:value-type="float" office:value="-2504.49" calcext:value-type="float">
            <text:p>(R$2.504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81.12" calcext:value-type="float">
            <text:p>(R$3.281,12)</text:p>
          </table:table-cell>
          <table:table-cell table:style-name="ce6" office:value-type="float" office:value="9860.93" calcext:value-type="float">
            <text:p>R$9.860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S</text:p>
          </table:table-cell>
          <table:table-cell table:style-name="ce4" office:value-type="float" office:value="5425" calcext:value-type="float">
            <text:p>5425</text:p>
          </table:table-cell>
          <table:table-cell table:style-name="ce3" office:value-type="string" calcext:value-type="string">
            <text:p>TANIA AKEMI FUJISAWA UEMU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5840.83" calcext:value-type="float">
            <text:p>R$15.840,8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840.83" calcext:value-type="float">
            <text:p>R$15.840,8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55.95" calcext:value-type="float">
            <text:p>(R$3.355,9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55.95" calcext:value-type="float">
            <text:p>(R$3.355,95)</text:p>
          </table:table-cell>
          <table:table-cell table:style-name="ce6" office:value-type="float" office:value="12484.88" calcext:value-type="float">
            <text:p>R$12.484,8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902" calcext:value-type="float">
            <text:p>4902</text:p>
          </table:table-cell>
          <table:table-cell table:style-name="ce3" office:value-type="string" calcext:value-type="string">
            <text:p>TANIA MARIA CAVALCANTE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579.88" calcext:value-type="float">
            <text:p>R$11.579,8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403.01" calcext:value-type="float">
            <text:p>R$13.403,01 </text:p>
          </table:table-cell>
          <table:table-cell table:style-name="ce6" office:value-type="float" office:value="-815.86" calcext:value-type="float">
            <text:p>(R$815,86)</text:p>
          </table:table-cell>
          <table:table-cell table:style-name="ce6" office:value-type="float" office:value="-2041.87" calcext:value-type="float">
            <text:p>(R$2.041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57.73" calcext:value-type="float">
            <text:p>(R$2.857,73)</text:p>
          </table:table-cell>
          <table:table-cell table:style-name="ce6" office:value-type="float" office:value="10545.28" calcext:value-type="float">
            <text:p>R$10.545,2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302" calcext:value-type="float">
            <text:p>4302</text:p>
          </table:table-cell>
          <table:table-cell table:style-name="ce3" office:value-type="string" calcext:value-type="string">
            <text:p>TARCISIO AGOSTINHO BURIGO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8065.73" calcext:value-type="float">
            <text:p>R$18.065,7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792.43" calcext:value-type="float">
            <text:p>R$22.792,43 </text:p>
          </table:table-cell>
          <table:table-cell table:style-name="ce6" office:value-type="float" office:value="-2365.11" calcext:value-type="float">
            <text:p>(R$2.365,11)</text:p>
          </table:table-cell>
          <table:table-cell table:style-name="ce6" office:value-type="float" office:value="-4721.51" calcext:value-type="float">
            <text:p>(R$4.721,5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086.62" calcext:value-type="float">
            <text:p>(R$7.086,62)</text:p>
          </table:table-cell>
          <table:table-cell table:style-name="ce6" office:value-type="float" office:value="15705.81" calcext:value-type="float">
            <text:p>R$15.705,8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0274" calcext:value-type="float">
            <text:p>20274</text:p>
          </table:table-cell>
          <table:table-cell table:style-name="ce3" office:value-type="string" calcext:value-type="string">
            <text:p>TAULI STEIN DE BARR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2289.44" calcext:value-type="float">
            <text:p>R$2.289,4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89.44" calcext:value-type="float">
            <text:p>R$2.289,4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.26" calcext:value-type="float">
            <text:p>(R$2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.26" calcext:value-type="float">
            <text:p>(R$2,26)</text:p>
          </table:table-cell>
          <table:table-cell table:style-name="ce6" office:value-type="float" office:value="2287.18" calcext:value-type="float">
            <text:p>R$2.287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28" calcext:value-type="float">
            <text:p>2128</text:p>
          </table:table-cell>
          <table:table-cell table:style-name="ce3" office:value-type="string" calcext:value-type="string">
            <text:p>TEDA DE CASTRO CHAGA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299.06" calcext:value-type="float">
            <text:p>R$18.299,06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1104.03" calcext:value-type="float">
            <text:p>R$21.104,03 </text:p>
          </table:table-cell>
          <table:table-cell table:style-name="ce6" office:value-type="float" office:value="-2086.52" calcext:value-type="float">
            <text:p>(R$2.086,5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86.52" calcext:value-type="float">
            <text:p>(R$2.086,52)</text:p>
          </table:table-cell>
          <table:table-cell table:style-name="ce6" office:value-type="float" office:value="19017.51" calcext:value-type="float">
            <text:p>R$19.017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967" calcext:value-type="float">
            <text:p>3967</text:p>
          </table:table-cell>
          <table:table-cell table:style-name="ce3" office:value-type="string" calcext:value-type="string">
            <text:p>TELMA MARIA REMOR HILBERT PESTAN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4429.16" calcext:value-type="float">
            <text:p>R$4.429,16 </text:p>
          </table:table-cell>
          <table:table-cell table:style-name="ce6" office:value-type="float" office:value="1458.49" calcext:value-type="float">
            <text:p>R$1.458,49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5887.65" calcext:value-type="float">
            <text:p>R$5.887,65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5887.65" calcext:value-type="float">
            <text:p>R$5.887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OS</text:p>
          </table:table-cell>
          <table:table-cell table:style-name="ce4" office:value-type="float" office:value="15950" calcext:value-type="float">
            <text:p>15950</text:p>
          </table:table-cell>
          <table:table-cell table:style-name="ce3" office:value-type="string" calcext:value-type="string">
            <text:p>TELMA REGINA RANGEL PE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54.56" calcext:value-type="float">
            <text:p>R$13.954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-906.86" calcext:value-type="float">
            <text:p>(R$906,86)</text:p>
          </table:table-cell>
          <table:table-cell table:style-name="ce6" office:value-type="float" office:value="-2692.11" calcext:value-type="float">
            <text:p>(R$2.692,1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98.97" calcext:value-type="float">
            <text:p>(R$3.598,97)</text:p>
          </table:table-cell>
          <table:table-cell table:style-name="ce6" office:value-type="float" office:value="10355.59" calcext:value-type="float">
            <text:p>R$10.355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17377" calcext:value-type="float">
            <text:p>17377</text:p>
          </table:table-cell>
          <table:table-cell table:style-name="ce3" office:value-type="string" calcext:value-type="string">
            <text:p>TEODOMIRA DE JESUS CARNEIRO RIBEIR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512.54" calcext:value-type="float">
            <text:p>R$12.512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512.54" calcext:value-type="float">
            <text:p>R$12.512,54 </text:p>
          </table:table-cell>
          <table:table-cell table:style-name="ce6" office:value-type="float" office:value="-685.35" calcext:value-type="float">
            <text:p>(R$685,35)</text:p>
          </table:table-cell>
          <table:table-cell table:style-name="ce6" office:value-type="float" office:value="-2252.2" calcext:value-type="float">
            <text:p>(R$2.252,2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937.55" calcext:value-type="float">
            <text:p>(R$2.937,55)</text:p>
          </table:table-cell>
          <table:table-cell table:style-name="ce6" office:value-type="float" office:value="9574.99" calcext:value-type="float">
            <text:p>R$9.574,9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30" calcext:value-type="float">
            <text:p>4230</text:p>
          </table:table-cell>
          <table:table-cell table:style-name="ce3" office:value-type="string" calcext:value-type="string">
            <text:p>TERESA CAMPELO DE SOUZ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3420.78" calcext:value-type="float">
            <text:p>R$23.420,78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8147.48" calcext:value-type="float">
            <text:p>R$28.147,48 </text:p>
          </table:table-cell>
          <table:table-cell table:style-name="ce6" office:value-type="float" office:value="-3285.71" calcext:value-type="float">
            <text:p>(R$3.285,71)</text:p>
          </table:table-cell>
          <table:table-cell table:style-name="ce6" office:value-type="float" office:value="-5417.39" calcext:value-type="float">
            <text:p>(R$5.417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703.1" calcext:value-type="float">
            <text:p>(R$8.703,10)</text:p>
          </table:table-cell>
          <table:table-cell table:style-name="ce6" office:value-type="float" office:value="19444.38" calcext:value-type="float">
            <text:p>R$19.444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DF</text:p>
          </table:table-cell>
          <table:table-cell table:style-name="ce4" office:value-type="float" office:value="4201" calcext:value-type="float">
            <text:p>4201</text:p>
          </table:table-cell>
          <table:table-cell table:style-name="ce3" office:value-type="string" calcext:value-type="string">
            <text:p>TERESA DO LAGO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2532.01" calcext:value-type="float">
            <text:p>(R$2.532,0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00.07" calcext:value-type="float">
            <text:p>(R$3.700,07)</text:p>
          </table:table-cell>
          <table:table-cell table:style-name="ce6" office:value-type="float" office:value="11837.48" calcext:value-type="float">
            <text:p>R$11.837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E</text:p>
          </table:table-cell>
          <table:table-cell table:style-name="ce4" office:value-type="float" office:value="9301" calcext:value-type="float">
            <text:p>9301</text:p>
          </table:table-cell>
          <table:table-cell table:style-name="ce3" office:value-type="string" calcext:value-type="string">
            <text:p>TERESA SILVEIRA DE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38" calcext:value-type="float">
            <text:p>R$16.338,00 </text:p>
          </table:table-cell>
          <table:table-cell table:style-name="ce6" office:value-type="float" office:value="-1300.13" calcext:value-type="float">
            <text:p>(R$1.300,13)</text:p>
          </table:table-cell>
          <table:table-cell table:style-name="ce6" office:value-type="float" office:value="-2663.68" calcext:value-type="float">
            <text:p>(R$2.663,6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63.81" calcext:value-type="float">
            <text:p>(R$3.963,81)</text:p>
          </table:table-cell>
          <table:table-cell table:style-name="ce6" office:value-type="float" office:value="12374.19" calcext:value-type="float">
            <text:p>R$12.374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899" calcext:value-type="float">
            <text:p>2899</text:p>
          </table:table-cell>
          <table:table-cell table:style-name="ce3" office:value-type="string" calcext:value-type="string">
            <text:p>TERESINHA PEREIRA DOS SANTOS E ALV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620.49" calcext:value-type="float">
            <text:p>R$12.620,4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620.49" calcext:value-type="float">
            <text:p>R$12.620,49 </text:p>
          </table:table-cell>
          <table:table-cell table:style-name="ce6" office:value-type="float" office:value="-701" calcext:value-type="float">
            <text:p>(R$701,00)</text:p>
          </table:table-cell>
          <table:table-cell table:style-name="ce6" office:value-type="float" office:value="-1858.26" calcext:value-type="float">
            <text:p>(R$1.858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59.26" calcext:value-type="float">
            <text:p>(R$2.559,26)</text:p>
          </table:table-cell>
          <table:table-cell table:style-name="ce6" office:value-type="float" office:value="10061.23" calcext:value-type="float">
            <text:p>R$10.061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4660" calcext:value-type="float">
            <text:p>4660</text:p>
          </table:table-cell>
          <table:table-cell table:style-name="ce3" office:value-type="string" calcext:value-type="string">
            <text:p>TEREZA MARIA FONTELES DE SOUZA CAMP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3876.61" calcext:value-type="float">
            <text:p>R$3.876,6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70.85" calcext:value-type="float">
            <text:p>R$17.270,85 </text:p>
          </table:table-cell>
          <table:table-cell table:style-name="ce6" office:value-type="float" office:value="-1454.05" calcext:value-type="float">
            <text:p>(R$1.454,05)</text:p>
          </table:table-cell>
          <table:table-cell table:style-name="ce6" office:value-type="float" office:value="-3453.62" calcext:value-type="float">
            <text:p>(R$3.453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907.67" calcext:value-type="float">
            <text:p>(R$4.907,67)</text:p>
          </table:table-cell>
          <table:table-cell table:style-name="ce6" office:value-type="float" office:value="12363.18" calcext:value-type="float">
            <text:p>R$12.363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8920" calcext:value-type="float">
            <text:p>8920</text:p>
          </table:table-cell>
          <table:table-cell table:style-name="ce3" office:value-type="string" calcext:value-type="string">
            <text:p>TEREZINHA BERENICE RODRIGUES</text:p>
          </table:table-cell>
          <table:table-cell table:style-name="ce4" office:value-type="string" calcext:value-type="string">
            <text:p>ANALISTA DO MPU/DIREITO</text:p>
          </table:table-cell>
          <table:table-cell table:style-name="ce6" office:value-type="float" office:value="21013.03" calcext:value-type="float">
            <text:p>R$21.013,0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013.03" calcext:value-type="float">
            <text:p>R$21.013,03 </text:p>
          </table:table-cell>
          <table:table-cell table:style-name="ce6" office:value-type="float" office:value="-2071.51" calcext:value-type="float">
            <text:p>(R$2.071,5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071.51" calcext:value-type="float">
            <text:p>(R$2.071,51)</text:p>
          </table:table-cell>
          <table:table-cell table:style-name="ce6" office:value-type="float" office:value="18941.52" calcext:value-type="float">
            <text:p>R$18.941,5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9302" calcext:value-type="float">
            <text:p>9302</text:p>
          </table:table-cell>
          <table:table-cell table:style-name="ce3" office:value-type="string" calcext:value-type="string">
            <text:p>TEREZINHA CARLOTA FERREIR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686.3" calcext:value-type="float">
            <text:p>R$15.686,3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5686.3" calcext:value-type="float">
            <text:p>R$15.686,30 </text:p>
          </table:table-cell>
          <table:table-cell table:style-name="ce6" office:value-type="float" office:value="-1192.6" calcext:value-type="float">
            <text:p>(R$1.192,60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192.6" calcext:value-type="float">
            <text:p>(R$1.192,60)</text:p>
          </table:table-cell>
          <table:table-cell table:style-name="ce6" office:value-type="float" office:value="14493.7" calcext:value-type="float">
            <text:p>R$14.493,7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133" calcext:value-type="float">
            <text:p>4133</text:p>
          </table:table-cell>
          <table:table-cell table:style-name="ce3" office:value-type="string" calcext:value-type="string">
            <text:p>TEREZINHA DE FATIMA MEDIN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0352.51" calcext:value-type="float">
            <text:p>R$10.352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175.64" calcext:value-type="float">
            <text:p>R$12.175,64 </text:p>
          </table:table-cell>
          <table:table-cell table:style-name="ce6" office:value-type="float" office:value="-636.5" calcext:value-type="float">
            <text:p>(R$636,50)</text:p>
          </table:table-cell>
          <table:table-cell table:style-name="ce6" office:value-type="float" office:value="-1753.66" calcext:value-type="float">
            <text:p>(R$1.753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390.16" calcext:value-type="float">
            <text:p>(R$2.390,16)</text:p>
          </table:table-cell>
          <table:table-cell table:style-name="ce6" office:value-type="float" office:value="9785.48" calcext:value-type="float">
            <text:p>R$9.785,4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2120" calcext:value-type="float">
            <text:p>2120</text:p>
          </table:table-cell>
          <table:table-cell table:style-name="ce3" office:value-type="string" calcext:value-type="string">
            <text:p>TEREZINHA DE LISIEUX OLIVEIRA DO AMARAN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66.48" calcext:value-type="float">
            <text:p>R$17.266,48 </text:p>
          </table:table-cell>
          <table:table-cell table:style-name="ce6" office:value-type="float" office:value="-1453.33" calcext:value-type="float">
            <text:p>(R$1.453,33)</text:p>
          </table:table-cell>
          <table:table-cell table:style-name="ce6" office:value-type="float" office:value="-2929.02" calcext:value-type="float">
            <text:p>(R$2.929,0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382.35" calcext:value-type="float">
            <text:p>(R$4.382,35)</text:p>
          </table:table-cell>
          <table:table-cell table:style-name="ce6" office:value-type="float" office:value="12884.13" calcext:value-type="float">
            <text:p>R$12.884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9303" calcext:value-type="float">
            <text:p>9303</text:p>
          </table:table-cell>
          <table:table-cell table:style-name="ce3" office:value-type="string" calcext:value-type="string">
            <text:p>THEREZINHA DE JESUS GOM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649.41" calcext:value-type="float">
            <text:p>R$16.649,4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649.41" calcext:value-type="float">
            <text:p>R$16.649,41 </text:p>
          </table:table-cell>
          <table:table-cell table:style-name="ce6" office:value-type="float" office:value="-1351.51" calcext:value-type="float">
            <text:p>(R$1.351,51)</text:p>
          </table:table-cell>
          <table:table-cell table:style-name="ce6" office:value-type="float" office:value="-2787.32" calcext:value-type="float">
            <text:p>(R$2.787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38.83" calcext:value-type="float">
            <text:p>(R$4.138,83)</text:p>
          </table:table-cell>
          <table:table-cell table:style-name="ce6" office:value-type="float" office:value="12510.58" calcext:value-type="float">
            <text:p>R$12.510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295" calcext:value-type="float">
            <text:p>2295</text:p>
          </table:table-cell>
          <table:table-cell table:style-name="ce3" office:value-type="string" calcext:value-type="string">
            <text:p>TIAGO PEREIRA DA SILV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14859.64" calcext:value-type="float">
            <text:p>R$14.859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158" calcext:value-type="float">
            <text:p>4158</text:p>
          </table:table-cell>
          <table:table-cell table:style-name="ce3" office:value-type="string" calcext:value-type="string">
            <text:p>TOMIKO KOBORA AZZ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2544.27" calcext:value-type="float">
            <text:p>(R$2.544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1.13" calcext:value-type="float">
            <text:p>(R$3.721,13)</text:p>
          </table:table-cell>
          <table:table-cell table:style-name="ce6" office:value-type="float" office:value="11869.79" calcext:value-type="float">
            <text:p>R$11.86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82" calcext:value-type="float">
            <text:p>4982</text:p>
          </table:table-cell>
          <table:table-cell table:style-name="ce3" office:value-type="string" calcext:value-type="string">
            <text:p>TOMOKO YOSHIMOT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7791.07" calcext:value-type="float">
            <text:p>R$7.791,0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9614.2" calcext:value-type="float">
            <text:p>R$9.614,20 </text:p>
          </table:table-cell>
          <table:table-cell table:style-name="ce6" office:value-type="float" office:value="-265.09" calcext:value-type="float">
            <text:p>(R$265,09)</text:p>
          </table:table-cell>
          <table:table-cell table:style-name="ce6" office:value-type="float" office:value="-1099.27" calcext:value-type="float">
            <text:p>(R$1.099,2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364.36" calcext:value-type="float">
            <text:p>(R$1.364,36)</text:p>
          </table:table-cell>
          <table:table-cell table:style-name="ce6" office:value-type="float" office:value="8249.84" calcext:value-type="float">
            <text:p>R$8.249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.HAMBURGO</text:p>
          </table:table-cell>
          <table:table-cell table:style-name="ce4" office:value-type="float" office:value="5052" calcext:value-type="float">
            <text:p>5052</text:p>
          </table:table-cell>
          <table:table-cell table:style-name="ce3" office:value-type="string" calcext:value-type="string">
            <text:p>TUSNELDA ROPK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667.36" calcext:value-type="float">
            <text:p>R$1.667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01.51" calcext:value-type="float">
            <text:p>R$14.901,51 </text:p>
          </table:table-cell>
          <table:table-cell table:style-name="ce6" office:value-type="float" office:value="-1063.11" calcext:value-type="float">
            <text:p>(R$1.063,11)</text:p>
          </table:table-cell>
          <table:table-cell table:style-name="ce6" office:value-type="float" office:value="-2909.56" calcext:value-type="float">
            <text:p>(R$2.909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72.67" calcext:value-type="float">
            <text:p>(R$3.972,67)</text:p>
          </table:table-cell>
          <table:table-cell table:style-name="ce6" office:value-type="float" office:value="10928.84" calcext:value-type="float">
            <text:p>R$10.928,8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56" calcext:value-type="float">
            <text:p>4556</text:p>
          </table:table-cell>
          <table:table-cell table:style-name="ce3" office:value-type="string" calcext:value-type="string">
            <text:p>UBALDA PORFIRI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699.47" calcext:value-type="float">
            <text:p>R$14.699,47 </text:p>
          </table:table-cell>
          <table:table-cell table:style-name="ce6" office:value-type="float" office:value="1567.93" calcext:value-type="float">
            <text:p>R$1.567,9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67.4" calcext:value-type="float">
            <text:p>R$16.267,40 </text:p>
          </table:table-cell>
          <table:table-cell table:style-name="ce6" office:value-type="float" office:value="-1288.48" calcext:value-type="float">
            <text:p>(R$1.288,4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88.48" calcext:value-type="float">
            <text:p>(R$1.288,48)</text:p>
          </table:table-cell>
          <table:table-cell table:style-name="ce6" office:value-type="float" office:value="14978.92" calcext:value-type="float">
            <text:p>R$14.978,9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4125" calcext:value-type="float">
            <text:p>4125</text:p>
          </table:table-cell>
          <table:table-cell table:style-name="ce3" office:value-type="string" calcext:value-type="string">
            <text:p>UBIRAJARA DA SILVA MATTO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152.67" calcext:value-type="float">
            <text:p>R$15.152,67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975.8" calcext:value-type="float">
            <text:p>R$16.975,80 </text:p>
          </table:table-cell>
          <table:table-cell table:style-name="ce6" office:value-type="float" office:value="-1405.37" calcext:value-type="float">
            <text:p>(R$1.405,37)</text:p>
          </table:table-cell>
          <table:table-cell table:style-name="ce6" office:value-type="float" office:value="-2810.13" calcext:value-type="float">
            <text:p>(R$2.810,1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5.5" calcext:value-type="float">
            <text:p>(R$4.215,50)</text:p>
          </table:table-cell>
          <table:table-cell table:style-name="ce6" office:value-type="float" office:value="12760.3" calcext:value-type="float">
            <text:p>R$12.760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178" calcext:value-type="float">
            <text:p>3178</text:p>
          </table:table-cell>
          <table:table-cell table:style-name="ce3" office:value-type="string" calcext:value-type="string">
            <text:p>UMBELINO DA ROCHA BEZERRA</text:p>
          </table:table-cell>
          <table:table-cell table:style-name="ce4" office:value-type="string" calcext:value-type="string">
            <text:p>ANALISTA DO MPU/APOIO JURIDICO/DIREITO</text:p>
          </table:table-cell>
          <table:table-cell table:style-name="ce6" office:value-type="float" office:value="22764.12" calcext:value-type="float">
            <text:p>R$22.764,12 </text:p>
          </table:table-cell>
          <table:table-cell table:style-name="ce6" office:value-type="float" office:value="2566.64" calcext:value-type="float">
            <text:p>R$2.566,6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5330.76" calcext:value-type="float">
            <text:p>R$25.330,76 </text:p>
          </table:table-cell>
          <table:table-cell table:style-name="ce6" office:value-type="float" office:value="-2783.94" calcext:value-type="float">
            <text:p>(R$2.783,94)</text:p>
          </table:table-cell>
          <table:table-cell table:style-name="ce6" office:value-type="float" office:value="-5252.23" calcext:value-type="float">
            <text:p>(R$5.252,2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036.17" calcext:value-type="float">
            <text:p>(R$8.036,17)</text:p>
          </table:table-cell>
          <table:table-cell table:style-name="ce6" office:value-type="float" office:value="17294.59" calcext:value-type="float">
            <text:p>R$17.294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ITAJAI</text:p>
          </table:table-cell>
          <table:table-cell table:style-name="ce4" office:value-type="float" office:value="6356" calcext:value-type="float">
            <text:p>6356</text:p>
          </table:table-cell>
          <table:table-cell table:style-name="ce3" office:value-type="string" calcext:value-type="string">
            <text:p>URATAN JONAS LOBO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9804.13" calcext:value-type="float">
            <text:p>R$9.804,1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9804.13" calcext:value-type="float">
            <text:p>R$9.804,13 </text:p>
          </table:table-cell>
          <table:table-cell table:style-name="ce6" office:value-type="float" office:value="-292.63" calcext:value-type="float">
            <text:p>(R$292,63)</text:p>
          </table:table-cell>
          <table:table-cell table:style-name="ce6" office:value-type="float" office:value="-1143.93" calcext:value-type="float">
            <text:p>(R$1.143,9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436.56" calcext:value-type="float">
            <text:p>(R$1.436,56)</text:p>
          </table:table-cell>
          <table:table-cell table:style-name="ce6" office:value-type="float" office:value="8367.57" calcext:value-type="float">
            <text:p>R$8.367,5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841" calcext:value-type="float">
            <text:p>2841</text:p>
          </table:table-cell>
          <table:table-cell table:style-name="ce3" office:value-type="string" calcext:value-type="string">
            <text:p>VALDECI CIRIACO DE OLIVEIR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380.35" calcext:value-type="float">
            <text:p>R$12.380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380.35" calcext:value-type="float">
            <text:p>R$12.380,35 </text:p>
          </table:table-cell>
          <table:table-cell table:style-name="ce6" office:value-type="float" office:value="-666.18" calcext:value-type="float">
            <text:p>(R$666,18)</text:p>
          </table:table-cell>
          <table:table-cell table:style-name="ce6" office:value-type="float" office:value="-1801.8" calcext:value-type="float">
            <text:p>(R$1.801,8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467.98" calcext:value-type="float">
            <text:p>(R$2.467,98)</text:p>
          </table:table-cell>
          <table:table-cell table:style-name="ce6" office:value-type="float" office:value="9912.37" calcext:value-type="float">
            <text:p>R$9.912,3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GUARULHOS</text:p>
          </table:table-cell>
          <table:table-cell table:style-name="ce4" office:value-type="float" office:value="2929" calcext:value-type="float">
            <text:p>2929</text:p>
          </table:table-cell>
          <table:table-cell table:style-name="ce3" office:value-type="string" calcext:value-type="string">
            <text:p>VALDEMAR FERREIR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114.65" calcext:value-type="float">
            <text:p>R$14.114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-933.28" calcext:value-type="float">
            <text:p>(R$933,28)</text:p>
          </table:table-cell>
          <table:table-cell table:style-name="ce6" office:value-type="float" office:value="-2728.87" calcext:value-type="float">
            <text:p>(R$2.728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62.15" calcext:value-type="float">
            <text:p>(R$3.662,15)</text:p>
          </table:table-cell>
          <table:table-cell table:style-name="ce6" office:value-type="float" office:value="10452.5" calcext:value-type="float">
            <text:p>R$10.452,5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2442" calcext:value-type="float">
            <text:p>2442</text:p>
          </table:table-cell>
          <table:table-cell table:style-name="ce3" office:value-type="string" calcext:value-type="string">
            <text:p>VALDERICE PEREIRA COELHO GOM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54.56" calcext:value-type="float">
            <text:p>R$13.954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954.56" calcext:value-type="float">
            <text:p>R$13.954,56 </text:p>
          </table:table-cell>
          <table:table-cell table:style-name="ce6" office:value-type="float" office:value="-906.86" calcext:value-type="float">
            <text:p>(R$906,86)</text:p>
          </table:table-cell>
          <table:table-cell table:style-name="ce6" office:value-type="float" office:value="-2639.98" calcext:value-type="float">
            <text:p>(R$2.639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546.84" calcext:value-type="float">
            <text:p>(R$3.546,84)</text:p>
          </table:table-cell>
          <table:table-cell table:style-name="ce6" office:value-type="float" office:value="10407.72" calcext:value-type="float">
            <text:p>R$10.407,7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432" calcext:value-type="float">
            <text:p>4432</text:p>
          </table:table-cell>
          <table:table-cell table:style-name="ce3" office:value-type="string" calcext:value-type="string">
            <text:p>VALDETE PE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37.55" calcext:value-type="float">
            <text:p>R$15.537,55 </text:p>
          </table:table-cell>
          <table:table-cell table:style-name="ce6" office:value-type="float" office:value="-1168.06" calcext:value-type="float">
            <text:p>(R$1.168,06)</text:p>
          </table:table-cell>
          <table:table-cell table:style-name="ce6" office:value-type="float" office:value="-3055.6" calcext:value-type="float">
            <text:p>(R$3.055,6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23.66" calcext:value-type="float">
            <text:p>(R$4.223,66)</text:p>
          </table:table-cell>
          <table:table-cell table:style-name="ce6" office:value-type="float" office:value="11313.89" calcext:value-type="float">
            <text:p>R$11.313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41" calcext:value-type="float">
            <text:p>4341</text:p>
          </table:table-cell>
          <table:table-cell table:style-name="ce3" office:value-type="string" calcext:value-type="string">
            <text:p>VALDI FREIRE DA FONSEC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2556.52" calcext:value-type="float">
            <text:p>(R$2.55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42.19" calcext:value-type="float">
            <text:p>(R$3.742,19)</text:p>
          </table:table-cell>
          <table:table-cell table:style-name="ce6" office:value-type="float" office:value="11902.09" calcext:value-type="float">
            <text:p>R$11.902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87" calcext:value-type="float">
            <text:p>4687</text:p>
          </table:table-cell>
          <table:table-cell table:style-name="ce3" office:value-type="string" calcext:value-type="string">
            <text:p>VALDINEIS LOURENCO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6069.15" calcext:value-type="float">
            <text:p>R$16.069,1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069.15" calcext:value-type="float">
            <text:p>R$16.069,15 </text:p>
          </table:table-cell>
          <table:table-cell table:style-name="ce6" office:value-type="float" office:value="-1255.77" calcext:value-type="float">
            <text:p>(R$1.255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55.77" calcext:value-type="float">
            <text:p>(R$1.255,77)</text:p>
          </table:table-cell>
          <table:table-cell table:style-name="ce6" office:value-type="float" office:value="14813.38" calcext:value-type="float">
            <text:p>R$14.813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288" calcext:value-type="float">
            <text:p>6288</text:p>
          </table:table-cell>
          <table:table-cell table:style-name="ce3" office:value-type="string" calcext:value-type="string">
            <text:p>VALDIR NUNES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194.69" calcext:value-type="float">
            <text:p>R$14.194,69 </text:p>
          </table:table-cell>
          <table:table-cell table:style-name="ce6" office:value-type="float" office:value="2079.61" calcext:value-type="float">
            <text:p>R$2.079,6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74.3" calcext:value-type="float">
            <text:p>R$16.274,30 </text:p>
          </table:table-cell>
          <table:table-cell table:style-name="ce6" office:value-type="float" office:value="-1289.62" calcext:value-type="float">
            <text:p>(R$1.289,6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89.62" calcext:value-type="float">
            <text:p>(R$1.289,62)</text:p>
          </table:table-cell>
          <table:table-cell table:style-name="ce6" office:value-type="float" office:value="14984.68" calcext:value-type="float">
            <text:p>R$14.984,6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2" calcext:value-type="float">
            <text:p>4482</text:p>
          </table:table-cell>
          <table:table-cell table:style-name="ce3" office:value-type="string" calcext:value-type="string">
            <text:p>VALDMAR PEREIRA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4114.65" calcext:value-type="float">
            <text:p>R$14.114,65 </text:p>
          </table:table-cell>
          <table:table-cell table:style-name="ce6" office:value-type="float" office:value="5609.26" calcext:value-type="float">
            <text:p>R$5.609,2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9723.91" calcext:value-type="float">
            <text:p>R$19.723,91 </text:p>
          </table:table-cell>
          <table:table-cell table:style-name="ce6" office:value-type="float" office:value="-1858.81" calcext:value-type="float">
            <text:p>(R$1.858,81)</text:p>
          </table:table-cell>
          <table:table-cell table:style-name="ce6" office:value-type="float" office:value="-3860.49" calcext:value-type="float">
            <text:p>(R$3.860,4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19.3" calcext:value-type="float">
            <text:p>(R$5.719,30)</text:p>
          </table:table-cell>
          <table:table-cell table:style-name="ce6" office:value-type="float" office:value="14004.61" calcext:value-type="float">
            <text:p>R$14.004,6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596" calcext:value-type="float">
            <text:p>3596</text:p>
          </table:table-cell>
          <table:table-cell table:style-name="ce3" office:value-type="string" calcext:value-type="string">
            <text:p>VALERIA CASTRO DE BARROS HENES</text:p>
          </table:table-cell>
          <table:table-cell table:style-name="ce4" office:value-type="string" calcext:value-type="string">
            <text:p>ANALISTA DO MPU/PEDIATRIA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1823.12" calcext:value-type="float">
            <text:p>R$1.823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755.47" calcext:value-type="float">
            <text:p>R$23.755,47 </text:p>
          </table:table-cell>
          <table:table-cell table:style-name="ce6" office:value-type="float" office:value="-2524.01" calcext:value-type="float">
            <text:p>(R$2.524,01)</text:p>
          </table:table-cell>
          <table:table-cell table:style-name="ce6" office:value-type="float" office:value="-4838.37" calcext:value-type="float">
            <text:p>(R$4.838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362.38" calcext:value-type="float">
            <text:p>(R$7.362,38)</text:p>
          </table:table-cell>
          <table:table-cell table:style-name="ce6" office:value-type="float" office:value="16393.09" calcext:value-type="float">
            <text:p>R$16.393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036" calcext:value-type="float">
            <text:p>4036</text:p>
          </table:table-cell>
          <table:table-cell table:style-name="ce3" office:value-type="string" calcext:value-type="string">
            <text:p>VALERIA CRISTINA SANTOS DE OLIVEIR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19.39" calcext:value-type="float">
            <text:p>R$16.519,39 </text:p>
          </table:table-cell>
          <table:table-cell table:style-name="ce6" office:value-type="float" office:value="-1330.06" calcext:value-type="float">
            <text:p>(R$1.330,06)</text:p>
          </table:table-cell>
          <table:table-cell table:style-name="ce6" office:value-type="float" office:value="-3281.06" calcext:value-type="float">
            <text:p>(R$3.281,0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11.12" calcext:value-type="float">
            <text:p>(R$4.611,12)</text:p>
          </table:table-cell>
          <table:table-cell table:style-name="ce6" office:value-type="float" office:value="11908.27" calcext:value-type="float">
            <text:p>R$11.908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8733" calcext:value-type="float">
            <text:p>8733</text:p>
          </table:table-cell>
          <table:table-cell table:style-name="ce3" office:value-type="string" calcext:value-type="string">
            <text:p>VALERIA FRACCINI PALERMO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1669.69" calcext:value-type="float">
            <text:p>R$21.669,6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669.69" calcext:value-type="float">
            <text:p>R$21.669,69 </text:p>
          </table:table-cell>
          <table:table-cell table:style-name="ce6" office:value-type="float" office:value="-2179.86" calcext:value-type="float">
            <text:p>(R$2.179,86)</text:p>
          </table:table-cell>
          <table:table-cell table:style-name="ce6" office:value-type="float" office:value="-4463.7" calcext:value-type="float">
            <text:p>(R$4.463,7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43.56" calcext:value-type="float">
            <text:p>(R$6.643,56)</text:p>
          </table:table-cell>
          <table:table-cell table:style-name="ce6" office:value-type="float" office:value="15026.13" calcext:value-type="float">
            <text:p>R$15.026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080" calcext:value-type="float">
            <text:p>5080</text:p>
          </table:table-cell>
          <table:table-cell table:style-name="ce3" office:value-type="string" calcext:value-type="string">
            <text:p>VALERIA MARIA ALVES DO NASCIMENT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34.15" calcext:value-type="float">
            <text:p>R$13.234,15 </text:p>
          </table:table-cell>
          <table:table-cell table:style-name="ce6" office:value-type="float" office:value="1567.92" calcext:value-type="float">
            <text:p>R$1.567,9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802.07" calcext:value-type="float">
            <text:p>R$14.802,07 </text:p>
          </table:table-cell>
          <table:table-cell table:style-name="ce6" office:value-type="float" office:value="-1046.7" calcext:value-type="float">
            <text:p>(R$1.046,70)</text:p>
          </table:table-cell>
          <table:table-cell table:style-name="ce6" office:value-type="float" office:value="-2834.58" calcext:value-type="float">
            <text:p>(R$2.834,5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81.28" calcext:value-type="float">
            <text:p>(R$3.881,28)</text:p>
          </table:table-cell>
          <table:table-cell table:style-name="ce6" office:value-type="float" office:value="10920.79" calcext:value-type="float">
            <text:p>R$10.920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6245" calcext:value-type="float">
            <text:p>6245</text:p>
          </table:table-cell>
          <table:table-cell table:style-name="ce3" office:value-type="string" calcext:value-type="string">
            <text:p>VALERIA RIBEIRO AREAL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607.69" calcext:value-type="float">
            <text:p>R$13.607,69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701.56" calcext:value-type="float">
            <text:p>R$14.701,56 </text:p>
          </table:table-cell>
          <table:table-cell table:style-name="ce6" office:value-type="float" office:value="-1030.12" calcext:value-type="float">
            <text:p>(R$1.030,12)</text:p>
          </table:table-cell>
          <table:table-cell table:style-name="ce6" office:value-type="float" office:value="-2863.64" calcext:value-type="float">
            <text:p>(R$2.863,6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893.76" calcext:value-type="float">
            <text:p>(R$3.893,76)</text:p>
          </table:table-cell>
          <table:table-cell table:style-name="ce6" office:value-type="float" office:value="10807.8" calcext:value-type="float">
            <text:p>R$10.807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CE</text:p>
          </table:table-cell>
          <table:table-cell table:style-name="ce4" office:value-type="float" office:value="4200" calcext:value-type="float">
            <text:p>4200</text:p>
          </table:table-cell>
          <table:table-cell table:style-name="ce3" office:value-type="string" calcext:value-type="string">
            <text:p>VALMIR FERREIRA DA SILV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622.92" calcext:value-type="float">
            <text:p>R$13.622,9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46.05" calcext:value-type="float">
            <text:p>R$15.446,05 </text:p>
          </table:table-cell>
          <table:table-cell table:style-name="ce6" office:value-type="float" office:value="-1152.96" calcext:value-type="float">
            <text:p>(R$1.152,96)</text:p>
          </table:table-cell>
          <table:table-cell table:style-name="ce6" office:value-type="float" office:value="-2458.86" calcext:value-type="float">
            <text:p>(R$2.458,8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11.82" calcext:value-type="float">
            <text:p>(R$3.611,82)</text:p>
          </table:table-cell>
          <table:table-cell table:style-name="ce6" office:value-type="float" office:value="11834.23" calcext:value-type="float">
            <text:p>R$11.834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1ª REGIÃO</text:p>
          </table:table-cell>
          <table:table-cell table:style-name="ce4" office:value-type="float" office:value="3192" calcext:value-type="float">
            <text:p>3192</text:p>
          </table:table-cell>
          <table:table-cell table:style-name="ce3" office:value-type="string" calcext:value-type="string">
            <text:p>VALQUIRIA CARVALHO GUIMARAES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3897.29" calcext:value-type="float">
            <text:p>R$23.897,2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897.29" calcext:value-type="float">
            <text:p>R$23.897,29 </text:p>
          </table:table-cell>
          <table:table-cell table:style-name="ce6" office:value-type="float" office:value="-2547.41" calcext:value-type="float">
            <text:p>(R$2.547,41)</text:p>
          </table:table-cell>
          <table:table-cell table:style-name="ce6" office:value-type="float" office:value="-4451.62" calcext:value-type="float">
            <text:p>(R$4.451,6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999.03" calcext:value-type="float">
            <text:p>(R$6.999,03)</text:p>
          </table:table-cell>
          <table:table-cell table:style-name="ce6" office:value-type="float" office:value="16898.26" calcext:value-type="float">
            <text:p>R$16.898,2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70" calcext:value-type="float">
            <text:p>4670</text:p>
          </table:table-cell>
          <table:table-cell table:style-name="ce3" office:value-type="string" calcext:value-type="string">
            <text:p>VANDA DE SOUZA MARTIN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259.4" calcext:value-type="float">
            <text:p>R$15.259,4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82.53" calcext:value-type="float">
            <text:p>R$17.082,53 </text:p>
          </table:table-cell>
          <table:table-cell table:style-name="ce6" office:value-type="float" office:value="-1422.98" calcext:value-type="float">
            <text:p>(R$1.422,98)</text:p>
          </table:table-cell>
          <table:table-cell table:style-name="ce6" office:value-type="float" office:value="-3410.37" calcext:value-type="float">
            <text:p>(R$3.41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33.35" calcext:value-type="float">
            <text:p>(R$4.833,35)</text:p>
          </table:table-cell>
          <table:table-cell table:style-name="ce6" office:value-type="float" office:value="12249.18" calcext:value-type="float">
            <text:p>R$12.249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T</text:p>
          </table:table-cell>
          <table:table-cell table:style-name="ce4" office:value-type="float" office:value="3983" calcext:value-type="float">
            <text:p>3983</text:p>
          </table:table-cell>
          <table:table-cell table:style-name="ce3" office:value-type="string" calcext:value-type="string">
            <text:p>VANDA LOPES FARIAS</text:p>
          </table:table-cell>
          <table:table-cell table:style-name="ce4" office:value-type="string" calcext:value-type="string">
            <text:p>ANALISTA PROCESSUAL</text:p>
          </table:table-cell>
          <table:table-cell table:style-name="ce6" office:value-type="float" office:value="19086.84" calcext:value-type="float">
            <text:p>R$19.086,8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909.97" calcext:value-type="float">
            <text:p>R$20.909,97 </text:p>
          </table:table-cell>
          <table:table-cell table:style-name="ce6" office:value-type="float" office:value="-2054.51" calcext:value-type="float">
            <text:p>(R$2.054,51)</text:p>
          </table:table-cell>
          <table:table-cell table:style-name="ce6" office:value-type="float" office:value="-3661.38" calcext:value-type="float">
            <text:p>(R$3.661,3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715.89" calcext:value-type="float">
            <text:p>(R$5.715,89)</text:p>
          </table:table-cell>
          <table:table-cell table:style-name="ce6" office:value-type="float" office:value="15194.08" calcext:value-type="float">
            <text:p>R$15.194,0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27" calcext:value-type="float">
            <text:p>4427</text:p>
          </table:table-cell>
          <table:table-cell table:style-name="ce3" office:value-type="string" calcext:value-type="string">
            <text:p>VANDA LUCIA DA SILVA ALENCAR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392.81" calcext:value-type="float">
            <text:p>R$15.392,81 </text:p>
          </table:table-cell>
          <table:table-cell table:style-name="ce6" office:value-type="float" office:value="2289.54" calcext:value-type="float">
            <text:p>R$2.289,5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682.35" calcext:value-type="float">
            <text:p>R$17.682,35 </text:p>
          </table:table-cell>
          <table:table-cell table:style-name="ce6" office:value-type="float" office:value="-1521.95" calcext:value-type="float">
            <text:p>(R$1.521,95)</text:p>
          </table:table-cell>
          <table:table-cell table:style-name="ce6" office:value-type="float" office:value="-3478.74" calcext:value-type="float">
            <text:p>(R$3.478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000.69" calcext:value-type="float">
            <text:p>(R$5.000,69)</text:p>
          </table:table-cell>
          <table:table-cell table:style-name="ce6" office:value-type="float" office:value="12681.66" calcext:value-type="float">
            <text:p>R$12.681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18229" calcext:value-type="float">
            <text:p>18229</text:p>
          </table:table-cell>
          <table:table-cell table:style-name="ce3" office:value-type="string" calcext:value-type="string">
            <text:p>VANDERLEI ALVES SANTO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1850.03" calcext:value-type="float">
            <text:p>(R$1.850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578.11" calcext:value-type="float">
            <text:p>(R$2.578,11)</text:p>
          </table:table-cell>
          <table:table-cell table:style-name="ce6" office:value-type="float" office:value="10229.13" calcext:value-type="float">
            <text:p>R$10.229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NITEROI</text:p>
          </table:table-cell>
          <table:table-cell table:style-name="ce4" office:value-type="float" office:value="10065" calcext:value-type="float">
            <text:p>10065</text:p>
          </table:table-cell>
          <table:table-cell table:style-name="ce3" office:value-type="string" calcext:value-type="string">
            <text:p>VANDERMILSEN DOS SANTOS FONTENELE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4007.92" calcext:value-type="float">
            <text:p>R$14.007,92 </text:p>
          </table:table-cell>
          <table:table-cell table:style-name="ce6" office:value-type="float" office:value="2393.96" calcext:value-type="float">
            <text:p>R$2.393,9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401.88" calcext:value-type="float">
            <text:p>R$16.401,88 </text:p>
          </table:table-cell>
          <table:table-cell table:style-name="ce6" office:value-type="float" office:value="-1310.67" calcext:value-type="float">
            <text:p>(R$1.310,67)</text:p>
          </table:table-cell>
          <table:table-cell table:style-name="ce6" office:value-type="float" office:value="-3201.94" calcext:value-type="float">
            <text:p>(R$3.201,9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12.61" calcext:value-type="float">
            <text:p>(R$4.512,61)</text:p>
          </table:table-cell>
          <table:table-cell table:style-name="ce6" office:value-type="float" office:value="11889.27" calcext:value-type="float">
            <text:p>R$11.889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2879" calcext:value-type="float">
            <text:p>2879</text:p>
          </table:table-cell>
          <table:table-cell table:style-name="ce3" office:value-type="string" calcext:value-type="string">
            <text:p>VANESSA MARIA CARVALHO FICH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712.04" calcext:value-type="float">
            <text:p>R$22.712,0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712.04" calcext:value-type="float">
            <text:p>R$22.712,0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49.81" calcext:value-type="float">
            <text:p>(R$5.349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349.81" calcext:value-type="float">
            <text:p>(R$5.349,81)</text:p>
          </table:table-cell>
          <table:table-cell table:style-name="ce6" office:value-type="float" office:value="17362.23" calcext:value-type="float">
            <text:p>R$17.362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2815" calcext:value-type="float">
            <text:p>2815</text:p>
          </table:table-cell>
          <table:table-cell table:style-name="ce3" office:value-type="string" calcext:value-type="string">
            <text:p>VANIA BOKLIS</text:p>
          </table:table-cell>
          <table:table-cell table:style-name="ce4" office:value-type="string" calcext:value-type="string">
            <text:p>ANALISTA DO MPU/DESENVOLVIMENTO DE SISTEMAS</text:p>
          </table:table-cell>
          <table:table-cell table:style-name="ce6" office:value-type="float" office:value="22370.12" calcext:value-type="float">
            <text:p>R$22.370,12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647.87" calcext:value-type="float">
            <text:p>R$26.647,87 </text:p>
          </table:table-cell>
          <table:table-cell table:style-name="ce6" office:value-type="float" office:value="-3001.26" calcext:value-type="float">
            <text:p>(R$3.001,26)</text:p>
          </table:table-cell>
          <table:table-cell table:style-name="ce6" office:value-type="float" office:value="-5606.81" calcext:value-type="float">
            <text:p>(R$5.606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8608.07" calcext:value-type="float">
            <text:p>(R$8.608,07)</text:p>
          </table:table-cell>
          <table:table-cell table:style-name="ce6" office:value-type="float" office:value="18039.8" calcext:value-type="float">
            <text:p>R$18.039,8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385" calcext:value-type="float">
            <text:p>2385</text:p>
          </table:table-cell>
          <table:table-cell table:style-name="ce3" office:value-type="string" calcext:value-type="string">
            <text:p>VANIA EDNA VIEIRA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6037.99" calcext:value-type="float">
            <text:p>R$26.037,99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30315.74" calcext:value-type="float">
            <text:p>R$30.315,74 </text:p>
          </table:table-cell>
          <table:table-cell table:style-name="ce6" office:value-type="float" office:value="-3697.68" calcext:value-type="float">
            <text:p>(R$3.697,68)</text:p>
          </table:table-cell>
          <table:table-cell table:style-name="ce6" office:value-type="float" office:value="-5900.37" calcext:value-type="float">
            <text:p>(R$5.900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598.05" calcext:value-type="float">
            <text:p>(R$9.598,05)</text:p>
          </table:table-cell>
          <table:table-cell table:style-name="ce6" office:value-type="float" office:value="20717.69" calcext:value-type="float">
            <text:p>R$20.717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212" calcext:value-type="float">
            <text:p>4212</text:p>
          </table:table-cell>
          <table:table-cell table:style-name="ce3" office:value-type="string" calcext:value-type="string">
            <text:p>VANIA LUZIA GORG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554.33" calcext:value-type="float">
            <text:p>R$13.554,33 </text:p>
          </table:table-cell>
          <table:table-cell table:style-name="ce6" office:value-type="float" office:value="2804.97" calcext:value-type="float">
            <text:p>R$2.804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359.3" calcext:value-type="float">
            <text:p>R$16.359,30 </text:p>
          </table:table-cell>
          <table:table-cell table:style-name="ce6" office:value-type="float" office:value="-1303.64" calcext:value-type="float">
            <text:p>(R$1.303,64)</text:p>
          </table:table-cell>
          <table:table-cell table:style-name="ce6" office:value-type="float" office:value="-3244.3" calcext:value-type="float">
            <text:p>(R$3.244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547.94" calcext:value-type="float">
            <text:p>(R$4.547,94)</text:p>
          </table:table-cell>
          <table:table-cell table:style-name="ce6" office:value-type="float" office:value="11811.36" calcext:value-type="float">
            <text:p>R$11.811,3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AL</text:p>
          </table:table-cell>
          <table:table-cell table:style-name="ce4" office:value-type="float" office:value="4333" calcext:value-type="float">
            <text:p>4333</text:p>
          </table:table-cell>
          <table:table-cell table:style-name="ce3" office:value-type="string" calcext:value-type="string">
            <text:p>VANIA MARIA CORREIA DE CAST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206.03" calcext:value-type="float">
            <text:p>R$15.206,03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29.16" calcext:value-type="float">
            <text:p>R$17.029,16 </text:p>
          </table:table-cell>
          <table:table-cell table:style-name="ce6" office:value-type="float" office:value="-1414.17" calcext:value-type="float">
            <text:p>(R$1.414,17)</text:p>
          </table:table-cell>
          <table:table-cell table:style-name="ce6" office:value-type="float" office:value="-2874.52" calcext:value-type="float">
            <text:p>(R$2.874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88.69" calcext:value-type="float">
            <text:p>(R$4.288,69)</text:p>
          </table:table-cell>
          <table:table-cell table:style-name="ce6" office:value-type="float" office:value="12740.47" calcext:value-type="float">
            <text:p>R$12.740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ANTOS</text:p>
          </table:table-cell>
          <table:table-cell table:style-name="ce4" office:value-type="float" office:value="31308" calcext:value-type="float">
            <text:p>31308</text:p>
          </table:table-cell>
          <table:table-cell table:style-name="ce3" office:value-type="string" calcext:value-type="string">
            <text:p>VANILDO GOMES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9506.4" calcext:value-type="float">
            <text:p>R$9.506,40 </text:p>
          </table:table-cell>
          <table:table-cell table:number-columns-repeated="5" table:style-name="ce6" office:value-type="float" office:value="0" calcext:value-type="float">
            <text:p>R$0,00 </text:p>
          </table:table-cell>
          <table:table-cell table:style-name="ce6" office:value-type="float" office:value="-1934.53" calcext:value-type="float">
            <text:p>(R$1.934,53)</text:p>
          </table:table-cell>
          <table:table-cell table:style-name="ce6" office:value-type="float" office:value="34993.85" calcext:value-type="float">
            <text:p>R$34.993,85 </text:p>
          </table:table-cell>
          <table:table-cell table:style-name="ce6" office:value-type="float" office:value="9506.4" calcext:value-type="float">
            <text:p>R$9.506,40 </text:p>
          </table:table-cell>
          <table:table-cell table:style-name="ce6" office:value-type="float" office:value="363.54" calcext:value-type="float">
            <text:p>R$363,54 </text:p>
          </table:table-cell>
          <table:table-cell table:style-name="ce6" office:value-type="float" office:value="-1661.82" calcext:value-type="float">
            <text:p>(R$1.661,8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298.28" calcext:value-type="float">
            <text:p>(R$1.298,28)</text:p>
          </table:table-cell>
          <table:table-cell table:style-name="ce6" office:value-type="float" office:value="8208.12" calcext:value-type="float">
            <text:p>R$8.208,1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31840" calcext:value-type="float">
            <text:p>31840</text:p>
          </table:table-cell>
          <table:table-cell table:style-name="ce3" office:value-type="string" calcext:value-type="string">
            <text:p>VERA FURLAN DOS SANTO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420.92" calcext:value-type="float">
            <text:p>R$13.420,92 </text:p>
          </table:table-cell>
          <table:table-cell table:style-name="ce6" office:value-type="float" office:value="1670" calcext:value-type="float">
            <text:p>R$1.670,0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090.92" calcext:value-type="float">
            <text:p>R$15.090,92 </text:p>
          </table:table-cell>
          <table:table-cell table:style-name="ce6" office:value-type="float" office:value="-1094.36" calcext:value-type="float">
            <text:p>(R$1.094,36)</text:p>
          </table:table-cell>
          <table:table-cell table:style-name="ce6" office:value-type="float" office:value="-2900.91" calcext:value-type="float">
            <text:p>(R$2.900,9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95.27" calcext:value-type="float">
            <text:p>(R$3.995,27)</text:p>
          </table:table-cell>
          <table:table-cell table:style-name="ce6" office:value-type="float" office:value="11095.65" calcext:value-type="float">
            <text:p>R$11.095,6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4914" calcext:value-type="float">
            <text:p>4914</text:p>
          </table:table-cell>
          <table:table-cell table:style-name="ce3" office:value-type="string" calcext:value-type="string">
            <text:p>VERA LUCIA DE ARAUJ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927.87" calcext:value-type="float">
            <text:p>R$13.927,87 </text:p>
          </table:table-cell>
          <table:table-cell table:style-name="ce6" office:value-type="float" office:value="2287.65" calcext:value-type="float">
            <text:p>R$2.287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15.52" calcext:value-type="float">
            <text:p>R$16.215,52 </text:p>
          </table:table-cell>
          <table:table-cell table:style-name="ce6" office:value-type="float" office:value="-1279.92" calcext:value-type="float">
            <text:p>(R$1.279,92)</text:p>
          </table:table-cell>
          <table:table-cell table:style-name="ce6" office:value-type="float" office:value="-2687.69" calcext:value-type="float">
            <text:p>(R$2.687,6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67.61" calcext:value-type="float">
            <text:p>(R$3.967,61)</text:p>
          </table:table-cell>
          <table:table-cell table:style-name="ce6" office:value-type="float" office:value="12247.91" calcext:value-type="float">
            <text:p>R$12.247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880" calcext:value-type="float">
            <text:p>4880</text:p>
          </table:table-cell>
          <table:table-cell table:style-name="ce3" office:value-type="string" calcext:value-type="string">
            <text:p>VERA LUCIA DUARTE FERR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68.77" calcext:value-type="float">
            <text:p>(R$2.568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63.24" calcext:value-type="float">
            <text:p>(R$3.763,24)</text:p>
          </table:table-cell>
          <table:table-cell table:style-name="ce6" office:value-type="float" office:value="11934.4" calcext:value-type="float">
            <text:p>R$11.934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733" calcext:value-type="float">
            <text:p>3733</text:p>
          </table:table-cell>
          <table:table-cell table:style-name="ce3" office:value-type="string" calcext:value-type="string">
            <text:p>VERA LUCIA IVANOVS BORGES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0487.73" calcext:value-type="float">
            <text:p>R$20.487,73 </text:p>
          </table:table-cell>
          <table:table-cell table:style-name="ce6" office:value-type="float" office:value="1711.1" calcext:value-type="float">
            <text:p>R$1.711,1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198.83" calcext:value-type="float">
            <text:p>R$22.198,83 </text:p>
          </table:table-cell>
          <table:table-cell table:style-name="ce6" office:value-type="float" office:value="-2267.17" calcext:value-type="float">
            <text:p>(R$2.267,17)</text:p>
          </table:table-cell>
          <table:table-cell table:style-name="ce6" office:value-type="float" office:value="-4009.47" calcext:value-type="float">
            <text:p>(R$4.009,4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276.64" calcext:value-type="float">
            <text:p>(R$6.276,64)</text:p>
          </table:table-cell>
          <table:table-cell table:style-name="ce6" office:value-type="float" office:value="15922.19" calcext:value-type="float">
            <text:p>R$15.922,1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4762" calcext:value-type="float">
            <text:p>4762</text:p>
          </table:table-cell>
          <table:table-cell table:style-name="ce3" office:value-type="string" calcext:value-type="string">
            <text:p>VERA LUCIA RIBEIR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514.87" calcext:value-type="float">
            <text:p>R$14.514,87 </text:p>
          </table:table-cell>
          <table:table-cell table:style-name="ce6" office:value-type="float" office:value="3786.81" calcext:value-type="float">
            <text:p>R$3.786,8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8301.68" calcext:value-type="float">
            <text:p>R$18.301,68 </text:p>
          </table:table-cell>
          <table:table-cell table:style-name="ce6" office:value-type="float" office:value="-1624.14" calcext:value-type="float">
            <text:p>(R$1.624,14)</text:p>
          </table:table-cell>
          <table:table-cell table:style-name="ce6" office:value-type="float" office:value="-3166.72" calcext:value-type="float">
            <text:p>(R$3.166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90.86" calcext:value-type="float">
            <text:p>(R$4.790,86)</text:p>
          </table:table-cell>
          <table:table-cell table:style-name="ce6" office:value-type="float" office:value="13510.82" calcext:value-type="float">
            <text:p>R$13.510,8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24268" calcext:value-type="float">
            <text:p>24268</text:p>
          </table:table-cell>
          <table:table-cell table:style-name="ce3" office:value-type="string" calcext:value-type="string">
            <text:p>VERA LUCIA RODRIGUES PANTOJA</text:p>
          </table:table-cell>
          <table:table-cell table:style-name="ce4" office:value-type="string" calcext:value-type="string">
            <text:p>ANALISTA DO MPU/GESTÃO PÚBLICA</text:p>
          </table:table-cell>
          <table:table-cell table:style-name="ce6" office:value-type="float" office:value="21976.13" calcext:value-type="float">
            <text:p>R$21.976,13 </text:p>
          </table:table-cell>
          <table:table-cell table:style-name="ce6" office:value-type="float" office:value="2566.65" calcext:value-type="float">
            <text:p>R$2.566,6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4542.78" calcext:value-type="float">
            <text:p>R$24.542,78 </text:p>
          </table:table-cell>
          <table:table-cell table:style-name="ce6" office:value-type="float" office:value="-2653.92" calcext:value-type="float">
            <text:p>(R$2.653,92)</text:p>
          </table:table-cell>
          <table:table-cell table:style-name="ce6" office:value-type="float" office:value="-4599.84" calcext:value-type="float">
            <text:p>(R$4.599,8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253.76" calcext:value-type="float">
            <text:p>(R$7.253,76)</text:p>
          </table:table-cell>
          <table:table-cell table:style-name="ce6" office:value-type="float" office:value="17289.02" calcext:value-type="float">
            <text:p>R$17.289,0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88" calcext:value-type="float">
            <text:p>4788</text:p>
          </table:table-cell>
          <table:table-cell table:style-name="ce3" office:value-type="string" calcext:value-type="string">
            <text:p>VERA MARIA BARBOSA MORAES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8199.13" calcext:value-type="float">
            <text:p>R$18.199,13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925.83" calcext:value-type="float">
            <text:p>R$22.925,83 </text:p>
          </table:table-cell>
          <table:table-cell table:style-name="ce6" office:value-type="float" office:value="-2387.12" calcext:value-type="float">
            <text:p>(R$2.387,12)</text:p>
          </table:table-cell>
          <table:table-cell table:style-name="ce6" office:value-type="float" office:value="-4228.55" calcext:value-type="float">
            <text:p>(R$4.228,5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15.67" calcext:value-type="float">
            <text:p>(R$6.615,67)</text:p>
          </table:table-cell>
          <table:table-cell table:style-name="ce6" office:value-type="float" office:value="16310.16" calcext:value-type="float">
            <text:p>R$16.310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753" calcext:value-type="float">
            <text:p>4753</text:p>
          </table:table-cell>
          <table:table-cell table:style-name="ce3" office:value-type="string" calcext:value-type="string">
            <text:p>VERA MARINS MARTINS NOGUEIR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4404.6" calcext:value-type="float">
            <text:p>R$24.404,60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9131.3" calcext:value-type="float">
            <text:p>R$29.131,30 </text:p>
          </table:table-cell>
          <table:table-cell table:style-name="ce6" office:value-type="float" office:value="-3472.64" calcext:value-type="float">
            <text:p>(R$3.472,64)</text:p>
          </table:table-cell>
          <table:table-cell table:style-name="ce6" office:value-type="float" office:value="-5636.53" calcext:value-type="float">
            <text:p>(R$5.636,5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9109.17" calcext:value-type="float">
            <text:p>(R$9.109,17)</text:p>
          </table:table-cell>
          <table:table-cell table:style-name="ce6" office:value-type="float" office:value="20022.13" calcext:value-type="float">
            <text:p>R$20.022,1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3585" calcext:value-type="float">
            <text:p>3585</text:p>
          </table:table-cell>
          <table:table-cell table:style-name="ce3" office:value-type="string" calcext:value-type="string">
            <text:p>VERA REJANE TORRES FERREIR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2967.33" calcext:value-type="float">
            <text:p>R$12.967,33 </text:p>
          </table:table-cell>
          <table:table-cell table:style-name="ce6" office:value-type="float" office:value="182.31" calcext:value-type="float">
            <text:p>R$182,3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149.64" calcext:value-type="float">
            <text:p>R$13.149,64 </text:p>
          </table:table-cell>
          <table:table-cell table:style-name="ce6" office:value-type="float" office:value="-777.73" calcext:value-type="float">
            <text:p>(R$777,73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77.73" calcext:value-type="float">
            <text:p>(R$777,73)</text:p>
          </table:table-cell>
          <table:table-cell table:style-name="ce6" office:value-type="float" office:value="12371.91" calcext:value-type="float">
            <text:p>R$12.371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4246" calcext:value-type="float">
            <text:p>4246</text:p>
          </table:table-cell>
          <table:table-cell table:style-name="ce3" office:value-type="string" calcext:value-type="string">
            <text:p>VERALUCIA GOMES DE AGUIA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67.79" calcext:value-type="float">
            <text:p>R$13.767,79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590.92" calcext:value-type="float">
            <text:p>R$15.590,92 </text:p>
          </table:table-cell>
          <table:table-cell table:style-name="ce6" office:value-type="float" office:value="-1176.86" calcext:value-type="float">
            <text:p>(R$1.176,86)</text:p>
          </table:table-cell>
          <table:table-cell table:style-name="ce6" office:value-type="float" office:value="-3015.72" calcext:value-type="float">
            <text:p>(R$3.015,7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192.58" calcext:value-type="float">
            <text:p>(R$4.192,58)</text:p>
          </table:table-cell>
          <table:table-cell table:style-name="ce6" office:value-type="float" office:value="11398.34" calcext:value-type="float">
            <text:p>R$11.398,3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4377" calcext:value-type="float">
            <text:p>4377</text:p>
          </table:table-cell>
          <table:table-cell table:style-name="ce3" office:value-type="string" calcext:value-type="string">
            <text:p>VERANICE DE SOUZA ARAUJ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6564.76" calcext:value-type="float">
            <text:p>R$16.564,76 </text:p>
          </table:table-cell>
          <table:table-cell table:style-name="ce6" office:value-type="float" office:value="3786.82" calcext:value-type="float">
            <text:p>R$3.786,8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0351.58" calcext:value-type="float">
            <text:p>R$20.351,58 </text:p>
          </table:table-cell>
          <table:table-cell table:style-name="ce6" office:value-type="float" office:value="-1962.37" calcext:value-type="float">
            <text:p>(R$1.962,37)</text:p>
          </table:table-cell>
          <table:table-cell table:style-name="ce6" office:value-type="float" office:value="-3585.3" calcext:value-type="float">
            <text:p>(R$3.585,3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47.67" calcext:value-type="float">
            <text:p>(R$5.547,67)</text:p>
          </table:table-cell>
          <table:table-cell table:style-name="ce6" office:value-type="float" office:value="14803.91" calcext:value-type="float">
            <text:p>R$14.803,9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491" calcext:value-type="float">
            <text:p>3491</text:p>
          </table:table-cell>
          <table:table-cell table:style-name="ce3" office:value-type="string" calcext:value-type="string">
            <text:p>VICENTE DE PAULO CASTRO TEIXEIRA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4033.65" calcext:value-type="float">
            <text:p>R$24.033,6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4033.65" calcext:value-type="float">
            <text:p>R$24.033,65 </text:p>
          </table:table-cell>
          <table:table-cell table:style-name="ce6" office:value-type="float" office:value="-2569.91" calcext:value-type="float">
            <text:p>(R$2.569,91)</text:p>
          </table:table-cell>
          <table:table-cell table:style-name="ce6" office:value-type="float" office:value="-5006.52" calcext:value-type="float">
            <text:p>(R$5.006,5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576.43" calcext:value-type="float">
            <text:p>(R$7.576,43)</text:p>
          </table:table-cell>
          <table:table-cell table:style-name="ce6" office:value-type="float" office:value="16457.22" calcext:value-type="float">
            <text:p>R$16.457,22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G</text:p>
          </table:table-cell>
          <table:table-cell table:style-name="ce4" office:value-type="float" office:value="4721" calcext:value-type="float">
            <text:p>4721</text:p>
          </table:table-cell>
          <table:table-cell table:style-name="ce3" office:value-type="string" calcext:value-type="string">
            <text:p>VILMA APARECIDA CARNEIRO SOUZ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1846.7" calcext:value-type="float">
            <text:p>R$11.846,70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305.2" calcext:value-type="float">
            <text:p>R$13.305,20 </text:p>
          </table:table-cell>
          <table:table-cell table:style-name="ce6" office:value-type="float" office:value="-800.28" calcext:value-type="float">
            <text:p>(R$800,28)</text:p>
          </table:table-cell>
          <table:table-cell table:style-name="ce6" office:value-type="float" office:value="-2019.25" calcext:value-type="float">
            <text:p>(R$2.019,2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19.53" calcext:value-type="float">
            <text:p>(R$2.819,53)</text:p>
          </table:table-cell>
          <table:table-cell table:style-name="ce6" office:value-type="float" office:value="10485.67" calcext:value-type="float">
            <text:p>R$10.485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MPINAS</text:p>
          </table:table-cell>
          <table:table-cell table:style-name="ce4" office:value-type="float" office:value="16033" calcext:value-type="float">
            <text:p>16033</text:p>
          </table:table-cell>
          <table:table-cell table:style-name="ce3" office:value-type="string" calcext:value-type="string">
            <text:p>VILMA MARIA DE OLIV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807.24" calcext:value-type="float">
            <text:p>R$12.807,2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807.24" calcext:value-type="float">
            <text:p>R$12.807,24 </text:p>
          </table:table-cell>
          <table:table-cell table:style-name="ce6" office:value-type="float" office:value="-728.08" calcext:value-type="float">
            <text:p>(R$728,08)</text:p>
          </table:table-cell>
          <table:table-cell table:style-name="ce6" office:value-type="float" office:value="-2425.76" calcext:value-type="float">
            <text:p>(R$2.425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153.84" calcext:value-type="float">
            <text:p>(R$3.153,84)</text:p>
          </table:table-cell>
          <table:table-cell table:style-name="ce6" office:value-type="float" office:value="9653.4" calcext:value-type="float">
            <text:p>R$9.653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C</text:p>
          </table:table-cell>
          <table:table-cell table:style-name="ce4" office:value-type="float" office:value="4704" calcext:value-type="float">
            <text:p>4704</text:p>
          </table:table-cell>
          <table:table-cell table:style-name="ce3" office:value-type="string" calcext:value-type="string">
            <text:p>VILSON MARTINS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3661.06" calcext:value-type="float">
            <text:p>R$13.661,06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484.19" calcext:value-type="float">
            <text:p>R$15.484,19 </text:p>
          </table:table-cell>
          <table:table-cell table:style-name="ce6" office:value-type="float" office:value="-1159.25" calcext:value-type="float">
            <text:p>(R$1.159,25)</text:p>
          </table:table-cell>
          <table:table-cell table:style-name="ce6" office:value-type="float" office:value="-2519.76" calcext:value-type="float">
            <text:p>(R$2.519,7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79.01" calcext:value-type="float">
            <text:p>(R$3.679,01)</text:p>
          </table:table-cell>
          <table:table-cell table:style-name="ce6" office:value-type="float" office:value="11805.18" calcext:value-type="float">
            <text:p>R$11.805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481" calcext:value-type="float">
            <text:p>4481</text:p>
          </table:table-cell>
          <table:table-cell table:style-name="ce3" office:value-type="string" calcext:value-type="string">
            <text:p>VIRGINIA CARDOSO DA SILVA ATHAYDE NUNE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7825.59" calcext:value-type="float">
            <text:p>R$17.825,59 </text:p>
          </table:table-cell>
          <table:table-cell table:style-name="ce6" office:value-type="float" office:value="4547.12" calcext:value-type="float">
            <text:p>R$4.547,1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372.71" calcext:value-type="float">
            <text:p>R$22.372,71 </text:p>
          </table:table-cell>
          <table:table-cell table:style-name="ce6" office:value-type="float" office:value="-2295.86" calcext:value-type="float">
            <text:p>(R$2.295,8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95.86" calcext:value-type="float">
            <text:p>(R$2.295,86)</text:p>
          </table:table-cell>
          <table:table-cell table:style-name="ce6" office:value-type="float" office:value="20076.85" calcext:value-type="float">
            <text:p>R$20.076,8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740" calcext:value-type="float">
            <text:p>3740</text:p>
          </table:table-cell>
          <table:table-cell table:style-name="ce3" office:value-type="string" calcext:value-type="string">
            <text:p>VIRGINIA JUNQUEI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67.56" calcext:value-type="float">
            <text:p>R$13.367,5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367.56" calcext:value-type="float">
            <text:p>R$13.367,56 </text:p>
          </table:table-cell>
          <table:table-cell table:style-name="ce6" office:value-type="float" office:value="-810.01" calcext:value-type="float">
            <text:p>(R$810,01)</text:p>
          </table:table-cell>
          <table:table-cell table:style-name="ce6" office:value-type="float" office:value="-2557.32" calcext:value-type="float">
            <text:p>(R$2.557,3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367.33" calcext:value-type="float">
            <text:p>(R$3.367,33)</text:p>
          </table:table-cell>
          <table:table-cell table:style-name="ce6" office:value-type="float" office:value="10000.23" calcext:value-type="float">
            <text:p>R$10.000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9733" calcext:value-type="float">
            <text:p>9733</text:p>
          </table:table-cell>
          <table:table-cell table:style-name="ce3" office:value-type="string" calcext:value-type="string">
            <text:p>VIRGINIA LUCIA RIBEIRO CABRAL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2107.46" calcext:value-type="float">
            <text:p>R$22.107,4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107.46" calcext:value-type="float">
            <text:p>R$22.107,46 </text:p>
          </table:table-cell>
          <table:table-cell table:style-name="ce6" office:value-type="float" office:value="-2252.09" calcext:value-type="float">
            <text:p>(R$2.252,09)</text:p>
          </table:table-cell>
          <table:table-cell table:style-name="ce6" office:value-type="float" office:value="-4564.22" calcext:value-type="float">
            <text:p>(R$4.564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16.31" calcext:value-type="float">
            <text:p>(R$6.816,31)</text:p>
          </table:table-cell>
          <table:table-cell table:style-name="ce6" office:value-type="float" office:value="15291.15" calcext:value-type="float">
            <text:p>R$15.291,1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405" calcext:value-type="float">
            <text:p>3405</text:p>
          </table:table-cell>
          <table:table-cell table:style-name="ce3" office:value-type="string" calcext:value-type="string">
            <text:p>VITAL LIMA</text:p>
          </table:table-cell>
          <table:table-cell table:style-name="ce4" office:value-type="string" calcext:value-type="string">
            <text:p>ANALISTA DE CONTROLE INTERNO</text:p>
          </table:table-cell>
          <table:table-cell table:style-name="ce6" office:value-type="float" office:value="21538.36" calcext:value-type="float">
            <text:p>R$21.538,36 </text:p>
          </table:table-cell>
          <table:table-cell table:style-name="ce6" office:value-type="float" office:value="4651.36" calcext:value-type="float">
            <text:p>R$4.651,36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189.72" calcext:value-type="float">
            <text:p>R$26.189,72 </text:p>
          </table:table-cell>
          <table:table-cell table:style-name="ce6" office:value-type="float" office:value="-2925.66" calcext:value-type="float">
            <text:p>(R$2.925,66)</text:p>
          </table:table-cell>
          <table:table-cell table:style-name="ce6" office:value-type="float" office:value="-3914.4" calcext:value-type="float">
            <text:p>(R$3.914,4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40.06" calcext:value-type="float">
            <text:p>(R$6.840,06)</text:p>
          </table:table-cell>
          <table:table-cell table:style-name="ce6" office:value-type="float" office:value="19349.66" calcext:value-type="float">
            <text:p>R$19.349,6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4ª REGIÃO</text:p>
          </table:table-cell>
          <table:table-cell table:style-name="ce4" office:value-type="float" office:value="6341" calcext:value-type="float">
            <text:p>6341</text:p>
          </table:table-cell>
          <table:table-cell table:style-name="ce3" office:value-type="string" calcext:value-type="string">
            <text:p>VIVIANE SILVEIRA CLAU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12307.29" calcext:value-type="float">
            <text:p>R$12.307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B</text:p>
          </table:table-cell>
          <table:table-cell table:style-name="ce4" office:value-type="float" office:value="3588" calcext:value-type="float">
            <text:p>3588</text:p>
          </table:table-cell>
          <table:table-cell table:style-name="ce3" office:value-type="string" calcext:value-type="string">
            <text:p>VLADIMIR SERGIO NEGROMONTE DUARTE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563.71" calcext:value-type="float">
            <text:p>R$6.563,71 </text:p>
          </table:table-cell>
          <table:table-cell table:style-name="ce6" office:value-type="float" office:value="364.62" calcext:value-type="float">
            <text:p>R$364,62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6928.33" calcext:value-type="float">
            <text:p>R$6.928,33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3.74" calcext:value-type="float">
            <text:p>(R$683,7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83.74" calcext:value-type="float">
            <text:p>(R$683,74)</text:p>
          </table:table-cell>
          <table:table-cell table:style-name="ce6" office:value-type="float" office:value="6244.59" calcext:value-type="float">
            <text:p>R$6.244,5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MA</text:p>
          </table:table-cell>
          <table:table-cell table:style-name="ce4" office:value-type="float" office:value="4260" calcext:value-type="float">
            <text:p>4260</text:p>
          </table:table-cell>
          <table:table-cell table:style-name="ce3" office:value-type="string" calcext:value-type="string">
            <text:p>WAGNER JESUS PRADO NUNES</text:p>
          </table:table-cell>
          <table:table-cell table:style-name="ce4" office:value-type="string" calcext:value-type="string">
            <text:p>TÉCNICO DO MPU/SEGURANÇA INSTITUCIONAL E TRANSPORTE</text:p>
          </table:table-cell>
          <table:table-cell table:style-name="ce6" office:value-type="float" office:value="14034.6" calcext:value-type="float">
            <text:p>R$14.034,60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57.73" calcext:value-type="float">
            <text:p>R$15.857,73 </text:p>
          </table:table-cell>
          <table:table-cell table:style-name="ce6" office:value-type="float" office:value="-1220.89" calcext:value-type="float">
            <text:p>(R$1.220,89)</text:p>
          </table:table-cell>
          <table:table-cell table:style-name="ce6" office:value-type="float" office:value="-2501.26" calcext:value-type="float">
            <text:p>(R$2.501,2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22.15" calcext:value-type="float">
            <text:p>(R$3.722,15)</text:p>
          </table:table-cell>
          <table:table-cell table:style-name="ce6" office:value-type="float" office:value="12135.58" calcext:value-type="float">
            <text:p>R$12.135,5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309" calcext:value-type="float">
            <text:p>2309</text:p>
          </table:table-cell>
          <table:table-cell table:style-name="ce3" office:value-type="string" calcext:value-type="string">
            <text:p>WAGNER PARDIN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138.96" calcext:value-type="float">
            <text:p>R$18.138,96 </text:p>
          </table:table-cell>
          <table:table-cell table:style-name="ce6" office:value-type="float" office:value="4277.75" calcext:value-type="float">
            <text:p>R$4.277,75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2416.71" calcext:value-type="float">
            <text:p>R$22.416,71 </text:p>
          </table:table-cell>
          <table:table-cell table:style-name="ce6" office:value-type="float" office:value="-2303.12" calcext:value-type="float">
            <text:p>(R$2.303,12)</text:p>
          </table:table-cell>
          <table:table-cell table:style-name="ce6" office:value-type="float" office:value="-4059.5" calcext:value-type="float">
            <text:p>(R$4.059,5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362.62" calcext:value-type="float">
            <text:p>(R$6.362,62)</text:p>
          </table:table-cell>
          <table:table-cell table:style-name="ce6" office:value-type="float" office:value="16054.09" calcext:value-type="float">
            <text:p>R$16.054,0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CACERES</text:p>
          </table:table-cell>
          <table:table-cell table:style-name="ce4" office:value-type="float" office:value="4656" calcext:value-type="float">
            <text:p>4656</text:p>
          </table:table-cell>
          <table:table-cell table:style-name="ce3" office:value-type="string" calcext:value-type="string">
            <text:p>WALTER JOAO SANT ANA DE LIM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821.15" calcext:value-type="float">
            <text:p>R$13.821,15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44.28" calcext:value-type="float">
            <text:p>R$15.644,28 </text:p>
          </table:table-cell>
          <table:table-cell table:style-name="ce6" office:value-type="float" office:value="-1185.67" calcext:value-type="float">
            <text:p>(R$1.185,67)</text:p>
          </table:table-cell>
          <table:table-cell table:style-name="ce6" office:value-type="float" office:value="-3027.98" calcext:value-type="float">
            <text:p>(R$3.027,9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13.65" calcext:value-type="float">
            <text:p>(R$4.213,65)</text:p>
          </table:table-cell>
          <table:table-cell table:style-name="ce6" office:value-type="float" office:value="11430.63" calcext:value-type="float">
            <text:p>R$11.430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2ª REGIÃO</text:p>
          </table:table-cell>
          <table:table-cell table:style-name="ce4" office:value-type="float" office:value="3259" calcext:value-type="float">
            <text:p>3259</text:p>
          </table:table-cell>
          <table:table-cell table:style-name="ce3" office:value-type="string" calcext:value-type="string">
            <text:p>WALTER VIEIRA GONZALE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729.24" calcext:value-type="float">
            <text:p>R$729,2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016.75" calcext:value-type="float">
            <text:p>R$14.016,75 </text:p>
          </table:table-cell>
          <table:table-cell table:style-name="ce6" office:value-type="float" office:value="-917.12" calcext:value-type="float">
            <text:p>(R$917,12)</text:p>
          </table:table-cell>
          <table:table-cell table:style-name="ce6" office:value-type="float" office:value="-2130.66" calcext:value-type="float">
            <text:p>(R$2.130,6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47.78" calcext:value-type="float">
            <text:p>(R$3.047,78)</text:p>
          </table:table-cell>
          <table:table-cell table:style-name="ce6" office:value-type="float" office:value="10968.97" calcext:value-type="float">
            <text:p>R$10.968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S.J.CAMP</text:p>
          </table:table-cell>
          <table:table-cell table:style-name="ce4" office:value-type="float" office:value="3095" calcext:value-type="float">
            <text:p>3095</text:p>
          </table:table-cell>
          <table:table-cell table:style-name="ce3" office:value-type="string" calcext:value-type="string">
            <text:p>WANDERLEY ALVES DE OLIVEIRA</text:p>
          </table:table-cell>
          <table:table-cell table:style-name="ce4" office:value-type="string" calcext:value-type="string">
            <text:p>TECNICO DE APOIO ESPECIALIZADO</text:p>
          </table:table-cell>
          <table:table-cell table:style-name="ce6" office:value-type="float" office:value="11793.32" calcext:value-type="float">
            <text:p>R$11.793,3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1793.32" calcext:value-type="float">
            <text:p>R$11.793,32 </text:p>
          </table:table-cell>
          <table:table-cell table:style-name="ce6" office:value-type="float" office:value="-581.06" calcext:value-type="float">
            <text:p>(R$581,06)</text:p>
          </table:table-cell>
          <table:table-cell table:style-name="ce6" office:value-type="float" office:value="-2187.37" calcext:value-type="float">
            <text:p>(R$2.187,3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768.43" calcext:value-type="float">
            <text:p>(R$2.768,43)</text:p>
          </table:table-cell>
          <table:table-cell table:style-name="ce6" office:value-type="float" office:value="9024.89" calcext:value-type="float">
            <text:p>R$9.024,8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2125" calcext:value-type="float">
            <text:p>2125</text:p>
          </table:table-cell>
          <table:table-cell table:style-name="ce3" office:value-type="string" calcext:value-type="string">
            <text:p>WANDERNEY PEREIRA DE FIGUEIRE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54.78" calcext:value-type="float">
            <text:p>R$14.354,78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77.91" calcext:value-type="float">
            <text:p>R$16.177,91 </text:p>
          </table:table-cell>
          <table:table-cell table:style-name="ce6" office:value-type="float" office:value="-1273.72" calcext:value-type="float">
            <text:p>(R$1.273,72)</text:p>
          </table:table-cell>
          <table:table-cell table:style-name="ce6" office:value-type="float" office:value="-2679.05" calcext:value-type="float">
            <text:p>(R$2.679,05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52.77" calcext:value-type="float">
            <text:p>(R$3.952,77)</text:p>
          </table:table-cell>
          <table:table-cell table:style-name="ce6" office:value-type="float" office:value="12225.14" calcext:value-type="float">
            <text:p>R$12.225,1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MACAE</text:p>
          </table:table-cell>
          <table:table-cell table:style-name="ce4" office:value-type="float" office:value="7729" calcext:value-type="float">
            <text:p>7729</text:p>
          </table:table-cell>
          <table:table-cell table:style-name="ce3" office:value-type="string" calcext:value-type="string">
            <text:p>WANDERNUBIA LOPES RAMOS DE CARVALHO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074.06" calcext:value-type="float">
            <text:p>R$13.074,06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074.06" calcext:value-type="float">
            <text:p>R$13.074,06 </text:p>
          </table:table-cell>
          <table:table-cell table:style-name="ce6" office:value-type="float" office:value="-766.77" calcext:value-type="float">
            <text:p>(R$766,77)</text:p>
          </table:table-cell>
          <table:table-cell table:style-name="ce6" office:value-type="float" office:value="-2436.36" calcext:value-type="float">
            <text:p>(R$2.436,3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203.13" calcext:value-type="float">
            <text:p>(R$3.203,13)</text:p>
          </table:table-cell>
          <table:table-cell table:style-name="ce6" office:value-type="float" office:value="9870.93" calcext:value-type="float">
            <text:p>R$9.870,9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ES</text:p>
          </table:table-cell>
          <table:table-cell table:style-name="ce4" office:value-type="float" office:value="4680" calcext:value-type="float">
            <text:p>4680</text:p>
          </table:table-cell>
          <table:table-cell table:style-name="ce3" office:value-type="string" calcext:value-type="string">
            <text:p>WANIA DALV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927.88" calcext:value-type="float">
            <text:p>R$13.927,88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223.78" calcext:value-type="float">
            <text:p>R$17.223,78 </text:p>
          </table:table-cell>
          <table:table-cell table:style-name="ce6" office:value-type="float" office:value="-1446.28" calcext:value-type="float">
            <text:p>(R$1.446,28)</text:p>
          </table:table-cell>
          <table:table-cell table:style-name="ce6" office:value-type="float" office:value="-3442.81" calcext:value-type="float">
            <text:p>(R$3.442,8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89.09" calcext:value-type="float">
            <text:p>(R$4.889,09)</text:p>
          </table:table-cell>
          <table:table-cell table:style-name="ce6" office:value-type="float" office:value="12334.69" calcext:value-type="float">
            <text:p>R$12.334,6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261" calcext:value-type="float">
            <text:p>3261</text:p>
          </table:table-cell>
          <table:table-cell table:style-name="ce3" office:value-type="string" calcext:value-type="string">
            <text:p>WASHINGTON HIDEO SAKAI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-797.72" calcext:value-type="float">
            <text:p>(R$797,72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797.72" calcext:value-type="float">
            <text:p>(R$797,72)</text:p>
          </table:table-cell>
          <table:table-cell table:style-name="ce6" office:value-type="float" office:value="12489.79" calcext:value-type="float">
            <text:p>R$12.489,7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5238" calcext:value-type="float">
            <text:p>5238</text:p>
          </table:table-cell>
          <table:table-cell table:style-name="ce3" office:value-type="string" calcext:value-type="string">
            <text:p>WASHINGTON LUIZ FERREIRA DOURADO</text:p>
          </table:table-cell>
          <table:table-cell table:style-name="ce4" office:value-type="string" calcext:value-type="string">
            <text:p>ANALISTA DO MPU/CLÍNICA MÉDICA</text:p>
          </table:table-cell>
          <table:table-cell table:style-name="ce6" office:value-type="float" office:value="20703.54" calcext:value-type="float">
            <text:p>R$20.703,54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0703.54" calcext:value-type="float">
            <text:p>R$20.703,54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73.87" calcext:value-type="float">
            <text:p>(R$4.273,8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273.87" calcext:value-type="float">
            <text:p>(R$4.273,87)</text:p>
          </table:table-cell>
          <table:table-cell table:style-name="ce6" office:value-type="float" office:value="16429.67" calcext:value-type="float">
            <text:p>R$16.429,6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2854" calcext:value-type="float">
            <text:p>2854</text:p>
          </table:table-cell>
          <table:table-cell table:style-name="ce3" office:value-type="string" calcext:value-type="string">
            <text:p>WEDINA SANDRA COND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015.68" calcext:value-type="float">
            <text:p>R$12.015,68 </text:p>
          </table:table-cell>
          <table:table-cell table:style-name="ce6" office:value-type="float" office:value="1613.97" calcext:value-type="float">
            <text:p>R$1.613,9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629.65" calcext:value-type="float">
            <text:p>R$13.629,65 </text:p>
          </table:table-cell>
          <table:table-cell table:style-name="ce6" office:value-type="float" office:value="-853.25" calcext:value-type="float">
            <text:p>(R$853,25)</text:p>
          </table:table-cell>
          <table:table-cell table:style-name="ce6" office:value-type="float" office:value="-2041.77" calcext:value-type="float">
            <text:p>(R$2.041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895.02" calcext:value-type="float">
            <text:p>(R$2.895,02)</text:p>
          </table:table-cell>
          <table:table-cell table:style-name="ce6" office:value-type="float" office:value="10734.63" calcext:value-type="float">
            <text:p>R$10.734,6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12120" calcext:value-type="float">
            <text:p>12120</text:p>
          </table:table-cell>
          <table:table-cell table:style-name="ce3" office:value-type="string" calcext:value-type="string">
            <text:p>WILLIAM ROBERTO GOMES SOARE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2253.19" calcext:value-type="float">
            <text:p>R$12.253,1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2253.19" calcext:value-type="float">
            <text:p>R$12.253,19 </text:p>
          </table:table-cell>
          <table:table-cell table:style-name="ce6" office:value-type="float" office:value="-647.74" calcext:value-type="float">
            <text:p>(R$647,74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647.74" calcext:value-type="float">
            <text:p>(R$647,74)</text:p>
          </table:table-cell>
          <table:table-cell table:style-name="ce6" office:value-type="float" office:value="11605.45" calcext:value-type="float">
            <text:p>R$11.605,4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GO</text:p>
          </table:table-cell>
          <table:table-cell table:style-name="ce4" office:value-type="float" office:value="2199" calcext:value-type="float">
            <text:p>2199</text:p>
          </table:table-cell>
          <table:table-cell table:style-name="ce3" office:value-type="string" calcext:value-type="string">
            <text:p>WILMA DOS REIS CALCAD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8892.86" calcext:value-type="float">
            <text:p>R$18.892,86 </text:p>
          </table:table-cell>
          <table:table-cell table:style-name="ce6" office:value-type="float" office:value="4726.7" calcext:value-type="float">
            <text:p>R$4.726,7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619.56" calcext:value-type="float">
            <text:p>R$23.619,56 </text:p>
          </table:table-cell>
          <table:table-cell table:style-name="ce6" office:value-type="float" office:value="-2501.59" calcext:value-type="float">
            <text:p>(R$2.501,59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501.59" calcext:value-type="float">
            <text:p>(R$2.501,59)</text:p>
          </table:table-cell>
          <table:table-cell table:style-name="ce6" office:value-type="float" office:value="21117.97" calcext:value-type="float">
            <text:p>R$21.117,9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3176" calcext:value-type="float">
            <text:p>3176</text:p>
          </table:table-cell>
          <table:table-cell table:style-name="ce3" office:value-type="string" calcext:value-type="string">
            <text:p>WILSON MAZZOLA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3287.51" calcext:value-type="float">
            <text:p>R$13.287,51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3914.68" calcext:value-type="float">
            <text:p>R$13.914,68 </text:p>
          </table:table-cell>
          <table:table-cell table:style-name="ce6" office:value-type="float" office:value="-900.28" calcext:value-type="float">
            <text:p>(R$900,28)</text:p>
          </table:table-cell>
          <table:table-cell table:style-name="ce6" office:value-type="float" office:value="-2107.22" calcext:value-type="float">
            <text:p>(R$2.107,22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007.5" calcext:value-type="float">
            <text:p>(R$3.007,50)</text:p>
          </table:table-cell>
          <table:table-cell table:style-name="ce6" office:value-type="float" office:value="10907.18" calcext:value-type="float">
            <text:p>R$10.907,1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925" calcext:value-type="float">
            <text:p>4925</text:p>
          </table:table-cell>
          <table:table-cell table:style-name="ce3" office:value-type="string" calcext:value-type="string">
            <text:p>WILSON NORIO AKAZAKI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394.24" calcext:value-type="float">
            <text:p>R$13.394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217.37" calcext:value-type="float">
            <text:p>R$15.217,37 </text:p>
          </table:table-cell>
          <table:table-cell table:style-name="ce6" office:value-type="float" office:value="-1115.23" calcext:value-type="float">
            <text:p>(R$1.115,23)</text:p>
          </table:table-cell>
          <table:table-cell table:style-name="ce6" office:value-type="float" office:value="-2982.08" calcext:value-type="float">
            <text:p>(R$2.982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097.31" calcext:value-type="float">
            <text:p>(R$4.097,31)</text:p>
          </table:table-cell>
          <table:table-cell table:style-name="ce6" office:value-type="float" office:value="11120.06" calcext:value-type="float">
            <text:p>R$11.120,0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3663" calcext:value-type="float">
            <text:p>3663</text:p>
          </table:table-cell>
          <table:table-cell table:style-name="ce3" office:value-type="string" calcext:value-type="string">
            <text:p>WILSON SANTIAGO DA SILVA</text:p>
          </table:table-cell>
          <table:table-cell table:style-name="ce4" office:value-type="string" calcext:value-type="string">
            <text:p>ANALISTA DE CONTROLE INTERNO</text:p>
          </table:table-cell>
          <table:table-cell table:style-name="ce6" office:value-type="float" office:value="23026.78" calcext:value-type="float">
            <text:p>R$23.026,78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026.78" calcext:value-type="float">
            <text:p>R$23.026,78 </text:p>
          </table:table-cell>
          <table:table-cell table:style-name="ce6" office:value-type="float" office:value="-2403.78" calcext:value-type="float">
            <text:p>(R$2.403,78)</text:p>
          </table:table-cell>
          <table:table-cell table:style-name="ce6" office:value-type="float" office:value="-4251.73" calcext:value-type="float">
            <text:p>(R$4.251,7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655.51" calcext:value-type="float">
            <text:p>(R$6.655,51)</text:p>
          </table:table-cell>
          <table:table-cell table:style-name="ce6" office:value-type="float" office:value="16371.27" calcext:value-type="float">
            <text:p>R$16.371,2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49" calcext:value-type="float">
            <text:p>4549</text:p>
          </table:table-cell>
          <table:table-cell table:style-name="ce3" office:value-type="string" calcext:value-type="string">
            <text:p>WILSON VELECI DA SILV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6506.72" calcext:value-type="float">
            <text:p>R$16.506,72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6506.72" calcext:value-type="float">
            <text:p>R$16.506,72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3.34" calcext:value-type="float">
            <text:p>(R$3.643,3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643.34" calcext:value-type="float">
            <text:p>(R$3.643,34)</text:p>
          </table:table-cell>
          <table:table-cell table:style-name="ce6" office:value-type="float" office:value="12863.38" calcext:value-type="float">
            <text:p>R$12.863,38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M-JUIZ FORA</text:p>
          </table:table-cell>
          <table:table-cell table:style-name="ce4" office:value-type="float" office:value="4807" calcext:value-type="float">
            <text:p>4807</text:p>
          </table:table-cell>
          <table:table-cell table:style-name="ce3" office:value-type="string" calcext:value-type="string">
            <text:p>YARA ALVES BARBOS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7470.88" calcext:value-type="float">
            <text:p>R$7.470,88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8929.38" calcext:value-type="float">
            <text:p>R$8.929,38 </text:p>
          </table:table-cell>
          <table:table-cell table:style-name="ce6" office:value-type="float" office:value="-165.79" calcext:value-type="float">
            <text:p>(R$165,79)</text:p>
          </table:table-cell>
          <table:table-cell table:style-name="ce6" office:value-type="float" office:value="-990.39" calcext:value-type="float">
            <text:p>(R$990,3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156.18" calcext:value-type="float">
            <text:p>(R$1.156,18)</text:p>
          </table:table-cell>
          <table:table-cell table:style-name="ce6" office:value-type="float" office:value="7773.2" calcext:value-type="float">
            <text:p>R$7.773,2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330" calcext:value-type="float">
            <text:p>2330</text:p>
          </table:table-cell>
          <table:table-cell table:style-name="ce3" office:value-type="string" calcext:value-type="string">
            <text:p>YARA DE ALMEIDA MASSARIOL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460.95" calcext:value-type="float">
            <text:p>R$13.460,95 </text:p>
          </table:table-cell>
          <table:table-cell table:style-name="ce6" office:value-type="float" office:value="1458.5" calcext:value-type="float">
            <text:p>R$1.458,5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4919.45" calcext:value-type="float">
            <text:p>R$14.919,45 </text:p>
          </table:table-cell>
          <table:table-cell table:style-name="ce6" office:value-type="float" office:value="-1066.07" calcext:value-type="float">
            <text:p>(R$1.066,07)</text:p>
          </table:table-cell>
          <table:table-cell table:style-name="ce6" office:value-type="float" office:value="-2390.08" calcext:value-type="float">
            <text:p>(R$2.390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456.15" calcext:value-type="float">
            <text:p>(R$3.456,15)</text:p>
          </table:table-cell>
          <table:table-cell table:style-name="ce6" office:value-type="float" office:value="11463.3" calcext:value-type="float">
            <text:p>R$11.463,3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13" calcext:value-type="float">
            <text:p>9313</text:p>
          </table:table-cell>
          <table:table-cell table:style-name="ce3" office:value-type="string" calcext:value-type="string">
            <text:p>YARA GUANAES NEIVA MARTIN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981.24" calcext:value-type="float">
            <text:p>R$13.981,2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804.37" calcext:value-type="float">
            <text:p>R$15.804,37 </text:p>
          </table:table-cell>
          <table:table-cell table:style-name="ce6" office:value-type="float" office:value="-1212.08" calcext:value-type="float">
            <text:p>(R$1.212,08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12.08" calcext:value-type="float">
            <text:p>(R$1.212,08)</text:p>
          </table:table-cell>
          <table:table-cell table:style-name="ce6" office:value-type="float" office:value="14592.29" calcext:value-type="float">
            <text:p>R$14.592,29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3ª REGIÃO</text:p>
          </table:table-cell>
          <table:table-cell table:style-name="ce4" office:value-type="float" office:value="2970" calcext:value-type="float">
            <text:p>2970</text:p>
          </table:table-cell>
          <table:table-cell table:style-name="ce3" office:value-type="string" calcext:value-type="string">
            <text:p>YONE MARIA DE OLIVEIRA PAIVA</text:p>
          </table:table-cell>
          <table:table-cell table:style-name="ce4" office:value-type="string" calcext:value-type="string">
            <text:p>ANALISTA DE BIBLIOTECONOMIA</text:p>
          </table:table-cell>
          <table:table-cell table:style-name="ce6" office:value-type="float" office:value="21801.02" calcext:value-type="float">
            <text:p>R$21.801,02 </text:p>
          </table:table-cell>
          <table:table-cell table:style-name="ce6" office:value-type="float" office:value="4277.74" calcext:value-type="float">
            <text:p>R$4.277,74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6078.76" calcext:value-type="float">
            <text:p>R$26.078,76 </text:p>
          </table:table-cell>
          <table:table-cell table:style-name="ce6" office:value-type="float" office:value="-2907.36" calcext:value-type="float">
            <text:p>(R$2.907,36)</text:p>
          </table:table-cell>
          <table:table-cell table:style-name="ce6" office:value-type="float" office:value="-4952.54" calcext:value-type="float">
            <text:p>(R$4.952,54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7859.9" calcext:value-type="float">
            <text:p>(R$7.859,90)</text:p>
          </table:table-cell>
          <table:table-cell table:style-name="ce6" office:value-type="float" office:value="18218.86" calcext:value-type="float">
            <text:p>R$18.218,8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3666" calcext:value-type="float">
            <text:p>3666</text:p>
          </table:table-cell>
          <table:table-cell table:style-name="ce3" office:value-type="string" calcext:value-type="string">
            <text:p>YONE URSULA BOCHANOSKI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2326.96" calcext:value-type="float">
            <text:p>R$12.326,96 </text:p>
          </table:table-cell>
          <table:table-cell table:style-name="ce6" office:value-type="float" office:value="627.17" calcext:value-type="float">
            <text:p>R$627,1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2954.13" calcext:value-type="float">
            <text:p>R$12.954,13 </text:p>
          </table:table-cell>
          <table:table-cell table:style-name="ce6" office:value-type="float" office:value="-749.38" calcext:value-type="float">
            <text:p>(R$749,38)</text:p>
          </table:table-cell>
          <table:table-cell table:style-name="ce6" office:value-type="float" office:value="-1936.71" calcext:value-type="float">
            <text:p>(R$1.936,71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2686.09" calcext:value-type="float">
            <text:p>(R$2.686,09)</text:p>
          </table:table-cell>
          <table:table-cell table:style-name="ce6" office:value-type="float" office:value="10268.04" calcext:value-type="float">
            <text:p>R$10.268,0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R</text:p>
          </table:table-cell>
          <table:table-cell table:style-name="ce4" office:value-type="float" office:value="4199" calcext:value-type="float">
            <text:p>4199</text:p>
          </table:table-cell>
          <table:table-cell table:style-name="ce3" office:value-type="string" calcext:value-type="string">
            <text:p>YOSHIE MATSUZAK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3269.09" calcext:value-type="float">
            <text:p>R$23.269,0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3269.09" calcext:value-type="float">
            <text:p>R$23.269,0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02.99" calcext:value-type="float">
            <text:p>(R$5.502,9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5502.99" calcext:value-type="float">
            <text:p>(R$5.502,99)</text:p>
          </table:table-cell>
          <table:table-cell table:style-name="ce6" office:value-type="float" office:value="17766.1" calcext:value-type="float">
            <text:p>R$17.766,1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4440" calcext:value-type="float">
            <text:p>4440</text:p>
          </table:table-cell>
          <table:table-cell table:style-name="ce3" office:value-type="string" calcext:value-type="string">
            <text:p>YVONETE OLIVEIRA DE BARROS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3874.51" calcext:value-type="float">
            <text:p>R$13.874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5697.64" calcext:value-type="float">
            <text:p>R$15.697,64 </text:p>
          </table:table-cell>
          <table:table-cell table:style-name="ce6" office:value-type="float" office:value="-1194.47" calcext:value-type="float">
            <text:p>(R$1.194,47)</text:p>
          </table:table-cell>
          <table:table-cell table:style-name="ce6" office:value-type="float" office:value="-2568.77" calcext:value-type="float">
            <text:p>(R$2.568,77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763.24" calcext:value-type="float">
            <text:p>(R$3.763,24)</text:p>
          </table:table-cell>
          <table:table-cell table:style-name="ce6" office:value-type="float" office:value="11934.4" calcext:value-type="float">
            <text:p>R$11.934,40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6696" calcext:value-type="float">
            <text:p>6696</text:p>
          </table:table-cell>
          <table:table-cell table:style-name="ce3" office:value-type="string" calcext:value-type="string">
            <text:p>ZAIRA CRISTINA DA SILVA RIBEIRO</text:p>
          </table:table-cell>
          <table:table-cell table:style-name="ce4" office:value-type="string" calcext:value-type="string">
            <text:p>ANALISTA DO MPU/BIBLIOTECONOMIA</text:p>
          </table:table-cell>
          <table:table-cell table:style-name="ce6" office:value-type="float" office:value="21844.8" calcext:value-type="float">
            <text:p>R$21.844,80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1844.8" calcext:value-type="float">
            <text:p>R$21.844,80 </text:p>
          </table:table-cell>
          <table:table-cell table:style-name="ce6" office:value-type="float" office:value="-2208.75" calcext:value-type="float">
            <text:p>(R$2.208,75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2208.75" calcext:value-type="float">
            <text:p>(R$2.208,75)</text:p>
          </table:table-cell>
          <table:table-cell table:style-name="ce6" office:value-type="float" office:value="19636.05" calcext:value-type="float">
            <text:p>R$19.636,0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J</text:p>
          </table:table-cell>
          <table:table-cell table:style-name="ce4" office:value-type="float" office:value="7658" calcext:value-type="float">
            <text:p>7658</text:p>
          </table:table-cell>
          <table:table-cell table:style-name="ce3" office:value-type="string" calcext:value-type="string">
            <text:p>ZAIRA DE SOUZA COSTA CONCEICAO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0612.35" calcext:value-type="float">
            <text:p>R$10.612,35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10612.35" calcext:value-type="float">
            <text:p>R$10.612,35 </text:p>
          </table:table-cell>
          <table:table-cell table:style-name="ce6" office:value-type="float" office:value="-409.82" calcext:value-type="float">
            <text:p>(R$409,82)</text:p>
          </table:table-cell>
          <table:table-cell table:style-name="ce6" office:value-type="float" office:value="-1386.1" calcext:value-type="float">
            <text:p>(R$1.386,10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1795.92" calcext:value-type="float">
            <text:p>(R$1.795,92)</text:p>
          </table:table-cell>
          <table:table-cell table:style-name="ce6" office:value-type="float" office:value="8816.43" calcext:value-type="float">
            <text:p>R$8.816,4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577" calcext:value-type="float">
            <text:p>4577</text:p>
          </table:table-cell>
          <table:table-cell table:style-name="ce3" office:value-type="string" calcext:value-type="string">
            <text:p>ZANONI BARBOSA JUNIOR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22986.39" calcext:value-type="float">
            <text:p>R$22.986,39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22986.39" calcext:value-type="float">
            <text:p>R$22.986,39 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91.88" calcext:value-type="float">
            <text:p>(R$4.791,8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791.88" calcext:value-type="float">
            <text:p>(R$4.791,88)</text:p>
          </table:table-cell>
          <table:table-cell table:style-name="ce6" office:value-type="float" office:value="18194.51" calcext:value-type="float">
            <text:p>R$18.194,51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R5ª REGIÃO</text:p>
          </table:table-cell>
          <table:table-cell table:style-name="ce4" office:value-type="float" office:value="5126" calcext:value-type="float">
            <text:p>5126</text:p>
          </table:table-cell>
          <table:table-cell table:style-name="ce3" office:value-type="string" calcext:value-type="string">
            <text:p>ZELIA MARIA MONTEIRO</text:p>
          </table:table-cell>
          <table:table-cell table:style-name="ce4" office:value-type="string" calcext:value-type="string">
            <text:p>ANALISTA ADMINISTRATIVO</text:p>
          </table:table-cell>
          <table:table-cell table:style-name="ce6" office:value-type="float" office:value="21932.35" calcext:value-type="float">
            <text:p>R$21.932,35 </text:p>
          </table:table-cell>
          <table:table-cell table:style-name="ce6" office:value-type="float" office:value="1418.01" calcext:value-type="float">
            <text:p>R$1.418,01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23350.36" calcext:value-type="float">
            <text:p>R$23.350,36 </text:p>
          </table:table-cell>
          <table:table-cell table:style-name="ce6" office:value-type="float" office:value="-2457.17" calcext:value-type="float">
            <text:p>(R$2.457,17)</text:p>
          </table:table-cell>
          <table:table-cell table:style-name="ce6" office:value-type="float" office:value="-4326.03" calcext:value-type="float">
            <text:p>(R$4.326,03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6783.2" calcext:value-type="float">
            <text:p>(R$6.783,20)</text:p>
          </table:table-cell>
          <table:table-cell table:style-name="ce6" office:value-type="float" office:value="16567.16" calcext:value-type="float">
            <text:p>R$16.567,16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54" calcext:value-type="float">
            <text:p>2254</text:p>
          </table:table-cell>
          <table:table-cell table:style-name="ce3" office:value-type="string" calcext:value-type="string">
            <text:p>ZELIA PINHEIRO DE MIRANDA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461.51" calcext:value-type="float">
            <text:p>R$14.461,51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284.64" calcext:value-type="float">
            <text:p>R$16.284,64 </text:p>
          </table:table-cell>
          <table:table-cell table:style-name="ce6" office:value-type="float" office:value="-1291.33" calcext:value-type="float">
            <text:p>(R$1.291,33)</text:p>
          </table:table-cell>
          <table:table-cell table:style-name="ce6" office:value-type="float" office:value="-2703.56" calcext:value-type="float">
            <text:p>(R$2.703,56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3994.89" calcext:value-type="float">
            <text:p>(R$3.994,89)</text:p>
          </table:table-cell>
          <table:table-cell table:style-name="ce6" office:value-type="float" office:value="12289.75" calcext:value-type="float">
            <text:p>R$12.289,75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RS</text:p>
          </table:table-cell>
          <table:table-cell table:style-name="ce4" office:value-type="float" office:value="4665" calcext:value-type="float">
            <text:p>4665</text:p>
          </table:table-cell>
          <table:table-cell table:style-name="ce3" office:value-type="string" calcext:value-type="string">
            <text:p>ZELMA ZULMIRA KNEVITZ</text:p>
          </table:table-cell>
          <table:table-cell table:style-name="ce4" office:value-type="string" calcext:value-type="string">
            <text:p>TECNICO DO MPU/APOIO TECNICO-ADMINISTRATIVO/ADMINISTRACAO</text:p>
          </table:table-cell>
          <table:table-cell table:style-name="ce6" office:value-type="float" office:value="15045.94" calcext:value-type="float">
            <text:p>R$15.045,94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869.07" calcext:value-type="float">
            <text:p>R$16.869,07 </text:p>
          </table:table-cell>
          <table:table-cell table:style-name="ce6" office:value-type="float" office:value="-1387.76" calcext:value-type="float">
            <text:p>(R$1.387,76)</text:p>
          </table:table-cell>
          <table:table-cell table:style-name="ce6" office:value-type="float" office:value="-3257.08" calcext:value-type="float">
            <text:p>(R$3.257,08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644.84" calcext:value-type="float">
            <text:p>(R$4.644,84)</text:p>
          </table:table-cell>
          <table:table-cell table:style-name="ce6" office:value-type="float" office:value="12224.23" calcext:value-type="float">
            <text:p>R$12.224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9318" calcext:value-type="float">
            <text:p>9318</text:p>
          </table:table-cell>
          <table:table-cell table:style-name="ce3" office:value-type="string" calcext:value-type="string">
            <text:p>ZEZILDA DA COSTA CORREA LEITE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4301.42" calcext:value-type="float">
            <text:p>R$14.301,42 </text:p>
          </table:table-cell>
          <table:table-cell table:style-name="ce6" office:value-type="float" office:value="1823.13" calcext:value-type="float">
            <text:p>R$1.823,13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124.55" calcext:value-type="float">
            <text:p>R$16.124,55 </text:p>
          </table:table-cell>
          <table:table-cell table:style-name="ce6" office:value-type="float" office:value="-1264.91" calcext:value-type="float">
            <text:p>(R$1.264,91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264.91" calcext:value-type="float">
            <text:p>(R$1.264,91)</text:p>
          </table:table-cell>
          <table:table-cell table:style-name="ce6" office:value-type="float" office:value="14859.64" calcext:value-type="float">
            <text:p>R$14.859,64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GR</text:p>
          </table:table-cell>
          <table:table-cell table:style-name="ce4" office:value-type="float" office:value="4695" calcext:value-type="float">
            <text:p>4695</text:p>
          </table:table-cell>
          <table:table-cell table:style-name="ce3" office:value-type="string" calcext:value-type="string">
            <text:p>ZILDA WAHRENDORFF CALDAS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13714.42" calcext:value-type="float">
            <text:p>R$13.714,42 </text:p>
          </table:table-cell>
          <table:table-cell table:style-name="ce6" office:value-type="float" office:value="3295.9" calcext:value-type="float">
            <text:p>R$3.295,90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7010.32" calcext:value-type="float">
            <text:p>R$17.010,32 </text:p>
          </table:table-cell>
          <table:table-cell table:style-name="ce6" office:value-type="float" office:value="-1411.06" calcext:value-type="float">
            <text:p>(R$1.411,06)</text:p>
          </table:table-cell>
          <table:table-cell table:style-name="ce6" office:value-type="float" office:value="-3393.79" calcext:value-type="float">
            <text:p>(R$3.393,79)</text:p>
          </table:table-cell>
          <table:table-cell table:style-name="ce6" office:value-type="float" office:value="0" calcext:value-type="float">
            <text:p>R$0,00 </text:p>
          </table:table-cell>
          <table:table-cell table:style-name="ce6" office:value-type="float" office:value="-4804.85" calcext:value-type="float">
            <text:p>(R$4.804,85)</text:p>
          </table:table-cell>
          <table:table-cell table:style-name="ce6" office:value-type="float" office:value="12205.47" calcext:value-type="float">
            <text:p>R$12.205,47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PI</text:p>
          </table:table-cell>
          <table:table-cell table:style-name="ce4" office:value-type="float" office:value="8879" calcext:value-type="float">
            <text:p>8879</text:p>
          </table:table-cell>
          <table:table-cell table:style-name="ce3" office:value-type="string" calcext:value-type="string">
            <text:p>ZILVAN LIMA ALMENDRA</text:p>
          </table:table-cell>
          <table:table-cell table:style-name="ce4" office:value-type="string" calcext:value-type="string">
            <text:p>TÉCNICO DO MPU/ADMINISTRAÇÃO</text:p>
          </table:table-cell>
          <table:table-cell table:style-name="ce6" office:value-type="float" office:value="6662.23" calcext:value-type="float">
            <text:p>R$6.662,23 </text:p>
          </table:table-cell>
          <table:table-cell table:number-columns-repeated="7" table:style-name="ce6" office:value-type="float" office:value="0" calcext:value-type="float">
            <text:p>R$0,00 </text:p>
          </table:table-cell>
          <table:table-cell table:style-name="ce6" office:value-type="float" office:value="6662.23" calcext:value-type="float">
            <text:p>R$6.662,23 </text:p>
          </table:table-cell>
          <table:table-cell table:number-columns-repeated="4" table:style-name="ce6" office:value-type="float" office:value="0" calcext:value-type="float">
            <text:p>R$0,00 </text:p>
          </table:table-cell>
          <table:table-cell table:style-name="ce6" office:value-type="float" office:value="6662.23" calcext:value-type="float">
            <text:p>R$6.662,23 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PR-SP</text:p>
          </table:table-cell>
          <table:table-cell table:style-name="ce4" office:value-type="float" office:value="2237" calcext:value-type="float">
            <text:p>2237</text:p>
          </table:table-cell>
          <table:table-cell table:style-name="ce3" office:value-type="string" calcext:value-type="string">
            <text:p>ZULEIKA RODRIGUES DE CAMARGO</text:p>
          </table:table-cell>
          <table:table-cell table:style-name="ce4" office:value-type="string" calcext:value-type="string">
            <text:p>TECNICO ADMINISTRATIVO</text:p>
          </table:table-cell>
          <table:table-cell table:style-name="ce6" office:value-type="float" office:value="15419.48" calcext:value-type="float">
            <text:p>R$15.419,48 </text:p>
          </table:table-cell>
          <table:table-cell table:style-name="ce6" office:value-type="float" office:value="1093.87" calcext:value-type="float">
            <text:p>R$1.093,87 </text:p>
          </table:table-cell>
          <table:table-cell table:number-columns-repeated="6" table:style-name="ce6" office:value-type="float" office:value="0" calcext:value-type="float">
            <text:p>R$0,00 </text:p>
          </table:table-cell>
          <table:table-cell table:style-name="ce6" office:value-type="float" office:value="16513.35" calcext:value-type="float">
            <text:p>R$16.513,35 </text:p>
          </table:table-cell>
          <table:table-cell table:style-name="ce6" office:value-type="float" office:value="-1329.06" calcext:value-type="float">
            <text:p>(R$1.329,06)</text:p>
          </table:table-cell>
          <table:table-cell table:number-columns-repeated="2" table:style-name="ce6" office:value-type="float" office:value="0" calcext:value-type="float">
            <text:p>R$0,00 </text:p>
          </table:table-cell>
          <table:table-cell table:style-name="ce6" office:value-type="float" office:value="-1329.06" calcext:value-type="float">
            <text:p>(R$1.329,06)</text:p>
          </table:table-cell>
          <table:table-cell table:style-name="ce6" office:value-type="float" office:value="15184.29" calcext:value-type="float">
            <text:p>R$15.184,29 </text:p>
          </table:table-cell>
          <table:table-cell table:number-columns-repeated="995"/>
        </table:table-row>
        <table:table-row table:style-name="ro3" table:number-rows-repeated="1046706">
          <table:table-cell table:number-columns-repeated="1013"/>
        </table:table-row>
        <table:table-row table:style-name="ro4" table:number-rows-repeated="43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Mozart Reports" table:style-name="ta2">
        <table:table-column table:style-name="co18" table:number-columns-repeated="1024" table:default-cell-style-name="Default"/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A4BD55729D4602693B749E85D6C16DB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&lt;mi app="e" ver="19"&gt;</text:p>
            <text:p> &lt;rsloc guid="A4BD55729D4602693B749E85D6C16DBE"&gt;&lt;ri name="D002-Remuneracao" id="29724D458449321A228B60A32D78CB93" path="\Gestao de Pessoas\Objetos públicos\Relatórios\Publicados\D002-Contracheque - Remuneracao\D002-Remuneracao"&gt;&lt;ci ps="Export Engine" srv="svlp-mstris01" prj="Gestao de Pessoas" prjid="81BD4DC611E0DD6009B100802FA7E74F" li="Sgpti" am="s" /&gt;&lt;lu ut="4/10/2024 4:13:41 PM" si="" msgID="" /&gt;&lt;/ri&gt;&lt;do chartas="" pa="0" ct="x" c3="1" cfmt="1" fmt="1" saf="0" afg="1" rafg="1" cwd="1" ab="1" af="1" om="0" ag="0" hs="1" ks="0" lck="0" ppt="1" wpt="1" dcom="0"&gt;&lt;details dbit="6851741490" dsel="39" /&gt; &lt;/do&gt;&lt;export pgopt="ALL" lyopt="CURRENT"/&gt;&lt;pgs&gt;&lt;pg rows="1451" cols="29" nrr="0" nrc="0"&gt;&lt;pg&gt;&lt;attEl aen="Layout" aeid="K3" aedn="Layout 1"/&gt;&lt;/pg&gt;&lt;bls&gt;&lt;bl sr="-1" sc="-1" rfetch="0" cfetch="0" posid="1"&gt;&lt;excel&gt;&lt;epo ews="D002-Remuneracao" ece="A1" ptn="" rows="1451" cols="29" /&gt;&lt;esdo ews="" ece="" ptn="" /&gt;&lt;/excel&gt;&lt;/bl&gt;&lt;/bls&gt;&lt;/pg&gt;&lt;/pgs&gt;&lt;/rsloc&gt; &lt;/mi&gt;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54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19:35.4037099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zart_20_Reports" style:display-name="PageStyle_Mozart Repor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002-Remuneracao" style:display-name="PageStyle_D002-Remuneraca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09T10:24:38.460718256</dc:date>
    <meta:editing-duration>PT5M21S</meta:editing-duration>
    <meta:editing-cycles>3</meta:editing-cycles>
    <meta:document-statistic meta:table-count="2" meta:cell-count="25779" meta:object-count="0"/>
  </office:meta>
</office:document-meta>
</file>